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row table:style-name="ro1">
          <table:table-cell table:style-name="Default" office:value-type="string" calcext:value-type="string">
            <text:p>links</text:p>
          </table:table-cell>
        </table:table-row>
        <table:table-row table:style-name="ro2">
          <table:table-cell table:style-name="ce1" office:value-type="string" calcext:value-type="string">
            <text:p><text:a xlink:href="https://bit.ly/3sFuhrg" xlink:type="simple">https://bit.ly/3sFuhrg</text:a></text:p>
          </table:table-cell>
        </table:table-row>
        <table:table-row table:style-name="ro1">
          <table:table-cell table:style-name="Default" office:value-type="string" calcext:value-type="string">
            <text:p>https://www.campogrande.ms.gov.br/cgnoticias/noticia/campanha-de-vacinacao-antirrabica-comeca-nesta-terca-feira-na-capital/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Ucz1t" xlink:type="simple">https://bit.ly/3lUcz1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4FlsE" xlink:type="simple">https://bit.ly/3g4Fls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7mn4w" xlink:type="simple">https://bit.ly/3g7mn4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jQ0UY" xlink:type="simple">https://bit.ly/3sjQ0U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6uVwh" xlink:type="simple">https://bit.ly/3m6uVw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S1lk8" xlink:type="simple">https://bit.ly/3CS1lk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QiZwL" xlink:type="simple">https://bit.ly/3iQiZw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S8u1s" xlink:type="simple">https://bit.ly/3yS8u1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VYr6y4" xlink:type="simple">https://bit.ly/2VYr6y4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XetAG" xlink:type="simple">https://bit.ly/3xXetA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VZwgKA" xlink:type="simple">https://bit.ly/2VZwgK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W3co8Z" xlink:type="simple">https://bit.ly/2W3co8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OK21z" xlink:type="simple">https://bit.ly/3AOK21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r0wdq" xlink:type="simple">https://bit.ly/3sr0wd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UnKwMq" xlink:type="simple">https://bit.ly/2UnKwM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PPwTA" xlink:type="simple">https://bit.ly/3iPPwT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6gi9P" xlink:type="simple">https://bit.ly/3k6gi9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bubSO" xlink:type="simple">https://bit.ly/3gbubS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zZZud" xlink:type="simple">https://bit.ly/2XzZZu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XaRQH" xlink:type="simple">https://bit.ly/3yXaRQ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erwYv" xlink:type="simple">https://bit.ly/3gerwY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ATuA48" xlink:type="simple">https://glo.bo/3ATuA4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aAaIW" xlink:type="simple">https://bit.ly/3kaAaI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xWIRvg" xlink:type="simple">https://glo.bo/3xWIRv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ZhoJ4" xlink:type="simple">https://bit.ly/3xZhoJ4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7QGDmf" xlink:type="simple">https://bit.ly/37QGDm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sTTvu" xlink:type="simple">https://bit.ly/2XsTTv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dyahT" xlink:type="simple">https://bit.ly/3gdyah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Qwc0m" xlink:type="simple">https://bit.ly/3CQwc0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PmMQQ" xlink:type="simple">https://bit.ly/3APmMQ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2J2ZG" xlink:type="simple">https://bit.ly/3D2J2Z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tUqJd" xlink:type="simple">https://bit.ly/3stUqJ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VeMMB" xlink:type="simple">https://bit.ly/3xVeMM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5VBe6" xlink:type="simple">https://bit.ly/3k5VBe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tII1b" xlink:type="simple">https://bit.ly/3stII1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7YQNkQ" xlink:type="simple">https://bit.ly/37YQNk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7TlWX4" xlink:type="simple">https://bit.ly/37TlWX4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bX6Yb" xlink:type="simple">https://bit.ly/3kbX6Y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W1NC9r" xlink:type="simple">https://bit.ly/2W1NC9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W6qWFc" xlink:type="simple">https://bit.ly/2W6qWF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hRXAA" xlink:type="simple">https://bit.ly/3mhRXA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W5BNiv" xlink:type="simple">https://bit.ly/2W5BNi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W6JNQv" xlink:type="simple">https://bit.ly/2W6JNQ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iYib8" xlink:type="simple">https://bit.ly/3giYib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3CG9Z" xlink:type="simple">https://bit.ly/3z3CG9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jjzS5" xlink:type="simple">https://bit.ly/3gjjzS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6lKiX" xlink:type="simple">https://bit.ly/3z6lKi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kyE9O" xlink:type="simple">https://bit.ly/3mkyE9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9zd3s" xlink:type="simple">https://bit.ly/3k9zd3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6A65l" xlink:type="simple">https://bit.ly/3D6A65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7YwNyT" xlink:type="simple">https://bit.ly/37YwNy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D5jbx" xlink:type="simple">https://bit.ly/3sD5jb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yZfRj" xlink:type="simple">https://bit.ly/3syZfR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7HI5l" xlink:type="simple">https://bit.ly/3z7HI5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9G9yl" xlink:type="simple">https://bit.ly/3j9G9y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cxzxT" xlink:type="simple">https://bit.ly/3kcxzx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7FanS" xlink:type="simple">https://bit.ly/3z7Fan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8WxH1" xlink:type="simple">https://bit.ly/3D8WxH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7Rtmt" xlink:type="simple">https://bit.ly/3D7Rtm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6WVxM" xlink:type="simple">https://bit.ly/3j6WVx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dtf7N" xlink:type="simple">https://bit.ly/3zdtf7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o36mM" xlink:type="simple">https://bit.ly/3zo36m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jJdHf" xlink:type="simple">https://bit.ly/3kjJdH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qUBA7" xlink:type="simple">https://bit.ly/3gqUBA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7sOvQ" xlink:type="simple">https://bit.ly/3z7sOv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FOv3K" xlink:type="simple">https://bit.ly/3sFOv3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WnD2Kg" xlink:type="simple">https://bit.ly/2WnD2K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sQfdH6" xlink:type="simple">https://glo.bo/3sQfdH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p3kmk" xlink:type="simple">https://bit.ly/3gp3km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MCTQZ" xlink:type="simple">https://bit.ly/2XMCTQ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9vlAe" xlink:type="simple">https://bit.ly/3j9vlA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87D37w" xlink:type="simple">https://bit.ly/387D37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KXhgX" xlink:type="simple">https://bit.ly/3sKXhg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WeNVOQ" xlink:type="simple">https://bit.ly/2WeNVO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htj6J" xlink:type="simple">https://bit.ly/3zhtj6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dv2nZ" xlink:type="simple">https://bit.ly/3jdv2n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lWgIh" xlink:type="simple">https://bit.ly/3klWgI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uLFJS" xlink:type="simple">https://bit.ly/3guLFJ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UL9yoX" xlink:type="simple">https://bit.ly/2UL9yo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Fpz99" xlink:type="simple">https://bit.ly/3kFpz9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jQfRs" xlink:type="simple">https://bit.ly/3yjQfR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hMs2B" xlink:type="simple">https://bit.ly/3jhMs2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cwBZu" xlink:type="simple">https://bit.ly/3BcwBZ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gtXC4" xlink:type="simple">https://bit.ly/3BgtXC4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vdhQe" xlink:type="simple">https://bit.ly/3kvdhQ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QHSf5" xlink:type="simple">https://bit.ly/3sQHSf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BBjfs" xlink:type="simple">https://bit.ly/3mBBjf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Xbqry" xlink:type="simple">https://bit.ly/3sXbqr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oJ3U6" xlink:type="simple">https://bit.ly/3yoJ3U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r88c4" xlink:type="simple">https://bit.ly/3kr88c4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lJ0vZ" xlink:type="simple">https://bit.ly/3DlJ0v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Y1klNa" xlink:type="simple">https://bit.ly/2Y1klN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sjjkP" xlink:type="simple">https://bit.ly/3ksjjk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XVhrG" xlink:type="simple">https://bit.ly/3DXVhr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c9FcM" xlink:type="simple">https://bit.ly/3Bc9Fc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tM5By" xlink:type="simple">https://bit.ly/3ktM5B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hSiYe" xlink:type="simple">https://bit.ly/3BhSiY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Y6UTpH" xlink:type="simple">https://bit.ly/2Y6UTp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Y6UTpH" xlink:type="simple">https://bit.ly/2Y6UTp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Y3EJxd" xlink:type="simple">https://bit.ly/2Y3EJx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pFMFw" xlink:type="simple">https://bit.ly/3zpFMF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tDs08" xlink:type="simple">https://bit.ly/3ztDs0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n5Njd" xlink:type="simple">https://bit.ly/3jn5Nj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jYs9w" xlink:type="simple">https://bit.ly/3zjYs9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E1HkU" xlink:type="simple">https://bit.ly/3gE1Hk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Wu1YzB" xlink:type="simple">https://bit.ly/2Wu1Yz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AZf8K" xlink:type="simple">https://bit.ly/3DAZf8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8k40Vw" xlink:type="simple">https://bit.ly/38k40V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F5QsJ" xlink:type="simple">https://bit.ly/3mF5Qs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qPnWT" xlink:type="simple">https://bit.ly/3jqPnW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EuF5v" xlink:type="simple">https://bit.ly/3kEuF5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rIzxV" xlink:type="simple">https://bit.ly/3zrIzx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wljB6" xlink:type="simple">https://bit.ly/3DwljB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oK9en" xlink:type="simple">https://bit.ly/3joK9e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8slzCQ" xlink:type="simple">https://bit.ly/38slzC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qYaIh" xlink:type="simple">https://bit.ly/3jqYaI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UXkujp" xlink:type="simple">https://bit.ly/2UXkuj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oGTpv" xlink:type="simple">https://bit.ly/3BoGTp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EsD54" xlink:type="simple">https://bit.ly/3kEsD54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2ZS5V" xlink:type="simple">https://bit.ly/3t2ZS5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FDPBg" xlink:type="simple">https://bit.ly/3mFDPB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tOjar" xlink:type="simple">https://bit.ly/3ztOja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svjn6" xlink:type="simple">https://bit.ly/3jsvjn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wcPI3" xlink:type="simple">https://bit.ly/3zwcPI3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nRUZU" xlink:type="simple">https://bit.ly/3DnRUZ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gHeZNl" xlink:type="simple">https://glo.bo/3gHeZN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YeONn7" xlink:type="simple">https://bit.ly/2YeONn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1pgsX" xlink:type="simple">https://bit.ly/3t1pgs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PMtNB" xlink:type="simple">https://bit.ly/3mPMtN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JjKr0" xlink:type="simple">https://bit.ly/3kJjKr0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PSeH7" xlink:type="simple">https://bit.ly/3gPSeH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WLx0DF" xlink:type="simple">https://bit.ly/2WLx0D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uNHlp" xlink:type="simple">https://bit.ly/3BuNHl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usQ1v" xlink:type="simple">https://bit.ly/3BusQ1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PoSB5" xlink:type="simple">https://bit.ly/3BPoSB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gX9pF" xlink:type="simple">https://bit.ly/3tgX9p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7xOOM" xlink:type="simple">https://bit.ly/3t7xOO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GJPQ5" xlink:type="simple">https://bit.ly/3DGJPQ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N5DkH" xlink:type="simple">https://bit.ly/3kN5Dk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dfUui" xlink:type="simple">https://bit.ly/3tdfUu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FvD7C" xlink:type="simple">https://bit.ly/3zFvD7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VdIUp6" xlink:type="simple">https://bit.ly/2VdIUp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XKKSN" xlink:type="simple">https://bit.ly/3gXKKS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9AHyJ" xlink:type="simple">https://bit.ly/3t9AHy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F7c4T" xlink:type="simple">https://bit.ly/3jF7c4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cfDrp" xlink:type="simple">https://bit.ly/3tcfDr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HLuoG" xlink:type="simple">https://bit.ly/3DHLuo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IZU7X" xlink:type="simple">https://bit.ly/3DIZU7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L5huM" xlink:type="simple">https://bit.ly/3kL5hu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DLKH67" xlink:type="simple">https://glo.bo/3DLKH6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Yrzmbi" xlink:type="simple">https://bit.ly/2Yrzmb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LmZV8" xlink:type="simple">https://bit.ly/3zLmZV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8EppZP" xlink:type="simple">https://glo.bo/38EppZ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2ugww" xlink:type="simple">https://bit.ly/3n2ugw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Nlr6S" xlink:type="simple">https://bit.ly/3kNlr6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WOEy8r" xlink:type="simple">https://bit.ly/2WOEy8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eX8ma" xlink:type="simple">https://bit.ly/3teX8m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Viz7Y" xlink:type="simple">https://bit.ly/3kViz7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Yh85Io" xlink:type="simple">https://bit.ly/2Yh85I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ORWqa" xlink:type="simple">https://bit.ly/3yORWq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YtEBHw" xlink:type="simple">https://bit.ly/2YtEBH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jy90f" xlink:type="simple">https://bit.ly/3njy90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4dX25" xlink:type="simple">https://bit.ly/3n4dX2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Pj9u6" xlink:type="simple">https://bit.ly/3zPj9u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ZxRsk" xlink:type="simple">https://bit.ly/3kZxRs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VfO9o6" xlink:type="simple">https://bit.ly/2VfO9o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73oLx" xlink:type="simple">https://bit.ly/3n73oL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NqBF0" xlink:type="simple">https://bit.ly/3yNqBF0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2RJeq" xlink:type="simple">https://bit.ly/3l2RJe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2VvV7" xlink:type="simple">https://bit.ly/3l2VvV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6kedw" xlink:type="simple">https://bit.ly/3n6ked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4HaGw" xlink:type="simple">https://bit.ly/3h4HaG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O3TjT" xlink:type="simple">https://bit.ly/3DO3Tj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3VE2i" xlink:type="simple">https://bit.ly/2X3VE2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WRgaDv" xlink:type="simple">https://bit.ly/2WRgaD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NE6Qy" xlink:type="simple">https://bit.ly/3jNE6Q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Yr9TP3" xlink:type="simple">https://bit.ly/2Yr9TP3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Vinya0" xlink:type="simple">https://bit.ly/2Vinya0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kWFakx" xlink:type="simple">https://glo.bo/3kWFak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KE43Y" xlink:type="simple">https://bit.ly/3DKE43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WVXd1S" xlink:type="simple">https://bit.ly/2WVXd1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McGKT" xlink:type="simple">https://bit.ly/3jMcGK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XUoMI" xlink:type="simple">https://bit.ly/3zXUoM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MIyp1" xlink:type="simple">https://bit.ly/3BMIyp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cJhId" xlink:type="simple">https://bit.ly/3hcJhI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8OTCFO" xlink:type="simple">https://bit.ly/38OTCF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eItq2" xlink:type="simple">https://bit.ly/3neItq2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WxV10" xlink:type="simple">https://bit.ly/3yWxV10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Or1wH" xlink:type="simple">https://bit.ly/3BOr1w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OTAKn" xlink:type="simple">https://bit.ly/3BOTAK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UivMP" xlink:type="simple">https://bit.ly/3BUivM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WWKRXp" xlink:type="simple">https://bit.ly/2WWKRX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TB0e7" xlink:type="simple">https://bit.ly/3jTB0e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dW8dn" xlink:type="simple">https://bit.ly/3hdW8d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XO7Pw" xlink:type="simple">https://bit.ly/3yXO7P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U3yd2" xlink:type="simple">https://bit.ly/3zU3yd2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0Ghqt" xlink:type="simple">https://bit.ly/3C0Ghq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Wlle1" xlink:type="simple">https://bit.ly/3jWlle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ZLErz" xlink:type="simple">https://bit.ly/3DZLEr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ZaBBw" xlink:type="simple">https://bit.ly/3BZaBB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dRKid" xlink:type="simple">https://bit.ly/3ndRKi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k3Nqi" xlink:type="simple">https://bit.ly/3hk3Nq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1sHUs" xlink:type="simple">https://bit.ly/2X1sHU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jw6VX" xlink:type="simple">https://bit.ly/3hjw6V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XltiQ" xlink:type="simple">https://bit.ly/3zXlti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YmIsM" xlink:type="simple">https://bit.ly/3jYmIs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3fxzz" xlink:type="simple">https://bit.ly/3k3fxz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8WOHT2" xlink:type="simple">https://bit.ly/38WOHT2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iNPAx" xlink:type="simple">https://bit.ly/3niNPA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XOY6J" xlink:type="simple">https://bit.ly/3DXOY6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lmIVE" xlink:type="simple">https://bit.ly/3nlmIV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9DH1W" xlink:type="simple">https://bit.ly/2X9DH1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8U0Yb7" xlink:type="simple">https://bit.ly/38U0Yb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8X6FoD" xlink:type="simple">https://bit.ly/38X6Fo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fgoMQ" xlink:type="simple">https://bit.ly/3lfgoM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VvySQb" xlink:type="simple">https://bit.ly/2VvySQ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WZerX" xlink:type="simple">https://bit.ly/3yWZer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csE0y" xlink:type="simple">https://bit.ly/3lcsE0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8HRsc" xlink:type="simple">https://bit.ly/3E8HRs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ccbko" xlink:type="simple">https://bit.ly/2Xccbk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1KuYQ" xlink:type="simple">https://bit.ly/3z1KuY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YwH16" xlink:type="simple">https://bit.ly/3jYwH1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8T9eM" xlink:type="simple">https://bit.ly/2X8T9e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VwePkG" xlink:type="simple">https://bit.ly/2VwePk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jfGpE" xlink:type="simple">https://bit.ly/2XjfGp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5BfXA" xlink:type="simple">https://bit.ly/3z5BfX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0xSDm" xlink:type="simple">https://bit.ly/3C0xSD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mLkcK" xlink:type="simple">https://bit.ly/3hmLkc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iVd4v" xlink:type="simple">https://bit.ly/2XiVd4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bfzMq" xlink:type="simple">https://bit.ly/2XbfzM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YHUERX" xlink:type="simple">https://bit.ly/2YHUER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eKUq6" xlink:type="simple">https://bit.ly/3leKUq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YPBkT1" xlink:type="simple">https://bit.ly/2YPBkT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CFRDx" xlink:type="simple">https://bit.ly/3tCFRD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nrikEM" xlink:type="simple">https://glo.bo/3nrikE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90Hv8v" xlink:type="simple">https://bit.ly/390Hv8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kDSQy" xlink:type="simple">https://bit.ly/3lkDSQ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qoyAQ" xlink:type="simple">https://bit.ly/3hqoyA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ADYHr" xlink:type="simple">https://bit.ly/3tADYH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ozyOY" xlink:type="simple">https://bit.ly/3hozyO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YK1ne9" xlink:type="simple">https://bit.ly/2YK1ne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rF3k0" xlink:type="simple">https://bit.ly/3nrF3k0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aRAfT" xlink:type="simple">https://bit.ly/3CaRAf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wBYiu" xlink:type="simple">https://bit.ly/3nwBYi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VD4zXT" xlink:type="simple">https://bit.ly/2VD4zX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Aa91fI" xlink:type="simple">https://glo.bo/3Aa91f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tbuKR" xlink:type="simple">https://bit.ly/3htbuK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1XBes" xlink:type="simple">https://bit.ly/3C1XBe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pV0we" xlink:type="simple">https://bit.ly/2XpV0w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Ec7HLL" xlink:type="simple">https://glo.bo/3Ec7HL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g2Mtt" xlink:type="simple">https://bit.ly/3Eg2Mt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bWb39" xlink:type="simple">https://bit.ly/3EbWb3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572tK" xlink:type="simple">https://bit.ly/3C572t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91BsjZ" xlink:type="simple">https://bit.ly/391Bsj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9uzUq" xlink:type="simple">https://bit.ly/3k9uzU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EImp9" xlink:type="simple">https://bit.ly/3tEImp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oiVNB" xlink:type="simple">https://bit.ly/3EoiVN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hiOmf" xlink:type="simple">https://bit.ly/2XhiOm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io20o" xlink:type="simple">https://bit.ly/2Xio20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o3y4Y" xlink:type="simple">https://bit.ly/3Ao3y4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bqdlB" xlink:type="simple">https://bit.ly/3Cbqdl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oXwLr" xlink:type="simple">https://bit.ly/3loXwL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kEVs1" xlink:type="simple">https://bit.ly/2XkEVs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VHOz6X" xlink:type="simple">https://bit.ly/2VHOz6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98Dv5Q" xlink:type="simple">https://bit.ly/398Dv5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gYocy" xlink:type="simple">https://bit.ly/2XgYoc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ME2UK" xlink:type="simple">https://bit.ly/3tME2U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qFLnJ" xlink:type="simple">https://bit.ly/3EqFLn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Z4xIg7" xlink:type="simple">https://bit.ly/2Z4xIg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wFu1N" xlink:type="simple">https://bit.ly/2XwFu1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DMNeZ" xlink:type="simple">https://bit.ly/3hDMNe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AfR8t" xlink:type="simple">https://bit.ly/3lAfR8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orNjS" xlink:type="simple">https://bit.ly/3AorNj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qVl2E" xlink:type="simple">https://bit.ly/3EqVl2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zC4SP" xlink:type="simple">https://bit.ly/3hzC4S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r3Nh5" xlink:type="simple">https://bit.ly/2Xr3Nh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mFJgt" xlink:type="simple">https://bit.ly/3EmFJg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h4S8D" xlink:type="simple">https://bit.ly/3zh4S8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vIdbP" xlink:type="simple">https://bit.ly/2XvIdb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lKq6u" xlink:type="simple">https://bit.ly/3zlKq6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nfxup" xlink:type="simple">https://bit.ly/3knfxu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itcGY" xlink:type="simple">https://bit.ly/3zitcG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I93rV" xlink:type="simple">https://bit.ly/3nI93r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A70vl" xlink:type="simple">https://bit.ly/2XA70v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ufXXC" xlink:type="simple">https://bit.ly/3EufXX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M7XLI" xlink:type="simple">https://bit.ly/3nM7XL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JJWor" xlink:type="simple">https://bit.ly/3nJJWo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Z92G6M" xlink:type="simple">https://bit.ly/2Z92G6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kUIFn" xlink:type="simple">https://bit.ly/3AkUIF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Hgdci" xlink:type="simple">https://bit.ly/3hHgdc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ocTug" xlink:type="simple">https://bit.ly/3CocTu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lD074e" xlink:type="simple">https://glo.bo/3lD074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elduI" xlink:type="simple">https://bit.ly/3zeldu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jx06F" xlink:type="simple">https://bit.ly/3kjx06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QFqFV" xlink:type="simple">https://bit.ly/3tQFqF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MYRPX" xlink:type="simple">https://bit.ly/3tMYRP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gzoeq" xlink:type="simple">https://bit.ly/3kgzoe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hKj0kN" xlink:type="simple">https://glo.bo/3hKj0k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EerJV" xlink:type="simple">https://bit.ly/3lEerJ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V4M5j" xlink:type="simple">https://bit.ly/3tV4M5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uhRWj" xlink:type="simple">https://bit.ly/3CuhRW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ljEen" xlink:type="simple">https://bit.ly/3zljEe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n1sgj" xlink:type="simple">https://bit.ly/3kn1sg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mhPd8" xlink:type="simple">https://bit.ly/3kmhPd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VTqjii" xlink:type="simple">https://bit.ly/2VTqji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9lJ2pX" xlink:type="simple">https://bit.ly/39lJ2p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OHOvO" xlink:type="simple">https://bit.ly/3nOHOv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yt5uU" xlink:type="simple">https://bit.ly/3Eyt5u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mZMTY" xlink:type="simple">https://bit.ly/3kmZMT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kxEFq" xlink:type="simple">https://bit.ly/3zkxEF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Q0VSB" xlink:type="simple">https://bit.ly/3hQ0VS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KBBOM" xlink:type="simple">https://bit.ly/3lKBBO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sY0H3" xlink:type="simple">https://bit.ly/3CsY0H3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GmvtB" xlink:type="simple">https://bit.ly/3lGmvt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FeG7v" xlink:type="simple">https://bit.ly/3lFeG7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o4bdD" xlink:type="simple">https://bit.ly/3zo4bd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pLSjU" xlink:type="simple">https://bit.ly/3kpLSj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PJLV3" xlink:type="simple">https://bit.ly/3hPJLV3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AhJWN" xlink:type="simple">https://bit.ly/2XAhJW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STpWO" xlink:type="simple">https://bit.ly/3hSTpW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V4QSN" xlink:type="simple">https://bit.ly/3tV4QS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su1iy" xlink:type="simple">https://bit.ly/3Csu1i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usBlU" xlink:type="simple">https://bit.ly/3zusBl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LJICP" xlink:type="simple">https://bit.ly/2XLJIC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GdiK6" xlink:type="simple">https://bit.ly/2XGdiK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JM1yi" xlink:type="simple">https://bit.ly/3lJM1y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THxrr" xlink:type="simple">https://bit.ly/3nTHxr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MvVf9" xlink:type="simple">https://bit.ly/2XMvVf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13OEF" xlink:type="simple">https://bit.ly/3u13OE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zGLDs" xlink:type="simple">https://bit.ly/3AzGLD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9pV9SU" xlink:type="simple">https://bit.ly/39pV9S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WtXjq" xlink:type="simple">https://bit.ly/3hWtXj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4RvGq" xlink:type="simple">https://bit.ly/3o4RvG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CA9G3" xlink:type="simple">https://bit.ly/2XCA9G3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FRvmg" xlink:type="simple">https://bit.ly/3EFRvm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W6uHuC" xlink:type="simple">https://bit.ly/2W6uHu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PTuUn" xlink:type="simple">https://bit.ly/2XPTuU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K6CZm" xlink:type="simple">https://bit.ly/3AK6CZ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2XRiR8v" xlink:type="simple">https://glo.bo/2XRiR8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OG2IE" xlink:type="simple">https://bit.ly/3lOG2I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BsXsn" xlink:type="simple">https://bit.ly/3ABsXs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1k8AG" xlink:type="simple">https://bit.ly/3i1k8A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PJGIB" xlink:type="simple">https://bit.ly/3APJGI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Vg7yH" xlink:type="simple">https://bit.ly/3lVg7y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4V0xL" xlink:type="simple">https://bit.ly/3u4V0x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abXqv" xlink:type="simple">https://bit.ly/3uabXq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JCzCw" xlink:type="simple">https://bit.ly/2XJCzC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EmGGN" xlink:type="simple">https://bit.ly/3kEmGG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o3r7go" xlink:type="simple">https://glo.bo/3o3r7g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NEgjl" xlink:type="simple">https://bit.ly/3ENEgj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UdugL" xlink:type="simple">https://bit.ly/3lUdug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ZtfHIy" xlink:type="simple">https://bit.ly/2ZtfHI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TfvAh" xlink:type="simple">https://bit.ly/3ATfvA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PBIAY" xlink:type="simple">https://bit.ly/2XPBIA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9DH0lf" xlink:type="simple">https://glo.bo/39DH0l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LXOEW" xlink:type="simple">https://bit.ly/3ELXOE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W8GloD" xlink:type="simple">https://bit.ly/2W8Glo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WgB9iM" xlink:type="simple">https://bit.ly/2WgB9i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EN5UL" xlink:type="simple">https://bit.ly/3kEN5U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amCBC" xlink:type="simple">https://bit.ly/3uamCB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Y0r6yX" xlink:type="simple">https://bit.ly/2Y0r6y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GN9Dn" xlink:type="simple">https://bit.ly/3kGN9D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akWrT" xlink:type="simple">https://bit.ly/3uakWr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cgmbx" xlink:type="simple">https://bit.ly/3ocgmb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FQS4g" xlink:type="simple">https://bit.ly/3kFQS4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Ggh1T" xlink:type="simple">https://bit.ly/3zGgh1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INtr2" xlink:type="simple">https://bit.ly/3AINtr2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dX46N" xlink:type="simple">https://bit.ly/3udX46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VtyqN" xlink:type="simple">https://bit.ly/2XVtyq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WfxiCq" xlink:type="simple">https://bit.ly/2WfxiC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9H8ExI" xlink:type="simple">https://bit.ly/39H8Ex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PSTiy" xlink:type="simple">https://bit.ly/3zPSTi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M5813" xlink:type="simple">https://bit.ly/3AM5813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ap1LJ" xlink:type="simple">https://bit.ly/3oap1L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MQnpe" xlink:type="simple">https://bit.ly/3kMQnp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OqD1K" xlink:type="simple">https://bit.ly/3COqD1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Ko3n6" xlink:type="simple">https://bit.ly/3kKo3n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Xuvqo" xlink:type="simple">https://bit.ly/3lXuvq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XB7gD" xlink:type="simple">https://bit.ly/2XXB7g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pkSEQ" xlink:type="simple">https://bit.ly/3upkSE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QS3nG" xlink:type="simple">https://bit.ly/3CQS3n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1inNS" xlink:type="simple">https://bit.ly/3F1inN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fFXk3" xlink:type="simple">https://bit.ly/3ofFXk3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O5ZNl" xlink:type="simple">https://bit.ly/3zO5ZN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Y0vtdi" xlink:type="simple">https://bit.ly/2Y0vtd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7a9en" xlink:type="simple">https://bit.ly/3m7a9e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W8G0Q" xlink:type="simple">https://bit.ly/3AW8G0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ZvmsJK" xlink:type="simple">https://bit.ly/2ZvmsJ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cBluU" xlink:type="simple">https://bit.ly/3ocBlu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hVNGK" xlink:type="simple">https://bit.ly/3ihVNG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lBVaC" xlink:type="simple">https://bit.ly/3ulBVa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lCIZ8" xlink:type="simple">https://bit.ly/3ulCIZ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2Nbha" xlink:type="simple">https://bit.ly/3F2Nbh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qQkPx" xlink:type="simple">https://bit.ly/3mqQkP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T9Jgk" xlink:type="simple">https://bit.ly/3zT9Jg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kOY79Y" xlink:type="simple">https://glo.bo/3kOY79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0gwH0" xlink:type="simple">https://bit.ly/3D0gwH0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fCu1Z" xlink:type="simple">https://bit.ly/3mfCu1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jJaPx" xlink:type="simple">https://bit.ly/3ojJaP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7SmhL" xlink:type="simple">https://bit.ly/3a7Smh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mBBnl" xlink:type="simple">https://bit.ly/3imBBn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YKdT0" xlink:type="simple">https://bit.ly/3kYKdT0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mZOK5" xlink:type="simple">https://bit.ly/3imZOK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7H4rR" xlink:type="simple">https://bit.ly/3F7H4r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owlmS" xlink:type="simple">https://bit.ly/3oowlm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iSDE8" xlink:type="simple">https://bit.ly/3miSDE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ZsleP" xlink:type="simple">https://bit.ly/3zZsle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4lYIm" xlink:type="simple">https://bit.ly/3B4lYI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3ik27" xlink:type="simple">https://bit.ly/3D3ik2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6N7gm" xlink:type="simple">https://bit.ly/3F6N7g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YmrnN1" xlink:type="simple">https://bit.ly/2YmrnN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rc907" xlink:type="simple">https://bit.ly/3irc90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pJX1d" xlink:type="simple">https://bit.ly/3opJX1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8BNR3" xlink:type="simple">https://bit.ly/3F8BNR3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ZSW9gU" xlink:type="simple">https://bit.ly/2ZSW9g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9XJCdM" xlink:type="simple">https://bit.ly/39XJCd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aca02" xlink:type="simple">https://bit.ly/3Daca02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4mTaw" xlink:type="simple">https://bit.ly/3A4mTa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ANiIz" xlink:type="simple">https://bit.ly/3mANiI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5LHee" xlink:type="simple">https://bit.ly/3l5LHe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8TzLZ" xlink:type="simple">https://bit.ly/3l8TzL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EXKky" xlink:type="simple">https://bit.ly/3oEXKk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5tXsV" xlink:type="simple">https://bit.ly/3a5tXs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nJ1I9" xlink:type="simple">https://bit.ly/3mnJ1I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QuyDR" xlink:type="simple">https://bit.ly/3iQuyD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G3qMq" xlink:type="simple">https://bit.ly/3uG3qM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YsdVXN" xlink:type="simple">https://bit.ly/2YsdVX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Yr6S1I" xlink:type="simple">https://bit.ly/2Yr6S1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eNljW" xlink:type="simple">https://bit.ly/3DeNlj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YkID4G" xlink:type="simple">https://bit.ly/2YkID4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dY4KT" xlink:type="simple">https://bit.ly/3BdY4K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egGZQ" xlink:type="simple">https://bit.ly/3AegGZ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cOWjP" xlink:type="simple">https://bit.ly/3lcOWj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lweuG" xlink:type="simple">https://bit.ly/3Alweu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fJ25J" xlink:type="simple">https://bit.ly/3AfJ25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zJ6LD" xlink:type="simple">https://bit.ly/3ozJ6L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DK4me" xlink:type="simple">https://bit.ly/3iDK4m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YqWhnB" xlink:type="simple">https://bit.ly/2YqWhn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FbWGL" xlink:type="simple">https://bit.ly/3iFbWG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k0Jgj" xlink:type="simple">https://bit.ly/3lk0Jg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kSRzw" xlink:type="simple">https://bit.ly/3AkSRz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Fu9E7" xlink:type="simple">https://bit.ly/3iFu9E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GyFSR" xlink:type="simple">https://bit.ly/3iGyFS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ohjDP" xlink:type="simple">https://bit.ly/3FohjD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hsrUJ" xlink:type="simple">https://bit.ly/3ahsrU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iJtrV" xlink:type="simple">https://bit.ly/3liJtr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pcFpd" xlink:type="simple">https://bit.ly/3FpcFp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kINbz" xlink:type="simple">https://bit.ly/3DkINb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mHWkC" xlink:type="simple">https://bit.ly/3lmHWk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GdNVE" xlink:type="simple">https://bit.ly/3FGdNV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mKBEx" xlink:type="simple">https://bit.ly/3amKBE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zZ2nk" xlink:type="simple">https://bit.ly/3FzZ2n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Mzv4b" xlink:type="simple">https://bit.ly/3oMzv4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tgp6K" xlink:type="simple">https://bit.ly/3Btgp6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Yu85F8" xlink:type="simple">https://bit.ly/2Yu85F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oZm86" xlink:type="simple">https://bit.ly/3FoZm8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NGhml" xlink:type="simple">https://bit.ly/3iNGhm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BVpNp" xlink:type="simple">https://bit.ly/3FBVpN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syMt8" xlink:type="simple">https://bit.ly/3DsyMt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ozXI9" xlink:type="simple">https://bit.ly/3AozXI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YFB2yk" xlink:type="simple">https://bit.ly/2YFB2y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rupbw" xlink:type="simple">https://bit.ly/3lrupb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YB9jyZ" xlink:type="simple">https://bit.ly/2YB9jy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ZERdk" xlink:type="simple">https://bit.ly/3uZERd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tEODn" xlink:type="simple">https://bit.ly/3ltEOD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Ppvo4" xlink:type="simple">https://bit.ly/3mPpvo4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5xYL3" xlink:type="simple">https://bit.ly/2X5xYL3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Ubq7V" xlink:type="simple">https://bit.ly/3iUbq7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zUdI0" xlink:type="simple">https://bit.ly/3BzUdI0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atbzKM" xlink:type="simple">https://glo.bo/3atbzK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avjmHV" xlink:type="simple">https://glo.bo/3avjmH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71MDR" xlink:type="simple">https://bit.ly/3v71MD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z5bI6" xlink:type="simple">https://bit.ly/3lz5bI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0iakq" xlink:type="simple">https://bit.ly/3j0iak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yTZAW" xlink:type="simple">https://bit.ly/3ByTZA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XKZ1b" xlink:type="simple">https://bit.ly/3iXKZ1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yhoT7" xlink:type="simple">https://bit.ly/3ByhoT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Fdj3I" xlink:type="simple">https://bit.ly/3aFdj3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IRVGt" xlink:type="simple">https://bit.ly/3BIRVG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YQfWxs" xlink:type="simple">https://bit.ly/2YQfWx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hojhk" xlink:type="simple">https://bit.ly/3vhojh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Hk4s4" xlink:type="simple">https://bit.ly/3lHk4s4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0t3PGZ" xlink:type="simple">https://bit.ly/30t3PG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GicG1" xlink:type="simple">https://bit.ly/3DGicG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2QeN8" xlink:type="simple">https://bit.ly/3j2QeN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CDgNI" xlink:type="simple">https://bit.ly/3DCDgN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MGCrC" xlink:type="simple">https://bit.ly/3lMGCr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HdMyd" xlink:type="simple">https://bit.ly/3BHdMy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RQZ1C" xlink:type="simple">https://bit.ly/3ARQZ1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HdmlU" xlink:type="simple">https://bit.ly/3lHdml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YTHrFR" xlink:type="simple">https://bit.ly/2YTHrF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YUP6E2" xlink:type="simple">https://bit.ly/2YUP6E2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WMxju" xlink:type="simple">https://bit.ly/3BWMxj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k3otO" xlink:type="simple">https://bit.ly/3vk3ot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29cuo" xlink:type="simple">https://bit.ly/3C29cu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Qs8Xy" xlink:type="simple">https://bit.ly/3lQs8X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1B3F6" xlink:type="simple">https://bit.ly/3n1B3F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L3zF4" xlink:type="simple">https://bit.ly/3aL3zF4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Sxrdt" xlink:type="simple">https://bit.ly/3ASxrd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TjKLh" xlink:type="simple">https://bit.ly/3ATjKL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wTpgj" xlink:type="simple">https://bit.ly/3jwTpg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XAnXq" xlink:type="simple">https://bit.ly/3BXAnX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OLFkU" xlink:type="simple">https://bit.ly/3aOLFk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RsYn5" xlink:type="simple">https://bit.ly/3lRsYn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XjDSp" xlink:type="simple">https://bit.ly/3FXjDS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MfRHS" xlink:type="simple">https://bit.ly/3AMfRH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ZXFg1" xlink:type="simple">https://bit.ly/3DZXFg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Xh0s8" xlink:type="simple">https://bit.ly/3lXh0s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PBYmn" xlink:type="simple">https://bit.ly/3aPBYm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f42HZ" xlink:type="simple">https://bit.ly/3pf42H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dIuJ7" xlink:type="simple">https://bit.ly/3ndIuJ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reut.rs/2ZghAZb" xlink:type="simple">https://reut.rs/2ZghAZ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reut.rs/30LjaCU" xlink:type="simple">https://reut.rs/30LjaC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0o5rU" xlink:type="simple">https://bit.ly/3m0o5r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Z2cE9Y" xlink:type="simple">https://bit.ly/2Z2cE9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1h7L4" xlink:type="simple">https://bit.ly/3G1h7L4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0NDaF0" xlink:type="simple">https://bit.ly/30NDaF0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XvaPO" xlink:type="simple">https://bit.ly/3DXvaP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Z9pjZi" xlink:type="simple">https://bit.ly/2Z9pjZ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3eVjR" xlink:type="simple">https://bit.ly/3C3eVj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Zagtdd" xlink:type="simple">https://bit.ly/2Zagtd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5E5gq" xlink:type="simple">https://bit.ly/3B5E5g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33m0g" xlink:type="simple">https://bit.ly/3b33m0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3WYpk" xlink:type="simple">https://bit.ly/3b3WYp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ZnP9Zn" xlink:type="simple">https://bit.ly/2ZnP9Z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ZgHvAd" xlink:type="simple">https://bit.ly/2ZgHvA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dyMeO" xlink:type="simple">https://bit.ly/3BdyMe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EGu0s" xlink:type="simple">https://bit.ly/3vEGu0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vKxaK" xlink:type="simple">https://bit.ly/3jvKxa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rVpaN" xlink:type="simple">https://bit.ly/3nrVpa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5qPEi" xlink:type="simple">https://bit.ly/3m5qPE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ymDz8" xlink:type="simple">https://bit.ly/3pymDz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yo6Sf" xlink:type="simple">https://bit.ly/3jyo6S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cp48l" xlink:type="simple">https://bit.ly/3mcp48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wY01G" xlink:type="simple">https://bit.ly/3jwY01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j5lUJ" xlink:type="simple">https://bit.ly/3mj5lU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cfR5q" xlink:type="simple">https://bit.ly/3CcfR5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4T0wS" xlink:type="simple">https://bit.ly/3b4T0w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keCnj" xlink:type="simple">https://bit.ly/3GkeCn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nkRGM0" xlink:type="simple">https://glo.bo/3nkRGM0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e4vwk" xlink:type="simple">https://bit.ly/3Be4vw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qm9Z2" xlink:type="simple">https://bit.ly/3nqm9Z2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jbpo2" xlink:type="simple">https://bit.ly/3Gjbpo2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zetCJ" xlink:type="simple">https://bit.ly/3jzetC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Zps1cU" xlink:type="simple">https://bit.ly/2Zps1c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CHwFk" xlink:type="simple">https://bit.ly/3jCHwF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EGIDM" xlink:type="simple">https://bit.ly/3pEGID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oxNnn" xlink:type="simple">https://bit.ly/3noxNn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TAMeO" xlink:type="simple">https://bit.ly/2XTAMe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v9GvN" xlink:type="simple">https://bit.ly/3Gv9Gv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DKidp" xlink:type="simple">https://bit.ly/3jDKid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j0Id5" xlink:type="simple">https://bit.ly/3mj0Id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FG4px" xlink:type="simple">https://bit.ly/3pFG4p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2ZrGxAA" xlink:type="simple">https://glo.bo/2ZrGxA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j1PcL" xlink:type="simple">https://bit.ly/3mj1Pc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XS5TY0" xlink:type="simple">https://bit.ly/2XS5TY0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ZtGt3B" xlink:type="simple">https://bit.ly/2ZtGt3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op7G6" xlink:type="simple">https://bit.ly/3Gop7G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tiwZ4" xlink:type="simple">https://bit.ly/3EtiwZ4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yhdu4" xlink:type="simple">https://bit.ly/3Gyhdu4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rsUQH" xlink:type="simple">https://bit.ly/3CrsUQ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BVBN9" xlink:type="simple">https://bit.ly/3GBVBN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neGki" xlink:type="simple">https://bit.ly/3EneGk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nMtno" xlink:type="simple">https://bit.ly/3mnMtn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s1XLr" xlink:type="simple">https://bit.ly/3Bs1XL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t02YL" xlink:type="simple">https://bit.ly/3Et02Y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tAjD6" xlink:type="simple">https://bit.ly/3btAjD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Y5SHiu" xlink:type="simple">https://bit.ly/2Y5SHi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B2qwy" xlink:type="simple">https://bit.ly/3EB2qw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xSv9t" xlink:type="simple">https://bit.ly/3BxSv9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nJTcHR" xlink:type="simple">https://glo.bo/3nJTcH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HuD78" xlink:type="simple">https://bit.ly/3GHuD7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wWVyF" xlink:type="simple">https://bit.ly/3CwWVy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yVxfi" xlink:type="simple">https://bit.ly/3EyVxf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GRIqf" xlink:type="simple">https://bit.ly/3GGRIq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vVzOT" xlink:type="simple">https://bit.ly/3mvVzO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ZGBrRn" xlink:type="simple">https://bit.ly/2ZGBrR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sLAnq" xlink:type="simple">https://bit.ly/3bsLAn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2MdgD" xlink:type="simple">https://bit.ly/3w2Mdg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Hae9o" xlink:type="simple">https://bit.ly/3nHae9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FKnWp" xlink:type="simple">https://bit.ly/3EFKnW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Ayjnk" xlink:type="simple">https://bit.ly/3BAyjn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HqSwx" xlink:type="simple">https://bit.ly/3EHqSw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3XbSf" xlink:type="simple">https://bit.ly/3q3XbS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YdeXHf" xlink:type="simple">https://bit.ly/2YdeXH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ZVlMhs" xlink:type="simple">https://bit.ly/2ZVlMh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CMn5c" xlink:type="simple">https://bit.ly/3bCMn5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2CwKE" xlink:type="simple">https://bit.ly/3k2CwK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2CQJm" xlink:type="simple">https://bit.ly/3k2CQJ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7oStd" xlink:type="simple">https://bit.ly/3q7oSt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NmVpV" xlink:type="simple">https://bit.ly/3ENmVp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VXqvW" xlink:type="simple">https://bit.ly/3nVXqv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aMOvZ" xlink:type="simple">https://bit.ly/3qaMOv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N7f82" xlink:type="simple">https://bit.ly/3GN7f82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J9tH8" xlink:type="simple">https://bit.ly/3bJ9tH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ZVfLAW" xlink:type="simple">https://bit.ly/2ZVfLA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07VIPG" xlink:type="simple">https://bit.ly/307VIP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02d3do" xlink:type="simple">https://bit.ly/302d3d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L246a" xlink:type="simple">https://bit.ly/3CL246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RHSjz" xlink:type="simple">https://bit.ly/3ERHSj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VwVvs" xlink:type="simple">https://bit.ly/3BVwVv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RUtxa" xlink:type="simple">https://bit.ly/3mRUtx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1yWshD" xlink:type="simple">https://bit.ly/31yWsh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on.china.cn/303f6NN" xlink:type="simple">https://on.china.cn/303f6N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034izx" xlink:type="simple">https://bit.ly/3034iz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1rZW2" xlink:type="simple">https://bit.ly/3C1rZW2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Rhavc" xlink:type="simple">https://bit.ly/3bRhav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ETIKnO" xlink:type="simple">https://glo.bo/3ETIKn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ZZVuKB" xlink:type="simple">https://bit.ly/2ZZVuK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t8zs7" xlink:type="simple">https://bit.ly/3wt8zs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09tDHK" xlink:type="simple">https://bit.ly/309tDH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Co3tW" xlink:type="simple">https://bit.ly/3wCo3t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ZGEB1" xlink:type="simple">https://bit.ly/3BZGEB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qKBbZ" xlink:type="simple">https://bit.ly/3kqKBb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YxsZn5" xlink:type="simple">https://bit.ly/2YxsZn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7PLks" xlink:type="simple">https://bit.ly/3D7PLk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7jYAp" xlink:type="simple">https://bit.ly/3D7jYA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qqE9a" xlink:type="simple">https://bit.ly/3qqqE9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sa70L" xlink:type="simple">https://bit.ly/3ksa70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8vo5B" xlink:type="simple">https://bit.ly/3C8vo5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ZZKfS" xlink:type="simple">https://bit.ly/3bZZKf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1HFKO" xlink:type="simple">https://bit.ly/3F1HFK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dTYEa" xlink:type="simple">https://bit.ly/3FdTYE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9ZCX2" xlink:type="simple">https://bit.ly/3D9ZCX2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r6NUA" xlink:type="simple">https://bit.ly/3or6NU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9HZHt" xlink:type="simple">https://bit.ly/3F9HZH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EtW9T" xlink:type="simple">https://bit.ly/3wEtW9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8kYbn" xlink:type="simple">https://bit.ly/3c8kYb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78S8W" xlink:type="simple">https://bit.ly/3n78S8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simpleflying.com/gol-brazil-us-flight-resumption/" xlink:type="simple">https://simpleflying.com/gol-brazil-us-flight-resumption/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gxiwU" xlink:type="simple">https://bit.ly/3ngxiw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w4r75" xlink:type="simple">https://bit.ly/3ow4r7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eSCIE" xlink:type="simple">https://bit.ly/3DeSCI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VQFd5" xlink:type="simple">https://bit.ly/3kVQFd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IplDu" xlink:type="simple">https://bit.ly/3wIplD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wyFpe" xlink:type="simple">https://bit.ly/3kwyFp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0xUaiy" xlink:type="simple">https://bit.ly/30xUai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AilUA" xlink:type="simple">https://bit.ly/3kAilU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0swewA" xlink:type="simple">https://bit.ly/30swew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0rQzlJ" xlink:type="simple">https://bit.ly/30rQzl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jQvaG" xlink:type="simple">https://bit.ly/3cjQva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FE1T3" xlink:type="simple">https://bit.ly/3qFE1T3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umryC" xlink:type="simple">https://bit.ly/3oumry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z9e7Q" xlink:type="simple">https://bit.ly/3oz9e7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GFOVr" xlink:type="simple">https://bit.ly/3oGFOV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FmFCX" xlink:type="simple">https://bit.ly/3oFmFC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qR7Hn" xlink:type="simple">https://bit.ly/3DqR7H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mRYHD" xlink:type="simple">https://bit.ly/3CmRYH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0zfN1S" xlink:type="simple">https://bit.ly/30zfN1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YTZYlJ" xlink:type="simple">https://bit.ly/2YTZYl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qs1bH" xlink:type="simple">https://bit.ly/3Dqs1b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DkSOR" xlink:type="simple">https://bit.ly/3oDkSO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2iWQBv" xlink:type="simple">https://bit.ly/32iWQB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Qu4Cs" xlink:type="simple">https://bit.ly/3qQu4C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skIKM" xlink:type="simple">https://bit.ly/3nskIK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CFaYU" xlink:type="simple">https://bit.ly/3oCFaY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uKiIW" xlink:type="simple">https://bit.ly/3cuKiI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2btowZ" xlink:type="simple">https://bit.ly/32btow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0HTGqc" xlink:type="simple">https://bit.ly/30HTGq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Z1plCa" xlink:type="simple">https://bit.ly/2Z1plC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zX19H" xlink:type="simple">https://bit.ly/3FzX19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Gp1GF" xlink:type="simple">https://bit.ly/3CGp1G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8qFzP" xlink:type="simple">https://bit.ly/3x8qFz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EqFKj" xlink:type="simple">https://bit.ly/3DEqFK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R87cz" xlink:type="simple">https://bit.ly/3HR87c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wlT5Q" xlink:type="simple">https://bit.ly/3cwlT5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IrNNg" xlink:type="simple">https://bit.ly/3DIrNN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8vlpr" xlink:type="simple">https://bit.ly/3x8vlp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JZT5V" xlink:type="simple">https://bit.ly/3HJZT5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Hnmob" xlink:type="simple">https://bit.ly/3HHnmo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wapo.st/3oRekMG" xlink:type="simple">https://wapo.st/3oRekM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0QamMf" xlink:type="simple">https://bit.ly/30QamM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Z95Urc" xlink:type="simple">https://bit.ly/2Z95Ur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EObcN" xlink:type="simple">https://bit.ly/3HEObc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Y2NtW" xlink:type="simple">https://bit.ly/3kY2Nt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EpQ32" xlink:type="simple">https://bit.ly/3CEpQ32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0blEr" xlink:type="simple">https://bit.ly/3r0blE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GUJFp" xlink:type="simple">https://bit.ly/3DGUJF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Yzyay" xlink:type="simple">https://bit.ly/3kYzya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NzS39" xlink:type="simple">https://bit.ly/3DNzS3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IxlrE" xlink:type="simple">https://bit.ly/3FIxlr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UsuBW" xlink:type="simple">https://bit.ly/3CUsuB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2m8riX" xlink:type="simple">https://bit.ly/32m8ri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c274b" xlink:type="simple">https://bit.ly/3lc274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10DW1O" xlink:type="simple">https://bit.ly/310DW1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jnn9F" xlink:type="simple">https://bit.ly/3pjnn9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mP19h" xlink:type="simple">https://bit.ly/3xmP19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l4IxG" xlink:type="simple">https://bit.ly/3xl4Ix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0ODtb" xlink:type="simple">https://bit.ly/3p0ODt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OzW6R" xlink:type="simple">https://bit.ly/3cOzW6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Oc6Ij" xlink:type="simple">https://bit.ly/3cOc6I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ZnAb5I" xlink:type="simple">https://bit.ly/2ZnAb5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9m23G" xlink:type="simple">https://bit.ly/3l9m23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aOZAb" xlink:type="simple">https://bit.ly/3raOZA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oVeVwW" xlink:type="simple">https://glo.bo/3oVeVw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pDzGr" xlink:type="simple">https://bit.ly/3ppDzG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0Lujx" xlink:type="simple">https://bit.ly/3E0Luj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Wz3Fc" xlink:type="simple">https://bit.ly/3DWz3F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T03Yy" xlink:type="simple">https://bit.ly/3HT03Y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gjWiC" xlink:type="simple">https://bit.ly/3lgjWi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5Dldt" xlink:type="simple">https://bit.ly/3E5Dld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SXoA1" xlink:type="simple">https://bit.ly/3cSXoA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YdR41" xlink:type="simple">https://bit.ly/3HYdR4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4EUei" xlink:type="simple">https://bit.ly/3I4EUe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VqKdu" xlink:type="simple">https://bit.ly/3FVqKd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xy5kjn" xlink:type="simple">https://glo.bo/3xy5kj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1bUQdP" xlink:type="simple">https://bit.ly/31bUQd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iVVY5" xlink:type="simple">https://bit.ly/3liVVY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b3loB" xlink:type="simple">https://bit.ly/3Gb3lo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sdnth" xlink:type="simple">https://bit.ly/3lsdnt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o83uZ" xlink:type="simple">https://bit.ly/3ro83u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c4nEm" xlink:type="simple">https://bit.ly/3dc4nE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bOCNr" xlink:type="simple">https://bit.ly/3dbOCN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HhlCz" xlink:type="simple">https://bit.ly/3rHhlC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tq23e" xlink:type="simple">https://bit.ly/3rtq23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rqYEZ" xlink:type="simple">https://bit.ly/3rrqYE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eHdwM" xlink:type="simple">https://bit.ly/3deHdw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6M2oo" xlink:type="simple">https://bit.ly/3G6M2o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f0716" xlink:type="simple">https://bit.ly/3Df071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h9dfd" xlink:type="simple">https://bit.ly/3Eh9df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2H3oK8" xlink:type="simple">https://bit.ly/32H3oK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1jTw8W" xlink:type="simple">https://bit.ly/31jTw8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1jFd3Y" xlink:type="simple">https://bit.ly/31jFd3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drdGe" xlink:type="simple">https://bit.ly/3DdrdG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tVKt4" xlink:type="simple">https://bit.ly/3ltVKt4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efM4x" xlink:type="simple">https://bit.ly/3IefM4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fQq2O" xlink:type="simple">https://bit.ly/3DfQq2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u0W01" xlink:type="simple">https://bit.ly/3lu0W0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hnkkV" xlink:type="simple">https://bit.ly/3Ehnkk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Aacnv" xlink:type="simple">https://bit.ly/3rAacn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yli.com/nTBiD6" xlink:type="simple">https://bityli.com/nTBiD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yli.com/QUEKPr" xlink:type="simple">https://bityli.com/QUEKP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yli.com/VmcFaB" xlink:type="simple">https://bityli.com/VmcFa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yli.com/65bdwd" xlink:type="simple">https://bityli.com/65bdw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yli.com/ovbOls" xlink:type="simple">https://bityli.com/ovbOl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1ye5hS" xlink:type="simple">https://bit.ly/31ye5h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yli.com/shCl8H" xlink:type="simple">https://bityli.com/shCl8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PdAf2" xlink:type="simple">https://bit.ly/3xPdAf2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n5Baq" xlink:type="simple">https://bit.ly/3Dn5Ba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yli.com/l8nsmE" xlink:type="simple">https://bityli.com/l8nsm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uyHi4" xlink:type="simple">https://bit.ly/3luyHi4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yli.com/RMsmNe" xlink:type="simple">https://bityli.com/RMsmN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kt6Gx" xlink:type="simple">https://bit.ly/3dkt6G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yli.com/RMsmNe" xlink:type="simple">https://bityli.com/RMsmN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yli.com/hxrDja" xlink:type="simple">https://bityli.com/hxrDj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rpQDI" xlink:type="simple">https://bit.ly/3DrpQD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nIduH" xlink:type="simple">https://bit.ly/3EnIdu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1uSAhw" xlink:type="simple">https://bit.ly/31uSAh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vJqIL" xlink:type="simple">https://bit.ly/3lvJqI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afCcI" xlink:type="simple">https://bit.ly/3GafCc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pZhEh" xlink:type="simple">https://bit.ly/3dpZhE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mi69Z" xlink:type="simple">https://bit.ly/3Imi69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BteGe" xlink:type="simple">https://bit.ly/3lBteG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n0tqe" xlink:type="simple">https://bit.ly/3In0tq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BkOSM" xlink:type="simple">https://bit.ly/3rBkOS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WDWvQ" xlink:type="simple">https://bit.ly/3xWDWv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safzq" xlink:type="simple">https://bit.ly/3osafz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LcP5E" xlink:type="simple">https://bit.ly/3rLcP5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DY3Kd" xlink:type="simple">https://bit.ly/3lDY3K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mvIzv" xlink:type="simple">https://bit.ly/3EmvIz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1mMksR" xlink:type="simple">https://bit.ly/31mMks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1vf96g" xlink:type="simple">https://bit.ly/31vf96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uyR0e" xlink:type="simple">https://bit.ly/3EuyR0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gSVDD" xlink:type="simple">https://bit.ly/3GgSVD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pYxiG" xlink:type="simple">https://bit.ly/3dpYxi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p2l3H" xlink:type="simple">https://bit.ly/3dp2l3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FSkr2" xlink:type="simple">https://bit.ly/3rFSkr2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3EdIN" xlink:type="simple">https://bit.ly/3m3EdI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yli.com/va8mcW" xlink:type="simple">https://bityli.com/va8mc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yli.com/stTTnA" xlink:type="simple">https://bityli.com/stTTn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yli.com/Jmdqvp" xlink:type="simple">https://bityli.com/Jmdqv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zH5nJ" xlink:type="simple">https://bit.ly/3EzH5n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1CXidt" xlink:type="simple">https://bit.ly/31CXid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05wl1A" xlink:type="simple">https://bit.ly/305wl1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1s9Jcl" xlink:type="simple">https://bit.ly/31s9Jc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0rLhs" xlink:type="simple">https://bit.ly/3y0rLh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yQ0K9" xlink:type="simple">https://bit.ly/3dyQ0K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1x9ks" xlink:type="simple">https://bit.ly/3y1x9k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yli.com/4q50Ok" xlink:type="simple">https://bityli.com/4q50O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yli.com/ORxCgv2" xlink:type="simple">https://bityli.com/ORxCgv2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XgmBJ" xlink:type="simple">https://bit.ly/3EXgmB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yli.com/RsTOme" xlink:type="simple">https://bityli.com/RsTOm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yli.com/NvZtUf" xlink:type="simple">https://bityli.com/NvZtU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yli.com/QzQPhV" xlink:type="simple">https://bityli.com/QzQPh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yli.com/s5glXJ" xlink:type="simple">https://bityli.com/s5glX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yli.com/pjqQSQ" xlink:type="simple">https://bityli.com/pjqQS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2ZmICv" xlink:type="simple">https://bit.ly/32ZmIC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C9ecG" xlink:type="simple">https://bit.ly/3DC9ec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1HUYSa" xlink:type="simple">https://bit.ly/31HUYS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ArbDy" xlink:type="simple">https://bit.ly/3pArbD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ycdIo" xlink:type="simple">https://bit.ly/3dycdI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CupfY" xlink:type="simple">https://bit.ly/3ECupf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IvCc1k" xlink:type="simple">https://glo.bo/3IvCc1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o.nature.com/3rLupGQ" xlink:type="simple">https://go.nature.com/3rLupG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oEDkp" xlink:type="simple">https://bit.ly/3GoEDk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FwIyY" xlink:type="simple">https://bit.ly/3EFwIy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1Mkbez" xlink:type="simple">https://bit.ly/31Mkbe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DKBIa" xlink:type="simple">https://bit.ly/3oDKBI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zVpLO" xlink:type="simple">https://bit.ly/3DzVpL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Ffz7g" xlink:type="simple">https://bit.ly/3DFfz7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EfYa0" xlink:type="simple">https://bit.ly/3DEfYa0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J7uiW" xlink:type="simple">https://bit.ly/3EJ7ui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Rots6" xlink:type="simple">https://bit.ly/3lRots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sTElp" xlink:type="simple">https://bit.ly/3GsTEl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P8b9b" xlink:type="simple">https://bit.ly/3DP8b9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Br8jd" xlink:type="simple">https://bit.ly/3IBr8j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1Mp879" xlink:type="simple">https://bit.ly/31Mp87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0evKe0" xlink:type="simple">https://bit.ly/30evKe0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RE3HX" xlink:type="simple">https://bit.ly/3rRE3H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LlyCr" xlink:type="simple">https://bit.ly/3pLlyC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JVlt5" xlink:type="simple">https://bit.ly/3DJVlt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Km5ea" xlink:type="simple">https://bit.ly/3EKm5e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0hfNnm" xlink:type="simple">https://bit.ly/30hfNn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1PUQQC" xlink:type="simple">https://bit.ly/31PUQQ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ptJs8" xlink:type="simple">https://bit.ly/3yptJs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pUgyM2" xlink:type="simple">https://glo.bo/3pUgyM2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Of3Ph" xlink:type="simple">https://bit.ly/3pOf3P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0ihfWt" xlink:type="simple">https://bit.ly/30ihfW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O7Itf" xlink:type="simple">https://bit.ly/3dO7It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vhhK2" xlink:type="simple">https://bit.ly/3GvhhK2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5lccq" xlink:type="simple">https://bit.ly/3s5lcc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I68ct" xlink:type="simple">https://bit.ly/3dI68c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VSDdS" xlink:type="simple">https://bit.ly/3lVSDd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Azh5T" xlink:type="simple">https://bit.ly/3GAzh5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JPIqf" xlink:type="simple">https://bit.ly/3oJPIq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Epm11" xlink:type="simple">https://bit.ly/3IEpm1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yli.com/rmcMVD" xlink:type="simple">https://bityli.com/rmcMV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35aQG" xlink:type="simple">https://bit.ly/3s35aQ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3dRXl" xlink:type="simple">https://bit.ly/3m3dRX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qtL2V" xlink:type="simple">https://bit.ly/3yqtL2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g1FWO" xlink:type="simple">https://bit.ly/3sg1FW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q21Xhx" xlink:type="simple">https://glo.bo/3q21Xh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Lc6aZ" xlink:type="simple">https://bit.ly/3ILc6a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4ozNi" xlink:type="simple">https://bit.ly/3m4ozN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yli.com/g2xo8e" xlink:type="simple">https://bityli.com/g2xo8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1WJSJQ" xlink:type="simple">https://bit.ly/31WJSJ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yli.com/t3zcWSg" xlink:type="simple">https://bityli.com/t3zcWS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28R8ST" xlink:type="simple">https://bit.ly/328R8S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nluQ5" xlink:type="simple">https://bit.ly/3FnluQ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25N2KQ" xlink:type="simple">https://bit.ly/325N2K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q4Q1eM" xlink:type="simple">https://glo.bo/3q4Q1e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E1PZt5" xlink:type="simple">https://glo.bo/3E1PZt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yuDmf" xlink:type="simple">https://bit.ly/3yyuDm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7rhFz" xlink:type="simple">https://bit.ly/3s7rhF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YpjoX" xlink:type="simple">https://bit.ly/3oYpjo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kjXX4" xlink:type="simple">https://bit.ly/3skjXX4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kkfNE" xlink:type="simple">https://bit.ly/3skkfN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UvS20" xlink:type="simple">https://bit.ly/3GUvS20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1Y70D" xlink:type="simple">https://bit.ly/3J1Y70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0BI1cy" xlink:type="simple">https://bit.ly/30BI1c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au6I6" xlink:type="simple">https://bit.ly/3Eau6I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8vmf0" xlink:type="simple">https://bit.ly/3E8vmf0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q5YvCD" xlink:type="simple">https://glo.bo/3q5YvC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227NHQ" xlink:type="simple">https://bit.ly/3227NH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q6qqSN" xlink:type="simple">https://glo.bo/3q6qqS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0vum2" xlink:type="simple">https://bit.ly/3e0vum2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meT5nB" xlink:type="simple">https://glo.bo/3meT5n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bbkBK" xlink:type="simple">https://bit.ly/3FbbkB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fhYXC" xlink:type="simple">https://bit.ly/3FfhYX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25SfCW" xlink:type="simple">https://bit.ly/325SfC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bc.in/3q4ZItO" xlink:type="simple">https://bbc.in/3q4ZIt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7lRAg" xlink:type="simple">https://bit.ly/3J7lRA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f0Ika" xlink:type="simple">https://bit.ly/3Ef0Ik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lW0yA" xlink:type="simple">https://bit.ly/3slW0y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H3zD53" xlink:type="simple">https://glo.bo/3H3zD53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kVL9i" xlink:type="simple">https://bit.ly/3EkVL9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aUIMO" xlink:type="simple">https://bit.ly/3JaUIM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iCyuA" xlink:type="simple">https://bit.ly/3eiCyu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3KzuoN" xlink:type="simple">https://bit.ly/33Kzuo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uFU5V" xlink:type="simple">https://bit.ly/3suFU5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0TBABL" xlink:type="simple">https://bit.ly/30TBAB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RLVuH" xlink:type="simple">https://bit.ly/3yRLVu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SILGY" xlink:type="simple">https://bit.ly/3ySILG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pdnLa" xlink:type="simple">https://bit.ly/3mpdnL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nytdV" xlink:type="simple">https://bit.ly/3qnytd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fOnam" xlink:type="simple">https://bit.ly/3qfOna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pFikq" xlink:type="simple">https://bit.ly/3EpFik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i4Hwg" xlink:type="simple">https://bit.ly/3Ei4Hw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txQi0" xlink:type="simple">https://bit.ly/3mtxQi0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t6eB6" xlink:type="simple">https://bit.ly/3Ft6eB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yR8T0" xlink:type="simple">https://bit.ly/3myR8T0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wTKod" xlink:type="simple">https://bit.ly/3swTKo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0XDrWn" xlink:type="simple">https://bit.ly/30XDrW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v2nDv" xlink:type="simple">https://bit.ly/3Fv2nD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8LIpN" xlink:type="simple">https://bit.ly/3H8LIp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pAl6c" xlink:type="simple">https://bit.ly/3qpAl6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mGAHY" xlink:type="simple">https://bit.ly/3qmGAH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VsgtP" xlink:type="simple">https://bit.ly/3yVsgt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wZr9E" xlink:type="simple">https://bit.ly/3FwZr9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qrQwz" xlink:type="simple">https://bit.ly/3EqrQw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3Rdc4N" xlink:type="simple">https://bit.ly/33Rdc4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vjWmS" xlink:type="simple">https://bit.ly/3FvjWm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fI0wv" xlink:type="simple">https://bit.ly/3JfI0w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iPRJB" xlink:type="simple">https://bit.ly/3JiPRJ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qomnRR" xlink:type="simple">https://glo.bo/3qomnR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2ovhqw" xlink:type="simple">https://glo.bo/32ovhq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Fvz8k4" xlink:type="simple">https://glo.bo/3Fvz8k4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qkAtDU" xlink:type="simple">https://glo.bo/3qkAtD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ZO7A7" xlink:type="simple">https://bit.ly/3yZO7A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2uo1JL" xlink:type="simple">https://glo.bo/32uo1J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xPBmq" xlink:type="simple">https://bit.ly/3ExPBm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2BYdel" xlink:type="simple">https://bit.ly/32BYde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npfi8" xlink:type="simple">https://bit.ly/3qnpfi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ZQnrk" xlink:type="simple">https://bit.ly/3yZQnr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wFGid" xlink:type="simple">https://bit.ly/3FwFGi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C9Ih9" xlink:type="simple">https://bit.ly/3sC9Ih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zjFJE" xlink:type="simple">https://bit.ly/3qzjFJ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D8Hp2" xlink:type="simple">https://bit.ly/3sD8Hp2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8VdTg" xlink:type="simple">https://bit.ly/3z8VdT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yFvNh" xlink:type="simple">https://bit.ly/3qyFvN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pFALQ" xlink:type="simple">https://bit.ly/3JpFAL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Buqd9" xlink:type="simple">https://bit.ly/3mBuqd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DI03v" xlink:type="simple">https://bit.ly/3sDI03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DW25f" xlink:type="simple">https://bit.ly/3sDW25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FHi8HM" xlink:type="simple">https://glo.bo/3FHi8H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87VS4" xlink:type="simple">https://bit.ly/3z87VS4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6q7eW" xlink:type="simple">https://bit.ly/3z6q7e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ewBO4T" xlink:type="simple">https://glo.bo/3ewBO4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2rfsj7" xlink:type="simple">https://bit.ly/32rfsj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xIuKF" xlink:type="simple">https://bit.ly/3ExIuK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BvIAt" xlink:type="simple">https://bit.ly/3eBvIA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6rl9O" xlink:type="simple">https://bit.ly/3z6rl9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6I78O" xlink:type="simple">https://bit.ly/3z6I78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HJQm6" xlink:type="simple">https://bit.ly/3EHJQm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niSlx" xlink:type="simple">https://bit.ly/3HniSl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Az789" xlink:type="simple">https://bit.ly/3qAz78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ES2yx" xlink:type="simple">https://bit.ly/3qES2y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qlIGx" xlink:type="simple">https://bit.ly/3HqlIG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N1Id9" xlink:type="simple">https://bit.ly/3sN1Id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HShhv" xlink:type="simple">https://bit.ly/3EHShh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Jda7Q" xlink:type="simple">https://bit.ly/3pJda7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JvbhmO" xlink:type="simple">https://glo.bo/3Jvbhm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1h1yzk" xlink:type="simple">https://bit.ly/31h1yz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zcXdv" xlink:type="simple">https://bit.ly/3HzcXd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EQ5Dbo" xlink:type="simple">https://glo.bo/3EQ5Db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2SKPmz" xlink:type="simple">https://bit.ly/32SKPm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OhkJJ" xlink:type="simple">https://bit.ly/3mOhkJJ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BD4lO" xlink:type="simple">https://bit.ly/3JBD4lO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CLh96" xlink:type="simple">https://bit.ly/3JCLh9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OGYW8" xlink:type="simple">https://bit.ly/3FOGYW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2FbKlX" xlink:type="simple">https://bit.ly/32FbKl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SACoD" xlink:type="simple">https://bit.ly/3FSACo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IYCif" xlink:type="simple">https://bit.ly/3eIYCi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nf6Ww" xlink:type="simple">https://bit.ly/3znf6W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Srvsh" xlink:type="simple">https://bit.ly/3eSrvs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UT93C" xlink:type="simple">https://bit.ly/3FUT93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Cmgt6" xlink:type="simple">https://bit.ly/3HCmgt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MVask" xlink:type="simple">https://bit.ly/3qMVas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QcfGJ" xlink:type="simple">https://bit.ly/3EQcfG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WuHOb" xlink:type="simple">https://bit.ly/3EWuHO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2JnF2j" xlink:type="simple">https://bit.ly/32JnF2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pWXduR" xlink:type="simple">https://glo.bo/3pWXdu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r7zUxR" xlink:type="simple">https://glo.bo/3r7zUx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AOOmz" xlink:type="simple">https://bit.ly/3HAOOm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FWQ1Eu" xlink:type="simple">https://glo.bo/3FWQ1E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wmb7w" xlink:type="simple">https://bit.ly/3zwmb7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qDCpK" xlink:type="simple">https://bit.ly/3zqDCp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FWjsB" xlink:type="simple">https://bit.ly/3HFWjs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2UUXv9" xlink:type="simple">https://bit.ly/32UUXv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AD7fC" xlink:type="simple">https://bit.ly/3HAD7f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JKQHPE" xlink:type="simple">https://glo.bo/3JKQHP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NT6QS" xlink:type="simple">https://bit.ly/3qNT6Q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3DV8L" xlink:type="simple">https://bit.ly/3t3DV8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NhA5n" xlink:type="simple">https://bit.ly/3JNhA5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Jjp1v" xlink:type="simple">https://bit.ly/3HJjp1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Q13xG" xlink:type="simple">https://bit.ly/3JQ13x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6Hb3i" xlink:type="simple">https://bit.ly/3t6Hb3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ytVWB" xlink:type="simple">https://bit.ly/3zytVW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09w8M" xlink:type="simple">https://bit.ly/3r09w8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KQLwO" xlink:type="simple">https://bit.ly/3HKQLw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8VEdd" xlink:type="simple">https://bit.ly/3q8VEd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3jAHU4" xlink:type="simple">https://bit.ly/33jAHU4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tbxi4p" xlink:type="simple">https://glo.bo/3tbxi4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jdHiG" xlink:type="simple">https://bit.ly/3tjdHi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gRa6t" xlink:type="simple">https://bit.ly/3tgRa6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7m4xX" xlink:type="simple">https://bit.ly/3t7m4x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cXpEj" xlink:type="simple">https://bit.ly/3ncXpE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3em4RN" xlink:type="simple">https://glo.bo/33em4R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9n6pq" xlink:type="simple">https://bit.ly/3n9n6p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4pmzce" xlink:type="simple">https://bit.ly/34pmzc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cY8W3" xlink:type="simple">https://bit.ly/3ncY8W3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exu6A" xlink:type="simple">https://bit.ly/3Gexu6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3jjrhs" xlink:type="simple">https://glo.bo/33jjrh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wapo.st/3zFJVGi" xlink:type="simple">https://wapo.st/3zFJVG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fHjdh" xlink:type="simple">https://bit.ly/3nfHjd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iAGe4" xlink:type="simple">https://bit.ly/3tiAGe4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LBDN3" xlink:type="simple">https://bit.ly/3zLBDN3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37pbp" xlink:type="simple">https://bit.ly/3I37pb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36LKZ" xlink:type="simple">https://bit.ly/3I36LK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jgz7i" xlink:type="simple">https://bit.ly/3fjgz7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oEe1M" xlink:type="simple">https://bit.ly/3GoEe1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TaiIE" xlink:type="simple">https://bit.ly/3zTaiI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4K4o1g" xlink:type="simple">https://bit.ly/34K4o1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mhOhZ" xlink:type="simple">https://bit.ly/3GmhOh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3lN5c" xlink:type="simple">https://bit.ly/3K3lN5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lQzjG" xlink:type="simple">https://bit.ly/3tlQzj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miGPJ" xlink:type="simple">https://bit.ly/3tmiGP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noqv1" xlink:type="simple">https://bit.ly/3Fnoqv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iYn8k" xlink:type="simple">https://bit.ly/3FiYn8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4Px8FR" xlink:type="simple">https://bit.ly/34Px8F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oR8vA" xlink:type="simple">https://bit.ly/3FoR8v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pgxRz" xlink:type="simple">https://bit.ly/3qpgxR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nxoOd" xlink:type="simple">https://bit.ly/3fnxoO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puK0O" xlink:type="simple">https://bit.ly/3qpuK0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8C48L" xlink:type="simple">https://bit.ly/3K8C48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o3WaS" xlink:type="simple">https://bit.ly/3fo3Wa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AIXYX" xlink:type="simple">https://bit.ly/3qAIXY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lTjLq" xlink:type="simple">https://bit.ly/3rlTjL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BYwJI" xlink:type="simple">https://bit.ly/3fBYwJ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FC34A" xlink:type="simple">https://bit.ly/3qFC34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bMX5g" xlink:type="simple">https://bit.ly/3AbMX5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fMaA8" xlink:type="simple">https://bit.ly/3AfMaA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g9Sza" xlink:type="simple">https://bit.ly/3Ig9Sz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nowGF" xlink:type="simple">https://bit.ly/3KnowG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3Mgs1p" xlink:type="simple">https://bit.ly/33Mgs1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EKPxI" xlink:type="simple">https://bit.ly/3nEKPx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DlpYZ" xlink:type="simple">https://bit.ly/3GDlpY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qHnJZv" xlink:type="simple">https://glo.bo/3qHnJZ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YHCkB" xlink:type="simple">https://bit.ly/3GYHCk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KWNO7" xlink:type="simple">https://bit.ly/3GKWNO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JfUAr" xlink:type="simple">https://bit.ly/3nJfUA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LciEc" xlink:type="simple">https://bit.ly/3FLciE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NrluO" xlink:type="simple">https://bit.ly/3tNrlu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r9i1N" xlink:type="simple">https://bit.ly/3Ir9i1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4N79Z" xlink:type="simple">https://bit.ly/3o4N79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3Qrl2g" xlink:type="simple">https://bit.ly/33Qrl2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tGZLzh" xlink:type="simple">https://glo.bo/3tGZLz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4XODDQ" xlink:type="simple">https://bit.ly/34XODD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M0IET" xlink:type="simple">https://bit.ly/3qM0IE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OtvN7" xlink:type="simple">https://bit.ly/3FOtvN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rDlDx" xlink:type="simple">https://bit.ly/3ArDlD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PDBau" xlink:type="simple">https://bit.ly/3nPDBa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3Txjzr" xlink:type="simple">https://bit.ly/33Txjz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P68ik" xlink:type="simple">https://bit.ly/3qP68i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rIhuE4" xlink:type="simple">https://glo.bo/3rIhuE4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w8jz4" xlink:type="simple">https://bit.ly/3Kw8jz4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JLxuS" xlink:type="simple">https://bit.ly/3rJLxu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VQkwh" xlink:type="simple">https://bit.ly/3tVQkw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pUFJd" xlink:type="simple">https://bit.ly/3ApUFJ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RZ2xN" xlink:type="simple">https://bit.ly/3FRZ2x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R3g6f" xlink:type="simple">https://bit.ly/3tR3g6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SmPv9" xlink:type="simple">https://bit.ly/3tSmPv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IrTwUj" xlink:type="simple">https://glo.bo/3IrTwU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TXROf" xlink:type="simple">https://bit.ly/3FTXRO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Yi1Ev" xlink:type="simple">https://bit.ly/3tYi1E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5iAG3H" xlink:type="simple">https://bit.ly/35iAG3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UEvGv" xlink:type="simple">https://bit.ly/3tUEvG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P2jYj" xlink:type="simple">https://bit.ly/3nP2jY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jkjuv" xlink:type="simple">https://bit.ly/3ojkju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2wi30" xlink:type="simple">https://bit.ly/3u2wi30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sqoMG" xlink:type="simple">https://bit.ly/3IsqoM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AJlyu" xlink:type="simple">https://bit.ly/3KAJly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xlj2N" xlink:type="simple">https://bit.ly/3Axlj2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2BCKCU" xlink:type="simple">https://bit.ly/32BCKC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XStYh" xlink:type="simple">https://bit.ly/3tXStY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L9VoL" xlink:type="simple">https://bit.ly/3KL9Vo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3WgrZg" xlink:type="simple">https://bit.ly/33WgrZ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5VWYw" xlink:type="simple">https://bit.ly/3H5VWY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Sn1I5" xlink:type="simple">https://bit.ly/3rSn1I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g3G2C0" xlink:type="simple">https://glo.bo/3g3G2C0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2ARt0M" xlink:type="simple">https://bit.ly/32ARt0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2ASiXq" xlink:type="simple">https://glo.bo/32ASiX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4jUu6l" xlink:type="simple">https://bit.ly/34jUu6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r9otH6" xlink:type="simple">https://glo.bo/3r9otH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Rt3l3" xlink:type="simple">https://bit.ly/3KRt3l3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7YwJD" xlink:type="simple">https://bit.ly/3u7YwJ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5qH1df" xlink:type="simple">https://bit.ly/35qH1d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3UQ9c" xlink:type="simple">https://bit.ly/3s3UQ9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4KWH8" xlink:type="simple">https://bit.ly/3u4KWH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5ndlh9" xlink:type="simple">https://bit.ly/35ndlh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9RAda" xlink:type="simple">https://bit.ly/3r9RAd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bj6sL" xlink:type="simple">https://bit.ly/3ubj6s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5sH749" xlink:type="simple">https://bit.ly/35sH74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bHiPu" xlink:type="simple">https://bit.ly/3HbHiP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9EjTS" xlink:type="simple">https://bit.ly/3u9EjT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Neltn" xlink:type="simple">https://bit.ly/3INelt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frBFs" xlink:type="simple">https://bit.ly/3GfrBF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2Iecbt" xlink:type="simple">https://bit.ly/32Iecb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KVRbD6" xlink:type="simple">https://bit.ly/3KVRbD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bXEeS" xlink:type="simple">https://bit.ly/3gbXEe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h0p6W" xlink:type="simple">https://bit.ly/3uh0p6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dhGfv" xlink:type="simple">https://bit.ly/3rdhGfv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dYlnY" xlink:type="simple">https://bit.ly/3gdYln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esjyA" xlink:type="simple">https://bit.ly/3resjy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ieKrr" xlink:type="simple">https://bit.ly/3gieKrr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HsP7QE" xlink:type="simple">https://bit.ly/3HsP7QE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8VZew" xlink:type="simple">https://bit.ly/3o8VZew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as9dz" xlink:type="simple">https://bit.ly/3uas9d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3tznw" xlink:type="simple">https://bit.ly/3s3tznw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AOCQ6F" xlink:type="simple">https://bit.ly/3AOCQ6F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4ppcuT" xlink:type="simple">https://bit.ly/34ppcu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4k965z" xlink:type="simple">https://bit.ly/34k965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4sEnTK" xlink:type="simple">https://bit.ly/34sEnT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naF16" xlink:type="simple">https://bit.ly/3HnaF1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0G6Av" xlink:type="simple">https://bit.ly/3L0G6Av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Hj0vyt" xlink:type="simple">https://bit.ly/3Hj0vy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U0zoZ" xlink:type="simple">https://bit.ly/3IU0zo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bIwwy" xlink:type="simple">https://bit.ly/3LbIww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i2nny" xlink:type="simple">https://bit.ly/3ui2nn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IUdNBZ" xlink:type="simple">https://bit.ly/3IUdNB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gl1fD" xlink:type="simple">https://bit.ly/3ugl1fD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HlcEmM" xlink:type="simple">https://bit.ly/3HlcEm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dvu8S" xlink:type="simple">https://bit.ly/3sdvu8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3ZS5u" xlink:type="simple">https://bit.ly/3s3ZS5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WQ7Nv" xlink:type="simple">https://bit.ly/3IWQ7N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8BcJj" xlink:type="simple">https://bit.ly/3s8BcJ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fH6ab" xlink:type="simple">https://bit.ly/3ofH6ab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lpnCm" xlink:type="simple">https://bit.ly/3ulpnCm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IOmJJg" xlink:type="simple">https://bit.ly/3IOmJJ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jHdxa" xlink:type="simple">https://bit.ly/3gjHdx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lho6n" xlink:type="simple">https://bit.ly/3rlho6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3SxLV" xlink:type="simple">https://bit.ly/3L3SxLV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HE9pXT" xlink:type="simple">https://bit.ly/3HE9pX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HnsjC8" xlink:type="simple">https://bit.ly/3HnsjC8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mS7GO" xlink:type="simple">https://bit.ly/3omS7GO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mPWP6" xlink:type="simple">https://bit.ly/3gmPWP6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ftBsh" xlink:type="simple">https://bit.ly/3sftBsh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5FC1S9" xlink:type="simple">https://bit.ly/35FC1S9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IRgrZo" xlink:type="simple">https://bit.ly/3IRgrZo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iSkVF" xlink:type="simple">https://bit.ly/3LiSkVF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KZFv26" xlink:type="simple">https://bit.ly/3KZFv2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ZcPBR" xlink:type="simple">https://bit.ly/3AZcPBR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qOKmg" xlink:type="simple">https://bit.ly/3uqOKm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AUzTBL" xlink:type="simple">https://bit.ly/3AUzTBL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HEXMQ4" xlink:type="simple">https://bit.ly/3HEXMQ4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7wjqT" xlink:type="simple">https://bit.ly/3J7wjq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4Bb5Cv" xlink:type="simple">https://bit.ly/34Bb5Cv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ruGfL" xlink:type="simple">https://bit.ly/3oruGfL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lXyRV" xlink:type="simple">https://bit.ly/3glXyRV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rru3M" xlink:type="simple">https://bit.ly/3orru3M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3hwgF" xlink:type="simple">https://bit.ly/3J3hwgF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lVecf" xlink:type="simple">https://bit.ly/3LlVecf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ppPaw" xlink:type="simple">https://bit.ly/3gppPaw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lDdlt" xlink:type="simple">https://bit.ly/3slDdl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4DKMp" xlink:type="simple">https://bit.ly/3B4DKMp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4G0NRy" xlink:type="simple">https://bit.ly/34G0NR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glo.bo/3rtRhtL" xlink:type="simple">https://glo.bo/3rtRhtL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4epvch" xlink:type="simple">https://bit.ly/34epvch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32p4kD" xlink:type="simple">https://bit.ly/332p4kD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pW5tZ" xlink:type="simple">https://bit.ly/3gpW5t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k4yVc" xlink:type="simple">https://bit.ly/3sk4yVc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anRo0" xlink:type="simple">https://bit.ly/3BanRo0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u2Gfa" xlink:type="simple">https://bit.ly/3uu2Gf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1Jk2c" xlink:type="simple">https://bit.ly/3B1Jk2c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yOE3z" xlink:type="simple">https://bit.ly/3gyOE3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4eqV6B" xlink:type="simple">https://bit.ly/34eqV6B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oG5IR" xlink:type="simple">https://bit.ly/3goG5IR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sgPpe" xlink:type="simple">https://bit.ly/3osgPpe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5CawL" xlink:type="simple">https://bit.ly/3J5CawL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glo.bo/332hiXQ" xlink:type="simple">https://glo.bo/332hiXQ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w9KUH" xlink:type="simple">https://bit.ly/3ow9KUH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rvQrl" xlink:type="simple">https://bit.ly/3orvQrl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4DVpia" xlink:type="simple">https://bit.ly/34DVpi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cmfNo" xlink:type="simple">https://bit.ly/3JcmfN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wXFdH" xlink:type="simple">https://bit.ly/3gwXFdH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yMwsE" xlink:type="simple">https://bit.ly/3gyMwsE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w29HH" xlink:type="simple">https://bit.ly/3rw29HH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yskzr" xlink:type="simple">https://bit.ly/3uyskz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6FTY8" xlink:type="simple">https://bit.ly/3B6FTY8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xpPxp" xlink:type="simple">https://bit.ly/3uxpPxp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fvyhc" xlink:type="simple">https://bit.ly/3Lfvyhc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wJOUQ" xlink:type="simple">https://bit.ly/3gwJOU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e0ixa" xlink:type="simple">https://bit.ly/3Je0ix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5Ysvdb" xlink:type="simple">https://bit.ly/35Ysvdb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glo.bo/3BajMQp" xlink:type="simple">https://glo.bo/3BajMQp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EqPCn" xlink:type="simple">https://bit.ly/3GEqPC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m319B" xlink:type="simple">https://bit.ly/3Lm319B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F4AIe" xlink:type="simple">https://bit.ly/3rF4AIe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HWhiW" xlink:type="simple">https://bit.ly/3GHWhi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3cmHMb" xlink:type="simple">https://bit.ly/33cmHMb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a7F6a" xlink:type="simple">https://bit.ly/3Ba7F6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fNvYj" xlink:type="simple">https://bit.ly/3BfNvYj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4pyY0s" xlink:type="simple">https://bit.ly/34pyY0s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Fkke8" xlink:type="simple">https://bit.ly/3rFkke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z83ag" xlink:type="simple">https://bit.ly/3sz83a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ssJ3T" xlink:type="simple">https://bit.ly/3sssJ3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Hyc7S" xlink:type="simple">https://bit.ly/3rHyc7S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ok61b" xlink:type="simple">https://bit.ly/3Jok61b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68rOhu" xlink:type="simple">https://bit.ly/368rOh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60Xl4J" xlink:type="simple">https://bit.ly/360Xl4J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BOA3n" xlink:type="simple">https://bit.ly/3gBOA3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mj3yB" xlink:type="simple">https://bit.ly/3Jmj3yB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HMyVs" xlink:type="simple">https://bit.ly/3rHMyVs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HMpryG" xlink:type="simple">https://bit.ly/3HMpry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JJNTV" xlink:type="simple">https://bit.ly/3rJJNTV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truWl" xlink:type="simple">https://bit.ly/3BtruWl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3hcgqw" xlink:type="simple">https://bit.ly/33hcgqw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vT3mk" xlink:type="simple">https://bit.ly/3LvT3mk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u98ZM" xlink:type="simple">https://bit.ly/3Lu98ZM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60wfuA" xlink:type="simple">https://bit.ly/360wfu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HMEvMT" xlink:type="simple">https://bit.ly/3HMEvM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61bWgA" xlink:type="simple">https://bit.ly/361bWg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4TIxEs" xlink:type="simple">https://bit.ly/34TIxEs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ppW23" xlink:type="simple">https://bit.ly/3JppW23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L0puq" xlink:type="simple">https://bit.ly/3rL0puq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LJ9t3" xlink:type="simple">https://bit.ly/3GLJ9t3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NB5Il" xlink:type="simple">https://bit.ly/3GNB5Il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vuxzM" xlink:type="simple">https://bit.ly/3JvuxzM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xaHEe" xlink:type="simple">https://bit.ly/3JxaHEe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M2eku" xlink:type="simple">https://bit.ly/3gM2eku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SvjB1" xlink:type="simple">https://bit.ly/3rSvjB1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h6U9al" xlink:type="simple">https://bit.ly/3h6U9al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W0Hwz" xlink:type="simple">https://bit.ly/3oW0Hw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HV33U1" xlink:type="simple">https://bit.ly/3HV33U1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DVO0x" xlink:type="simple">https://bit.ly/3BDVO0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B5CNb" xlink:type="simple">https://bit.ly/3LB5CNb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HYdAh6" xlink:type="simple">https://bit.ly/3HYdAh6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ZTmOF" xlink:type="simple">https://bit.ly/3rZTmOF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WgsU6" xlink:type="simple">https://bit.ly/3oWgsU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51MJSN" xlink:type="simple">https://bit.ly/351MJS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ZBz87" xlink:type="simple">https://bit.ly/3oZBz8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6cewQX" xlink:type="simple">https://bit.ly/36cewQ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H7zq0E" xlink:type="simple">https://bit.ly/3H7zq0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0TNfF" xlink:type="simple">https://bit.ly/3H0TNf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PG32v" xlink:type="simple">https://bit.ly/3sPG32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glo.bo/3sJprJq" xlink:type="simple">https://glo.bo/3sJprJ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Pf2MC" xlink:type="simple">https://bit.ly/3sPf2M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4Rku9I" xlink:type="simple">https://bit.ly/34Rku9I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w2n4Y" xlink:type="simple">https://bit.ly/3Bw2n4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zxxLC" xlink:type="simple">https://bit.ly/3JzxxL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Uwy25" xlink:type="simple">https://bit.ly/3sUwy2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0l0oc" xlink:type="simple">https://bit.ly/3h0l0o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AoE1z" xlink:type="simple">https://bit.ly/3BAoE1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29Yar" xlink:type="simple">https://bit.ly/3v29Yar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10rOI" xlink:type="simple">https://bit.ly/3s10rO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BY8b1" xlink:type="simple">https://bit.ly/3JBY8b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PciPm" xlink:type="simple">https://bit.ly/3sPciP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3FOcxS" xlink:type="simple">https://bit.ly/33FOcx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6K6YZ" xlink:type="simple">https://bit.ly/3s6K6Y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TAXSN" xlink:type="simple">https://bit.ly/3sTAXS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SkDdx" xlink:type="simple">https://bit.ly/3LSkDd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501tln" xlink:type="simple">https://bit.ly/3501tl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VRbuz" xlink:type="simple">https://bit.ly/3sVRbu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3MmKe" xlink:type="simple">https://bit.ly/3h3MmKe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76ZNP" xlink:type="simple">https://bit.ly/3v76ZNP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FDlQS" xlink:type="simple">https://bit.ly/3BFDlQS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FqW28" xlink:type="simple">https://bit.ly/3JFqW28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ITmG4" xlink:type="simple">https://bit.ly/3BITmG4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Ihqc2" xlink:type="simple">https://bit.ly/3BIhqc2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glo.bo/3p9KCTY" xlink:type="simple">https://glo.bo/3p9KCT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ImsKx6" xlink:type="simple">https://bit.ly/3ImsKx6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4V9xUN" xlink:type="simple">https://bit.ly/34V9xU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ceT4S" xlink:type="simple">https://bit.ly/3pceT4S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drsPf" xlink:type="simple">https://bit.ly/3sdrsPf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glo.bo/3sYZ16F" xlink:type="simple">https://glo.bo/3sYZ16F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5gA3Z" xlink:type="simple">https://bit.ly/3p5gA3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6wqLrH" xlink:type="simple">https://bit.ly/36wqLr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5nRPca" xlink:type="simple">https://bit.ly/35nRPc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glo.bo/3t2vTLX" xlink:type="simple">https://glo.bo/3t2vTL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3PPAy2" xlink:type="simple">https://bit.ly/33PPAy2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XPNAw" xlink:type="simple">https://bit.ly/3LXPNAw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glo.bo/3hjL39X" xlink:type="simple">https://glo.bo/3hjL39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iMpdp" xlink:type="simple">https://bit.ly/3viMpdp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SxFn1" xlink:type="simple">https://bit.ly/3BSxFn1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trZzT5" xlink:type="simple">https://bit.ly/3trZzT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lZhhe" xlink:type="simple">https://bit.ly/3slZhhe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HiNG6D" xlink:type="simple">https://bit.ly/3HiNG6D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iYz6e" xlink:type="simple">https://bit.ly/3viYz6e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6FQDBv" xlink:type="simple">https://bit.ly/36FQDBv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KhUaEX" xlink:type="simple">https://bit.ly/3KhUaE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5y15KM" xlink:type="simple">https://bit.ly/35y15KM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glo.bo/3M0k0yG" xlink:type="simple">https://glo.bo/3M0k0y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4EHb9" xlink:type="simple">https://bit.ly/3K4EHb9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5fa2sO" xlink:type="simple">https://bit.ly/35fa2sO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hs77PR" xlink:type="simple">https://bit.ly/3hs77PR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FV0W5" xlink:type="simple">https://bit.ly/3sFV0W5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4c0HS8" xlink:type="simple">https://bit.ly/34c0HS8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aDBaZ" xlink:type="simple">https://bit.ly/3CaDBa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KhORoC" xlink:type="simple">https://bit.ly/3KhORoC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IJafTp" xlink:type="simple">https://bit.ly/3IJafTp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MkizeK" xlink:type="simple">https://bit.ly/3MkizeK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hDhBMo" xlink:type="simple">https://bit.ly/3hDhBMo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qfxBf" xlink:type="simple">https://bit.ly/3CqfxBf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MlqloD" xlink:type="simple">https://bit.ly/3MlqloD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HGsdoj" xlink:type="simple">https://bit.ly/3HGsdoj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MkWOv8" xlink:type="simple">https://bit.ly/3MkWOv8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FJqYN" xlink:type="simple">https://bit.ly/3pFJqY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HIHd5i" xlink:type="simple">https://bit.ly/3HIHd5i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INc4yG" xlink:type="simple">https://bit.ly/3INc4y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INZYW7" xlink:type="simple">https://bit.ly/3INZYW7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KgK2vZ" xlink:type="simple">https://bit.ly/3KgK2v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hGjrMM" xlink:type="simple">https://bit.ly/3hGjrMM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5vgT1e" xlink:type="simple">https://bit.ly/35vgT1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K8tMt" xlink:type="simple">https://bit.ly/3sK8tM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QZdWj" xlink:type="simple">https://bit.ly/3tQZdW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hcEVZ" xlink:type="simple">https://bit.ly/3KhcEV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KtHn7" xlink:type="simple">https://bit.ly/3hKtHn7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Ma3x6" xlink:type="simple">https://bit.ly/3sMa3x6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ESwFt" xlink:type="simple">https://bit.ly/3pESwF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IT2LO4" xlink:type="simple">https://bit.ly/3IT2LO4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fbLKA" xlink:type="simple">https://bit.ly/3CfbLK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Kig1f7" xlink:type="simple">https://bit.ly/3Kig1f7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AZ8EL" xlink:type="simple">https://bit.ly/3pAZ8E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4jUYJR" xlink:type="simple">https://bit.ly/34jUYJ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rX1v1" xlink:type="simple">https://bit.ly/3KrX1v1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Msz9Jj" xlink:type="simple">https://bit.ly/3Msz9J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PQ3zB" xlink:type="simple">https://bit.ly/3IPQ3z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pfCoK" xlink:type="simple">https://bit.ly/3CpfCo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r9gcS" xlink:type="simple">https://bit.ly/3Mr9gcS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WdfrY" xlink:type="simple">https://bit.ly/3vWdfr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MygrQt" xlink:type="simple">https://bit.ly/3MygrQ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PfzNU" xlink:type="simple">https://bit.ly/3pPfzNU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KvWo3z" xlink:type="simple">https://bit.ly/3KvWo3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PgsWu" xlink:type="simple">https://bit.ly/3pPgsW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VUDMG" xlink:type="simple">https://bit.ly/3IVUDM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ab.co/35XxB9u" xlink:type="simple">https://ab.co/35XxB9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A8vg5" xlink:type="simple">https://bit.ly/3KA8vg5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5Nm1Om" xlink:type="simple">https://bit.ly/35Nm1O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4xakek" xlink:type="simple">https://bit.ly/34xake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z4Ws5" xlink:type="simple">https://bit.ly/3Mz4Ws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Ra9BL" xlink:type="simple">https://bit.ly/3pRa9BL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75pQ1K" xlink:type="simple">https://bit.ly/375pQ1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rMnRU" xlink:type="simple">https://bit.ly/3CrMnRU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I99LVT" xlink:type="simple">https://bit.ly/3I99LV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SMlh7" xlink:type="simple">https://bit.ly/3pSMlh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WWayj" xlink:type="simple">https://bit.ly/3vWWay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00wac" xlink:type="simple">https://bit.ly/3I00wa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E24KA" xlink:type="simple">https://bit.ly/3ME24K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EEGwq" xlink:type="simple">https://bit.ly/3MEEGw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ZCrfp" xlink:type="simple">https://bit.ly/3sZCrf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TxfrD" xlink:type="simple">https://bit.ly/3pTxfrD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8npK7" xlink:type="simple">https://bit.ly/3J8npK7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glo.bo/3KBGJzB" xlink:type="simple">https://glo.bo/3KBGJzB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I1zQWB" xlink:type="simple">https://bit.ly/3I1zQWB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HZQV37" xlink:type="simple">https://bit.ly/3HZQV3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Qybhz" xlink:type="simple">https://bit.ly/3tQybh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JPF3m" xlink:type="simple">https://bit.ly/3CJPF3m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X1kKI" xlink:type="simple">https://bit.ly/3vX1kKI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KBHvwv" xlink:type="simple">https://bit.ly/3KBHvwv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D6Jbh" xlink:type="simple">https://bit.ly/3CD6Jbh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hZb6Un" xlink:type="simple">https://bit.ly/3hZb6U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FddGn" xlink:type="simple">https://bit.ly/3CFddG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tUVOWo" xlink:type="simple">https://bit.ly/3tUVOWo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MKgNnf" xlink:type="simple">https://bit.ly/3MKgNn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5olt8" xlink:type="simple">https://bit.ly/3t5olt8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eBvJR" xlink:type="simple">https://bit.ly/3JeBvJ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LUfCH" xlink:type="simple">https://bit.ly/3MLUfCH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MMEb3r" xlink:type="simple">https://bit.ly/3MMEb3r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I8vihh" xlink:type="simple">https://bit.ly/3I8vihh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2CUE3" xlink:type="simple">https://bit.ly/3L2CUE3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8DN9y" xlink:type="simple">https://bit.ly/3w8DN9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I75OAZ" xlink:type="simple">https://bit.ly/3I75OA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iTGhy" xlink:type="simple">https://bit.ly/3JiTGh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7xO6tK" xlink:type="simple">https://bit.ly/37xO6tK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heXrR" xlink:type="simple">https://bit.ly/3JheXr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XL9KC" xlink:type="simple">https://bit.ly/3tXL9K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6qhula" xlink:type="simple">https://bit.ly/36qhul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m5wBt" xlink:type="simple">https://bit.ly/3um5wB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MNwnj" xlink:type="simple">https://bit.ly/3CMNwnj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bc.in/3q9edgQ" xlink:type="simple">https://bbc.in/3q9edg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hnB44" xlink:type="simple">https://bit.ly/3thnB44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4Oigry" xlink:type="simple">https://bit.ly/34Oigr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fsxVb" xlink:type="simple">https://bit.ly/3qfsxVb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5Yrn9X" xlink:type="simple">https://bit.ly/35Yrn9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9Eq0h" xlink:type="simple">https://bit.ly/3u9Eq0h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hivqu" xlink:type="simple">https://bit.ly/3whivqu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thjCEz" xlink:type="simple">https://bit.ly/3thjCE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ti9Thg" xlink:type="simple">https://bit.ly/3ti9Th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qd0B4v" xlink:type="simple">https://bit.ly/3qd0B4v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NcvHi" xlink:type="simple">https://bit.ly/3CNcvHi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tk9nj9" xlink:type="simple">https://bit.ly/3tk9nj9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glo.bo/37GUUW1" xlink:type="simple">https://glo.bo/37GUUW1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RSOhk" xlink:type="simple">https://bit.ly/3CRSOhk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qhsVT3" xlink:type="simple">https://bit.ly/3qhsVT3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6cCegh" xlink:type="simple">https://bit.ly/36cCegh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ioD7EV" xlink:type="simple">https://bit.ly/3ioD7EV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s440r" xlink:type="simple">https://bit.ly/3us440r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KLU74m" xlink:type="simple">https://bit.ly/3KLU74m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jN2l4" xlink:type="simple">https://bit.ly/3ujN2l4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oi2TC" xlink:type="simple">https://bit.ly/3woi2TC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qklKtg" xlink:type="simple">https://bit.ly/3qklKt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lePnC" xlink:type="simple">https://bit.ly/3wlePnC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nog6a" xlink:type="simple">https://bit.ly/3wnog6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Hj8xD" xlink:type="simple">https://bit.ly/3JHj8xD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67X1Sr" xlink:type="simple">https://bit.ly/367X1Sr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HjynH" xlink:type="simple">https://bit.ly/3JHjynH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XjNIn" xlink:type="simple">https://bit.ly/3CXjNI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7ERhQh" xlink:type="simple">https://bit.ly/37ERhQh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6zrOHk" xlink:type="simple">http://glo.bo/36zrOHk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ItqoeI" xlink:type="simple">https://bit.ly/3ItqoeI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oUuxG" xlink:type="simple">https://bit.ly/3woUux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NbCblx" xlink:type="simple">https://bit.ly/3NbCbl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hj7tE" xlink:type="simple">https://bit.ly/3uhj7tE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6btes5" xlink:type="simple">https://bit.ly/36btes5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tuJnl7" xlink:type="simple">https://bit.ly/3tuJnl7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h9taf" xlink:type="simple">https://bit.ly/3uh9taf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6jzsGe" xlink:type="simple">https://bit.ly/36jzsGe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NamfA4" xlink:type="simple">https://bit.ly/3NamfA4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D7kj6E" xlink:type="simple">https://bit.ly/3D7kj6E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oP7ft" xlink:type="simple">https://bit.ly/3uoP7f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w7VvK" xlink:type="simple">https://bit.ly/3ww7VvK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tzveTR" xlink:type="simple">https://bit.ly/3tzveTR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2Sq2u" xlink:type="simple">https://bit.ly/3L2Sq2u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6ha5F9" xlink:type="simple">https://bit.ly/36ha5F9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oQzOX" xlink:type="simple">https://bit.ly/3uoQzO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F7ymz" xlink:type="simple">https://bit.ly/3JF7ym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DfKdW3" xlink:type="simple">https://bit.ly/3DfKdW3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bkKQf" xlink:type="simple">https://bit.ly/3LbkKQf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zSKBP" xlink:type="simple">https://bit.ly/3wzSKBP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bVQQF" xlink:type="simple">https://bit.ly/3LbVQQF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DdPihO" xlink:type="simple">https://bit.ly/3DdPihO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Nlb0VB" xlink:type="simple">https://bit.ly/3Nlb0V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CdqsR" xlink:type="simple">https://bit.ly/3wCdqsR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ix7ysS" xlink:type="simple">https://bit.ly/3ix7ysS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qCbfBN" xlink:type="simple">http://glo.bo/3qCbfB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FuvWx" xlink:type="simple">https://bit.ly/3JFuvW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N0ULa" xlink:type="simple">https://bit.ly/3JN0UL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ODYqS" xlink:type="simple">https://bit.ly/3wODYqS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tKN7iE" xlink:type="simple">http://glo.bo/3tKN7iE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qEDrnL" xlink:type="simple">http://glo.bo/3qEDrnL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DdRIwC" xlink:type="simple">https://bit.ly/3DdRIwC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AJWsG" xlink:type="simple">https://bit.ly/3uAJWs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7Zk4iF" xlink:type="simple">https://bit.ly/37Zk4i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6RiA9v" xlink:type="simple">https://bit.ly/36RiA9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EkzwB" xlink:type="simple">https://bit.ly/3JEkzwB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iGDqeC" xlink:type="simple">https://bit.ly/3iGDqeC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6Mp6hY" xlink:type="simple">https://bit.ly/36Mp6h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5hXKjt" xlink:type="simple">https://bit.ly/35hXKj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kvNEk" xlink:type="simple">https://bit.ly/3DkvNE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6KGO5E" xlink:type="simple">https://bit.ly/36KGO5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vwkpN" xlink:type="simple">https://bit.ly/3Lvwkp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UJ5pT" xlink:type="simple">https://bit.ly/3wUJ5p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Z21kL" xlink:type="simple">https://bit.ly/3uZ21kL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JU8F1M" xlink:type="simple">http://glo.bo/3JU8F1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pg2yz" xlink:type="simple">https://bit.ly/3Lpg2y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QVhYy" xlink:type="simple">https://bit.ly/3wQVhY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mg3Dk" xlink:type="simple">https://bit.ly/3Lmg3D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VfzUy" xlink:type="simple">https://bit.ly/3JVfzU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MOSK9" xlink:type="simple">https://bit.ly/3qMOSK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MWEUc" xlink:type="simple">https://bit.ly/3qMWEU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q8uZD" xlink:type="simple">https://bit.ly/3Dq8uZ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H6dVR" xlink:type="simple">https://bit.ly/3uH6dV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RDFDJ" xlink:type="simple">https://bit.ly/3iRDFD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RW4EH" xlink:type="simple">https://bit.ly/3qRW4E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WuhFm" xlink:type="simple">https://bit.ly/3tWuhF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XUQMh" xlink:type="simple">https://bit.ly/3wXUQMh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NAS0T0" xlink:type="simple">http://glo.bo/3NAS0T0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PTZJz" xlink:type="simple">https://bit.ly/3qPTZJ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PthSG" xlink:type="simple">https://bit.ly/3uPthS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RuiE9" xlink:type="simple">https://bit.ly/3iRuiE9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tZbNns" xlink:type="simple">http://glo.bo/3tZbNn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5ub44c" xlink:type="simple">https://bit.ly/35ub44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0NpWW" xlink:type="simple">https://bit.ly/3J0NpW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8A53V" xlink:type="simple">https://bit.ly/3K8A53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MNQYz" xlink:type="simple">https://bit.ly/3NMNQY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Q4OfJ" xlink:type="simple">https://bit.ly/3uQ4Of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zjFPQ" xlink:type="simple">https://bit.ly/3DzjFP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Zzgqq" xlink:type="simple">https://bit.ly/3wZzgq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Bq0gn" xlink:type="simple">https://bit.ly/3LBq0g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UbqK6" xlink:type="simple">https://bit.ly/3uUbqK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FdsVa" xlink:type="simple">https://bit.ly/3LFdsV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Uyys3" xlink:type="simple">https://bit.ly/3uUyys3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6T7JfN" xlink:type="simple">https://bit.ly/36T7Jf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1D3LL" xlink:type="simple">https://bit.ly/3j1D3L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DCJfy" xlink:type="simple">https://bit.ly/3DDCJf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Wh1hZ" xlink:type="simple">https://bit.ly/3qWh1h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7OVT1" xlink:type="simple">https://bit.ly/3u7OVT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7e6aa" xlink:type="simple">https://bit.ly/3x7e6a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HtFJI" xlink:type="simple">https://bit.ly/3LHtFJ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VtmnQ" xlink:type="simple">https://bit.ly/3uVtmnQ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WJuoX" xlink:type="simple">https://bit.ly/3uWJuo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bzGwo" xlink:type="simple">https://bit.ly/3JbzGw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4gV89" xlink:type="simple">https://bit.ly/3r4gV89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NR7FOg" xlink:type="simple">http://glo.bo/3NR7FO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xdozRg" xlink:type="simple">https://bit.ly/3xdozRg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5QNYoM" xlink:type="simple">http://glo.bo/35QNYoM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j9gZim" xlink:type="simple">http://glo.bo/3j9gZim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Kfa9Uo" xlink:type="simple">https://bit.ly/3Kfa9Uo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dMrSQ" xlink:type="simple">https://bit.ly/3udMrS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63c0f" xlink:type="simple">https://bit.ly/3r63c0f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xbUBxg" xlink:type="simple">https://bit.ly/3xbUBxg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jbLlkq" xlink:type="simple">http://glo.bo/3jbLlkq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iLCIt" xlink:type="simple">https://bit.ly/3uiLCI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1gRXL" xlink:type="simple">https://bit.ly/3v1gRX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9vEP1" xlink:type="simple">https://bit.ly/3r9vEP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iObuc" xlink:type="simple">https://bit.ly/3uiObuc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8rdKAI" xlink:type="simple">https://bit.ly/38rdKAI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KqrCcu" xlink:type="simple">https://bit.ly/3KqrCcu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acMPK" xlink:type="simple">https://bit.ly/3racMPK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u65Pa" xlink:type="simple">https://bit.ly/3Ju65Pa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v1cj3H" xlink:type="simple">http://glo.bo/3v1cj3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R5G88" xlink:type="simple">https://bit.ly/3DR5G8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gVxIi" xlink:type="simple">https://bit.ly/3jgVxI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75UKre" xlink:type="simple">https://bit.ly/375UKr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1bETL" xlink:type="simple">https://bit.ly/3E1bETL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hcYwJ" xlink:type="simple">https://bit.ly/3rhcYwJ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3PIDH" xlink:type="simple">https://bit.ly/3v3PID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lYmYD" xlink:type="simple">https://bit.ly/3jlYmYD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xlui7F" xlink:type="simple">https://bit.ly/3xlui7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rYJg8" xlink:type="simple">https://bit.ly/3KrYJg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ZcjYZ" xlink:type="simple">https://bit.ly/3LZcjY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spBeN" xlink:type="simple">https://bit.ly/3JspBe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UAYO9" xlink:type="simple">https://bit.ly/3LUAYO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YtThj" xlink:type="simple">https://bit.ly/3NYtTh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3v8al" xlink:type="simple">https://bit.ly/3E3v8a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nDWXp" xlink:type="simple">https://bit.ly/3xnDWX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7aOOxd" xlink:type="simple">https://bit.ly/37aOOx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tFiHZ" xlink:type="simple">https://bit.ly/3jtFiH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s5QcN" xlink:type="simple">https://bit.ly/3js5Qc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ICoWt" xlink:type="simple">https://bit.ly/3uICoWt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uzRY6u" xlink:type="simple">http://glo.bo/3uzRY6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zqgAB" xlink:type="simple">https://bit.ly/3jzqgA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HhG9q" xlink:type="simple">https://bit.ly/3uHhG9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6c2TKl" xlink:type="simple">https://bit.ly/36c2TK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GfyUF" xlink:type="simple">https://bit.ly/3KGfyU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oALij" xlink:type="simple">https://bit.ly/3xoALi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SoJ4E" xlink:type="simple">https://bit.ly/3KSoJ4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T45Bg" xlink:type="simple">https://bit.ly/3KT45B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vu65N" xlink:type="simple">https://bit.ly/3xvu65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xy8aa" xlink:type="simple">https://bit.ly/3rxy8a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enIE3" xlink:type="simple">https://bit.ly/3MenIE3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jRIaW" xlink:type="simple">https://bit.ly/3vjRIaW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7nmqYE" xlink:type="simple">https://bit.ly/37nmqYE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oKouF" xlink:type="simple">https://bit.ly/3voKouF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EkvFFh" xlink:type="simple">http://glo.bo/3EkvFFh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MatP6" xlink:type="simple">https://bit.ly/3jMatP6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wfPCm" xlink:type="simple">https://bit.ly/3rwfPCm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6pgHBi" xlink:type="simple">http://glo.bo/36pgHBi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6kMinA" xlink:type="simple">https://bit.ly/36kMin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PAHGB" xlink:type="simple">https://bit.ly/3uPAHGB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8Mf8Ou" xlink:type="simple">https://bit.ly/38Mf8Ou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LH0ei" xlink:type="simple">https://bit.ly/3uLH0ei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Ojf5a" xlink:type="simple">https://bit.ly/3uOjf5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Mc21EN" xlink:type="simple">https://bit.ly/3Mc21E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vG7G2" xlink:type="simple">https://bit.ly/3vvG7G2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hTORl" xlink:type="simple">https://bit.ly/3OhTORl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yl5W6" xlink:type="simple">https://bit.ly/3ryl5W6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Eng1sy" xlink:type="simple">https://bit.ly/3Eng1s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pVqDV" xlink:type="simple">https://bit.ly/3EpVqD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uznI6" xlink:type="simple">https://bit.ly/3vuznI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UZihx" xlink:type="simple">https://bit.ly/3JUZih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XPBjI" xlink:type="simple">https://bit.ly/3KXPBj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hx7uE" xlink:type="simple">https://bit.ly/3Mhx7u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PVpdP" xlink:type="simple">https://bit.ly/3JPVpd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BhQRt" xlink:type="simple">https://bit.ly/3xBhQR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6uPGwm" xlink:type="simple">https://bit.ly/36uPGw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88IUN1" xlink:type="simple">https://bit.ly/388IUN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VS96c" xlink:type="simple">https://bit.ly/3jVS96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6umDZF" xlink:type="simple">https://bit.ly/36umDZ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zETxl" xlink:type="simple">https://bit.ly/3EzETxl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rDjMoC" xlink:type="simple">http://glo.bo/3rDjMo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Zc6zb" xlink:type="simple">https://bit.ly/3uZc6z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0JVEn" xlink:type="simple">https://bit.ly/3K0JVE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AudmW" xlink:type="simple">https://bit.ly/3OAudm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xtbU3" xlink:type="simple">https://bit.ly/3ExtbU3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4Au6B" xlink:type="simple">https://bit.ly/3K4Au6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vuQt7" xlink:type="simple">https://bit.ly/3EvuQt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2RwSU" xlink:type="simple">https://bit.ly/3K2RwS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YcFgY" xlink:type="simple">https://bit.ly/3JYcFg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KqL36" xlink:type="simple">https://bit.ly/3xKqL3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48OAc" xlink:type="simple">https://bit.ly/3L48OA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D79v5" xlink:type="simple">https://bit.ly/3vD79v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EsAdW" xlink:type="simple">https://bit.ly/3rEsAd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HLqRB" xlink:type="simple">https://bit.ly/3rHLqR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91Pvt7" xlink:type="simple">https://bit.ly/391Pvt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7ewQr" xlink:type="simple">https://bit.ly/3K7ewQ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IU56k" xlink:type="simple">https://bit.ly/3rIU56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CvGjO" xlink:type="simple">https://bit.ly/3vCvGj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9pFlm" xlink:type="simple">https://bit.ly/3L9pFl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8madE" xlink:type="simple">https://bit.ly/3K8mad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9dVco7" xlink:type="simple">https://bit.ly/39dVco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hnAUy" xlink:type="simple">https://bit.ly/3MhnAU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6FvOXr" xlink:type="simple">https://bit.ly/36FvOX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Ntt3Q" xlink:type="simple">https://bit.ly/3rNtt3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8dcf9g" xlink:type="simple">https://bit.ly/38dcf9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AXpl6" xlink:type="simple">https://bit.ly/3vAXpl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hPboE" xlink:type="simple">https://bit.ly/3LhPbo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aa0Cl" xlink:type="simple">https://bit.ly/3Laa0C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6FxEYn" xlink:type="simple">https://bit.ly/36FxEY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5v2Gd" xlink:type="simple">https://bit.ly/3k5v2G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qta7b" xlink:type="simple">https://bit.ly/3Lqta7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cDTls" xlink:type="simple">https://bit.ly/3LcDTl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8iGaN7" xlink:type="simple">https://bit.ly/38iGaN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7E5rBD" xlink:type="simple">https://bit.ly/37E5rB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8ieOGY" xlink:type="simple">https://bit.ly/38ieOG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voVr4" xlink:type="simple">https://bit.ly/3MvoVr4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Nyqd5" xlink:type="simple">https://bit.ly/3rNyqd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N9dVe" xlink:type="simple">https://bit.ly/3EN9dV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dvZ5B" xlink:type="simple">https://bit.ly/3vdvZ5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XcjoB" xlink:type="simple">https://bit.ly/3xXcjo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9gBF6u" xlink:type="simple">https://bit.ly/39gBF6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oHhd5" xlink:type="simple">https://bit.ly/3LoHhd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8pzixF" xlink:type="simple">https://bit.ly/38pzix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8s2rZg" xlink:type="simple">https://bit.ly/38s2rZ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D0KZx" xlink:type="simple">https://bit.ly/3OD0KZ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8s8FrO" xlink:type="simple">https://bit.ly/38s8Fr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CTOxv" xlink:type="simple">https://bit.ly/3kCTOx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lhDpj" xlink:type="simple">https://bit.ly/3LlhDp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6QhMCg" xlink:type="simple">https://bit.ly/36QhMCg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F4lGUR" xlink:type="simple">http://glo.bo/3F4lGUR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KpVfdg" xlink:type="simple">https://bit.ly/3KpVfd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xpRei" xlink:type="simple">https://bit.ly/3MxpRei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UhWkq" xlink:type="simple">https://bit.ly/3vUhWkq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8ARpRa" xlink:type="simple">http://glo.bo/38ARpRa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xYdvbd" xlink:type="simple">http://glo.bo/3xYdvb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NnuNT" xlink:type="simple">https://bit.ly/3vNnuN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F5jYmg" xlink:type="simple">https://bit.ly/3F5jYmg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EZIQeQ" xlink:type="simple">http://glo.bo/3EZIQe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MvM1a" xlink:type="simple">https://bit.ly/3OMvM1a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F7mY1u" xlink:type="simple">http://glo.bo/3F7mY1u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knA2WH" xlink:type="simple">https://bit.ly/3knA2WH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F2JCbm" xlink:type="simple">https://bit.ly/3F2JCb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WErJT" xlink:type="simple">https://bit.ly/3EWErJ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8DZ8yd" xlink:type="simple">https://bit.ly/38DZ8y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srxQE" xlink:type="simple">https://bit.ly/3vsrxQE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9jp6qU" xlink:type="simple">http://glo.bo/39jp6q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yOD8r" xlink:type="simple">https://bit.ly/3vyOD8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ZANcX" xlink:type="simple">https://bit.ly/3rZANc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9vVB5t" xlink:type="simple">https://bit.ly/39vVB5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4tmkG" xlink:type="simple">https://bit.ly/3s4tmkG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kqyTOp" xlink:type="simple">http://glo.bo/3kqyTO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8LJh0B" xlink:type="simple">https://bit.ly/38LJh0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7RZ3qF" xlink:type="simple">https://bit.ly/37RZ3q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UO14x" xlink:type="simple">https://bit.ly/3OUO14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ca5xH" xlink:type="simple">https://bit.ly/3sca5x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6lq2k" xlink:type="simple">https://bit.ly/3s6lq2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SSPWl" xlink:type="simple">https://bit.ly/3MSSPW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83Vxt5" xlink:type="simple">https://bit.ly/383Vxt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RWq8O" xlink:type="simple">https://bit.ly/3ORWq8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cDVlE" xlink:type="simple">https://bit.ly/3scDVlE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yhCzKi" xlink:type="simple">http://glo.bo/3yhCzK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8Sg8AA" xlink:type="simple">https://bit.ly/38Sg8A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WB4r2" xlink:type="simple">https://bit.ly/3OWB4r2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7ehyFp" xlink:type="simple">https://bit.ly/37ehyF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PM47D" xlink:type="simple">https://bit.ly/3MPM47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GccvL" xlink:type="simple">https://bit.ly/3vGccvL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894tgX" xlink:type="simple">https://bit.ly/3894tg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FsuXX6" xlink:type="simple">https://bit.ly/3FsuXX6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U9B9n" xlink:type="simple">https://bit.ly/3OU9B9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gYZYe" xlink:type="simple">https://bit.ly/3sgYZYe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rtxIn" xlink:type="simple">https://bit.ly/3wrtxI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FlRlkX" xlink:type="simple">https://bit.ly/3FlRlk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kKx52J" xlink:type="simple">https://bit.ly/3kKx52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9JlUoQ" xlink:type="simple">https://bit.ly/39JlUoQ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ylKNBc" xlink:type="simple">https://bit.ly/3ylKNB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TYcnQ" xlink:type="simple">https://bit.ly/3LTYcn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5MHmA" xlink:type="simple">https://bit.ly/3w5MHm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42Stn" xlink:type="simple">https://bit.ly/3P42St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KT8aob" xlink:type="simple">https://bit.ly/3KT8ao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mJTnW" xlink:type="simple">https://bit.ly/3ymJTnW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7rAQHj" xlink:type="simple">http://glo.bo/37rAQHj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kgXcx" xlink:type="simple">https://bit.ly/3skgXc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FuUizK" xlink:type="simple">https://bit.ly/3FuUizK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86pnxr" xlink:type="simple">http://glo.bo/386pnxr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9MFsZu" xlink:type="simple">http://glo.bo/39MFsZ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WjLmo" xlink:type="simple">https://bit.ly/3KWjLm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ZYmsG" xlink:type="simple">https://bit.ly/3KZYms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qg9YV" xlink:type="simple">https://bit.ly/3Fqg9YV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yp90Xl" xlink:type="simple">https://bit.ly/3yp90Xl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FINbDX" xlink:type="simple">https://bit.ly/3FINbDX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smg96Z" xlink:type="simple">http://glo.bo/3smg96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M06sTx" xlink:type="simple">https://bit.ly/3M06sT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eVrjo" xlink:type="simple">https://bit.ly/3PeVrjo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97wBBo" xlink:type="simple">https://bit.ly/397wBBo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tQ3yT" xlink:type="simple">https://bit.ly/3stQ3y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N399nw" xlink:type="simple">https://bit.ly/3N399nw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vY25Tq" xlink:type="simple">http://glo.bo/3vY25Tq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8jNatx" xlink:type="simple">http://glo.bo/38jNat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r6ImD" xlink:type="simple">https://bit.ly/3sr6ImD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M7joHd" xlink:type="simple">https://bit.ly/3M7joHd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M9bIo4" xlink:type="simple">https://bit.ly/3M9bIo4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yv7Edz" xlink:type="simple">https://bit.ly/3yv7Ed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9M3ZxD" xlink:type="simple">https://bit.ly/39M3Zx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a66Z3" xlink:type="simple">https://bit.ly/3La66Z3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8gYC9A" xlink:type="simple">https://bit.ly/38gYC9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N1Am9Y" xlink:type="simple">https://bit.ly/3N1Am9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4IZzj" xlink:type="simple">https://bit.ly/3L4IZzj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Fz5AD0" xlink:type="simple">https://bit.ly/3Fz5AD0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FzuEcS" xlink:type="simple">http://glo.bo/3FzuEcS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51Nyc" xlink:type="simple">https://bit.ly/3L51Nyc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l0TY21" xlink:type="simple">http://glo.bo/3l0TY21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4kGgA" xlink:type="simple">https://bit.ly/3w4kGg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8sinLb" xlink:type="simple">https://bit.ly/38sinLb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lna3Q1" xlink:type="simple">http://glo.bo/3lna3Q1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rh8Uw" xlink:type="simple">https://bit.ly/3wrh8U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8cTm8" xlink:type="simple">https://bit.ly/3L8cTm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5JhSg" xlink:type="simple">https://bit.ly/3w5JhS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NbeFnU" xlink:type="simple">https://bit.ly/3NbeFnU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2srI8" xlink:type="simple">https://bit.ly/3L2srI8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qdDh5" xlink:type="simple">https://bit.ly/3wqdDh5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NbXhiR" xlink:type="simple">https://bit.ly/3NbXhiR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yM2JM" xlink:type="simple">https://bit.ly/3syM2JM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svvXUY" xlink:type="simple">http://glo.bo/3svvXU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8wVTsq" xlink:type="simple">https://bit.ly/38wVTsq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njJHW" xlink:type="simple">https://bit.ly/3PnjJHW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yC28pQ" xlink:type="simple">https://bit.ly/3yC28pQ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yy4GoM" xlink:type="simple">https://bit.ly/3yy4GoM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bP0Wu" xlink:type="simple">https://bit.ly/3wbP0Wu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eHLXQ" xlink:type="simple">https://bit.ly/3leHLXQ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yEtfR5" xlink:type="simple">https://bit.ly/3yEtfR5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gR9Vd" xlink:type="simple">https://bit.ly/3LgR9Vd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oHwHi" xlink:type="simple">https://bit.ly/3PoHwHi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eWuSm" xlink:type="simple">https://bit.ly/3leWuS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9mEKSq" xlink:type="simple">https://bit.ly/39mEKSq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9nU80J" xlink:type="simple">https://bit.ly/39nU80J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yEFjll" xlink:type="simple">https://bit.ly/3yEFjl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aDv6d" xlink:type="simple">https://bit.ly/3LaDv6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caGMb" xlink:type="simple">https://bit.ly/3lcaGM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GawEu" xlink:type="simple">https://bit.ly/3yGawEu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7Rq3q3" xlink:type="simple">https://bit.ly/37Rq3q3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FQMnNg" xlink:type="simple">https://bit.ly/3FQMnN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GGFYJ" xlink:type="simple">https://bit.ly/3sGGFY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pEanu" xlink:type="simple">https://bit.ly/3PpEan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muPer" xlink:type="simple">https://bit.ly/3MmuPe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k7TXl" xlink:type="simple">https://bit.ly/3wk7TXl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PkbxYO" xlink:type="simple">http://glo.bo/3PkbxY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7R9VVw" xlink:type="simple">https://bit.ly/37R9VV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rcJm0" xlink:type="simple">https://bit.ly/3wrcJm0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pNLrj" xlink:type="simple">https://bit.ly/3LpNLrj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KxXJf" xlink:type="simple">https://bit.ly/3sKxXJ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pvyLG" xlink:type="simple">https://bit.ly/3MpvyL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G9Yov" xlink:type="simple">https://bit.ly/3PG9Yo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A6GdF" xlink:type="simple">https://bit.ly/3wA6Gd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WQCXy" xlink:type="simple">https://bit.ly/3FWQCX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zeCvt" xlink:type="simple">https://bit.ly/3wzeCv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MpZCHe" xlink:type="simple">https://bit.ly/3MpZCHe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DLbhD" xlink:type="simple">https://bit.ly/3LDLbh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8GXbBf" xlink:type="simple">https://bit.ly/38GXbBf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sHrzh" xlink:type="simple">https://bit.ly/3LsHrzh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NldaDO" xlink:type="simple">https://bit.ly/3NldaDO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y0pI7" xlink:type="simple">https://bit.ly/3Py0pI7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u84ni" xlink:type="simple">https://bit.ly/3Lu84ni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8H6jpv" xlink:type="simple">https://bit.ly/38H6jpv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woJXx" xlink:type="simple">https://bit.ly/3LwoJX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vMGd6" xlink:type="simple">https://bit.ly/3wvMGd6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MzA4rb" xlink:type="simple">https://bit.ly/3MzA4r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86LcwI" xlink:type="simple">https://bit.ly/386LcwI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Hku5Y" xlink:type="simple">https://bit.ly/3wHku5Y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G25yDV" xlink:type="simple">http://glo.bo/3G25yDV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yOhnvO" xlink:type="simple">https://bit.ly/3yOhnvO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AbQPg" xlink:type="simple">https://bit.ly/3PAbQP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NsNdT0" xlink:type="simple">https://bit.ly/3NsNdT0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LEEKY" xlink:type="simple">https://bit.ly/3sLEEK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9DC96N" xlink:type="simple">https://bit.ly/39DC96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SNcrH" xlink:type="simple">https://bit.ly/3MSNcr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oNwhs" xlink:type="simple">https://bit.ly/3NoNwh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9Jnp6e" xlink:type="simple">https://bit.ly/39Jnp6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TVxDh" xlink:type="simple">https://bit.ly/3sTVxD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9Hv3OG" xlink:type="simple">https://bit.ly/39Hv3O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8cUWpe" xlink:type="simple">https://bit.ly/38cUWp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MRRTO" xlink:type="simple">https://bit.ly/3sMRRT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z4J7X" xlink:type="simple">https://bit.ly/3Mz4J7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8Yaqh" xlink:type="simple">https://bit.ly/3G8Yaq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iiY2O" xlink:type="simple">https://bit.ly/3aiiY2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DHU1y" xlink:type="simple">https://bit.ly/3LDHU1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R5Rfv" xlink:type="simple">https://bit.ly/3sR5Rf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yHsTR" xlink:type="simple">https://bit.ly/3NyHsT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IAE0n" xlink:type="simple">https://bit.ly/3wIAE0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SixUC" xlink:type="simple">https://bit.ly/3wSixU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JNEqL" xlink:type="simple">https://bit.ly/3LJNEq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EtLo7" xlink:type="simple">https://bit.ly/3PEtLo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9PPeK9" xlink:type="simple">https://bit.ly/39PPeK9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9P6Zcy" xlink:type="simple">http://glo.bo/39P6Zc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ay8H9" xlink:type="simple">https://bit.ly/3aay8H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TGuQU" xlink:type="simple">https://bit.ly/3LTGuQ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vhb8E" xlink:type="simple">https://bit.ly/3Nvhb8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8i2BTh" xlink:type="simple">https://bit.ly/38i2BTh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Gme0y4" xlink:type="simple">http://glo.bo/3Gme0y4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mv4UC" xlink:type="simple">https://bit.ly/3Gmv4U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Rogow" xlink:type="simple">https://bit.ly/3lRogo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JRMdr" xlink:type="simple">https://bit.ly/3PJRMdr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9YtV9t" xlink:type="simple">https://bit.ly/39YtV9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fj5vR" xlink:type="simple">https://bit.ly/3afj5v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EzzMt" xlink:type="simple">https://bit.ly/3NEzzM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8RNeRG" xlink:type="simple">https://bit.ly/38RNeR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NbC7I" xlink:type="simple">https://bit.ly/3PNbC7I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LVTvcn" xlink:type="simple">http://glo.bo/3LVTvc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z2lrIP" xlink:type="simple">https://bit.ly/3z2lrIP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anOZGB" xlink:type="simple">https://bit.ly/3anOZGB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wUHvDW" xlink:type="simple">http://glo.bo/3wUHvD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iDiAY" xlink:type="simple">https://bit.ly/3aiDiA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YmWFt" xlink:type="simple">https://bit.ly/3wYmWF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UHK1O" xlink:type="simple">https://bit.ly/3wUHK1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XrzVI" xlink:type="simple">https://bit.ly/3LXrzV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FiSR8" xlink:type="simple">https://bit.ly/3NFiSR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1BBGB" xlink:type="simple">https://bit.ly/3N1BBG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8WQ1ZR" xlink:type="simple">https://bit.ly/38WQ1Z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Rq8gT" xlink:type="simple">https://bit.ly/3lRq8g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HYRv0" xlink:type="simple">https://bit.ly/3PHYRv0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XGVcI" xlink:type="simple">https://bit.ly/3LXGVc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5NQDj" xlink:type="simple">https://bit.ly/3a5NQD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2RwmK" xlink:type="simple">https://bit.ly/3M2Rwm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7VJD2" xlink:type="simple">https://bit.ly/3z7VJD2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Kjlla" xlink:type="simple">https://bit.ly/3NKjll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Z991q" xlink:type="simple">https://bit.ly/3wZ991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P1CL6" xlink:type="simple">https://bit.ly/3PP1CL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083YA" xlink:type="simple">https://bit.ly/3M083Y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9aXX3" xlink:type="simple">https://bit.ly/3x9aXX3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N3zrWW" xlink:type="simple">https://bit.ly/3N3zrWW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t6unsS" xlink:type="simple">http://glo.bo/3t6unsS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XHBEu" xlink:type="simple">https://bit.ly/3lXHBE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aK2kg" xlink:type="simple">https://bit.ly/3aaK2k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ZnDcp" xlink:type="simple">https://bit.ly/3lZnDcp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x2Dldi" xlink:type="simple">https://bit.ly/3x2Dldi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PUIHhS" xlink:type="simple">http://glo.bo/3PUIHhS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WcTk5" xlink:type="simple">https://bit.ly/3wWcTk5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NOZu4o" xlink:type="simple">https://bit.ly/3NOZu4o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x4o2zm" xlink:type="simple">http://glo.bo/3x4o2zm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M8rRt5" xlink:type="simple">https://bit.ly/3M8rRt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8DqXXN" xlink:type="simple">https://bit.ly/38DqXX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FeJdx" xlink:type="simple">https://bit.ly/3GFeJd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x7iRQt" xlink:type="simple">https://bit.ly/3x7iRQ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Mge1Vk" xlink:type="simple">https://bit.ly/3Mge1Vk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JSZ07" xlink:type="simple">https://bit.ly/3GJSZ0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2us1V" xlink:type="simple">https://bit.ly/3x2us1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TkOWr" xlink:type="simple">https://bit.ly/3NTkOWr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x8hX6n" xlink:type="simple">https://bit.ly/3x8hX6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e0nSJ" xlink:type="simple">https://bit.ly/3Me0nSJ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Q1OL8i" xlink:type="simple">https://bit.ly/3Q1OL8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VRoHg" xlink:type="simple">https://bit.ly/3NVRoH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MflR1B" xlink:type="simple">https://bit.ly/3MflR1B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Q066OX" xlink:type="simple">https://bit.ly/3Q066O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QkDsI" xlink:type="simple">https://bit.ly/3GQkDs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9chqXL" xlink:type="simple">https://bit.ly/39chqXL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YKl29" xlink:type="simple">https://bit.ly/3PYKl2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7fcB3" xlink:type="simple">https://bit.ly/3x7fcB3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fXWoe" xlink:type="simple">https://bit.ly/3mfXWo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ieCG1" xlink:type="simple">https://bit.ly/3MieCG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WcN2V" xlink:type="simple">https://bit.ly/3NWcN2V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Mqybw5" xlink:type="simple">http://glo.bo/3Mqybw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yKAAI" xlink:type="simple">https://bit.ly/3ayKAA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j7HlA" xlink:type="simple">https://bit.ly/3mj7Hl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ueUwq" xlink:type="simple">https://bit.ly/3aueUw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6UutN" xlink:type="simple">https://bit.ly/3Q6Uut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qjVNf" xlink:type="simple">https://bit.ly/3tqjVN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7FLwZ" xlink:type="simple">https://bit.ly/3O7FLw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CY8dk" xlink:type="simple">https://bit.ly/3NCY8d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de92E" xlink:type="simple">https://bit.ly/3xde92E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zADmGK" xlink:type="simple">http://glo.bo/3zADmG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AOV3N" xlink:type="simple">https://bit.ly/3MAOV3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yubFE" xlink:type="simple">https://bit.ly/3xyubF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vzsYf" xlink:type="simple">https://bit.ly/3mvzsY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99FxGz" xlink:type="simple">https://bit.ly/399FxG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DdiDe" xlink:type="simple">https://bit.ly/3mDdiD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niT5A" xlink:type="simple">https://bit.ly/3xniT5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UmPU0" xlink:type="simple">https://bit.ly/3aUmPU0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E0rLN" xlink:type="simple">https://bit.ly/3ME0rL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H2nib" xlink:type="simple">https://bit.ly/3xH2ni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iJxg2" xlink:type="simple">https://bit.ly/3xiJxg2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ykOao" xlink:type="simple">https://bit.ly/3zykOa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O2qhO" xlink:type="simple">https://bit.ly/3NO2qh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gr08K" xlink:type="simple">https://bit.ly/3Hgr08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IG6Rd" xlink:type="simple">https://bit.ly/3xIG6R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fA65s" xlink:type="simple">https://bit.ly/3HfA65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ns8Yb" xlink:type="simple">https://bit.ly/3Hns8Y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KxycK" xlink:type="simple">https://bit.ly/3xKxyc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9oNbx0" xlink:type="simple">https://bit.ly/39oNbx0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fZsEw" xlink:type="simple">https://bit.ly/3QfZsE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k7KqP" xlink:type="simple">https://bit.ly/3Hk7Kq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yIriV" xlink:type="simple">https://bit.ly/3zyIri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ysObq" xlink:type="simple">https://bit.ly/3zysOb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EeOFd" xlink:type="simple">https://bit.ly/3mEeOF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JjKEI" xlink:type="simple">https://bit.ly/3NJjKE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vqynn" xlink:type="simple">https://bit.ly/3Hvqyn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GGGbL" xlink:type="simple">https://bit.ly/3mGGGb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zkubs" xlink:type="simple">https://bit.ly/3zzkub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gIYYR" xlink:type="simple">https://bit.ly/3HgIYY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BKGlE" xlink:type="simple">https://bit.ly/3zBKGl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c4Gzn" xlink:type="simple">https://bit.ly/3Oc4Gzn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aZPkj9" xlink:type="simple">http://glo.bo/3aZPkj9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mINllV" xlink:type="simple">http://glo.bo/3mINll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PJy2a" xlink:type="simple">https://bit.ly/3NPJy2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xgxjD" xlink:type="simple">https://bit.ly/3txgxj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xZUEB" xlink:type="simple">https://bit.ly/3txZUEB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tt104n" xlink:type="simple">http://glo.bo/3tt104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VJa2e" xlink:type="simple">https://bit.ly/3NVJa2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NzRLU" xlink:type="simple">https://bit.ly/3xNzRLU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NS9Z7k" xlink:type="simple">http://glo.bo/3NS9Z7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niUqi" xlink:type="simple">https://bit.ly/3xniUq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S6Qpr" xlink:type="simple">https://bit.ly/3aS6Qp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pHRWx" xlink:type="simple">https://bit.ly/3HpHRW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FFehM" xlink:type="simple">https://bit.ly/3zFFeh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D4k0A" xlink:type="simple">https://bit.ly/3zD4k0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1vFiX" xlink:type="simple">https://bit.ly/3b1vFi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yli.com/dFBdBN" xlink:type="simple">https://bityli.com/dFBdB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yli.com/TCbNYF" xlink:type="simple">https://bityli.com/TCbNY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9uxEMh" xlink:type="simple">https://bit.ly/39uxEM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Vw9Ex" xlink:type="simple">https://bit.ly/3MVw9E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9Asq1u" xlink:type="simple">https://bit.ly/39Asq1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yli.com/dKPjmn" xlink:type="simple">https://bityli.com/dKPjm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yli.com/zgaFNQ" xlink:type="simple">https://bityli.com/zgaFN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MfC2G" xlink:type="simple">https://bit.ly/3zMfC2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aiadU" xlink:type="simple">https://bit.ly/3Naiad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BY2eV" xlink:type="simple">https://bit.ly/3xBY2e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saxm9" xlink:type="simple">https://bit.ly/3Qsaxm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yli.com/OAEoZN" xlink:type="simple">https://bityli.com/OAEoZ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quE1Y" xlink:type="simple">https://bit.ly/3OquE1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9xk4HO" xlink:type="simple">https://bit.ly/39xk4H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VhK0u" xlink:type="simple">https://bit.ly/3mVhK0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b7wGG" xlink:type="simple">https://bit.ly/3bb7wG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Jc0KO" xlink:type="simple">https://bit.ly/3tJc0K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WEdds" xlink:type="simple">https://bit.ly/3mWEdd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ofb4q" xlink:type="simple">https://bit.ly/3Qofb4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uNkjb" xlink:type="simple">https://bit.ly/3QuNkj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9xuib8" xlink:type="simple">https://bit.ly/39xuib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xau8s" xlink:type="simple">https://bit.ly/3Qxau8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6crHg" xlink:type="simple">https://bit.ly/3O6crH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9B0EK" xlink:type="simple">https://bit.ly/3b9B0E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XEkFG" xlink:type="simple">https://bit.ly/3mXEkF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DqLQD" xlink:type="simple">https://bit.ly/3xDqLQ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N1XEE" xlink:type="simple">https://bit.ly/3tN1XE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g6Kba" xlink:type="simple">https://bit.ly/3bg6Kb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AWmHj" xlink:type="simple">https://bit.ly/3HAWmH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y2ke7" xlink:type="simple">https://bit.ly/3Oy2ke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8MLIX" xlink:type="simple">https://bit.ly/3N8MLI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hiES9" xlink:type="simple">https://bit.ly/3bhiES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KZSu2" xlink:type="simple">https://bit.ly/3xKZSu2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P0sXF" xlink:type="simple">https://bit.ly/3xP0sX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KLp1d" xlink:type="simple">https://bit.ly/3xKLp1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hp9XW" xlink:type="simple">https://bit.ly/3nhp9X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GXgUO" xlink:type="simple">https://bit.ly/3OGXgU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NtRdy" xlink:type="simple">https://bit.ly/3QNtRd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XAg1R" xlink:type="simple">https://bit.ly/3HXAg1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9WVznz" xlink:type="simple">https://bit.ly/39WVzn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S40sq" xlink:type="simple">https://bit.ly/3xS40s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16un8" xlink:type="simple">https://bit.ly/3u16un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LQi2U" xlink:type="simple">https://bit.ly/3QLQi2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h9wzW" xlink:type="simple">https://bit.ly/3nh9wz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35wGZ" xlink:type="simple">https://bit.ly/3u35wG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yli.com/HWdfDo" xlink:type="simple">https://bityli.com/HWdfD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hSW9o" xlink:type="simple">https://bit.ly/3yhSW9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3Qi4A" xlink:type="simple">https://bit.ly/3u3Qi4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yli.com/rhulDW" xlink:type="simple">https://bityli.com/rhulD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l7DfZ" xlink:type="simple">https://bit.ly/3Nl7Df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5X6ie" xlink:type="simple">https://bit.ly/3u5X6i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3xZwm" xlink:type="simple">https://bit.ly/3u3xZw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9qgRd" xlink:type="simple">https://bit.ly/3A9qgRd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OHoyuy" xlink:type="simple">http://glo.bo/3OHoyu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NK6Hw" xlink:type="simple">https://bit.ly/3QNK6H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lHY7c" xlink:type="simple">https://bit.ly/3NlHY7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9WfbZ8" xlink:type="simple">https://bit.ly/39WfbZ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yli.com/afNZLG" xlink:type="simple">https://bityli.com/afNZL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9SpgGz" xlink:type="simple">https://bit.ly/39SpgG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lWN5g" xlink:type="simple">https://bit.ly/3ylWN5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yli.com/LGbAPP" xlink:type="simple">https://bityli.com/LGbAPP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9WOG5R" xlink:type="simple">https://bit.ly/39WOG5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9RaDmH" xlink:type="simple">https://bit.ly/39RaDm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CLmeK" xlink:type="simple">https://bit.ly/3OCLme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DlelM" xlink:type="simple">https://bit.ly/3bDlel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dkmuD" xlink:type="simple">https://bit.ly/3udkmu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TIslU" xlink:type="simple">https://bit.ly/3OTIsl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dMj5q" xlink:type="simple">https://bit.ly/3udMj5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XxVQ2" xlink:type="simple">https://bit.ly/3xXxVQ2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FhI8A" xlink:type="simple">https://bit.ly/3OFhI8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cu44c" xlink:type="simple">https://bit.ly/3Acu44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qs267" xlink:type="simple">https://bit.ly/3bqs26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qPnBX" xlink:type="simple">https://bit.ly/3NqPnB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s9pbc" xlink:type="simple">https://bit.ly/3ys9pb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woAnR" xlink:type="simple">https://bit.ly/3NwoAn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dyjZo" xlink:type="simple">https://bit.ly/3udyjZ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jKSqd" xlink:type="simple">https://bit.ly/3AjKSq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NZtOu" xlink:type="simple">https://bit.ly/3ONZtO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2LIt0" xlink:type="simple">https://bit.ly/3I2LIt0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Y94vm" xlink:type="simple">https://bit.ly/3xY94v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tiU3x" xlink:type="simple">https://bit.ly/3ntiU3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vGVHk" xlink:type="simple">https://bit.ly/3nvGVH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gJ79o" xlink:type="simple">https://bit.ly/3ugJ79o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Aljnwi" xlink:type="simple">http://glo.bo/3Aljnw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gyZgW" xlink:type="simple">https://bit.ly/3ugyZg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ECynI" xlink:type="simple">https://bit.ly/3NECyn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9GZta" xlink:type="simple">https://bit.ly/3a9GZt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tCfH5" xlink:type="simple">https://bit.ly/3ytCfH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4IQ2U" xlink:type="simple">https://bit.ly/3R4IQ2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bEoPu" xlink:type="simple">https://bit.ly/3abEoP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Aagfq" xlink:type="simple">https://bit.ly/3OAagf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IE7E2" xlink:type="simple">https://bit.ly/3bIE7E2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k8gnt" xlink:type="simple">https://bit.ly/3Ak8gn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hudIW" xlink:type="simple">https://bit.ly/3ahudIW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I6ST3z" xlink:type="simple">http://glo.bo/3I6ST3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BEtFg" xlink:type="simple">https://bit.ly/3yBEtF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EpRcz" xlink:type="simple">https://bit.ly/3NEpRc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D5qhJ" xlink:type="simple">https://bit.ly/3OD5qh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CU6lu" xlink:type="simple">https://bit.ly/3OCU6lu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a7Xc1R" xlink:type="simple">http://glo.bo/3a7Xc1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DLBFD" xlink:type="simple">https://bit.ly/3NDLBF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wkkzt" xlink:type="simple">https://bit.ly/3ywkkz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zkNGs" xlink:type="simple">https://bit.ly/3NzkNG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3xgUa" xlink:type="simple">https://bit.ly/3P3xgU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O6QHA" xlink:type="simple">https://bit.ly/3bO6QH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JHrfk" xlink:type="simple">https://bit.ly/3NJHrf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4o5Tn" xlink:type="simple">https://bit.ly/3P4o5T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BoC3y" xlink:type="simple">https://bit.ly/3nBoC3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hfExj" xlink:type="simple">https://bit.ly/3yhfEx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rz1WW" xlink:type="simple">https://bit.ly/3Arz1W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MUUWk" xlink:type="simple">https://bit.ly/3bMUUW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DJp6t" xlink:type="simple">https://bit.ly/3nDJp6t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ydlqQk" xlink:type="simple">http://glo.bo/3ydlqQ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EyA4a" xlink:type="simple">https://bit.ly/3nEyA4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gXxiL" xlink:type="simple">https://bit.ly/3agXxi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ig2dF" xlink:type="simple">https://bit.ly/3uig2d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pUyvw" xlink:type="simple">https://bit.ly/3upUyv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nxSMi" xlink:type="simple">https://bit.ly/3unxSM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jKC0q" xlink:type="simple">https://bit.ly/3RjKC0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mDDKm" xlink:type="simple">https://bit.ly/3umDDK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GJfXR" xlink:type="simple">https://bit.ly/3OGJfX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oVwb6" xlink:type="simple">https://bit.ly/3uoVwb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eqnQW" xlink:type="simple">https://bit.ly/3aeqnQ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c8Eu3" xlink:type="simple">https://bit.ly/3Rc8Eu3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JRMZX" xlink:type="simple">https://bit.ly/3OJRMZ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fmg7N" xlink:type="simple">https://bit.ly/3Rfmg7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e99mH" xlink:type="simple">https://bit.ly/3ae99m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pkDmz" xlink:type="simple">https://bit.ly/3PpkDmz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urY0Wi" xlink:type="simple">http://glo.bo/3urY0W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0O1Ux" xlink:type="simple">https://bit.ly/3o0O1U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LwG9J" xlink:type="simple">https://bit.ly/3ALwG9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jtIOI" xlink:type="simple">https://bit.ly/3ajtIO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1KPmI" xlink:type="simple">https://bit.ly/3P1KPm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n4DCo" xlink:type="simple">https://bit.ly/3an4DC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4k8gF" xlink:type="simple">https://bit.ly/3O4k8g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israN" xlink:type="simple">https://bit.ly/3aisra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j2LTg" xlink:type="simple">https://bit.ly/3yj2LTg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InexRl" xlink:type="simple">http://glo.bo/3InexRl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nOq9Dn" xlink:type="simple">http://glo.bo/3nOq9D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rjlQQ" xlink:type="simple">https://bit.ly/3yrjlQ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MP9B1" xlink:type="simple">https://bit.ly/3yMP9B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PU79S" xlink:type="simple">https://bit.ly/3nPU79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R3AnJ" xlink:type="simple">https://bit.ly/3yR3An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Zs2KT" xlink:type="simple">https://bit.ly/3bZs2K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yMoRs" xlink:type="simple">https://bit.ly/3uyMoR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Qep3k" xlink:type="simple">https://bit.ly/3nQep3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xSrWt" xlink:type="simple">https://bit.ly/3uxSrW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WEDNi" xlink:type="simple">https://bit.ly/3OWEDN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XAuHL" xlink:type="simple">https://bit.ly/3NXAuH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0tNG5" xlink:type="simple">https://bit.ly/3P0tNG5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auQ7IQ" xlink:type="simple">https://bit.ly/3auQ7IQ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yTM2Yi" xlink:type="simple">https://bit.ly/3yTM2Y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WTZQH" xlink:type="simple">https://bit.ly/3NWTZQ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3wUOW" xlink:type="simple">https://bit.ly/3c3wUO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HEQfd" xlink:type="simple">https://bit.ly/3uHEQf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jelEN" xlink:type="simple">https://bit.ly/3PjelE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wAAEU" xlink:type="simple">https://bit.ly/3IwAAE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tpKLv" xlink:type="simple">https://bit.ly/3ytpKL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sZkl9" xlink:type="simple">https://bit.ly/3asZkl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xDj0X" xlink:type="simple">https://bit.ly/3IxDj0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ZktlX" xlink:type="simple">https://bit.ly/3OZktl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m7Oem" xlink:type="simple">https://bit.ly/3Rm7Oe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EdNBq" xlink:type="simple">https://bit.ly/3uEdNB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A1t6F" xlink:type="simple">https://bit.ly/3yA1t6F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89mbQ" xlink:type="simple">https://bit.ly/3c89mb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fRmdC" xlink:type="simple">https://bit.ly/3PfRmd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ElQr4" xlink:type="simple">https://bit.ly/3aElQr4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nTTzzW" xlink:type="simple">https://bit.ly/3nTTzzW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O1jNLp" xlink:type="simple">http://glo.bo/3O1jNLp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t6xSJ" xlink:type="simple">https://bit.ly/3Rt6xSJ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nVMaAe" xlink:type="simple">https://bit.ly/3nVMaAe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aDTsFx" xlink:type="simple">https://bit.ly/3aDTsF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nZjczp" xlink:type="simple">https://bit.ly/3nZjcz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zAlZP" xlink:type="simple">https://bit.ly/3IzAlZP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yZRHMs" xlink:type="simple">http://glo.bo/3yZRHMs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zTH5s" xlink:type="simple">https://bit.ly/3RzTH5s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33ovy" xlink:type="simple">https://bit.ly/3o33ov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APgEeE" xlink:type="simple">https://bit.ly/3APgEeE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aFUEbB" xlink:type="simple">https://bit.ly/3aFUEbB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AWROJQ" xlink:type="simple">https://bit.ly/3AWROJQ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az59O4" xlink:type="simple">https://bit.ly/3az59O4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341jb" xlink:type="simple">https://bit.ly/3O341j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DwR3V" xlink:type="simple">https://bit.ly/3yDwR3V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4QInI" xlink:type="simple">https://bit.ly/3o4QInI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aEAFKk" xlink:type="simple">https://bit.ly/3aEAFK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CRCWb" xlink:type="simple">https://bit.ly/3RCRCW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9ASPi" xlink:type="simple">https://bit.ly/3z9ASP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8L7x0" xlink:type="simple">https://bit.ly/3o8L7x0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fZEBj" xlink:type="simple">https://bit.ly/3OfZEB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RLlfq" xlink:type="simple">https://bit.ly/3uRLlf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820lL" xlink:type="simple">https://bit.ly/3O820lL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IusO7" xlink:type="simple">https://bit.ly/3RIusO7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APECGS" xlink:type="simple">https://bit.ly/3APECGS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DlvFS" xlink:type="simple">https://bit.ly/3RDlvF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Ms1tl" xlink:type="simple">https://bit.ly/3aMs1tl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uVAfpT" xlink:type="simple">http://glo.bo/3uVAfp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k5ZyH" xlink:type="simple">https://bit.ly/3ck5Zy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e3mg9" xlink:type="simple">https://bit.ly/3Pe3mg9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fKXOW" xlink:type="simple">https://bit.ly/3OfKXOW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AXdi9N" xlink:type="simple">https://bit.ly/3AXdi9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kqKJ1" xlink:type="simple">https://bit.ly/3PkqKJ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UJ5nQ" xlink:type="simple">https://bit.ly/3uUJ5nQ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8LYbz" xlink:type="simple">https://bit.ly/3O8LYb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MX4x5" xlink:type="simple">https://bit.ly/3yMX4x5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FGlo9" xlink:type="simple">https://bit.ly/3RFGlo9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VAPDZ" xlink:type="simple">https://bit.ly/3uVAPD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aM9Wj" xlink:type="simple">https://bit.ly/3caM9Wj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aSv6bf" xlink:type="simple">https://bit.ly/3aSv6bf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yl3H9" xlink:type="simple">https://bit.ly/3Pyl3H9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Lsnkr" xlink:type="simple">https://bit.ly/3RLsnkr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B1NhWA" xlink:type="simple">http://glo.bo/3B1NhW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ZqyXH" xlink:type="simple">https://bit.ly/3uZqyX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ctPPh" xlink:type="simple">https://bit.ly/3octPPh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lSaOO" xlink:type="simple">https://bit.ly/3PlSaO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pZjPA" xlink:type="simple">https://bit.ly/3cpZjPA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RJed3D" xlink:type="simple">http://glo.bo/3RJed3D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yRLLDX" xlink:type="simple">https://bit.ly/3yRLLD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puZDh" xlink:type="simple">https://bit.ly/3PpuZDh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DvYiM" xlink:type="simple">https://bit.ly/3PDvYi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tkdNN" xlink:type="simple">https://bit.ly/3ctkdN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aQfVzo" xlink:type="simple">https://bit.ly/3aQfVzo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cxi6Zh" xlink:type="simple">http://glo.bo/3cxi6Z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Ucvbo" xlink:type="simple">https://bit.ly/3IUcvbo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itxqn" xlink:type="simple">https://bit.ly/3oitxq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aXDzKs" xlink:type="simple">https://bit.ly/3aXDzKs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ppvXP" xlink:type="simple">https://bit.ly/3OppvXP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aXc2bY" xlink:type="simple">https://bit.ly/3aXc2bY</text:a></text:p>
          </table:table-cell>
        </table:table-row>
        <table:table-row table:style-name="ro2">
          <table:table-cell table:style-name="ce4" office:value-type="string" calcext:value-type="string">
            <text:p><text:a xlink:href="https://bit.ly/3IZoJ2A" xlink:type="simple">https://bit.ly/3IZoJ2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8QMaf" xlink:type="simple">https://bit.ly/3v8QMaf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sCc47" xlink:type="simple">https://bit.ly/3OsCc47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POTE3P" xlink:type="simple">http://glo.bo/3POTE3P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AQxwU" xlink:type="simple">https://bit.ly/3PAQxw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5S5Qd" xlink:type="simple">https://bit.ly/3b5S5Qd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nTRzj" xlink:type="simple">https://bit.ly/3onTRzj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eb6uy" xlink:type="simple">https://bit.ly/3Beb6u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tIIU7" xlink:type="simple">https://bit.ly/3ztIIU7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cEbEzK" xlink:type="simple">http://glo.bo/3cEbEzK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9zSrQ" xlink:type="simple">https://bit.ly/3v9zSrQ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WTUj3" xlink:type="simple">https://bit.ly/3RWTUj3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xIzDj" xlink:type="simple">https://bit.ly/3OxIzDj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LQiDr" xlink:type="simple">https://bit.ly/3oLQiDr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Yqst2" xlink:type="simple">https://bit.ly/3RYqst2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zqHojF" xlink:type="simple">https://bit.ly/3zqHojF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zwfrb7" xlink:type="simple">https://bit.ly/3zwfrb7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2fvWG" xlink:type="simple">https://bit.ly/3b2fvW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fhkX9" xlink:type="simple">https://bit.ly/3vfhkX9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2FUUx" xlink:type="simple">https://bit.ly/3b2FUU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yj5v4" xlink:type="simple">https://bit.ly/3oyj5v4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joLka" xlink:type="simple">https://bit.ly/3BjoLk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dLj7S" xlink:type="simple">https://bit.ly/3JdLj7S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Zsrxn" xlink:type="simple">https://bit.ly/3RZsrx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p0YkV" xlink:type="simple">https://bit.ly/3Jp0YkV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VtpsD" xlink:type="simple">https://bit.ly/3PVtpsD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pVtjI" xlink:type="simple">https://bit.ly/3BpVtjI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68ww9" xlink:type="simple">https://bit.ly/3b68ww9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GJzpQ" xlink:type="simple">https://bit.ly/3PGJzpQ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zBJFcX" xlink:type="simple">https://bit.ly/3zBJFc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nFYFg" xlink:type="simple">https://bit.ly/3vnFYF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Ic6gh" xlink:type="simple">https://bit.ly/3cIc6gh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AxLtk" xlink:type="simple">https://bit.ly/3oAxLtk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dAZwy" xlink:type="simple">https://bit.ly/3JdAZw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phBqF" xlink:type="simple">https://bit.ly/3vphBqF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nJfnR" xlink:type="simple">https://bit.ly/3vnJfnR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Q0I7OY" xlink:type="simple">https://bit.ly/3Q0I7O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lfPXy" xlink:type="simple">https://bit.ly/3vlfPX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pE1YS" xlink:type="simple">https://bit.ly/3vpE1YS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zkDmsH" xlink:type="simple">https://bit.ly/3zkDmsH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n44Up" xlink:type="simple">https://bit.ly/3Bn44Up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Q1BP1A" xlink:type="simple">https://bit.ly/3Q1BP1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Tzac7" xlink:type="simple">https://bit.ly/3cTzac7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bUUju" xlink:type="simple">https://bit.ly/3SbUUju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zLabQY" xlink:type="simple">https://bit.ly/3zLabQ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XblzT" xlink:type="simple">https://bit.ly/3cXblz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zJgR24" xlink:type="simple">https://bit.ly/3zJgR24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udm0I" xlink:type="simple">https://bit.ly/3Budm0I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HG2f7" xlink:type="simple">https://bit.ly/3oHG2f7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KgiPg" xlink:type="simple">https://bit.ly/3oKgiP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I3hFY" xlink:type="simple">https://bit.ly/3oI3hF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mguxM" xlink:type="simple">https://bit.ly/3JmguxM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xrdj7" xlink:type="simple">https://bit.ly/3vxrdj7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wZAdO" xlink:type="simple">https://bit.ly/3BwZAdO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zmcj0b" xlink:type="simple">https://bit.ly/3zmcj0b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X4CEU" xlink:type="simple">https://bit.ly/3PX4CEU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udQQM" xlink:type="simple">https://bit.ly/3vudQQM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zNej38" xlink:type="simple">https://bit.ly/3zNej38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WJznh" xlink:type="simple">https://bit.ly/3cWJznh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QeU6J2" xlink:type="simple">https://bit.ly/3QeU6J2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pNAwT" xlink:type="simple">https://bit.ly/3JpNAw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U00kh" xlink:type="simple">https://bit.ly/3cU00kh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MdSuc" xlink:type="simple">https://bit.ly/3OMdSuc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uKOd4" xlink:type="simple">https://bit.ly/3buKOd4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H59IZ" xlink:type="simple">https://bit.ly/3JH59IZ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oPL9tN" xlink:type="simple">http://glo.bo/3oPL9t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A3D4bD" xlink:type="simple">https://bit.ly/3A3D4bD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OTC0v" xlink:type="simple">https://bit.ly/3oOTC0v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z6VLZ" xlink:type="simple">https://bit.ly/3Jz6VL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X5zaA" xlink:type="simple">https://bit.ly/3zX5za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8xGe7" xlink:type="simple">https://bit.ly/3d8xGe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5xsV0" xlink:type="simple">https://bit.ly/3d5xsV0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V8btP" xlink:type="simple">https://bit.ly/3OV8btP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Qjoylg" xlink:type="simple">https://bit.ly/3Qjoyl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BXxFw" xlink:type="simple">https://bit.ly/3BBXxFw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zL3U3" xlink:type="simple">https://bit.ly/3bzL3U3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vI3TPH" xlink:type="simple">http://glo.bo/3vI3TP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wkdEx" xlink:type="simple">https://bit.ly/3zwkdE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4tWYp" xlink:type="simple">https://bit.ly/3P4tWY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YxVa9" xlink:type="simple">https://bit.ly/3PYxVa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IW2eX" xlink:type="simple">https://bit.ly/3SIW2eX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d0nJiI" xlink:type="simple">http://glo.bo/3d0nJiI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MNfyG" xlink:type="simple">https://bit.ly/3vMNfy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z6UHQ" xlink:type="simple">https://bit.ly/3Jz6UH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Bp63x" xlink:type="simple">https://bit.ly/3JBp63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LMkCc" xlink:type="simple">https://bit.ly/3BLMkC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PmZr3" xlink:type="simple">https://bit.ly/3BPmZr3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LDEMg" xlink:type="simple">https://bit.ly/3BLDEM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CWl6B" xlink:type="simple">https://bit.ly/3JCWl6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HySwA" xlink:type="simple">https://bit.ly/3zHySw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Iwiez" xlink:type="simple">https://bit.ly/3JIwie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dfwdTh" xlink:type="simple">https://bit.ly/3dfwdTh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bFd6lk" xlink:type="simple">http://glo.bo/3bFd6lk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Fe3GP" xlink:type="simple">https://bit.ly/3JFe3GP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7oPfu" xlink:type="simple">https://bit.ly/3p7oPf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9YljQ" xlink:type="simple">https://bit.ly/3A9Ylj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7ojOv" xlink:type="simple">https://bit.ly/3p7ojOv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Qjf7m8" xlink:type="simple">https://bit.ly/3Qjf7m8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G3gQJ" xlink:type="simple">https://bit.ly/3SG3gQJ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IAAGe" xlink:type="simple">https://bit.ly/3bIAAGe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zJTDYt" xlink:type="simple">https://bit.ly/3zJTDY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gCA1y" xlink:type="simple">https://bit.ly/3AgCA1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13EiX" xlink:type="simple">https://bit.ly/3w13Ei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zSHf8D" xlink:type="simple">https://bit.ly/3zSHf8D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gZYpG" xlink:type="simple">https://bit.ly/3pgZYp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QjyL1b" xlink:type="simple">https://bit.ly/3QjyL1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MuuoY" xlink:type="simple">https://bit.ly/3SMuuo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Ltx03" xlink:type="simple">https://bit.ly/3SLtx03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h6WuF" xlink:type="simple">https://bit.ly/3ph6WuF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zUiitF" xlink:type="simple">https://bit.ly/3zUiit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DinsV" xlink:type="simple">https://bit.ly/3QDins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ScoBf" xlink:type="simple">https://bit.ly/3bScoB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mjZph" xlink:type="simple">https://bit.ly/3PmjZph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Qro0Kk" xlink:type="simple">https://bit.ly/3Qro0Kk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wdVe8" xlink:type="simple">https://bit.ly/3PwdVe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mHev8" xlink:type="simple">https://bit.ly/3AmHev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oH6vk" xlink:type="simple">https://bit.ly/3AoH6vk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dvPvnI" xlink:type="simple">https://bit.ly/3dvPvnI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msaY0" xlink:type="simple">https://bit.ly/3pmsaY0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3BgRf" xlink:type="simple">https://bit.ly/3C3BgRf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zVOBIr" xlink:type="simple">http://glo.bo/3zVOBIr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UVWRd" xlink:type="simple">https://bit.ly/3SUVWRd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dvZMA7" xlink:type="simple">https://bit.ly/3dvZMA7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ZO10R" xlink:type="simple">https://bit.ly/3JZO10R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dvGhHW" xlink:type="simple">https://bit.ly/3dvGhHW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nRRYo" xlink:type="simple">https://bit.ly/3pnRRYo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djhHY" xlink:type="simple">https://bit.ly/3CdjhH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VBOdL" xlink:type="simple">https://bit.ly/3JVBOdL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duBYwy" xlink:type="simple">https://bit.ly/3duBYw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cs8JT" xlink:type="simple">https://bit.ly/3Ccs8J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A9PDB0" xlink:type="simple">https://bit.ly/3A9PDB0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d5EJ4" xlink:type="simple">https://bit.ly/3Cd5EJ4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A3qQhJ" xlink:type="simple">https://bit.ly/3A3qQhJ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QiVgt" xlink:type="simple">https://bit.ly/3SQiVg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80kmo" xlink:type="simple">https://bit.ly/3w80kmo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zXXUrs" xlink:type="simple">https://bit.ly/3zXXUrs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gJRQz" xlink:type="simple">https://bit.ly/3CgJRQ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K1NSKA" xlink:type="simple">https://bit.ly/3K1NSK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dIS461" xlink:type="simple">https://bit.ly/3dIS461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AagtJf" xlink:type="simple">https://bit.ly/3AagtJf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dzdXEx" xlink:type="simple">https://bit.ly/3dzdXE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dEfI3o" xlink:type="simple">https://bit.ly/3dEfI3o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QUxOwd" xlink:type="simple">https://bit.ly/3QUxOw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yVNvB" xlink:type="simple">https://bit.ly/3AyVNvB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kWrOS" xlink:type="simple">https://bit.ly/3CkWrO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Z67Ti" xlink:type="simple">https://bit.ly/3QZ67T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Ng2wZ" xlink:type="simple">https://bit.ly/3dNg2w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CjiEc" xlink:type="simple">https://bit.ly/3ACjiE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a2GuD" xlink:type="simple">https://bit.ly/3Ta2Gu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53NvA" xlink:type="simple">https://bit.ly/3T53Nv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4aBbj" xlink:type="simple">https://bit.ly/3R4aBb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7gbTg" xlink:type="simple">https://bit.ly/3A7gbT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C5jbe" xlink:type="simple">https://bit.ly/3pC5jb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k2xio" xlink:type="simple">https://bit.ly/3Ck2xi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IgivG" xlink:type="simple">https://bit.ly/3QIgiv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CfH91" xlink:type="simple">https://bit.ly/3ACfH9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DO3Zl" xlink:type="simple">https://bit.ly/3ADO3Z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Pzkli" xlink:type="simple">https://bit.ly/3dPzkli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Ctaaz" xlink:type="simple">https://bit.ly/3pCtaa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ENGEO" xlink:type="simple">https://bit.ly/3dENGE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9L2XU" xlink:type="simple">https://bit.ly/3T9L2XU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Ku9fod" xlink:type="simple">https://bit.ly/3Ku9fod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gAeqy" xlink:type="simple">https://bit.ly/3cgAeq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TcVeii" xlink:type="simple">https://bit.ly/3TcVeii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uyPqX" xlink:type="simple">https://bit.ly/3CuyPq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fFniJ" xlink:type="simple">https://bit.ly/3cfFniJ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wR0bT" xlink:type="simple">https://bit.ly/3wwR0b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QQ3O5j" xlink:type="simple">https://bit.ly/3QQ3O5j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0wgRA" xlink:type="simple">https://bit.ly/3R0wgR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MndIc" xlink:type="simple">https://bit.ly/3pMndIc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QVt4a6" xlink:type="simple">https://bit.ly/3QVt4a6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ugBLz" xlink:type="simple">https://bit.ly/3cugBL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eNHhe" xlink:type="simple">https://bit.ly/3ReNHhe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dNMRcS" xlink:type="simple">https://bit.ly/3dNMRcS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ThXvJk" xlink:type="simple">https://bit.ly/3ThXvJk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e1An1j" xlink:type="simple">https://bit.ly/3e1An1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0FL58" xlink:type="simple">https://bit.ly/3e0FL5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U91Kx" xlink:type="simple">https://bit.ly/3dU91K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nswLa" xlink:type="simple">https://bit.ly/3cnswL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tKNq7" xlink:type="simple">https://bit.ly/3ctKNq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RWUXr" xlink:type="simple">https://bit.ly/3ARWUX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58nKx" xlink:type="simple">https://bit.ly/3e58nK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Ucvdp" xlink:type="simple">https://bit.ly/3PUcvdp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bc.in/3TygsaS" xlink:type="simple">https://bbc.in/3TygsaS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rN0CB" xlink:type="simple">https://bit.ly/3crN0C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d2usQ" xlink:type="simple">https://bit.ly/3Rd2us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PTqVw" xlink:type="simple">https://bit.ly/3APTqV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VF4TH" xlink:type="simple">https://bit.ly/3AVF4TH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AVQren" xlink:type="simple">https://bit.ly/3AVQre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0C5Pc" xlink:type="simple">https://bit.ly/3R0C5Pc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KuK4l6" xlink:type="simple">https://bit.ly/3KuK4l6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CzAub" xlink:type="simple">https://bit.ly/3wCzAub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0cJkL" xlink:type="simple">https://bit.ly/3R0cJk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GvDIO" xlink:type="simple">https://bit.ly/3CGvDIO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Ttywmk" xlink:type="simple">https://bit.ly/3Ttywm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Hb0fP" xlink:type="simple">https://bit.ly/3CHb0fP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TnKcqG" xlink:type="simple">https://bit.ly/3TnKcq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Ew3Mb" xlink:type="simple">https://bit.ly/3wEw3Mb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TtzIGk" xlink:type="simple">https://bit.ly/3TtzIG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eoPyT" xlink:type="simple">https://bit.ly/3xeoPy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6lHY4" xlink:type="simple">https://bit.ly/3B6lHY4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4sATd" xlink:type="simple">https://bit.ly/3q4sATd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q6CIeg" xlink:type="simple">https://bit.ly/3q6CIe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AMnrnQ" xlink:type="simple">https://bit.ly/3AMnrnQ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toYGa" xlink:type="simple">https://bit.ly/3RtoYG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SZMAU" xlink:type="simple">https://bit.ly/3wSZMAU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RJoks" xlink:type="simple">https://bit.ly/3wRJok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uivtT" xlink:type="simple">https://bit.ly/3Quivt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Decxk" xlink:type="simple">https://bit.ly/3RDecxk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emBngF" xlink:type="simple">http://glo.bo/3emBng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XOy2b" xlink:type="simple">https://bit.ly/3CXOy2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XLvXt" xlink:type="simple">https://bit.ly/3CXLvX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VyBFY" xlink:type="simple">https://bit.ly/3wVyBF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auVMH" xlink:type="simple">https://bit.ly/3qauVM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XPELa" xlink:type="simple">https://bit.ly/3CXPEL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zCnfW" xlink:type="simple">https://bit.ly/3RzCnfW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bBZPj" xlink:type="simple">https://bit.ly/3BbBZPj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TFQ3Id" xlink:type="simple">https://bit.ly/3TFQ3Id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puYAi" xlink:type="simple">https://bit.ly/3RpuYAi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AVaY1d" xlink:type="simple">https://bit.ly/3AVaY1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5boVE" xlink:type="simple">https://bit.ly/3D5boVE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qs3YUA" xlink:type="simple">https://bit.ly/3qs3YU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VuKls" xlink:type="simple">https://bit.ly/3cVuKl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CeAxu" xlink:type="simple">https://bit.ly/3eCeAx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lRPHg" xlink:type="simple">https://bit.ly/3BlRPH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rvMZu" xlink:type="simple">https://bit.ly/3qrvMZ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21tp6" xlink:type="simple">https://bit.ly/3d21tp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q0Ymo" xlink:type="simple">https://bit.ly/3Qq0Ymo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eCvi03" xlink:type="simple">http://glo.bo/3eCvi03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3yLRe" xlink:type="simple">https://bit.ly/3L3yLRe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eGRsy7" xlink:type="simple">https://bit.ly/3eGRsy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35Vfj" xlink:type="simple">https://bit.ly/3B35Vfj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64d16" xlink:type="simple">https://bit.ly/3L64d16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vc6dt" xlink:type="simple">https://bit.ly/3Bvc6d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08OX2" xlink:type="simple">https://bit.ly/3U08OX2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sJ4zz" xlink:type="simple">https://bit.ly/3QsJ4z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eEpxyK" xlink:type="simple">https://bit.ly/3eEpxyK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Bvlrn" xlink:type="simple">https://bit.ly/3RBvlr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eGeANe" xlink:type="simple">https://bit.ly/3eGeAN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SjF3h" xlink:type="simple">https://bit.ly/3RSjF3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iCb0Q" xlink:type="simple">https://bit.ly/3DiCb0Q</text:a></text:p>
          </table:table-cell>
        </table:table-row>
        <table:table-row table:style-name="ro2">
          <table:table-cell table:style-name="ce5" office:value-type="string" calcext:value-type="string">
            <text:p><text:a xlink:href="https://bit.ly/3DlOb1D" xlink:type="simple">https://bit.ly/3DlOb1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BgUlY" xlink:type="simple">https://bit.ly/3QBgUl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F30Pv" xlink:type="simple">https://bit.ly/3QF30P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qj0dP" xlink:type="simple">https://bit.ly/3qqj0d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HjHg8" xlink:type="simple">https://bit.ly/3eHjHg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SzCX2" xlink:type="simple">https://bit.ly/3RSzCX2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Bakbmv" xlink:type="simple">http://glo.bo/3Bakbm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VDuXt" xlink:type="simple">https://bit.ly/3RVDuX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ayareane.ws/3xkJCR6" xlink:type="simple">https://bayareane.ws/3xkJCR6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d7Oqmf" xlink:type="simple">https://bit.ly/3d7Oqmf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eIkb5E" xlink:type="simple">https://bit.ly/3eIkb5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aDN2n" xlink:type="simple">https://bit.ly/3UaDN2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dEfVe" xlink:type="simple">https://bit.ly/3BdEfV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aP1A5" xlink:type="simple">https://bit.ly/3LaP1A5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7dA4V" xlink:type="simple">https://bit.ly/3U7dA4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RqVM4" xlink:type="simple">https://bit.ly/3QRqVM4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Lk7k5" xlink:type="simple">https://bit.ly/3RLk7k5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QHbCFn" xlink:type="simple">https://bit.ly/3QHbCF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dXI86" xlink:type="simple">https://bit.ly/3BdXI86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iGkrm" xlink:type="simple">https://bit.ly/3UiGkrm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QL5jRm" xlink:type="simple">https://bit.ly/3QL5jRm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qMXPCO" xlink:type="simple">https://bit.ly/3qMXPCO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Dy3hkE" xlink:type="simple">https://bit.ly/3Dy3hkE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apAAJ" xlink:type="simple">https://bit.ly/3SapAA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qCNa8" xlink:type="simple">https://bit.ly/3dqCNa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yBNLQ" xlink:type="simple">https://bit.ly/3DyBNLQ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mMbDG" xlink:type="simple">https://bit.ly/3BmMbD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eYN2mo" xlink:type="simple">https://bit.ly/3eYN2mo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lWUCG" xlink:type="simple">https://bit.ly/3LlWUC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STY30" xlink:type="simple">https://bit.ly/3RSTY30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Xdk7d" xlink:type="simple">https://bit.ly/3RXdk7d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dpxnMt" xlink:type="simple">https://bit.ly/3dpxnM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DROSQz" xlink:type="simple">https://bit.ly/3DROSQ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Z1SrJ" xlink:type="simple">https://bit.ly/3RZ1SrJ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rZ5jC" xlink:type="simple">https://bit.ly/3BrZ5jC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V0JvO" xlink:type="simple">https://bit.ly/3BV0JvO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vvExe" xlink:type="simple">https://bit.ly/3BvvExe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jzGzB" xlink:type="simple">https://bit.ly/3SjzGzB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tGU1z" xlink:type="simple">https://bit.ly/3LtGU1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t9vnD" xlink:type="simple">https://bit.ly/3Lt9vnD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eUgIks" xlink:type="simple">https://bit.ly/3eUgIks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QV6TAc" xlink:type="simple">https://bit.ly/3QV6TAc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xIlqIB" xlink:type="simple">https://bit.ly/3xIlqIB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nJ7Oe" xlink:type="simple">https://bit.ly/3SnJ7Oe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FzSm6" xlink:type="simple">https://bit.ly/3BFzSm6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19Jc8" xlink:type="simple">https://bit.ly/3r19Jc8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dz53HA" xlink:type="simple">https://bit.ly/3dz53H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f1tRO" xlink:type="simple">https://bit.ly/3Sf1tRO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xImJqS" xlink:type="simple">https://bit.ly/3xImJqS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wRi8U" xlink:type="simple">https://bit.ly/3LwRi8U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dCd8LB" xlink:type="simple">https://bit.ly/3dCd8LB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mITqL" xlink:type="simple">https://bit.ly/3SmITqL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vvcaP" xlink:type="simple">https://bit.ly/3UvvcaP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dEeDsM" xlink:type="simple">https://bit.ly/3dEeDsM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AIu1L" xlink:type="simple">https://bit.ly/3LAIu1L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xqjOw" xlink:type="simple">https://bit.ly/3UxqjOw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flxucI" xlink:type="simple">https://bit.ly/3flxucI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xRmYjL" xlink:type="simple">https://bit.ly/3xRmYjL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dH8tYU" xlink:type="simple">https://bit.ly/3dH8tYU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6O097" xlink:type="simple">https://bit.ly/3C6O09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c5DZu" xlink:type="simple">https://bit.ly/3Rc5DZu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DYmvQ" xlink:type="simple">https://bit.ly/3BDYmvQ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G4e08" xlink:type="simple">https://bit.ly/3UG4e08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8UX9N" xlink:type="simple">https://bit.ly/3C8UX9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DWzAK7" xlink:type="simple">https://bit.ly/3DWzAK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HvPdm" xlink:type="simple">https://bit.ly/3LHvPd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k0pgY" xlink:type="simple">https://bit.ly/3fk0pg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GTA0F" xlink:type="simple">https://bit.ly/3BGTA0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hJv2C" xlink:type="simple">https://bit.ly/3fhJv2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GinC5" xlink:type="simple">https://bit.ly/3BGinC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nEYVH" xlink:type="simple">https://bit.ly/3CnEYVH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kG0He" xlink:type="simple">https://bit.ly/3SkG0H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BdQt8" xlink:type="simple">https://bit.ly/3UBdQt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Ar6wd" xlink:type="simple">https://bit.ly/3SAr6wd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9odHa" xlink:type="simple">https://bit.ly/3r9odH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91on5" xlink:type="simple">https://bit.ly/3r91on5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E0aeLr" xlink:type="simple">https://bit.ly/3E0aeLr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UXtz4" xlink:type="simple">https://bit.ly/3BUXtz4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jO4XB" xlink:type="simple">https://bit.ly/3RjO4XB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LNqBwN" xlink:type="simple">https://bit.ly/3LNqBw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dM9uPx" xlink:type="simple">https://bit.ly/3dM9uPx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CiwkHZ" xlink:type="simple">http://glo.bo/3CiwkH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P1Zbe" xlink:type="simple">https://bit.ly/3UP1Zbe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dPXoVA" xlink:type="simple">https://bit.ly/3dPXoV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fwDwz" xlink:type="simple">https://bit.ly/3rfwDw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TvHmK" xlink:type="simple">https://bit.ly/3BTvHmK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mcbWJ" xlink:type="simple">https://bit.ly/3SmcbWJ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DYnH2" xlink:type="simple">https://bit.ly/3SDYnH2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2JMqK" xlink:type="simple">https://bit.ly/3V2JMqK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E4PO3W" xlink:type="simple">http://glo.bo/3E4PO3W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E86lEi" xlink:type="simple">https://bit.ly/3E86lEi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y6iztk" xlink:type="simple">https://bit.ly/3y6iztk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SizqI" xlink:type="simple">https://bit.ly/3USizqI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dWxIXk" xlink:type="simple">https://bit.ly/3dWxIXk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1vpdD" xlink:type="simple">https://bit.ly/3C1vpd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4RwCo" xlink:type="simple">https://bit.ly/3E4RwC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mZQlg" xlink:type="simple">https://bit.ly/3SmZQl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nyU9f" xlink:type="simple">https://bit.ly/3rnyU9f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te7AV" xlink:type="simple">https://bit.ly/3rte7A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wsqk7" xlink:type="simple">https://bit.ly/3Swsqk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6piJC" xlink:type="simple">https://bit.ly/3M6piJ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aG6ZY" xlink:type="simple">https://bit.ly/3yaG6ZY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Cr9Bti" xlink:type="simple">http://glo.bo/3Cr9Bt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A2ntR" xlink:type="simple">https://bit.ly/3fA2nt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dEEdg" xlink:type="simple">https://bit.ly/3EdEEd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b6hzH" xlink:type="simple">https://bit.ly/3yb6hz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sjCul" xlink:type="simple">https://bit.ly/3RsjCu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M3Sela" xlink:type="simple">https://bit.ly/3M3Sel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0bdkI" xlink:type="simple">https://bit.ly/3V0bdkI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wb.md/3CCJmjt" xlink:type="simple">https://wb.md/3CCJmj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ITmxo" xlink:type="simple">https://bit.ly/3SITmxo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EVC3b" xlink:type="simple">https://bit.ly/3CEVC3b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Md7ZGx" xlink:type="simple">https://bit.ly/3Md7ZG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7ShjJ" xlink:type="simple">https://bit.ly/3e7ShjJ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73hOR" xlink:type="simple">https://bit.ly/3V73hO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IUmRZ" xlink:type="simple">https://bit.ly/3SIUmR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ftYs4" xlink:type="simple">https://bit.ly/3CftYs4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Mh0e2B" xlink:type="simple">https://bit.ly/3Mh0e2B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ctjjL" xlink:type="simple">https://bit.ly/3Vctjj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IjmTV" xlink:type="simple">https://bit.ly/3CIjmTV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FLEbj" xlink:type="simple">https://bit.ly/3rFLEbj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aAdG9" xlink:type="simple">https://bit.ly/3VaAdG9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Ee5X1" xlink:type="simple">https://bit.ly/3rEe5X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sRdO5" xlink:type="simple">https://bit.ly/3ysRdO5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efp1HB" xlink:type="simple">https://bit.ly/3efp1HB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bsOha" xlink:type="simple">https://bit.ly/3CbsOh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ghfhe" xlink:type="simple">https://bit.ly/3Vghfhe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yp6wri" xlink:type="simple">https://bit.ly/3yp6wr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mufJO" xlink:type="simple">https://bit.ly/3CmufJ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KLlCq" xlink:type="simple">https://bit.ly/3CKLlC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kbpLa" xlink:type="simple">https://bit.ly/3ekbpL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T49hWG" xlink:type="simple">https://bit.ly/3T49hW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I5dKM" xlink:type="simple">https://bit.ly/3RI5dKM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eqjQVy" xlink:type="simple">https://bit.ly/3eqjQV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ExsmMZ" xlink:type="simple">https://bit.ly/3ExsmM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ytIefO" xlink:type="simple">https://bit.ly/3ytIefO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QPTvw" xlink:type="simple">https://bit.ly/3RQPTvw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ywTecd" xlink:type="simple">https://bit.ly/3ywTecd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T171jk" xlink:type="simple">http://glo.bo/3T171jk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UWA0K" xlink:type="simple">https://bit.ly/3SUWA0K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0srvA" xlink:type="simple">https://bit.ly/3S0srvA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yCvdk1" xlink:type="simple">http://glo.bo/3yCvdk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TyKqm" xlink:type="simple">https://bit.ly/3rTyKqm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yyiWgv" xlink:type="simple">https://bit.ly/3yyiWg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GANpu" xlink:type="simple">https://bit.ly/3EGANpu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rS5MqR" xlink:type="simple">http://glo.bo/3rS5MqR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CsDmIV" xlink:type="simple">http://glo.bo/3CsDmIV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yGpE3W" xlink:type="simple">https://bit.ly/3yGpE3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4jfaZ" xlink:type="simple">https://bit.ly/3T4jfa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XAw00" xlink:type="simple">https://bit.ly/3CXAw00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08gng" xlink:type="simple">https://bit.ly/3s08gn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MPDLdn" xlink:type="simple">https://bit.ly/3MPDLd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EGcs30" xlink:type="simple">https://bit.ly/3EGcs30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eAMTpm" xlink:type="simple">https://bit.ly/3eAMTp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2FkLj" xlink:type="simple">https://bit.ly/3s2FkLj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rZkwEp" xlink:type="simple">https://bit.ly/3rZkwEp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yJJmvP" xlink:type="simple">https://bit.ly/3yJJmvP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eFI0vm" xlink:type="simple">https://bit.ly/3eFI0vm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ELTLec" xlink:type="simple">https://bit.ly/3ELTLec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EKk84l" xlink:type="simple">https://bit.ly/3EKk84l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TavvXt" xlink:type="simple">https://bit.ly/3TavvX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eGDCMn" xlink:type="simple">https://bit.ly/3eGDCM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gZGhg" xlink:type="simple">https://bit.ly/3ggZGh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ezR4lu" xlink:type="simple">https://bit.ly/3ezR4lu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g9XY5" xlink:type="simple">https://bit.ly/3Sg9XY5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eIxoM7" xlink:type="simple">https://bit.ly/3eIxoM7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0CUgh" xlink:type="simple">https://bit.ly/3s0CUgh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bTBA3" xlink:type="simple">https://bit.ly/3SbTBA3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yScWPU" xlink:type="simple">https://bit.ly/3yScWPU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yQnAGU" xlink:type="simple">https://bit.ly/3yQnAGU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D9Qjsv" xlink:type="simple">https://bit.ly/3D9Qjsv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ThfoaF" xlink:type="simple">https://bit.ly/3ThfoaF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yW62Js" xlink:type="simple">https://bit.ly/3yW62Js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EUvanG" xlink:type="simple">http://glo.bo/3EUvan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8pONX" xlink:type="simple">https://bit.ly/3s8pON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Df8XiX" xlink:type="simple">https://bit.ly/3Df8Xi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D1lOp" xlink:type="simple">https://bit.ly/3VD1lOp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aM21F" xlink:type="simple">https://bit.ly/3saM21F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eMXPQN" xlink:type="simple">https://bit.ly/3eMXPQ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iorH2" xlink:type="simple">https://bit.ly/3SiorH2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TGcQD0" xlink:type="simple">https://bit.ly/3TGcQD0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Tn1aVR" xlink:type="simple">https://bit.ly/3Tn1aVR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mE8go" xlink:type="simple">https://bit.ly/3SmE8go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thTZ4" xlink:type="simple">https://bit.ly/3gthTZ4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MPSpBb" xlink:type="simple">https://bit.ly/3MPSpBb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THrSZ0" xlink:type="simple">https://bit.ly/3THrSZ0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MYF2yz" xlink:type="simple">https://bit.ly/3MYF2y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WVqez" xlink:type="simple">https://bit.ly/3CWVqe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scMIy" xlink:type="simple">https://bit.ly/3gscMI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MSSTqj" xlink:type="simple">https://bit.ly/3MSSTqj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o63MT" xlink:type="simple">https://bit.ly/3So63M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TNmuUn" xlink:type="simple">https://bit.ly/3TNmuU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TFMAZu" xlink:type="simple">https://bit.ly/3TFMAZu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DojJn3" xlink:type="simple">https://bit.ly/3DojJn3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TrveiZ" xlink:type="simple">https://bit.ly/3Trvei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F9jPAa" xlink:type="simple">https://bit.ly/3F9jPA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jLXJe" xlink:type="simple">https://bit.ly/3sjLXJe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Tr4LSI" xlink:type="simple">https://bit.ly/3Tr4LSI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DnwLRC" xlink:type="simple">https://bit.ly/3DnwLR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buMRU" xlink:type="simple">https://bit.ly/3FbuMR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qffTI" xlink:type="simple">https://bit.ly/3gqffT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wFJfv" xlink:type="simple">https://bit.ly/3DwFJf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GccUN" xlink:type="simple">https://bit.ly/3SGccU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524Y5" xlink:type="simple">https://bit.ly/3f524Y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eHjjD" xlink:type="simple">https://bit.ly/3zeHjjD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FgAbHm" xlink:type="simple">https://bit.ly/3FgAbH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3Qsob" xlink:type="simple">https://bit.ly/3f3Qso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4ccIs" xlink:type="simple">https://bit.ly/3D4ccIs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DAY0bG" xlink:type="simple">https://bit.ly/3DAY0b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ziVSCB" xlink:type="simple">https://bit.ly/3ziVSC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h1eCb" xlink:type="simple">https://bit.ly/3Fh1eCb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DBJOK" xlink:type="simple">https://bit.ly/3SDBJO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nSuKS" xlink:type="simple">https://bit.ly/3FnSuK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CG8Nj" xlink:type="simple">https://bit.ly/3DCG8N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6qTUi" xlink:type="simple">https://bit.ly/3W6qTU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cNkay" xlink:type="simple">https://bit.ly/3WcNka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0N0cJ" xlink:type="simple">https://bit.ly/3U0N0c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zaZnO" xlink:type="simple">https://bit.ly/3szaZn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dRCKn" xlink:type="simple">https://bit.ly/3NdRCKn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DDCqmC" xlink:type="simple">http://glo.bo/3DDCqm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hwher" xlink:type="simple">https://bit.ly/3Dhwhe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DrRA1" xlink:type="simple">https://bit.ly/3DDrRA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yRZLt" xlink:type="simple">https://bit.ly/3DyRZL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4NiBg" xlink:type="simple">https://bit.ly/3W4NiB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9iHk7" xlink:type="simple">https://bit.ly/3U9iHk7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FwfirT" xlink:type="simple">https://bit.ly/3Fwfir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O7aHs" xlink:type="simple">https://bit.ly/3TO7aH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jTSA8" xlink:type="simple">https://bit.ly/3NjTSA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pD9a2" xlink:type="simple">https://bit.ly/3DpD9a2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Ttq3S" xlink:type="simple">https://bit.ly/3gTtq3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RXMUw" xlink:type="simple">https://bit.ly/3gRXMU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L1yJZ" xlink:type="simple">https://bit.ly/3FL1yJ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Qxz7n" xlink:type="simple">https://bit.ly/3TQxz7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g16cf" xlink:type="simple">https://bit.ly/3Wg16c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HqZuo" xlink:type="simple">https://bit.ly/3DHqZu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lha3N" xlink:type="simple">https://bit.ly/3Dlha3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ibWOQ" xlink:type="simple">https://bit.ly/3WibWO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dacVc" xlink:type="simple">https://bit.ly/3UdacV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uzGtf" xlink:type="simple">https://bit.ly/3FuzGt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LxR9Z" xlink:type="simple">https://bit.ly/3DLxR9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ftds4" xlink:type="simple">https://bit.ly/3Wftds4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LtOdI" xlink:type="simple">https://bit.ly/3DLtOd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XWlE7" xlink:type="simple">https://bit.ly/3gXWlE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waPW6" xlink:type="simple">https://bit.ly/3FwaPW6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HNIAf" xlink:type="simple">https://bit.ly/3sHNIA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zizGT" xlink:type="simple">https://bit.ly/3FzizG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PNQNY" xlink:type="simple">https://bit.ly/3sPNQN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XZrGE" xlink:type="simple">https://bit.ly/3TXZrGE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KCHhD" xlink:type="simple">https://bit.ly/3sKCHhD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DTdcRk" xlink:type="simple">https://bit.ly/3DTdcR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uCqnN" xlink:type="simple">https://bit.ly/3DuCqn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VwYvS" xlink:type="simple">https://bit.ly/3DVwYvS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sQULqd" xlink:type="simple">https://bit.ly/3sQULq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FNQb9" xlink:type="simple">https://bit.ly/3FFNQb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sXjB7S" xlink:type="simple">https://bit.ly/3sXjB7S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zS529u" xlink:type="simple">https://bit.ly/3zS529u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DCFazp" xlink:type="simple">https://bit.ly/3DCFaz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yg3m0" xlink:type="simple">https://bit.ly/3Nyg3m0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zJvbqY" xlink:type="simple">https://bit.ly/3zJvbq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T5hKZi" xlink:type="simple">https://bit.ly/3T5hKZ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yHf8a" xlink:type="simple">https://bit.ly/3WyHf8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13dcN" xlink:type="simple">https://bit.ly/3E13dc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M5JoO" xlink:type="simple">https://bit.ly/3FM5Jo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DUxPj" xlink:type="simple">https://bit.ly/3UDUxP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wNQ39" xlink:type="simple">https://bit.ly/3WwNQ3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2iW54" xlink:type="simple">https://bit.ly/3t2iW54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3xW9m" xlink:type="simple">https://bit.ly/3E3xW9m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T60bZ9" xlink:type="simple">https://bit.ly/3T60bZ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Nsjt8" xlink:type="simple">https://bit.ly/3zNsjt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01Hb1" xlink:type="simple">https://bit.ly/3E01Hb1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7GPnR" xlink:type="simple">https://bit.ly/3U7GPn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NBv4A" xlink:type="simple">https://bit.ly/3FNBv4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Fock7" xlink:type="simple">https://bit.ly/3DFock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OUw6P" xlink:type="simple">https://bit.ly/3FOUw6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PHNRk" xlink:type="simple">https://bit.ly/3FPHNR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wISRZ" xlink:type="simple">https://bit.ly/3UwISR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iAg0h" xlink:type="simple">https://bit.ly/3TiAg0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bc.in/3UB8Sfi" xlink:type="simple">https://bbc.in/3UB8Sf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IsqvO" xlink:type="simple">https://bit.ly/3NIsqv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TY7R3" xlink:type="simple">https://bit.ly/3FTY7R3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EtWBH" xlink:type="simple">https://bit.ly/3UEtWB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zY4gF" xlink:type="simple">https://bit.ly/3TzY4g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O8bZf" xlink:type="simple">https://bit.ly/3DO8bZ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r6auw" xlink:type="simple">https://bit.ly/3hr6au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lGEUO" xlink:type="simple">https://bit.ly/3TlGEU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Y1hPM" xlink:type="simple">https://bit.ly/3zY1hP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HQMZc" xlink:type="simple">https://bit.ly/3UHQMZ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mxPvg" xlink:type="simple">https://bit.ly/3UmxPv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bc.in/3zZBerI" xlink:type="simple">https://bbc.in/3zZBer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neZny" xlink:type="simple">https://bit.ly/3UneZn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gQiUi" xlink:type="simple">https://bit.ly/3EgQiU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q2cSW" xlink:type="simple">https://bit.ly/3hq2cS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fFIwV" xlink:type="simple">https://bit.ly/3EfFIw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XQmpB" xlink:type="simple">https://bit.ly/3zXQmp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o3YCC" xlink:type="simple">https://bit.ly/3Uo3YC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g4XPG" xlink:type="simple">https://bit.ly/3Eg4XP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XlE13" xlink:type="simple">https://bit.ly/3DXlE13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UvjVX" xlink:type="simple">https://bit.ly/3DUvjV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psyS6" xlink:type="simple">https://bit.ly/3TpsyS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hRgzv" xlink:type="simple">https://bit.ly/3EhRgz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RViW4" xlink:type="simple">https://bit.ly/3fRViW4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6Yvf8" xlink:type="simple">https://bit.ly/3G6Yvf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khSo0" xlink:type="simple">https://bit.ly/3TkhSo0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45ilM" xlink:type="simple">https://bit.ly/3A45il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6hPFr" xlink:type="simple">https://bit.ly/3A6hPF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1z6su" xlink:type="simple">https://bit.ly/3g1z6s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qAWST" xlink:type="simple">https://bit.ly/3UqAWS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1tFRq" xlink:type="simple">https://bit.ly/3A1tFR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WSEOS" xlink:type="simple">https://bit.ly/3fWSEOS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WOPxZT" xlink:type="simple">http://glo.bo/3WOPxZ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tbURL" xlink:type="simple">https://bit.ly/3TtbUR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ONMDm" xlink:type="simple">https://bit.ly/3DONMD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6qMP3" xlink:type="simple">https://bit.ly/3A6qMP3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puxaH" xlink:type="simple">https://bit.ly/3Upuxa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rbbAo" xlink:type="simple">https://bit.ly/3TrbbA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uRY2m" xlink:type="simple">https://bit.ly/3UuRY2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v0UmI" xlink:type="simple">https://bit.ly/3Tv0Um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8EP6H" xlink:type="simple">https://bit.ly/3A8EP6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NKQO7" xlink:type="simple">https://bit.ly/3UNKQO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a7jB4" xlink:type="simple">https://bit.ly/3Ga7jB4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tdvbn" xlink:type="simple">https://bit.ly/3Utdvb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9OkXd" xlink:type="simple">https://bit.ly/3G9OkX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18tjW" xlink:type="simple">https://bit.ly/3O18tj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VvR6D" xlink:type="simple">https://bit.ly/3WVvR6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0WyOD" xlink:type="simple">https://bit.ly/3E0WyO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o537Y" xlink:type="simple">https://bit.ly/3Eo537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RwxKt" xlink:type="simple">https://bit.ly/3WRwxK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DDwGz" xlink:type="simple">https://bit.ly/3hDDwG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NZLGoZ" xlink:type="simple">https://bit.ly/3NZLGo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OzFp3" xlink:type="simple">https://bit.ly/3UOzFp3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xzTEF" xlink:type="simple">https://bit.ly/3txzTE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PxmkY" xlink:type="simple">https://bit.ly/3UPxmk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AJdUe" xlink:type="simple">https://bit.ly/3UAJdU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5egR7" xlink:type="simple">https://bit.ly/3E5egR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d24ma" xlink:type="simple">https://bit.ly/3Od24m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dCoRJ" xlink:type="simple">https://bit.ly/3EdCoR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bc.in/3Ob63iN" xlink:type="simple">https://bbc.in/3Ob63i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XuMeJ" xlink:type="simple">https://bit.ly/3WXuMe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yERaJ" xlink:type="simple">https://bit.ly/3EyERa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AiuhCe" xlink:type="simple">https://bit.ly/3AiuhC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deu8G" xlink:type="simple">https://bit.ly/3Edeu8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bBZDN" xlink:type="simple">https://bit.ly/3ObBZD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luuYZ" xlink:type="simple">https://bit.ly/3GluuY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GucjV" xlink:type="simple">https://bit.ly/3UGucjV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hIy31g" xlink:type="simple">https://bit.ly/3hIy31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X0Pqut" xlink:type="simple">https://bit.ly/3X0Pqu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yAV9Y" xlink:type="simple">https://bit.ly/3EyAV9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INHbr" xlink:type="simple">https://bit.ly/3UINHb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H0Mg6" xlink:type="simple">https://bit.ly/3EH0Mg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8fNyt" xlink:type="simple">https://bit.ly/3X8fNy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hQVAA" xlink:type="simple">https://bit.ly/3OhQVA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pv3RJ" xlink:type="simple">https://bit.ly/3Gpv3R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cTizX" xlink:type="simple">https://bit.ly/3EcTiz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Xb9XfH" xlink:type="simple">https://bit.ly/3Xb9XfH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Xd4pBq" xlink:type="simple">https://bit.ly/3Xd4pB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ELo3L" xlink:type="simple">https://bit.ly/3EELo3L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hTmx3l" xlink:type="simple">https://bit.ly/3hTmx3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IRLTv" xlink:type="simple">https://bit.ly/3EIRLT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cZMa5" xlink:type="simple">https://bit.ly/3gcZMa5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hWQi2X" xlink:type="simple">https://bit.ly/3hWQi2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tFwjIH" xlink:type="simple">https://bit.ly/3tFwjI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RYQrZ" xlink:type="simple">https://bit.ly/3hRYQr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hYOS87" xlink:type="simple">https://bit.ly/3hYOS8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gbRvL" xlink:type="simple">https://bit.ly/3XgbRvL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tH6yrN" xlink:type="simple">https://bit.ly/3tH6yr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Em0GsL" xlink:type="simple">https://bit.ly/3Em0GsL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tMn9dH" xlink:type="simple">https://bit.ly/3tMn9dH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AsTHwW" xlink:type="simple">https://bit.ly/3AsTHwW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EI2Mof" xlink:type="simple">https://bit.ly/3EI2Mo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QDLNm" xlink:type="simple">https://bit.ly/3UQDLN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cnvWF" xlink:type="simple">https://bit.ly/3VcnvW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WaLT5" xlink:type="simple">https://bit.ly/3TWaLT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WuymG" xlink:type="simple">https://bit.ly/3UWuym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tLkYan" xlink:type="simple">https://bit.ly/3tLkYa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L7z1J" xlink:type="simple">https://bit.ly/3tL7z1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u4hNn" xlink:type="simple">https://bit.ly/3gu4hN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UJGkt" xlink:type="simple">https://bit.ly/3UUJGk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DAJtD" xlink:type="simple">https://bit.ly/3ODAJt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U2XkG" xlink:type="simple">https://bit.ly/3TU2Xk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m0fmU" xlink:type="simple">https://bit.ly/3Om0fm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tKwOd" xlink:type="simple">https://bit.ly/3EtKwO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2npCD" xlink:type="simple">https://bit.ly/3i2npC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uCwB0" xlink:type="simple">https://bit.ly/3OuCwB0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UpWry" xlink:type="simple">https://bit.ly/3EUpWr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TZENFl" xlink:type="simple">https://bit.ly/3TZENF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TVFsT" xlink:type="simple">https://bit.ly/3ETVFs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UKZdw" xlink:type="simple">https://bit.ly/3EUKZd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qdZNv" xlink:type="simple">https://bit.ly/3OqdZN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qVdJ8" xlink:type="simple">https://bit.ly/3gqVdJ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qasBb" xlink:type="simple">https://bit.ly/3VqasB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c1c3o" xlink:type="simple">https://bit.ly/3Vc1c3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FEVGZ" xlink:type="simple">https://bit.ly/3GFEVG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D1wEj" xlink:type="simple">https://bit.ly/3GD1wE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xfqFd" xlink:type="simple">https://bit.ly/3ExfqFd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EAfmoj" xlink:type="simple">https://bit.ly/3EAfmo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jcvXB" xlink:type="simple">https://bit.ly/3VjcvX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yN2Y8" xlink:type="simple">https://bit.ly/3OyN2Y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bk4S0" xlink:type="simple">https://bit.ly/3ibk4S0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GCIx5" xlink:type="simple">https://bit.ly/3OGCIx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aavkH" xlink:type="simple">https://bit.ly/3Vaavk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z9eMT" xlink:type="simple">https://bit.ly/3Ez9eM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rTGkP" xlink:type="simple">https://bit.ly/3VrTGk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1fdvE" xlink:type="simple">https://bit.ly/3F1fdv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OyhAsJ" xlink:type="simple">https://bit.ly/3OyhAs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Nc0kq" xlink:type="simple">https://bit.ly/3GNc0k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EzU22i" xlink:type="simple">https://bit.ly/3EzU22i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AJo1Ui" xlink:type="simple">https://bit.ly/3AJo1Ui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9p7AX" xlink:type="simple">https://bit.ly/3V9p7A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aBiNO" xlink:type="simple">https://bit.ly/3VaBiNO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uhp5q" xlink:type="simple">https://bit.ly/3guhp5q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i8IefM" xlink:type="simple">https://bit.ly/3i8IefM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3f1jz" xlink:type="simple">https://bit.ly/3U3f1j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M3KkW" xlink:type="simple">https://bit.ly/3GM3KkW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i4dNqX" xlink:type="simple">https://bit.ly/3i4dNq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Cga0y" xlink:type="simple">https://bit.ly/3OCga0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F6j1Mb" xlink:type="simple">https://bit.ly/3F6j1Mb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ieDoh2" xlink:type="simple">https://bit.ly/3ieDoh2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sMB3E" xlink:type="simple">https://bit.ly/3VsMB3E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CMoc1" xlink:type="simple">https://bit.ly/3OCMoc1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XAJTLc" xlink:type="simple">https://bit.ly/3XAJTLc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AOkioC" xlink:type="simple">https://bit.ly/3AOkioC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XzljKN" xlink:type="simple">https://bit.ly/3XzljK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ANSZKZ" xlink:type="simple">https://bit.ly/3ANSZK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MZ0v5" xlink:type="simple">https://bit.ly/3GMZ0v5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AKDSBN" xlink:type="simple">https://bit.ly/3AKDSB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S2uwD" xlink:type="simple">https://bit.ly/3GS2uwD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vmbil" xlink:type="simple">https://bit.ly/3Vvmbil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LGp8b" xlink:type="simple">https://bit.ly/3gLGp8b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bcz01" xlink:type="simple">https://bit.ly/3ubcz01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Q58Tu" xlink:type="simple">https://bit.ly/3GQ58Tu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Q5cmc" xlink:type="simple">https://bit.ly/3GQ5cmc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RrwAj" xlink:type="simple">https://bit.ly/3VRrwAj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RtttX" xlink:type="simple">https://bit.ly/3ORttt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Fs9ijv" xlink:type="simple">https://bit.ly/3Fs9ijv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K3g2I" xlink:type="simple">https://bit.ly/3VK3g2I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PdnBf" xlink:type="simple">https://bit.ly/3OPdnBf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OUmSX" xlink:type="simple">https://bit.ly/3gOUmS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POKro" xlink:type="simple">https://bit.ly/3gPOKro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HaMA0a" xlink:type="simple">https://bit.ly/3HaMA0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FieVAm" xlink:type="simple">https://bit.ly/3FieVAm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H1GNdn" xlink:type="simple">https://bit.ly/3H1GNd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VHwyM" xlink:type="simple">https://bit.ly/3OVHwyM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XUfYxE" xlink:type="simple">https://bit.ly/3XUfYxE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H6bnCQ" xlink:type="simple">https://bit.ly/3H6bnCQ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P5M9n" xlink:type="simple">https://bit.ly/3gP5M9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F0VRp0" xlink:type="simple">https://bit.ly/3F0VRp0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FmQWjF" xlink:type="simple">https://bit.ly/3FmQWjF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XQY5zT" xlink:type="simple">https://bit.ly/3XQY5z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5s1yu" xlink:type="simple">https://bit.ly/3B5s1yu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VbjLk" xlink:type="simple">https://bit.ly/3gVbjLk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Qvd91" xlink:type="simple">https://bit.ly/3VQvd91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u3QAN" xlink:type="simple">https://bit.ly/3Uu3QA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rM6qR" xlink:type="simple">https://bit.ly/3VrM6qR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nDOEM" xlink:type="simple">https://bit.ly/3unDOEM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vpbLk" xlink:type="simple">https://bit.ly/3VvpbLk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pzAH7" xlink:type="simple">https://bit.ly/3UpzAH7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F1ErZh" xlink:type="simple">https://bit.ly/3F1ErZh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F0q33w" xlink:type="simple">https://bit.ly/3F0q33w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F6xuqe" xlink:type="simple">https://bit.ly/3F6xuqe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H5YVTo" xlink:type="simple">https://bit.ly/3H5YVTo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OWIOJT" xlink:type="simple">https://bit.ly/3OWIOJ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2l6fc" xlink:type="simple">https://bit.ly/3P2l6fc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tzALC" xlink:type="simple">https://bit.ly/3utzALC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Y0ijqT" xlink:type="simple">https://bit.ly/3Y0ijq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OXFby" xlink:type="simple">https://bit.ly/3VOXFb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iFNaZN" xlink:type="simple">https://bit.ly/3iFNaZ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GH5Lc" xlink:type="simple">https://bit.ly/3VGH5Lc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DJaqa" xlink:type="simple">https://bit.ly/3UDJaq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Y5MbT6" xlink:type="simple">https://bit.ly/3Y5MbT6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FuNCC7" xlink:type="simple">https://bit.ly/3FuNCC7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FzhA97" xlink:type="simple">https://bit.ly/3FzhA97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FBv0Bk" xlink:type="simple">https://bit.ly/3FBv0Bk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h8JfV3" xlink:type="simple">https://bit.ly/3h8JfV3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b7xKu" xlink:type="simple">https://bit.ly/3Pb7xKu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Y56GPz" xlink:type="simple">https://bit.ly/3Y56GPz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iRJggm" xlink:type="simple">https://bit.ly/3iRJggm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Hogrm1" xlink:type="simple">https://bit.ly/3Hogrm1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ZzZBa" xlink:type="simple">https://bit.ly/3VZzZB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iUMwri" xlink:type="simple">https://bit.ly/3iUMwri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dYLLI" xlink:type="simple">https://bit.ly/3PdYLLI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FfmDdq" xlink:type="simple">https://bit.ly/3FfmDdq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NV55R" xlink:type="simple">https://bit.ly/3VNV55R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PhYrLX" xlink:type="simple">https://bit.ly/3PhYrL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4fovQ" xlink:type="simple">https://bit.ly/3W4fovQ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YgHmq7" xlink:type="simple">https://bit.ly/3YgHmq7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uCVEDQ" xlink:type="simple">https://bit.ly/3uCVEDQ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qsGKW" xlink:type="simple">https://bit.ly/3BqsGKW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FHdoUF" xlink:type="simple">https://bit.ly/3FHdoUF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Yzzey" xlink:type="simple">https://bit.ly/3VYzze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Bq651s" xlink:type="simple">https://bit.ly/3Bq651s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FHY1LO" xlink:type="simple">https://bit.ly/3FHY1LO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HqS4Ee" xlink:type="simple">https://bit.ly/3HqS4Ee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iVtMbp" xlink:type="simple">https://bit.ly/3iVtMbp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FLt2yu" xlink:type="simple">https://bit.ly/3FLt2y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h1YO7" xlink:type="simple">https://bit.ly/3hh1YO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vFSCs" xlink:type="simple">https://bit.ly/3HvFSC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l0nyQ" xlink:type="simple">https://bit.ly/3Fl0ny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eg69A" xlink:type="simple">https://bit.ly/3Weg69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UeGms" xlink:type="simple">https://bit.ly/3iUeGm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tGIeR" xlink:type="simple">https://bit.ly/3BtGIe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fwDuh" xlink:type="simple">https://bit.ly/3WfwDu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RkiqN" xlink:type="simple">https://bit.ly/3FRkiq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UG5mZ" xlink:type="simple">https://bit.ly/3VUG5m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ezPpT" xlink:type="simple">https://bit.ly/3WezPp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jKQIg" xlink:type="simple">https://bit.ly/3YjKQI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0VJ1y" xlink:type="simple">https://bit.ly/3j0VJ1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pqInz" xlink:type="simple">https://bit.ly/3hpqIn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tBskO" xlink:type="simple">https://bit.ly/3htBsk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0ICe1" xlink:type="simple">https://bit.ly/3V0ICe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Pcohr" xlink:type="simple">https://bit.ly/3FPcoh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pwshS" xlink:type="simple">https://bit.ly/3Ypwsh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G7nFo" xlink:type="simple">https://bit.ly/3BG7nF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stOPq" xlink:type="simple">https://bit.ly/3FstOP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WBvsp" xlink:type="simple">https://bit.ly/3uWBvs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v7jBH" xlink:type="simple">https://bit.ly/3hv7jB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HgCzl" xlink:type="simple">https://bit.ly/3YHgCz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57u4f" xlink:type="simple">https://bit.ly/3V57u4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uZRwOp" xlink:type="simple">https://bit.ly/3uZRwO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5kLtu" xlink:type="simple">https://bit.ly/3V5kLt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E4bdB" xlink:type="simple">https://bit.ly/3BE4bd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4zIvV" xlink:type="simple">https://bit.ly/3V4zIv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4BkpL" xlink:type="simple">https://bit.ly/3V4Bkp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nlwzi" xlink:type="simple">https://bit.ly/3Wnlwz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xqkmT" xlink:type="simple">https://bit.ly/3hxqkm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qeJoB" xlink:type="simple">https://bit.ly/3WqeJoB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PA9lNm" xlink:type="simple">http://glo.bo/3PA9lN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1MEyH" xlink:type="simple">https://bit.ly/3G1MEy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8d5Xq" xlink:type="simple">https://bit.ly/3V8d5X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ALD7g" xlink:type="simple">https://bit.ly/3hALD7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vvGhu" xlink:type="simple">https://bit.ly/3WvvGh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12fOV" xlink:type="simple">https://bit.ly/3G12fO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1uHjy" xlink:type="simple">https://bit.ly/3G1uHj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3iHb5" xlink:type="simple">https://bit.ly/3v3iHb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2HyWMkY" xlink:type="simple">https://bit.ly/2HyWMk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SHXWE" xlink:type="simple">https://bit.ly/3FSHXW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ev1ja" xlink:type="simple">https://bit.ly/3Vev1j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kp2Wd" xlink:type="simple">https://bit.ly/3Gkp2W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o5Ld6" xlink:type="simple">https://bit.ly/3jo5Ld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KltHi" xlink:type="simple">https://bit.ly/3FKltH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bvONK" xlink:type="simple">https://bit.ly/3GbvON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UWyYz" xlink:type="simple">https://bit.ly/3WUWyY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DEaVL" xlink:type="simple">https://bit.ly/3YDEaV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FR1ian" xlink:type="simple">https://bit.ly/3FR1ia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UAzCO" xlink:type="simple">https://bit.ly/3YUAzC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GzPQZ" xlink:type="simple">https://bit.ly/3hGzPQ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eLQe4" xlink:type="simple">https://bit.ly/3VeLQe4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ts8hB" xlink:type="simple">https://bit.ly/3jts8h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Z3j3g" xlink:type="simple">https://bit.ly/3BZ3j3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BSr36" xlink:type="simple">https://bit.ly/3WBSr3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OdQbd" xlink:type="simple">https://bit.ly/3YOdQb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BV27Ov" xlink:type="simple">https://bit.ly/3BV27O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l5qGM" xlink:type="simple">https://bit.ly/3Wl5qG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QkNYW" xlink:type="simple">https://bit.ly/3hQkNY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oIqXl" xlink:type="simple">https://bit.ly/3WoIqX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eS49y" xlink:type="simple">https://bit.ly/3GeS49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fQ0Yx" xlink:type="simple">https://bit.ly/3vfQ0Y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2sYIl" xlink:type="simple">https://bit.ly/3C2sYI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1inBa" xlink:type="simple">https://bit.ly/3I1inB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ssLYy" xlink:type="simple">https://bit.ly/3jssLYy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WtJ1Y6" xlink:type="simple">http://glo.bo/3WtJ1Y6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HQ9jg" xlink:type="simple">https://bit.ly/3WHQ9j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u6hq6" xlink:type="simple">https://bit.ly/3ju6hq6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C63IRx" xlink:type="simple">http://glo.bo/3C63IR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QW9rx" xlink:type="simple">https://bit.ly/3YQW9r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i6oUh" xlink:type="simple">https://bit.ly/3Wi6oU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QL5Kr" xlink:type="simple">https://bit.ly/3hQL5K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oNee7" xlink:type="simple">https://bit.ly/3VoNee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hmBm3" xlink:type="simple">https://bit.ly/3GhmBm3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joGsp" xlink:type="simple">https://bit.ly/3vjoGs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6QRT0" xlink:type="simple">https://bit.ly/3I6QRT0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sVWt0" xlink:type="simple">https://bit.ly/3WsVWt0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o2HXs" xlink:type="simple">https://bit.ly/3Go2HX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9vRay" xlink:type="simple">https://bit.ly/3C9vRa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X8sP0" xlink:type="simple">https://bit.ly/3PX8sP0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IXWgy" xlink:type="simple">https://bit.ly/3WIXWg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7I1Et" xlink:type="simple">https://bit.ly/3I7I1E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sPaU5" xlink:type="simple">https://bit.ly/3WsPaU5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PWxb6a" xlink:type="simple">http://glo.bo/3PWxb6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MA0sS" xlink:type="simple">https://bit.ly/3WMA0s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pQH1z" xlink:type="simple">https://bit.ly/3vpQH1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9645U" xlink:type="simple">https://bit.ly/3I9645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PYu3a3" xlink:type="simple">https://bit.ly/3PYu3a3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Yo6NA" xlink:type="simple">https://bit.ly/3hYo6N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opBxY" xlink:type="simple">https://bit.ly/3GopBx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yjih8" xlink:type="simple">https://bit.ly/3Wyjih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5AHcB" xlink:type="simple">https://bit.ly/3I5AHc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HcjUk" xlink:type="simple">https://bit.ly/3jHcjU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AJFTC" xlink:type="simple">https://bit.ly/3WAJFT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0EqxV" xlink:type="simple">https://bit.ly/3Z0Eqx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51Xdd" xlink:type="simple">https://bit.ly/3Q51Xd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dRq9L" xlink:type="simple">https://bit.ly/3CdRq9L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qqiAK" xlink:type="simple">https://bit.ly/3vqqiA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2lAGP" xlink:type="simple">https://bit.ly/3Z2lAG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tmMvM" xlink:type="simple">https://bit.ly/3GtmMvM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xDzxH" xlink:type="simple">https://bit.ly/3GxDzx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GPQXC" xlink:type="simple">https://bit.ly/3jGPQX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lb1bY" xlink:type="simple">https://bit.ly/3Ilb1b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Q98djX" xlink:type="simple">https://bit.ly/3Q98dj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L83Dz" xlink:type="simple">https://bit.ly/3jL83D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I1vph" xlink:type="simple">https://bit.ly/3jI1vp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wI2Az" xlink:type="simple">https://bit.ly/3GwI2Az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jKByp1" xlink:type="simple">http://glo.bo/3jKByp1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cJJly" xlink:type="simple">https://bit.ly/3GcJJl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D9lsY" xlink:type="simple">https://bit.ly/3GD9ls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Q7jNd" xlink:type="simple">https://bit.ly/3jQ7jNd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Z9emkw" xlink:type="simple">https://bit.ly/3Z9emkw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y9zBL" xlink:type="simple">https://bit.ly/3Gy9zBL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QcqSvx" xlink:type="simple">https://bit.ly/3QcqSvx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CqVMuj" xlink:type="simple">http://glo.bo/3CqVMu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ECcUP" xlink:type="simple">https://bit.ly/3jECcUP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LKUOr" xlink:type="simple">https://bit.ly/3VLKUOr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jMCMjn" xlink:type="simple">https://bit.ly/3jMCMj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Ems75" xlink:type="simple">https://bit.ly/3vEms7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GzEbv" xlink:type="simple">https://bit.ly/3vGzEbv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IrPm1V" xlink:type="simple">https://bit.ly/3IrPm1V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HimRQ" xlink:type="simple">https://bit.ly/3GHimR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neSSg" xlink:type="simple">https://bit.ly/3CneSS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np29a" xlink:type="simple">https://bit.ly/3Inp29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jFDQD" xlink:type="simple">https://bit.ly/3ijFDQ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6NL5B" xlink:type="simple">https://bit.ly/3X6NL5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VZjFAk" xlink:type="simple">https://bit.ly/3VZjFA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YDMBn" xlink:type="simple">https://bit.ly/3jYDMB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3M3mc" xlink:type="simple">https://bit.ly/3X3M3mc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imFKLh" xlink:type="simple">https://bit.ly/3imFKLh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J5QXL" xlink:type="simple">https://bit.ly/3WJ5QXL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ZjsVBS" xlink:type="simple">https://bit.ly/3ZjsVBS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SEcYx" xlink:type="simple">https://bit.ly/3WSEcY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wnwS5" xlink:type="simple">https://bit.ly/3IwnwS5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Ste3Q" xlink:type="simple">https://bit.ly/3VSte3Q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Zgelv4" xlink:type="simple">https://bit.ly/3Zgelv4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iorstC" xlink:type="simple">https://bit.ly/3iorstC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P2uXe" xlink:type="simple">https://bit.ly/3vP2uXe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tgFWP" xlink:type="simple">https://bit.ly/3GtgFWP</text:a></text:p>
          </table:table-cell>
        </table:table-row>
        <table:table-row table:style-name="ro2">
          <table:table-cell table:style-name="ce3" office:value-type="string" calcext:value-type="string">
            <text:p><text:a xlink:href="http://glo.bo/3vMQMwn" xlink:type="simple">http://glo.bo/3vMQMw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k1JRwO" xlink:type="simple">https://bit.ly/3k1JRwO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QxQG5l" xlink:type="simple">https://bit.ly/3QxQG5l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OC6c1" xlink:type="simple">https://bit.ly/3WOC6c1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zWGpA" xlink:type="simple">https://bit.ly/3GzWGpA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UXxfy" xlink:type="simple">https://bit.ly/3vUXxf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ZvPKt" xlink:type="simple">https://bit.ly/3WZvPK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XjFBY" xlink:type="simple">https://bit.ly/3WXjFB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Qw9z8D" xlink:type="simple">https://bit.ly/3Qw9z8D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IDOabK" xlink:type="simple">https://bit.ly/3IDOabK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xPsTc" xlink:type="simple">https://bit.ly/3GxPsTc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CFlX0l" xlink:type="simple">https://bit.ly/3CFlX0l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YGC2k" xlink:type="simple">https://bit.ly/3GYGC2k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Y2AlG" xlink:type="simple">https://bit.ly/3GY2AlG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0WANt" xlink:type="simple">https://bit.ly/3W0WANt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WYASy" xlink:type="simple">https://bit.ly/3GWYASy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W5yRf2" xlink:type="simple">https://bit.ly/3W5yRf2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XrtvvS" xlink:type="simple">https://bit.ly/3XrtvvS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ZIY16v" xlink:type="simple">https://bit.ly/3ZIY16v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IJR1jI" xlink:type="simple">https://bit.ly/3IJR1jI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ZtC7nx" xlink:type="simple">https://bit.ly/3ZtC7nx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vY9JfN" xlink:type="simple">https://bit.ly/3vY9JfN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kgixLq" xlink:type="simple">https://bit.ly/3kgixLq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GHw1Hs" xlink:type="simple">https://bit.ly/3GHw1Hs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Xaarm6" xlink:type="simple">https://bit.ly/3Xaarm6</text:a></text:p>
          </table:table-cell>
        </table:table-row>
        <table:table-row table:style-name="ro2">
          <table:table-cell table:style-name="ce3" office:value-type="string" calcext:value-type="string">
            <text:p><text:a xlink:href="https://bit.ly/3XaWNyX" xlink:type="simple">https://bit.ly/3XaWNy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lG3q7" xlink:type="simple">https://bit.ly/3klG3q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7MKH1" xlink:type="simple">https://bit.ly/3J7MKH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PebBh" xlink:type="simple">https://bit.ly/3CPebB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k6NY1" xlink:type="simple">https://bit.ly/3kk6NY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xvX3N" xlink:type="simple">https://bit.ly/3XxvX3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jisqa" xlink:type="simple">https://bit.ly/3kjisq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8Tgf1" xlink:type="simple">https://bit.ly/3H8Tgf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x49wG" xlink:type="simple">https://bit.ly/3Xx49w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R76jK" xlink:type="simple">https://bit.ly/3CR76j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dx6O9" xlink:type="simple">https://bit.ly/3Xdx6O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A49vD" xlink:type="simple">https://bit.ly/3XA49v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EZhW2" xlink:type="simple">https://bit.ly/3XEZhW2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aPim1" xlink:type="simple">https://bit.ly/3HaPim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g8t2k" xlink:type="simple">https://bit.ly/3Wg8t2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lrQZ2" xlink:type="simple">https://bit.ly/3XlrQZ2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OAbxb" xlink:type="simple">https://bit.ly/3GOAbx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Mk37A" xlink:type="simple">https://bit.ly/3iMk37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YQTgi" xlink:type="simple">https://bit.ly/3IYQTg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LvQ2A" xlink:type="simple">https://bit.ly/3QLvQ2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s4CSi" xlink:type="simple">https://bit.ly/3ks4CS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CWZPii" xlink:type="simple">https://bit.ly/3CWZPi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XReWH" xlink:type="simple">https://bit.ly/3ZXReW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OO2Uf" xlink:type="simple">https://bit.ly/3GOO2U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nGmOJ" xlink:type="simple">https://bit.ly/3WnGmO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GPeAVr" xlink:type="simple">https://bit.ly/3GPeAV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QTG80M" xlink:type="simple">https://bit.ly/3QTG80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bqlki" xlink:type="simple">https://bit.ly/3wbqlki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NvPhY" xlink:type="simple">https://bit.ly/3iNvPh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vecRQ" xlink:type="simple">https://bit.ly/3WvecR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voCAN" xlink:type="simple">https://bit.ly/3WvoCA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SLLzy" xlink:type="simple">https://bit.ly/3iSLLz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P4zQV" xlink:type="simple">https://bit.ly/3ZP4zQ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aTDt7" xlink:type="simple">https://bit.ly/3RaTDt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5ULMy" xlink:type="simple">https://bit.ly/3J5ULM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tknqY" xlink:type="simple">https://bit.ly/3Xtknq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tmsmM" xlink:type="simple">https://bit.ly/3Xtmsm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ivy9R" xlink:type="simple">https://bit.ly/3wivy9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V6uDq" xlink:type="simple">https://bit.ly/3ZV6uD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urFuq" xlink:type="simple">https://bit.ly/3XurFu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qFT3L" xlink:type="simple">https://bit.ly/3wqFT3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y7PNH" xlink:type="simple">https://bit.ly/3Wy7PN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5d14U" xlink:type="simple">https://bit.ly/3D5d14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09wh1" xlink:type="simple">https://bit.ly/3H09wh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8zTjW" xlink:type="simple">https://bit.ly/3D8zTj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4buBM" xlink:type="simple">https://bit.ly/3R4buB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LGdpy" xlink:type="simple">https://bit.ly/3XLGdp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owV72" xlink:type="simple">https://bit.ly/3wowV72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csX9o" xlink:type="simple">https://bit.ly/3JcsX9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xtl6l" xlink:type="simple">https://bit.ly/3Xxtl6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6HIMS" xlink:type="simple">https://bit.ly/3R6HIM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ahqo2" xlink:type="simple">https://bit.ly/3Hahqo2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vZcz1" xlink:type="simple">https://bit.ly/3HvZcz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XqtzK" xlink:type="simple">https://bit.ly/3XXqtz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iwrHc" xlink:type="simple">https://bit.ly/3JiwrH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YMJsL" xlink:type="simple">https://bit.ly/3XYMJs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fDP2p" xlink:type="simple">https://bit.ly/3DfDP2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QUIYQ" xlink:type="simple">https://bit.ly/3XQUIY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xLdsx" xlink:type="simple">https://bit.ly/3HxLds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ZW52AZ" xlink:type="simple">https://bit.ly/3ZW52A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IOhcb" xlink:type="simple">https://bit.ly/3kIOhc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H0pb4" xlink:type="simple">https://bit.ly/3WH0pb4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Bbih4" xlink:type="simple">https://bit.ly/3kBbih4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aQNYn" xlink:type="simple">https://bit.ly/3jaQNY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7A3h0" xlink:type="simple">https://bit.ly/3R7A3h0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waJhM" xlink:type="simple">https://bit.ly/3HwaJh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6EzN1" xlink:type="simple">https://bit.ly/3R6EzN1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DjfFE5" xlink:type="simple">http://glo.bo/3DjfFE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JTlMb" xlink:type="simple">https://bit.ly/3XJTlM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weGN8" xlink:type="simple">https://bit.ly/3wweGN8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cEhUD" xlink:type="simple">https://bit.ly/3RcEhU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jJDI7" xlink:type="simple">https://bit.ly/3DjJDI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dgQLd" xlink:type="simple">https://bit.ly/3RdgQL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JKfPl" xlink:type="simple">https://bit.ly/3XJKfPl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kV2TVQ" xlink:type="simple">http://glo.bo/3kV2TV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A73KP" xlink:type="simple">https://bit.ly/3HA73K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CISwq" xlink:type="simple">https://bit.ly/3HCISw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8gCXK" xlink:type="simple">https://bit.ly/3Y8gCX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emAiZ" xlink:type="simple">https://bit.ly/3HemAi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5zZ3P" xlink:type="simple">https://bit.ly/3Y5zZ3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G91dy" xlink:type="simple">https://bit.ly/3HG91d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bVHo6" xlink:type="simple">https://bit.ly/3jbVHo6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Nkxll" xlink:type="simple">https://bit.ly/3DNkxll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hEUMR" xlink:type="simple">https://bit.ly/3RhEUM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kUTz4q" xlink:type="simple">https://bit.ly/3kUTz4q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Y8jP9R" xlink:type="simple">http://glo.bo/3Y8jP9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L5Lhg" xlink:type="simple">https://bit.ly/3HL5Lh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OffbB" xlink:type="simple">https://bit.ly/3HOffbB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iO2Dj" xlink:type="simple">https://bit.ly/3YiO2D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lMxSy" xlink:type="simple">https://bit.ly/3RlMxS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LIfdz" xlink:type="simple">https://bit.ly/3wLIfd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MgkWR" xlink:type="simple">https://bit.ly/3XMgkWR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rSMnY" xlink:type="simple">https://bit.ly/3RrSMn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tu84j" xlink:type="simple">https://bit.ly/3Jtu84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vNS4t" xlink:type="simple">https://bit.ly/3HvNS4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Ctp0x" xlink:type="simple">https://bit.ly/3JCtp0x</text:a></text:p>
          </table:table-cell>
        </table:table-row>
        <table:table-row table:style-name="ro2">
          <table:table-cell table:style-name="ce6" office:value-type="string" calcext:value-type="string">
            <text:p><text:a xlink:href="https://bit.ly/3X26xdU" xlink:type="simple">https://bit.ly/3X26xd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n14jd" xlink:type="simple">https://bit.ly/3Yn14j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wPnLR9" xlink:type="simple">https://bit.ly/3wPnLR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quISh" xlink:type="simple">https://bit.ly/3RquIS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ZSOWu" xlink:type="simple">https://bit.ly/3XZSOW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bc.in/3HwmCCW" xlink:type="simple">https://bbc.in/3HwmCC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Ei5kG" xlink:type="simple">https://bit.ly/3JEi5k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wUa8x" xlink:type="simple">https://bit.ly/3RwUa8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ykB15" xlink:type="simple">https://bit.ly/3jykB15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KgThT" xlink:type="simple">https://bit.ly/3RKgTh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YZsXC" xlink:type="simple">https://bit.ly/3HYZsX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87BQv" xlink:type="simple">https://bit.ly/3l87BQ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udWVM" xlink:type="simple">https://bit.ly/3judWV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EFiPX" xlink:type="simple">https://bit.ly/3DEFiP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8p7E9" xlink:type="simple">https://bit.ly/3l8p7E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WfgKp" xlink:type="simple">https://bit.ly/3HWfgK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w9RNg" xlink:type="simple">https://bit.ly/3Rw9RNg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3ImwZ" xlink:type="simple">https://bit.ly/3Y3Imw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b6wGe" xlink:type="simple">https://bit.ly/3Yb6wG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63DHP" xlink:type="simple">https://bit.ly/3l63DH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DZivyf" xlink:type="simple">https://bit.ly/3DZivy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Fs9z9" xlink:type="simple">https://bit.ly/3jFs9z9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u5YuM" xlink:type="simple">https://bit.ly/3Yu5Yu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1BVVP" xlink:type="simple">https://bit.ly/3I1BVVP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fPFmJ" xlink:type="simple">https://bit.ly/3lfPFmJ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26QLx" xlink:type="simple">https://bit.ly/3x26QL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Nzo2M" xlink:type="simple">https://bit.ly/3JNzo2M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x52mUk" xlink:type="simple">http://glo.bo/3x52mU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HrwoV" xlink:type="simple">https://bit.ly/3jHrwoV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BUgxZ" xlink:type="simple">https://bit.ly/3YBUgx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7BMjy" xlink:type="simple">https://bit.ly/3I7BMjy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B7nkt" xlink:type="simple">https://bit.ly/3jB7nkt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iipZu" xlink:type="simple">https://bit.ly/3XiipZu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NJOoE" xlink:type="simple">https://bit.ly/3jNJOo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5ZFC1" xlink:type="simple">https://bit.ly/3x5ZFC1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FpbTq" xlink:type="simple">https://bit.ly/3HFpbTq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40MjgEH" xlink:type="simple">https://bit.ly/40MjgE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NUeRN" xlink:type="simple">https://bit.ly/3RNUeR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aRPgw" xlink:type="simple">https://bit.ly/3IaRPg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Xh3A9v" xlink:type="simple">https://bit.ly/3Xh3A9v</text:a></text:p>
          </table:table-cell>
        </table:table-row>
        <table:table-row table:style-name="ro2">
          <table:table-cell table:style-name="ce2" office:value-type="string" calcext:value-type="string">
            <text:p><text:a xlink:href="http://glo.bo/3x9sjCh" xlink:type="simple">http://glo.bo/3x9sjCh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HOa7mx" xlink:type="simple">https://bit.ly/3HOa7mx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ltBxGZ" xlink:type="simple">https://bit.ly/3ltBxGZ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jV0TNc" xlink:type="simple">https://bit.ly/3jV0TN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MdvD7" xlink:type="simple">https://bit.ly/3RMdvD7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O9X3a" xlink:type="simple">https://bit.ly/3RO9X3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40P3ycc" xlink:type="simple">https://bit.ly/40P3ycc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RTn4jm" xlink:type="simple">https://bit.ly/3RTn4jm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tEC8n" xlink:type="simple">https://bit.ly/3YtEC8n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Iiu1ro" xlink:type="simple">https://bit.ly/3Iiu1ro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bit.ly/3YtFnhJ" xlink:type="simple">https://bit.ly/3YtFnhJ</text:a></text:p>
          </table:table-cell>
        </table:table-row>
        <table:table-row table:style-name="ro3">
          <table:table-cell office:value-type="string" calcext:value-type="string">
            <text:p><text:a xlink:href="https://bit.ly/3YMlTVr" xlink:type="simple">https://bit.ly/3YMlTVr</text:a></text:p>
          </table:table-cell>
        </table:table-row>
        <table:table-row table:style-name="ro3">
          <table:table-cell office:value-type="string" calcext:value-type="string">
            <text:p><text:a xlink:href="https://bit.ly/3JZyaSj" xlink:type="simple">https://bit.ly/3JZyaSj</text:a></text:p>
          </table:table-cell>
        </table:table-row>
        <table:table-row table:style-name="ro3">
          <table:table-cell office:value-type="string" calcext:value-type="string">
            <text:p><text:a xlink:href="https://bit.ly/3Xu6Q1j" xlink:type="simple">https://bit.ly/3Xu6Q1j</text:a></text:p>
          </table:table-cell>
        </table:table-row>
        <table:table-row table:style-name="ro3">
          <table:table-cell office:value-type="string" calcext:value-type="string">
            <text:p><text:a xlink:href="https://bit.ly/3EoY7Hp" xlink:type="simple">https://bit.ly/3EoY7Hp</text:a></text:p>
          </table:table-cell>
        </table:table-row>
        <table:table-row table:style-name="ro3">
          <table:table-cell office:value-type="string" calcext:value-type="string">
            <text:p><text:a xlink:href="https://bit.ly/3Igat6W" xlink:type="simple">https://bit.ly/3Igat6W</text:a></text:p>
          </table:table-cell>
        </table:table-row>
        <table:table-row table:style-name="ro3">
          <table:table-cell office:value-type="string" calcext:value-type="string">
            <text:p><text:a xlink:href="https://bit.ly/3HWdZlk" xlink:type="simple">https://bit.ly/3HWdZlk</text:a></text:p>
          </table:table-cell>
        </table:table-row>
        <table:table-row table:style-name="ro3">
          <table:table-cell office:value-type="string" calcext:value-type="string">
            <text:p><text:a xlink:href="https://bit.ly/3Xrk9Qr" xlink:type="simple">https://bit.ly/3Xrk9Qr</text:a></text:p>
          </table:table-cell>
        </table:table-row>
        <table:table-row table:style-name="ro3">
          <table:table-cell office:value-type="string" calcext:value-type="string">
            <text:p><text:a xlink:href="http://glo.bo/3xhzEj9" xlink:type="simple">http://glo.bo/3xhzEj9</text:a></text:p>
          </table:table-cell>
        </table:table-row>
        <table:table-row table:style-name="ro3">
          <table:table-cell office:value-type="string" calcext:value-type="string">
            <text:p><text:a xlink:href="https://bit.ly/3YqI6sm" xlink:type="simple">https://bit.ly/3YqI6sm</text:a></text:p>
          </table:table-cell>
        </table:table-row>
        <table:table-row table:style-name="ro3">
          <table:table-cell office:value-type="string" calcext:value-type="string">
            <text:p><text:a xlink:href="https://bit.ly/3XqIIgf" xlink:type="simple">https://bit.ly/3XqIIgf</text:a></text:p>
          </table:table-cell>
        </table:table-row>
        <table:table-row table:style-name="ro3">
          <table:table-cell office:value-type="string" calcext:value-type="string">
            <text:p><text:a xlink:href="https://bit.ly/3YtME0T" xlink:type="simple">https://bit.ly/3YtME0T</text:a></text:p>
          </table:table-cell>
        </table:table-row>
        <table:table-row table:style-name="ro3">
          <table:table-cell office:value-type="string" calcext:value-type="string">
            <text:p><text:a xlink:href="https://bit.ly/3YJo1x4" xlink:type="simple">https://bit.ly/3YJo1x4</text:a></text:p>
          </table:table-cell>
        </table:table-row>
        <table:table-row table:style-name="ro3">
          <table:table-cell office:value-type="string" calcext:value-type="string">
            <text:p><text:a xlink:href="https://bit.ly/3xihNIP" xlink:type="simple">https://bit.ly/3xihNIP</text:a></text:p>
          </table:table-cell>
        </table:table-row>
        <table:table-row table:style-name="ro3">
          <table:table-cell office:value-type="string" calcext:value-type="string">
            <text:p><text:a xlink:href="https://bit.ly/40TB0OM" xlink:type="simple">https://bit.ly/40TB0OM</text:a></text:p>
          </table:table-cell>
        </table:table-row>
        <table:table-row table:style-name="ro3">
          <table:table-cell office:value-type="string" calcext:value-type="string">
            <text:p><text:a xlink:href="https://bit.ly/3E2b61i" xlink:type="simple">https://bit.ly/3E2b61i</text:a></text:p>
          </table:table-cell>
        </table:table-row>
        <table:table-row table:style-name="ro3">
          <table:table-cell office:value-type="string" calcext:value-type="string">
            <text:p><text:a xlink:href="https://bit.ly/3jXUeBW" xlink:type="simple">https://bit.ly/3jXUeBW</text:a></text:p>
          </table:table-cell>
        </table:table-row>
        <table:table-row table:style-name="ro3">
          <table:table-cell office:value-type="string" calcext:value-type="string">
            <text:p><text:a xlink:href="https://bit.ly/3YKmG9T" xlink:type="simple">https://bit.ly/3YKmG9T</text:a></text:p>
          </table:table-cell>
        </table:table-row>
        <table:table-row table:style-name="ro3">
          <table:table-cell office:value-type="string" calcext:value-type="string">
            <text:p><text:a xlink:href="https://bit.ly/3jPG2v3" xlink:type="simple">https://bit.ly/3jPG2v3</text:a></text:p>
          </table:table-cell>
        </table:table-row>
        <table:table-row table:style-name="ro3">
          <table:table-cell office:value-type="string" calcext:value-type="string">
            <text:p><text:a xlink:href="https://bit.ly/3lADiSE" xlink:type="simple">https://bit.ly/3lADiSE</text:a></text:p>
          </table:table-cell>
        </table:table-row>
        <table:table-row table:style-name="ro3">
          <table:table-cell office:value-type="string" calcext:value-type="string">
            <text:p><text:a xlink:href="https://bit.ly/3jX6Vgy" xlink:type="simple">https://bit.ly/3jX6Vgy</text:a></text:p>
          </table:table-cell>
        </table:table-row>
        <table:table-row table:style-name="ro3">
          <table:table-cell office:value-type="string" calcext:value-type="string">
            <text:p><text:a xlink:href="https://bit.ly/3xpbNya" xlink:type="simple">https://bit.ly/3xpbNya</text:a></text:p>
          </table:table-cell>
        </table:table-row>
        <table:table-row table:style-name="ro3">
          <table:table-cell office:value-type="string" calcext:value-type="string">
            <text:p><text:a xlink:href="https://bit.ly/3YwKayP" xlink:type="simple">https://bit.ly/3YwKayP</text:a></text:p>
          </table:table-cell>
        </table:table-row>
        <table:table-row table:style-name="ro3">
          <table:table-cell office:value-type="string" calcext:value-type="string">
            <text:p><text:a xlink:href="http://glo.bo/3YwLemj" xlink:type="simple">http://glo.bo/3YwLemj</text:a></text:p>
          </table:table-cell>
        </table:table-row>
        <table:table-row table:style-name="ro3">
          <table:table-cell office:value-type="string" calcext:value-type="string">
            <text:p><text:a xlink:href="https://bit.ly/3K81LZJ" xlink:type="simple">https://bit.ly/3K81LZJ</text:a></text:p>
          </table:table-cell>
        </table:table-row>
        <table:table-row table:style-name="ro3">
          <table:table-cell office:value-type="string" calcext:value-type="string">
            <text:p><text:a xlink:href="https://bit.ly/3lqnQZ6" xlink:type="simple">https://bit.ly/3lqnQZ6</text:a></text:p>
          </table:table-cell>
        </table:table-row>
        <table:table-row table:style-name="ro3">
          <table:table-cell office:value-type="string" calcext:value-type="string">
            <text:p><text:a xlink:href="https://bit.ly/3xnfvIl" xlink:type="simple">https://bit.ly/3xnfvIl</text:a></text:p>
          </table:table-cell>
        </table:table-row>
        <table:table-row table:style-name="ro3">
          <table:table-cell office:value-type="string" calcext:value-type="string">
            <text:p><text:a xlink:href="http://glo.bo/3XwXpys" xlink:type="simple">http://glo.bo/3XwXpys</text:a></text:p>
          </table:table-cell>
        </table:table-row>
        <table:table-row table:style-name="ro3">
          <table:table-cell office:value-type="string" calcext:value-type="string">
            <text:p><text:a xlink:href="https://bit.ly/3xpKeEJ" xlink:type="simple">https://bit.ly/3xpKeEJ</text:a></text:p>
          </table:table-cell>
        </table:table-row>
        <table:table-row table:style-name="ro3">
          <table:table-cell office:value-type="string" calcext:value-type="string">
            <text:p><text:a xlink:href="https://bit.ly/3YU0utn" xlink:type="simple">https://bit.ly/3YU0utn</text:a></text:p>
          </table:table-cell>
        </table:table-row>
        <table:table-row table:style-name="ro3">
          <table:table-cell office:value-type="string" calcext:value-type="string">
            <text:p><text:a xlink:href="https://bit.ly/412FnHo" xlink:type="simple">https://bit.ly/412FnHo</text:a></text:p>
          </table:table-cell>
        </table:table-row>
        <table:table-row table:style-name="ro3">
          <table:table-cell office:value-type="string" calcext:value-type="string">
            <text:p><text:a xlink:href="https://bit.ly/3IoOcUu" xlink:type="simple">https://bit.ly/3IoOcUu</text:a></text:p>
          </table:table-cell>
        </table:table-row>
        <table:table-row table:style-name="ro3">
          <table:table-cell office:value-type="string" calcext:value-type="string">
            <text:p><text:a xlink:href="https://bit.ly/3XALL5F" xlink:type="simple">https://bit.ly/3XALL5F</text:a></text:p>
          </table:table-cell>
        </table:table-row>
        <table:table-row table:style-name="ro3">
          <table:table-cell office:value-type="string" calcext:value-type="string">
            <text:p><text:a xlink:href="https://bit.ly/3YCzrmK" xlink:type="simple">https://bit.ly/3YCzrmK</text:a></text:p>
          </table:table-cell>
        </table:table-row>
        <table:table-row table:style-name="ro3">
          <table:table-cell office:value-type="string" calcext:value-type="string">
            <text:p><text:a xlink:href="https://bit.ly/3lFbFrx" xlink:type="simple">https://bit.ly/3lFbFrx</text:a></text:p>
          </table:table-cell>
        </table:table-row>
        <table:table-row table:style-name="ro3">
          <table:table-cell office:value-type="string" calcext:value-type="string">
            <text:p><text:a xlink:href="https://bit.ly/3k0ZtB3" xlink:type="simple">https://bit.ly/3k0ZtB3</text:a></text:p>
          </table:table-cell>
        </table:table-row>
        <table:table-row table:style-name="ro3">
          <table:table-cell office:value-type="string" calcext:value-type="string">
            <text:p><text:a xlink:href="https://bit.ly/3lBvdgp" xlink:type="simple">https://bit.ly/3lBvdgp</text:a></text:p>
          </table:table-cell>
        </table:table-row>
        <table:table-row table:style-name="ro3">
          <table:table-cell office:value-type="string" calcext:value-type="string">
            <text:p><text:a xlink:href="https://bit.ly/3k5f6aC" xlink:type="simple">https://bit.ly/3k5f6aC</text:a></text:p>
          </table:table-cell>
        </table:table-row>
        <table:table-row table:style-name="ro3">
          <table:table-cell office:value-type="string" calcext:value-type="string">
            <text:p><text:a xlink:href="https://bit.ly/40Z6vXz" xlink:type="simple">https://bit.ly/40Z6vXz</text:a></text:p>
          </table:table-cell>
        </table:table-row>
        <table:table-row table:style-name="ro3">
          <table:table-cell office:value-type="string" calcext:value-type="string">
            <text:p><text:a xlink:href="https://bit.ly/3XA9WRB" xlink:type="simple">https://bit.ly/3XA9WRB</text:a></text:p>
          </table:table-cell>
        </table:table-row>
        <table:table-row table:style-name="ro3">
          <table:table-cell office:value-type="string" calcext:value-type="string">
            <text:p><text:a xlink:href="https://bit.ly/3ZefClJ" xlink:type="simple">https://bit.ly/3ZefClJ</text:a></text:p>
          </table:table-cell>
        </table:table-row>
        <table:table-row table:style-name="ro3">
          <table:table-cell office:value-type="string" calcext:value-type="string">
            <text:p><text:a xlink:href="https://bit.ly/3YFVEAk" xlink:type="simple">https://bit.ly/3YFVEAk</text:a></text:p>
          </table:table-cell>
        </table:table-row>
        <table:table-row table:style-name="ro3">
          <table:table-cell office:value-type="string" calcext:value-type="string">
            <text:p><text:a xlink:href="https://bit.ly/3KkKlsS" xlink:type="simple">https://bit.ly/3KkKlsS</text:a></text:p>
          </table:table-cell>
        </table:table-row>
        <table:table-row table:style-name="ro3">
          <table:table-cell office:value-type="string" calcext:value-type="string">
            <text:p><text:a xlink:href="https://bit.ly/3lJeBn7" xlink:type="simple">https://bit.ly/3lJeBn7</text:a></text:p>
          </table:table-cell>
        </table:table-row>
        <table:table-row table:style-name="ro3">
          <table:table-cell office:value-type="string" calcext:value-type="string">
            <text:p><text:a xlink:href="https://bit.ly/3Ibe1G6" xlink:type="simple">https://bit.ly/3Ibe1G6</text:a></text:p>
          </table:table-cell>
        </table:table-row>
        <table:table-row table:style-name="ro3">
          <table:table-cell office:value-type="string" calcext:value-type="string">
            <text:p><text:a xlink:href="https://bit.ly/3IuUC4m" xlink:type="simple">https://bit.ly/3IuUC4m</text:a></text:p>
          </table:table-cell>
        </table:table-row>
        <table:table-row table:style-name="ro3">
          <table:table-cell office:value-type="string" calcext:value-type="string">
            <text:p><text:a xlink:href="https://bit.ly/3EhfauM" xlink:type="simple">https://bit.ly/3EhfauM</text:a></text:p>
          </table:table-cell>
        </table:table-row>
        <table:table-row table:style-name="ro3">
          <table:table-cell office:value-type="string" calcext:value-type="string">
            <text:p><text:a xlink:href="https://bit.ly/3S5q1O5" xlink:type="simple">https://bit.ly/3S5q1O5</text:a></text:p>
          </table:table-cell>
        </table:table-row>
        <table:table-row table:style-name="ro3">
          <table:table-cell office:value-type="string" calcext:value-type="string">
            <text:p><text:a xlink:href="https://bit.ly/3kcNnoj" xlink:type="simple">https://bit.ly/3kcNnoj</text:a></text:p>
          </table:table-cell>
        </table:table-row>
        <table:table-row table:style-name="ro3">
          <table:table-cell office:value-type="string" calcext:value-type="string">
            <text:p><text:a xlink:href="https://bit.ly/3xBT9CY" xlink:type="simple">https://bit.ly/3xBT9CY</text:a></text:p>
          </table:table-cell>
        </table:table-row>
        <table:table-row table:style-name="ro3">
          <table:table-cell office:value-type="string" calcext:value-type="string">
            <text:p><text:a xlink:href="https://bit.ly/3xxFU6E" xlink:type="simple">https://bit.ly/3xxFU6E</text:a></text:p>
          </table:table-cell>
        </table:table-row>
        <table:table-row table:style-name="ro3">
          <table:table-cell office:value-type="string" calcext:value-type="string">
            <text:p><text:a xlink:href="https://bit.ly/410aQKh" xlink:type="simple">https://bit.ly/410aQKh</text:a></text:p>
          </table:table-cell>
        </table:table-row>
        <table:table-row table:style-name="ro3">
          <table:table-cell office:value-type="string" calcext:value-type="string">
            <text:p><text:a xlink:href="https://bit.ly/3Ehp4wt" xlink:type="simple">https://bit.ly/3Ehp4wt</text:a></text:p>
          </table:table-cell>
        </table:table-row>
        <table:table-row table:style-name="ro3">
          <table:table-cell office:value-type="string" calcext:value-type="string">
            <text:p><text:a xlink:href="https://bit.ly/3IffzyW" xlink:type="simple">https://bit.ly/3IffzyW</text:a></text:p>
          </table:table-cell>
        </table:table-row>
        <table:table-row table:style-name="ro3">
          <table:table-cell office:value-type="string" calcext:value-type="string">
            <text:p><text:a xlink:href="https://bit.ly/3EhnryR" xlink:type="simple">https://bit.ly/3EhnryR</text:a></text:p>
          </table:table-cell>
        </table:table-row>
        <table:table-row table:style-name="ro3">
          <table:table-cell office:value-type="string" calcext:value-type="string">
            <text:p><text:a xlink:href="https://bit.ly/3lBSZsE" xlink:type="simple">https://bit.ly/3lBSZsE</text:a></text:p>
          </table:table-cell>
        </table:table-row>
        <table:table-row table:style-name="ro3">
          <table:table-cell office:value-type="string" calcext:value-type="string">
            <text:p><text:a xlink:href="https://bit.ly/414g5si" xlink:type="simple">https://bit.ly/414g5si</text:a></text:p>
          </table:table-cell>
        </table:table-row>
        <table:table-row table:style-name="ro3">
          <table:table-cell office:value-type="string" calcext:value-type="string">
            <text:p><text:a xlink:href="https://bit.ly/3S8zJzj" xlink:type="simple">https://bit.ly/3S8zJzj</text:a></text:p>
          </table:table-cell>
        </table:table-row>
        <table:table-row table:style-name="ro3">
          <table:table-cell office:value-type="string" calcext:value-type="string">
            <text:p><text:a xlink:href="https://bit.ly/3KgelWU" xlink:type="simple">https://bit.ly/3KgelWU</text:a></text:p>
          </table:table-cell>
        </table:table-row>
        <table:table-row table:style-name="ro3">
          <table:table-cell office:value-type="string" calcext:value-type="string">
            <text:p><text:a xlink:href="https://bit.ly/41c2K0X" xlink:type="simple">https://bit.ly/41c2K0X</text:a></text:p>
          </table:table-cell>
        </table:table-row>
        <table:table-row table:style-name="ro3">
          <table:table-cell office:value-type="string" calcext:value-type="string">
            <text:p><text:a xlink:href="http://glo.bo/3Iy2Zwb" xlink:type="simple">http://glo.bo/3Iy2Zwb</text:a></text:p>
          </table:table-cell>
        </table:table-row>
        <table:table-row table:style-name="ro3">
          <table:table-cell office:value-type="string" calcext:value-type="string">
            <text:p><text:a xlink:href="https://bit.ly/3IFxcJy" xlink:type="simple">https://bit.ly/3IFxcJy</text:a></text:p>
          </table:table-cell>
        </table:table-row>
        <table:table-row table:style-name="ro3">
          <table:table-cell office:value-type="string" calcext:value-type="string">
            <text:p><text:a xlink:href="https://bit.ly/3IeSbBB" xlink:type="simple">https://bit.ly/3IeSbBB</text:a></text:p>
          </table:table-cell>
        </table:table-row>
        <table:table-row table:style-name="ro3">
          <table:table-cell office:value-type="string" calcext:value-type="string">
            <text:p><text:a xlink:href="https://bit.ly/3ElKb0F" xlink:type="simple">https://bit.ly/3ElKb0F</text:a></text:p>
          </table:table-cell>
        </table:table-row>
        <table:table-row table:style-name="ro3">
          <table:table-cell office:value-type="string" calcext:value-type="string">
            <text:p><text:a xlink:href="https://bit.ly/418pGhM" xlink:type="simple">https://bit.ly/418pGhM</text:a></text:p>
          </table:table-cell>
        </table:table-row>
        <table:table-row table:style-name="ro3">
          <table:table-cell office:value-type="string" calcext:value-type="string">
            <text:p><text:a xlink:href="https://bit.ly/41o3yjJ" xlink:type="simple">https://bit.ly/41o3yjJ</text:a></text:p>
          </table:table-cell>
        </table:table-row>
        <table:table-row table:style-name="ro3">
          <table:table-cell office:value-type="string" calcext:value-type="string">
            <text:p><text:a xlink:href="https://bit.ly/3EmWcTk" xlink:type="simple">https://bit.ly/3EmWcTk</text:a></text:p>
          </table:table-cell>
        </table:table-row>
        <table:table-row table:style-name="ro3">
          <table:table-cell office:value-type="string" calcext:value-type="string">
            <text:p><text:a xlink:href="https://bit.ly/3EjwWh6" xlink:type="simple">https://bit.ly/3EjwWh6</text:a></text:p>
          </table:table-cell>
        </table:table-row>
        <table:table-row table:style-name="ro3">
          <table:table-cell office:value-type="string" calcext:value-type="string">
            <text:p><text:a xlink:href="https://bit.ly/418pYVQ" xlink:type="simple">https://bit.ly/418pYVQ</text:a></text:p>
          </table:table-cell>
        </table:table-row>
        <table:table-row table:style-name="ro3">
          <table:table-cell office:value-type="string" calcext:value-type="string">
            <text:p><text:a xlink:href="https://bit.ly/3lVUHFy" xlink:type="simple">https://bit.ly/3lVUHFy</text:a></text:p>
          </table:table-cell>
        </table:table-row>
        <table:table-row table:style-name="ro3">
          <table:table-cell office:value-type="string" calcext:value-type="string">
            <text:p><text:a xlink:href="https://bit.ly/3SkXT9Q" xlink:type="simple">https://bit.ly/3SkXT9Q</text:a></text:p>
          </table:table-cell>
        </table:table-row>
        <table:table-row table:style-name="ro3">
          <table:table-cell office:value-type="string" calcext:value-type="string">
            <text:p><text:a xlink:href="https://bit.ly/3Ko1Zfq" xlink:type="simple">https://bit.ly/3Ko1Zfq</text:a></text:p>
          </table:table-cell>
        </table:table-row>
        <table:table-row table:style-name="ro3">
          <table:table-cell office:value-type="string" calcext:value-type="string">
            <text:p><text:a xlink:href="https://bit.ly/3SkPTp9" xlink:type="simple">https://bit.ly/3SkPTp9</text:a></text:p>
          </table:table-cell>
        </table:table-row>
        <table:table-row table:style-name="ro3">
          <table:table-cell office:value-type="string" calcext:value-type="string">
            <text:p><text:a xlink:href="https://bit.ly/3XKuUNK" xlink:type="simple">https://bit.ly/3XKuUNK</text:a></text:p>
          </table:table-cell>
        </table:table-row>
        <table:table-row table:style-name="ro3">
          <table:table-cell office:value-type="string" calcext:value-type="string">
            <text:p><text:a xlink:href="https://bit.ly/41oipKV" xlink:type="simple">https://bit.ly/41oipKV</text:a></text:p>
          </table:table-cell>
        </table:table-row>
        <table:table-row table:style-name="ro3">
          <table:table-cell office:value-type="string" calcext:value-type="string">
            <text:p><text:a xlink:href="https://bit.ly/3XRtiBJ" xlink:type="simple">https://bit.ly/3XRtiBJ</text:a></text:p>
          </table:table-cell>
        </table:table-row>
        <table:table-row table:style-name="ro3">
          <table:table-cell office:value-type="string" calcext:value-type="string">
            <text:p><text:a xlink:href="https://bit.ly/3KAwBKK" xlink:type="simple">https://bit.ly/3KAwBKK</text:a></text:p>
          </table:table-cell>
        </table:table-row>
        <table:table-row table:style-name="ro3">
          <table:table-cell office:value-type="string" calcext:value-type="string">
            <text:p><text:a xlink:href="https://bit.ly/41jSxjg" xlink:type="simple">https://bit.ly/41jSxjg</text:a></text:p>
          </table:table-cell>
        </table:table-row>
        <table:table-row table:style-name="ro3">
          <table:table-cell office:value-type="string" calcext:value-type="string">
            <text:p><text:a xlink:href="https://bit.ly/3Y1RMIG" xlink:type="simple">https://bit.ly/3Y1RMIG</text:a></text:p>
          </table:table-cell>
        </table:table-row>
        <table:table-row table:style-name="ro3">
          <table:table-cell office:value-type="string" calcext:value-type="string">
            <text:p><text:a xlink:href="https://bit.ly/3XQZxRK" xlink:type="simple">https://bit.ly/3XQZxRK</text:a></text:p>
          </table:table-cell>
        </table:table-row>
        <table:table-row table:style-name="ro3">
          <table:table-cell office:value-type="string" calcext:value-type="string">
            <text:p><text:a xlink:href="https://bit.ly/3XRCjuR" xlink:type="simple">https://bit.ly/3XRCjuR</text:a></text:p>
          </table:table-cell>
        </table:table-row>
        <table:table-row table:style-name="ro3">
          <table:table-cell office:value-type="string" calcext:value-type="string">
            <text:p><text:a xlink:href="https://bit.ly/3ExUj6H" xlink:type="simple">https://bit.ly/3ExUj6H</text:a></text:p>
          </table:table-cell>
        </table:table-row>
        <table:table-row table:style-name="ro3">
          <table:table-cell office:value-type="string" calcext:value-type="string">
            <text:p><text:a xlink:href="https://bit.ly/3Itbo2y" xlink:type="simple">https://bit.ly/3Itbo2y</text:a></text:p>
          </table:table-cell>
        </table:table-row>
        <table:table-row table:style-name="ro3">
          <table:table-cell office:value-type="string" calcext:value-type="string">
            <text:p><text:a xlink:href="https://bit.ly/3SpwOCi" xlink:type="simple">https://bit.ly/3SpwOCi</text:a></text:p>
          </table:table-cell>
        </table:table-row>
        <table:table-row table:style-name="ro3">
          <table:table-cell office:value-type="string" calcext:value-type="string">
            <text:p><text:a xlink:href="https://bit.ly/3SxJl6P" xlink:type="simple">https://bit.ly/3SxJl6P</text:a></text:p>
          </table:table-cell>
        </table:table-row>
        <table:table-row table:style-name="ro3">
          <table:table-cell office:value-type="string" calcext:value-type="string">
            <text:p><text:a xlink:href="https://bit.ly/3EAv4R3" xlink:type="simple">https://bit.ly/3EAv4R3</text:a></text:p>
          </table:table-cell>
        </table:table-row>
        <table:table-row table:style-name="ro3">
          <table:table-cell office:value-type="string" calcext:value-type="string">
            <text:p><text:a xlink:href="https://bit.ly/3YV0TvX" xlink:type="simple">https://bit.ly/3YV0TvX</text:a></text:p>
          </table:table-cell>
        </table:table-row>
        <table:table-row table:style-name="ro3">
          <table:table-cell office:value-type="string" calcext:value-type="string">
            <text:p><text:a xlink:href="https://bit.ly/3IkaPIg" xlink:type="simple">https://bit.ly/3IkaPIg</text:a></text:p>
          </table:table-cell>
        </table:table-row>
        <table:table-row table:style-name="ro3">
          <table:table-cell office:value-type="string" calcext:value-type="string">
            <text:p><text:a xlink:href="https://bit.ly/3m1MzU6" xlink:type="simple">https://bit.ly/3m1MzU6</text:a></text:p>
          </table:table-cell>
        </table:table-row>
        <table:table-row table:style-name="ro3">
          <table:table-cell office:value-type="string" calcext:value-type="string">
            <text:p><text:a xlink:href="http://glo.bo/3ZjNIoo" xlink:type="simple">http://glo.bo/3ZjNIoo</text:a></text:p>
          </table:table-cell>
        </table:table-row>
        <table:table-row table:style-name="ro3">
          <table:table-cell office:value-type="string" calcext:value-type="string">
            <text:p><text:a xlink:href="https://bit.ly/3SuqSbu" xlink:type="simple">https://bit.ly/3SuqSbu</text:a></text:p>
          </table:table-cell>
        </table:table-row>
        <table:table-row table:style-name="ro3">
          <table:table-cell office:value-type="string" calcext:value-type="string">
            <text:p><text:a xlink:href="https://bit.ly/41qKXmQ" xlink:type="simple">https://bit.ly/41qKXmQ</text:a></text:p>
          </table:table-cell>
        </table:table-row>
        <table:table-row table:style-name="ro3">
          <table:table-cell office:value-type="string" calcext:value-type="string">
            <text:p><text:a xlink:href="https://bit.ly/3KD3QgA" xlink:type="simple">https://bit.ly/3KD3QgA</text:a></text:p>
          </table:table-cell>
        </table:table-row>
        <table:table-row table:style-name="ro3">
          <table:table-cell office:value-type="string" calcext:value-type="string">
            <text:p><text:a xlink:href="https://bit.ly/3ksRixz" xlink:type="simple">https://bit.ly/3ksRixz</text:a></text:p>
          </table:table-cell>
        </table:table-row>
        <table:table-row table:style-name="ro3">
          <table:table-cell office:value-type="string" calcext:value-type="string">
            <text:p><text:a xlink:href="https://bit.ly/3Swj74P" xlink:type="simple">https://bit.ly/3Swj74P</text:a></text:p>
          </table:table-cell>
        </table:table-row>
        <table:table-row table:style-name="ro3">
          <table:table-cell office:value-type="string" calcext:value-type="string">
            <text:p><text:a xlink:href="https://bit.ly/3Z2WCGS" xlink:type="simple">https://bit.ly/3Z2WCGS</text:a></text:p>
          </table:table-cell>
        </table:table-row>
        <table:table-row table:style-name="ro3">
          <table:table-cell office:value-type="string" calcext:value-type="string">
            <text:p><text:a xlink:href="https://bit.ly/3xTmZ6i" xlink:type="simple">https://bit.ly/3xTmZ6i</text:a></text:p>
          </table:table-cell>
        </table:table-row>
        <table:table-row table:style-name="ro3">
          <table:table-cell office:value-type="string" calcext:value-type="string">
            <text:p><text:a xlink:href="https://bit.ly/3KDclYN" xlink:type="simple">https://bit.ly/3KDclYN</text:a></text:p>
          </table:table-cell>
        </table:table-row>
        <table:table-row table:style-name="ro3">
          <table:table-cell office:value-type="string" calcext:value-type="string">
            <text:p><text:a xlink:href="https://bit.ly/3m37QfT" xlink:type="simple">https://bit.ly/3m37QfT</text:a></text:p>
          </table:table-cell>
        </table:table-row>
        <table:table-row table:style-name="ro3">
          <table:table-cell office:value-type="string" calcext:value-type="string">
            <text:p><text:a xlink:href="https://bit.ly/3m634ym" xlink:type="simple">https://bit.ly/3m634ym</text:a></text:p>
          </table:table-cell>
        </table:table-row>
        <table:table-row table:style-name="ro3">
          <table:table-cell office:value-type="string" calcext:value-type="string">
            <text:p><text:a xlink:href="https://bit.ly/3m8BH6X" xlink:type="simple">https://bit.ly/3m8BH6X</text:a></text:p>
          </table:table-cell>
        </table:table-row>
        <table:table-row table:style-name="ro3">
          <table:table-cell office:value-type="string" calcext:value-type="string">
            <text:p><text:a xlink:href="https://bit.ly/3XYTquE" xlink:type="simple">https://bit.ly/3XYTquE</text:a></text:p>
          </table:table-cell>
        </table:table-row>
        <table:table-row table:style-name="ro3">
          <table:table-cell office:value-type="string" calcext:value-type="string">
            <text:p><text:a xlink:href="https://bit.ly/3IXDhBy" xlink:type="simple">https://bit.ly/3IXDhBy</text:a></text:p>
          </table:table-cell>
        </table:table-row>
        <table:table-row table:style-name="ro3">
          <table:table-cell office:value-type="string" calcext:value-type="string">
            <text:p><text:a xlink:href="https://bit.ly/3IthqQU" xlink:type="simple">https://bit.ly/3IthqQU</text:a></text:p>
          </table:table-cell>
        </table:table-row>
        <table:table-row table:style-name="ro3">
          <table:table-cell office:value-type="string" calcext:value-type="string">
            <text:p><text:a xlink:href="https://bit.ly/3J2A4Ao" xlink:type="simple">https://bit.ly/3J2A4Ao</text:a></text:p>
          </table:table-cell>
        </table:table-row>
        <table:table-row table:style-name="ro3">
          <table:table-cell office:value-type="string" calcext:value-type="string">
            <text:p><text:a xlink:href="https://bit.ly/3Y3d7BH" xlink:type="simple">https://bit.ly/3Y3d7BH</text:a></text:p>
          </table:table-cell>
        </table:table-row>
        <table:table-row table:style-name="ro3">
          <table:table-cell office:value-type="string" calcext:value-type="string">
            <text:p><text:a xlink:href="https://bit.ly/3ZooPbD" xlink:type="simple">https://bit.ly/3ZooPbD</text:a></text:p>
          </table:table-cell>
        </table:table-row>
        <table:table-row table:style-name="ro3">
          <table:table-cell office:value-type="string" calcext:value-type="string">
            <text:p><text:a xlink:href="http://glo.bo/3KKpak9" xlink:type="simple">http://glo.bo/3KKpak9</text:a></text:p>
          </table:table-cell>
        </table:table-row>
        <table:table-row table:style-name="ro3">
          <table:table-cell office:value-type="string" calcext:value-type="string">
            <text:p><text:a xlink:href="http://glo.bo/3SAf1Zg" xlink:type="simple">http://glo.bo/3SAf1Zg</text:a></text:p>
          </table:table-cell>
        </table:table-row>
        <table:table-row table:style-name="ro3">
          <table:table-cell office:value-type="string" calcext:value-type="string">
            <text:p><text:a xlink:href="https://bit.ly/3Yapo7t" xlink:type="simple">https://bit.ly/3Yapo7t</text:a></text:p>
          </table:table-cell>
        </table:table-row>
        <table:table-row table:style-name="ro3">
          <table:table-cell office:value-type="string" calcext:value-type="string">
            <text:p><text:a xlink:href="https://bit.ly/3IvJbbm" xlink:type="simple">https://bit.ly/3IvJbbm</text:a></text:p>
          </table:table-cell>
        </table:table-row>
        <table:table-row table:style-name="ro3">
          <table:table-cell office:value-type="string" calcext:value-type="string">
            <text:p><text:a xlink:href="https://bit.ly/41z8bY3" xlink:type="simple">https://bit.ly/41z8bY3</text:a></text:p>
          </table:table-cell>
        </table:table-row>
        <table:table-row table:style-name="ro3">
          <table:table-cell office:value-type="string" calcext:value-type="string">
            <text:p><text:a xlink:href="https://bit.ly/3y0Fztm" xlink:type="simple">https://bit.ly/3y0Fztm</text:a></text:p>
          </table:table-cell>
        </table:table-row>
        <table:table-row table:style-name="ro3">
          <table:table-cell office:value-type="string" calcext:value-type="string">
            <text:p><text:a xlink:href="https://bit.ly/3IvJQJS" xlink:type="simple">https://bit.ly/3IvJQJS</text:a></text:p>
          </table:table-cell>
        </table:table-row>
        <table:table-row table:style-name="ro3">
          <table:table-cell office:value-type="string" calcext:value-type="string">
            <text:p><text:a xlink:href="https://bit.ly/3J2xR8r" xlink:type="simple">https://bit.ly/3J2xR8r</text:a></text:p>
          </table:table-cell>
        </table:table-row>
        <table:table-row table:style-name="ro3">
          <table:table-cell office:value-type="string" calcext:value-type="string">
            <text:p><text:a xlink:href="https://bit.ly/3ymqQct" xlink:type="simple">https://bit.ly/3ymqQct</text:a></text:p>
          </table:table-cell>
        </table:table-row>
        <table:table-row table:style-name="ro3">
          <table:table-cell office:value-type="string" calcext:value-type="string">
            <text:p><text:a xlink:href="https://bit.ly/3J2rvpu" xlink:type="simple">https://bit.ly/3J2rvpu</text:a></text:p>
          </table:table-cell>
        </table:table-row>
        <table:table-row table:style-name="ro3">
          <table:table-cell office:value-type="string" calcext:value-type="string">
            <text:p><text:a xlink:href="https://bit.ly/3ZzaDvJ" xlink:type="simple">https://bit.ly/3ZzaDvJ</text:a></text:p>
          </table:table-cell>
        </table:table-row>
        <table:table-row table:style-name="ro3">
          <table:table-cell office:value-type="string" calcext:value-type="string">
            <text:p><text:a xlink:href="https://bit.ly/3ZuW78j" xlink:type="simple">https://bit.ly/3ZuW78j</text:a></text:p>
          </table:table-cell>
        </table:table-row>
        <table:table-row table:style-name="ro3">
          <table:table-cell office:value-type="string" calcext:value-type="string">
            <text:p><text:a xlink:href="https://bit.ly/3KKBC3x" xlink:type="simple">https://bit.ly/3KKBC3x</text:a></text:p>
          </table:table-cell>
        </table:table-row>
        <table:table-row table:style-name="ro3">
          <table:table-cell office:value-type="string" calcext:value-type="string">
            <text:p><text:a xlink:href="https://bit.ly/3J4kIeK" xlink:type="simple">https://bit.ly/3J4kIeK</text:a></text:p>
          </table:table-cell>
        </table:table-row>
        <table:table-row table:style-name="ro3">
          <table:table-cell office:value-type="string" calcext:value-type="string">
            <text:p><text:a xlink:href="https://bit.ly/3Zz8AI9" xlink:type="simple">https://bit.ly/3Zz8AI9</text:a></text:p>
          </table:table-cell>
        </table:table-row>
        <table:table-row table:style-name="ro3">
          <table:table-cell office:value-type="string" calcext:value-type="string">
            <text:p><text:a xlink:href="https://bit.ly/3y4gVbl" xlink:type="simple">https://bit.ly/3y4gVbl</text:a></text:p>
          </table:table-cell>
        </table:table-row>
        <table:table-row table:style-name="ro3">
          <table:table-cell office:value-type="string" calcext:value-type="string">
            <text:p><text:a xlink:href="https://bit.ly/3J4YKbI" xlink:type="simple">https://bit.ly/3J4YKbI</text:a></text:p>
          </table:table-cell>
        </table:table-row>
        <table:table-row table:style-name="ro3">
          <table:table-cell office:value-type="string" calcext:value-type="string">
            <text:p><text:a xlink:href="https://bit.ly/3IJzAhs" xlink:type="simple">https://bit.ly/3IJzAhs</text:a></text:p>
          </table:table-cell>
        </table:table-row>
        <table:table-row table:style-name="ro3">
          <table:table-cell office:value-type="string" calcext:value-type="string">
            <text:p><text:a xlink:href="https://bit.ly/3SIc490" xlink:type="simple">https://bit.ly/3SIc490</text:a></text:p>
          </table:table-cell>
        </table:table-row>
        <table:table-row table:style-name="ro3">
          <table:table-cell office:value-type="string" calcext:value-type="string">
            <text:p><text:a xlink:href="https://bit.ly/3mmQr1P" xlink:type="simple">https://bit.ly/3mmQr1P</text:a></text:p>
          </table:table-cell>
        </table:table-row>
        <table:table-row table:style-name="ro3">
          <table:table-cell office:value-type="string" calcext:value-type="string">
            <text:p><text:a xlink:href="https://bit.ly/3J7SaRJ" xlink:type="simple">https://bit.ly/3J7SaRJ</text:a></text:p>
          </table:table-cell>
        </table:table-row>
        <table:table-row table:style-name="ro3">
          <table:table-cell office:value-type="string" calcext:value-type="string">
            <text:p><text:a xlink:href="https://bit.ly/3Ygy3oA" xlink:type="simple">https://bit.ly/3Ygy3oA</text:a></text:p>
          </table:table-cell>
        </table:table-row>
        <table:table-row table:style-name="ro3">
          <table:table-cell office:value-type="string" calcext:value-type="string">
            <text:p><text:a xlink:href="https://bit.ly/3SKSV6p" xlink:type="simple">https://bit.ly/3SKSV6p</text:a></text:p>
          </table:table-cell>
        </table:table-row>
        <table:table-row table:style-name="ro3">
          <table:table-cell office:value-type="string" calcext:value-type="string">
            <text:p><text:a xlink:href="https://bit.ly/3mfonO1" xlink:type="simple">https://bit.ly/3mfonO1</text:a></text:p>
          </table:table-cell>
        </table:table-row>
        <table:table-row table:style-name="ro3">
          <table:table-cell office:value-type="string" calcext:value-type="string">
            <text:p><text:a xlink:href="https://bit.ly/3SKTA7T" xlink:type="simple">https://bit.ly/3SKTA7T</text:a></text:p>
          </table:table-cell>
        </table:table-row>
        <table:table-row table:style-name="ro3">
          <table:table-cell office:value-type="string" calcext:value-type="string">
            <text:p><text:a xlink:href="https://bit.ly/3kOra09" xlink:type="simple">https://bit.ly/3kOra09</text:a></text:p>
          </table:table-cell>
        </table:table-row>
        <table:table-row table:style-name="ro3">
          <table:table-cell office:value-type="string" calcext:value-type="string">
            <text:p><text:a xlink:href="https://bit.ly/3mjod8m" xlink:type="simple">https://bit.ly/3mjod8m</text:a></text:p>
          </table:table-cell>
        </table:table-row>
        <table:table-row table:style-name="ro3">
          <table:table-cell office:value-type="string" calcext:value-type="string">
            <text:p><text:a xlink:href="http://glo.bo/3y9a93S" xlink:type="simple">http://glo.bo/3y9a93S</text:a></text:p>
          </table:table-cell>
        </table:table-row>
        <table:table-row table:style-name="ro3">
          <table:table-cell office:value-type="string" calcext:value-type="string">
            <text:p><text:a xlink:href="https://bit.ly/3YcSJ13" xlink:type="simple">https://bit.ly/3YcSJ13</text:a></text:p>
          </table:table-cell>
        </table:table-row>
        <table:table-row table:style-name="ro3">
          <table:table-cell office:value-type="string" calcext:value-type="string">
            <text:p><text:a xlink:href="https://bit.ly/3SP6aD5" xlink:type="simple">https://bit.ly/3SP6aD5</text:a></text:p>
          </table:table-cell>
        </table:table-row>
        <table:table-row table:style-name="ro3">
          <table:table-cell office:value-type="string" calcext:value-type="string">
            <text:p><text:a xlink:href="https://bit.ly/41JSAVy" xlink:type="simple">https://bit.ly/41JSAVy</text:a></text:p>
          </table:table-cell>
        </table:table-row>
        <table:table-row table:style-name="ro3">
          <table:table-cell office:value-type="string" calcext:value-type="string">
            <text:p><text:a xlink:href="https://bit.ly/3KTCQtf" xlink:type="simple">https://bit.ly/3KTCQtf</text:a></text:p>
          </table:table-cell>
        </table:table-row>
        <table:table-row table:style-name="ro3">
          <table:table-cell office:value-type="string" calcext:value-type="string">
            <text:p><text:a xlink:href="https://bit.ly/3kUDnQZ" xlink:type="simple">https://bit.ly/3kUDnQZ</text:a></text:p>
          </table:table-cell>
        </table:table-row>
        <table:table-row table:style-name="ro3">
          <table:table-cell office:value-type="string" calcext:value-type="string">
            <text:p><text:a xlink:href="https://bit.ly/3ZnvJhd" xlink:type="simple">https://bit.ly/3ZnvJhd</text:a></text:p>
          </table:table-cell>
        </table:table-row>
        <table:table-row table:style-name="ro3">
          <table:table-cell office:value-type="string" calcext:value-type="string">
            <text:p><text:a xlink:href="https://bit.ly/3ybugOX" xlink:type="simple">https://bit.ly/3ybugOX</text:a></text:p>
          </table:table-cell>
        </table:table-row>
        <table:table-row table:style-name="ro3">
          <table:table-cell office:value-type="string" calcext:value-type="string">
            <text:p><text:a xlink:href="http://glo.bo/3mlx4GB" xlink:type="simple">http://glo.bo/3mlx4GB</text:a></text:p>
          </table:table-cell>
        </table:table-row>
        <table:table-row table:style-name="ro3">
          <table:table-cell office:value-type="string" calcext:value-type="string">
            <text:p><text:a xlink:href="https://bit.ly/3mfhUT9" xlink:type="simple">https://bit.ly/3mfhUT9</text:a></text:p>
          </table:table-cell>
        </table:table-row>
        <table:table-row table:style-name="ro3">
          <table:table-cell office:value-type="string" calcext:value-type="string">
            <text:p><text:a xlink:href="https://bit.ly/3SNl2Su" xlink:type="simple">https://bit.ly/3SNl2Su</text:a></text:p>
          </table:table-cell>
        </table:table-row>
        <table:table-row table:style-name="ro3">
          <table:table-cell office:value-type="string" calcext:value-type="string">
            <text:p><text:a xlink:href="https://bit.ly/3ydGI0M" xlink:type="simple">https://bit.ly/3ydGI0M</text:a></text:p>
          </table:table-cell>
        </table:table-row>
        <table:table-row table:style-name="ro3">
          <table:table-cell office:value-type="string" calcext:value-type="string">
            <text:p><text:a xlink:href="https://bit.ly/41XNvJE" xlink:type="simple">https://bit.ly/41XNvJE</text:a></text:p>
          </table:table-cell>
        </table:table-row>
        <table:table-row table:style-name="ro3">
          <table:table-cell office:value-type="string" calcext:value-type="string">
            <text:p><text:a xlink:href="https://bit.ly/3L37h0l" xlink:type="simple">https://bit.ly/3L37h0l</text:a></text:p>
          </table:table-cell>
        </table:table-row>
        <table:table-row table:style-name="ro3">
          <table:table-cell office:value-type="string" calcext:value-type="string">
            <text:p><text:a xlink:href="https://bit.ly/3L37h0l" xlink:type="simple">https://bit.ly/3L37h0l</text:a></text:p>
          </table:table-cell>
        </table:table-row>
        <table:table-row table:style-name="ro3">
          <table:table-cell office:value-type="string" calcext:value-type="string">
            <text:p><text:a xlink:href="https://bit.ly/3mgkKY3" xlink:type="simple">https://bit.ly/3mgkKY3</text:a></text:p>
          </table:table-cell>
        </table:table-row>
        <table:table-row table:style-name="ro3">
          <table:table-cell office:value-type="string" calcext:value-type="string">
            <text:p><text:a xlink:href="https://bit.ly/3EXU5Wz" xlink:type="simple">https://bit.ly/3EXU5Wz</text:a></text:p>
          </table:table-cell>
        </table:table-row>
        <table:table-row table:style-name="ro3">
          <table:table-cell office:value-type="string" calcext:value-type="string">
            <text:p><text:a xlink:href="https://bit.ly/41OABxe" xlink:type="simple">https://bit.ly/41OABxe</text:a></text:p>
          </table:table-cell>
        </table:table-row>
        <table:table-row table:style-name="ro3">
          <table:table-cell office:value-type="string" calcext:value-type="string">
            <text:p><text:a xlink:href="https://bit.ly/3YmW7q7" xlink:type="simple">https://bit.ly/3YmW7q7</text:a></text:p>
          </table:table-cell>
        </table:table-row>
        <table:table-row table:style-name="ro3">
          <table:table-cell office:value-type="string" calcext:value-type="string">
            <text:p><text:a xlink:href="https://bit.ly/3yhc6vg" xlink:type="simple">https://bit.ly/3yhc6vg</text:a></text:p>
          </table:table-cell>
        </table:table-row>
        <table:table-row table:style-name="ro3">
          <table:table-cell office:value-type="string" calcext:value-type="string">
            <text:p><text:a xlink:href="https://bit.ly/3mnM1YB" xlink:type="simple">https://bit.ly/3mnM1YB</text:a></text:p>
          </table:table-cell>
        </table:table-row>
        <table:table-row table:style-name="ro3">
          <table:table-cell office:value-type="string" calcext:value-type="string">
            <text:p><text:a xlink:href="https://bit.ly/41MMHqN" xlink:type="simple">https://bit.ly/41MMHqN</text:a></text:p>
          </table:table-cell>
        </table:table-row>
        <table:table-row table:style-name="ro3">
          <table:table-cell office:value-type="string" calcext:value-type="string">
            <text:p><text:a xlink:href="https://bit.ly/3SZwDy4" xlink:type="simple">https://bit.ly/3SZwDy4</text:a></text:p>
          </table:table-cell>
        </table:table-row>
        <table:table-row table:style-name="ro3">
          <table:table-cell office:value-type="string" calcext:value-type="string">
            <text:p><text:a xlink:href="https://bit.ly/3YnYRDM" xlink:type="simple">https://bit.ly/3YnYRDM</text:a></text:p>
          </table:table-cell>
        </table:table-row>
        <table:table-row table:style-name="ro3">
          <table:table-cell office:value-type="string" calcext:value-type="string">
            <text:p><text:a xlink:href="https://bit.ly/3SUdgWR" xlink:type="simple">https://bit.ly/3SUdgWR</text:a></text:p>
          </table:table-cell>
        </table:table-row>
        <table:table-row table:style-name="ro3">
          <table:table-cell office:value-type="string" calcext:value-type="string">
            <text:p><text:a xlink:href="https://bit.ly/3yglcZd" xlink:type="simple">https://bit.ly/3yglcZd</text:a></text:p>
          </table:table-cell>
        </table:table-row>
        <table:table-row table:style-name="ro3">
          <table:table-cell office:value-type="string" calcext:value-type="string">
            <text:p><text:a xlink:href="https://bit.ly/3yj9BIV" xlink:type="simple">https://bit.ly/3yj9BIV</text:a></text:p>
          </table:table-cell>
        </table:table-row>
        <table:table-row table:style-name="ro3">
          <table:table-cell office:value-type="string" calcext:value-type="string">
            <text:p><text:a xlink:href="https://bit.ly/3ZrmFrq" xlink:type="simple">https://bit.ly/3ZrmFrq</text:a></text:p>
          </table:table-cell>
        </table:table-row>
        <table:table-row table:style-name="ro3">
          <table:table-cell office:value-type="string" calcext:value-type="string">
            <text:p><text:a xlink:href="https://bit.ly/3EZwXqQ" xlink:type="simple">https://bit.ly/3EZwXqQ</text:a></text:p>
          </table:table-cell>
        </table:table-row>
        <table:table-row table:style-name="ro3">
          <table:table-cell office:value-type="string" calcext:value-type="string">
            <text:p><text:a xlink:href="https://bit.ly/3SYkR7a" xlink:type="simple">https://bit.ly/3SYkR7a</text:a></text:p>
          </table:table-cell>
        </table:table-row>
        <table:table-row table:style-name="ro3">
          <table:table-cell office:value-type="string" calcext:value-type="string">
            <text:p><text:a xlink:href="https://bit.ly/3Yu3HPV" xlink:type="simple">https://bit.ly/3Yu3HPV</text:a></text:p>
          </table:table-cell>
        </table:table-row>
        <table:table-row table:style-name="ro3">
          <table:table-cell office:value-type="string" calcext:value-type="string">
            <text:p><text:a xlink:href="https://bit.ly/3YwJsRo" xlink:type="simple">https://bit.ly/3YwJsRo</text:a></text:p>
          </table:table-cell>
        </table:table-row>
        <table:table-row table:style-name="ro3">
          <table:table-cell office:value-type="string" calcext:value-type="string">
            <text:p><text:a xlink:href="https://bit.ly/3F3l2Ik" xlink:type="simple">https://bit.ly/3F3l2Ik</text:a></text:p>
          </table:table-cell>
        </table:table-row>
        <table:table-row table:style-name="ro3">
          <table:table-cell office:value-type="string" calcext:value-type="string">
            <text:p><text:a xlink:href="https://bit.ly/3JqnADc" xlink:type="simple">https://bit.ly/3JqnADc</text:a></text:p>
          </table:table-cell>
        </table:table-row>
        <table:table-row table:style-name="ro3">
          <table:table-cell office:value-type="string" calcext:value-type="string">
            <text:p><text:a xlink:href="https://bit.ly/3F7qOJd" xlink:type="simple">https://bit.ly/3F7qOJd</text:a></text:p>
          </table:table-cell>
        </table:table-row>
        <table:table-row table:style-name="ro3">
          <table:table-cell office:value-type="string" calcext:value-type="string">
            <text:p><text:a xlink:href="https://bit.ly/3J0qUU2" xlink:type="simple">https://bit.ly/3J0qUU2</text:a></text:p>
          </table:table-cell>
        </table:table-row>
        <table:table-row table:style-name="ro3">
          <table:table-cell office:value-type="string" calcext:value-type="string">
            <text:p><text:a xlink:href="https://bit.ly/3L7Zhed" xlink:type="simple">https://bit.ly/3L7Zhed</text:a></text:p>
          </table:table-cell>
        </table:table-row>
        <table:table-row table:style-name="ro3">
          <table:table-cell office:value-type="string" calcext:value-type="string">
            <text:p><text:a xlink:href="https://bit.ly/3yjHXeS" xlink:type="simple">https://bit.ly/3yjHXeS</text:a></text:p>
          </table:table-cell>
        </table:table-row>
        <table:table-row table:style-name="ro3">
          <table:table-cell office:value-type="string" calcext:value-type="string">
            <text:p><text:a xlink:href="https://bit.ly/3JlOcVN" xlink:type="simple">https://bit.ly/3JlOcVN</text:a></text:p>
          </table:table-cell>
        </table:table-row>
        <table:table-row table:style-name="ro3">
          <table:table-cell office:value-type="string" calcext:value-type="string">
            <text:p><text:a xlink:href="http://glo.bo/3IZlpF2" xlink:type="simple">http://glo.bo/3IZlpF2</text:a></text:p>
          </table:table-cell>
        </table:table-row>
        <table:table-row table:style-name="ro3">
          <table:table-cell office:value-type="string" calcext:value-type="string">
            <text:p><text:a xlink:href="https://bit.ly/3JrKk5K" xlink:type="simple">https://bit.ly/3JrKk5K</text:a></text:p>
          </table:table-cell>
        </table:table-row>
        <table:table-row table:style-name="ro3">
          <table:table-cell office:value-type="string" calcext:value-type="string">
            <text:p><text:a xlink:href="https://bit.ly/3Jotdld" xlink:type="simple">https://bit.ly/3Jotdld</text:a></text:p>
          </table:table-cell>
        </table:table-row>
        <table:table-row table:style-name="ro3">
          <table:table-cell office:value-type="string" calcext:value-type="string">
            <text:p><text:a xlink:href="https://bit.ly/3ZB1djO" xlink:type="simple">https://bit.ly/3ZB1djO</text:a></text:p>
          </table:table-cell>
        </table:table-row>
        <table:table-row table:style-name="ro3">
          <table:table-cell office:value-type="string" calcext:value-type="string">
            <text:p><text:a xlink:href="https://bit.ly/3l2xy40" xlink:type="simple">https://bit.ly/3l2xy40</text:a></text:p>
          </table:table-cell>
        </table:table-row>
        <table:table-row table:style-name="ro3">
          <table:table-cell office:value-type="string" calcext:value-type="string">
            <text:p><text:a xlink:href="https://bit.ly/3YBlyUO" xlink:type="simple">https://bit.ly/3YBlyUO</text:a></text:p>
          </table:table-cell>
        </table:table-row>
        <table:table-row table:style-name="ro3">
          <table:table-cell office:value-type="string" calcext:value-type="string">
            <text:p><text:a xlink:href="https://bit.ly/3l3CNAI" xlink:type="simple">https://bit.ly/3l3CNAI</text:a></text:p>
          </table:table-cell>
        </table:table-row>
        <table:table-row table:style-name="ro3">
          <table:table-cell office:value-type="string" calcext:value-type="string">
            <text:p><text:a xlink:href="https://bit.ly/3JoN9Et" xlink:type="simple">https://bit.ly/3JoN9Et</text:a></text:p>
          </table:table-cell>
        </table:table-row>
        <table:table-row table:style-name="ro3">
          <table:table-cell office:value-type="string" calcext:value-type="string">
            <text:p><text:a xlink:href="https://bit.ly/3kVXf6A" xlink:type="simple">https://bit.ly/3kVXf6A</text:a></text:p>
          </table:table-cell>
        </table:table-row>
        <table:table-row table:style-name="ro3">
          <table:table-cell office:value-type="string" calcext:value-type="string">
            <text:p><text:a xlink:href="https://bit.ly/3LfyYD4" xlink:type="simple">https://bit.ly/3LfyYD4</text:a></text:p>
          </table:table-cell>
        </table:table-row>
        <table:table-row table:style-name="ro3">
          <table:table-cell office:value-type="string" calcext:value-type="string">
            <text:p><text:a xlink:href="https://bit.ly/3T4pz2W" xlink:type="simple">https://bit.ly/3T4pz2W</text:a></text:p>
          </table:table-cell>
        </table:table-row>
        <table:table-row table:style-name="ro3">
          <table:table-cell office:value-type="string" calcext:value-type="string">
            <text:p><text:a xlink:href="https://bit.ly/3JuJXGr" xlink:type="simple">https://bit.ly/3JuJXGr</text:a></text:p>
          </table:table-cell>
        </table:table-row>
        <table:table-row table:style-name="ro3">
          <table:table-cell office:value-type="string" calcext:value-type="string">
            <text:p><text:a xlink:href="https://bit.ly/3JwWZUK" xlink:type="simple">https://bit.ly/3JwWZUK</text:a></text:p>
          </table:table-cell>
        </table:table-row>
        <table:table-row table:style-name="ro3">
          <table:table-cell office:value-type="string" calcext:value-type="string">
            <text:p><text:a xlink:href="https://bit.ly/3Zx0oZr" xlink:type="simple">https://bit.ly/3Zx0oZr</text:a></text:p>
          </table:table-cell>
        </table:table-row>
        <table:table-row table:style-name="ro3">
          <table:table-cell office:value-type="string" calcext:value-type="string">
            <text:p><text:a xlink:href="https://bit.ly/3ZXG8A3" xlink:type="simple">https://bit.ly/3ZXG8A3</text:a></text:p>
          </table:table-cell>
        </table:table-row>
        <table:table-row table:style-name="ro3">
          <table:table-cell office:value-type="string" calcext:value-type="string">
            <text:p><text:a xlink:href="https://bit.ly/3ywZ0Kw" xlink:type="simple">https://bit.ly/3ywZ0Kw</text:a></text:p>
          </table:table-cell>
        </table:table-row>
        <table:table-row table:style-name="ro3">
          <table:table-cell office:value-type="string" calcext:value-type="string">
            <text:p><text:a xlink:href="https://bit.ly/3l1UNLR" xlink:type="simple">https://bit.ly/3l1UNLR</text:a></text:p>
          </table:table-cell>
        </table:table-row>
        <table:table-row table:style-name="ro3">
          <table:table-cell office:value-type="string" calcext:value-type="string">
            <text:p><text:a xlink:href="https://bit.ly/3JzsgGK" xlink:type="simple">https://bit.ly/3JzsgGK</text:a></text:p>
          </table:table-cell>
        </table:table-row>
        <table:table-row table:style-name="ro3">
          <table:table-cell office:value-type="string" calcext:value-type="string">
            <text:p><text:a xlink:href="https://bit.ly/3J2Hkv6" xlink:type="simple">https://bit.ly/3J2Hkv6</text:a></text:p>
          </table:table-cell>
        </table:table-row>
        <table:table-row table:style-name="ro3">
          <table:table-cell office:value-type="string" calcext:value-type="string">
            <text:p><text:a xlink:href="https://bit.ly/405jWEh" xlink:type="simple">https://bit.ly/405jWEh</text:a></text:p>
          </table:table-cell>
        </table:table-row>
        <table:table-row table:style-name="ro3">
          <table:table-cell office:value-type="string" calcext:value-type="string">
            <text:p><text:a xlink:href="https://bit.ly/428Zowf" xlink:type="simple">https://bit.ly/428Zowf</text:a></text:p>
          </table:table-cell>
        </table:table-row>
        <table:table-row table:style-name="ro3">
          <table:table-cell office:value-type="string" calcext:value-type="string">
            <text:p><text:a xlink:href="https://bit.ly/3l3zUzT" xlink:type="simple">https://bit.ly/3l3zUzT</text:a></text:p>
          </table:table-cell>
        </table:table-row>
        <table:table-row table:style-name="ro3">
          <table:table-cell office:value-type="string" calcext:value-type="string">
            <text:p><text:a xlink:href="https://bit.ly/3yFRZXD" xlink:type="simple">https://bit.ly/3yFRZXD</text:a></text:p>
          </table:table-cell>
        </table:table-row>
        <table:table-row table:style-name="ro3">
          <table:table-cell office:value-type="string" calcext:value-type="string">
            <text:p><text:a xlink:href="https://bit.ly/425swEG" xlink:type="simple">https://bit.ly/425swEG</text:a></text:p>
          </table:table-cell>
        </table:table-row>
        <table:table-row table:style-name="ro3">
          <table:table-cell office:value-type="string" calcext:value-type="string">
            <text:p><text:a xlink:href="https://bit.ly/3LnN6Ku" xlink:type="simple">https://bit.ly/3LnN6Ku</text:a></text:p>
          </table:table-cell>
        </table:table-row>
        <table:table-row table:style-name="ro3">
          <table:table-cell office:value-type="string" calcext:value-type="string">
            <text:p><text:a xlink:href="https://bit.ly/404Nguy" xlink:type="simple">https://bit.ly/404Nguy</text:a></text:p>
          </table:table-cell>
        </table:table-row>
        <table:table-row table:style-name="ro3">
          <table:table-cell office:value-type="string" calcext:value-type="string">
            <text:p><text:a xlink:href="https://bit.ly/3JkyuJr" xlink:type="simple">https://bit.ly/3JkyuJr</text:a></text:p>
          </table:table-cell>
        </table:table-row>
        <table:table-row table:style-name="ro3">
          <table:table-cell office:value-type="string" calcext:value-type="string">
            <text:p><text:a xlink:href="https://bit.ly/3yBserC" xlink:type="simple">https://bit.ly/3yBserC</text:a></text:p>
          </table:table-cell>
        </table:table-row>
        <table:table-row table:style-name="ro3">
          <table:table-cell office:value-type="string" calcext:value-type="string">
            <text:p><text:a xlink:href="https://bit.ly/3Lnv5Mk" xlink:type="simple">https://bit.ly/3Lnv5Mk</text:a></text:p>
          </table:table-cell>
        </table:table-row>
        <table:table-row table:style-name="ro3">
          <table:table-cell office:value-type="string" calcext:value-type="string">
            <text:p><text:a xlink:href="https://bit.ly/3LrI8fN" xlink:type="simple">https://bit.ly/3LrI8fN</text:a></text:p>
          </table:table-cell>
        </table:table-row>
        <table:table-row table:style-name="ro3">
          <table:table-cell office:value-type="string" calcext:value-type="string">
            <text:p><text:a xlink:href="https://bit.ly/3mQj9Zl" xlink:type="simple">https://bit.ly/3mQj9Zl</text:a></text:p>
          </table:table-cell>
        </table:table-row>
        <table:table-row table:style-name="ro3">
          <table:table-cell office:value-type="string" calcext:value-type="string">
            <text:p><text:a xlink:href="https://bit.ly/3yEslCF" xlink:type="simple">https://bit.ly/3yEslCF</text:a></text:p>
          </table:table-cell>
        </table:table-row>
        <table:table-row table:style-name="ro3">
          <table:table-cell office:value-type="string" calcext:value-type="string">
            <text:p><text:a xlink:href="https://bit.ly/3FlZabm" xlink:type="simple">https://bit.ly/3FlZabm</text:a></text:p>
          </table:table-cell>
        </table:table-row>
        <table:table-row table:style-name="ro3">
          <table:table-cell office:value-type="string" calcext:value-type="string">
            <text:p><text:a xlink:href="https://bit.ly/3ldJFLK" xlink:type="simple">https://bit.ly/3ldJFLK</text:a></text:p>
          </table:table-cell>
        </table:table-row>
        <table:table-row table:style-name="ro3">
          <table:table-cell office:value-type="string" calcext:value-type="string">
            <text:p><text:a xlink:href="https://bit.ly/3mX578c" xlink:type="simple">https://bit.ly/3mX578c</text:a></text:p>
          </table:table-cell>
        </table:table-row>
        <table:table-row table:style-name="ro3">
          <table:table-cell office:value-type="string" calcext:value-type="string">
            <text:p><text:a xlink:href="https://bit.ly/3mORCrf" xlink:type="simple">https://bit.ly/3mORCrf</text:a></text:p>
          </table:table-cell>
        </table:table-row>
        <table:table-row table:style-name="ro3">
          <table:table-cell office:value-type="string" calcext:value-type="string">
            <text:p><text:a xlink:href="https://bit.ly/3yGlpoL" xlink:type="simple">https://bit.ly/3yGlpoL</text:a></text:p>
          </table:table-cell>
        </table:table-row>
        <table:table-row table:style-name="ro3">
          <table:table-cell office:value-type="string" calcext:value-type="string">
            <text:p><text:a xlink:href="https://bit.ly/3JE5JYn" xlink:type="simple">https://bit.ly/3JE5JYn</text:a></text:p>
          </table:table-cell>
        </table:table-row>
        <table:table-row table:style-name="ro3">
          <table:table-cell office:value-type="string" calcext:value-type="string">
            <text:p><text:a xlink:href="https://bit.ly/3mTEXDw" xlink:type="simple">https://bit.ly/3mTEXDw</text:a></text:p>
          </table:table-cell>
        </table:table-row>
        <table:table-row table:style-name="ro3">
          <table:table-cell office:value-type="string" calcext:value-type="string">
            <text:p><text:a xlink:href="https://bit.ly/3YTO8Rw" xlink:type="simple">https://bit.ly/3YTO8Rw</text:a></text:p>
          </table:table-cell>
        </table:table-row>
        <table:table-row table:style-name="ro3">
          <table:table-cell office:value-type="string" calcext:value-type="string">
            <text:p><text:a xlink:href="https://bit.ly/3Fv7QMN" xlink:type="simple">https://bit.ly/3Fv7QMN</text:a></text:p>
          </table:table-cell>
        </table:table-row>
        <table:table-row table:style-name="ro3">
          <table:table-cell office:value-type="string" calcext:value-type="string">
            <text:p><text:a xlink:href="https://bit.ly/3JgYWn4" xlink:type="simple">https://bit.ly/3JgYWn4</text:a></text:p>
          </table:table-cell>
        </table:table-row>
        <table:table-row table:style-name="ro3">
          <table:table-cell office:value-type="string" calcext:value-type="string">
            <text:p><text:a xlink:href="https://bit.ly/3yJF0o3" xlink:type="simple">https://bit.ly/3yJF0o3</text:a></text:p>
          </table:table-cell>
        </table:table-row>
        <table:table-row table:style-name="ro3">
          <table:table-cell office:value-type="string" calcext:value-type="string">
            <text:p><text:a xlink:href="https://bit.ly/40dWp3T" xlink:type="simple">https://bit.ly/40dWp3T</text:a></text:p>
          </table:table-cell>
        </table:table-row>
        <table:table-row table:style-name="ro3">
          <table:table-cell office:value-type="string" calcext:value-type="string">
            <text:p><text:a xlink:href="https://bit.ly/408yuU5" xlink:type="simple">https://bit.ly/408yuU5</text:a></text:p>
          </table:table-cell>
        </table:table-row>
        <table:table-row table:style-name="ro3">
          <table:table-cell office:value-type="string" calcext:value-type="string">
            <text:p><text:a xlink:href="https://bit.ly/3Tjnz7l" xlink:type="simple">https://bit.ly/3Tjnz7l</text:a></text:p>
          </table:table-cell>
        </table:table-row>
        <table:table-row table:style-name="ro3">
          <table:table-cell office:value-type="string" calcext:value-type="string">
            <text:p><text:a xlink:href="https://bit.ly/3Fx1k8i" xlink:type="simple">https://bit.ly/3Fx1k8i</text:a></text:p>
          </table:table-cell>
        </table:table-row>
        <table:table-row table:style-name="ro3">
          <table:table-cell office:value-type="string" calcext:value-type="string">
            <text:p><text:a xlink:href="https://bit.ly/42w4Cmb" xlink:type="simple">https://bit.ly/42w4Cmb</text:a></text:p>
          </table:table-cell>
        </table:table-row>
        <table:table-row table:style-name="ro3">
          <table:table-cell office:value-type="string" calcext:value-type="string">
            <text:p><text:a xlink:href="https://bit.ly/3LuCdqd" xlink:type="simple">https://bit.ly/3LuCdqd</text:a></text:p>
          </table:table-cell>
        </table:table-row>
        <table:table-row table:style-name="ro3">
          <table:table-cell office:value-type="string" calcext:value-type="string">
            <text:p><text:a xlink:href="https://bit.ly/3LqUmoT" xlink:type="simple">https://bit.ly/3LqUmoT</text:a></text:p>
          </table:table-cell>
        </table:table-row>
        <table:table-row table:style-name="ro3">
          <table:table-cell office:value-type="string" calcext:value-type="string">
            <text:p><text:a xlink:href="https://bit.ly/3JNP99K" xlink:type="simple">https://bit.ly/3JNP99K</text:a></text:p>
          </table:table-cell>
        </table:table-row>
        <table:table-row table:style-name="ro3">
          <table:table-cell office:value-type="string" calcext:value-type="string">
            <text:p><text:a xlink:href="https://bit.ly/3leiErO" xlink:type="simple">https://bit.ly/3leiErO</text:a></text:p>
          </table:table-cell>
        </table:table-row>
        <table:table-row table:style-name="ro3">
          <table:table-cell office:value-type="string" calcext:value-type="string">
            <text:p><text:a xlink:href="https://bit.ly/3JKg9H1" xlink:type="simple">https://bit.ly/3JKg9H1</text:a></text:p>
          </table:table-cell>
        </table:table-row>
        <table:table-row table:style-name="ro3">
          <table:table-cell office:value-type="string" calcext:value-type="string">
            <text:p><text:a xlink:href="https://bit.ly/3LwBDs5" xlink:type="simple">https://bit.ly/3LwBDs5</text:a></text:p>
          </table:table-cell>
        </table:table-row>
        <table:table-row table:style-name="ro3">
          <table:table-cell office:value-type="string" calcext:value-type="string">
            <text:p><text:a xlink:href="https://bit.ly/3FwcKsK" xlink:type="simple">https://bit.ly/3FwcKsK</text:a></text:p>
          </table:table-cell>
        </table:table-row>
        <table:table-row table:style-name="ro3">
          <table:table-cell office:value-type="string" calcext:value-type="string">
            <text:p><text:a xlink:href="https://bit.ly/3YUAC0c" xlink:type="simple">https://bit.ly/3YUAC0c</text:a></text:p>
          </table:table-cell>
        </table:table-row>
        <table:table-row table:style-name="ro3">
          <table:table-cell office:value-type="string" calcext:value-type="string">
            <text:p><text:a xlink:href="https://bit.ly/3TnQTJE" xlink:type="simple">https://bit.ly/3TnQTJE</text:a></text:p>
          </table:table-cell>
        </table:table-row>
        <table:table-row table:style-name="ro3">
          <table:table-cell office:value-type="string" calcext:value-type="string">
            <text:p><text:a xlink:href="https://bit.ly/3Ju8jA5" xlink:type="simple">https://bit.ly/3Ju8jA5</text:a></text:p>
          </table:table-cell>
        </table:table-row>
        <table:table-row table:style-name="ro3">
          <table:table-cell office:value-type="string" calcext:value-type="string">
            <text:p><text:a xlink:href="https://bit.ly/3n1Hsni" xlink:type="simple">https://bit.ly/3n1Hsni</text:a></text:p>
          </table:table-cell>
        </table:table-row>
        <table:table-row table:style-name="ro3">
          <table:table-cell office:value-type="string" calcext:value-type="string">
            <text:p><text:a xlink:href="https://bit.ly/401V2FN" xlink:type="simple">https://bit.ly/401V2FN</text:a></text:p>
          </table:table-cell>
        </table:table-row>
        <table:table-row table:style-name="ro3">
          <table:table-cell office:value-type="string" calcext:value-type="string">
            <text:p><text:a xlink:href="https://bit.ly/3Lxx6pu" xlink:type="simple">https://bit.ly/3Lxx6pu</text:a></text:p>
          </table:table-cell>
        </table:table-row>
        <table:table-row table:style-name="ro3">
          <table:table-cell office:value-type="string" calcext:value-type="string">
            <text:p><text:a xlink:href="https://bit.ly/408TFFa" xlink:type="simple">https://bit.ly/408TFFa</text:a></text:p>
          </table:table-cell>
        </table:table-row>
        <table:table-row table:style-name="ro3">
          <table:table-cell office:value-type="string" calcext:value-type="string">
            <text:p><text:a xlink:href="https://bit.ly/3yMb2zJ" xlink:type="simple">https://bit.ly/3yMb2zJ</text:a></text:p>
          </table:table-cell>
        </table:table-row>
        <table:table-row table:style-name="ro3">
          <table:table-cell office:value-type="string" calcext:value-type="string">
            <text:p><text:a xlink:href="https://bit.ly/3Jr9ZKC" xlink:type="simple">https://bit.ly/3Jr9ZKC</text:a></text:p>
          </table:table-cell>
        </table:table-row>
        <table:table-row table:style-name="ro3">
          <table:table-cell office:value-type="string" calcext:value-type="string">
            <text:p><text:a xlink:href="https://bit.ly/3TnRJq3" xlink:type="simple">https://bit.ly/3TnRJq3</text:a></text:p>
          </table:table-cell>
        </table:table-row>
        <table:table-row table:style-name="ro3">
          <table:table-cell office:value-type="string" calcext:value-type="string">
            <text:p><text:a xlink:href="https://bit.ly/3JpCKaA" xlink:type="simple">https://bit.ly/3JpCKaA</text:a></text:p>
          </table:table-cell>
        </table:table-row>
        <table:table-row table:style-name="ro3">
          <table:table-cell office:value-type="string" calcext:value-type="string">
            <text:p><text:a xlink:href="https://bit.ly/3mTqqrg" xlink:type="simple">https://bit.ly/3mTqqrg</text:a></text:p>
          </table:table-cell>
        </table:table-row>
        <table:table-row table:style-name="ro3">
          <table:table-cell office:value-type="string" calcext:value-type="string">
            <text:p><text:a xlink:href="https://bit.ly/3n4DEBv" xlink:type="simple">https://bit.ly/3n4DEBv</text:a></text:p>
          </table:table-cell>
        </table:table-row>
        <table:table-row table:style-name="ro3">
          <table:table-cell office:value-type="string" calcext:value-type="string">
            <text:p><text:a xlink:href="https://bit.ly/3TmUiIZ" xlink:type="simple">https://bit.ly/3TmUiIZ</text:a></text:p>
          </table:table-cell>
        </table:table-row>
        <table:table-row table:style-name="ro3">
          <table:table-cell office:value-type="string" calcext:value-type="string">
            <text:p><text:a xlink:href="https://bit.ly/3TqrbEC" xlink:type="simple">https://bit.ly/3TqrbEC</text:a></text:p>
          </table:table-cell>
        </table:table-row>
        <table:table-row table:style-name="ro3">
          <table:table-cell office:value-type="string" calcext:value-type="string">
            <text:p><text:a xlink:href="https://bit.ly/3LFlr8d" xlink:type="simple">https://bit.ly/3LFlr8d</text:a></text:p>
          </table:table-cell>
        </table:table-row>
        <table:table-row table:style-name="ro3">
          <table:table-cell office:value-type="string" calcext:value-type="string">
            <text:p><text:a xlink:href="https://bit.ly/3z8Nplj" xlink:type="simple">https://bit.ly/3z8Nplj</text:a></text:p>
          </table:table-cell>
        </table:table-row>
        <table:table-row table:style-name="ro3">
          <table:table-cell office:value-type="string" calcext:value-type="string">
            <text:p><text:a xlink:href="https://bit.ly/3LBXWN8" xlink:type="simple">https://bit.ly/3LBXWN8</text:a></text:p>
          </table:table-cell>
        </table:table-row>
        <table:table-row table:style-name="ro3">
          <table:table-cell office:value-type="string" calcext:value-type="string">
            <text:p><text:a xlink:href="https://bit.ly/42mFgqB" xlink:type="simple">https://bit.ly/42mFgqB</text:a></text:p>
          </table:table-cell>
        </table:table-row>
        <table:table-row table:style-name="ro3">
          <table:table-cell office:value-type="string" calcext:value-type="string">
            <text:p><text:a xlink:href="https://bit.ly/3yO9Uvp" xlink:type="simple">https://bit.ly/3yO9Uvp</text:a></text:p>
          </table:table-cell>
        </table:table-row>
        <table:table-row table:style-name="ro3">
          <table:table-cell office:value-type="string" calcext:value-type="string">
            <text:p><text:a xlink:href="https://bbc.in/3LE0udB" xlink:type="simple">https://bbc.in/3LE0udB</text:a></text:p>
          </table:table-cell>
        </table:table-row>
        <table:table-row table:style-name="ro3">
          <table:table-cell office:value-type="string" calcext:value-type="string">
            <text:p><text:a xlink:href="https://bit.ly/3lsEuI0" xlink:type="simple">https://bit.ly/3lsEuI0</text:a></text:p>
          </table:table-cell>
        </table:table-row>
        <table:table-row table:style-name="ro3">
          <table:table-cell office:value-type="string" calcext:value-type="string">
            <text:p><text:a xlink:href="https://bit.ly/3TtwaUR" xlink:type="simple">https://bit.ly/3TtwaUR</text:a></text:p>
          </table:table-cell>
        </table:table-row>
        <table:table-row table:style-name="ro3">
          <table:table-cell office:value-type="string" calcext:value-type="string">
            <text:p><text:a xlink:href="https://bit.ly/3ZZVbcT" xlink:type="simple">https://bit.ly/3ZZVbcT</text:a></text:p>
          </table:table-cell>
        </table:table-row>
        <table:table-row table:style-name="ro3">
          <table:table-cell office:value-type="string" calcext:value-type="string">
            <text:p><text:a xlink:href="https://bit.ly/3JyB8es" xlink:type="simple">https://bit.ly/3JyB8es</text:a></text:p>
          </table:table-cell>
        </table:table-row>
        <table:table-row table:style-name="ro3">
          <table:table-cell office:value-type="string" calcext:value-type="string">
            <text:p><text:a xlink:href="http://glo.bo/40iFsp1" xlink:type="simple">http://glo.bo/40iFsp1</text:a></text:p>
          </table:table-cell>
        </table:table-row>
        <table:table-row table:style-name="ro3">
          <table:table-cell office:value-type="string" calcext:value-type="string">
            <text:p><text:a xlink:href="http://glo.bo/3GilVxB" xlink:type="simple">http://glo.bo/3GilVxB</text:a></text:p>
          </table:table-cell>
        </table:table-row>
        <table:table-row table:style-name="ro3">
          <table:table-cell office:value-type="string" calcext:value-type="string">
            <text:p><text:a xlink:href="https://bit.ly/40gCB00" xlink:type="simple">https://bit.ly/40gCB00</text:a></text:p>
          </table:table-cell>
        </table:table-row>
        <table:table-row table:style-name="ro3">
          <table:table-cell office:value-type="string" calcext:value-type="string">
            <text:p><text:a xlink:href="https://bit.ly/3LFqQfj" xlink:type="simple">https://bit.ly/3LFqQfj</text:a></text:p>
          </table:table-cell>
        </table:table-row>
        <table:table-row table:style-name="ro3">
          <table:table-cell office:value-type="string" calcext:value-type="string">
            <text:p><text:a xlink:href="https://bit.ly/3TzeDL3" xlink:type="simple">https://bit.ly/3TzeDL3</text:a></text:p>
          </table:table-cell>
        </table:table-row>
        <table:table-row table:style-name="ro3">
          <table:table-cell office:value-type="string" calcext:value-type="string">
            <text:p><text:a xlink:href="https://bit.ly/40m868P" xlink:type="simple">https://bit.ly/40m868P</text:a></text:p>
          </table:table-cell>
        </table:table-row>
        <table:table-row table:style-name="ro3">
          <table:table-cell office:value-type="string" calcext:value-type="string">
            <text:p><text:a xlink:href="https://bit.ly/42w87Je" xlink:type="simple">https://bit.ly/42w87Je</text:a></text:p>
          </table:table-cell>
        </table:table-row>
        <table:table-row table:style-name="ro3">
          <table:table-cell office:value-type="string" calcext:value-type="string">
            <text:p><text:a xlink:href="https://bit.ly/3FHJ77Y" xlink:type="simple">https://bit.ly/3FHJ77Y</text:a></text:p>
          </table:table-cell>
        </table:table-row>
        <table:table-row table:style-name="ro3">
          <table:table-cell office:value-type="string" calcext:value-type="string">
            <text:p><text:a xlink:href="https://bit.ly/40sogxn" xlink:type="simple">https://bit.ly/40sogxn</text:a></text:p>
          </table:table-cell>
        </table:table-row>
        <table:table-row table:style-name="ro3">
          <table:table-cell office:value-type="string" calcext:value-type="string">
            <text:p><text:a xlink:href="https://bit.ly/3Z1yio4" xlink:type="simple">https://bit.ly/3Z1yio4</text:a></text:p>
          </table:table-cell>
        </table:table-row>
        <table:table-row table:style-name="ro3">
          <table:table-cell office:value-type="string" calcext:value-type="string">
            <text:p><text:a xlink:href="https://bit.ly/3n0OwjV" xlink:type="simple">https://bit.ly/3n0OwjV</text:a></text:p>
          </table:table-cell>
        </table:table-row>
        <table:table-row table:style-name="ro3">
          <table:table-cell office:value-type="string" calcext:value-type="string">
            <text:p><text:a xlink:href="https://bit.ly/3LIvjxF" xlink:type="simple">https://bit.ly/3LIvjxF</text:a></text:p>
          </table:table-cell>
        </table:table-row>
        <table:table-row table:style-name="ro3">
          <table:table-cell office:value-type="string" calcext:value-type="string">
            <text:p><text:a xlink:href="https://bit.ly/3z0GEBL" xlink:type="simple">https://bit.ly/3z0GEBL</text:a></text:p>
          </table:table-cell>
        </table:table-row>
        <table:table-row table:style-name="ro3">
          <table:table-cell office:value-type="string" calcext:value-type="string">
            <text:p><text:a xlink:href="https://bit.ly/3JH1IlS" xlink:type="simple">https://bit.ly/3JH1IlS</text:a></text:p>
          </table:table-cell>
        </table:table-row>
        <table:table-row table:style-name="ro3">
          <table:table-cell office:value-type="string" calcext:value-type="string">
            <text:p><text:a xlink:href="https://bit.ly/40ciXCq" xlink:type="simple">https://bit.ly/40ciXCq</text:a></text:p>
          </table:table-cell>
        </table:table-row>
        <table:table-row table:style-name="ro3">
          <table:table-cell office:value-type="string" calcext:value-type="string">
            <text:p><text:a xlink:href="https://bit.ly/40c0w0B" xlink:type="simple">https://bit.ly/40c0w0B</text:a></text:p>
          </table:table-cell>
        </table:table-row>
        <table:table-row table:style-name="ro3">
          <table:table-cell office:value-type="string" calcext:value-type="string">
            <text:p><text:a xlink:href="https://bit.ly/40dCwdL" xlink:type="simple">https://bit.ly/40dCwdL</text:a></text:p>
          </table:table-cell>
        </table:table-row>
        <table:table-row table:style-name="ro3">
          <table:table-cell office:value-type="string" calcext:value-type="string">
            <text:p><text:a xlink:href="https://bit.ly/3LQQvC0" xlink:type="simple">https://bit.ly/3LQQvC0</text:a></text:p>
          </table:table-cell>
        </table:table-row>
        <table:table-row table:style-name="ro3">
          <table:table-cell office:value-type="string" calcext:value-type="string">
            <text:p><text:a xlink:href="https://bit.ly/3JIb3Ke" xlink:type="simple">https://bit.ly/3JIb3Ke</text:a></text:p>
          </table:table-cell>
        </table:table-row>
        <table:table-row table:style-name="ro3">
          <table:table-cell office:value-type="string" calcext:value-type="string">
            <text:p><text:a xlink:href="https://bit.ly/40jTHu7" xlink:type="simple">https://bit.ly/40jTHu7</text:a></text:p>
          </table:table-cell>
        </table:table-row>
        <table:table-row table:style-name="ro3">
          <table:table-cell office:value-type="string" calcext:value-type="string">
            <text:p><text:a xlink:href="https://bit.ly/42GXlzZ" xlink:type="simple">https://bit.ly/42GXlzZ</text:a></text:p>
          </table:table-cell>
        </table:table-row>
        <table:table-row table:style-name="ro3">
          <table:table-cell office:value-type="string" calcext:value-type="string">
            <text:p><text:a xlink:href="https://bit.ly/3z47nNR" xlink:type="simple">https://bit.ly/3z47nNR</text:a></text:p>
          </table:table-cell>
        </table:table-row>
        <table:table-row table:style-name="ro3">
          <table:table-cell office:value-type="string" calcext:value-type="string">
            <text:p><text:a xlink:href="https://bit.ly/3nfSNAe" xlink:type="simple">https://bit.ly/3nfSNAe</text:a></text:p>
          </table:table-cell>
        </table:table-row>
        <table:table-row table:style-name="ro3">
          <table:table-cell office:value-type="string" calcext:value-type="string">
            <text:p><text:a xlink:href="https://bit.ly/3Z8wGsI" xlink:type="simple">https://bit.ly/3Z8wGsI</text:a></text:p>
          </table:table-cell>
        </table:table-row>
        <table:table-row table:style-name="ro3">
          <table:table-cell office:value-type="string" calcext:value-type="string">
            <text:p><text:a xlink:href="https://bit.ly/40CZY42" xlink:type="simple">https://bit.ly/40CZY42</text:a></text:p>
          </table:table-cell>
        </table:table-row>
        <table:table-row table:style-name="ro3">
          <table:table-cell office:value-type="string" calcext:value-type="string">
            <text:p><text:a xlink:href="https://bit.ly/3JO5OIM" xlink:type="simple">https://bit.ly/3JO5OIM</text:a></text:p>
          </table:table-cell>
        </table:table-row>
        <table:table-row table:style-name="ro3">
          <table:table-cell office:value-type="string" calcext:value-type="string">
            <text:p><text:a xlink:href="https://bit.ly/3nkTpVj" xlink:type="simple">https://bit.ly/3nkTpVj</text:a></text:p>
          </table:table-cell>
        </table:table-row>
        <table:table-row table:style-name="ro3">
          <table:table-cell office:value-type="string" calcext:value-type="string">
            <text:p><text:a xlink:href="https://bit.ly/3z9k4a6" xlink:type="simple">https://bit.ly/3z9k4a6</text:a></text:p>
          </table:table-cell>
        </table:table-row>
        <table:table-row table:style-name="ro3">
          <table:table-cell office:value-type="string" calcext:value-type="string">
            <text:p><text:a xlink:href="https://bit.ly/3TIlodu" xlink:type="simple">https://bit.ly/3TIlodu</text:a></text:p>
          </table:table-cell>
        </table:table-row>
        <table:table-row table:style-name="ro3">
          <table:table-cell office:value-type="string" calcext:value-type="string">
            <text:p><text:a xlink:href="https://bit.ly/40iw19m" xlink:type="simple">https://bit.ly/40iw19m</text:a></text:p>
          </table:table-cell>
        </table:table-row>
        <table:table-row table:style-name="ro3">
          <table:table-cell office:value-type="string" calcext:value-type="string">
            <text:p><text:a xlink:href="https://bit.ly/3FRaPzc" xlink:type="simple">https://bit.ly/3FRaPzc</text:a></text:p>
          </table:table-cell>
        </table:table-row>
        <table:table-row table:style-name="ro3">
          <table:table-cell office:value-type="string" calcext:value-type="string">
            <text:p><text:a xlink:href="https://bit.ly/42EewC5" xlink:type="simple">https://bit.ly/42EewC5</text:a></text:p>
          </table:table-cell>
        </table:table-row>
        <table:table-row table:style-name="ro3">
          <table:table-cell office:value-type="string" calcext:value-type="string">
            <text:p><text:a xlink:href="https://bit.ly/3K9jpvS" xlink:type="simple">https://bit.ly/3K9jpvS</text:a></text:p>
          </table:table-cell>
        </table:table-row>
        <table:table-row table:style-name="ro3">
          <table:table-cell office:value-type="string" calcext:value-type="string">
            <text:p><text:a xlink:href="https://bit.ly/3JP7baa" xlink:type="simple">https://bit.ly/3JP7baa</text:a></text:p>
          </table:table-cell>
        </table:table-row>
        <table:table-row table:style-name="ro3">
          <table:table-cell office:value-type="string" calcext:value-type="string">
            <text:p><text:a xlink:href="https://bit.ly/3z8FRPb" xlink:type="simple">https://bit.ly/3z8FRPb</text:a></text:p>
          </table:table-cell>
        </table:table-row>
        <table:table-row table:style-name="ro3">
          <table:table-cell office:value-type="string" calcext:value-type="string">
            <text:p><text:a xlink:href="https://bit.ly/3Maa4FB" xlink:type="simple">https://bit.ly/3Maa4FB</text:a></text:p>
          </table:table-cell>
        </table:table-row>
        <table:table-row table:style-name="ro3">
          <table:table-cell office:value-type="string" calcext:value-type="string">
            <text:p><text:a xlink:href="https://bit.ly/3LU3J0G" xlink:type="simple">https://bit.ly/3LU3J0G</text:a></text:p>
          </table:table-cell>
        </table:table-row>
        <table:table-row table:style-name="ro3">
          <table:table-cell office:value-type="string" calcext:value-type="string">
            <text:p><text:a xlink:href="https://bit.ly/3FU8sf7" xlink:type="simple">https://bit.ly/3FU8sf7</text:a></text:p>
          </table:table-cell>
        </table:table-row>
        <table:table-row table:style-name="ro3">
          <table:table-cell office:value-type="string" calcext:value-type="string">
            <text:p><text:a xlink:href="https://bit.ly/3KbNBGM" xlink:type="simple">https://bit.ly/3KbNBGM</text:a></text:p>
          </table:table-cell>
        </table:table-row>
        <table:table-row table:style-name="ro3">
          <table:table-cell office:value-type="string" calcext:value-type="string">
            <text:p><text:a xlink:href="https://bit.ly/3Kbx3OZ" xlink:type="simple">https://bit.ly/3Kbx3OZ</text:a></text:p>
          </table:table-cell>
        </table:table-row>
        <table:table-row table:style-name="ro3">
          <table:table-cell office:value-type="string" calcext:value-type="string">
            <text:p><text:a xlink:href="https://bit.ly/3TMQdOd" xlink:type="simple">https://bit.ly/3TMQdOd</text:a></text:p>
          </table:table-cell>
        </table:table-row>
        <table:table-row table:style-name="ro3">
          <table:table-cell office:value-type="string" calcext:value-type="string">
            <text:p><text:a xlink:href="https://bit.ly/3FW8frT" xlink:type="simple">https://bit.ly/3FW8frT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bit.ly/3McPvs7" xlink:type="simple">https://bit.ly/3McPvs7</text:a></text:p>
          </table:table-cell>
        </table:table-row>
        <table:table-row table:style-name="ro3">
          <table:table-cell office:value-type="string" calcext:value-type="string">
            <text:p><text:a xlink:href="https://bit.ly/3TKDSdv" xlink:type="simple">https://bit.ly/3TKDSdv</text:a></text:p>
          </table:table-cell>
        </table:table-row>
        <table:table-row table:style-name="ro3">
          <table:table-cell office:value-type="string" calcext:value-type="string">
            <text:p><text:a xlink:href="https://bit.ly/40LYfcJ" xlink:type="simple">https://bit.ly/40LYfcJ</text:a></text:p>
          </table:table-cell>
        </table:table-row>
        <table:table-row table:style-name="ro3">
          <table:table-cell office:value-type="string" calcext:value-type="string">
            <text:p><text:a xlink:href="https://bit.ly/3zcc2gH" xlink:type="simple">https://bit.ly/3zcc2gH</text:a></text:p>
          </table:table-cell>
        </table:table-row>
        <table:table-row table:style-name="ro3">
          <table:table-cell office:value-type="string" calcext:value-type="string">
            <text:p><text:a xlink:href="https://bit.ly/40o4Qu0" xlink:type="simple">https://bit.ly/40o4Qu0</text:a></text:p>
          </table:table-cell>
        </table:table-row>
        <table:table-row table:style-name="ro3">
          <table:table-cell office:value-type="string" calcext:value-type="string">
            <text:p><text:a xlink:href="https://bit.ly/40H7wT7" xlink:type="simple">https://bit.ly/40H7wT7</text:a></text:p>
          </table:table-cell>
        </table:table-row>
        <table:table-row table:style-name="ro3">
          <table:table-cell office:value-type="string" calcext:value-type="string">
            <text:p><text:a xlink:href="https://bit.ly/3nj9ASU" xlink:type="simple">https://bit.ly/3nj9ASU</text:a></text:p>
          </table:table-cell>
        </table:table-row>
        <table:table-row table:style-name="ro3">
          <table:table-cell office:value-type="string" calcext:value-type="string">
            <text:p><text:a xlink:href="https://bit.ly/40tschN" xlink:type="simple">https://bit.ly/40tschN</text:a></text:p>
          </table:table-cell>
        </table:table-row>
        <table:table-row table:style-name="ro3">
          <table:table-cell office:value-type="string" calcext:value-type="string">
            <text:p><text:a xlink:href="https://bit.ly/3FUp1Yj" xlink:type="simple">https://bit.ly/3FUp1Yj</text:a></text:p>
          </table:table-cell>
        </table:table-row>
        <table:table-row table:style-name="ro3">
          <table:table-cell office:value-type="string" calcext:value-type="string">
            <text:p><text:a xlink:href="https://bit.ly/40Gt1Dx" xlink:type="simple">https://bit.ly/40Gt1Dx</text:a></text:p>
          </table:table-cell>
        </table:table-row>
        <table:table-row table:style-name="ro3">
          <table:table-cell office:value-type="string" calcext:value-type="string">
            <text:p><text:a xlink:href="https://bit.ly/3KgAWCe" xlink:type="simple">https://bit.ly/3KgAWCe</text:a></text:p>
          </table:table-cell>
        </table:table-row>
        <table:table-row table:style-name="ro3">
          <table:table-cell office:value-type="string" calcext:value-type="string">
            <text:p><text:a xlink:href="https://bit.ly/40I9Rx3" xlink:type="simple">https://bit.ly/40I9Rx3</text:a></text:p>
          </table:table-cell>
        </table:table-row>
        <table:table-row table:style-name="ro3">
          <table:table-cell office:value-type="string" calcext:value-type="string">
            <text:p><text:a xlink:href="https://bit.ly/3M8yLSq" xlink:type="simple">https://bit.ly/3M8yLSq</text:a></text:p>
          </table:table-cell>
        </table:table-row>
        <table:table-row table:style-name="ro3">
          <table:table-cell office:value-type="string" calcext:value-type="string">
            <text:p><text:a xlink:href="https://bit.ly/3M1EWIe" xlink:type="simple">https://bit.ly/3M1EWIe</text:a></text:p>
          </table:table-cell>
        </table:table-row>
        <table:table-row table:style-name="ro3">
          <table:table-cell office:value-type="string" calcext:value-type="string">
            <text:p><text:a xlink:href="https://bit.ly/3ZrPPGn" xlink:type="simple">https://bit.ly/3ZrPPGn</text:a></text:p>
          </table:table-cell>
        </table:table-row>
        <table:table-row table:style-name="ro3">
          <table:table-cell office:value-type="string" calcext:value-type="string">
            <text:p><text:a xlink:href="https://bit.ly/42SDdej" xlink:type="simple">https://bit.ly/42SDdej</text:a></text:p>
          </table:table-cell>
        </table:table-row>
        <table:table-row table:style-name="ro3">
          <table:table-cell office:value-type="string" calcext:value-type="string">
            <text:p><text:a xlink:href="https://bit.ly/3JTY2gK" xlink:type="simple">https://bit.ly/3JTY2gK</text:a></text:p>
          </table:table-cell>
        </table:table-row>
        <table:table-row table:style-name="ro3">
          <table:table-cell office:value-type="string" calcext:value-type="string">
            <text:p><text:a xlink:href="https://bit.ly/3U8jJhT" xlink:type="simple">https://bit.ly/3U8jJhT</text:a></text:p>
          </table:table-cell>
        </table:table-row>
        <table:table-row table:style-name="ro3">
          <table:table-cell office:value-type="string" calcext:value-type="string">
            <text:p><text:a xlink:href="https://bit.ly/42SIxOP" xlink:type="simple">https://bit.ly/42SIxOP</text:a></text:p>
          </table:table-cell>
        </table:table-row>
        <table:table-row table:style-name="ro3">
          <table:table-cell office:value-type="string" calcext:value-type="string">
            <text:p><text:a xlink:href="https://bit.ly/3lPGJ8m" xlink:type="simple">https://bit.ly/3lPGJ8m</text:a></text:p>
          </table:table-cell>
        </table:table-row>
        <table:table-row table:style-name="ro3">
          <table:table-cell office:value-type="string" calcext:value-type="string">
            <text:p><text:a xlink:href="https://bit.ly/42JDznr" xlink:type="simple">https://bit.ly/42JDznr</text:a></text:p>
          </table:table-cell>
        </table:table-row>
        <table:table-row table:style-name="ro3">
          <table:table-cell office:value-type="string" calcext:value-type="string">
            <text:p><text:a xlink:href="https://bit.ly/412Z4ht" xlink:type="simple">https://bit.ly/412Z4ht</text:a></text:p>
          </table:table-cell>
        </table:table-row>
        <table:table-row table:style-name="ro3">
          <table:table-cell office:value-type="string" calcext:value-type="string">
            <text:p><text:a xlink:href="https://bit.ly/3zm81Gs" xlink:type="simple">https://bit.ly/3zm81Gs</text:a></text:p>
          </table:table-cell>
        </table:table-row>
        <table:table-row table:style-name="ro3">
          <table:table-cell office:value-type="string" calcext:value-type="string">
            <text:p><text:a xlink:href="https://bit.ly/3zkKXbk" xlink:type="simple">https://bit.ly/3zkKXbk</text:a></text:p>
          </table:table-cell>
        </table:table-row>
        <table:table-row table:style-name="ro3">
          <table:table-cell office:value-type="string" calcext:value-type="string">
            <text:p><text:a xlink:href="https://bit.ly/3LYmf8e" xlink:type="simple">https://bit.ly/3LYmf8e</text:a></text:p>
          </table:table-cell>
        </table:table-row>
        <table:table-row table:style-name="ro3">
          <table:table-cell office:value-type="string" calcext:value-type="string">
            <text:p><text:a xlink:href="https://bit.ly/3M2vFiY" xlink:type="simple">https://bit.ly/3M2vFiY</text:a></text:p>
          </table:table-cell>
        </table:table-row>
        <table:table-row table:style-name="ro3">
          <table:table-cell office:value-type="string" calcext:value-type="string">
            <text:p><text:a xlink:href="https://bit.ly/3TYeH7j" xlink:type="simple">https://bit.ly/3TYeH7j</text:a></text:p>
          </table:table-cell>
        </table:table-row>
        <table:table-row table:style-name="ro3">
          <table:table-cell office:value-type="string" calcext:value-type="string">
            <text:p><text:a xlink:href="https://bit.ly/40yKbDx" xlink:type="simple">https://bit.ly/40yKbDx</text:a></text:p>
          </table:table-cell>
        </table:table-row>
        <table:table-row table:style-name="ro3">
          <table:table-cell office:value-type="string" calcext:value-type="string">
            <text:p><text:a xlink:href="https://bit.ly/3G4vn7g" xlink:type="simple">https://bit.ly/3G4vn7g</text:a></text:p>
          </table:table-cell>
        </table:table-row>
        <table:table-row table:style-name="ro3">
          <table:table-cell office:value-type="string" calcext:value-type="string">
            <text:p><text:a xlink:href="https://bit.ly/3JV4hAJ" xlink:type="simple">https://bit.ly/3JV4hAJ</text:a></text:p>
          </table:table-cell>
        </table:table-row>
        <table:table-row table:style-name="ro3">
          <table:table-cell office:value-type="string" calcext:value-type="string">
            <text:p><text:a xlink:href="https://bit.ly/3Zt1dS8" xlink:type="simple">https://bit.ly/3Zt1dS8</text:a></text:p>
          </table:table-cell>
        </table:table-row>
        <table:table-row table:style-name="ro3">
          <table:table-cell office:value-type="string" calcext:value-type="string">
            <text:p><text:a xlink:href="https://bit.ly/3zhA2iA" xlink:type="simple">https://bit.ly/3zhA2iA</text:a></text:p>
          </table:table-cell>
        </table:table-row>
        <table:table-row table:style-name="ro3">
          <table:table-cell office:value-type="string" calcext:value-type="string">
            <text:p><text:a xlink:href="https://bit.ly/40u2qKq" xlink:type="simple">https://bit.ly/40u2qKq</text:a></text:p>
          </table:table-cell>
        </table:table-row>
        <table:table-row table:style-name="ro3">
          <table:table-cell office:value-type="string" calcext:value-type="string">
            <text:p><text:a xlink:href="https://bit.ly/3nx0wKv" xlink:type="simple">https://bit.ly/3nx0wKv</text:a></text:p>
          </table:table-cell>
        </table:table-row>
        <table:table-row table:style-name="ro3">
          <table:table-cell office:value-type="string" calcext:value-type="string">
            <text:p><text:a xlink:href="https://bit.ly/40uhGXG" xlink:type="simple">https://bit.ly/40uhGXG</text:a></text:p>
          </table:table-cell>
        </table:table-row>
        <table:table-row table:style-name="ro3">
          <table:table-cell office:value-type="string" calcext:value-type="string">
            <text:p><text:a xlink:href="https://bit.ly/3M16WM3" xlink:type="simple">https://bit.ly/3M16WM3</text:a></text:p>
          </table:table-cell>
        </table:table-row>
        <table:table-row table:style-name="ro3">
          <table:table-cell office:value-type="string" calcext:value-type="string">
            <text:p><text:a xlink:href="https://bit.ly/3LZsGI9" xlink:type="simple">https://bit.ly/3LZsGI9</text:a></text:p>
          </table:table-cell>
        </table:table-row>
        <table:table-row table:style-name="ro3">
          <table:table-cell office:value-type="string" calcext:value-type="string">
            <text:p><text:a xlink:href="https://bit.ly/42Y7Qig" xlink:type="simple">https://bit.ly/42Y7Qig</text:a></text:p>
          </table:table-cell>
        </table:table-row>
        <table:table-row table:style-name="ro3">
          <table:table-cell office:value-type="string" calcext:value-type="string">
            <text:p><text:a xlink:href="https://bit.ly/3Gufnfp" xlink:type="simple">https://bit.ly/3Gufnfp</text:a></text:p>
          </table:table-cell>
        </table:table-row>
        <table:table-row table:style-name="ro3">
          <table:table-cell office:value-type="string" calcext:value-type="string">
            <text:p><text:a xlink:href="https://bit.ly/3ZsHty1" xlink:type="simple">https://bit.ly/3ZsHty1</text:a></text:p>
          </table:table-cell>
        </table:table-row>
        <table:table-row table:style-name="ro3">
          <table:table-cell office:value-type="string" calcext:value-type="string">
            <text:p><text:a xlink:href="https://bit.ly/3lQkgIx" xlink:type="simple">https://bit.ly/3lQkgIx</text:a></text:p>
          </table:table-cell>
        </table:table-row>
        <table:table-row table:style-name="ro3">
          <table:table-cell office:value-type="string" calcext:value-type="string">
            <text:p><text:a xlink:href="https://bit.ly/3lQkgIx" xlink:type="simple">https://bit.ly/3lQkgIx</text:a></text:p>
          </table:table-cell>
        </table:table-row>
        <table:table-row table:style-name="ro3">
          <table:table-cell office:value-type="string" calcext:value-type="string">
            <text:p><text:a xlink:href="https://bit.ly/3lXePre" xlink:type="simple">https://bit.ly/3lXePre</text:a></text:p>
          </table:table-cell>
        </table:table-row>
        <table:table-row table:style-name="ro3">
          <table:table-cell office:value-type="string" calcext:value-type="string">
            <text:p><text:a xlink:href="http://glo.bo/3M3xLzd" xlink:type="simple">http://glo.bo/3M3xLzd</text:a></text:p>
          </table:table-cell>
        </table:table-row>
        <table:table-row table:style-name="ro3">
          <table:table-cell office:value-type="string" calcext:value-type="string">
            <text:p><text:a xlink:href="https://bit.ly/40rO1hI" xlink:type="simple">https://bit.ly/40rO1hI</text:a></text:p>
          </table:table-cell>
        </table:table-row>
        <table:table-row table:style-name="ro3">
          <table:table-cell office:value-type="string" calcext:value-type="string">
            <text:p><text:a xlink:href="https://bit.ly/40OsteR" xlink:type="simple">https://bit.ly/40OsteR</text:a></text:p>
          </table:table-cell>
        </table:table-row>
        <table:table-row table:style-name="ro3">
          <table:table-cell office:value-type="string" calcext:value-type="string">
            <text:p><text:a xlink:href="https://bit.ly/3K0blMv" xlink:type="simple">https://bit.ly/3K0blMv</text:a></text:p>
          </table:table-cell>
        </table:table-row>
        <table:table-row table:style-name="ro3">
          <table:table-cell office:value-type="string" calcext:value-type="string">
            <text:p><text:a xlink:href="https://bit.ly/3M6Xo28" xlink:type="simple">https://bit.ly/3M6Xo28</text:a></text:p>
          </table:table-cell>
        </table:table-row>
        <table:table-row table:style-name="ro3">
          <table:table-cell office:value-type="string" calcext:value-type="string">
            <text:p><text:a xlink:href="https://bit.ly/3nsh8mm" xlink:type="simple">https://bit.ly/3nsh8mm</text:a></text:p>
          </table:table-cell>
        </table:table-row>
        <table:table-row table:style-name="ro3">
          <table:table-cell office:value-type="string" calcext:value-type="string">
            <text:p><text:a xlink:href="https://bit.ly/3ZwSheF" xlink:type="simple">https://bit.ly/3ZwSheF</text:a></text:p>
          </table:table-cell>
        </table:table-row>
        <table:table-row table:style-name="ro3">
          <table:table-cell office:value-type="string" calcext:value-type="string">
            <text:p><text:a xlink:href="https://bit.ly/3lUtT95" xlink:type="simple">https://bit.ly/3lUtT95</text:a></text:p>
          </table:table-cell>
        </table:table-row>
        <table:table-row table:style-name="ro3">
          <table:table-cell office:value-type="string" calcext:value-type="string">
            <text:p><text:a xlink:href="https://bit.ly/3nG8Wiq" xlink:type="simple">https://bit.ly/3nG8Wiq</text:a></text:p>
          </table:table-cell>
        </table:table-row>
        <table:table-row table:style-name="ro3">
          <table:table-cell office:value-type="string" calcext:value-type="string">
            <text:p><text:a xlink:href="https://bit.ly/3ZtsOmk" xlink:type="simple">https://bit.ly/3ZtsOmk</text:a></text:p>
          </table:table-cell>
        </table:table-row>
        <table:table-row table:style-name="ro3">
          <table:table-cell office:value-type="string" calcext:value-type="string">
            <text:p><text:a xlink:href="https://bit.ly/40QNwxB" xlink:type="simple">https://bit.ly/40QNwxB</text:a></text:p>
          </table:table-cell>
        </table:table-row>
        <table:table-row table:style-name="ro3">
          <table:table-cell office:value-type="string" calcext:value-type="string">
            <text:p><text:a xlink:href="https://bit.ly/3nAqRHs" xlink:type="simple">https://bit.ly/3nAqRHs</text:a></text:p>
          </table:table-cell>
        </table:table-row>
        <table:table-row table:style-name="ro3">
          <table:table-cell office:value-type="string" calcext:value-type="string">
            <text:p><text:a xlink:href="https://bit.ly/3nuatIo" xlink:type="simple">https://bit.ly/3nuatIo</text:a></text:p>
          </table:table-cell>
        </table:table-row>
        <table:table-row table:style-name="ro3">
          <table:table-cell office:value-type="string" calcext:value-type="string">
            <text:p><text:a xlink:href="https://bit.ly/3GbyPNP" xlink:type="simple">https://bit.ly/3GbyPNP</text:a></text:p>
          </table:table-cell>
        </table:table-row>
        <table:table-row table:style-name="ro3">
          <table:table-cell office:value-type="string" calcext:value-type="string">
            <text:p><text:a xlink:href="https://bit.ly/3zrrAgO" xlink:type="simple">https://bit.ly/3zrrAgO</text:a></text:p>
          </table:table-cell>
        </table:table-row>
        <table:table-row table:style-name="ro3">
          <table:table-cell office:value-type="string" calcext:value-type="string">
            <text:p><text:a xlink:href="https://bit.ly/40BsumX" xlink:type="simple">https://bit.ly/40BsumX</text:a></text:p>
          </table:table-cell>
        </table:table-row>
        <table:table-row table:style-name="ro3">
          <table:table-cell office:value-type="string" calcext:value-type="string">
            <text:p><text:a xlink:href="https://bit.ly/3McuBch" xlink:type="simple">https://bit.ly/3McuBch</text:a></text:p>
          </table:table-cell>
        </table:table-row>
        <table:table-row table:style-name="ro3">
          <table:table-cell office:value-type="string" calcext:value-type="string">
            <text:p><text:a xlink:href="https://bit.ly/3nHBTL6" xlink:type="simple">https://bit.ly/3nHBTL6</text:a></text:p>
          </table:table-cell>
        </table:table-row>
        <table:table-row table:style-name="ro3">
          <table:table-cell office:value-type="string" calcext:value-type="string">
            <text:p><text:a xlink:href="https://bit.ly/3m6pdgs" xlink:type="simple">https://bit.ly/3m6pdgs</text:a></text:p>
          </table:table-cell>
        </table:table-row>
        <table:table-row table:style-name="ro3">
          <table:table-cell office:value-type="string" calcext:value-type="string">
            <text:p><text:a xlink:href="https://bit.ly/3MbTll2" xlink:type="simple">https://bit.ly/3MbTll2</text:a></text:p>
          </table:table-cell>
        </table:table-row>
        <table:table-row table:style-name="ro3">
          <table:table-cell office:value-type="string" calcext:value-type="string">
            <text:p><text:a xlink:href="https://bit.ly/3KtMp1f" xlink:type="simple">https://bit.ly/3KtMp1f</text:a></text:p>
          </table:table-cell>
        </table:table-row>
        <table:table-row table:style-name="ro3">
          <table:table-cell office:value-type="string" calcext:value-type="string">
            <text:p><text:a xlink:href="https://bit.ly/3ZFEpPa" xlink:type="simple">https://bit.ly/3ZFEpPa</text:a></text:p>
          </table:table-cell>
        </table:table-row>
        <table:table-row table:style-name="ro3">
          <table:table-cell office:value-type="string" calcext:value-type="string">
            <text:p><text:a xlink:href="https://bit.ly/3MkfDRE" xlink:type="simple">https://bit.ly/3MkfDRE</text:a></text:p>
          </table:table-cell>
        </table:table-row>
        <table:table-row table:style-name="ro3">
          <table:table-cell office:value-type="string" calcext:value-type="string">
            <text:p><text:a xlink:href="https://bit.ly/3nHsqn0" xlink:type="simple">https://bit.ly/3nHsqn0</text:a></text:p>
          </table:table-cell>
        </table:table-row>
        <table:table-row table:style-name="ro3">
          <table:table-cell office:value-type="string" calcext:value-type="string">
            <text:p><text:a xlink:href="https://bit.ly/3Kv3JDk" xlink:type="simple">https://bit.ly/3Kv3JDk</text:a></text:p>
          </table:table-cell>
        </table:table-row>
        <table:table-row table:style-name="ro3">
          <table:table-cell office:value-type="string" calcext:value-type="string">
            <text:p><text:a xlink:href="https://bit.ly/3m5d4Iq" xlink:type="simple">https://bit.ly/3m5d4Iq</text:a></text:p>
          </table:table-cell>
        </table:table-row>
        <table:table-row table:style-name="ro3">
          <table:table-cell office:value-type="string" calcext:value-type="string">
            <text:p><text:a xlink:href="https://bit.ly/3Kaac5g" xlink:type="simple">https://bit.ly/3Kaac5g</text:a></text:p>
          </table:table-cell>
        </table:table-row>
        <table:table-row table:style-name="ro3">
          <table:table-cell office:value-type="string" calcext:value-type="string">
            <text:p><text:a xlink:href="https://bit.ly/3Ky4kEc" xlink:type="simple">https://bit.ly/3Ky4kEc</text:a></text:p>
          </table:table-cell>
        </table:table-row>
        <table:table-row table:style-name="ro3">
          <table:table-cell office:value-type="string" calcext:value-type="string">
            <text:p><text:a xlink:href="https://bit.ly/4395NZ1" xlink:type="simple">https://bit.ly/4395NZ1</text:a></text:p>
          </table:table-cell>
        </table:table-row>
        <table:table-row table:style-name="ro3">
          <table:table-cell office:value-type="string" calcext:value-type="string">
            <text:p><text:a xlink:href="https://bit.ly/3MjrYpq" xlink:type="simple">https://bit.ly/3MjrYpq</text:a></text:p>
          </table:table-cell>
        </table:table-row>
        <table:table-row table:style-name="ro3">
          <table:table-cell office:value-type="string" calcext:value-type="string">
            <text:p><text:a xlink:href="https://bit.ly/412GPbB" xlink:type="simple">https://bit.ly/412GPbB</text:a></text:p>
          </table:table-cell>
        </table:table-row>
        <table:table-row table:style-name="ro3">
          <table:table-cell office:value-type="string" calcext:value-type="string">
            <text:p><text:a xlink:href="https://bit.ly/3KhkxMw" xlink:type="simple">https://bit.ly/3KhkxMw</text:a></text:p>
          </table:table-cell>
        </table:table-row>
        <table:table-row table:style-name="ro3">
          <table:table-cell office:value-type="string" calcext:value-type="string">
            <text:p><text:a xlink:href="https://bit.ly/40Krkp2" xlink:type="simple">https://bit.ly/40Krkp2</text:a></text:p>
          </table:table-cell>
        </table:table-row>
        <table:table-row table:style-name="ro3">
          <table:table-cell office:value-type="string" calcext:value-type="string">
            <text:p><text:a xlink:href="https://bit.ly/3nRFZk0" xlink:type="simple">https://bit.ly/3nRFZk0</text:a></text:p>
          </table:table-cell>
        </table:table-row>
        <table:table-row table:style-name="ro3">
          <table:table-cell office:value-type="string" calcext:value-type="string">
            <text:p><text:a xlink:href="https://bit.ly/3KbRji7" xlink:type="simple">https://bit.ly/3KbRji7</text:a></text:p>
          </table:table-cell>
        </table:table-row>
        <table:table-row table:style-name="ro3">
          <table:table-cell office:value-type="string" calcext:value-type="string">
            <text:p><text:a xlink:href="https://bit.ly/3zvJUFH" xlink:type="simple">https://bit.ly/3zvJUFH</text:a></text:p>
          </table:table-cell>
        </table:table-row>
        <table:table-row table:style-name="ro3">
          <table:table-cell office:value-type="string" calcext:value-type="string">
            <text:p><text:a xlink:href="https://bit.ly/412Y38U" xlink:type="simple">https://bit.ly/412Y38U</text:a></text:p>
          </table:table-cell>
        </table:table-row>
        <table:table-row table:style-name="ro3">
          <table:table-cell office:value-type="string" calcext:value-type="string">
            <text:p><text:a xlink:href="https://bit.ly/3Muf5sm" xlink:type="simple">https://bit.ly/3Muf5sm</text:a></text:p>
          </table:table-cell>
        </table:table-row>
        <table:table-row table:style-name="ro3">
          <table:table-cell office:value-type="string" calcext:value-type="string">
            <text:p><text:a xlink:href="https://bit.ly/3KABjI4" xlink:type="simple">https://bit.ly/3KABjI4</text:a></text:p>
          </table:table-cell>
        </table:table-row>
        <table:table-row table:style-name="ro3">
          <table:table-cell office:value-type="string" calcext:value-type="string">
            <text:p><text:a xlink:href="https://bit.ly/3KFTLih" xlink:type="simple">https://bit.ly/3KFTLih</text:a></text:p>
          </table:table-cell>
        </table:table-row>
        <table:table-row table:style-name="ro3">
          <table:table-cell office:value-type="string" calcext:value-type="string">
            <text:p><text:a xlink:href="https://bit.ly/3miCBy3" xlink:type="simple">https://bit.ly/3miCBy3</text:a></text:p>
          </table:table-cell>
        </table:table-row>
        <table:table-row table:style-name="ro3">
          <table:table-cell office:value-type="string" calcext:value-type="string">
            <text:p><text:a xlink:href="https://bit.ly/3me18nM" xlink:type="simple">https://bit.ly/3me18nM</text:a></text:p>
          </table:table-cell>
        </table:table-row>
        <table:table-row table:style-name="ro3">
          <table:table-cell office:value-type="string" calcext:value-type="string">
            <text:p><text:a xlink:href="https://bit.ly/41gjIe5" xlink:type="simple">https://bit.ly/41gjIe5</text:a></text:p>
          </table:table-cell>
        </table:table-row>
        <table:table-row table:style-name="ro3">
          <table:table-cell office:value-type="string" calcext:value-type="string">
            <text:p><text:a xlink:href="https://bit.ly/3MKdbEv" xlink:type="simple">https://bit.ly/3MKdbEv</text:a></text:p>
          </table:table-cell>
        </table:table-row>
        <table:table-row table:style-name="ro3">
          <table:table-cell office:value-type="string" calcext:value-type="string">
            <text:p><text:a xlink:href="https://bit.ly/3mbAxIh" xlink:type="simple">https://bit.ly/3mbAxIh</text:a></text:p>
          </table:table-cell>
        </table:table-row>
        <table:table-row table:style-name="ro3">
          <table:table-cell office:value-type="string" calcext:value-type="string">
            <text:p><text:a xlink:href="https://bit.ly/3miO80k" xlink:type="simple">https://bit.ly/3miO80k</text:a></text:p>
          </table:table-cell>
        </table:table-row>
        <table:table-row table:style-name="ro3">
          <table:table-cell office:value-type="string" calcext:value-type="string">
            <text:p><text:a xlink:href="http://glo.bo/3MBlh29" xlink:type="simple">http://glo.bo/3MBlh29</text:a></text:p>
          </table:table-cell>
        </table:table-row>
        <table:table-row table:style-name="ro3">
          <table:table-cell office:value-type="string" calcext:value-type="string">
            <text:p><text:a xlink:href="https://bit.ly/3Gwdvm5" xlink:type="simple">https://bit.ly/3Gwdvm5</text:a></text:p>
          </table:table-cell>
        </table:table-row>
        <table:table-row table:style-name="ro3">
          <table:table-cell office:value-type="string" calcext:value-type="string">
            <text:p><text:a xlink:href="https://bit.ly/3UnXSmy" xlink:type="simple">https://bit.ly/3UnXSmy</text:a></text:p>
          </table:table-cell>
        </table:table-row>
        <table:table-row table:style-name="ro3">
          <table:table-cell office:value-type="string" calcext:value-type="string">
            <text:p><text:a xlink:href="https://bit.ly/3mrJqNH" xlink:type="simple">https://bit.ly/3mrJqNH</text:a></text:p>
          </table:table-cell>
        </table:table-row>
        <table:table-row table:style-name="ro3">
          <table:table-cell office:value-type="string" calcext:value-type="string">
            <text:p><text:a xlink:href="https://bit.ly/3zMINla" xlink:type="simple">https://bit.ly/3zMINla</text:a></text:p>
          </table:table-cell>
        </table:table-row>
        <table:table-row table:style-name="ro3">
          <table:table-cell office:value-type="string" calcext:value-type="string">
            <text:p><text:a xlink:href="https://bit.ly/3KRu1Qa" xlink:type="simple">https://bit.ly/3KRu1Qa</text:a></text:p>
          </table:table-cell>
        </table:table-row>
        <table:table-row table:style-name="ro3">
          <table:table-cell office:value-type="string" calcext:value-type="string">
            <text:p><text:a xlink:href="https://bit.ly/3KO0Bmb" xlink:type="simple">https://bit.ly/3KO0Bmb</text:a></text:p>
          </table:table-cell>
        </table:table-row>
        <table:table-row table:style-name="ro3">
          <table:table-cell office:value-type="string" calcext:value-type="string">
            <text:p><text:a xlink:href="https://bit.ly/3mmoYOl" xlink:type="simple">https://bit.ly/3mmoYOl</text:a></text:p>
          </table:table-cell>
        </table:table-row>
        <table:table-row table:style-name="ro1">
          <table:table-cell table:style-name="ce9" office:value-type="string" calcext:value-type="string">
            <text:p><text:a xlink:href="https://bit.ly/3nRFZk0" xlink:type="simple">https://bit.ly/3nRFZk0</text:a></text:p>
          </table:table-cell>
        </table:table-row>
        <table:table-row table:style-name="ro3">
          <table:table-cell office:value-type="string" calcext:value-type="string">
            <text:p><text:a xlink:href="https://bit.ly/3zOQhnx" xlink:type="simple">https://bit.ly/3zOQhnx</text:a></text:p>
          </table:table-cell>
        </table:table-row>
        <table:table-row table:style-name="ro3">
          <table:table-cell office:value-type="string" calcext:value-type="string">
            <text:p><text:a xlink:href="https://bit.ly/41hQonb" xlink:type="simple">https://bit.ly/41hQonb</text:a></text:p>
          </table:table-cell>
        </table:table-row>
        <table:table-row table:style-name="ro3">
          <table:table-cell office:value-type="string" calcext:value-type="string">
            <text:p><text:a xlink:href="https://bit.ly/40WSrNO" xlink:type="simple">https://bit.ly/40WSrNO</text:a></text:p>
          </table:table-cell>
        </table:table-row>
        <table:table-row table:style-name="ro3">
          <table:table-cell office:value-type="string" calcext:value-type="string">
            <text:p><text:a xlink:href="https://bit.ly/3KwoYDp" xlink:type="simple">https://bit.ly/3KwoYDp</text:a></text:p>
          </table:table-cell>
        </table:table-row>
        <table:table-row table:style-name="ro3">
          <table:table-cell office:value-type="string" calcext:value-type="string">
            <text:p><text:a xlink:href="https://bit.ly/406qxO3" xlink:type="simple">https://bit.ly/406qxO3</text:a></text:p>
          </table:table-cell>
        </table:table-row>
        <table:table-row table:style-name="ro3">
          <table:table-cell office:value-type="string" calcext:value-type="string">
            <text:p><text:a xlink:href="https://bit.ly/3ZZ3ZyN" xlink:type="simple">https://bit.ly/3ZZ3ZyN</text:a></text:p>
          </table:table-cell>
        </table:table-row>
        <table:table-row table:style-name="ro3">
          <table:table-cell office:value-type="string" calcext:value-type="string">
            <text:p><text:a xlink:href="https://bit.ly/3KTdb3v" xlink:type="simple">https://bit.ly/3KTdb3v</text:a></text:p>
          </table:table-cell>
        </table:table-row>
        <table:table-row table:style-name="ro3">
          <table:table-cell office:value-type="string" calcext:value-type="string">
            <text:p><text:a xlink:href="https://bit.ly/3o6bnv8" xlink:type="simple">https://bit.ly/3o6bnv8</text:a></text:p>
          </table:table-cell>
        </table:table-row>
        <table:table-row table:style-name="ro3">
          <table:table-cell office:value-type="string" calcext:value-type="string">
            <text:p><text:a xlink:href="https://bit.ly/3KUc8As" xlink:type="simple">https://bit.ly/3KUc8As</text:a></text:p>
          </table:table-cell>
        </table:table-row>
        <table:table-row table:style-name="ro3">
          <table:table-cell office:value-type="string" calcext:value-type="string">
            <text:p><text:a xlink:href="https://bit.ly/3KVuTUb" xlink:type="simple">https://bit.ly/3KVuTUb</text:a></text:p>
          </table:table-cell>
        </table:table-row>
        <table:table-row table:style-name="ro3">
          <table:table-cell office:value-type="string" calcext:value-type="string">
            <text:p><text:a xlink:href="https://bit.ly/3Ux6mI6" xlink:type="simple">https://bit.ly/3Ux6mI6</text:a></text:p>
          </table:table-cell>
        </table:table-row>
        <table:table-row table:style-name="ro3">
          <table:table-cell office:value-type="string" calcext:value-type="string">
            <text:p><text:a xlink:href="https://bit.ly/43tZ7EG" xlink:type="simple">https://bit.ly/43tZ7EG</text:a></text:p>
          </table:table-cell>
        </table:table-row>
        <table:table-row table:style-name="ro3">
          <table:table-cell office:value-type="string" calcext:value-type="string">
            <text:p><text:a xlink:href="https://bit.ly/3KTDCGc" xlink:type="simple">https://bit.ly/3KTDCGc</text:a></text:p>
          </table:table-cell>
        </table:table-row>
        <table:table-row table:style-name="ro3">
          <table:table-cell office:value-type="string" calcext:value-type="string">
            <text:p><text:a xlink:href="https://bit.ly/3Kz5UVd" xlink:type="simple">https://bit.ly/3Kz5UVd</text:a></text:p>
          </table:table-cell>
        </table:table-row>
        <table:table-row table:style-name="ro3">
          <table:table-cell office:value-type="string" calcext:value-type="string">
            <text:p><text:a xlink:href="https://bit.ly/43plhIr" xlink:type="simple">https://bit.ly/43plhIr</text:a></text:p>
          </table:table-cell>
        </table:table-row>
        <table:table-row table:style-name="ro3">
          <table:table-cell office:value-type="string" calcext:value-type="string">
            <text:p><text:a xlink:href="https://bit.ly/3KxPood" xlink:type="simple">https://bit.ly/3KxPood</text:a></text:p>
          </table:table-cell>
        </table:table-row>
        <table:table-row table:style-name="ro3">
          <table:table-cell office:value-type="string" calcext:value-type="string">
            <text:p><text:a xlink:href="https://bit.ly/3GEVGS2" xlink:type="simple">https://bit.ly/3GEVGS2</text:a></text:p>
          </table:table-cell>
        </table:table-row>
        <table:table-row table:style-name="ro3">
          <table:table-cell office:value-type="string" calcext:value-type="string">
            <text:p><text:a xlink:href="https://bit.ly/3KRtIFc" xlink:type="simple">https://bit.ly/3KRtIFc</text:a></text:p>
          </table:table-cell>
        </table:table-row>
        <table:table-row table:style-name="ro3">
          <table:table-cell office:value-type="string" calcext:value-type="string">
            <text:p><text:a xlink:href="https://bit.ly/41jBoW2" xlink:type="simple">https://bit.ly/41jBoW2</text:a></text:p>
          </table:table-cell>
        </table:table-row>
        <table:table-row table:style-name="ro3">
          <table:table-cell office:value-type="string" calcext:value-type="string">
            <text:p><text:a xlink:href="https://bit.ly/3KTLG9W" xlink:type="simple">https://bit.ly/3KTLG9W</text:a></text:p>
          </table:table-cell>
        </table:table-row>
        <table:table-row table:style-name="ro3">
          <table:table-cell office:value-type="string" calcext:value-type="string">
            <text:p><text:a xlink:href="https://bit.ly/3zTbjl1" xlink:type="simple">https://bit.ly/3zTbjl1</text:a></text:p>
          </table:table-cell>
        </table:table-row>
        <table:table-row table:style-name="ro3">
          <table:table-cell office:value-type="string" calcext:value-type="string">
            <text:p><text:a xlink:href="https://bit.ly/410CMgl" xlink:type="simple">https://bit.ly/410CMgl</text:a></text:p>
          </table:table-cell>
        </table:table-row>
        <table:table-row table:style-name="ro3">
          <table:table-cell office:value-type="string" calcext:value-type="string">
            <text:p><text:a xlink:href="https://bit.ly/40XiGDH" xlink:type="simple">https://bit.ly/40XiGDH</text:a></text:p>
          </table:table-cell>
        </table:table-row>
        <table:table-row table:style-name="ro3">
          <table:table-cell office:value-type="string" calcext:value-type="string">
            <text:p><text:a xlink:href="https://bit.ly/3KU1cCM" xlink:type="simple">https://bit.ly/3KU1cCM</text:a></text:p>
          </table:table-cell>
        </table:table-row>
        <table:table-row table:style-name="ro3">
          <table:table-cell office:value-type="string" calcext:value-type="string">
            <text:p><text:a xlink:href="https://bit.ly/43qrROQ" xlink:type="simple">https://bit.ly/43qrROQ</text:a></text:p>
          </table:table-cell>
        </table:table-row>
        <table:table-row table:style-name="ro3">
          <table:table-cell office:value-type="string" calcext:value-type="string">
            <text:p><text:a xlink:href="https://bit.ly/3L3UOcp" xlink:type="simple">https://bit.ly/3L3UOcp</text:a></text:p>
          </table:table-cell>
        </table:table-row>
        <table:table-row table:style-name="ro3">
          <table:table-cell office:value-type="string" calcext:value-type="string">
            <text:p><text:a xlink:href="https://bit.ly/41mpDhD" xlink:type="simple">https://bit.ly/41mpDhD</text:a></text:p>
          </table:table-cell>
        </table:table-row>
        <table:table-row table:style-name="ro3">
          <table:table-cell office:value-type="string" calcext:value-type="string">
            <text:p><text:a xlink:href="https://bit.ly/41j10Cs" xlink:type="simple">https://bit.ly/41j10Cs</text:a></text:p>
          </table:table-cell>
        </table:table-row>
        <table:table-row table:style-name="ro3">
          <table:table-cell office:value-type="string" calcext:value-type="string">
            <text:p><text:a xlink:href="https://bit.ly/415HfPc" xlink:type="simple">https://bit.ly/415HfPc</text:a></text:p>
          </table:table-cell>
        </table:table-row>
        <table:table-row table:style-name="ro3">
          <table:table-cell office:value-type="string" calcext:value-type="string">
            <text:p><text:a xlink:href="https://bit.ly/403D052" xlink:type="simple">https://bit.ly/403D052</text:a></text:p>
          </table:table-cell>
        </table:table-row>
        <table:table-row table:style-name="ro3">
          <table:table-cell office:value-type="string" calcext:value-type="string">
            <text:p><text:a xlink:href="https://bit.ly/3mtgqFr" xlink:type="simple">https://bit.ly/3mtgqFr</text:a></text:p>
          </table:table-cell>
        </table:table-row>
        <table:table-row table:style-name="ro3">
          <table:table-cell office:value-type="string" calcext:value-type="string">
            <text:p><text:a xlink:href="https://midiamax.uol.com.br/policia/2023/meu-sonho-foi-destruido-revela-mais-uma-aluna-assediada-por-funcionario-do-instituto-mirim/" xlink:type="simple">https://midiamax.uol.com.br/policia/2023/meu-sonho-foi-destruido-revela-mais-uma-aluna-assediada-por-funcionario-do-instituto-mirim/</text:a></text:p>
          </table:table-cell>
        </table:table-row>
        <table:table-row table:style-name="ro3">
          <table:table-cell office:value-type="string" calcext:value-type="string">
            <text:p><text:a xlink:href="https://www.folhape.com.br/noticias/dengues-mortes-no-brasil-ja-sao-o-dobro-do-registrado-ate-abril-em/265897/" xlink:type="simple">https://www.folhape.com.br/noticias/dengues-mortes-no-brasil-ja-sao-o-dobro-do-registrado-ate-abril-em/265897/</text:a></text:p>
          </table:table-cell>
        </table:table-row>
        <table:table-row table:style-name="ro3">
          <table:table-cell office:value-type="string" calcext:value-type="string">
            <text:p><text:a xlink:href="https://bit.ly/3UEcpe0" xlink:type="simple">https://bit.ly/3UEcpe0</text:a></text:p>
          </table:table-cell>
        </table:table-row>
        <table:table-row table:style-name="ro3">
          <table:table-cell office:value-type="string" calcext:value-type="string">
            <text:p><text:a xlink:href="https://www.noticiascampinas.com.br/provisao-de-inseticida-de-combate-a-dengue-deve-ser-regularizada-em-maio/" xlink:type="simple">https://www.noticiascampinas.com.br/provisao-de-inseticida-de-combate-a-dengue-deve-ser-regularizada-em-maio/</text:a></text:p>
          </table:table-cell>
        </table:table-row>
        <table:table-row table:style-name="ro3">
          <table:table-cell office:value-type="string" calcext:value-type="string">
            <text:p><text:a xlink:href="https://bit.ly/3KUANF0" xlink:type="simple">https://bit.ly/3KUANF0</text:a></text:p>
          </table:table-cell>
        </table:table-row>
        <table:table-row table:style-name="ro3">
          <table:table-cell office:value-type="string" calcext:value-type="string">
            <text:p><text:a xlink:href="https://bit.ly/3MG4vyQ" xlink:type="simple">https://bit.ly/3MG4vyQ</text:a></text:p>
          </table:table-cell>
        </table:table-row>
        <table:table-row table:style-name="ro3">
          <table:table-cell office:value-type="string" calcext:value-type="string">
            <text:p><text:a xlink:href="https://bit.ly/41nH6X1" xlink:type="simple">https://bit.ly/41nH6X1</text:a></text:p>
          </table:table-cell>
        </table:table-row>
        <table:table-row table:style-name="ro3">
          <table:table-cell office:value-type="string" calcext:value-type="string">
            <text:p><text:a xlink:href="https://bit.ly/3KWxjln" xlink:type="simple">https://bit.ly/3KWxjln</text:a></text:p>
          </table:table-cell>
        </table:table-row>
        <table:table-row table:style-name="ro3">
          <table:table-cell office:value-type="string" calcext:value-type="string">
            <text:p><text:a xlink:href="https://bit.ly/41rpGsE" xlink:type="simple">https://bit.ly/41rpGsE</text:a></text:p>
          </table:table-cell>
        </table:table-row>
        <table:table-row table:style-name="ro3">
          <table:table-cell office:value-type="string" calcext:value-type="string">
            <text:p><text:a xlink:href="https://bit.ly/3zWs52A" xlink:type="simple">https://bit.ly/3zWs52A</text:a></text:p>
          </table:table-cell>
        </table:table-row>
        <table:table-row table:style-name="ro3">
          <table:table-cell office:value-type="string" calcext:value-type="string">
            <text:p><text:a xlink:href="https://bit.ly/3KWrtQV" xlink:type="simple">https://bit.ly/3KWrtQV</text:a></text:p>
          </table:table-cell>
        </table:table-row>
        <table:table-row table:style-name="ro3">
          <table:table-cell office:value-type="string" calcext:value-type="string">
            <text:p><text:a xlink:href="https://bit.ly/3ms24VY" xlink:type="simple">https://bit.ly/3ms24VY</text:a></text:p>
          </table:table-cell>
        </table:table-row>
        <table:table-row table:style-name="ro3">
          <table:table-cell office:value-type="string" calcext:value-type="string">
            <text:p><text:a xlink:href="https://bit.ly/41kLF4e" xlink:type="simple">https://bit.ly/41kLF4e</text:a></text:p>
          </table:table-cell>
        </table:table-row>
        <table:table-row table:style-name="ro3">
          <table:table-cell office:value-type="string" calcext:value-type="string">
            <text:p><text:a xlink:href="https://bit.ly/413x51x" xlink:type="simple">https://bit.ly/413x51x</text:a></text:p>
          </table:table-cell>
        </table:table-row>
        <table:table-row table:style-name="ro3">
          <table:table-cell office:value-type="string" calcext:value-type="string">
            <text:p><text:a xlink:href="https://bit.ly/41buaDR" xlink:type="simple">https://bit.ly/41buaDR</text:a></text:p>
          </table:table-cell>
        </table:table-row>
        <table:table-row table:style-name="ro3">
          <table:table-cell office:value-type="string" calcext:value-type="string">
            <text:p><text:a xlink:href="https://bit.ly/3KUPMie" xlink:type="simple">https://bit.ly/3KUPMie</text:a></text:p>
          </table:table-cell>
        </table:table-row>
        <table:table-row table:style-name="ro3">
          <table:table-cell office:value-type="string" calcext:value-type="string">
            <text:p><text:a xlink:href="https://bit.ly/400mP8V" xlink:type="simple">https://bit.ly/400mP8V</text:a></text:p>
          </table:table-cell>
        </table:table-row>
        <table:table-row table:style-name="ro3">
          <table:table-cell office:value-type="string" calcext:value-type="string">
            <text:p><text:a xlink:href="https://bit.ly/3o8ppfA" xlink:type="simple">https://bit.ly/3o8ppfA</text:a></text:p>
          </table:table-cell>
        </table:table-row>
        <table:table-row table:style-name="ro3">
          <table:table-cell office:value-type="string" calcext:value-type="string">
            <text:p><text:a xlink:href="https://bit.ly/3KyrQQh" xlink:type="simple">https://bit.ly/3KyrQQh</text:a></text:p>
          </table:table-cell>
        </table:table-row>
        <table:table-row table:style-name="ro3">
          <table:table-cell office:value-type="string" calcext:value-type="string">
            <text:p><text:a xlink:href="https://bit.ly/3zZk3pE" xlink:type="simple">https://bit.ly/3zZk3pE</text:a></text:p>
          </table:table-cell>
        </table:table-row>
        <table:table-row table:style-name="ro3">
          <table:table-cell office:value-type="string" calcext:value-type="string">
            <text:p><text:a xlink:href="https://bit.ly/40bfHGP" xlink:type="simple">https://bit.ly/40bfHGP</text:a></text:p>
          </table:table-cell>
        </table:table-row>
        <table:table-row table:style-name="ro3">
          <table:table-cell office:value-type="string" calcext:value-type="string">
            <text:p><text:a xlink:href="https://bit.ly/3MKzdH8" xlink:type="simple">https://bit.ly/3MKzdH8</text:a></text:p>
          </table:table-cell>
        </table:table-row>
        <table:table-row table:style-name="ro3">
          <table:table-cell office:value-type="string" calcext:value-type="string">
            <text:p><text:a xlink:href="https://bit.ly/3zYP7pI" xlink:type="simple">https://bit.ly/3zYP7pI</text:a></text:p>
          </table:table-cell>
        </table:table-row>
        <table:table-row table:style-name="ro3">
          <table:table-cell office:value-type="string" calcext:value-type="string">
            <text:p><text:a xlink:href="https://bit.ly/43u0gwg" xlink:type="simple">https://bit.ly/43u0gwg</text:a></text:p>
          </table:table-cell>
        </table:table-row>
        <table:table-row table:style-name="ro3">
          <table:table-cell office:value-type="string" calcext:value-type="string">
            <text:p><text:a xlink:href="https://bit.ly/40aZNwa" xlink:type="simple">https://bit.ly/40aZNwa</text:a></text:p>
          </table:table-cell>
        </table:table-row>
        <table:table-row table:style-name="ro3">
          <table:table-cell office:value-type="string" calcext:value-type="string">
            <text:p><text:a xlink:href="https://bit.ly/3GN8pC3" xlink:type="simple">https://bit.ly/3GN8pC3</text:a></text:p>
          </table:table-cell>
        </table:table-row>
        <table:table-row table:style-name="ro3">
          <table:table-cell office:value-type="string" calcext:value-type="string">
            <text:p><text:a xlink:href="https://bit.ly/3KJVZwd" xlink:type="simple">https://bit.ly/3KJVZwd</text:a></text:p>
          </table:table-cell>
        </table:table-row>
        <table:table-row table:style-name="ro3">
          <table:table-cell office:value-type="string" calcext:value-type="string">
            <text:p><text:a xlink:href="https://bit.ly/41uaxXo" xlink:type="simple">https://bit.ly/41uaxXo</text:a></text:p>
          </table:table-cell>
        </table:table-row>
        <table:table-row table:style-name="ro3">
          <table:table-cell office:value-type="string" calcext:value-type="string">
            <text:p><text:a xlink:href="https://bit.ly/41dWLZk" xlink:type="simple">https://bit.ly/41dWLZk</text:a></text:p>
          </table:table-cell>
        </table:table-row>
        <table:table-row table:style-name="ro3">
          <table:table-cell office:value-type="string" calcext:value-type="string">
            <text:p><text:a xlink:href="https://bit.ly/3KEbvJT" xlink:type="simple">https://bit.ly/3KEbvJT</text:a></text:p>
          </table:table-cell>
        </table:table-row>
        <table:table-row table:style-name="ro3">
          <table:table-cell office:value-type="string" calcext:value-type="string">
            <text:p><text:a xlink:href="https://bit.ly/41lSOlu" xlink:type="simple">https://bit.ly/41lSOlu</text:a></text:p>
          </table:table-cell>
        </table:table-row>
        <table:table-row table:style-name="ro3">
          <table:table-cell office:value-type="string" calcext:value-type="string">
            <text:p><text:a xlink:href="https://bit.ly/409kIzy" xlink:type="simple">https://bit.ly/409kIzy</text:a></text:p>
          </table:table-cell>
        </table:table-row>
        <table:table-row table:style-name="ro3">
          <table:table-cell office:value-type="string" calcext:value-type="string">
            <text:p><text:a xlink:href="https://bit.ly/3MKqmoN" xlink:type="simple">https://bit.ly/3MKqmoN</text:a></text:p>
          </table:table-cell>
        </table:table-row>
        <table:table-row table:style-name="ro3">
          <table:table-cell office:value-type="string" calcext:value-type="string">
            <text:p><text:a xlink:href="https://bit.ly/43I4rVp" xlink:type="simple">https://bit.ly/43I4rVp</text:a></text:p>
          </table:table-cell>
        </table:table-row>
        <table:table-row table:style-name="ro3">
          <table:table-cell office:value-type="string" calcext:value-type="string">
            <text:p><text:a xlink:href="https://bit.ly/43IPrX5" xlink:type="simple">https://bit.ly/43IPrX5</text:a></text:p>
          </table:table-cell>
        </table:table-row>
        <table:table-row table:style-name="ro3">
          <table:table-cell office:value-type="string" calcext:value-type="string">
            <text:p><text:a xlink:href="https://bit.ly/3MLPEmx" xlink:type="simple">https://bit.ly/3MLPEmx</text:a></text:p>
          </table:table-cell>
        </table:table-row>
        <table:table-row table:style-name="ro3">
          <table:table-cell office:value-type="string" calcext:value-type="string">
            <text:p><text:a xlink:href="https://bit.ly/3GPAIji" xlink:type="simple">https://bit.ly/3GPAIji</text:a></text:p>
          </table:table-cell>
        </table:table-row>
        <table:table-row table:style-name="ro3">
          <table:table-cell office:value-type="string" calcext:value-type="string">
            <text:p><text:a xlink:href="https://bit.ly/3oiTcCD" xlink:type="simple">https://bit.ly/3oiTcCD</text:a></text:p>
          </table:table-cell>
        </table:table-row>
        <table:table-row table:style-name="ro3">
          <table:table-cell office:value-type="string" calcext:value-type="string">
            <text:p><text:a xlink:href="https://bit.ly/41F2R4A" xlink:type="simple">https://bit.ly/41F2R4A</text:a></text:p>
          </table:table-cell>
        </table:table-row>
        <table:table-row table:style-name="ro3">
          <table:table-cell office:value-type="string" calcext:value-type="string">
            <text:p><text:a xlink:href="https://bit.ly/43zWOjA" xlink:type="simple">https://bit.ly/43zWOjA</text:a></text:p>
          </table:table-cell>
        </table:table-row>
        <table:table-row table:style-name="ro3">
          <table:table-cell office:value-type="string" calcext:value-type="string">
            <text:p><text:a xlink:href="https://bit.ly/3KNAFpr" xlink:type="simple">https://bit.ly/3KNAFpr</text:a></text:p>
          </table:table-cell>
        </table:table-row>
        <table:table-row table:style-name="ro3">
          <table:table-cell office:value-type="string" calcext:value-type="string">
            <text:p><text:a xlink:href="https://bit.ly/41hrVz2" xlink:type="simple">https://bit.ly/41hrVz2</text:a></text:p>
          </table:table-cell>
        </table:table-row>
        <table:table-row table:style-name="ro3">
          <table:table-cell office:value-type="string" calcext:value-type="string">
            <text:p><text:a xlink:href="https://bit.ly/41CLyRH" xlink:type="simple">https://bit.ly/41CLyRH</text:a></text:p>
          </table:table-cell>
        </table:table-row>
        <table:table-row table:style-name="ro3">
          <table:table-cell office:value-type="string" calcext:value-type="string">
            <text:p><text:a xlink:href="https://bit.ly/43KWBdq" xlink:type="simple">https://bit.ly/43KWBdq</text:a></text:p>
          </table:table-cell>
        </table:table-row>
        <table:table-row table:style-name="ro3">
          <table:table-cell office:value-type="string" calcext:value-type="string">
            <text:p><text:a xlink:href="https://bit.ly/3MPxiB7" xlink:type="simple">https://bit.ly/3MPxiB7</text:a></text:p>
          </table:table-cell>
        </table:table-row>
        <table:table-row table:style-name="ro3">
          <table:table-cell office:value-type="string" calcext:value-type="string">
            <text:p><text:a xlink:href="https://bit.ly/3mGOaPR" xlink:type="simple">https://bit.ly/3mGOaPR</text:a></text:p>
          </table:table-cell>
        </table:table-row>
        <table:table-row table:style-name="ro3">
          <table:table-cell office:value-type="string" calcext:value-type="string">
            <text:p><text:a xlink:href="https://bit.ly/40kcmVG" xlink:type="simple">https://bit.ly/40kcmVG</text:a></text:p>
          </table:table-cell>
        </table:table-row>
        <table:table-row table:style-name="ro3">
          <table:table-cell office:value-type="string" calcext:value-type="string">
            <text:p><text:a xlink:href="https://bit.ly/3UOepAz" xlink:type="simple">https://bit.ly/3UOepAz</text:a></text:p>
          </table:table-cell>
        </table:table-row>
        <table:table-row table:style-name="ro3">
          <table:table-cell office:value-type="string" calcext:value-type="string">
            <text:p><text:a xlink:href="https://bit.ly/3Layg9K" xlink:type="simple">https://bit.ly/3Layg9K</text:a></text:p>
          </table:table-cell>
        </table:table-row>
        <table:table-row table:style-name="ro3">
          <table:table-cell office:value-type="string" calcext:value-type="string">
            <text:p><text:a xlink:href="https://bit.ly/43LjKMQ" xlink:type="simple">https://bit.ly/43LjKMQ</text:a></text:p>
          </table:table-cell>
        </table:table-row>
        <table:table-row table:style-name="ro3">
          <table:table-cell office:value-type="string" calcext:value-type="string">
            <text:p><text:a xlink:href="https://bit.ly/3LcJAlF" xlink:type="simple">https://bit.ly/3LcJAlF</text:a></text:p>
          </table:table-cell>
        </table:table-row>
        <table:table-row table:style-name="ro3">
          <table:table-cell office:value-type="string" calcext:value-type="string">
            <text:p><text:a xlink:href="https://bit.ly/3A9sGxU" xlink:type="simple">https://bit.ly/3A9sGxU</text:a></text:p>
          </table:table-cell>
        </table:table-row>
        <table:table-row table:style-name="ro3">
          <table:table-cell office:value-type="string" calcext:value-type="string">
            <text:p><text:a xlink:href="https://bit.ly/3MX0Qge" xlink:type="simple">https://bit.ly/3MX0Qge</text:a></text:p>
          </table:table-cell>
        </table:table-row>
        <table:table-row table:style-name="ro3">
          <table:table-cell office:value-type="string" calcext:value-type="string">
            <text:p><text:a xlink:href="https://bit.ly/3UO4Scu" xlink:type="simple">https://bit.ly/3UO4Scu</text:a></text:p>
          </table:table-cell>
        </table:table-row>
        <table:table-row table:style-name="ro3">
          <table:table-cell office:value-type="string" calcext:value-type="string">
            <text:p><text:a xlink:href="https://bit.ly/3Aa0smL" xlink:type="simple">https://bit.ly/3Aa0smL</text:a></text:p>
          </table:table-cell>
        </table:table-row>
        <table:table-row table:style-name="ro3">
          <table:table-cell office:value-type="string" calcext:value-type="string">
            <text:p><text:a xlink:href="https://bit.ly/3mUyqsp" xlink:type="simple">https://bit.ly/3mUyqsp</text:a></text:p>
          </table:table-cell>
        </table:table-row>
        <table:table-row table:style-name="ro3">
          <table:table-cell office:value-type="string" calcext:value-type="string">
            <text:p><text:a xlink:href="https://bit.ly/3KUnTFE" xlink:type="simple">https://bit.ly/3KUnTFE</text:a></text:p>
          </table:table-cell>
        </table:table-row>
        <table:table-row table:style-name="ro3">
          <table:table-cell office:value-type="string" calcext:value-type="string">
            <text:p><text:a xlink:href="https://bit.ly/3opRSOn" xlink:type="simple">https://bit.ly/3opRSOn</text:a></text:p>
          </table:table-cell>
        </table:table-row>
        <table:table-row table:style-name="ro3">
          <table:table-cell office:value-type="string" calcext:value-type="string">
            <text:p><text:a xlink:href="https://bit.ly/3GWFb3H" xlink:type="simple">https://bit.ly/3GWFb3H</text:a></text:p>
          </table:table-cell>
        </table:table-row>
        <table:table-row table:style-name="ro3">
          <table:table-cell office:value-type="string" calcext:value-type="string">
            <text:p><text:a xlink:href="https://bit.ly/3V4Rscx" xlink:type="simple">https://bit.ly/3V4Rscx</text:a></text:p>
          </table:table-cell>
        </table:table-row>
        <table:table-row table:style-name="ro3">
          <table:table-cell office:value-type="string" calcext:value-type="string">
            <text:p><text:a xlink:href="https://bit.ly/41o5aJy" xlink:type="simple">https://bit.ly/41o5aJy</text:a></text:p>
          </table:table-cell>
        </table:table-row>
        <table:table-row table:style-name="ro3">
          <table:table-cell office:value-type="string" calcext:value-type="string">
            <text:p><text:a xlink:href="https://bit.ly/3MWMcWg" xlink:type="simple">https://bit.ly/3MWMcWg</text:a></text:p>
          </table:table-cell>
        </table:table-row>
        <table:table-row table:style-name="ro3">
          <table:table-cell office:value-type="string" calcext:value-type="string">
            <text:p><text:a xlink:href="https://bit.ly/3AaVCWn" xlink:type="simple">https://bit.ly/3AaVCWn</text:a></text:p>
          </table:table-cell>
        </table:table-row>
        <table:table-row table:style-name="ro3">
          <table:table-cell office:value-type="string" calcext:value-type="string">
            <text:p><text:a xlink:href="https://bit.ly/3KNCqmy" xlink:type="simple">https://bit.ly/3KNCqmy</text:a></text:p>
          </table:table-cell>
        </table:table-row>
        <table:table-row table:style-name="ro3">
          <table:table-cell office:value-type="string" calcext:value-type="string">
            <text:p><text:a xlink:href="https://bit.ly/3ow3RKl" xlink:type="simple">https://bit.ly/3ow3RKl</text:a></text:p>
          </table:table-cell>
        </table:table-row>
        <table:table-row table:style-name="ro3">
          <table:table-cell office:value-type="string" calcext:value-type="string">
            <text:p><text:a xlink:href="https://bit.ly/40uuEUq" xlink:type="simple">https://bit.ly/40uuEUq</text:a></text:p>
          </table:table-cell>
        </table:table-row>
        <table:table-row table:style-name="ro3">
          <table:table-cell office:value-type="string" calcext:value-type="string">
            <text:p><text:a xlink:href="https://bit.ly/3MZPeJp" xlink:type="simple">https://bit.ly/3MZPeJp</text:a></text:p>
          </table:table-cell>
        </table:table-row>
        <table:table-row table:style-name="ro3">
          <table:table-cell office:value-type="string" calcext:value-type="string">
            <text:p><text:a xlink:href="https://bit.ly/41EmCcs" xlink:type="simple">https://bit.ly/41EmCcs</text:a></text:p>
          </table:table-cell>
        </table:table-row>
        <table:table-row table:style-name="ro3">
          <table:table-cell office:value-type="string" calcext:value-type="string">
            <text:p><text:a xlink:href="https://bit.ly/43Ppe9h" xlink:type="simple">https://bit.ly/43Ppe9h</text:a></text:p>
          </table:table-cell>
        </table:table-row>
        <table:table-row table:style-name="ro3">
          <table:table-cell office:value-type="string" calcext:value-type="string">
            <text:p><text:a xlink:href="https://bit.ly/3KQCmT7" xlink:type="simple">https://bit.ly/3KQCmT7</text:a></text:p>
          </table:table-cell>
        </table:table-row>
        <table:table-row table:style-name="ro3">
          <table:table-cell office:value-type="string" calcext:value-type="string">
            <text:p><text:a xlink:href="https://bit.ly/3H2jy21" xlink:type="simple">https://bit.ly/3H2jy21</text:a></text:p>
          </table:table-cell>
        </table:table-row>
        <table:table-row table:style-name="ro3">
          <table:table-cell office:value-type="string" calcext:value-type="string">
            <text:p><text:a xlink:href="https://bit.ly/3UUopYX" xlink:type="simple">https://bit.ly/3UUopYX</text:a></text:p>
          </table:table-cell>
        </table:table-row>
        <table:table-row table:style-name="ro3">
          <table:table-cell office:value-type="string" calcext:value-type="string">
            <text:p><text:a xlink:href="https://bit.ly/3UOWEB7" xlink:type="simple">https://bit.ly/3UOWEB7</text:a></text:p>
          </table:table-cell>
        </table:table-row>
        <table:table-row table:style-name="ro3">
          <table:table-cell office:value-type="string" calcext:value-type="string">
            <text:p><text:a xlink:href="https://bit.ly/3H4pZ4H" xlink:type="simple">https://bit.ly/3H4pZ4H</text:a></text:p>
          </table:table-cell>
        </table:table-row>
        <table:table-row table:style-name="ro3">
          <table:table-cell office:value-type="string" calcext:value-type="string">
            <text:p><text:a xlink:href="https://bit.ly/3AeiTGT" xlink:type="simple">https://bit.ly/3AeiTGT</text:a></text:p>
          </table:table-cell>
        </table:table-row>
        <table:table-row table:style-name="ro3">
          <table:table-cell office:value-type="string" calcext:value-type="string">
            <text:p><text:a xlink:href="https://bit.ly/3H26gmi" xlink:type="simple">https://bit.ly/3H26gmi</text:a></text:p>
          </table:table-cell>
        </table:table-row>
        <table:table-row table:style-name="ro3">
          <table:table-cell office:value-type="string" calcext:value-type="string">
            <text:p><text:a xlink:href="https://bit.ly/43SSxrU" xlink:type="simple">https://bit.ly/43SSxrU</text:a></text:p>
          </table:table-cell>
        </table:table-row>
        <table:table-row table:style-name="ro3">
          <table:table-cell office:value-type="string" calcext:value-type="string">
            <text:p><text:a xlink:href="https://bit.ly/43RnFaS" xlink:type="simple">https://bit.ly/43RnFaS</text:a></text:p>
          </table:table-cell>
        </table:table-row>
        <table:table-row table:style-name="ro3">
          <table:table-cell office:value-type="string" calcext:value-type="string">
            <text:p><text:a xlink:href="https://bit.ly/41rdpVe" xlink:type="simple">https://bit.ly/41rdpVe</text:a></text:p>
          </table:table-cell>
        </table:table-row>
        <table:table-row table:style-name="ro3">
          <table:table-cell office:value-type="string" calcext:value-type="string">
            <text:p><text:a xlink:href="https://bit.ly/3MVqWA8" xlink:type="simple">https://bit.ly/3MVqWA8</text:a></text:p>
          </table:table-cell>
        </table:table-row>
        <table:table-row table:style-name="ro3">
          <table:table-cell office:value-type="string" calcext:value-type="string">
            <text:p><text:a xlink:href="https://bit.ly/41sVUUE" xlink:type="simple">https://bit.ly/41sVUUE</text:a></text:p>
          </table:table-cell>
        </table:table-row>
        <table:table-row table:style-name="ro3">
          <table:table-cell office:value-type="string" calcext:value-type="string">
            <text:p><text:a xlink:href="https://bit.ly/3UWqtjg" xlink:type="simple">https://bit.ly/3UWqtjg</text:a></text:p>
          </table:table-cell>
        </table:table-row>
        <table:table-row table:style-name="ro3">
          <table:table-cell office:value-type="string" calcext:value-type="string">
            <text:p><text:a xlink:href="https://bit.ly/41IhxQD" xlink:type="simple">https://bit.ly/41IhxQD</text:a></text:p>
          </table:table-cell>
        </table:table-row>
        <table:table-row table:style-name="ro3">
          <table:table-cell office:value-type="string" calcext:value-type="string">
            <text:p><text:a xlink:href="https://bit.ly/3LeyjkW" xlink:type="simple">https://bit.ly/3LeyjkW</text:a></text:p>
          </table:table-cell>
        </table:table-row>
        <table:table-row table:style-name="ro3">
          <table:table-cell office:value-type="string" calcext:value-type="string">
            <text:p><text:a xlink:href="https://bit.ly/3owyLCh" xlink:type="simple">https://bit.ly/3owyLCh</text:a></text:p>
          </table:table-cell>
        </table:table-row>
        <table:table-row table:style-name="ro3">
          <table:table-cell office:value-type="string" calcext:value-type="string">
            <text:p><text:a xlink:href="https://bit.ly/3L4dO9s" xlink:type="simple">https://bit.ly/3L4dO9s</text:a></text:p>
          </table:table-cell>
        </table:table-row>
        <table:table-row table:style-name="ro3">
          <table:table-cell office:value-type="string" calcext:value-type="string">
            <text:p><text:a xlink:href="https://bit.ly/3V2QHk8" xlink:type="simple">https://bit.ly/3V2QHk8</text:a></text:p>
          </table:table-cell>
        </table:table-row>
        <table:table-row table:style-name="ro3">
          <table:table-cell office:value-type="string" calcext:value-type="string">
            <text:p><text:a xlink:href="https://bit.ly/40AnvSp" xlink:type="simple">https://bit.ly/40AnvSp</text:a></text:p>
          </table:table-cell>
        </table:table-row>
        <table:table-row table:style-name="ro3">
          <table:table-cell office:value-type="string" calcext:value-type="string">
            <text:p><text:a xlink:href="https://bit.ly/3N7Bzjw" xlink:type="simple">https://bit.ly/3N7Bzjw</text:a></text:p>
          </table:table-cell>
        </table:table-row>
        <table:table-row table:style-name="ro3">
          <table:table-cell office:value-type="string" calcext:value-type="string">
            <text:p><text:a xlink:href="https://bit.ly/43TYwfW" xlink:type="simple">https://bit.ly/43TYwfW</text:a></text:p>
          </table:table-cell>
        </table:table-row>
        <table:table-row table:style-name="ro3">
          <table:table-cell office:value-type="string" calcext:value-type="string">
            <text:p><text:a xlink:href="https://bit.ly/3AjDNVl" xlink:type="simple">https://bit.ly/3AjDNVl</text:a></text:p>
          </table:table-cell>
        </table:table-row>
        <table:table-row table:style-name="ro3">
          <table:table-cell office:value-type="string" calcext:value-type="string">
            <text:p><text:a xlink:href="https://bit.ly/3LoY6Xu" xlink:type="simple">https://bit.ly/3LoY6Xu</text:a></text:p>
          </table:table-cell>
        </table:table-row>
        <table:table-row table:style-name="ro3">
          <table:table-cell office:value-type="string" calcext:value-type="string">
            <text:p><text:a xlink:href="https://bit.ly/3LoGJpW" xlink:type="simple">https://bit.ly/3LoGJpW</text:a></text:p>
          </table:table-cell>
        </table:table-row>
        <table:table-row table:style-name="ro3">
          <table:table-cell office:value-type="string" calcext:value-type="string">
            <text:p><text:a xlink:href="https://bit.ly/3LowQZq" xlink:type="simple">https://bit.ly/3LowQZq</text:a></text:p>
          </table:table-cell>
        </table:table-row>
        <table:table-row table:style-name="ro3">
          <table:table-cell office:value-type="string" calcext:value-type="string">
            <text:p><text:a xlink:href="https://bit.ly/3mXPE8m" xlink:type="simple">https://bit.ly/3mXPE8m</text:a></text:p>
          </table:table-cell>
        </table:table-row>
        <table:table-row table:style-name="ro3">
          <table:table-cell office:value-type="string" calcext:value-type="string">
            <text:p><text:a xlink:href="https://bit.ly/3LpXbWN" xlink:type="simple">https://bit.ly/3LpXbWN</text:a></text:p>
          </table:table-cell>
        </table:table-row>
        <table:table-row table:style-name="ro3">
          <table:table-cell office:value-type="string" calcext:value-type="string">
            <text:p><text:a xlink:href="https://bit.ly/41zZah8" xlink:type="simple">https://bit.ly/41zZah8</text:a></text:p>
          </table:table-cell>
        </table:table-row>
        <table:table-row table:style-name="ro3">
          <table:table-cell office:value-type="string" calcext:value-type="string">
            <text:p><text:a xlink:href="https://bit.ly/3N5DjcP" xlink:type="simple">https://bit.ly/3N5DjcP</text:a></text:p>
          </table:table-cell>
        </table:table-row>
        <table:table-row table:style-name="ro3">
          <table:table-cell office:value-type="string" calcext:value-type="string">
            <text:p><text:a xlink:href="https://bit.ly/40tYVTq" xlink:type="simple">https://bit.ly/40tYVTq</text:a></text:p>
          </table:table-cell>
        </table:table-row>
        <table:table-row table:style-name="ro3">
          <table:table-cell office:value-type="string" calcext:value-type="string">
            <text:p><text:a xlink:href="https://bit.ly/3ouvgMs" xlink:type="simple">https://bit.ly/3ouvgMs</text:a></text:p>
          </table:table-cell>
        </table:table-row>
        <table:table-row table:style-name="ro3">
          <table:table-cell office:value-type="string" calcext:value-type="string">
            <text:p><text:a xlink:href="https://bit.ly/3oHrUpC" xlink:type="simple">https://bit.ly/3oHrUpC</text:a></text:p>
          </table:table-cell>
        </table:table-row>
        <table:table-row table:style-name="ro3">
          <table:table-cell office:value-type="string" calcext:value-type="string">
            <text:p><text:a xlink:href="https://bit.ly/3V9kjfx" xlink:type="simple">https://bit.ly/3V9kjfx</text:a></text:p>
          </table:table-cell>
        </table:table-row>
        <table:table-row table:style-name="ro3">
          <table:table-cell office:value-type="string" calcext:value-type="string">
            <text:p><text:a xlink:href="https://bit.ly/3LtDMV6" xlink:type="simple">https://bit.ly/3LtDMV6</text:a></text:p>
          </table:table-cell>
        </table:table-row>
        <table:table-row table:style-name="ro3">
          <table:table-cell office:value-type="string" calcext:value-type="string">
            <text:p><text:a xlink:href="https://bit.ly/3Attq1e" xlink:type="simple">https://bit.ly/3Attq1e</text:a></text:p>
          </table:table-cell>
        </table:table-row>
        <table:table-row table:style-name="ro3">
          <table:table-cell office:value-type="string" calcext:value-type="string">
            <text:p><text:a xlink:href="https://bit.ly/3L2EpDL" xlink:type="simple">https://bit.ly/3L2EpDL</text:a></text:p>
          </table:table-cell>
        </table:table-row>
        <table:table-row table:style-name="ro3">
          <table:table-cell office:value-type="string" calcext:value-type="string">
            <text:p><text:a xlink:href="http://glo.bo/3oCqIUl" xlink:type="simple">http://glo.bo/3oCqIUl</text:a></text:p>
          </table:table-cell>
        </table:table-row>
        <table:table-row table:style-name="ro3">
          <table:table-cell office:value-type="string" calcext:value-type="string">
            <text:p><text:a xlink:href="https://bit.ly/3oHN3Qw" xlink:type="simple">https://bit.ly/3oHN3Qw</text:a></text:p>
          </table:table-cell>
        </table:table-row>
        <table:table-row table:style-name="ro3">
          <table:table-cell office:value-type="string" calcext:value-type="string">
            <text:p><text:a xlink:href="https://bit.ly/442Wc6d" xlink:type="simple">https://bit.ly/442Wc6d</text:a></text:p>
          </table:table-cell>
        </table:table-row>
        <table:table-row table:style-name="ro3">
          <table:table-cell office:value-type="string" calcext:value-type="string">
            <text:p><text:a xlink:href="https://bit.ly/43WUoMl" xlink:type="simple">https://bit.ly/43WUoMl</text:a></text:p>
          </table:table-cell>
        </table:table-row>
        <table:table-row table:style-name="ro3">
          <table:table-cell office:value-type="string" calcext:value-type="string">
            <text:p><text:a xlink:href="https://bit.ly/43YSTwV" xlink:type="simple">https://bit.ly/43YSTwV</text:a></text:p>
          </table:table-cell>
        </table:table-row>
        <table:table-row table:style-name="ro3">
          <table:table-cell office:value-type="string" calcext:value-type="string">
            <text:p><text:a xlink:href="https://bit.ly/3NepBVc" xlink:type="simple">https://bit.ly/3NepBVc</text:a></text:p>
          </table:table-cell>
        </table:table-row>
        <table:table-row table:style-name="ro3">
          <table:table-cell office:value-type="string" calcext:value-type="string">
            <text:p><text:a xlink:href="https://bit.ly/3LvmeI0" xlink:type="simple">https://bit.ly/3LvmeI0</text:a></text:p>
          </table:table-cell>
        </table:table-row>
        <table:table-row table:style-name="ro3">
          <table:table-cell office:value-type="string" calcext:value-type="string">
            <text:p><text:a xlink:href="https://bit.ly/44dKVjQ" xlink:type="simple">https://bit.ly/44dKVjQ</text:a></text:p>
          </table:table-cell>
        </table:table-row>
        <table:table-row table:style-name="ro3">
          <table:table-cell office:value-type="string" calcext:value-type="string">
            <text:p><text:a xlink:href="https://bit.ly/40ylBBP" xlink:type="simple">https://bit.ly/40ylBBP</text:a></text:p>
          </table:table-cell>
        </table:table-row>
        <table:table-row table:style-name="ro3">
          <table:table-cell office:value-type="string" calcext:value-type="string">
            <text:p><text:a xlink:href="https://bit.ly/3n6C6HN" xlink:type="simple">https://bit.ly/3n6C6HN</text:a></text:p>
          </table:table-cell>
        </table:table-row>
        <table:table-row table:style-name="ro3">
          <table:table-cell office:value-type="string" calcext:value-type="string">
            <text:p><text:a xlink:href="https://bit.ly/3Hbzdfq" xlink:type="simple">https://bit.ly/3Hbzdfq</text:a></text:p>
          </table:table-cell>
        </table:table-row>
        <table:table-row table:style-name="ro3">
          <table:table-cell office:value-type="string" calcext:value-type="string">
            <text:p><text:a xlink:href="https://bit.ly/3n3XqgZ" xlink:type="simple">https://bit.ly/3n3XqgZ</text:a></text:p>
          </table:table-cell>
        </table:table-row>
        <table:table-row table:style-name="ro3">
          <table:table-cell office:value-type="string" calcext:value-type="string">
            <text:p><text:a xlink:href="https://bit.ly/3oCXRzf" xlink:type="simple">https://bit.ly/3oCXRzf</text:a></text:p>
          </table:table-cell>
        </table:table-row>
        <table:table-row table:style-name="ro3">
          <table:table-cell office:value-type="string" calcext:value-type="string">
            <text:p><text:a xlink:href="https://bit.ly/4404uvM" xlink:type="simple">https://bit.ly/4404uvM</text:a></text:p>
          </table:table-cell>
        </table:table-row>
        <table:table-row table:style-name="ro3">
          <table:table-cell office:value-type="string" calcext:value-type="string">
            <text:p><text:a xlink:href="https://bit.ly/3AvzI08" xlink:type="simple">https://bit.ly/3AvzI08</text:a></text:p>
          </table:table-cell>
        </table:table-row>
        <table:table-row table:style-name="ro3">
          <table:table-cell office:value-type="string" calcext:value-type="string">
            <text:p><text:a xlink:href="https://bit.ly/3NnrQp4" xlink:type="simple">https://bit.ly/3NnrQp4</text:a></text:p>
          </table:table-cell>
        </table:table-row>
        <table:table-row table:style-name="ro3">
          <table:table-cell office:value-type="string" calcext:value-type="string">
            <text:p><text:a xlink:href="https://bit.ly/3V5HuYj" xlink:type="simple">https://bit.ly/3V5HuYj</text:a></text:p>
          </table:table-cell>
        </table:table-row>
        <table:table-row table:style-name="ro3">
          <table:table-cell office:value-type="string" calcext:value-type="string">
            <text:p><text:a xlink:href="https://bit.ly/442hst0" xlink:type="simple">https://bit.ly/442hst0</text:a></text:p>
          </table:table-cell>
        </table:table-row>
        <table:table-row table:style-name="ro3">
          <table:table-cell office:value-type="string" calcext:value-type="string">
            <text:p><text:a xlink:href="https://bit.ly/442Bu6G" xlink:type="simple">https://bit.ly/442Bu6G</text:a></text:p>
          </table:table-cell>
        </table:table-row>
        <table:table-row table:style-name="ro3">
          <table:table-cell office:value-type="string" calcext:value-type="string">
            <text:p><text:a xlink:href="https://bit.ly/3L83eOr" xlink:type="simple">https://bit.ly/3L83eOr</text:a></text:p>
          </table:table-cell>
        </table:table-row>
        <table:table-row table:style-name="ro3">
          <table:table-cell office:value-type="string" calcext:value-type="string">
            <text:p><text:a xlink:href="https://bit.ly/3LubR7w" xlink:type="simple">https://bit.ly/3LubR7w</text:a></text:p>
          </table:table-cell>
        </table:table-row>
        <table:table-row table:style-name="ro3">
          <table:table-cell office:value-type="string" calcext:value-type="string">
            <text:p><text:a xlink:href="https://bit.ly/41EINjl" xlink:type="simple">https://bit.ly/41EINjl</text:a></text:p>
          </table:table-cell>
        </table:table-row>
        <table:table-row table:style-name="ro3">
          <table:table-cell office:value-type="string" calcext:value-type="string">
            <text:p><text:a xlink:href="https://bit.ly/443HcFm" xlink:type="simple">https://bit.ly/443HcFm</text:a></text:p>
          </table:table-cell>
        </table:table-row>
        <table:table-row table:style-name="ro3">
          <table:table-cell office:value-type="string" calcext:value-type="string">
            <text:p><text:a xlink:href="https://bit.ly/3NydwKT" xlink:type="simple">https://bit.ly/3NydwKT</text:a></text:p>
          </table:table-cell>
        </table:table-row>
        <table:table-row table:style-name="ro3">
          <table:table-cell office:value-type="string" calcext:value-type="string">
            <text:p><text:a xlink:href="https://bit.ly/3NeOfVB" xlink:type="simple">https://bit.ly/3NeOfVB</text:a></text:p>
          </table:table-cell>
        </table:table-row>
        <table:table-row table:style-name="ro3">
          <table:table-cell office:value-type="string" calcext:value-type="string">
            <text:p><text:a xlink:href="https://bit.ly/3LzHBbm" xlink:type="simple">https://bit.ly/3LzHBbm</text:a></text:p>
          </table:table-cell>
        </table:table-row>
        <table:table-row table:style-name="ro3">
          <table:table-cell office:value-type="string" calcext:value-type="string">
            <text:p><text:a xlink:href="https://bit.ly/41KiXdH" xlink:type="simple">https://bit.ly/41KiXdH</text:a></text:p>
          </table:table-cell>
        </table:table-row>
        <table:table-row table:style-name="ro3">
          <table:table-cell office:value-type="string" calcext:value-type="string">
            <text:p><text:a xlink:href="https://bit.ly/3Nh67PK" xlink:type="simple">https://bit.ly/3Nh67PK</text:a></text:p>
          </table:table-cell>
        </table:table-row>
        <table:table-row table:style-name="ro3">
          <table:table-cell office:value-type="string" calcext:value-type="string">
            <text:p><text:a xlink:href="https://bit.ly/41JXktV" xlink:type="simple">https://bit.ly/41JXktV</text:a></text:p>
          </table:table-cell>
        </table:table-row>
        <table:table-row table:style-name="ro3">
          <table:table-cell office:value-type="string" calcext:value-type="string">
            <text:p><text:a xlink:href="https://bit.ly/3HeJasQ" xlink:type="simple">https://bit.ly/3HeJasQ</text:a></text:p>
          </table:table-cell>
        </table:table-row>
        <table:table-row table:style-name="ro3">
          <table:table-cell office:value-type="string" calcext:value-type="string">
            <text:p><text:a xlink:href="https://bit.ly/3nenTIH" xlink:type="simple">https://bit.ly/3nenTIH</text:a></text:p>
          </table:table-cell>
        </table:table-row>
        <table:table-row table:style-name="ro3">
          <table:table-cell office:value-type="string" calcext:value-type="string">
            <text:p><text:a xlink:href="https://bit.ly/3AAT4Ry" xlink:type="simple">https://bit.ly/3AAT4Ry</text:a></text:p>
          </table:table-cell>
        </table:table-row>
        <table:table-row table:style-name="ro3">
          <table:table-cell office:value-type="string" calcext:value-type="string">
            <text:p><text:a xlink:href="https://bit.ly/3LwWKZZ" xlink:type="simple">https://bit.ly/3LwWKZZ</text:a></text:p>
          </table:table-cell>
        </table:table-row>
        <table:table-row table:style-name="ro3">
          <table:table-cell office:value-type="string" calcext:value-type="string">
            <text:p><text:a xlink:href="https://bit.ly/44au1SS" xlink:type="simple">https://bit.ly/44au1SS</text:a></text:p>
          </table:table-cell>
        </table:table-row>
        <table:table-row table:style-name="ro3">
          <table:table-cell office:value-type="string" calcext:value-type="string">
            <text:p><text:a xlink:href="https://bit.ly/3L77ZYG" xlink:type="simple">https://bit.ly/3L77ZYG</text:a></text:p>
          </table:table-cell>
        </table:table-row>
        <table:table-row table:style-name="ro3">
          <table:table-cell office:value-type="string" calcext:value-type="string">
            <text:p><text:a xlink:href="https://bit.ly/3Hjryf4" xlink:type="simple">https://bit.ly/3Hjryf4</text:a></text:p>
          </table:table-cell>
        </table:table-row>
        <table:table-row table:style-name="ro3">
          <table:table-cell office:value-type="string" calcext:value-type="string">
            <text:p><text:a xlink:href="https://bit.ly/3HfpFA3" xlink:type="simple">https://bit.ly/3HfpFA3</text:a></text:p>
          </table:table-cell>
        </table:table-row>
        <table:table-row table:style-name="ro3">
          <table:table-cell office:value-type="string" calcext:value-type="string">
            <text:p><text:a xlink:href="https://bit.ly/3NkvVe2" xlink:type="simple">https://bit.ly/3NkvVe2</text:a></text:p>
          </table:table-cell>
        </table:table-row>
        <table:table-row table:style-name="ro3">
          <table:table-cell office:value-type="string" calcext:value-type="string">
            <text:p><text:a xlink:href="https://bit.ly/40EA6nO" xlink:type="simple">https://bit.ly/40EA6nO</text:a></text:p>
          </table:table-cell>
        </table:table-row>
        <table:table-row table:style-name="ro3">
          <table:table-cell office:value-type="string" calcext:value-type="string">
            <text:p><text:a xlink:href="https://bit.ly/3n9b9Dp" xlink:type="simple">https://bit.ly/3n9b9Dp</text:a></text:p>
          </table:table-cell>
        </table:table-row>
        <table:table-row table:style-name="ro3">
          <table:table-cell office:value-type="string" calcext:value-type="string">
            <text:p><text:a xlink:href="https://bit.ly/4280yaq" xlink:type="simple">https://bit.ly/4280yaq</text:a></text:p>
          </table:table-cell>
        </table:table-row>
        <table:table-row table:style-name="ro3">
          <table:table-cell office:value-type="string" calcext:value-type="string">
            <text:p><text:a xlink:href="https://bit.ly/44bGbef" xlink:type="simple">https://bit.ly/44bGbef</text:a></text:p>
          </table:table-cell>
        </table:table-row>
        <table:table-row table:style-name="ro3">
          <table:table-cell office:value-type="string" calcext:value-type="string">
            <text:p><text:a xlink:href="https://bit.ly/3LiKxrH" xlink:type="simple">https://bit.ly/3LiKxrH</text:a></text:p>
          </table:table-cell>
        </table:table-row>
        <table:table-row table:style-name="ro3">
          <table:table-cell office:value-type="string" calcext:value-type="string">
            <text:p><text:a xlink:href="https://bit.ly/41NDrlM" xlink:type="simple">https://bit.ly/41NDrlM</text:a></text:p>
          </table:table-cell>
        </table:table-row>
        <table:table-row table:style-name="ro3">
          <table:table-cell office:value-type="string" calcext:value-type="string">
            <text:p><text:a xlink:href="https://bit.ly/424fV3U" xlink:type="simple">https://bit.ly/424fV3U</text:a></text:p>
          </table:table-cell>
        </table:table-row>
        <table:table-row table:style-name="ro3">
          <table:table-cell office:value-type="string" calcext:value-type="string">
            <text:p><text:a xlink:href="https://bit.ly/3VeywrA" xlink:type="simple">https://bit.ly/3VeywrA</text:a></text:p>
          </table:table-cell>
        </table:table-row>
        <table:table-row table:style-name="ro3">
          <table:table-cell office:value-type="string" calcext:value-type="string">
            <text:p><text:a xlink:href="https://bit.ly/3AzdH0y" xlink:type="simple">https://bit.ly/3AzdH0y</text:a></text:p>
          </table:table-cell>
        </table:table-row>
        <table:table-row table:style-name="ro3">
          <table:table-cell office:value-type="string" calcext:value-type="string">
            <text:p><text:a xlink:href="https://bit.ly/3LC9QWN" xlink:type="simple">https://bit.ly/3LC9QWN</text:a></text:p>
          </table:table-cell>
        </table:table-row>
        <table:table-row table:style-name="ro3">
          <table:table-cell office:value-type="string" calcext:value-type="string">
            <text:p><text:a xlink:href="https://bit.ly/449X7lz" xlink:type="simple">https://bit.ly/449X7lz</text:a></text:p>
          </table:table-cell>
        </table:table-row>
        <table:table-row table:style-name="ro3">
          <table:table-cell office:value-type="string" calcext:value-type="string">
            <text:p><text:a xlink:href="https://bit.ly/3NiesTm" xlink:type="simple">https://bit.ly/3NiesTm</text:a></text:p>
          </table:table-cell>
        </table:table-row>
        <table:table-row table:style-name="ro3">
          <table:table-cell office:value-type="string" calcext:value-type="string">
            <text:p><text:a xlink:href="https://bit.ly/3oNuRF7" xlink:type="simple">https://bit.ly/3oNuRF7</text:a></text:p>
          </table:table-cell>
        </table:table-row>
        <table:table-row table:style-name="ro3">
          <table:table-cell office:value-type="string" calcext:value-type="string">
            <text:p><text:a xlink:href="https://bit.ly/3AEL7es" xlink:type="simple">https://bit.ly/3AEL7es</text:a></text:p>
          </table:table-cell>
        </table:table-row>
        <table:table-row table:style-name="ro3">
          <table:table-cell office:value-type="string" calcext:value-type="string">
            <text:p><text:a xlink:href="https://bit.ly/3HmA11j" xlink:type="simple">https://bit.ly/3HmA11j</text:a></text:p>
          </table:table-cell>
        </table:table-row>
        <table:table-row table:style-name="ro3">
          <table:table-cell office:value-type="string" calcext:value-type="string">
            <text:p><text:a xlink:href="https://bit.ly/3nep0s1" xlink:type="simple">https://bit.ly/3nep0s1</text:a></text:p>
          </table:table-cell>
        </table:table-row>
        <table:table-row table:style-name="ro3">
          <table:table-cell office:value-type="string" calcext:value-type="string">
            <text:p><text:a xlink:href="https://bit.ly/3HLQpc3" xlink:type="simple">https://bit.ly/3HLQpc3</text:a></text:p>
          </table:table-cell>
        </table:table-row>
        <table:table-row table:style-name="ro3">
          <table:table-cell office:value-type="string" calcext:value-type="string">
            <text:p><text:a xlink:href="https://bit.ly/3LCmcNJ" xlink:type="simple">https://bit.ly/3LCmcNJ</text:a></text:p>
          </table:table-cell>
        </table:table-row>
        <table:table-row table:style-name="ro3">
          <table:table-cell office:value-type="string" calcext:value-type="string">
            <text:p><text:a xlink:href="https://bit.ly/3AENttO" xlink:type="simple">https://bit.ly/3AENttO</text:a></text:p>
          </table:table-cell>
        </table:table-row>
        <table:table-row table:style-name="ro3">
          <table:table-cell office:value-type="string" calcext:value-type="string">
            <text:p><text:a xlink:href="https://bit.ly/4276ujZ" xlink:type="simple">https://bit.ly/4276ujZ</text:a></text:p>
          </table:table-cell>
        </table:table-row>
        <table:table-row table:style-name="ro3">
          <table:table-cell office:value-type="string" calcext:value-type="string">
            <text:p><text:a xlink:href="https://bit.ly/41OFXs8" xlink:type="simple">https://bit.ly/41OFXs8</text:a></text:p>
          </table:table-cell>
        </table:table-row>
        <table:table-row table:style-name="ro3">
          <table:table-cell office:value-type="string" calcext:value-type="string">
            <text:p><text:a xlink:href="https://bit.ly/40IDez2" xlink:type="simple">https://bit.ly/40IDez2</text:a></text:p>
          </table:table-cell>
        </table:table-row>
        <table:table-row table:style-name="ro3">
          <table:table-cell office:value-type="string" calcext:value-type="string">
            <text:p><text:a xlink:href="https://bit.ly/40JcZsp" xlink:type="simple">https://bit.ly/40JcZsp</text:a></text:p>
          </table:table-cell>
        </table:table-row>
        <table:table-row table:style-name="ro3">
          <table:table-cell office:value-type="string" calcext:value-type="string">
            <text:p><text:a xlink:href="https://bit.ly/3HsEOyb" xlink:type="simple">https://bit.ly/3HsEOyb</text:a></text:p>
          </table:table-cell>
        </table:table-row>
        <table:table-row table:style-name="ro3">
          <table:table-cell office:value-type="string" calcext:value-type="string">
            <text:p><text:a xlink:href="https://bit.ly/3HqyvLz" xlink:type="simple">https://bit.ly/3HqyvLz</text:a></text:p>
          </table:table-cell>
        </table:table-row>
        <table:table-row table:style-name="ro3">
          <table:table-cell office:value-type="string" calcext:value-type="string">
            <text:p><text:a xlink:href="https://bit.ly/420SVms" xlink:type="simple">https://bit.ly/420SVms</text:a></text:p>
          </table:table-cell>
        </table:table-row>
        <table:table-row table:style-name="ro3">
          <table:table-cell office:value-type="string" calcext:value-type="string">
            <text:p><text:a xlink:href="https://bit.ly/3LEbEyH" xlink:type="simple">https://bit.ly/3LEbEyH</text:a></text:p>
          </table:table-cell>
        </table:table-row>
        <table:table-row table:style-name="ro3">
          <table:table-cell office:value-type="string" calcext:value-type="string">
            <text:p><text:a xlink:href="http://glo.bo/40PFUei" xlink:type="simple">http://glo.bo/40PFUei</text:a></text:p>
          </table:table-cell>
        </table:table-row>
        <table:table-row table:style-name="ro3">
          <table:table-cell office:value-type="string" calcext:value-type="string">
            <text:p><text:a xlink:href="https://bit.ly/3oXsVtA" xlink:type="simple">https://bit.ly/3oXsVtA</text:a></text:p>
          </table:table-cell>
        </table:table-row>
        <table:table-row table:style-name="ro3">
          <table:table-cell office:value-type="string" calcext:value-type="string">
            <text:p><text:a xlink:href="https://bitly.is/3ngwKtE" xlink:type="simple">https://bitly.is/3ngwKtE</text:a></text:p>
          </table:table-cell>
        </table:table-row>
        <table:table-row table:style-name="ro3">
          <table:table-cell office:value-type="string" calcext:value-type="string">
            <text:p><text:a xlink:href="https://bit.ly/3oWNQ0d" xlink:type="simple">https://bit.ly/3oWNQ0d</text:a></text:p>
          </table:table-cell>
        </table:table-row>
        <table:table-row table:style-name="ro3">
          <table:table-cell office:value-type="string" calcext:value-type="string">
            <text:p><text:a xlink:href="https://bit.ly/42cBcbp" xlink:type="simple">https://bit.ly/42cBcbp</text:a></text:p>
          </table:table-cell>
        </table:table-row>
        <table:table-row table:style-name="ro3">
          <table:table-cell office:value-type="string" calcext:value-type="string">
            <text:p><text:a xlink:href="https://bit.ly/3oWdFgP" xlink:type="simple">https://bit.ly/3oWdFgP</text:a></text:p>
          </table:table-cell>
        </table:table-row>
        <table:table-row table:style-name="ro3">
          <table:table-cell office:value-type="string" calcext:value-type="string">
            <text:p><text:a xlink:href="https://bit.ly/3AH4Z0n" xlink:type="simple">https://bit.ly/3AH4Z0n</text:a></text:p>
          </table:table-cell>
        </table:table-row>
        <table:table-row table:style-name="ro3">
          <table:table-cell office:value-type="string" calcext:value-type="string">
            <text:p><text:a xlink:href="https://bit.ly/3AIF8oW" xlink:type="simple">https://bit.ly/3AIF8oW</text:a></text:p>
          </table:table-cell>
        </table:table-row>
        <table:table-row table:style-name="ro3">
          <table:table-cell office:value-type="string" calcext:value-type="string">
            <text:p><text:a xlink:href="https://bit.ly/3AIHdkK" xlink:type="simple">https://bit.ly/3AIHdkK</text:a></text:p>
          </table:table-cell>
        </table:table-row>
        <table:table-row table:style-name="ro3">
          <table:table-cell office:value-type="string" calcext:value-type="string">
            <text:p><text:a xlink:href="https://bit.ly/40TjOYp" xlink:type="simple">https://bit.ly/40TjOYp</text:a></text:p>
          </table:table-cell>
        </table:table-row>
        <table:table-row table:style-name="ro3">
          <table:table-cell office:value-type="string" calcext:value-type="string">
            <text:p><text:a xlink:href="https://bit.ly/3ndxCiK" xlink:type="simple">https://bit.ly/3ndxCiK</text:a></text:p>
          </table:table-cell>
        </table:table-row>
        <table:table-row table:style-name="ro3">
          <table:table-cell office:value-type="string" calcext:value-type="string">
            <text:p><text:a xlink:href="https://bit.ly/3AGgl4y" xlink:type="simple">https://bit.ly/3AGgl4y</text:a></text:p>
          </table:table-cell>
        </table:table-row>
        <table:table-row table:style-name="ro3">
          <table:table-cell office:value-type="string" calcext:value-type="string">
            <text:p><text:a xlink:href="https://bit.ly/40RfOHW" xlink:type="simple">https://bit.ly/40RfOHW</text:a></text:p>
          </table:table-cell>
        </table:table-row>
        <table:table-row table:style-name="ro3">
          <table:table-cell office:value-type="string" calcext:value-type="string">
            <text:p><text:a xlink:href="https://bit.ly/44iJSyV" xlink:type="simple">https://bit.ly/44iJSyV</text:a></text:p>
          </table:table-cell>
        </table:table-row>
        <table:table-row table:style-name="ro3">
          <table:table-cell office:value-type="string" calcext:value-type="string">
            <text:p><text:a xlink:href="https://bit.ly/40W2p11" xlink:type="simple">https://bit.ly/40W2p11</text:a></text:p>
          </table:table-cell>
        </table:table-row>
        <table:table-row table:style-name="ro3">
          <table:table-cell office:value-type="string" calcext:value-type="string">
            <text:p><text:a xlink:href="https://bit.ly/3ALkAMz" xlink:type="simple">https://bit.ly/3ALkAMz</text:a></text:p>
          </table:table-cell>
        </table:table-row>
        <table:table-row table:style-name="ro3">
          <table:table-cell office:value-type="string" calcext:value-type="string">
            <text:p><text:a xlink:href="https://bit.ly/416ffdu" xlink:type="simple">https://bit.ly/416ffdu</text:a></text:p>
          </table:table-cell>
        </table:table-row>
        <table:table-row table:style-name="ro3">
          <table:table-cell office:value-type="string" calcext:value-type="string">
            <text:p><text:a xlink:href="https://bit.ly/3Vy2PK3" xlink:type="simple">https://bit.ly/3Vy2PK3</text:a></text:p>
          </table:table-cell>
        </table:table-row>
        <table:table-row table:style-name="ro3">
          <table:table-cell office:value-type="string" calcext:value-type="string">
            <text:p><text:a xlink:href="https://bit.ly/3LMe1zy" xlink:type="simple">https://bit.ly/3LMe1zy</text:a></text:p>
          </table:table-cell>
        </table:table-row>
        <table:table-row table:style-name="ro3">
          <table:table-cell office:value-type="string" calcext:value-type="string">
            <text:p><text:a xlink:href="https://bit.ly/3NF86NY" xlink:type="simple">https://bit.ly/3NF86NY</text:a></text:p>
          </table:table-cell>
        </table:table-row>
        <table:table-row table:style-name="ro3">
          <table:table-cell office:value-type="string" calcext:value-type="string">
            <text:p><text:a xlink:href="https://bit.ly/40XyUMl" xlink:type="simple">https://bit.ly/40XyUMl</text:a></text:p>
          </table:table-cell>
        </table:table-row>
        <table:table-row table:style-name="ro3">
          <table:table-cell office:value-type="string" calcext:value-type="string">
            <text:p><text:a xlink:href="https://bit.ly/3nqFIEy" xlink:type="simple">https://bit.ly/3nqFIEy</text:a></text:p>
          </table:table-cell>
        </table:table-row>
        <table:table-row table:style-name="ro3">
          <table:table-cell office:value-type="string" calcext:value-type="string">
            <text:p><text:a xlink:href="https://bit.ly/3VvCtZ8" xlink:type="simple">https://bit.ly/3VvCtZ8</text:a></text:p>
          </table:table-cell>
        </table:table-row>
        <table:table-row table:style-name="ro3">
          <table:table-cell office:value-type="string" calcext:value-type="string">
            <text:p><text:a xlink:href="https://bit.ly/3nnNgYV" xlink:type="simple">https://bit.ly/3nnNgYV</text:a></text:p>
          </table:table-cell>
        </table:table-row>
        <table:table-row table:style-name="ro3">
          <table:table-cell office:value-type="string" calcext:value-type="string">
            <text:p><text:a xlink:href="https://bit.ly/44ozzcV" xlink:type="simple">https://bit.ly/44ozzcV</text:a></text:p>
          </table:table-cell>
        </table:table-row>
        <table:table-row table:style-name="ro3">
          <table:table-cell office:value-type="string" calcext:value-type="string">
            <text:p><text:a xlink:href="https://bit.ly/3HDxOyy" xlink:type="simple">https://bit.ly/3HDxOyy</text:a></text:p>
          </table:table-cell>
        </table:table-row>
        <table:table-row table:style-name="ro3">
          <table:table-cell office:value-type="string" calcext:value-type="string">
            <text:p><text:a xlink:href="https://bit.ly/3Bdk6Pz" xlink:type="simple">https://bit.ly/3Bdk6Pz</text:a></text:p>
          </table:table-cell>
        </table:table-row>
        <table:table-row table:style-name="ro3">
          <table:table-cell office:value-type="string" calcext:value-type="string">
            <text:p><text:a xlink:href="https://bit.ly/3HEOiXg" xlink:type="simple">https://bit.ly/3HEOiXg</text:a></text:p>
          </table:table-cell>
        </table:table-row>
        <table:table-row table:style-name="ro3">
          <table:table-cell office:value-type="string" calcext:value-type="string">
            <text:p><text:a xlink:href="https://bit.ly/42rIJ6G" xlink:type="simple">https://bit.ly/42rIJ6G</text:a></text:p>
          </table:table-cell>
        </table:table-row>
        <table:table-row table:style-name="ro3">
          <table:table-cell office:value-type="string" calcext:value-type="string">
            <text:p><text:a xlink:href="https://bit.ly/42kzEfy" xlink:type="simple">https://bit.ly/42kzEfy</text:a></text:p>
          </table:table-cell>
        </table:table-row>
        <table:table-row table:style-name="ro3">
          <table:table-cell office:value-type="string" calcext:value-type="string">
            <text:p><text:a xlink:href="https://bit.ly/3AWHgcG" xlink:type="simple">https://bit.ly/3AWHgcG</text:a></text:p>
          </table:table-cell>
        </table:table-row>
        <table:table-row table:style-name="ro3">
          <table:table-cell office:value-type="string" calcext:value-type="string">
            <text:p><text:a xlink:href="https://bit.ly/3LCmaW0" xlink:type="simple">https://bit.ly/3LCmaW0</text:a></text:p>
          </table:table-cell>
        </table:table-row>
        <table:table-row table:style-name="ro3">
          <table:table-cell office:value-type="string" calcext:value-type="string">
            <text:p><text:a xlink:href="https://bit.ly/42ncrcP" xlink:type="simple">https://bit.ly/42ncrcP</text:a></text:p>
          </table:table-cell>
        </table:table-row>
        <table:table-row table:style-name="ro3">
          <table:table-cell office:value-type="string" calcext:value-type="string">
            <text:p><text:a xlink:href="https://bit.ly/42pXk2d" xlink:type="simple">https://bit.ly/42pXk2d</text:a></text:p>
          </table:table-cell>
        </table:table-row>
        <table:table-row table:style-name="ro3">
          <table:table-cell office:value-type="string" calcext:value-type="string">
            <text:p><text:a xlink:href="http://glo.bo/3LC9HkT" xlink:type="simple">http://glo.bo/3LC9HkT</text:a></text:p>
          </table:table-cell>
        </table:table-row>
        <table:table-row table:style-name="ro3">
          <table:table-cell office:value-type="string" calcext:value-type="string">
            <text:p><text:a xlink:href="https://bit.ly/428lChE" xlink:type="simple">https://bit.ly/428lChE</text:a></text:p>
          </table:table-cell>
        </table:table-row>
        <table:table-row table:style-name="ro3">
          <table:table-cell office:value-type="string" calcext:value-type="string">
            <text:p><text:a xlink:href="https://bit.ly/44xEIiz" xlink:type="simple">https://bit.ly/44xEIiz</text:a></text:p>
          </table:table-cell>
        </table:table-row>
        <table:table-row table:style-name="ro3">
          <table:table-cell office:value-type="string" calcext:value-type="string">
            <text:p><text:a xlink:href="https://bit.ly/41Zhhx7" xlink:type="simple">https://bit.ly/41Zhhx7</text:a></text:p>
          </table:table-cell>
        </table:table-row>
        <table:table-row table:style-name="ro3">
          <table:table-cell office:value-type="string" calcext:value-type="string">
            <text:p><text:a xlink:href="https://bit.ly/3LYYj4g" xlink:type="simple">https://bit.ly/3LYYj4g</text:a></text:p>
          </table:table-cell>
        </table:table-row>
        <table:table-row table:style-name="ro3">
          <table:table-cell office:value-type="string" calcext:value-type="string">
            <text:p><text:a xlink:href="https://bbc.in/3AYhB3u" xlink:type="simple">https://bbc.in/3AYhB3u</text:a></text:p>
          </table:table-cell>
        </table:table-row>
        <table:table-row table:style-name="ro3">
          <table:table-cell office:value-type="string" calcext:value-type="string">
            <text:p><text:a xlink:href="https://bit.ly/3LXyW2v" xlink:type="simple">https://bit.ly/3LXyW2v</text:a></text:p>
          </table:table-cell>
        </table:table-row>
        <table:table-row table:style-name="ro3">
          <table:table-cell office:value-type="string" calcext:value-type="string">
            <text:p><text:a xlink:href="https://bit.ly/3NZja95" xlink:type="simple">https://bit.ly/3NZja95</text:a></text:p>
          </table:table-cell>
        </table:table-row>
        <table:table-row table:style-name="ro3">
          <table:table-cell office:value-type="string" calcext:value-type="string">
            <text:p><text:a xlink:href="https://bit.ly/3VCkmAF" xlink:type="simple">https://bit.ly/3VCkmAF</text:a></text:p>
          </table:table-cell>
        </table:table-row>
        <table:table-row table:style-name="ro3">
          <table:table-cell office:value-type="string" calcext:value-type="string">
            <text:p><text:a xlink:href="https://bit.ly/3LB2stM" xlink:type="simple">https://bit.ly/3LB2stM</text:a></text:p>
          </table:table-cell>
        </table:table-row>
        <table:table-row table:style-name="ro3">
          <table:table-cell office:value-type="string" calcext:value-type="string">
            <text:p><text:a xlink:href="https://bit.ly/42eAsDq" xlink:type="simple">https://bit.ly/42eAsDq</text:a></text:p>
          </table:table-cell>
        </table:table-row>
        <table:table-row table:style-name="ro3">
          <table:table-cell office:value-type="string" calcext:value-type="string">
            <text:p><text:a xlink:href="https://bit.ly/3I5hPd5" xlink:type="simple">https://bit.ly/3I5hPd5</text:a></text:p>
          </table:table-cell>
        </table:table-row>
        <table:table-row table:style-name="ro3">
          <table:table-cell office:value-type="string" calcext:value-type="string">
            <text:p><text:a xlink:href="https://bit.ly/44A7Nu0" xlink:type="simple">https://bit.ly/44A7Nu0</text:a></text:p>
          </table:table-cell>
        </table:table-row>
        <table:table-row table:style-name="ro3">
          <table:table-cell office:value-type="string" calcext:value-type="string">
            <text:p><text:a xlink:href="https://bit.ly/3VKXBL5" xlink:type="simple">https://bit.ly/3VKXBL5</text:a></text:p>
          </table:table-cell>
        </table:table-row>
        <table:table-row table:style-name="ro3">
          <table:table-cell office:value-type="string" calcext:value-type="string">
            <text:p><text:a xlink:href="https://bit.ly/3B2v8qK" xlink:type="simple">https://bit.ly/3B2v8qK</text:a></text:p>
          </table:table-cell>
        </table:table-row>
        <table:table-row table:style-name="ro3">
          <table:table-cell office:value-type="string" calcext:value-type="string">
            <text:p><text:a xlink:href="https://bit.ly/3VFhHq1" xlink:type="simple">https://bit.ly/3VFhHq1</text:a></text:p>
          </table:table-cell>
        </table:table-row>
        <table:table-row table:style-name="ro3">
          <table:table-cell office:value-type="string" calcext:value-type="string">
            <text:p><text:a xlink:href="https://bit.ly/3HHg59u" xlink:type="simple">https://bit.ly/3HHg59u</text:a></text:p>
          </table:table-cell>
        </table:table-row>
        <table:table-row table:style-name="ro3">
          <table:table-cell office:value-type="string" calcext:value-type="string">
            <text:p><text:a xlink:href="https://bit.ly/3B3wmlv" xlink:type="simple">https://bit.ly/3B3wmlv</text:a></text:p>
          </table:table-cell>
        </table:table-row>
        <table:table-row table:style-name="ro3">
          <table:table-cell office:value-type="string" calcext:value-type="string">
            <text:p><text:a xlink:href="https://bit.ly/42e4PKa" xlink:type="simple">https://bit.ly/42e4PKa</text:a></text:p>
          </table:table-cell>
        </table:table-row>
        <table:table-row table:style-name="ro3">
          <table:table-cell office:value-type="string" calcext:value-type="string">
            <text:p><text:a xlink:href="https://bit.ly/3pfULSc" xlink:type="simple">https://bit.ly/3pfULSc</text:a></text:p>
          </table:table-cell>
        </table:table-row>
        <table:table-row table:style-name="ro3">
          <table:table-cell office:value-type="string" calcext:value-type="string">
            <text:p><text:a xlink:href="https://bit.ly/3HGF5xt" xlink:type="simple">https://bit.ly/3HGF5xt</text:a></text:p>
          </table:table-cell>
        </table:table-row>
        <table:table-row table:style-name="ro3">
          <table:table-cell office:value-type="string" calcext:value-type="string">
            <text:p><text:a xlink:href="https://bit.ly/41a9Y4C" xlink:type="simple">https://bit.ly/41a9Y4C</text:a></text:p>
          </table:table-cell>
        </table:table-row>
        <table:table-row table:style-name="ro3">
          <table:table-cell office:value-type="string" calcext:value-type="string">
            <text:p><text:a xlink:href="https://bit.ly/3nJ81y6" xlink:type="simple">https://bit.ly/3nJ81y6</text:a></text:p>
          </table:table-cell>
        </table:table-row>
        <table:table-row table:style-name="ro3">
          <table:table-cell office:value-type="string" calcext:value-type="string">
            <text:p><text:a xlink:href="https://bit.ly/3VC8sXL" xlink:type="simple">https://bit.ly/3VC8sXL</text:a></text:p>
          </table:table-cell>
        </table:table-row>
        <table:table-row table:style-name="ro3">
          <table:table-cell office:value-type="string" calcext:value-type="string">
            <text:p><text:a xlink:href="https://bit.ly/42d8yYk" xlink:type="simple">https://bit.ly/42d8yYk</text:a></text:p>
          </table:table-cell>
        </table:table-row>
        <table:table-row table:style-name="ro3">
          <table:table-cell office:value-type="string" calcext:value-type="string">
            <text:p><text:a xlink:href="https://bit.ly/3LFmTFT" xlink:type="simple">https://bit.ly/3LFmTFT</text:a></text:p>
          </table:table-cell>
        </table:table-row>
        <table:table-row table:style-name="ro3">
          <table:table-cell office:value-type="string" calcext:value-type="string">
            <text:p><text:a xlink:href="https://bit.ly/41ihElk" xlink:type="simple">https://bit.ly/41ihElk</text:a></text:p>
          </table:table-cell>
        </table:table-row>
        <table:table-row table:style-name="ro3">
          <table:table-cell office:value-type="string" calcext:value-type="string">
            <text:p><text:a xlink:href="http://glo.bo/3M5hJ7r" xlink:type="simple">http://glo.bo/3M5hJ7r</text:a></text:p>
          </table:table-cell>
        </table:table-row>
        <table:table-row table:style-name="ro3">
          <table:table-cell office:value-type="string" calcext:value-type="string">
            <text:p><text:a xlink:href="https://bit.ly/3nITfaS" xlink:type="simple">https://bit.ly/3nITfaS</text:a></text:p>
          </table:table-cell>
        </table:table-row>
        <table:table-row table:style-name="ro3">
          <table:table-cell office:value-type="string" calcext:value-type="string">
            <text:p><text:a xlink:href="https://bit.ly/3HUP0jn" xlink:type="simple">https://bit.ly/3HUP0jn</text:a></text:p>
          </table:table-cell>
        </table:table-row>
        <table:table-row table:style-name="ro3">
          <table:table-cell office:value-type="string" calcext:value-type="string">
            <text:p><text:a xlink:href="https://bit.ly/3NP98qQ" xlink:type="simple">https://bit.ly/3NP98qQ</text:a></text:p>
          </table:table-cell>
        </table:table-row>
        <table:table-row table:style-name="ro3">
          <table:table-cell office:value-type="string" calcext:value-type="string">
            <text:p><text:a xlink:href="https://bit.ly/41kBXhZ" xlink:type="simple">https://bit.ly/41kBXhZ</text:a></text:p>
          </table:table-cell>
        </table:table-row>
        <table:table-row table:style-name="ro3">
          <table:table-cell office:value-type="string" calcext:value-type="string">
            <text:p><text:a xlink:href="https://bit.ly/3LIqXVQ" xlink:type="simple">https://bit.ly/3LIqXVQ</text:a></text:p>
          </table:table-cell>
        </table:table-row>
        <table:table-row table:style-name="ro3">
          <table:table-cell office:value-type="string" calcext:value-type="string">
            <text:p><text:a xlink:href="https://bit.ly/3Mb2cTG" xlink:type="simple">https://bit.ly/3Mb2cTG</text:a></text:p>
          </table:table-cell>
        </table:table-row>
        <table:table-row table:style-name="ro3">
          <table:table-cell office:value-type="string" calcext:value-type="string">
            <text:p><text:a xlink:href="https://bit.ly/3B8If9B" xlink:type="simple">https://bit.ly/3B8If9B</text:a></text:p>
          </table:table-cell>
        </table:table-row>
        <table:table-row table:style-name="ro3">
          <table:table-cell office:value-type="string" calcext:value-type="string">
            <text:p><text:a xlink:href="https://bit.ly/44Hqqw2" xlink:type="simple">https://bit.ly/44Hqqw2</text:a></text:p>
          </table:table-cell>
        </table:table-row>
        <table:table-row table:style-name="ro3">
          <table:table-cell office:value-type="string" calcext:value-type="string">
            <text:p><text:a xlink:href="https://bit.ly/3nPi84D" xlink:type="simple">https://bit.ly/3nPi84D</text:a></text:p>
          </table:table-cell>
        </table:table-row>
        <table:table-row table:style-name="ro3">
          <table:table-cell office:value-type="string" calcext:value-type="string">
            <text:p><text:a xlink:href="https://bit.ly/42Eh7uR" xlink:type="simple">https://bit.ly/42Eh7uR</text:a></text:p>
          </table:table-cell>
        </table:table-row>
        <table:table-row table:style-name="ro3">
          <table:table-cell office:value-type="string" calcext:value-type="string">
            <text:p><text:a xlink:href="https://bit.ly/3Memb3X" xlink:type="simple">https://bit.ly/3Memb3X</text:a></text:p>
          </table:table-cell>
        </table:table-row>
        <table:table-row table:style-name="ro3">
          <table:table-cell office:value-type="string" calcext:value-type="string">
            <text:p><text:a xlink:href="https://bit.ly/3psUICz" xlink:type="simple">https://bit.ly/3psUICz</text:a></text:p>
          </table:table-cell>
        </table:table-row>
        <table:table-row table:style-name="ro3">
          <table:table-cell office:value-type="string" calcext:value-type="string">
            <text:p><text:a xlink:href="https://bit.ly/3nQeoQl" xlink:type="simple">https://bit.ly/3nQeoQl</text:a></text:p>
          </table:table-cell>
        </table:table-row>
        <table:table-row table:style-name="ro3">
          <table:table-cell office:value-type="string" calcext:value-type="string">
            <text:p><text:a xlink:href="https://bit.ly/3Bg6PFN" xlink:type="simple">https://bit.ly/3Bg6PFN</text:a></text:p>
          </table:table-cell>
        </table:table-row>
        <table:table-row table:style-name="ro3">
          <table:table-cell office:value-type="string" calcext:value-type="string">
            <text:p><text:a xlink:href="https://bit.ly/42Mg9N8" xlink:type="simple">https://bit.ly/42Mg9N8</text:a></text:p>
          </table:table-cell>
        </table:table-row>
        <table:table-row table:style-name="ro3">
          <table:table-cell office:value-type="string" calcext:value-type="string">
            <text:p><text:a xlink:href="https://bit.ly/3NWSaqF" xlink:type="simple">https://bit.ly/3NWSaqF</text:a></text:p>
          </table:table-cell>
        </table:table-row>
        <table:table-row table:style-name="ro3">
          <table:table-cell office:value-type="string" calcext:value-type="string">
            <text:p><text:a xlink:href="https://bit.ly/3MjAkww" xlink:type="simple">https://bit.ly/3MjAkww</text:a></text:p>
          </table:table-cell>
        </table:table-row>
        <table:table-row table:style-name="ro3">
          <table:table-cell office:value-type="string" calcext:value-type="string">
            <text:p><text:a xlink:href="https://bit.ly/3VSyQwy" xlink:type="simple">https://bit.ly/3VSyQwy</text:a></text:p>
          </table:table-cell>
        </table:table-row>
        <table:table-row table:style-name="ro3">
          <table:table-cell office:value-type="string" calcext:value-type="string">
            <text:p><text:a xlink:href="https://bit.ly/3pz9zLE" xlink:type="simple">https://bit.ly/3pz9zLE</text:a></text:p>
          </table:table-cell>
        </table:table-row>
        <table:table-row table:style-name="ro3">
          <table:table-cell office:value-type="string" calcext:value-type="string">
            <text:p><text:a xlink:href="https://bit.ly/3MjOApp" xlink:type="simple">https://bit.ly/3MjOApp</text:a></text:p>
          </table:table-cell>
        </table:table-row>
        <table:table-row table:style-name="ro3">
          <table:table-cell office:value-type="string" calcext:value-type="string">
            <text:p><text:a xlink:href="https://bit.ly/3pmG2EY" xlink:type="simple">https://bit.ly/3pmG2EY</text:a></text:p>
          </table:table-cell>
        </table:table-row>
        <table:table-row table:style-name="ro3">
          <table:table-cell office:value-type="string" calcext:value-type="string">
            <text:p><text:a xlink:href="https://bit.ly/41ArAGS" xlink:type="simple">https://bit.ly/41ArAGS</text:a></text:p>
          </table:table-cell>
        </table:table-row>
        <table:table-row table:style-name="ro3">
          <table:table-cell office:value-type="string" calcext:value-type="string">
            <text:p><text:a xlink:href="https://bit.ly/3pyHxQF" xlink:type="simple">https://bit.ly/3pyHxQF</text:a></text:p>
          </table:table-cell>
        </table:table-row>
        <table:table-row table:style-name="ro3">
          <table:table-cell office:value-type="string" calcext:value-type="string">
            <text:p><text:a xlink:href="https://bit.ly/3Bm7A02" xlink:type="simple">https://bit.ly/3Bm7A02</text:a></text:p>
          </table:table-cell>
        </table:table-row>
        <table:table-row table:style-name="ro3">
          <table:table-cell office:value-type="string" calcext:value-type="string">
            <text:p><text:a xlink:href="https://bit.ly/457FqUn" xlink:type="simple">https://bit.ly/457FqUn</text:a></text:p>
          </table:table-cell>
        </table:table-row>
        <table:table-row table:style-name="ro3">
          <table:table-cell office:value-type="string" calcext:value-type="string">
            <text:p><text:a xlink:href="https://bit.ly/3pyO3XD" xlink:type="simple">https://bit.ly/3pyO3XD</text:a></text:p>
          </table:table-cell>
        </table:table-row>
        <table:table-row table:style-name="ro3">
          <table:table-cell office:value-type="string" calcext:value-type="string">
            <text:p><text:a xlink:href="https://bit.ly/3OcJHiW" xlink:type="simple">https://bit.ly/3OcJHiW</text:a></text:p>
          </table:table-cell>
        </table:table-row>
        <table:table-row table:style-name="ro3">
          <table:table-cell office:value-type="string" calcext:value-type="string">
            <text:p><text:a xlink:href="https://bit.ly/3MkWkan" xlink:type="simple">https://bit.ly/3MkWkan</text:a></text:p>
          </table:table-cell>
        </table:table-row>
        <table:table-row table:style-name="ro3">
          <table:table-cell office:value-type="string" calcext:value-type="string">
            <text:p><text:a xlink:href="https://bit.ly/41uA0Q3" xlink:type="simple">https://bit.ly/41uA0Q3</text:a></text:p>
          </table:table-cell>
        </table:table-row>
        <table:table-row table:style-name="ro3">
          <table:table-cell office:value-type="string" calcext:value-type="string">
            <text:p><text:a xlink:href="https://bit.ly/3MmK8Gn" xlink:type="simple">https://bit.ly/3MmK8Gn</text:a></text:p>
          </table:table-cell>
        </table:table-row>
        <table:table-row table:style-name="ro3">
          <table:table-cell office:value-type="string" calcext:value-type="string">
            <text:p><text:a xlink:href="https://bit.ly/3O4o6cs" xlink:type="simple">https://bit.ly/3O4o6cs</text:a></text:p>
          </table:table-cell>
        </table:table-row>
        <table:table-row table:style-name="ro3">
          <table:table-cell office:value-type="string" calcext:value-type="string">
            <text:p><text:a xlink:href="https://bit.ly/41t2cml" xlink:type="simple">https://bit.ly/41t2cml</text:a></text:p>
          </table:table-cell>
        </table:table-row>
        <table:table-row table:style-name="ro3">
          <table:table-cell office:value-type="string" calcext:value-type="string">
            <text:p><text:a xlink:href="https://bit.ly/3ppIJFN" xlink:type="simple">https://bit.ly/3ppIJFN</text:a></text:p>
          </table:table-cell>
        </table:table-row>
        <table:table-row table:style-name="ro3">
          <table:table-cell office:value-type="string" calcext:value-type="string">
            <text:p><text:a xlink:href="http://glo.bo/44YL8I0" xlink:type="simple">http://glo.bo/44YL8I0</text:a></text:p>
          </table:table-cell>
        </table:table-row>
        <table:table-row table:style-name="ro3">
          <table:table-cell office:value-type="string" calcext:value-type="string">
            <text:p><text:a xlink:href="http://glo.bo/3nQnhtn" xlink:type="simple">http://glo.bo/3nQnhtn</text:a></text:p>
          </table:table-cell>
        </table:table-row>
        <table:table-row table:style-name="ro3">
          <table:table-cell office:value-type="string" calcext:value-type="string">
            <text:p><text:a xlink:href="https://bit.ly/3Mo6jvK" xlink:type="simple">https://bit.ly/3Mo6jvK</text:a></text:p>
          </table:table-cell>
        </table:table-row>
        <table:table-row table:style-name="ro3">
          <table:table-cell office:value-type="string" calcext:value-type="string">
            <text:p><text:a xlink:href="https://bit.ly/3pANcph" xlink:type="simple">https://bit.ly/3pANcph</text:a></text:p>
          </table:table-cell>
        </table:table-row>
        <table:table-row table:style-name="ro3">
          <table:table-cell office:value-type="string" calcext:value-type="string">
            <text:p><text:a xlink:href="https://bit.ly/3W0k7Qc" xlink:type="simple">https://bit.ly/3W0k7Qc</text:a></text:p>
          </table:table-cell>
        </table:table-row>
        <table:table-row table:style-name="ro3">
          <table:table-cell office:value-type="string" calcext:value-type="string">
            <text:p><text:a xlink:href="https://bit.ly/42S1JLH" xlink:type="simple">https://bit.ly/42S1JLH</text:a></text:p>
          </table:table-cell>
        </table:table-row>
        <table:table-row table:style-name="ro3">
          <table:table-cell office:value-type="string" calcext:value-type="string">
            <text:p><text:a xlink:href="https://bit.ly/3O6ohEc" xlink:type="simple">https://bit.ly/3O6ohEc</text:a></text:p>
          </table:table-cell>
        </table:table-row>
        <table:table-row table:style-name="ro3">
          <table:table-cell office:value-type="string" calcext:value-type="string">
            <text:p><text:a xlink:href="https://bit.ly/42zQOGM" xlink:type="simple">https://bit.ly/42zQOGM</text:a></text:p>
          </table:table-cell>
        </table:table-row>
        <table:table-row table:style-name="ro3">
          <table:table-cell office:value-type="string" calcext:value-type="string">
            <text:p><text:a xlink:href="https://bit.ly/3Bn1A74" xlink:type="simple">https://bit.ly/3Bn1A74</text:a></text:p>
          </table:table-cell>
        </table:table-row>
        <table:table-row table:style-name="ro3">
          <table:table-cell office:value-type="string" calcext:value-type="string">
            <text:p><text:a xlink:href="https://bit.ly/3MzJZQ5" xlink:type="simple">https://bit.ly/3MzJZQ5</text:a></text:p>
          </table:table-cell>
        </table:table-row>
        <table:table-row table:style-name="ro3">
          <table:table-cell office:value-type="string" calcext:value-type="string">
            <text:p><text:a xlink:href="https://bit.ly/3o35v67" xlink:type="simple">https://bit.ly/3o35v67</text:a></text:p>
          </table:table-cell>
        </table:table-row>
        <table:table-row table:style-name="ro3">
          <table:table-cell office:value-type="string" calcext:value-type="string">
            <text:p><text:a xlink:href="https://bit.ly/3O3PSpG" xlink:type="simple">https://bit.ly/3O3PSpG</text:a></text:p>
          </table:table-cell>
        </table:table-row>
        <table:table-row table:style-name="ro3">
          <table:table-cell office:value-type="string" calcext:value-type="string">
            <text:p><text:a xlink:href="https://bit.ly/3W1IgG1" xlink:type="simple">https://bit.ly/3W1IgG1</text:a></text:p>
          </table:table-cell>
        </table:table-row>
        <table:table-row table:style-name="ro3">
          <table:table-cell office:value-type="string" calcext:value-type="string">
            <text:p><text:a xlink:href="https://bit.ly/4537MyJ" xlink:type="simple">https://bit.ly/4537MyJ</text:a></text:p>
          </table:table-cell>
        </table:table-row>
        <table:table-row table:style-name="ro3">
          <table:table-cell office:value-type="string" calcext:value-type="string">
            <text:p><text:a xlink:href="https://bit.ly/42XODfT" xlink:type="simple">https://bit.ly/42XODfT</text:a></text:p>
          </table:table-cell>
        </table:table-row>
        <table:table-row table:style-name="ro3">
          <table:table-cell office:value-type="string" calcext:value-type="string">
            <text:p><text:a xlink:href="https://bit.ly/41EaBnb" xlink:type="simple">https://bit.ly/41EaBnb</text:a></text:p>
          </table:table-cell>
        </table:table-row>
        <table:table-row table:style-name="ro3">
          <table:table-cell office:value-type="string" calcext:value-type="string">
            <text:p><text:a xlink:href="https://bit.ly/452FlRt" xlink:type="simple">https://bit.ly/452FlRt</text:a></text:p>
          </table:table-cell>
        </table:table-row>
        <table:table-row table:style-name="ro3">
          <table:table-cell office:value-type="string" calcext:value-type="string">
            <text:p><text:a xlink:href="http://glo.bo/453IfWa" xlink:type="simple">http://glo.bo/453IfWa</text:a></text:p>
          </table:table-cell>
        </table:table-row>
        <table:table-row table:style-name="ro3">
          <table:table-cell office:value-type="string" calcext:value-type="string">
            <text:p><text:a xlink:href="https://bit.ly/3o765Qm" xlink:type="simple">https://bit.ly/3o765Qm</text:a></text:p>
          </table:table-cell>
        </table:table-row>
        <table:table-row table:style-name="ro3">
          <table:table-cell office:value-type="string" calcext:value-type="string">
            <text:p><text:a xlink:href="https://bit.ly/3pJH4ey" xlink:type="simple">https://bit.ly/3pJH4ey</text:a></text:p>
          </table:table-cell>
        </table:table-row>
        <table:table-row table:style-name="ro3">
          <table:table-cell office:value-type="string" calcext:value-type="string">
            <text:p><text:a xlink:href="https://bit.ly/452YWRH" xlink:type="simple">https://bit.ly/452YWRH</text:a></text:p>
          </table:table-cell>
        </table:table-row>
        <table:table-row table:style-name="ro3">
          <table:table-cell office:value-type="string" calcext:value-type="string">
            <text:p><text:a xlink:href="https://bit.ly/3OamApq" xlink:type="simple">https://bit.ly/3OamApq</text:a></text:p>
          </table:table-cell>
        </table:table-row>
        <table:table-row table:style-name="ro3">
          <table:table-cell office:value-type="string" calcext:value-type="string">
            <text:p><text:a xlink:href="https://bit.ly/3pJMKoL" xlink:type="simple">https://bit.ly/3pJMKoL</text:a></text:p>
          </table:table-cell>
        </table:table-row>
        <table:table-row table:style-name="ro3">
          <table:table-cell office:value-type="string" calcext:value-type="string">
            <text:p><text:a xlink:href="https://bit.ly/42Y9yzs" xlink:type="simple">https://bit.ly/42Y9yzs</text:a></text:p>
          </table:table-cell>
        </table:table-row>
        <table:table-row table:style-name="ro3">
          <table:table-cell office:value-type="string" calcext:value-type="string">
            <text:p><text:a xlink:href="https://bit.ly/3Wgxlso" xlink:type="simple">https://bit.ly/3Wgxlso</text:a></text:p>
          </table:table-cell>
        </table:table-row>
        <table:table-row table:style-name="ro3">
          <table:table-cell office:value-type="string" calcext:value-type="string">
            <text:p><text:a xlink:href="https://bit.ly/41XqDZD" xlink:type="simple">https://bit.ly/41XqDZD</text:a></text:p>
          </table:table-cell>
        </table:table-row>
        <table:table-row table:style-name="ro3">
          <table:table-cell office:value-type="string" calcext:value-type="string">
            <text:p><text:a xlink:href="https://bit.ly/435KjuX" xlink:type="simple">https://bit.ly/435KjuX</text:a></text:p>
          </table:table-cell>
        </table:table-row>
        <table:table-row table:style-name="ro3">
          <table:table-cell office:value-type="string" calcext:value-type="string">
            <text:p><text:a xlink:href="https://bit.ly/3Ocokyu" xlink:type="simple">https://bit.ly/3Ocokyu</text:a></text:p>
          </table:table-cell>
        </table:table-row>
        <table:table-row table:style-name="ro3">
          <table:table-cell office:value-type="string" calcext:value-type="string">
            <text:p><text:a xlink:href="https://bit.ly/3pOV5HV" xlink:type="simple">https://bit.ly/3pOV5HV</text:a></text:p>
          </table:table-cell>
        </table:table-row>
        <table:table-row table:style-name="ro3">
          <table:table-cell office:value-type="string" calcext:value-type="string">
            <text:p><text:a xlink:href="https://bit.ly/3OdlsBr" xlink:type="simple">https://bit.ly/3OdlsBr</text:a></text:p>
          </table:table-cell>
        </table:table-row>
        <table:table-row table:style-name="ro3">
          <table:table-cell office:value-type="string" calcext:value-type="string">
            <text:p><text:a xlink:href="https://bit.ly/3oa5JbD" xlink:type="simple">https://bit.ly/3oa5JbD</text:a></text:p>
          </table:table-cell>
        </table:table-row>
        <table:table-row table:style-name="ro3">
          <table:table-cell office:value-type="string" calcext:value-type="string">
            <text:p><text:a xlink:href="http://glo.bo/3OfbX4z" xlink:type="simple">http://glo.bo/3OfbX4z</text:a></text:p>
          </table:table-cell>
        </table:table-row>
        <table:table-row table:style-name="ro3">
          <table:table-cell office:value-type="string" calcext:value-type="string">
            <text:p><text:a xlink:href="https://bit.ly/41Exkzq" xlink:type="simple">https://bit.ly/41Exkzq</text:a></text:p>
          </table:table-cell>
        </table:table-row>
        <table:table-row table:style-name="ro3">
          <table:table-cell office:value-type="string" calcext:value-type="string">
            <text:p><text:a xlink:href="https://bit.ly/4311NJ4" xlink:type="simple">https://bit.ly/4311NJ4</text:a></text:p>
          </table:table-cell>
        </table:table-row>
        <table:table-row table:style-name="ro3">
          <table:table-cell office:value-type="string" calcext:value-type="string">
            <text:p><text:a xlink:href="https://bit.ly/3BA2YUc" xlink:type="simple">https://bit.ly/3BA2YUc</text:a></text:p>
          </table:table-cell>
        </table:table-row>
        <table:table-row table:style-name="ro3">
          <table:table-cell office:value-type="string" calcext:value-type="string">
            <text:p><text:a xlink:href="https://bit.ly/3o4fGrh" xlink:type="simple">https://bit.ly/3o4fGrh</text:a></text:p>
          </table:table-cell>
        </table:table-row>
        <table:table-row table:style-name="ro3">
          <table:table-cell office:value-type="string" calcext:value-type="string">
            <text:p><text:a xlink:href="https://bit.ly/3Oi4rpP" xlink:type="simple">https://bit.ly/3Oi4rpP</text:a></text:p>
          </table:table-cell>
        </table:table-row>
        <table:table-row table:style-name="ro3">
          <table:table-cell office:value-type="string" calcext:value-type="string">
            <text:p><text:a xlink:href="https://bit.ly/456X1vD" xlink:type="simple">https://bit.ly/456X1vD</text:a></text:p>
          </table:table-cell>
        </table:table-row>
        <table:table-row table:style-name="ro3">
          <table:table-cell office:value-type="string" calcext:value-type="string">
            <text:p><text:a xlink:href="https://bit.ly/3MAZaZa" xlink:type="simple">https://bit.ly/3MAZaZa</text:a></text:p>
          </table:table-cell>
        </table:table-row>
        <table:table-row table:style-name="ro3">
          <table:table-cell office:value-type="string" calcext:value-type="string">
            <text:p><text:a xlink:href="https://bit.ly/45flLSr" xlink:type="simple">https://bit.ly/45flLSr</text:a></text:p>
          </table:table-cell>
        </table:table-row>
        <table:table-row table:style-name="ro3">
          <table:table-cell office:value-type="string" calcext:value-type="string">
            <text:p><text:a xlink:href="https://bit.ly/3BCb0vL" xlink:type="simple">https://bit.ly/3BCb0vL</text:a></text:p>
          </table:table-cell>
        </table:table-row>
        <table:table-row table:style-name="ro3">
          <table:table-cell office:value-type="string" calcext:value-type="string">
            <text:p><text:a xlink:href="https://bit.ly/3Wfuks5" xlink:type="simple">https://bit.ly/3Wfuks5</text:a></text:p>
          </table:table-cell>
        </table:table-row>
        <table:table-row table:style-name="ro3">
          <table:table-cell office:value-type="string" calcext:value-type="string">
            <text:p><text:a xlink:href="https://bit.ly/3pTwv8V" xlink:type="simple">https://bit.ly/3pTwv8V</text:a></text:p>
          </table:table-cell>
        </table:table-row>
        <table:table-row table:style-name="ro3">
          <table:table-cell office:value-type="string" calcext:value-type="string">
            <text:p><text:a xlink:href="https://bit.ly/3OpMd5O" xlink:type="simple">https://bit.ly/3OpMd5O</text:a></text:p>
          </table:table-cell>
        </table:table-row>
        <table:table-row table:style-name="ro3">
          <table:table-cell office:value-type="string" calcext:value-type="string">
            <text:p><text:a xlink:href="https://bit.ly/3WfVPlz" xlink:type="simple">https://bit.ly/3WfVPlz</text:a></text:p>
          </table:table-cell>
        </table:table-row>
        <table:table-row table:style-name="ro3">
          <table:table-cell office:value-type="string" calcext:value-type="string">
            <text:p><text:a xlink:href="https://bit.ly/3oe1A6F" xlink:type="simple">https://bit.ly/3oe1A6F</text:a></text:p>
          </table:table-cell>
        </table:table-row>
        <table:table-row table:style-name="ro3">
          <table:table-cell office:value-type="string" calcext:value-type="string">
            <text:p><text:a xlink:href="https://bit.ly/3MHdtLC" xlink:type="simple">https://bit.ly/3MHdtLC</text:a></text:p>
          </table:table-cell>
        </table:table-row>
        <table:table-row table:style-name="ro3">
          <table:table-cell office:value-type="string" calcext:value-type="string">
            <text:p><text:a xlink:href="https://bit.ly/3oaNvXJ" xlink:type="simple">https://bit.ly/3oaNvXJ</text:a></text:p>
          </table:table-cell>
        </table:table-row>
        <table:table-row table:style-name="ro3">
          <table:table-cell office:value-type="string" calcext:value-type="string">
            <text:p><text:a xlink:href="https://bit.ly/41TANKL" xlink:type="simple">https://bit.ly/41TANKL</text:a></text:p>
          </table:table-cell>
        </table:table-row>
        <table:table-row table:style-name="ro3">
          <table:table-cell office:value-type="string" calcext:value-type="string">
            <text:p><text:a xlink:href="https://bit.ly/3IqrpqQ" xlink:type="simple">https://bit.ly/3IqrpqQ</text:a></text:p>
          </table:table-cell>
        </table:table-row>
        <table:table-row table:style-name="ro3">
          <table:table-cell office:value-type="string" calcext:value-type="string">
            <text:p><text:a xlink:href="https://bit.ly/3pST3Xc" xlink:type="simple">https://bit.ly/3pST3Xc</text:a></text:p>
          </table:table-cell>
        </table:table-row>
        <table:table-row table:style-name="ro3">
          <table:table-cell office:value-type="string" calcext:value-type="string">
            <text:p><text:a xlink:href="https://bit.ly/3Itm8iq" xlink:type="simple">https://bit.ly/3Itm8iq</text:a></text:p>
          </table:table-cell>
        </table:table-row>
        <table:table-row table:style-name="ro3">
          <table:table-cell office:value-type="string" calcext:value-type="string">
            <text:p><text:a xlink:href="https://bit.ly/3MGOs38" xlink:type="simple">https://bit.ly/3MGOs38</text:a></text:p>
          </table:table-cell>
        </table:table-row>
        <table:table-row table:style-name="ro3">
          <table:table-cell office:value-type="string" calcext:value-type="string">
            <text:p><text:a xlink:href="https://bit.ly/42VDD2Z" xlink:type="simple">https://bit.ly/42VDD2Z</text:a></text:p>
          </table:table-cell>
        </table:table-row>
        <table:table-row table:style-name="ro3">
          <table:table-cell office:value-type="string" calcext:value-type="string">
            <text:p><text:a xlink:href="https://bit.ly/3WpxR7y" xlink:type="simple">https://bit.ly/3WpxR7y</text:a></text:p>
          </table:table-cell>
        </table:table-row>
        <table:table-row table:style-name="ro3">
          <table:table-cell office:value-type="string" calcext:value-type="string">
            <text:p><text:a xlink:href="https://bit.ly/3ItpFgE" xlink:type="simple">https://bit.ly/3ItpFgE</text:a></text:p>
          </table:table-cell>
        </table:table-row>
        <table:table-row table:style-name="ro3">
          <table:table-cell office:value-type="string" calcext:value-type="string">
            <text:p><text:a xlink:href="https://bit.ly/3Ot4y1B" xlink:type="simple">https://bit.ly/3Ot4y1B</text:a></text:p>
          </table:table-cell>
        </table:table-row>
        <table:table-row table:style-name="ro3">
          <table:table-cell office:value-type="string" calcext:value-type="string">
            <text:p><text:a xlink:href="https://bit.ly/3IRb9Qb" xlink:type="simple">https://bit.ly/3IRb9Qb</text:a></text:p>
          </table:table-cell>
        </table:table-row>
        <table:table-row table:style-name="ro3">
          <table:table-cell office:value-type="string" calcext:value-type="string">
            <text:p><text:a xlink:href="https://bit.ly/3MqAlhn" xlink:type="simple">https://bit.ly/3MqAlhn</text:a></text:p>
          </table:table-cell>
        </table:table-row>
        <table:table-row table:style-name="ro3">
          <table:table-cell office:value-type="string" calcext:value-type="string">
            <text:p><text:a xlink:href="https://bit.ly/3MLwBrW" xlink:type="simple">https://bit.ly/3MLwBrW</text:a></text:p>
          </table:table-cell>
        </table:table-row>
        <table:table-row table:style-name="ro3">
          <table:table-cell office:value-type="string" calcext:value-type="string">
            <text:p><text:a xlink:href="https://bit.ly/3Ms0NqV" xlink:type="simple">https://bit.ly/3Ms0NqV</text:a></text:p>
          </table:table-cell>
        </table:table-row>
        <table:table-row table:style-name="ro3">
          <table:table-cell office:value-type="string" calcext:value-type="string">
            <text:p><text:a xlink:href="https://bit.ly/3WmpoBQ" xlink:type="simple">https://bit.ly/3WmpoBQ</text:a></text:p>
          </table:table-cell>
        </table:table-row>
        <table:table-row table:style-name="ro3">
          <table:table-cell office:value-type="string" calcext:value-type="string">
            <text:p><text:a xlink:href="https://bit.ly/3MHAjmp" xlink:type="simple">https://bit.ly/3MHAjmp</text:a></text:p>
          </table:table-cell>
        </table:table-row>
        <table:table-row table:style-name="ro3">
          <table:table-cell office:value-type="string" calcext:value-type="string">
            <text:p><text:a xlink:href="https://bit.ly/3MHBLFn" xlink:type="simple">https://bit.ly/3MHBLFn</text:a></text:p>
          </table:table-cell>
        </table:table-row>
        <table:table-row table:style-name="ro3">
          <table:table-cell office:value-type="string" calcext:value-type="string">
            <text:p><text:a xlink:href="https://bit.ly/42U2W5B" xlink:type="simple">https://bit.ly/42U2W5B</text:a></text:p>
          </table:table-cell>
        </table:table-row>
        <table:table-row table:style-name="ro3">
          <table:table-cell office:value-type="string" calcext:value-type="string">
            <text:p><text:a xlink:href="https://bit.ly/42WGWHi" xlink:type="simple">https://bit.ly/42WGWHi</text:a></text:p>
          </table:table-cell>
        </table:table-row>
        <table:table-row table:style-name="ro3">
          <table:table-cell office:value-type="string" calcext:value-type="string">
            <text:p><text:a xlink:href="https://bit.ly/3q5uupV" xlink:type="simple">https://bit.ly/3q5uupV</text:a></text:p>
          </table:table-cell>
        </table:table-row>
        <table:table-row table:style-name="ro3">
          <table:table-cell office:value-type="string" calcext:value-type="string">
            <text:p><text:a xlink:href="https://bit.ly/3BOuBsL" xlink:type="simple">https://bit.ly/3BOuBsL</text:a></text:p>
          </table:table-cell>
        </table:table-row>
        <table:table-row table:style-name="ro3">
          <table:table-cell office:value-type="string" calcext:value-type="string">
            <text:p><text:a xlink:href="https://bit.ly/45kYGxE" xlink:type="simple">https://bit.ly/45kYGxE</text:a></text:p>
          </table:table-cell>
        </table:table-row>
        <table:table-row table:style-name="ro3">
          <table:table-cell office:value-type="string" calcext:value-type="string">
            <text:p><text:a xlink:href="https://bit.ly/45ol6xV" xlink:type="simple">https://bit.ly/45ol6xV</text:a></text:p>
          </table:table-cell>
        </table:table-row>
        <table:table-row table:style-name="ro2">
          <table:table-cell table:style-name="ce6" office:value-type="string" calcext:value-type="string">
            <text:p><text:a xlink:href="http://tiny.cc/jt97vz" xlink:type="simple">http://tiny.cc/jt97vz</text:a></text:p>
          </table:table-cell>
        </table:table-row>
        <table:table-row table:style-name="ro2">
          <table:table-cell table:style-name="ce6" office:value-type="string" calcext:value-type="string">
            <text:p><text:a xlink:href="http://tiny.cc/pt97vz" xlink:type="simple">http://tiny.cc/pt97vz</text:a></text:p>
          </table:table-cell>
        </table:table-row>
        <table:table-row table:style-name="ro3">
          <table:table-cell office:value-type="string" calcext:value-type="string">
            <text:p><text:a xlink:href="http://tiny.cc/vt97vz" xlink:type="simple">http://tiny.cc/vt97vz</text:a></text:p>
          </table:table-cell>
        </table:table-row>
        <table:table-row table:style-name="ro3">
          <table:table-cell office:value-type="string" calcext:value-type="string">
            <text:p><text:a xlink:href="http://tiny.cc/8u97vz" xlink:type="simple">http://tiny.cc/8u97vz</text:a></text:p>
          </table:table-cell>
        </table:table-row>
        <table:table-row table:style-name="ro3">
          <table:table-cell office:value-type="string" calcext:value-type="string">
            <text:p><text:a xlink:href="http://tiny.cc/iu97vz" xlink:type="simple">http://tiny.cc/iu97vz</text:a></text:p>
          </table:table-cell>
        </table:table-row>
        <table:table-row table:style-name="ro3">
          <table:table-cell office:value-type="string" calcext:value-type="string">
            <text:p><text:a xlink:href="http://tiny.cc/xoa7vz" xlink:type="simple">http://tiny.cc/xoa7vz</text:a></text:p>
          </table:table-cell>
        </table:table-row>
        <table:table-row table:style-name="ro3">
          <table:table-cell office:value-type="string" calcext:value-type="string">
            <text:p><text:a xlink:href="http://tiny.cc/tpa7vz" xlink:type="simple">http://tiny.cc/tpa7vz</text:a></text:p>
          </table:table-cell>
        </table:table-row>
        <table:table-row table:style-name="ro3">
          <table:table-cell office:value-type="string" calcext:value-type="string">
            <text:p><text:a xlink:href="http://tiny.cc/hsa7vz" xlink:type="simple">http://tiny.cc/hsa7vz</text:a></text:p>
          </table:table-cell>
        </table:table-row>
        <table:table-row table:style-name="ro3">
          <table:table-cell office:value-type="string" calcext:value-type="string">
            <text:p><text:a xlink:href="http://tiny.cc/qsa7vz" xlink:type="simple">http://tiny.cc/qsa7vz</text:a></text:p>
          </table:table-cell>
        </table:table-row>
        <table:table-row table:style-name="ro3">
          <table:table-cell office:value-type="string" calcext:value-type="string">
            <text:p><text:a xlink:href="https://encr.pw/LFySc" xlink:type="simple">https://encr.pw/LFySc</text:a></text:p>
          </table:table-cell>
        </table:table-row>
        <table:table-row table:style-name="ro3">
          <table:table-cell office:value-type="string" calcext:value-type="string">
            <text:p><text:a xlink:href="https://shre.ink/Hd9d" xlink:type="simple">https://shre.ink/Hd9d</text:a></text:p>
          </table:table-cell>
        </table:table-row>
        <table:table-row table:style-name="ro3">
          <table:table-cell office:value-type="string" calcext:value-type="string">
            <text:p><text:a xlink:href="https://l1nk.dev/dHIaA" xlink:type="simple">https://l1nk.dev/dHIaA</text:a></text:p>
          </table:table-cell>
        </table:table-row>
        <table:table-row table:style-name="ro3">
          <table:table-cell office:value-type="string" calcext:value-type="string">
            <text:p><text:a xlink:href="https://encr.pw/PuS7Y" xlink:type="simple">https://encr.pw/PuS7Y</text:a></text:p>
          </table:table-cell>
        </table:table-row>
        <table:table-row table:style-name="ro3">
          <table:table-cell office:value-type="string" calcext:value-type="string">
            <text:p><text:a xlink:href="https://encr.pw/QS0DI" xlink:type="simple">https://encr.pw/QS0DI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k.dev/OsXX5" xlink:type="simple">https://l1nk.dev/OsXX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k.dev/fcRyP" xlink:type="simple">https://l1nk.dev/fcRyP</text:a></text:p>
          </table:table-cell>
        </table:table-row>
        <table:table-row table:style-name="ro3">
          <table:table-cell office:value-type="string" calcext:value-type="string">
            <text:p><text:a xlink:href="https://l1nq.com/26o4K" xlink:type="simple">https://l1nq.com/26o4K</text:a></text:p>
          </table:table-cell>
        </table:table-row>
        <table:table-row table:style-name="ro3">
          <table:table-cell office:value-type="string" calcext:value-type="string">
            <text:p><text:a xlink:href="https://l1nq.com/uJ44q" xlink:type="simple">https://l1nq.com/uJ44q</text:a></text:p>
          </table:table-cell>
        </table:table-row>
        <table:table-row table:style-name="ro3">
          <table:table-cell office:value-type="string" calcext:value-type="string">
            <text:p><text:a xlink:href="https://l1nq.com/IuPgC" xlink:type="simple">https://l1nq.com/IuPgC</text:a></text:p>
          </table:table-cell>
        </table:table-row>
        <table:table-row table:style-name="ro3">
          <table:table-cell office:value-type="string" calcext:value-type="string">
            <text:p><text:a xlink:href="https://encr.pw/QRy2y" xlink:type="simple">https://encr.pw/QRy2y</text:a></text:p>
          </table:table-cell>
        </table:table-row>
        <table:table-row table:style-name="ro3">
          <table:table-cell office:value-type="string" calcext:value-type="string">
            <text:p><text:a xlink:href="https://encr.pw/C1umt" xlink:type="simple">https://encr.pw/C1umt</text:a></text:p>
          </table:table-cell>
        </table:table-row>
        <table:table-row table:style-name="ro3">
          <table:table-cell office:value-type="string" calcext:value-type="string">
            <text:p><text:a xlink:href="https://l1nk.dev/9O7rC" xlink:type="simple">https://l1nk.dev/9O7rC</text:a></text:p>
          </table:table-cell>
        </table:table-row>
        <table:table-row table:style-name="ro3">
          <table:table-cell office:value-type="string" calcext:value-type="string">
            <text:p><text:a xlink:href="https://encr.pw/4Mw1c" xlink:type="simple">https://encr.pw/4Mw1c</text:a></text:p>
          </table:table-cell>
        </table:table-row>
        <table:table-row table:style-name="ro3">
          <table:table-cell office:value-type="string" calcext:value-type="string">
            <text:p><text:a xlink:href="https://l1nk.dev/5wkJ6" xlink:type="simple">https://l1nk.dev/5wkJ6</text:a></text:p>
          </table:table-cell>
        </table:table-row>
        <table:table-row table:style-name="ro3">
          <table:table-cell office:value-type="string" calcext:value-type="string">
            <text:p><text:a xlink:href="https://encr.pw/PS2Mx" xlink:type="simple">https://encr.pw/PS2Mx</text:a></text:p>
          </table:table-cell>
        </table:table-row>
        <table:table-row table:style-name="ro3">
          <table:table-cell office:value-type="string" calcext:value-type="string">
            <text:p><text:a xlink:href="https://l1nq.com/d5gdS" xlink:type="simple">https://l1nq.com/d5gdS</text:a></text:p>
          </table:table-cell>
        </table:table-row>
        <table:table-row table:style-name="ro3">
          <table:table-cell office:value-type="string" calcext:value-type="string">
            <text:p><text:a xlink:href="https://encr.pw/LCJSM" xlink:type="simple">https://encr.pw/LCJSM</text:a></text:p>
          </table:table-cell>
        </table:table-row>
        <table:table-row table:style-name="ro3">
          <table:table-cell office:value-type="string" calcext:value-type="string">
            <text:p><text:a xlink:href="https://l1nq.com/5WOGf" xlink:type="simple">https://l1nq.com/5WOGf</text:a></text:p>
          </table:table-cell>
        </table:table-row>
        <table:table-row table:style-name="ro3">
          <table:table-cell office:value-type="string" calcext:value-type="string">
            <text:p><text:a xlink:href="https://l1nq.com/wCFkH" xlink:type="simple">https://l1nq.com/wCFkH</text:a></text:p>
          </table:table-cell>
        </table:table-row>
        <table:table-row table:style-name="ro3">
          <table:table-cell office:value-type="string" calcext:value-type="string">
            <text:p><text:a xlink:href="https://encr.pw/XH9Wa" xlink:type="simple">https://encr.pw/XH9Wa</text:a></text:p>
          </table:table-cell>
        </table:table-row>
        <table:table-row table:style-name="ro3">
          <table:table-cell office:value-type="string" calcext:value-type="string">
            <text:p><text:a xlink:href="https://l1nk.dev/U2n5V" xlink:type="simple">https://l1nk.dev/U2n5V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r.pw/hyREo" xlink:type="simple">https://encr.pw/hyREo</text:a></text:p>
          </table:table-cell>
        </table:table-row>
        <table:table-row table:style-name="ro3">
          <table:table-cell office:value-type="string" calcext:value-type="string">
            <text:p><text:a xlink:href="https://acesse.one/yymD2" xlink:type="simple">https://acesse.one/yymD2</text:a></text:p>
          </table:table-cell>
        </table:table-row>
        <table:table-row table:style-name="ro3">
          <table:table-cell office:value-type="string" calcext:value-type="string">
            <text:p><text:a xlink:href="https://l1nq.com/zDZlt" xlink:type="simple">https://l1nq.com/zDZlt</text:a></text:p>
          </table:table-cell>
        </table:table-row>
        <table:table-row table:style-name="ro3">
          <table:table-cell office:value-type="string" calcext:value-type="string">
            <text:p><text:a xlink:href="https://l1nq.com/3zHA8" xlink:type="simple">https://l1nq.com/3zHA8</text:a></text:p>
          </table:table-cell>
        </table:table-row>
        <table:table-row table:style-name="ro3">
          <table:table-cell office:value-type="string" calcext:value-type="string">
            <text:p><text:a xlink:href="https://acesse.one/kuddh" xlink:type="simple">https://acesse.one/kuddh</text:a></text:p>
          </table:table-cell>
        </table:table-row>
        <table:table-row table:style-name="ro3">
          <table:table-cell office:value-type="string" calcext:value-type="string">
            <text:p><text:a xlink:href="https://l1nq.com/wciZz" xlink:type="simple">https://l1nq.com/wciZz</text:a></text:p>
          </table:table-cell>
        </table:table-row>
        <table:table-row table:style-name="ro3">
          <table:table-cell office:value-type="string" calcext:value-type="string">
            <text:p><text:a xlink:href="https://encr.pw/2UaMn" xlink:type="simple">https://encr.pw/2UaMn</text:a></text:p>
          </table:table-cell>
        </table:table-row>
        <table:table-row table:style-name="ro3">
          <table:table-cell office:value-type="string" calcext:value-type="string">
            <text:p><text:a xlink:href="https://encr.pw/PCmcL" xlink:type="simple">https://encr.pw/PCmcL</text:a></text:p>
          </table:table-cell>
        </table:table-row>
        <table:table-row table:style-name="ro3">
          <table:table-cell office:value-type="string" calcext:value-type="string">
            <text:p><text:a xlink:href="https://l1nq.com/RcC3P" xlink:type="simple">https://l1nq.com/RcC3P</text:a></text:p>
          </table:table-cell>
        </table:table-row>
        <table:table-row table:style-name="ro3">
          <table:table-cell office:value-type="string" calcext:value-type="string">
            <text:p><text:a xlink:href="https://l1nq.com/l3MTp" xlink:type="simple">https://l1nq.com/l3MTp</text:a></text:p>
          </table:table-cell>
        </table:table-row>
        <table:table-row table:style-name="ro3">
          <table:table-cell office:value-type="string" calcext:value-type="string">
            <text:p><text:a xlink:href="https://l1nq.com/GI3Em" xlink:type="simple">https://l1nq.com/GI3Em</text:a></text:p>
          </table:table-cell>
        </table:table-row>
        <table:table-row table:style-name="ro3">
          <table:table-cell office:value-type="string" calcext:value-type="string">
            <text:p><text:a xlink:href="https://encr.pw/991QE" xlink:type="simple">https://encr.pw/991QE</text:a></text:p>
          </table:table-cell>
        </table:table-row>
        <table:table-row table:style-name="ro3">
          <table:table-cell office:value-type="string" calcext:value-type="string">
            <text:p><text:a xlink:href="https://l1nq.com/OO3kR" xlink:type="simple">https://l1nq.com/OO3kR</text:a></text:p>
          </table:table-cell>
        </table:table-row>
        <table:table-row table:style-name="ro3">
          <table:table-cell office:value-type="string" calcext:value-type="string">
            <text:p><text:a xlink:href="https://l1nq.com/9xGMd" xlink:type="simple">https://l1nq.com/9xGMd</text:a></text:p>
          </table:table-cell>
        </table:table-row>
        <table:table-row table:style-name="ro3">
          <table:table-cell office:value-type="string" calcext:value-type="string">
            <text:p><text:a xlink:href="https://encr.pw/CtDsl" xlink:type="simple">https://encr.pw/CtDsl</text:a></text:p>
          </table:table-cell>
        </table:table-row>
        <table:table-row table:style-name="ro3">
          <table:table-cell office:value-type="string" calcext:value-type="string">
            <text:p><text:a xlink:href="https://encr.pw/aaxvj" xlink:type="simple">https://encr.pw/aaxvj</text:a></text:p>
          </table:table-cell>
        </table:table-row>
        <table:table-row table:style-name="ro3">
          <table:table-cell office:value-type="string" calcext:value-type="string">
            <text:p><text:a xlink:href="https://l1nq.com/yFy15" xlink:type="simple">https://l1nq.com/yFy15</text:a></text:p>
          </table:table-cell>
        </table:table-row>
        <table:table-row table:style-name="ro3">
          <table:table-cell office:value-type="string" calcext:value-type="string">
            <text:p><text:a xlink:href="https://l1nq.com/L2sYF" xlink:type="simple">https://l1nq.com/L2sYF</text:a></text:p>
          </table:table-cell>
        </table:table-row>
        <table:table-row table:style-name="ro3">
          <table:table-cell office:value-type="string" calcext:value-type="string">
            <text:p><text:a xlink:href="https://l1nq.com/i8kdq" xlink:type="simple">https://l1nq.com/i8kdq</text:a></text:p>
          </table:table-cell>
        </table:table-row>
        <table:table-row table:style-name="ro3">
          <table:table-cell office:value-type="string" calcext:value-type="string">
            <text:p><text:a xlink:href="https://l1nq.com/cCpRC" xlink:type="simple">https://l1nq.com/cCpRC</text:a></text:p>
          </table:table-cell>
        </table:table-row>
        <table:table-row table:style-name="ro3">
          <table:table-cell office:value-type="string" calcext:value-type="string">
            <text:p><text:a xlink:href="https://l1nq.com/hyREo" xlink:type="simple">https://l1nq.com/hyREo</text:a></text:p>
          </table:table-cell>
        </table:table-row>
        <table:table-row table:style-name="ro3">
          <table:table-cell office:value-type="string" calcext:value-type="string">
            <text:p><text:a xlink:href="https://l1nq.com/8NFHR" xlink:type="simple">https://l1nq.com/8NFHR</text:a></text:p>
          </table:table-cell>
        </table:table-row>
        <table:table-row table:style-name="ro3">
          <table:table-cell office:value-type="string" calcext:value-type="string">
            <text:p><text:a xlink:href="https://l1nq.com/R9z37" xlink:type="simple">https://l1nq.com/R9z37</text:a></text:p>
          </table:table-cell>
        </table:table-row>
        <table:table-row table:style-name="ro3">
          <table:table-cell office:value-type="string" calcext:value-type="string">
            <text:p><text:a xlink:href="https://encr.pw/yHAf7" xlink:type="simple">https://encr.pw/yHAf7</text:a></text:p>
          </table:table-cell>
        </table:table-row>
        <table:table-row table:style-name="ro3">
          <table:table-cell office:value-type="string" calcext:value-type="string">
            <text:p><text:a xlink:href="https://acesse.one/3yRov" xlink:type="simple">https://acesse.one/3yRov</text:a></text:p>
          </table:table-cell>
        </table:table-row>
        <table:table-row table:style-name="ro3">
          <table:table-cell office:value-type="string" calcext:value-type="string">
            <text:p><text:a xlink:href="https://encr.pw/rhmuG" xlink:type="simple">https://encr.pw/rhmuG</text:a></text:p>
          </table:table-cell>
        </table:table-row>
        <table:table-row table:style-name="ro3">
          <table:table-cell office:value-type="string" calcext:value-type="string">
            <text:p><text:a xlink:href="https://l1nq.com/Qg7bX" xlink:type="simple">https://l1nq.com/Qg7bX</text:a></text:p>
          </table:table-cell>
        </table:table-row>
        <table:table-row table:style-name="ro3">
          <table:table-cell office:value-type="string" calcext:value-type="string">
            <text:p><text:a xlink:href="https://l1nq.com/r7itq" xlink:type="simple">https://l1nq.com/r7itq</text:a></text:p>
          </table:table-cell>
        </table:table-row>
        <table:table-row table:style-name="ro3">
          <table:table-cell office:value-type="string" calcext:value-type="string">
            <text:p><text:a xlink:href="https://encr.pw/wIys9" xlink:type="simple">https://encr.pw/wIys9</text:a></text:p>
          </table:table-cell>
        </table:table-row>
        <table:table-row table:style-name="ro3">
          <table:table-cell office:value-type="string" calcext:value-type="string">
            <text:p><text:a xlink:href="https://encr.pw/CpmgM" xlink:type="simple">https://encr.pw/CpmgM</text:a></text:p>
          </table:table-cell>
        </table:table-row>
        <table:table-row table:style-name="ro3">
          <table:table-cell office:value-type="string" calcext:value-type="string">
            <text:p><text:a xlink:href="https://l1nk.dev/HDc9S" xlink:type="simple">https://l1nk.dev/HDc9S</text:a></text:p>
          </table:table-cell>
        </table:table-row>
        <table:table-row table:style-name="ro3">
          <table:table-cell office:value-type="string" calcext:value-type="string">
            <text:p><text:a xlink:href="https://encr.pw/3cF1w" xlink:type="simple">https://encr.pw/3cF1w</text:a></text:p>
          </table:table-cell>
        </table:table-row>
        <table:table-row table:style-name="ro3">
          <table:table-cell office:value-type="string" calcext:value-type="string">
            <text:p><text:a xlink:href="https://encr.pw/QWQX7" xlink:type="simple">https://encr.pw/QWQX7</text:a></text:p>
          </table:table-cell>
        </table:table-row>
        <table:table-row table:style-name="ro3">
          <table:table-cell office:value-type="string" calcext:value-type="string">
            <text:p><text:a xlink:href="https://encr.pw/dozjR" xlink:type="simple">https://encr.pw/dozjR</text:a></text:p>
          </table:table-cell>
        </table:table-row>
        <table:table-row table:style-name="ro3">
          <table:table-cell office:value-type="string" calcext:value-type="string">
            <text:p><text:a xlink:href="https://l1nk.dev/qMThP" xlink:type="simple">https://l1nk.dev/qMThP</text:a></text:p>
          </table:table-cell>
        </table:table-row>
        <table:table-row table:style-name="ro3">
          <table:table-cell office:value-type="string" calcext:value-type="string">
            <text:p><text:a xlink:href="https://encr.pw/LyZYa" xlink:type="simple">https://encr.pw/LyZYa</text:a></text:p>
          </table:table-cell>
        </table:table-row>
        <table:table-row table:style-name="ro3">
          <table:table-cell office:value-type="string" calcext:value-type="string">
            <text:p><text:a xlink:href="https://acesse.one/VwivS" xlink:type="simple">https://acesse.one/VwivS</text:a></text:p>
          </table:table-cell>
        </table:table-row>
        <table:table-row table:style-name="ro3">
          <table:table-cell office:value-type="string" calcext:value-type="string">
            <text:p><text:a xlink:href="https://l1nq.com/HbNzs" xlink:type="simple">https://l1nq.com/HbNzs</text:a></text:p>
          </table:table-cell>
        </table:table-row>
        <table:table-row table:style-name="ro3">
          <table:table-cell office:value-type="string" calcext:value-type="string">
            <text:p><text:a xlink:href="https://l1nq.com/ITDPV" xlink:type="simple">https://l1nq.com/ITDPV</text:a></text:p>
          </table:table-cell>
        </table:table-row>
        <table:table-row table:style-name="ro3">
          <table:table-cell office:value-type="string" calcext:value-type="string">
            <text:p><text:a xlink:href="https://encr.pw/hJnbM" xlink:type="simple">https://encr.pw/hJnbM</text:a></text:p>
          </table:table-cell>
        </table:table-row>
        <table:table-row table:style-name="ro3">
          <table:table-cell office:value-type="string" calcext:value-type="string">
            <text:p><text:a xlink:href="https://l1nk.dev/PjiCt" xlink:type="simple">https://l1nk.dev/PjiCt</text:a></text:p>
          </table:table-cell>
        </table:table-row>
        <table:table-row table:style-name="ro3">
          <table:table-cell office:value-type="string" calcext:value-type="string">
            <text:p><text:a xlink:href="https://l1nk.dev/zWjDm" xlink:type="simple">https://l1nk.dev/zWjDm</text:a></text:p>
          </table:table-cell>
        </table:table-row>
        <table:table-row table:style-name="ro3">
          <table:table-cell office:value-type="string" calcext:value-type="string">
            <text:p><text:a xlink:href="https://acesse.one/j6Vlk" xlink:type="simple">https://acesse.one/j6Vlk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encr.pw/P90Ad" xlink:type="simple">https://encr.pw/P90Ad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acesse.one/OD1WA" xlink:type="simple">https://acesse.one/OD1WA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l1nq.com/yq0Tw" xlink:type="simple">https://l1nq.com/yq0Tw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l1nk.dev/4x7US" xlink:type="simple">https://l1nk.dev/4x7US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l1nq.com/wpm0e" xlink:type="simple">https://l1nq.com/wpm0e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l1nk.dev/pqtqz" xlink:type="simple">https://l1nk.dev/pqtqz</text:a></text:p>
          </table:table-cell>
        </table:table-row>
        <table:table-row table:style-name="ro3">
          <table:table-cell office:value-type="string" calcext:value-type="string">
            <text:p><text:a xlink:href="https://l1nq.com/oH4p6" xlink:type="simple">https://l1nq.com/oH4p6</text:a></text:p>
          </table:table-cell>
        </table:table-row>
        <table:table-row table:style-name="ro3">
          <table:table-cell office:value-type="string" calcext:value-type="string">
            <text:p><text:a xlink:href="https://acesse.one/naYIx" xlink:type="simple">https://acesse.one/naYIx</text:a></text:p>
          </table:table-cell>
        </table:table-row>
        <table:table-row table:style-name="ro3">
          <table:table-cell office:value-type="string" calcext:value-type="string">
            <text:p><text:a xlink:href="https://l1nk.dev/oF5Tm" xlink:type="simple">https://l1nk.dev/oF5Tm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r.pw/0eSvT" xlink:type="simple">https://encr.pw/0eSvT</text:a></text:p>
          </table:table-cell>
        </table:table-row>
        <table:table-row table:style-name="ro3">
          <table:table-cell office:value-type="string" calcext:value-type="string">
            <text:p><text:a xlink:href="https://encr.pw/CN4rf" xlink:type="simple">https://encr.pw/CN4rf</text:a></text:p>
          </table:table-cell>
        </table:table-row>
        <table:table-row table:style-name="ro3">
          <table:table-cell office:value-type="string" calcext:value-type="string">
            <text:p><text:a xlink:href="https://encr.pw/B2byV" xlink:type="simple">https://encr.pw/B2byV</text:a></text:p>
          </table:table-cell>
        </table:table-row>
        <table:table-row table:style-name="ro3">
          <table:table-cell office:value-type="string" calcext:value-type="string">
            <text:p><text:a xlink:href="https://l1nq.com/qFYsI" xlink:type="simple">https://l1nq.com/qFYsI</text:a></text:p>
          </table:table-cell>
        </table:table-row>
        <table:table-row table:style-name="ro3">
          <table:table-cell office:value-type="string" calcext:value-type="string">
            <text:p><text:a xlink:href="https://l1nq.com/18Gqs" xlink:type="simple">https://l1nq.com/18Gqs</text:a></text:p>
          </table:table-cell>
        </table:table-row>
        <table:table-row table:style-name="ro3">
          <table:table-cell office:value-type="string" calcext:value-type="string">
            <text:p><text:a xlink:href="https://acesse.one/y3VHd" xlink:type="simple">https://acesse.one/y3VHd</text:a></text:p>
          </table:table-cell>
        </table:table-row>
        <table:table-row table:style-name="ro3">
          <table:table-cell office:value-type="string" calcext:value-type="string">
            <text:p><text:a xlink:href="https://l1nk.dev/Yhae4" xlink:type="simple">https://l1nk.dev/Yhae4</text:a></text:p>
          </table:table-cell>
        </table:table-row>
        <table:table-row table:style-name="ro3">
          <table:table-cell office:value-type="string" calcext:value-type="string">
            <text:p><text:a xlink:href="https://acesse.one/eFVOG" xlink:type="simple">https://acesse.one/eFVOG</text:a></text:p>
          </table:table-cell>
        </table:table-row>
        <table:table-row table:style-name="ro3">
          <table:table-cell office:value-type="string" calcext:value-type="string">
            <text:p><text:a xlink:href="https://encr.pw/zdQbR" xlink:type="simple">https://encurtador.com.br/boAJ7</text:a></text:p>
          </table:table-cell>
        </table:table-row>
        <table:table-row table:style-name="ro3">
          <table:table-cell office:value-type="string" calcext:value-type="string">
            <text:p><text:a xlink:href="https://l1nq.com/LhE0l" xlink:type="simple">https://l1nq.com/LhE0l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uXeHI" xlink:type="simple">https://l1nq.com/uXeHI</text:a></text:p>
          </table:table-cell>
        </table:table-row>
        <table:table-row table:style-name="ro3">
          <table:table-cell office:value-type="string" calcext:value-type="string">
            <text:p><text:a xlink:href="https://l1nq.com/CkeBx" xlink:type="simple">https://l1nq.com/CkeBx</text:a></text:p>
          </table:table-cell>
        </table:table-row>
        <table:table-row table:style-name="ro3">
          <table:table-cell office:value-type="string" calcext:value-type="string">
            <text:p><text:a xlink:href="https://l1nq.com/VUnSl" xlink:type="simple">https://l1nq.com/VUnSl</text:a></text:p>
          </table:table-cell>
        </table:table-row>
        <table:table-row table:style-name="ro3">
          <table:table-cell office:value-type="string" calcext:value-type="string">
            <text:p><text:a xlink:href="https://l1nq.com/J1K88" xlink:type="simple">https://l1nq.com/J1K88</text:a></text:p>
          </table:table-cell>
        </table:table-row>
        <table:table-row table:style-name="ro3">
          <table:table-cell office:value-type="string" calcext:value-type="string">
            <text:p><text:a xlink:href="https://l1nq.com/a4N53" xlink:type="simple">https://l1nq.com/a4N53</text:a></text:p>
          </table:table-cell>
        </table:table-row>
        <table:table-row table:style-name="ro3">
          <table:table-cell office:value-type="string" calcext:value-type="string">
            <text:p><text:a xlink:href="https://l1nq.com/22yO2" xlink:type="simple">https://l1nq.com/22yO2</text:a></text:p>
          </table:table-cell>
        </table:table-row>
        <table:table-row table:style-name="ro3">
          <table:table-cell office:value-type="string" calcext:value-type="string">
            <text:p><text:a xlink:href="https://encr.pw/QtWj4" xlink:type="simple">https://encurtador.com.br/vDGKL</text:a></text:p>
          </table:table-cell>
        </table:table-row>
        <table:table-row table:style-name="ro3">
          <table:table-cell office:value-type="string" calcext:value-type="string">
            <text:p><text:a xlink:href="https://l1nq.com/v2CSo" xlink:type="simple">https://l1nq.com/v2CSo</text:a></text:p>
          </table:table-cell>
        </table:table-row>
        <table:table-row table:style-name="ro3">
          <table:table-cell office:value-type="string" calcext:value-type="string">
            <text:p><text:a xlink:href="https://acesse.one/KL9LV" xlink:type="simple">https://encurtador.com.br/mvxIO</text:a></text:p>
          </table:table-cell>
        </table:table-row>
        <table:table-row table:style-name="ro3">
          <table:table-cell office:value-type="string" calcext:value-type="string">
            <text:p><text:a xlink:href="https://encr.pw/TGEsG" xlink:type="simple">https://tinyurl.com/39e9r6sr</text:a></text:p>
          </table:table-cell>
        </table:table-row>
        <table:table-row table:style-name="ro3">
          <table:table-cell office:value-type="string" calcext:value-type="string">
            <text:p><text:a xlink:href="https://encr.pw/XxBZh" xlink:type="simple">https://encurtador.com.br/dehwT</text:a></text:p>
          </table:table-cell>
        </table:table-row>
        <table:table-row table:style-name="ro3">
          <table:table-cell office:value-type="string" calcext:value-type="string">
            <text:p><text:a xlink:href="https://encr.pw/tjMJe" xlink:type="simple">https://encurtador.com.br/abMQ8</text:a></text:p>
          </table:table-cell>
        </table:table-row>
        <table:table-row table:style-name="ro3">
          <table:table-cell office:value-type="string" calcext:value-type="string">
            <text:p><text:a xlink:href="https://encr.pw/CGuia" xlink:type="simple">https://encurtador.com.br/hmrzQ</text:a></text:p>
          </table:table-cell>
        </table:table-row>
        <table:table-row table:style-name="ro3">
          <table:table-cell office:value-type="string" calcext:value-type="string">
            <text:p><text:a xlink:href="https://l1nq.com/L7Uxv" xlink:type="simple">https://encurtador.com.br/yBUW9</text:a></text:p>
          </table:table-cell>
        </table:table-row>
        <table:table-row table:style-name="ro3">
          <table:table-cell office:value-type="string" calcext:value-type="string">
            <text:p><text:a xlink:href="https://l1nk.dev/LMG07" xlink:type="simple">https://encurtador.com.br/dqxF6</text:a></text:p>
          </table:table-cell>
        </table:table-row>
        <table:table-row table:style-name="ro3">
          <table:table-cell office:value-type="string" calcext:value-type="string">
            <text:p><text:a xlink:href="https://l1nk.dev/QmdWO" xlink:type="simple">https://l1nk.dev/QmdWO</text:a></text:p>
          </table:table-cell>
        </table:table-row>
        <table:table-row table:style-name="ro3">
          <table:table-cell office:value-type="string" calcext:value-type="string">
            <text:p><text:a xlink:href="https://l1nq.com/TsIWc" xlink:type="simple">https://encurtador.com.br/bovGT</text:a></text:p>
          </table:table-cell>
        </table:table-row>
        <table:table-row table:style-name="ro3">
          <table:table-cell office:value-type="string" calcext:value-type="string">
            <text:p><text:a xlink:href="https://l1nq.com/CEOwo" xlink:type="simple">https://l1nq.com/CEOwo</text:a></text:p>
          </table:table-cell>
        </table:table-row>
        <table:table-row table:style-name="ro3">
          <table:table-cell office:value-type="string" calcext:value-type="string">
            <text:p><text:a xlink:href="https://acesse.one/xQjub" xlink:type="simple">https://encurtador.com.br/qFGLX</text:a></text:p>
          </table:table-cell>
        </table:table-row>
        <table:table-row table:style-name="ro3">
          <table:table-cell office:value-type="string" calcext:value-type="string">
            <text:p><text:a xlink:href="https://l1nk.dev/LMJfc" xlink:type="simple">https://encurtador.com.br/qyLR6</text:a></text:p>
          </table:table-cell>
        </table:table-row>
        <table:table-row table:style-name="ro3">
          <table:table-cell office:value-type="string" calcext:value-type="string">
            <text:p><text:a xlink:href="https://l1nq.com/MkYgW" xlink:type="simple">https://l1nq.com/MkYgW</text:a></text:p>
          </table:table-cell>
        </table:table-row>
        <table:table-row table:style-name="ro3">
          <table:table-cell office:value-type="string" calcext:value-type="string">
            <text:p><text:a xlink:href="https://l1nq.com/K42Xn" xlink:type="simple">https://encurtador.com.br/ckmAW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qyIMo" xlink:type="simple">https://l1nq.com/qyIMo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k.dev/inZd9" xlink:type="simple">https://encurtador.com.br/cdO29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hvcgy" xlink:type="simple">https://l1nq.com/hvcgy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rWI3w" xlink:type="simple">https://l1nq.com/rWI3w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VFmDB" xlink:type="simple">https://l1nq.com/VFmDB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k.dev/x1Adh" xlink:type="simple">https://l1nk.dev/x1Adh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r.pw/t6MNL" xlink:type="simple">https://tinyurl.com/3zeaef9v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cesse.one/jYpb9" xlink:type="simple">https://acesse.one/jYpb9</text:a></text:p>
          </table:table-cell>
        </table:table-row>
        <table:table-row table:style-name="ro3">
          <table:table-cell office:value-type="string" calcext:value-type="string">
            <text:p><text:a xlink:href="https://encr.pw/5RmKi" xlink:type="simple">https://tinyurl.com/yc4n6j3p</text:a></text:p>
          </table:table-cell>
        </table:table-row>
        <table:table-row table:style-name="ro3">
          <table:table-cell office:value-type="string" calcext:value-type="string">
            <text:p><text:a xlink:href="https://acesse.one/SgXAn" xlink:type="simple">https://acesse.one/SgXAn</text:a></text:p>
          </table:table-cell>
        </table:table-row>
        <table:table-row table:style-name="ro3">
          <table:table-cell office:value-type="string" calcext:value-type="string">
            <text:p><text:a xlink:href="https://encr.pw/4N7HP" xlink:type="simple">https://tinyurl.com/2bmdxrd2</text:a></text:p>
          </table:table-cell>
        </table:table-row>
        <table:table-row table:style-name="ro3">
          <table:table-cell office:value-type="string" calcext:value-type="string">
            <text:p><text:a xlink:href="https://l1nq.com/9jNuW" xlink:type="simple">https://encurtador.com.br/egHVZ</text:a></text:p>
          </table:table-cell>
        </table:table-row>
        <table:table-row table:style-name="ro3">
          <table:table-cell office:value-type="string" calcext:value-type="string">
            <text:p><text:a xlink:href="https://encr.pw/LOMSM" xlink:type="simple">https://encurtador.com.br/cJV19</text:a></text:p>
          </table:table-cell>
        </table:table-row>
        <table:table-row table:style-name="ro3">
          <table:table-cell office:value-type="string" calcext:value-type="string">
            <text:p><text:a xlink:href="https://acesse.one/f8yC5" xlink:type="simple">https://encurtador.com.br/BEVY6</text:a></text:p>
          </table:table-cell>
        </table:table-row>
        <table:table-row table:style-name="ro3">
          <table:table-cell office:value-type="string" calcext:value-type="string">
            <text:p><text:a xlink:href="https://acesse.one/MyLZL" xlink:type="simple">https://encurtador.com.br/rvR09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cesse.one/CNqYt" xlink:type="simple">https://acesse.one/CNqYt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r.pw/yqiSl" xlink:type="simple">https://tinyurl.com/3ywesbkf</text:a></text:p>
          </table:table-cell>
        </table:table-row>
        <table:table-row table:style-name="ro3">
          <table:table-cell office:value-type="string" calcext:value-type="string">
            <text:p><text:a xlink:href="https://l1nq.com/fsNVz" xlink:type="simple">https://l1nq.com/fsNVz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M0Rcy" xlink:type="simple">https://l1nq.com/M0Rcy</text:a></text:p>
          </table:table-cell>
        </table:table-row>
        <table:table-row table:style-name="ro3">
          <table:table-cell office:value-type="string" calcext:value-type="string">
            <text:p><text:a xlink:href="https://encr.pw/Jbvjm" xlink:type="simple">https://tinyurl.com/3snxjrkn</text:a></text:p>
          </table:table-cell>
        </table:table-row>
        <table:table-row table:style-name="ro3">
          <table:table-cell office:value-type="string" calcext:value-type="string">
            <text:p><text:a xlink:href="https://encr.pw/3WyTc" xlink:type="simple">https://encurtador.com.br/EGI34</text:a></text:p>
          </table:table-cell>
        </table:table-row>
        <table:table-row table:style-name="ro3">
          <table:table-cell office:value-type="string" calcext:value-type="string">
            <text:p><text:a xlink:href="https://l1nq.com/BhkAG" xlink:type="simple">https://encurtador.com.br/uGKY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x1E67" xlink:type="simple">https://l1nq.com/x1E67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cesse.one/Ogvq9" xlink:type="simple">https://acesse.one/Ogvq9</text:a></text:p>
          </table:table-cell>
        </table:table-row>
        <table:table-row table:style-name="ro3">
          <table:table-cell office:value-type="string" calcext:value-type="string">
            <text:p><text:a xlink:href="https://acesse.one/DSexF" xlink:type="simple">https://encurtador.com.br/qMX45</text:a></text:p>
          </table:table-cell>
        </table:table-row>
        <table:table-row table:style-name="ro3">
          <table:table-cell office:value-type="string" calcext:value-type="string">
            <text:p><text:a xlink:href="https://encr.pw/kMQN3" xlink:type="simple">https://encurtador.com.br/dfuO5</text:a></text:p>
          </table:table-cell>
        </table:table-row>
        <table:table-row table:style-name="ro3">
          <table:table-cell office:value-type="string" calcext:value-type="string">
            <text:p><text:a xlink:href="https://encr.pw/K8GZx" xlink:type="simple">https://encurtador.com.br/gltvG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cesse.one/GAAcw" xlink:type="simple">https://acesse.one/GAAcw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WXsCG" xlink:type="simple">https://l1nq.com/WXsCG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r.pw/8did1" xlink:type="simple">https://tinyurl.com/58mpy8v9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k.dev/4sM8P" xlink:type="simple">https://l1nk.dev/4sM8P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9zvOp" xlink:type="simple">https://l1nq.com/9zvOp</text:a></text:p>
          </table:table-cell>
        </table:table-row>
        <table:table-row table:style-name="ro3">
          <table:table-cell office:value-type="string" calcext:value-type="string">
            <text:p><text:a xlink:href="https://l1nk.dev/mwfYs" xlink:type="simple">https://encurtador.com.br/ekzH3</text:a></text:p>
          </table:table-cell>
        </table:table-row>
        <table:table-row table:style-name="ro3">
          <table:table-cell office:value-type="string" calcext:value-type="string">
            <text:p><text:a xlink:href="https://l1nq.com/Uhmax" xlink:type="simple">https://encurtador.com.br/cPWZ7</text:a></text:p>
          </table:table-cell>
        </table:table-row>
        <table:table-row table:style-name="ro3">
          <table:table-cell office:value-type="string" calcext:value-type="string">
            <text:p><text:a xlink:href="https://l1nk.dev/HcHhC" xlink:type="simple">https://encurtador.com.br/fiC46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e2wJj" xlink:type="simple">https://l1nq.com/e2wJj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vm48m" xlink:type="simple">https://l1nq.com/vm48m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xw0Tm" xlink:type="simple">https://encurtador.com.br/vxETW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wW406" xlink:type="simple">https://l1nq.com/wW406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1xTwR" xlink:type="simple">https://l1nq.com/1xTwR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Qmyqz" xlink:type="simple">https://l1nq.com/Qmyqz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0FrPu" xlink:type="simple">https://l1nq.com/0FrPu</text:a></text:p>
          </table:table-cell>
        </table:table-row>
        <table:table-row table:style-name="ro3">
          <table:table-cell office:value-type="string" calcext:value-type="string">
            <text:p><text:a xlink:href="https://l1nk.dev/m1aYS" xlink:type="simple">https://encurtador.com.br/kvOX9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gsBC4" xlink:type="simple">https://encurtador.com.br/gsBC4</text:a></text:p>
          </table:table-cell>
        </table:table-row>
        <table:table-row table:style-name="ro3">
          <table:table-cell office:value-type="string" calcext:value-type="string">
            <text:p><text:a xlink:href="https://encr.pw/FVDjf" xlink:type="simple">https://encurtador.com.br/dgsMQ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ZuN6y" xlink:type="simple">https://l1nq.com/ZuN6y</text:a></text:p>
          </table:table-cell>
        </table:table-row>
        <table:table-row table:style-name="ro3">
          <table:table-cell office:value-type="string" calcext:value-type="string">
            <text:p><text:a xlink:href="https://l1nq.com/5hFWV" xlink:type="simple">https://encurtador.com.br/mDKT8</text:a></text:p>
          </table:table-cell>
        </table:table-row>
        <table:table-row table:style-name="ro3">
          <table:table-cell office:value-type="string" calcext:value-type="string">
            <text:p><text:a xlink:href="https://encr.pw/0gxZC" xlink:type="simple">https://encurtador.com.br/ouyDI</text:a></text:p>
          </table:table-cell>
        </table:table-row>
        <table:table-row table:style-name="ro3">
          <table:table-cell office:value-type="string" calcext:value-type="string">
            <text:p><text:a xlink:href="https://acesse.one/nGTy4" xlink:type="simple">https://encurtador.com.br/cqwH1</text:a></text:p>
          </table:table-cell>
        </table:table-row>
        <table:table-row table:style-name="ro3">
          <table:table-cell office:value-type="string" calcext:value-type="string">
            <text:p><text:a xlink:href="https://acesse.one/2UCpx" xlink:type="simple">https://encurtador.com.br/fhxK9</text:a></text:p>
          </table:table-cell>
        </table:table-row>
        <table:table-row table:style-name="ro3">
          <table:table-cell office:value-type="string" calcext:value-type="string">
            <text:p><text:a xlink:href="https://l1nq.com/oWmbH" xlink:type="simple">https://encurtador.com.br/gDE57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xKRip" xlink:type="simple">https://l1nq.com/xKRip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aeJNY" xlink:type="simple">https://encurtador.com.br/aeJNY</text:a></text:p>
          </table:table-cell>
        </table:table-row>
        <table:table-row table:style-name="ro3">
          <table:table-cell office:value-type="string" calcext:value-type="string">
            <text:p><text:a xlink:href="https://acesse.one/t92Rl" xlink:type="simple">https://encurtador.com.br/agEPX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kwzVW" xlink:type="simple">https://encurtador.com.br/kwzVW</text:a></text:p>
          </table:table-cell>
        </table:table-row>
        <table:table-row table:style-name="ro3">
          <table:table-cell office:value-type="string" calcext:value-type="string">
            <text:p><text:a xlink:href="https://l1nq.com/3bfl0" xlink:type="simple">https://encurtador.com.br/cinO6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k.dev/9YSuG" xlink:type="simple">https://l1nk.dev/9YSuG</text:a></text:p>
          </table:table-cell>
        </table:table-row>
        <table:table-row table:style-name="ro3">
          <table:table-cell office:value-type="string" calcext:value-type="string">
            <text:p><text:a xlink:href="https://l1nq.com/zg523" xlink:type="simple">https://encurtador.com.br/cdtX7</text:a></text:p>
          </table:table-cell>
        </table:table-row>
        <table:table-row table:style-name="ro3">
          <table:table-cell office:value-type="string" calcext:value-type="string">
            <text:p><text:a xlink:href="https://l1nq.com/SlOTD" xlink:type="simple">https://encurtador.com.br/pry02</text:a></text:p>
          </table:table-cell>
        </table:table-row>
        <table:table-row table:style-name="ro3">
          <table:table-cell office:value-type="string" calcext:value-type="string">
            <text:p><text:a xlink:href="https://encr.pw/6Hszt" xlink:type="simple">https://encurtador.com.br/cfrLR</text:a></text:p>
          </table:table-cell>
        </table:table-row>
        <table:table-row table:style-name="ro3">
          <table:table-cell office:value-type="string" calcext:value-type="string">
            <text:p><text:a xlink:href="https://encr.pw/IsNed" xlink:type="simple">https://encurtador.com.br/npPT6</text:a></text:p>
          </table:table-cell>
        </table:table-row>
        <table:table-row table:style-name="ro3">
          <table:table-cell office:value-type="string" calcext:value-type="string">
            <text:p><text:a xlink:href="https://l1nq.com/k92Xg" xlink:type="simple">https://encurtador.com.br/kDK48</text:a></text:p>
          </table:table-cell>
        </table:table-row>
        <table:table-row table:style-name="ro3">
          <table:table-cell office:value-type="string" calcext:value-type="string">
            <text:p><text:a xlink:href="https://encr.pw/GrWRY" xlink:type="simple">https://encurtador.com.br/chDE4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kxFGg" xlink:type="simple">https://l1nq.com/kxFGg</text:a></text:p>
          </table:table-cell>
        </table:table-row>
        <table:table-row table:style-name="ro3">
          <table:table-cell office:value-type="string" calcext:value-type="string">
            <text:p><text:a xlink:href="https://encr.pw/bNn9b" xlink:type="simple">https://encr.pw/bNn9b</text:a></text:p>
          </table:table-cell>
        </table:table-row>
        <table:table-row table:style-name="ro3">
          <table:table-cell office:value-type="string" calcext:value-type="string">
            <text:p><text:a xlink:href="https://l1nq.com/SJSFG" xlink:type="simple">https://encurtador.com.br/cowPT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cesse.one/rHbNM" xlink:type="simple">https://acesse.one/rHbNM</text:a></text:p>
          </table:table-cell>
        </table:table-row>
        <table:table-row table:style-name="ro3">
          <table:table-cell office:value-type="string" calcext:value-type="string">
            <text:p><text:a xlink:href="https://l1nq.com/vc3qQ" xlink:type="simple">https://encurtador.com.br/mrtuw</text:a></text:p>
          </table:table-cell>
        </table:table-row>
        <table:table-row table:style-name="ro3">
          <table:table-cell office:value-type="string" calcext:value-type="string">
            <text:p><text:a xlink:href="https://l1nq.com/X6G0I" xlink:type="simple">https://encurtador.com.br/cyB2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r.pw/Kizt7" xlink:type="simple">https://tinyurl.com/2n7duzab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KWoKd" xlink:type="simple">https://l1nq.com/KWoKd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cesse.one/1ozF9" xlink:type="simple">https://acesse.one/1ozF9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cyyo3" xlink:type="simple">https://l1nq.com/cyyo3</text:a></text:p>
          </table:table-cell>
        </table:table-row>
        <table:table-row table:style-name="ro3">
          <table:table-cell office:value-type="string" calcext:value-type="string">
            <text:p><text:a xlink:href="https://encr.pw/Km6BQ" xlink:type="simple">https://encurtador.com.br/lvRY8</text:a></text:p>
          </table:table-cell>
        </table:table-row>
        <table:table-row table:style-name="ro3">
          <table:table-cell office:value-type="string" calcext:value-type="string">
            <text:p><text:a xlink:href="https://l1nq.com/IYn5X" xlink:type="simple">https://encurtador.com.br/ahiI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r.pw/E51H5" xlink:type="simple">https://tinyurl.com/yckx57ch</text:a></text:p>
          </table:table-cell>
        </table:table-row>
        <table:table-row table:style-name="ro3">
          <table:table-cell office:value-type="string" calcext:value-type="string">
            <text:p><text:a xlink:href="https://l1nq.com/VzgD8" xlink:type="simple">https://encurtador.com.br/gyLOX</text:a></text:p>
          </table:table-cell>
        </table:table-row>
        <table:table-row table:style-name="ro3">
          <table:table-cell office:value-type="string" calcext:value-type="string">
            <text:p><text:a xlink:href="https://l1nq.com/MKmqp" xlink:type="simple">https://l1nq.com/MKmqp</text:a></text:p>
          </table:table-cell>
        </table:table-row>
        <table:table-row table:style-name="ro3">
          <table:table-cell office:value-type="string" calcext:value-type="string">
            <text:p><text:a xlink:href="https://encr.pw/Bk4q6" xlink:type="simple">https://encurtador.com.br/wDJQ1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cesse.one/D9Afq" xlink:type="simple">https://acesse.one/D9Afq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k.dev/0Flsq" xlink:type="simple">https://l1nk.dev/0Flsq</text:a></text:p>
          </table:table-cell>
        </table:table-row>
        <table:table-row table:style-name="ro3">
          <table:table-cell office:value-type="string" calcext:value-type="string">
            <text:p><text:a xlink:href="https://encr.pw/DIlmM" xlink:type="simple">https://encurtador.com.br/adIR7</text:a></text:p>
          </table:table-cell>
        </table:table-row>
        <table:table-row table:style-name="ro3">
          <table:table-cell office:value-type="string" calcext:value-type="string">
            <text:p><text:a xlink:href="https://l1nq.com/h4sbt" xlink:type="simple">https://encurtador.com.br/hlxEF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krjb4xs" xlink:type="simple">https://tinyurl.com/4krjb4xs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r.pw/kd5iL" xlink:type="simple">https://tinyurl.com/2ksu4j5y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o7xJC" xlink:type="simple">https://l1nq.com/o7xJC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r8zWl" xlink:type="simple">https://l1nq.com/r8zWl</text:a></text:p>
          </table:table-cell>
        </table:table-row>
        <table:table-row table:style-name="ro3">
          <table:table-cell office:value-type="string" calcext:value-type="string">
            <text:p><text:a xlink:href="https://encr.pw/ti6J9" xlink:type="simple">https://encurtador.com.br/mLNTY</text:a></text:p>
          </table:table-cell>
        </table:table-row>
        <table:table-row table:style-name="ro3">
          <table:table-cell office:value-type="string" calcext:value-type="string">
            <text:p><text:a xlink:href="https://encr.pw/tTakZ" xlink:type="simple">https://encurtador.com.br/AZ068</text:a></text:p>
          </table:table-cell>
        </table:table-row>
        <table:table-row table:style-name="ro3">
          <table:table-cell office:value-type="string" calcext:value-type="string">
            <text:p><text:a xlink:href="https://encr.pw/EWsv7" xlink:type="simple">https://encurtador.com.br/xyIV2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r.pw/Izzzn" xlink:type="simple">https://tinyurl.com/yhmn6hmr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2bRey" xlink:type="simple">https://encurtador.com.br/gxEI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r.pw/UxxzG" xlink:type="simple">https://tinyurl.com/5n7ndnrt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M3Dx9" xlink:type="simple">https://l1nq.com/M3Dx9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NU278" xlink:type="simple">https://encurtador.com.br/NU278</text:a></text:p>
          </table:table-cell>
        </table:table-row>
        <table:table-row table:style-name="ro3">
          <table:table-cell office:value-type="string" calcext:value-type="string">
            <text:p><text:a xlink:href="https://acesse.one/3UkdZ" xlink:type="simple">https://acesse.one/3UkdZ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r.pw/ga1Et" xlink:type="simple">https://tinyurl.com/24ssehsu</text:a></text:p>
          </table:table-cell>
        </table:table-row>
        <table:table-row table:style-name="ro3">
          <table:table-cell office:value-type="string" calcext:value-type="string">
            <text:p><text:a xlink:href="https://acesse.one/uAe9v" xlink:type="simple">https://acesse.one/uAe9v</text:a></text:p>
          </table:table-cell>
        </table:table-row>
        <table:table-row table:style-name="ro3">
          <table:table-cell office:value-type="string" calcext:value-type="string">
            <text:p><text:a xlink:href="https://l1nk.dev/Apqzl" xlink:type="simple">https://encurtador.com.br/bgkI6</text:a></text:p>
          </table:table-cell>
        </table:table-row>
        <table:table-row table:style-name="ro3">
          <table:table-cell office:value-type="string" calcext:value-type="string">
            <text:p><text:a xlink:href="https://l1nq.com/2RkS2" xlink:type="simple">https://l1nq.com/2RkS2</text:a></text:p>
          </table:table-cell>
        </table:table-row>
        <table:table-row table:style-name="ro3">
          <table:table-cell office:value-type="string" calcext:value-type="string">
            <text:p><text:a xlink:href="https://encr.pw/Z0zgU" xlink:type="simple">https://encurtador.com.br/BHIN1</text:a></text:p>
          </table:table-cell>
        </table:table-row>
        <table:table-row table:style-name="ro3">
          <table:table-cell office:value-type="string" calcext:value-type="string">
            <text:p><text:a xlink:href="https://encr.pw/jmeQE" xlink:type="simple">https://encurtador.com.br/pRZ59</text:a></text:p>
          </table:table-cell>
        </table:table-row>
        <table:table-row table:style-name="ro3">
          <table:table-cell office:value-type="string" calcext:value-type="string">
            <text:p><text:a xlink:href="https://l1nq.com/N3oNz" xlink:type="simple">https://l1nq.com/N3oNz</text:a></text:p>
          </table:table-cell>
        </table:table-row>
        <table:table-row table:style-name="ro3">
          <table:table-cell office:value-type="string" calcext:value-type="string">
            <text:p><text:a xlink:href="https://l1nq.com/HiUXJ" xlink:type="simple">https://l1nq.com/HiUXJ</text:a></text:p>
          </table:table-cell>
        </table:table-row>
        <table:table-row table:style-name="ro3">
          <table:table-cell office:value-type="string" calcext:value-type="string">
            <text:p><text:a xlink:href="https://l1nq.com/eWz9l" xlink:type="simple">https://l1nq.com/eWz9l</text:a></text:p>
          </table:table-cell>
        </table:table-row>
        <table:table-row table:style-name="ro3">
          <table:table-cell office:value-type="string" calcext:value-type="string">
            <text:p><text:a xlink:href="https://l1nk.dev/ONbRG" xlink:type="simple">https://l1nk.dev/ONbRG</text:a></text:p>
          </table:table-cell>
        </table:table-row>
        <table:table-row table:style-name="ro3">
          <table:table-cell office:value-type="string" calcext:value-type="string">
            <text:p><text:a xlink:href="https://l1nq.com/yNkaW" xlink:type="simple">https://encurtador.com.br/esuvL</text:a></text:p>
          </table:table-cell>
        </table:table-row>
        <table:table-row table:style-name="ro3">
          <table:table-cell office:value-type="string" calcext:value-type="string">
            <text:p><text:a xlink:href="https://l1nq.com/EgZEl" xlink:type="simple">https://encurtador.com.br/hyEFK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r.pw/jk7KF" xlink:type="simple">https://tinyurl.com/yv6h2bxd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r.pw/rwzh8" xlink:type="simple">https://encurtador.com.br/wBRXY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jhW3q" xlink:type="simple">https://encurtador.com.br/acnF4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r.pw/swQQ3" xlink:type="simple">https://encurtador.com.br/ikprQ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r.pw/yts7w" xlink:type="simple">https://tinyurl.com/57h5ds4u</text:a></text:p>
          </table:table-cell>
        </table:table-row>
        <table:table-row table:style-name="ro3">
          <table:table-cell office:value-type="string" calcext:value-type="string">
            <text:p><text:a xlink:href="https://l1nq.com/Ap2JR" xlink:type="simple">https://l1nq.com/Ap2JR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r.pw/zuuVg" xlink:type="simple">https://tinyurl.com/8n36jxfp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r.pw/H7ec8" xlink:type="simple">https://encurtador.com.br/prHOT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cesse.one/FQGJb" xlink:type="simple">https://encurtador.com.br/jrHNW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shre.ink/lCr5" xlink:type="simple">https://encurtador.com.br/IKMOY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r.pw/YJ3SN" xlink:type="simple">https://encurtador.com.br/gtJS7</text:a></text:p>
          </table:table-cell>
        </table:table-row>
        <table:table-row table:style-name="ro3">
          <table:table-cell office:value-type="string" calcext:value-type="string">
            <text:p><text:a xlink:href="https://l1nq.com/ahlJ8" xlink:type="simple">https://l1nq.com/ahlJ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cesse.one/4G1Ex" xlink:type="simple">https://acesse.one/4G1Ex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k.dev/0tM4e" xlink:type="simple">https://encurtador.com.br/pxCH7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5xIwc" xlink:type="simple">https://encurtador.com.br/gpZ06</text:a></text:p>
          </table:table-cell>
        </table:table-row>
        <table:table-row table:style-name="ro3">
          <table:table-cell office:value-type="string" calcext:value-type="string">
            <text:p><text:a xlink:href="https://acesse.one/YGCdJ" xlink:type="simple">https://acesse.one/YGCdJ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JDoJq" xlink:type="simple">https://encurtador.com.br/cgsT7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r.pw/jfoU9" xlink:type="simple">https://encurtador.com.br/ioTWX</text:a></text:p>
          </table:table-cell>
        </table:table-row>
        <table:table-row table:style-name="ro3">
          <table:table-cell office:value-type="string" calcext:value-type="string">
            <text:p><text:a xlink:href="https://encr.pw/8XAg4" xlink:type="simple">https://tinyurl.com/ytdfna2r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r.pw/hCfqf" xlink:type="simple">https://encurtador.com.br/adgo7</text:a></text:p>
          </table:table-cell>
        </table:table-row>
        <table:table-row table:style-name="ro3">
          <table:table-cell office:value-type="string" calcext:value-type="string">
            <text:p><text:a xlink:href="https://l1nq.com/pacel" xlink:type="simple">https://l1nq.com/pacel</text:a></text:p>
          </table:table-cell>
        </table:table-row>
        <table:table-row table:style-name="ro3">
          <table:table-cell office:value-type="string" calcext:value-type="string">
            <text:p><text:a xlink:href="https://l1nq.com/lAlH2" xlink:type="simple">https://l1nq.com/lAlH2</text:a></text:p>
          </table:table-cell>
        </table:table-row>
        <table:table-row table:style-name="ro3">
          <table:table-cell office:value-type="string" calcext:value-type="string">
            <text:p><text:a xlink:href="https://l1nq.com/9C0yl" xlink:type="simple">https://encurtador.com.br/hmpG2</text:a></text:p>
          </table:table-cell>
        </table:table-row>
        <table:table-row table:style-name="ro3">
          <table:table-cell office:value-type="string" calcext:value-type="string">
            <text:p><text:a xlink:href="https://l1nk.dev/wX4eH" xlink:type="simple">https://l1nk.dev/wX4eH</text:a></text:p>
          </table:table-cell>
        </table:table-row>
        <table:table-row table:style-name="ro3">
          <table:table-cell office:value-type="string" calcext:value-type="string">
            <text:p><text:a xlink:href="https://encr.pw/rd2Y8" xlink:type="simple">https://encurtador.com.br/rtwz4</text:a></text:p>
          </table:table-cell>
        </table:table-row>
        <table:table-row table:style-name="ro3">
          <table:table-cell office:value-type="string" calcext:value-type="string">
            <text:p><text:a xlink:href="https://l1nq.com/G9lHi" xlink:type="simple">https://l1nq.com/G9lHi</text:a></text:p>
          </table:table-cell>
        </table:table-row>
        <table:table-row table:style-name="ro3">
          <table:table-cell office:value-type="string" calcext:value-type="string">
            <text:p><text:a xlink:href="https://l1nq.com/TT1pb" xlink:type="simple">https://encurtador.com.br/evzDW</text:a></text:p>
          </table:table-cell>
        </table:table-row>
        <table:table-row table:style-name="ro3">
          <table:table-cell office:value-type="string" calcext:value-type="string">
            <text:p><text:a xlink:href="https://l1nq.com/RoPKO" xlink:type="simple">https://l1nq.com/RoPKO</text:a></text:p>
          </table:table-cell>
        </table:table-row>
        <table:table-row table:style-name="ro3">
          <table:table-cell office:value-type="string" calcext:value-type="string">
            <text:p><text:a xlink:href="https://encr.pw/QocLM" xlink:type="simple">https://encurtador.com.br/cBILN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r.pw/lf7PU" xlink:type="simple">https://tinyurl.com/ytjvubvz</text:a></text:p>
          </table:table-cell>
        </table:table-row>
        <table:table-row table:style-name="ro3">
          <table:table-cell office:value-type="string" calcext:value-type="string">
            <text:p><text:a xlink:href="https://acesse.one/3lmEt" xlink:type="simple">https://acesse.one/3lmEt</text:a></text:p>
          </table:table-cell>
        </table:table-row>
        <table:table-row table:style-name="ro3">
          <table:table-cell office:value-type="string" calcext:value-type="string">
            <text:p><text:a xlink:href="https://l1nq.com/BDV66" xlink:type="simple">https://encurtador.com.br/dfEPZ</text:a></text:p>
          </table:table-cell>
        </table:table-row>
        <table:table-row table:style-name="ro3">
          <table:table-cell office:value-type="string" calcext:value-type="string">
            <text:p><text:a xlink:href="https://l1nq.com/3K9LX" xlink:type="simple">https://encurtador.com.br/abvxS</text:a></text:p>
          </table:table-cell>
        </table:table-row>
        <table:table-row table:style-name="ro3">
          <table:table-cell office:value-type="string" calcext:value-type="string">
            <text:p><text:a xlink:href="https://encr.pw/2lmV8" xlink:type="simple">https://encurtador.com.br/HJPX8</text:a></text:p>
          </table:table-cell>
        </table:table-row>
        <table:table-row table:style-name="ro3">
          <table:table-cell office:value-type="string" calcext:value-type="string">
            <text:p><text:a xlink:href="https://l1nk.dev/tuNqE" xlink:type="simple">https://l1nk.dev/tuNqE</text:a></text:p>
          </table:table-cell>
        </table:table-row>
        <table:table-row table:style-name="ro3">
          <table:table-cell office:value-type="string" calcext:value-type="string">
            <text:p><text:a xlink:href="https://l1nq.com/OiCtT" xlink:type="simple">https://l1nq.com/OiCtT</text:a></text:p>
          </table:table-cell>
        </table:table-row>
        <table:table-row table:style-name="ro3">
          <table:table-cell office:value-type="string" calcext:value-type="string">
            <text:p><text:a xlink:href="https://acesse.one/6IYRW" xlink:type="simple">https://acesse.one/6IYRW</text:a></text:p>
          </table:table-cell>
        </table:table-row>
        <table:table-row table:style-name="ro3">
          <table:table-cell office:value-type="string" calcext:value-type="string">
            <text:p><text:a xlink:href="https://l1nq.com/fmOUJ" xlink:type="simple">https://tinyurl.com/y5k88kjm</text:a></text:p>
          </table:table-cell>
        </table:table-row>
        <table:table-row table:style-name="ro3">
          <table:table-cell office:value-type="string" calcext:value-type="string">
            <text:p><text:a xlink:href="https://encr.pw/kQc8A" xlink:type="simple">https://tinyurl.com/mtbz23c4</text:a></text:p>
          </table:table-cell>
        </table:table-row>
        <table:table-row table:style-name="ro3">
          <table:table-cell office:value-type="string" calcext:value-type="string">
            <text:p><text:a xlink:href="https://encr.pw/2Qnd3" xlink:type="simple">https://tinyurl.com/28ab32zs</text:a></text:p>
          </table:table-cell>
        </table:table-row>
        <table:table-row table:style-name="ro3">
          <table:table-cell office:value-type="string" calcext:value-type="string">
            <text:p><text:a xlink:href="https://l1nq.com/Hm06O" xlink:type="simple">https://tinyurl.com/58533z2u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KkEdH" xlink:type="simple">https://encurtador.com.br/owJMP</text:a></text:p>
          </table:table-cell>
        </table:table-row>
        <table:table-row table:style-name="ro3">
          <table:table-cell office:value-type="string" calcext:value-type="string">
            <text:p><text:a xlink:href="https://l1nk.dev/IHtav" xlink:type="simple">https://l1nk.dev/IHtav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r.pw/NIY0e" xlink:type="simple">https://encurtador.com.br/aORUX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cesse.one/pkKyg" xlink:type="simple">https://encurtador.com.br/hilTU</text:a></text:p>
          </table:table-cell>
        </table:table-row>
        <table:table-row table:style-name="ro3">
          <table:table-cell office:value-type="string" calcext:value-type="string">
            <text:p><text:a xlink:href="https://l1nq.com/iDopo" xlink:type="simple">https://l1nq.com/iDopo</text:a></text:p>
          </table:table-cell>
        </table:table-row>
        <table:table-row table:style-name="ro3">
          <table:table-cell office:value-type="string" calcext:value-type="string">
            <text:p><text:a xlink:href="https://l1nq.com/LiDAx" xlink:type="simple">https://l1nq.com/LiDAx</text:a></text:p>
          </table:table-cell>
        </table:table-row>
        <table:table-row table:style-name="ro3">
          <table:table-cell office:value-type="string" calcext:value-type="string">
            <text:p><text:a xlink:href="https://encurtador.com.br/uzLOQ" xlink:type="simple">https://encurtador.com.br/uzLOQ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CqYpG" xlink:type="simple">https://encurtador.com.br/uAH23</text:a></text:p>
          </table:table-cell>
        </table:table-row>
        <table:table-row table:style-name="ro3">
          <table:table-cell office:value-type="string" calcext:value-type="string">
            <text:p><text:a xlink:href="https://acesse.one/PbPo5" xlink:type="simple">https://acesse.one/PbPo5</text:a></text:p>
          </table:table-cell>
        </table:table-row>
        <table:table-row table:style-name="ro3">
          <table:table-cell office:value-type="string" calcext:value-type="string">
            <text:p><text:a xlink:href="https://l1nq.com/Ec9kD" xlink:type="simple">https://encurtador.com.br/jkuPX</text:a></text:p>
          </table:table-cell>
        </table:table-row>
        <table:table-row table:style-name="ro3">
          <table:table-cell office:value-type="string" calcext:value-type="string">
            <text:p><text:a xlink:href="https://l1nq.com/csbhq" xlink:type="simple">https://encurtador.com.br/GSU28</text:a></text:p>
          </table:table-cell>
        </table:table-row>
        <table:table-row table:style-name="ro3">
          <table:table-cell office:value-type="string" calcext:value-type="string">
            <text:p><text:a xlink:href="https://l1nq.com/iV5n2" xlink:type="simple">https://l1nq.com/iV5n2</text:a></text:p>
          </table:table-cell>
        </table:table-row>
        <table:table-row table:style-name="ro3">
          <table:table-cell office:value-type="string" calcext:value-type="string">
            <text:p><text:a xlink:href="https://encr.pw/7wXit" xlink:type="simple">https://tinyurl.com/4rtwa5tb</text:a></text:p>
          </table:table-cell>
        </table:table-row>
        <table:table-row table:style-name="ro3">
          <table:table-cell office:value-type="string" calcext:value-type="string">
            <text:p><text:a xlink:href="https://l1nq.com/xQddb" xlink:type="simple">https://l1nq.com/xQddb</text:a></text:p>
          </table:table-cell>
        </table:table-row>
        <table:table-row table:style-name="ro3">
          <table:table-cell office:value-type="string" calcext:value-type="string">
            <text:p><text:a xlink:href="https://encr.pw/e3T4Q" xlink:type="simple">https://encurtador.com.br/deisv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8kp0q" xlink:type="simple">https://encurtador.com.br/pPV09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KkSeK" xlink:type="simple">https://encurtador.com.br/morUV</text:a></text:p>
          </table:table-cell>
        </table:table-row>
        <table:table-row table:style-name="ro3">
          <table:table-cell office:value-type="string" calcext:value-type="string">
            <text:p><text:a xlink:href="https://acesse.one/BvtLg" xlink:type="simple">https://tinyurl.com/47w92twe</text:a></text:p>
          </table:table-cell>
        </table:table-row>
        <table:table-row table:style-name="ro3">
          <table:table-cell office:value-type="string" calcext:value-type="string">
            <text:p><text:a xlink:href="https://l1nq.com/MIXWz" xlink:type="simple">https://l1nq.com/MIXWz</text:a></text:p>
          </table:table-cell>
        </table:table-row>
        <table:table-row table:style-name="ro3">
          <table:table-cell office:value-type="string" calcext:value-type="string">
            <text:p><text:a xlink:href="https://encr.pw/xoP5Q" xlink:type="simple">https://tinyurl.com/j4yx7kf8</text:a></text:p>
          </table:table-cell>
        </table:table-row>
        <table:table-row table:style-name="ro3">
          <table:table-cell office:value-type="string" calcext:value-type="string">
            <text:p><text:a xlink:href="https://l1nq.com/1VXiu" xlink:type="simple">https://l1nq.com/1VXiu</text:a></text:p>
          </table:table-cell>
        </table:table-row>
        <table:table-row table:style-name="ro3">
          <table:table-cell office:value-type="string" calcext:value-type="string">
            <text:p><text:a xlink:href="https://l1nk.dev/ym7qR" xlink:type="simple">https://encurtador.com.br/rtAQ4</text:a></text:p>
          </table:table-cell>
        </table:table-row>
        <table:table-row table:style-name="ro3">
          <table:table-cell office:value-type="string" calcext:value-type="string">
            <text:p><text:a xlink:href="https://encr.pw/7Dmuy" xlink:type="simple">https://encurtador.com.br/oxyI8</text:a></text:p>
          </table:table-cell>
        </table:table-row>
        <table:table-row table:style-name="ro3">
          <table:table-cell office:value-type="string" calcext:value-type="string">
            <text:p><text:a xlink:href="https://l1nk.dev/Et7hk" xlink:type="simple">https://l1nk.dev/Et7hk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L8fZf" xlink:type="simple">https://encurtador.com.br/bjXY2</text:a></text:p>
          </table:table-cell>
        </table:table-row>
        <table:table-row table:style-name="ro3">
          <table:table-cell office:value-type="string" calcext:value-type="string">
            <text:p><text:a xlink:href="https://l1nq.com/jICOh" xlink:type="simple">https://l1nq.com/jICOh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r.pw/sipGo" xlink:type="simple">https://encurtador.com.br/iKMYZ</text:a></text:p>
          </table:table-cell>
        </table:table-row>
        <table:table-row table:style-name="ro3">
          <table:table-cell office:value-type="string" calcext:value-type="string">
            <text:p><text:a xlink:href="https://encr.pw/bg6te" xlink:type="simple">https://tinyurl.com/3z6mmnvz</text:a></text:p>
          </table:table-cell>
        </table:table-row>
        <table:table-row table:style-name="ro3">
          <table:table-cell office:value-type="string" calcext:value-type="string">
            <text:p><text:a xlink:href="https://l1nq.com/yC6he" xlink:type="simple">https://l1nq.com/yC6he</text:a></text:p>
          </table:table-cell>
        </table:table-row>
        <table:table-row table:style-name="ro3">
          <table:table-cell office:value-type="string" calcext:value-type="string">
            <text:p><text:a xlink:href="https://encr.pw/eZlEI" xlink:type="simple">https://encurtador.com.br/cfruz</text:a></text:p>
          </table:table-cell>
        </table:table-row>
        <table:table-row table:style-name="ro3">
          <table:table-cell office:value-type="string" calcext:value-type="string">
            <text:p><text:a xlink:href="https://l1nq.com/1arYs" xlink:type="simple">https://l1nq.com/1arYs</text:a></text:p>
          </table:table-cell>
        </table:table-row>
        <table:table-row table:style-name="ro3">
          <table:table-cell office:value-type="string" calcext:value-type="string">
            <text:p><text:a xlink:href="https://encr.pw/ABOJ6" xlink:type="simple">https://encurtador.com.br/hkwGN</text:a></text:p>
          </table:table-cell>
        </table:table-row>
        <table:table-row table:style-name="ro3">
          <table:table-cell office:value-type="string" calcext:value-type="string">
            <text:p><text:a xlink:href="https://encr.pw/CjTb5" xlink:type="simple">https://encurtador.com.br/cozO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r.pw/B0QbR" xlink:type="simple">https://tinyurl.com/mbj8d8fk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wJL45" xlink:type="simple">https://encurtador.com.br/wJL45</text:a></text:p>
          </table:table-cell>
        </table:table-row>
        <table:table-row table:style-name="ro3">
          <table:table-cell office:value-type="string" calcext:value-type="string">
            <text:p><text:a xlink:href="https://l1nq.com/wLH7U" xlink:type="simple">https://l1nq.com/wLH7U</text:a></text:p>
          </table:table-cell>
        </table:table-row>
        <table:table-row table:style-name="ro3">
          <table:table-cell office:value-type="string" calcext:value-type="string">
            <text:p><text:a xlink:href="https://encr.pw/j9G4O" xlink:type="simple">https://tinyurl.com/4fenzatx</text:a></text:p>
          </table:table-cell>
        </table:table-row>
        <table:table-row table:style-name="ro3">
          <table:table-cell office:value-type="string" calcext:value-type="string">
            <text:p><text:a xlink:href="https://encr.pw/504hj" xlink:type="simple">https://tinyurl.com/yc6b742k</text:a></text:p>
          </table:table-cell>
        </table:table-row>
        <table:table-row table:style-name="ro3">
          <table:table-cell office:value-type="string" calcext:value-type="string">
            <text:p><text:a xlink:href="https://l1nq.com/Ivd5A" xlink:type="simple">https://l1nq.com/Ivd5A</text:a></text:p>
          </table:table-cell>
        </table:table-row>
        <table:table-row table:style-name="ro3">
          <table:table-cell office:value-type="string" calcext:value-type="string">
            <text:p><text:a xlink:href="https://l1nq.com/mLzXP" xlink:type="simple">https://l1nq.com/mLzXP</text:a></text:p>
          </table:table-cell>
        </table:table-row>
        <table:table-row table:style-name="ro3">
          <table:table-cell office:value-type="string" calcext:value-type="string">
            <text:p><text:a xlink:href="https://encr.pw/MhBZR" xlink:type="simple">https://tinyurl.com/pa743twn</text:a></text:p>
          </table:table-cell>
        </table:table-row>
        <table:table-row table:style-name="ro3">
          <table:table-cell office:value-type="string" calcext:value-type="string">
            <text:p><text:a xlink:href="https://l1nq.com/SsW4k" xlink:type="simple">https://l1nq.com/SsW4k</text:a></text:p>
          </table:table-cell>
        </table:table-row>
        <table:table-row table:style-name="ro3">
          <table:table-cell office:value-type="string" calcext:value-type="string">
            <text:p><text:a xlink:href="https://l1nk.dev/qGGfo" xlink:type="simple">https://l1nk.dev/qGGfo</text:a></text:p>
          </table:table-cell>
        </table:table-row>
        <table:table-row table:style-name="ro3">
          <table:table-cell office:value-type="string" calcext:value-type="string">
            <text:p><text:a xlink:href="https://l1nq.com/3Ia3A" xlink:type="simple">https://encurtador.com.br/pqETU</text:a></text:p>
          </table:table-cell>
        </table:table-row>
        <table:table-row table:style-name="ro3">
          <table:table-cell office:value-type="string" calcext:value-type="string">
            <text:p><text:a xlink:href="https://encr.pw/wGxVU" xlink:type="simple">https://encurtador.com.br/lorMR</text:a></text:p>
          </table:table-cell>
        </table:table-row>
        <table:table-row table:style-name="ro3">
          <table:table-cell office:value-type="string" calcext:value-type="string">
            <text:p><text:a xlink:href="https://encr.pw/bHOGA" xlink:type="simple">https://encurtador.com.br/hiLMZ</text:a></text:p>
          </table:table-cell>
        </table:table-row>
        <table:table-row table:style-name="ro3">
          <table:table-cell office:value-type="string" calcext:value-type="string">
            <text:p><text:a xlink:href="https://l1nq.com/YzWFb" xlink:type="simple">https://tinyurl.com/bddte5zd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cesse.one/9DbVW" xlink:type="simple">https://encurtador.com.br/prvyA</text:a></text:p>
          </table:table-cell>
        </table:table-row>
        <table:table-row table:style-name="ro3">
          <table:table-cell office:value-type="string" calcext:value-type="string">
            <text:p><text:a xlink:href="https://l1nq.com/A41aT" xlink:type="simple">https://l1nq.com/A41aT</text:a></text:p>
          </table:table-cell>
        </table:table-row>
        <table:table-row table:style-name="ro3">
          <table:table-cell office:value-type="string" calcext:value-type="string">
            <text:p><text:a xlink:href="https://encr.pw/VBh1L" xlink:type="simple">https://tinyurl.com/2p92jkdw</text:a></text:p>
          </table:table-cell>
        </table:table-row>
        <table:table-row table:style-name="ro3">
          <table:table-cell office:value-type="string" calcext:value-type="string">
            <text:p><text:a xlink:href="https://encr.pw/5Hu1B" xlink:type="simple">https://encurtador.com.br/fkxJP</text:a></text:p>
          </table:table-cell>
        </table:table-row>
        <table:table-row table:style-name="ro3">
          <table:table-cell office:value-type="string" calcext:value-type="string">
            <text:p><text:a xlink:href="https://l1nq.com/gPqt0" xlink:type="simple">https://encurtador.com.br/emnQ5</text:a></text:p>
          </table:table-cell>
        </table:table-row>
        <table:table-row table:style-name="ro3">
          <table:table-cell office:value-type="string" calcext:value-type="string">
            <text:p><text:a xlink:href="https://l1nq.com/OJpLi" xlink:type="simple">https://encurtador.com.br/gzTWZ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yjmep3b" xlink:type="simple">https://tinyurl.com/2yjmep3b</text:a></text:p>
          </table:table-cell>
        </table:table-row>
        <table:table-row table:style-name="ro3">
          <table:table-cell office:value-type="string" calcext:value-type="string">
            <text:p><text:a xlink:href="https://l1nq.com/Sh9BI" xlink:type="simple">https://l1nq.com/Sh9BI</text:a></text:p>
          </table:table-cell>
        </table:table-row>
        <table:table-row table:style-name="ro3">
          <table:table-cell office:value-type="string" calcext:value-type="string">
            <text:p><text:a xlink:href="https://l1nq.com/WaIG4" xlink:type="simple">https://l1nq.com/WaIG4</text:a></text:p>
          </table:table-cell>
        </table:table-row>
        <table:table-row table:style-name="ro3">
          <table:table-cell office:value-type="string" calcext:value-type="string">
            <text:p><text:a xlink:href="https://l1nq.com/fOJFK" xlink:type="simple">https://l1nq.com/fOJFK</text:a></text:p>
          </table:table-cell>
        </table:table-row>
        <table:table-row table:style-name="ro3">
          <table:table-cell office:value-type="string" calcext:value-type="string">
            <text:p><text:a xlink:href="https://l1nq.com/tyZtx" xlink:type="simple">https://l1nq.com/tyZtx</text:a></text:p>
          </table:table-cell>
        </table:table-row>
        <table:table-row table:style-name="ro3">
          <table:table-cell office:value-type="string" calcext:value-type="string">
            <text:p><text:a xlink:href="https://l1nq.com/K11in" xlink:type="simple">https://l1nq.com/K11in</text:a></text:p>
          </table:table-cell>
        </table:table-row>
        <table:table-row table:style-name="ro3">
          <table:table-cell office:value-type="string" calcext:value-type="string">
            <text:p><text:a xlink:href="https://l1nq.com/Z3gt4" xlink:type="simple">https://l1nq.com/Z3gt4</text:a></text:p>
          </table:table-cell>
        </table:table-row>
        <table:table-row table:style-name="ro3">
          <table:table-cell office:value-type="string" calcext:value-type="string">
            <text:p><text:a xlink:href="https://l1nq.com/dTXIj" xlink:type="simple">https://encurtador.com.br/gixHT</text:a></text:p>
          </table:table-cell>
        </table:table-row>
        <table:table-row table:style-name="ro3">
          <table:table-cell office:value-type="string" calcext:value-type="string">
            <text:p><text:a xlink:href="https://l1nq.com/c8dV5" xlink:type="simple">https://l1nq.com/c8dV5</text:a></text:p>
          </table:table-cell>
        </table:table-row>
        <table:table-row table:style-name="ro3">
          <table:table-cell office:value-type="string" calcext:value-type="string">
            <text:p><text:a xlink:href="https://tinyurl.com/43445nju" xlink:type="simple">https://tinyurl.com/43445nju</text:a></text:p>
          </table:table-cell>
        </table:table-row>
        <table:table-row table:style-name="ro3">
          <table:table-cell office:value-type="string" calcext:value-type="string">
            <text:p><text:a xlink:href="https://l1nq.com/wOiY8" xlink:type="simple">https://encurtador.com.br/axBK6</text:a></text:p>
          </table:table-cell>
        </table:table-row>
        <table:table-row table:style-name="ro3">
          <table:table-cell office:value-type="string" calcext:value-type="string">
            <text:p><text:a xlink:href="https://noticiasdoes.com.br/noticia/34655/dia-nacional-do-diabetes-26--mais-de-50-dos-brasileiros-desconhecem-que-tem-a-doenca" xlink:type="simple">https://noticiasdoes.com.br/noticia/34655/dia-nacional-do-diabetes-26--mais-de-50-dos-brasileiros-desconhecem-que-tem-a-doenca</text:a></text:p>
          </table:table-cell>
        </table:table-row>
        <table:table-row table:style-name="ro3">
          <table:table-cell office:value-type="string" calcext:value-type="string">
            <text:p><text:a xlink:href="https://encr.pw/8JeEi" xlink:type="simple">https://tinyurl.com/2v8u4c7a</text:a></text:p>
          </table:table-cell>
        </table:table-row>
        <table:table-row table:style-name="ro3">
          <table:table-cell office:value-type="string" calcext:value-type="string">
            <text:p><text:a xlink:href="https://encr.pw/DKq8L" xlink:type="simple">https://encurtador.com.br/moAJU</text:a></text:p>
          </table:table-cell>
        </table:table-row>
        <table:table-row table:style-name="ro3">
          <table:table-cell office:value-type="string" calcext:value-type="string">
            <text:p><text:a xlink:href="https://encr.pw/J1kRn" xlink:type="simple">https://encurtador.com.br/cevX7</text:a></text:p>
          </table:table-cell>
        </table:table-row>
        <table:table-row table:style-name="ro3">
          <table:table-cell office:value-type="string" calcext:value-type="string">
            <text:p><text:a xlink:href="https://acesse.one/1NmTP" xlink:type="simple">https://acesse.one/1NmTP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r.pw/cAJ4c" xlink:type="simple">https://tinyurl.com/ykycy4eh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k.dev/Fer2Y" xlink:type="simple">https://encurtador.com.br/sIMX4</text:a></text:p>
          </table:table-cell>
        </table:table-row>
        <table:table-row table:style-name="ro3">
          <table:table-cell office:value-type="string" calcext:value-type="string">
            <text:p><text:a xlink:href="https://encurtador.com.br/AQ238" xlink:type="simple">https://encurtador.com.br/AQ238</text:a></text:p>
          </table:table-cell>
        </table:table-row>
        <table:table-row table:style-name="ro3">
          <table:table-cell office:value-type="string" calcext:value-type="string">
            <text:p><text:a xlink:href="https://l1nk.dev/fgasv" xlink:type="simple">https://encurtador.com.br/boHI1</text:a></text:p>
          </table:table-cell>
        </table:table-row>
        <table:table-row table:style-name="ro3">
          <table:table-cell office:value-type="string" calcext:value-type="string">
            <text:p><text:a xlink:href="https://acesse.one/DH8B5" xlink:type="simple">https://acesse.one/DH8B5</text:a></text:p>
          </table:table-cell>
        </table:table-row>
        <table:table-row table:style-name="ro3">
          <table:table-cell office:value-type="string" calcext:value-type="string">
            <text:p><text:a xlink:href="https://l1nq.com/Ax4Vt" xlink:type="simple">https://l1nq.com/Ax4Vt</text:a></text:p>
          </table:table-cell>
        </table:table-row>
        <table:table-row table:style-name="ro3">
          <table:table-cell office:value-type="string" calcext:value-type="string">
            <text:p><text:a xlink:href="https://acesse.one/TVutg" xlink:type="simple">https://acesse.one/TVutg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k.dev/yGbv0" xlink:type="simple">https://encurtador.com.br/bvTZ0</text:a></text:p>
          </table:table-cell>
        </table:table-row>
        <table:table-row table:style-name="ro3">
          <table:table-cell office:value-type="string" calcext:value-type="string">
            <text:p><text:a xlink:href="https://l1nk.dev/i1UPq" xlink:type="simple">https://l1nk.dev/i1UPq</text:a></text:p>
          </table:table-cell>
        </table:table-row>
        <table:table-row table:style-name="ro3">
          <table:table-cell office:value-type="string" calcext:value-type="string">
            <text:p><text:a xlink:href="https://acesse.one/Dg9U2" xlink:type="simple">https://acesse.one/Dg9U2</text:a></text:p>
          </table:table-cell>
        </table:table-row>
        <table:table-row table:style-name="ro3">
          <table:table-cell office:value-type="string" calcext:value-type="string">
            <text:p><text:a xlink:href="https://l1nq.com/fQz5e" xlink:type="simple">https://l1nq.com/fQz5e</text:a></text:p>
          </table:table-cell>
        </table:table-row>
        <table:table-row table:style-name="ro3">
          <table:table-cell office:value-type="string" calcext:value-type="string">
            <text:p><text:a xlink:href="https://acesse.one/oMFSh" xlink:type="simple">https://encurtador.com.br/dfjAR</text:a></text:p>
          </table:table-cell>
        </table:table-row>
        <table:table-row table:style-name="ro3">
          <table:table-cell office:value-type="string" calcext:value-type="string">
            <text:p><text:a xlink:href="https://encr.pw/vXz75" xlink:type="simple">https://tinyurl.com/6tz4he5d</text:a></text:p>
          </table:table-cell>
        </table:table-row>
        <table:table-row table:style-name="ro3">
          <table:table-cell office:value-type="string" calcext:value-type="string">
            <text:p><text:a xlink:href="https://l1nk.dev/7K5Xo" xlink:type="simple">https://l1nk.dev/7K5Xo</text:a></text:p>
          </table:table-cell>
        </table:table-row>
        <table:table-row table:style-name="ro3">
          <table:table-cell office:value-type="string" calcext:value-type="string">
            <text:p><text:a xlink:href="https://l1nk.dev/tsCPQ" xlink:type="simple">https://l1nk.dev/tsCPQ</text:a></text:p>
          </table:table-cell>
        </table:table-row>
        <table:table-row table:style-name="ro3">
          <table:table-cell office:value-type="string" calcext:value-type="string">
            <text:p><text:a xlink:href="https://l1nq.com/CJ87b" xlink:type="simple">https://l1nq.com/CJ87b</text:a></text:p>
          </table:table-cell>
        </table:table-row>
        <table:table-row table:style-name="ro3">
          <table:table-cell office:value-type="string" calcext:value-type="string">
            <text:p><text:a xlink:href="https://l1nq.com/J9nuk" xlink:type="simple">https://l1nq.com/J9nuk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r.pw/vLm1u" xlink:type="simple">https://encurtador.com.br/dsD03</text:a></text:p>
          </table:table-cell>
        </table:table-row>
        <table:table-row table:style-name="ro3">
          <table:table-cell office:value-type="string" calcext:value-type="string">
            <text:p><text:a xlink:href="https://acesse.one/OjdAO" xlink:type="simple">https://acesse.one/OjdAO</text:a></text:p>
          </table:table-cell>
        </table:table-row>
        <table:table-row table:style-name="ro3">
          <table:table-cell office:value-type="string" calcext:value-type="string">
            <text:p><text:a xlink:href="https://l1nq.com/1XZV6" xlink:type="simple">https://encurtador.com.br/lorX0</text:a></text:p>
          </table:table-cell>
        </table:table-row>
        <table:table-row table:style-name="ro3">
          <table:table-cell office:value-type="string" calcext:value-type="string">
            <text:p><text:a xlink:href="https://encr.pw/NtIKv" xlink:type="simple">https://encurtador.com.br/jklqy</text:a></text:p>
          </table:table-cell>
        </table:table-row>
        <table:table-row table:style-name="ro3">
          <table:table-cell office:value-type="string" calcext:value-type="string">
            <text:p><text:a xlink:href="https://acesse.one/MQoSG" xlink:type="simple">https://encurtador.com.br/bnCL2</text:a></text:p>
          </table:table-cell>
        </table:table-row>
        <table:table-row table:style-name="ro3">
          <table:table-cell office:value-type="string" calcext:value-type="string">
            <text:p><text:a xlink:href="https://encr.pw/BUp1q" xlink:type="simple">https://encr.pw/BUp1q</text:a></text:p>
          </table:table-cell>
        </table:table-row>
        <table:table-row table:style-name="ro3">
          <table:table-cell office:value-type="string" calcext:value-type="string">
            <text:p><text:a xlink:href="https://encr.pw/XXP8n" xlink:type="simple">https://tinyurl.com/4knpw5xn</text:a></text:p>
          </table:table-cell>
        </table:table-row>
        <table:table-row table:style-name="ro3">
          <table:table-cell office:value-type="string" calcext:value-type="string">
            <text:p><text:a xlink:href="https://l1nq.com/PG146" xlink:type="simple">https://l1nq.com/PG146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cesse.one/CjzVU" xlink:type="simple">https://acesse.one/CjzVU</text:a></text:p>
          </table:table-cell>
        </table:table-row>
        <table:table-row table:style-name="ro3">
          <table:table-cell office:value-type="string" calcext:value-type="string">
            <text:p><text:a xlink:href="https://l1nq.com/hMBDQ" xlink:type="simple">https://encurtador.com.br/msOR9</text:a></text:p>
          </table:table-cell>
        </table:table-row>
        <table:table-row table:style-name="ro3">
          <table:table-cell office:value-type="string" calcext:value-type="string">
            <text:p><text:a xlink:href="https://encr.pw/WTNg2" xlink:type="simple">https://encurtador.com.br/iSUVZ</text:a></text:p>
          </table:table-cell>
        </table:table-row>
        <table:table-row table:style-name="ro3">
          <table:table-cell office:value-type="string" calcext:value-type="string">
            <text:p><text:a xlink:href="https://acesse.one/bRORa" xlink:type="simple">https://encurtador.com.br/bkmC9</text:a></text:p>
          </table:table-cell>
        </table:table-row>
        <table:table-row table:style-name="ro3">
          <table:table-cell office:value-type="string" calcext:value-type="string">
            <text:p><text:a xlink:href="https://encr.pw/hNukd" xlink:type="simple">https://encurtador.com.br/elxIK</text:a></text:p>
          </table:table-cell>
        </table:table-row>
        <table:table-row table:style-name="ro3">
          <table:table-cell office:value-type="string" calcext:value-type="string">
            <text:p><text:a xlink:href="https://encr.pw/Lrpt7" xlink:type="simple">https://encurtador.com.br/uDLQ1</text:a></text:p>
          </table:table-cell>
        </table:table-row>
        <table:table-row table:style-name="ro3">
          <table:table-cell office:value-type="string" calcext:value-type="string">
            <text:p><text:a xlink:href="https://acesse.one/My8Qs" xlink:type="simple">https://encurtador.com.br/syX17</text:a></text:p>
          </table:table-cell>
        </table:table-row>
        <table:table-row table:style-name="ro3">
          <table:table-cell office:value-type="string" calcext:value-type="string">
            <text:p><text:a xlink:href="https://encr.pw/F6r87" xlink:type="simple">https://encurtador.com.br/fpZ04</text:a></text:p>
          </table:table-cell>
        </table:table-row>
        <table:table-row table:style-name="ro3">
          <table:table-cell office:value-type="string" calcext:value-type="string">
            <text:p><text:a xlink:href="https://l1nq.com/tIzLo" xlink:type="simple">https://encurtador.com.br/dxCU5</text:a></text:p>
          </table:table-cell>
        </table:table-row>
        <table:table-row table:style-name="ro3">
          <table:table-cell office:value-type="string" calcext:value-type="string">
            <text:p><text:a xlink:href="https://acesse.one/poV0X" xlink:type="simple">https://encurtador.com.br/bdkAH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o0cE8" xlink:type="simple">https://l1nq.com/o0cE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k.dev/x5Ul4" xlink:type="simple">https://l1nk.dev/x5Ul4</text:a></text:p>
          </table:table-cell>
        </table:table-row>
        <table:table-row table:style-name="ro3">
          <table:table-cell office:value-type="string" calcext:value-type="string">
            <text:p><text:a xlink:href="https://encr.pw/4ZiFt" xlink:type="simple">https://encurtador.com.br/hIT59</text:a></text:p>
          </table:table-cell>
        </table:table-row>
        <table:table-row table:style-name="ro3">
          <table:table-cell office:value-type="string" calcext:value-type="string">
            <text:p><text:a xlink:href="https://encr.pw/Q1LQi" xlink:type="simple">https://encurtador.com.br/blnx2</text:a></text:p>
          </table:table-cell>
        </table:table-row>
        <table:table-row table:style-name="ro3">
          <table:table-cell office:value-type="string" calcext:value-type="string">
            <text:p><text:a xlink:href="https://encr.pw/Dp40L" xlink:type="simple">https://tinyurl.com/ywswfcyh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jjpb7" xlink:type="simple">https://l1nq.com/jjpb7</text:a></text:p>
          </table:table-cell>
        </table:table-row>
        <table:table-row table:style-name="ro3">
          <table:table-cell office:value-type="string" calcext:value-type="string">
            <text:p><text:a xlink:href="https://l1nq.com/MWwLP" xlink:type="simple">https://encurtador.com.br/fvCLT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sw8yuzc" xlink:type="simple">https://tinyurl.com/3sw8yuzc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oZP45" xlink:type="simple">https://l1nq.com/oZP4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daLRs" xlink:type="simple">https://l1nq.com/daLRs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9Iduo" xlink:type="simple">https://l1nq.com/9Iduo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OEf41" xlink:type="simple">https://l1nq.com/OEf41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k.dev/WKzAo" xlink:type="simple">https://l1nk.dev/WKzAo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Vdfqu" xlink:type="simple">https://l1nq.com/Vdfqu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qI5Rk" xlink:type="simple">https://l1nq.com/qI5Rk</text:a></text:p>
          </table:table-cell>
        </table:table-row>
        <table:table-row table:style-name="ro3">
          <table:table-cell office:value-type="string" calcext:value-type="string">
            <text:p><text:a xlink:href="https://encr.pw/SITBM" xlink:type="simple">https://tinyurl.com/4b7ddcv2</text:a></text:p>
          </table:table-cell>
        </table:table-row>
        <table:table-row table:style-name="ro3">
          <table:table-cell office:value-type="string" calcext:value-type="string">
            <text:p><text:a xlink:href="https://acesse.one/2F7r5" xlink:type="simple">https://encurtador.com.br/gsuM2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n8en9sf" xlink:type="simple">https://tinyurl.com/5n8en9sf</text:a></text:p>
          </table:table-cell>
        </table:table-row>
        <table:table-row table:style-name="ro3">
          <table:table-cell office:value-type="string" calcext:value-type="string">
            <text:p><text:a xlink:href="https://l1nk.dev/fvTow" xlink:type="simple">https://encurtador.com.br/dkpHJ</text:a></text:p>
          </table:table-cell>
        </table:table-row>
        <table:table-row table:style-name="ro3">
          <table:table-cell office:value-type="string" calcext:value-type="string">
            <text:p><text:a xlink:href="https://encr.pw/lr2Rj" xlink:type="simple">https://encurtador.com.br/ilow0</text:a></text:p>
          </table:table-cell>
        </table:table-row>
        <table:table-row table:style-name="ro3">
          <table:table-cell office:value-type="string" calcext:value-type="string">
            <text:p><text:a xlink:href="https://acesse.one/rAg0s" xlink:type="simple">https://encurtador.com.br/jwT3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cesse.one/9fcFf" xlink:type="simple">https://acesse.one/9fcFf</text:a></text:p>
          </table:table-cell>
        </table:table-row>
        <table:table-row table:style-name="ro3">
          <table:table-cell office:value-type="string" calcext:value-type="string">
            <text:p><text:a xlink:href="https://tribunadosertao.com.br/noticias/2023/07/05/442852-saude-inicia-campanha-de-prevencao-contra-as-hepatites-virais-na-proxima-segunda-10" xlink:type="simple">https://tribunadosertao.com.br/noticias/2023/07/05/442852-saude-inicia-campanha-de-prevencao-contra-as-hepatites-virais-na-proxima-segunda-10</text:a></text:p>
          </table:table-cell>
        </table:table-row>
        <table:table-row table:style-name="ro3">
          <table:table-cell office:value-type="string" calcext:value-type="string">
            <text:p><text:a xlink:href="https://l1nk.dev/D24Tv" xlink:type="simple">https://encurtador.com.br/ikCNW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cesse.one/2k38f" xlink:type="simple">https://acesse.one/2k38f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uwcd78x" xlink:type="simple">https://tinyurl.com/3uwcd78x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ZJk4I" xlink:type="simple">https://encurtador.com.br/cMN67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r.pw/KEMtp" xlink:type="simple">https://encurtador.com.br/jpAOT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r.pw/0U642" xlink:type="simple">https://tinyurl.com/3y7wfm8t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cesse.one/exlzj" xlink:type="simple">https://acesse.one/exlzj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r.pw/A9X33" xlink:type="simple">https://encurtador.com.br/pvFH6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r.pw/akfUY" xlink:type="simple">https://encurtador.com.br/wAFP9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CU2wm" xlink:type="simple">https://encurtador.com.br/uvR59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wHK67" xlink:type="simple">https://encurtador.com.br/wHK67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39pG0" xlink:type="simple">https://l1nq.com/39pG0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b369i" xlink:type="simple">https://encurtador.com.br/hqQV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r.pw/fxt5K" xlink:type="simple">https://encurtador.com.br/tFJKO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vslTJ" xlink:type="simple">https://encurtador.com.br/axTVZ</text:a></text:p>
          </table:table-cell>
        </table:table-row>
        <table:table-row table:style-name="ro3">
          <table:table-cell office:value-type="string" calcext:value-type="string">
            <text:p><text:a xlink:href="https://encr.pw/pKNMA" xlink:type="simple">https://encurtador.com.br/otMQR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k.dev/5H0sy" xlink:type="simple">https://encurtador.com.br/cgpIQ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mv2Zi" xlink:type="simple">https://l1nq.com/mv2Zi</text:a></text:p>
          </table:table-cell>
        </table:table-row>
        <table:table-row table:style-name="ro3">
          <table:table-cell office:value-type="string" calcext:value-type="string">
            <text:p><text:a xlink:href="https://encr.pw/rh78p" xlink:type="simple">https://encurtador.com.br/begtC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ew7YD" xlink:type="simple">https://encurtador.com.br/tuzCI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cesse.one/NJbol" xlink:type="simple">https://encurtador.com.br/hlnQ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yS63z" xlink:type="simple">https://l1nq.com/yS63z</text:a></text:p>
          </table:table-cell>
        </table:table-row>
        <table:table-row table:style-name="ro3">
          <table:table-cell office:value-type="string" calcext:value-type="string">
            <text:p><text:a xlink:href="https://encurtador.com.br/lqxIY" xlink:type="simple">https://encurtador.com.br/lqxIY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cesse.one/7iJrs" xlink:type="simple">https://acesse.one/7iJrs</text:a></text:p>
          </table:table-cell>
        </table:table-row>
        <table:table-row table:style-name="ro3">
          <table:table-cell office:value-type="string" calcext:value-type="string">
            <text:p><text:a xlink:href="https://encurtador.com.br/ijL09" xlink:type="simple">https://encurtador.com.br/ijL09</text:a></text:p>
          </table:table-cell>
        </table:table-row>
        <table:table-row table:style-name="ro3">
          <table:table-cell office:value-type="string" calcext:value-type="string">
            <text:p><text:a xlink:href="https://encurtador.com.br/pyHS1" xlink:type="simple">https://encurtador.com.br/pyHS1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bBDY4" xlink:type="simple">https://encurtador.com.br/bBDY4</text:a></text:p>
          </table:table-cell>
        </table:table-row>
        <table:table-row table:style-name="ro3">
          <table:table-cell office:value-type="string" calcext:value-type="string">
            <text:p><text:a xlink:href="https://encurtador.com.br/fgDOX" xlink:type="simple">https://encurtador.com.br/fgDOX</text:a></text:p>
          </table:table-cell>
        </table:table-row>
        <table:table-row table:style-name="ro3">
          <table:table-cell office:value-type="string" calcext:value-type="string">
            <text:p><text:a xlink:href="https://encurtador.com.br/cfRX5" xlink:type="simple">https://encurtador.com.br/cfRX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cesse.one/l10fq" xlink:type="simple">https://acesse.one/l10fq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josZ7" xlink:type="simple">https://encurtador.com.br/josZ7</text:a></text:p>
          </table:table-cell>
        </table:table-row>
        <table:table-row table:style-name="ro3">
          <table:table-cell office:value-type="string" calcext:value-type="string">
            <text:p><text:a xlink:href="https://encurtador.com.br/tBFZ1" xlink:type="simple">https://encurtador.com.br/tBFZ1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cpwR3" xlink:type="simple">https://encurtador.com.br/cpwR3</text:a></text:p>
          </table:table-cell>
        </table:table-row>
        <table:table-row table:style-name="ro3">
          <table:table-cell office:value-type="string" calcext:value-type="string">
            <text:p><text:a xlink:href="https://l1nk.dev/DUrWS" xlink:type="simple">https://encurtador.com.br/lqzRS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k.dev/qXWRt" xlink:type="simple">https://l1nk.dev/qXWRt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kmDQ0" xlink:type="simple">https://encurtador.com.br/kmDQ0</text:a></text:p>
          </table:table-cell>
        </table:table-row>
        <table:table-row table:style-name="ro3">
          <table:table-cell office:value-type="string" calcext:value-type="string">
            <text:p><text:a xlink:href="https://encurtador.com.br/guLZ9" xlink:type="simple">https://encurtador.com.br/guLZ9</text:a></text:p>
          </table:table-cell>
        </table:table-row>
        <table:table-row table:style-name="ro3">
          <table:table-cell office:value-type="string" calcext:value-type="string">
            <text:p><text:a xlink:href="https://encurtador.com.br/guGV2" xlink:type="simple">https://encurtador.com.br/guGV2</text:a></text:p>
          </table:table-cell>
        </table:table-row>
        <table:table-row table:style-name="ro3">
          <table:table-cell office:value-type="string" calcext:value-type="string">
            <text:p><text:a xlink:href="https://encurtador.com.br/dCQU1" xlink:type="simple">https://encurtador.com.br/dCQU1</text:a></text:p>
          </table:table-cell>
        </table:table-row>
        <table:table-row table:style-name="ro3">
          <table:table-cell office:value-type="string" calcext:value-type="string">
            <text:p><text:a xlink:href="https://encurtador.com.br/iBO78" xlink:type="simple">https://encurtador.com.br/iBO7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5sP7W" xlink:type="simple">https://l1nq.com/5sP7W</text:a></text:p>
          </table:table-cell>
        </table:table-row>
        <table:table-row table:style-name="ro3">
          <table:table-cell office:value-type="string" calcext:value-type="string">
            <text:p><text:a xlink:href="https://encurtador.com.br/amvKL" xlink:type="simple">https://encurtador.com.br/amvKL</text:a></text:p>
          </table:table-cell>
        </table:table-row>
        <table:table-row table:style-name="ro3">
          <table:table-cell office:value-type="string" calcext:value-type="string">
            <text:p><text:a xlink:href="https://encurtador.com.br/ipIW4" xlink:type="simple">https://encurtador.com.br/ipIW4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AHX36" xlink:type="simple">https://encurtador.com.br/AHX36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k.dev/BRkOv" xlink:type="simple">https://l1nk.dev/BRkOv</text:a></text:p>
          </table:table-cell>
        </table:table-row>
        <table:table-row table:style-name="ro3">
          <table:table-cell office:value-type="string" calcext:value-type="string">
            <text:p><text:a xlink:href="https://encurtador.com.br/moOU8" xlink:type="simple">https://encurtador.com.br/moOU8</text:a></text:p>
          </table:table-cell>
        </table:table-row>
        <table:table-row table:style-name="ro3">
          <table:table-cell office:value-type="string" calcext:value-type="string">
            <text:p><text:a xlink:href="https://encurtador.com.br/dqDMR" xlink:type="simple">https://encurtador.com.br/dqDMR</text:a></text:p>
          </table:table-cell>
        </table:table-row>
        <table:table-row table:style-name="ro3">
          <table:table-cell office:value-type="string" calcext:value-type="string">
            <text:p><text:a xlink:href="https://encurtador.com.br/hGZ59" xlink:type="simple">https://encurtador.com.br/hGZ59</text:a></text:p>
          </table:table-cell>
        </table:table-row>
        <table:table-row table:style-name="ro3">
          <table:table-cell office:value-type="string" calcext:value-type="string">
            <text:p><text:a xlink:href="https://encurtador.com.br/quIJV" xlink:type="simple">https://encurtador.com.br/quIJV</text:a></text:p>
          </table:table-cell>
        </table:table-row>
        <table:table-row table:style-name="ro3">
          <table:table-cell office:value-type="string" calcext:value-type="string">
            <text:p><text:a xlink:href="https://encurtador.com.br/lpDRW" xlink:type="simple">https://encurtador.com.br/lpDRW</text:a></text:p>
          </table:table-cell>
        </table:table-row>
        <table:table-row table:style-name="ro3">
          <table:table-cell office:value-type="string" calcext:value-type="string">
            <text:p><text:a xlink:href="https://encurtador.com.br/gozR5" xlink:type="simple">https://encurtador.com.br/gozR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gorIZ" xlink:type="simple">https://encurtador.com.br/gorIZ</text:a></text:p>
          </table:table-cell>
        </table:table-row>
        <table:table-row table:style-name="ro3">
          <table:table-cell office:value-type="string" calcext:value-type="string">
            <text:p><text:a xlink:href="https://encurtador.com.br/gvwGN" xlink:type="simple">https://encurtador.com.br/gvwGN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dbKdD" xlink:type="simple">https://l1nq.com/dbKdD</text:a></text:p>
          </table:table-cell>
        </table:table-row>
        <table:table-row table:style-name="ro3">
          <table:table-cell office:value-type="string" calcext:value-type="string">
            <text:p><text:a xlink:href="https://encurtador.com.br/dgpzN" xlink:type="simple">https://encurtador.com.br/dgpzN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euvIN" xlink:type="simple">https://encurtador.com.br/euvIN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ehiwz" xlink:type="simple">https://encurtador.com.br/ehiwz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jQU36" xlink:type="simple">https://encurtador.com.br/jQU36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vZg7m" xlink:type="simple">https://l1nq.com/vZg7m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1F26u" xlink:type="simple">https://l1nq.com/1F26u</text:a></text:p>
          </table:table-cell>
        </table:table-row>
        <table:table-row table:style-name="ro3">
          <table:table-cell office:value-type="string" calcext:value-type="string">
            <text:p><text:a xlink:href="https://encurtador.com.br/jpGJT" xlink:type="simple">https://encurtador.com.br/jpGJT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bHV59" xlink:type="simple">https://encurtador.com.br/bHV59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cesse.one/ZLvy3" xlink:type="simple">https://acesse.one/ZLvy3</text:a></text:p>
          </table:table-cell>
        </table:table-row>
        <table:table-row table:style-name="ro3">
          <table:table-cell office:value-type="string" calcext:value-type="string">
            <text:p><text:a xlink:href="https://encurtador.com.br/KNP27" xlink:type="simple">https://encurtador.com.br/KNP27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k.dev/eQdO0" xlink:type="simple">https://l1nk.dev/eQdO0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bIuWg" xlink:type="simple">https://l1nq.com/bIuWg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emoEI" xlink:type="simple">https://encurtador.com.br/emoEI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gUow4" xlink:type="simple">https://l1nq.com/gUow4</text:a></text:p>
          </table:table-cell>
        </table:table-row>
        <table:table-row table:style-name="ro3">
          <table:table-cell office:value-type="string" calcext:value-type="string">
            <text:p><text:a xlink:href="https://encurtador.com.br/egixI" xlink:type="simple">https://encurtador.com.br/egixI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kqvZ3" xlink:type="simple">https://encurtador.com.br/kqvZ3</text:a></text:p>
          </table:table-cell>
        </table:table-row>
        <table:table-row table:style-name="ro3">
          <table:table-cell office:value-type="string" calcext:value-type="string">
            <text:p><text:a xlink:href="https://encurtador.com.br/kqvZ3" xlink:type="simple">https://encurtador.com.br/kqvZ3</text:a></text:p>
          </table:table-cell>
        </table:table-row>
        <table:table-row table:style-name="ro3">
          <table:table-cell office:value-type="string" calcext:value-type="string">
            <text:p><text:a xlink:href="https://encurtador.com.br/mpuOR" xlink:type="simple">https://encurtador.com.br/mpuOR</text:a></text:p>
          </table:table-cell>
        </table:table-row>
        <table:table-row table:style-name="ro3">
          <table:table-cell office:value-type="string" calcext:value-type="string">
            <text:p><text:a xlink:href="https://encurtador.com.br/efqHL" xlink:type="simple">https://encurtador.com.br/efqHL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oCX25" xlink:type="simple">https://encurtador.com.br/oCX2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N5WN3" xlink:type="simple">https://l1nq.com/N5WN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ofXZ3" xlink:type="simple">https://l1nq.com/ofXZ3</text:a></text:p>
          </table:table-cell>
        </table:table-row>
        <table:table-row table:style-name="ro3">
          <table:table-cell office:value-type="string" calcext:value-type="string">
            <text:p><text:a xlink:href="https://encurtador.com.br/mLV19" xlink:type="simple">https://encurtador.com.br/mLV19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4rVni" xlink:type="simple">https://l1nq.com/4rVni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kLrJy" xlink:type="simple">https://l1nq.com/kLrJy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X7j8q" xlink:type="simple">https://l1nq.com/X7j8q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tArHN" xlink:type="simple">https://l1nq.com/tArHN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IMZ2X" xlink:type="simple">https://l1nq.com/IMZ2X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2pJCl" xlink:type="simple">https://l1nq.com/2pJCl</text:a></text:p>
          </table:table-cell>
        </table:table-row>
        <table:table-row table:style-name="ro3">
          <table:table-cell office:value-type="string" calcext:value-type="string">
            <text:p><text:a xlink:href="https://encurtador.com.br/abnH6" xlink:type="simple">https://encurtador.com.br/abnH6</text:a></text:p>
          </table:table-cell>
        </table:table-row>
        <table:table-row table:style-name="ro3">
          <table:table-cell office:value-type="string" calcext:value-type="string">
            <text:p><text:a xlink:href="https://encurtador.com.br/opJSW" xlink:type="simple">https://encurtador.com.br/opJSW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5UewT" xlink:type="simple">https://l1nq.com/5UewT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rDkpI" xlink:type="simple">https://l1nq.com/rDkpI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k.dev/R9nrD" xlink:type="simple">https://l1nk.dev/R9nrD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opyF5" xlink:type="simple">https://encurtador.com.br/opyF5</text:a></text:p>
          </table:table-cell>
        </table:table-row>
        <table:table-row table:style-name="ro3">
          <table:table-cell office:value-type="string" calcext:value-type="string">
            <text:p><text:a xlink:href="https://encurtador.com.br/dgvwU" xlink:type="simple">https://encurtador.com.br/dgvwU</text:a></text:p>
          </table:table-cell>
        </table:table-row>
        <table:table-row table:style-name="ro3">
          <table:table-cell office:value-type="string" calcext:value-type="string">
            <text:p><text:a xlink:href="https://encurtador.com.br/nCRY7" xlink:type="simple">https://encurtador.com.br/nCRY7</text:a></text:p>
          </table:table-cell>
        </table:table-row>
        <table:table-row table:style-name="ro3">
          <table:table-cell office:value-type="string" calcext:value-type="string">
            <text:p><text:a xlink:href="https://encurtador.com.br/WX589" xlink:type="simple">https://encurtador.com.br/WX589</text:a></text:p>
          </table:table-cell>
        </table:table-row>
        <table:table-row table:style-name="ro3">
          <table:table-cell office:value-type="string" calcext:value-type="string">
            <text:p><text:a xlink:href="https://acesse.dev/IGlc0" xlink:type="simple">https://tinyurl.com/53purk8x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houM1" xlink:type="simple">https://encurtador.com.br/houM1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oAOT1" xlink:type="simple">https://encurtador.com.br/oAOT1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dHNOX" xlink:type="simple">https://encurtador.com.br/dHNOX</text:a></text:p>
          </table:table-cell>
        </table:table-row>
        <table:table-row table:style-name="ro3">
          <table:table-cell office:value-type="string" calcext:value-type="string">
            <text:p><text:a xlink:href="https://encurtador.com.br/begsR" xlink:type="simple">https://encurtador.com.br/begsR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pqr49" xlink:type="simple">https://encurtador.com.br/pqr49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dBFN8" xlink:type="simple">https://encurtador.com.br/dBFN8</text:a></text:p>
          </table:table-cell>
        </table:table-row>
        <table:table-row table:style-name="ro3">
          <table:table-cell office:value-type="string" calcext:value-type="string">
            <text:p><text:a xlink:href="https://encurtador.com.br/rEGLU" xlink:type="simple">https://encurtador.com.br/rEGLU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Sdh3W" xlink:type="simple">https://l1nq.com/Sdh3W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k.dev/T2QZO" xlink:type="simple">https://l1nk.dev/T2QZO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doryz" xlink:type="simple">https://encurtador.com.br/doryz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cesse.one/Oe8Nt" xlink:type="simple">https://acesse.one/Oe8Nt</text:a></text:p>
          </table:table-cell>
        </table:table-row>
        <table:table-row table:style-name="ro3">
          <table:table-cell office:value-type="string" calcext:value-type="string">
            <text:p><text:a xlink:href="https://encurtador.com.br/qMPU1" xlink:type="simple">https://encurtador.com.br/qMPU1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yCJT9" xlink:type="simple">https://encurtador.com.br/yCJT9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arHOW" xlink:type="simple">https://encurtador.com.br/arHOW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BAv4h" xlink:type="simple">https://l1nq.com/BAv4h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k.dev/MjNHD" xlink:type="simple">https://l1nk.dev/MjNHD</text:a></text:p>
          </table:table-cell>
        </table:table-row>
        <table:table-row table:style-name="ro3">
          <table:table-cell office:value-type="string" calcext:value-type="string">
            <text:p><text:a xlink:href="https://encurtador.com.br/fmNS7" xlink:type="simple">https://encurtador.com.br/fmNS7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htAIO" xlink:type="simple">https://encurtador.com.br/htAIO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cesse.dev/eiAtH" xlink:type="simple">https://encurtador.com.br/hjzD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k.dev/yilAL" xlink:type="simple">https://encurtador.com.br/bkI2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cmVY1" xlink:type="simple">https://encurtador.com.br/cmVY1</text:a></text:p>
          </table:table-cell>
        </table:table-row>
        <table:table-row table:style-name="ro3">
          <table:table-cell office:value-type="string" calcext:value-type="string">
            <text:p><text:a xlink:href="https://encurtador.com.br/fnSX5" xlink:type="simple">https://encurtador.com.br/fnSX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ury1.com/SR8ex" xlink:type="simple">https://tinyurl.com/np5th7ha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cmnyU" xlink:type="simple">https://encurtador.com.br/cmnyU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jgsvk" xlink:type="simple">https://l1nq.com/jgsvk</text:a></text:p>
          </table:table-cell>
        </table:table-row>
        <table:table-row table:style-name="ro3">
          <table:table-cell office:value-type="string" calcext:value-type="string">
            <text:p><text:a xlink:href="https://encurtador.com.br/kxzS1" xlink:type="simple">https://encurtador.com.br/kxzS1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ZICzI" xlink:type="simple">https://l1nq.com/ZICzI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q.com/44IMi" xlink:type="simple">https://l1nq.com/44IMi</text:a></text:p>
          </table:table-cell>
        </table:table-row>
        <table:table-row table:style-name="ro3">
          <table:table-cell office:value-type="string" calcext:value-type="string">
            <text:p><text:a xlink:href="https://encurtador.com.br/BHKMV" xlink:type="simple">https://encurtador.com.br/BHKMV</text:a></text:p>
          </table:table-cell>
        </table:table-row>
        <table:table-row table:style-name="ro3">
          <table:table-cell office:value-type="string" calcext:value-type="string">
            <text:p><text:a xlink:href="https://encurtador.com.br/svDKO" xlink:type="simple">https://encurtador.com.br/svDKO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nIS19" xlink:type="simple">https://encurtador.com.br/nIS19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rzI07" xlink:type="simple">https://encurtador.com.br/rzI07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l1nk.dev/xzUwf" xlink:type="simple">https://l1nk.dev/xzUwf</text:a></text:p>
          </table:table-cell>
        </table:table-row>
        <table:table-row table:style-name="ro2">
          <table:table-cell table:style-name="ce2" office:value-type="string" calcext:value-type="string">
            <text:p><text:a xlink:href="https://encurtador.com.br/kqBCO" xlink:type="simple">https://encurtador.com.br/kqBCO</text:a></text:p>
          </table:table-cell>
        </table:table-row>
        <table:table-row table:style-name="ro3">
          <table:table-cell office:value-type="string" calcext:value-type="string">
            <text:p><text:a xlink:href="https://encurtador.com.br/fhHI8" xlink:type="simple">https://encurtador.com.br/fhHI8</text:a></text:p>
          </table:table-cell>
        </table:table-row>
        <table:table-row table:style-name="ro3">
          <table:table-cell office:value-type="string" calcext:value-type="string">
            <text:p><text:a xlink:href="https://encurtador.com.br/qDIM7" xlink:type="simple">https://encurtador.com.br/qDIM7</text:a></text:p>
          </table:table-cell>
        </table:table-row>
        <table:table-row table:style-name="ro3">
          <table:table-cell office:value-type="string" calcext:value-type="string">
            <text:p><text:a xlink:href="https://encurtador.com.br/mnDNZ" xlink:type="simple">https://encurtador.com.br/mnDNZ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encurtador.com.br/bvCDW" xlink:type="simple">https://encurtador.com.br/bvCDW</text:a></text:p>
          </table:table-cell>
        </table:table-row>
        <table:table-row table:style-name="ro3">
          <table:table-cell office:value-type="string" calcext:value-type="string">
            <text:p><text:a xlink:href="https://encurtador.com.br/ovVY2" xlink:type="simple">https://encurtador.com.br/ovVY2</text:a></text:p>
          </table:table-cell>
        </table:table-row>
        <table:table-row table:style-name="ro3">
          <table:table-cell office:value-type="string" calcext:value-type="string">
            <text:p><text:a xlink:href="https://encurtador.com.br/vOU29" xlink:type="simple">https://encurtador.com.br/vOU29</text:a></text:p>
          </table:table-cell>
        </table:table-row>
        <table:table-row table:style-name="ro3">
          <table:table-cell office:value-type="string" calcext:value-type="string">
            <text:p><text:a xlink:href="https://encurtador.com.br/ceS38" xlink:type="simple">https://encurtador.com.br/ceS38</text:a></text:p>
          </table:table-cell>
        </table:table-row>
        <table:table-row table:style-name="ro3">
          <table:table-cell office:value-type="string" calcext:value-type="string">
            <text:p><text:a xlink:href="https://encurtador.com.br/rsxS4" xlink:type="simple">https://encurtador.com.br/rsxS4</text:a></text:p>
          </table:table-cell>
        </table:table-row>
        <table:table-row table:style-name="ro3">
          <table:table-cell office:value-type="string" calcext:value-type="string">
            <text:p><text:a xlink:href="https://encurtador.com.br/mtvT8" xlink:type="simple">https://encurtador.com.br/mtvT8</text:a></text:p>
          </table:table-cell>
        </table:table-row>
        <table:table-row table:style-name="ro3">
          <table:table-cell office:value-type="string" calcext:value-type="string">
            <text:p><text:a xlink:href="https://encurtador.com.br/ijxN8" xlink:type="simple">https://encurtador.com.br/ijxN8</text:a></text:p>
          </table:table-cell>
        </table:table-row>
        <table:table-row table:style-name="ro3">
          <table:table-cell office:value-type="string" calcext:value-type="string">
            <text:p><text:a xlink:href="https://encurtador.com.br/vAIQ6" xlink:type="simple">https://encurtador.com.br/vAIQ6</text:a></text:p>
          </table:table-cell>
        </table:table-row>
        <table:table-row table:style-name="ro3">
          <table:table-cell office:value-type="string" calcext:value-type="string">
            <text:p><text:a xlink:href="https://encurtador.com.br/yBQ45" xlink:type="simple">https://encurtador.com.br/yBQ45</text:a></text:p>
          </table:table-cell>
        </table:table-row>
        <table:table-row table:style-name="ro3">
          <table:table-cell office:value-type="string" calcext:value-type="string">
            <text:p><text:a xlink:href="https://encurtador.com.br/mCGHV" xlink:type="simple">https://encurtador.com.br/mCGHV</text:a></text:p>
          </table:table-cell>
        </table:table-row>
        <table:table-row table:style-name="ro3">
          <table:table-cell office:value-type="string" calcext:value-type="string">
            <text:p><text:a xlink:href="https://encurtador.com.br/tOQX5" xlink:type="simple">https://encurtador.com.br/tOQX5</text:a></text:p>
          </table:table-cell>
        </table:table-row>
        <table:table-row table:style-name="ro3">
          <table:table-cell office:value-type="string" calcext:value-type="string">
            <text:p><text:a xlink:href="https://encurtador.com.br/lnwI6" xlink:type="simple">https://encurtador.com.br/lnwI6</text:a></text:p>
          </table:table-cell>
        </table:table-row>
        <table:table-row table:style-name="ro3">
          <table:table-cell office:value-type="string" calcext:value-type="string">
            <text:p><text:a xlink:href="https://encurtador.com.br/psEI7" xlink:type="simple">https://encurtador.com.br/psEI7</text:a></text:p>
          </table:table-cell>
        </table:table-row>
        <table:table-row table:style-name="ro3">
          <table:table-cell office:value-type="string" calcext:value-type="string">
            <text:p><text:a xlink:href="https://encurtador.com.br/ejQ38" xlink:type="simple">https://encurtador.com.br/ejQ38</text:a></text:p>
          </table:table-cell>
        </table:table-row>
        <table:table-row table:style-name="ro3">
          <table:table-cell office:value-type="string" calcext:value-type="string">
            <text:p><text:a xlink:href="https://encurtador.com.br/mrBDL" xlink:type="simple">https://encurtador.com.br/mrBDL</text:a></text:p>
          </table:table-cell>
        </table:table-row>
        <table:table-row table:style-name="ro3">
          <table:table-cell office:value-type="string" calcext:value-type="string">
            <text:p><text:a xlink:href="https://encurtador.com.br/iAE17" xlink:type="simple">https://encurtador.com.br/iAE17</text:a></text:p>
          </table:table-cell>
        </table:table-row>
        <table:table-row table:style-name="ro3">
          <table:table-cell office:value-type="string" calcext:value-type="string">
            <text:p><text:a xlink:href="https://encurtador.com.br/ISZ09" xlink:type="simple">https://encurtador.com.br/ISZ09</text:a></text:p>
          </table:table-cell>
        </table:table-row>
        <table:table-row table:style-name="ro3">
          <table:table-cell office:value-type="string" calcext:value-type="string">
            <text:p><text:a xlink:href="https://encurtador.com.br/adiy7" xlink:type="simple">https://encurtador.com.br/adiy7</text:a></text:p>
          </table:table-cell>
        </table:table-row>
        <table:table-row table:style-name="ro3">
          <table:table-cell office:value-type="string" calcext:value-type="string">
            <text:p><text:a xlink:href="https://encurtador.com.br/hBUZ7" xlink:type="simple">https://encurtador.com.br/hBUZ7</text:a></text:p>
          </table:table-cell>
        </table:table-row>
        <table:table-row table:style-name="ro3">
          <table:table-cell office:value-type="string" calcext:value-type="string">
            <text:p><text:a xlink:href="https://encurtador.com.br/djoF6" xlink:type="simple">https://encurtador.com.br/djoF6</text:a></text:p>
          </table:table-cell>
        </table:table-row>
        <table:table-row table:style-name="ro3">
          <table:table-cell office:value-type="string" calcext:value-type="string">
            <text:p><text:a xlink:href="https://encurtador.com.br/mxVWX" xlink:type="simple">https://encurtador.com.br/mxVWX</text:a></text:p>
          </table:table-cell>
        </table:table-row>
        <table:table-row table:style-name="ro3">
          <table:table-cell office:value-type="string" calcext:value-type="string">
            <text:p><text:a xlink:href="https://encurtador.com.br/ciqO8" xlink:type="simple">https://encurtador.com.br/ciqO8</text:a></text:p>
          </table:table-cell>
        </table:table-row>
        <table:table-row table:style-name="ro3">
          <table:table-cell office:value-type="string" calcext:value-type="string">
            <text:p><text:a xlink:href="https://encurtador.com.br/knCV0" xlink:type="simple">https://encurtador.com.br/knCV0</text:a></text:p>
          </table:table-cell>
        </table:table-row>
        <table:table-row table:style-name="ro3">
          <table:table-cell office:value-type="string" calcext:value-type="string">
            <text:p><text:a xlink:href="https://encurtador.com.br/cxBM8" xlink:type="simple">https://encurtador.com.br/cxBM8</text:a></text:p>
          </table:table-cell>
        </table:table-row>
        <table:table-row table:style-name="ro3">
          <table:table-cell office:value-type="string" calcext:value-type="string">
            <text:p><text:a xlink:href="https://www.sinprodf.org.br/programa-saude-na-escola-retoma-cuidados-com-saude-mental-e-abuso-sexual-de-estudantes/" xlink:type="simple">https://www.sinprodf.org.br/programa-saude-na-escola-retoma-cuidados-com-saude-mental-e-abuso-sexual-de-estudantes/</text:a></text:p>
          </table:table-cell>
        </table:table-row>
        <table:table-row table:style-name="ro3">
          <table:table-cell office:value-type="string" calcext:value-type="string">
            <text:p><text:a xlink:href="https://encurtador.com.br/CJKV1" xlink:type="simple">https://encurtador.com.br/CJKV1</text:a></text:p>
          </table:table-cell>
        </table:table-row>
        <table:table-row table:style-name="ro3">
          <table:table-cell office:value-type="string" calcext:value-type="string">
            <text:p><text:a xlink:href="https://encurtador.com.br/aGWXY" xlink:type="simple">https://encurtador.com.br/aGWXY</text:a></text:p>
          </table:table-cell>
        </table:table-row>
        <table:table-row table:style-name="ro3">
          <table:table-cell office:value-type="string" calcext:value-type="string">
            <text:p><text:a xlink:href="https://encurtador.com.br/fpqs7" xlink:type="simple">https://encurtador.com.br/fpqs7</text:a></text:p>
          </table:table-cell>
        </table:table-row>
        <table:table-row table:style-name="ro3">
          <table:table-cell office:value-type="string" calcext:value-type="string">
            <text:p><text:a xlink:href="https://encurtador.com.br/pzDY0" xlink:type="simple">https://encurtador.com.br/pzDY0</text:a></text:p>
          </table:table-cell>
        </table:table-row>
        <table:table-row table:style-name="ro3">
          <table:table-cell office:value-type="string" calcext:value-type="string">
            <text:p><text:a xlink:href="https://encurtador.com.br/oDLM9" xlink:type="simple">https://encurtador.com.br/oDLM9</text:a></text:p>
          </table:table-cell>
        </table:table-row>
        <table:table-row table:style-name="ro3">
          <table:table-cell office:value-type="string" calcext:value-type="string">
            <text:p><text:a xlink:href="https://encurtador.com.br/cfiU3" xlink:type="simple">https://encurtador.com.br/cfiU3</text:a></text:p>
          </table:table-cell>
        </table:table-row>
        <table:table-row table:style-name="ro3">
          <table:table-cell office:value-type="string" calcext:value-type="string">
            <text:p><text:a xlink:href="https://encurtador.com.br/gFGX3" xlink:type="simple">https://encurtador.com.br/gFGX3</text:a></text:p>
          </table:table-cell>
        </table:table-row>
        <table:table-row table:style-name="ro3">
          <table:table-cell office:value-type="string" calcext:value-type="string">
            <text:p><text:a xlink:href="https://encurtador.com.br/rtTUW" xlink:type="simple">https://encurtador.com.br/rtTUW</text:a></text:p>
          </table:table-cell>
        </table:table-row>
        <table:table-row table:style-name="ro3">
          <table:table-cell office:value-type="string" calcext:value-type="string">
            <text:p><text:a xlink:href="https://encurtador.com.br/agnW2" xlink:type="simple">https://encurtador.com.br/agnW2</text:a></text:p>
          </table:table-cell>
        </table:table-row>
        <table:table-row table:style-name="ro3">
          <table:table-cell office:value-type="string" calcext:value-type="string">
            <text:p><text:a xlink:href="https://encurtador.com.br/jrKL1" xlink:type="simple">https://encurtador.com.br/jrKL1</text:a></text:p>
          </table:table-cell>
        </table:table-row>
        <table:table-row table:style-name="ro3">
          <table:table-cell office:value-type="string" calcext:value-type="string">
            <text:p><text:a xlink:href="https://encurtador.com.br/cCQ24" xlink:type="simple">https://encurtador.com.br/cCQ24</text:a></text:p>
          </table:table-cell>
        </table:table-row>
        <table:table-row table:style-name="ro3">
          <table:table-cell office:value-type="string" calcext:value-type="string">
            <text:p><text:a xlink:href="https://encurtador.com.br/vwPY4" xlink:type="simple">https://encurtador.com.br/vwPY4</text:a></text:p>
          </table:table-cell>
        </table:table-row>
        <table:table-row table:style-name="ro3">
          <table:table-cell office:value-type="string" calcext:value-type="string">
            <text:p><text:a xlink:href="https://encurtador.com.br/ahlEL" xlink:type="simple">https://encurtador.com.br/ahlEL</text:a></text:p>
          </table:table-cell>
        </table:table-row>
        <table:table-row table:style-name="ro3">
          <table:table-cell office:value-type="string" calcext:value-type="string">
            <text:p><text:a xlink:href="https://encurtador.com.br/mpPWX" xlink:type="simple">https://encurtador.com.br/mpPWX</text:a></text:p>
          </table:table-cell>
        </table:table-row>
        <table:table-row table:style-name="ro3">
          <table:table-cell office:value-type="string" calcext:value-type="string">
            <text:p><text:a xlink:href="https://encurtador.com.br/wILS8" xlink:type="simple">https://encurtador.com.br/wILS8</text:a></text:p>
          </table:table-cell>
        </table:table-row>
        <table:table-row table:style-name="ro3">
          <table:table-cell office:value-type="string" calcext:value-type="string">
            <text:p><text:a xlink:href="https://encurtador.com.br/vwxGL" xlink:type="simple">https://encurtador.com.br/vwxGL</text:a></text:p>
          </table:table-cell>
        </table:table-row>
        <table:table-row table:style-name="ro3">
          <table:table-cell office:value-type="string" calcext:value-type="string">
            <text:p><text:a xlink:href="https://encurtador.com.br/sEGNP" xlink:type="simple">https://encurtador.com.br/sEGNP</text:a></text:p>
          </table:table-cell>
        </table:table-row>
        <table:table-row table:style-name="ro3">
          <table:table-cell office:value-type="string" calcext:value-type="string">
            <text:p><text:a xlink:href="https://encurtador.com.br/exOR5" xlink:type="simple">https://encurtador.com.br/exOR5</text:a></text:p>
          </table:table-cell>
        </table:table-row>
        <table:table-row table:style-name="ro3">
          <table:table-cell office:value-type="string" calcext:value-type="string">
            <text:p><text:a xlink:href="https://encurtador.com.br/adrJ8" xlink:type="simple">https://encurtador.com.br/adrJ8</text:a></text:p>
          </table:table-cell>
        </table:table-row>
        <table:table-row table:style-name="ro3">
          <table:table-cell office:value-type="string" calcext:value-type="string">
            <text:p><text:a xlink:href="https://encurtador.com.br/lozCS" xlink:type="simple">https://encurtador.com.br/lozCS</text:a></text:p>
          </table:table-cell>
        </table:table-row>
        <table:table-row table:style-name="ro3">
          <table:table-cell office:value-type="string" calcext:value-type="string">
            <text:p><text:a xlink:href="https://encurtador.com.br/cxJQ1" xlink:type="simple">https://encurtador.com.br/cxJQ1</text:a></text:p>
          </table:table-cell>
        </table:table-row>
        <table:table-row table:style-name="ro3">
          <table:table-cell office:value-type="string" calcext:value-type="string">
            <text:p><text:a xlink:href="https://encurtador.com.br/xFPRS" xlink:type="simple">https://encurtador.com.br/xFPRS</text:a></text:p>
          </table:table-cell>
        </table:table-row>
        <table:table-row table:style-name="ro3">
          <table:table-cell office:value-type="string" calcext:value-type="string">
            <text:p><text:a xlink:href="https://encurtador.com.br/jpCL0" xlink:type="simple">https://encurtador.com.br/jpCL0</text:a></text:p>
          </table:table-cell>
        </table:table-row>
        <table:table-row table:style-name="ro3">
          <table:table-cell office:value-type="string" calcext:value-type="string">
            <text:p><text:a xlink:href="https://encurtador.com.br/gERVZ" xlink:type="simple">https://encurtador.com.br/gERVZ</text:a></text:p>
          </table:table-cell>
        </table:table-row>
        <table:table-row table:style-name="ro3">
          <table:table-cell office:value-type="string" calcext:value-type="string">
            <text:p><text:a xlink:href="https://encurtador.com.br/cisxY" xlink:type="simple">https://encurtador.com.br/cisxY</text:a></text:p>
          </table:table-cell>
        </table:table-row>
        <table:table-row table:style-name="ro3">
          <table:table-cell office:value-type="string" calcext:value-type="string">
            <text:p><text:a xlink:href="https://encurtador.com.br/yXY09" xlink:type="simple">https://encurtador.com.br/yXY09</text:a></text:p>
          </table:table-cell>
        </table:table-row>
        <table:table-row table:style-name="ro3">
          <table:table-cell office:value-type="string" calcext:value-type="string">
            <text:p><text:a xlink:href="https://encurtador.com.br/jzELV" xlink:type="simple">https://encurtador.com.br/jzELV</text:a></text:p>
          </table:table-cell>
        </table:table-row>
        <table:table-row table:style-name="ro3">
          <table:table-cell office:value-type="string" calcext:value-type="string">
            <text:p><text:a xlink:href="https://encurtador.com.br/mDUY6" xlink:type="simple">https://encurtador.com.br/mDUY6</text:a></text:p>
          </table:table-cell>
        </table:table-row>
        <table:table-row table:style-name="ro3">
          <table:table-cell office:value-type="string" calcext:value-type="string">
            <text:p><text:a xlink:href="https://encurtador.com.br/sIJVY" xlink:type="simple">https://encurtador.com.br/sIJVY</text:a></text:p>
          </table:table-cell>
        </table:table-row>
        <table:table-row table:style-name="ro3">
          <table:table-cell office:value-type="string" calcext:value-type="string">
            <text:p><text:a xlink:href="https://encurtador.com.br/dpuN7" xlink:type="simple">https://encurtador.com.br/dpuN7</text:a></text:p>
          </table:table-cell>
        </table:table-row>
        <table:table-row table:style-name="ro3">
          <table:table-cell office:value-type="string" calcext:value-type="string">
            <text:p><text:a xlink:href="https://encurtador.com.br/bhkW0" xlink:type="simple">https://encurtador.com.br/bhkW0</text:a></text:p>
          </table:table-cell>
        </table:table-row>
        <table:table-row table:style-name="ro3">
          <table:table-cell office:value-type="string" calcext:value-type="string">
            <text:p><text:a xlink:href="https://encurtador.com.br/hivG5" xlink:type="simple">https://encurtador.com.br/hivG5</text:a></text:p>
          </table:table-cell>
        </table:table-row>
        <table:table-row table:style-name="ro3">
          <table:table-cell office:value-type="string" calcext:value-type="string">
            <text:p><text:a xlink:href="https://encurtador.com.br/diqzP" xlink:type="simple">https://encurtador.com.br/diqzP</text:a></text:p>
          </table:table-cell>
        </table:table-row>
        <table:table-row table:style-name="ro3">
          <table:table-cell office:value-type="string" calcext:value-type="string">
            <text:p><text:a xlink:href="https://encurtador.com.br/uyNV6" xlink:type="simple">https://encurtador.com.br/uyNV6</text:a></text:p>
          </table:table-cell>
        </table:table-row>
        <table:table-row table:style-name="ro3">
          <table:table-cell office:value-type="string" calcext:value-type="string">
            <text:p><text:a xlink:href="https://encurtador.com.br/mvDIW" xlink:type="simple">https://encurtador.com.br/mvDIW</text:a></text:p>
          </table:table-cell>
        </table:table-row>
        <table:table-row table:style-name="ro3">
          <table:table-cell office:value-type="string" calcext:value-type="string">
            <text:p><text:a xlink:href="https://encurtador.com.br/bzDT7" xlink:type="simple">https://encurtador.com.br/bzDT7</text:a></text:p>
          </table:table-cell>
        </table:table-row>
        <table:table-row table:style-name="ro3">
          <table:table-cell office:value-type="string" calcext:value-type="string">
            <text:p><text:a xlink:href="https://encurtador.com.br/dDIKW" xlink:type="simple">https://encurtador.com.br/dDIKW</text:a></text:p>
          </table:table-cell>
        </table:table-row>
        <table:table-row table:style-name="ro3">
          <table:table-cell office:value-type="string" calcext:value-type="string">
            <text:p><text:a xlink:href="https://encurtador.com.br/txA28" xlink:type="simple">https://encurtador.com.br/txA28</text:a></text:p>
          </table:table-cell>
        </table:table-row>
        <table:table-row table:style-name="ro3">
          <table:table-cell office:value-type="string" calcext:value-type="string">
            <text:p><text:a xlink:href="https://encurtador.com.br/vWXY6" xlink:type="simple">https://encurtador.com.br/vWXY6</text:a></text:p>
          </table:table-cell>
        </table:table-row>
        <table:table-row table:style-name="ro3">
          <table:table-cell office:value-type="string" calcext:value-type="string">
            <text:p><text:a xlink:href="https://encurtador.com.br/vBHWY" xlink:type="simple">https://encurtador.com.br/vBHWY</text:a></text:p>
          </table:table-cell>
        </table:table-row>
        <table:table-row table:style-name="ro3">
          <table:table-cell office:value-type="string" calcext:value-type="string">
            <text:p><text:a xlink:href="https://www.campograndenews.com.br/meio-ambiente/com-altas-temperaturas-estado-pode-ter-umidade-do-ar-de-12-neste-sabado" xlink:type="simple">https://encurtador.com.br/hsB67</text:a></text:p>
          </table:table-cell>
        </table:table-row>
        <table:table-row table:style-name="ro3">
          <table:table-cell office:value-type="string" calcext:value-type="string">
            <text:p><text:a xlink:href="https://encurtador.com.br/bzB78" xlink:type="simple">https://encurtador.com.br/bzB78</text:a></text:p>
          </table:table-cell>
        </table:table-row>
        <table:table-row table:style-name="ro3">
          <table:table-cell office:value-type="string" calcext:value-type="string">
            <text:p><text:a xlink:href="https://encurtador.com.br/dnwyA" xlink:type="simple">https://encurtador.com.br/dnwyA</text:a></text:p>
          </table:table-cell>
        </table:table-row>
        <table:table-row table:style-name="ro3">
          <table:table-cell office:value-type="string" calcext:value-type="string">
            <text:p><text:a xlink:href="https://encurtador.com.br/wMN68" xlink:type="simple">https://encurtador.com.br/wMN68</text:a></text:p>
          </table:table-cell>
        </table:table-row>
        <table:table-row table:style-name="ro3">
          <table:table-cell office:value-type="string" calcext:value-type="string">
            <text:p><text:a xlink:href="https://encurtador.com.br/gpBY2" xlink:type="simple">https://encurtador.com.br/gpBY2</text:a></text:p>
          </table:table-cell>
        </table:table-row>
        <table:table-row table:style-name="ro3">
          <table:table-cell office:value-type="string" calcext:value-type="string">
            <text:p><text:a xlink:href="https://encurtador.com.br/hzBJV" xlink:type="simple">https://encurtador.com.br/hzBJV</text:a></text:p>
          </table:table-cell>
        </table:table-row>
        <table:table-row table:style-name="ro3">
          <table:table-cell office:value-type="string" calcext:value-type="string">
            <text:p><text:a xlink:href="https://encurtador.com.br/krtx8" xlink:type="simple">https://encurtador.com.br/krtx8</text:a></text:p>
          </table:table-cell>
        </table:table-row>
        <table:table-row table:style-name="ro3">
          <table:table-cell office:value-type="string" calcext:value-type="string">
            <text:p><text:a xlink:href="https://encurtador.com.br/oIRY7" xlink:type="simple">https://encurtador.com.br/oIRY7</text:a></text:p>
          </table:table-cell>
        </table:table-row>
        <table:table-row table:style-name="ro3">
          <table:table-cell office:value-type="string" calcext:value-type="string">
            <text:p><text:a xlink:href="https://encurtador.com.br/cxzL7" xlink:type="simple">https://encurtador.com.br/cxzL7</text:a></text:p>
          </table:table-cell>
        </table:table-row>
        <table:table-row table:style-name="ro3">
          <table:table-cell office:value-type="string" calcext:value-type="string">
            <text:p><text:a xlink:href="https://encurtador.com.br/gpEYZ" xlink:type="simple">https://encurtador.com.br/gpEYZ</text:a></text:p>
          </table:table-cell>
        </table:table-row>
        <table:table-row table:style-name="ro3">
          <table:table-cell office:value-type="string" calcext:value-type="string">
            <text:p><text:a xlink:href="https://encurtador.com.br/H0579" xlink:type="simple">https://encurtador.com.br/H0579</text:a></text:p>
          </table:table-cell>
        </table:table-row>
        <table:table-row table:style-name="ro3">
          <table:table-cell office:value-type="string" calcext:value-type="string">
            <text:p><text:a xlink:href="https://encurtador.com.br/aDSU2" xlink:type="simple">https://encurtador.com.br/aDSU2</text:a></text:p>
          </table:table-cell>
        </table:table-row>
        <table:table-row table:style-name="ro3">
          <table:table-cell office:value-type="string" calcext:value-type="string">
            <text:p><text:a xlink:href="https://encurtador.com.br/evJS8" xlink:type="simple">https://encurtador.com.br/evJS8</text:a></text:p>
          </table:table-cell>
        </table:table-row>
        <table:table-row table:style-name="ro3">
          <table:table-cell office:value-type="string" calcext:value-type="string">
            <text:p><text:a xlink:href="https://encurtador.com.br/altN2" xlink:type="simple">https://encurtador.com.br/altN2</text:a></text:p>
          </table:table-cell>
        </table:table-row>
        <table:table-row table:style-name="ro3">
          <table:table-cell office:value-type="string" calcext:value-type="string">
            <text:p><text:a xlink:href="https://encurtador.com.br/tPSU4" xlink:type="simple">https://encurtador.com.br/tPSU4</text:a></text:p>
          </table:table-cell>
        </table:table-row>
        <table:table-row table:style-name="ro3">
          <table:table-cell office:value-type="string" calcext:value-type="string">
            <text:p><text:a xlink:href="https://encurtador.com.br/dfIT9" xlink:type="simple">https://encurtador.com.br/dfIT9</text:a></text:p>
          </table:table-cell>
        </table:table-row>
        <table:table-row table:style-name="ro3">
          <table:table-cell office:value-type="string" calcext:value-type="string">
            <text:p><text:a xlink:href="https://encurtador.com.br/nuO68" xlink:type="simple">https://encurtador.com.br/nuO68</text:a></text:p>
          </table:table-cell>
        </table:table-row>
        <table:table-row table:style-name="ro3">
          <table:table-cell office:value-type="string" calcext:value-type="string">
            <text:p><text:a xlink:href="https://encurtador.com.br/coFS7" xlink:type="simple">https://encurtador.com.br/coFS7</text:a></text:p>
          </table:table-cell>
        </table:table-row>
        <table:table-row table:style-name="ro3">
          <table:table-cell office:value-type="string" calcext:value-type="string">
            <text:p><text:a xlink:href="https://encurtador.com.br/cvIQ2" xlink:type="simple">https://encurtador.com.br/cvIQ2</text:a></text:p>
          </table:table-cell>
        </table:table-row>
        <table:table-row table:style-name="ro3">
          <table:table-cell office:value-type="string" calcext:value-type="string">
            <text:p><text:a xlink:href="https://encurtador.com.br/ervC3" xlink:type="simple">https://encurtador.com.br/ervC3</text:a></text:p>
          </table:table-cell>
        </table:table-row>
        <table:table-row table:style-name="ro3">
          <table:table-cell office:value-type="string" calcext:value-type="string">
            <text:p><text:a xlink:href="https://encurtador.com.br/vwxP2" xlink:type="simple">https://encurtador.com.br/vwxP2</text:a></text:p>
          </table:table-cell>
        </table:table-row>
        <table:table-row table:style-name="ro3">
          <table:table-cell office:value-type="string" calcext:value-type="string">
            <text:p><text:a xlink:href="https://encurtador.com.br/djsSY" xlink:type="simple">https://encurtador.com.br/djsSY</text:a></text:p>
          </table:table-cell>
        </table:table-row>
        <table:table-row table:style-name="ro3">
          <table:table-cell office:value-type="string" calcext:value-type="string">
            <text:p><text:a xlink:href="https://encurtador.com.br/kwzAP" xlink:type="simple">https://encurtador.com.br/kwzAP</text:a></text:p>
          </table:table-cell>
        </table:table-row>
        <table:table-row table:style-name="ro3">
          <table:table-cell office:value-type="string" calcext:value-type="string">
            <text:p><text:a xlink:href="https://encurtador.com.br/dty27" xlink:type="simple">https://encurtador.com.br/dty27</text:a></text:p>
          </table:table-cell>
        </table:table-row>
        <table:table-row table:style-name="ro3">
          <table:table-cell office:value-type="string" calcext:value-type="string">
            <text:p><text:a xlink:href="https://encurtador.com.br/bfhZ8" xlink:type="simple">https://encurtador.com.br/bfhZ8</text:a></text:p>
          </table:table-cell>
        </table:table-row>
        <table:table-row table:style-name="ro3">
          <table:table-cell office:value-type="string" calcext:value-type="string">
            <text:p><text:a xlink:href="https://encurtador.com.br/rxAKN" xlink:type="simple">https://encurtador.com.br/rxAKN</text:a></text:p>
          </table:table-cell>
        </table:table-row>
        <table:table-row table:style-name="ro3">
          <table:table-cell office:value-type="string" calcext:value-type="string">
            <text:p><text:a xlink:href="https://encurtador.com.br/vwANR" xlink:type="simple">https://encurtador.com.br/vwANR</text:a></text:p>
          </table:table-cell>
        </table:table-row>
        <table:table-row table:style-name="ro3">
          <table:table-cell office:value-type="string" calcext:value-type="string">
            <text:p><text:a xlink:href="https://encurtador.com.br/rOV68" xlink:type="simple">https://encurtador.com.br/rOV68</text:a></text:p>
          </table:table-cell>
        </table:table-row>
        <table:table-row table:style-name="ro3">
          <table:table-cell office:value-type="string" calcext:value-type="string">
            <text:p><text:a xlink:href="https://encurtador.com.br/dFSU5" xlink:type="simple">https://encurtador.com.br/dFSU5</text:a></text:p>
          </table:table-cell>
        </table:table-row>
        <table:table-row table:style-name="ro3">
          <table:table-cell office:value-type="string" calcext:value-type="string">
            <text:p><text:a xlink:href="https://encurtador.com.br/pvBYZ" xlink:type="simple">https://encurtador.com.br/pvBYZ</text:a></text:p>
          </table:table-cell>
        </table:table-row>
        <table:table-row table:style-name="ro3">
          <table:table-cell office:value-type="string" calcext:value-type="string">
            <text:p><text:a xlink:href="https://encurtador.com.br/kmFHI" xlink:type="simple">https://encurtador.com.br/kmFHI</text:a></text:p>
          </table:table-cell>
        </table:table-row>
        <table:table-row table:style-name="ro3">
          <table:table-cell office:value-type="string" calcext:value-type="string">
            <text:p><text:a xlink:href="https://encurtador.com.br/fixG7" xlink:type="simple">https://encurtador.com.br/fixG7</text:a></text:p>
          </table:table-cell>
        </table:table-row>
        <table:table-row table:style-name="ro3">
          <table:table-cell office:value-type="string" calcext:value-type="string">
            <text:p><text:a xlink:href="https://encurtador.com.br/amER4" xlink:type="simple">https://encurtador.com.br/amER4</text:a></text:p>
          </table:table-cell>
        </table:table-row>
        <table:table-row table:style-name="ro3">
          <table:table-cell office:value-type="string" calcext:value-type="string">
            <text:p><text:a xlink:href="https://encurtador.com.br/pvBDF" xlink:type="simple">https://encurtador.com.br/pvBDF</text:a></text:p>
          </table:table-cell>
        </table:table-row>
        <table:table-row table:style-name="ro3">
          <table:table-cell office:value-type="string" calcext:value-type="string">
            <text:p><text:a xlink:href="https://tinyurl.com/4sm76ckt" xlink:type="simple">https://tinyurl.com/4sm76ckt</text:a></text:p>
          </table:table-cell>
        </table:table-row>
        <table:table-row table:style-name="ro3">
          <table:table-cell office:value-type="string" calcext:value-type="string">
            <text:p><text:a xlink:href="https://tinyurl.com/5y3rsks3" xlink:type="simple">https://tinyurl.com/5y3rsks3</text:a></text:p>
          </table:table-cell>
        </table:table-row>
        <table:table-row table:style-name="ro3">
          <table:table-cell office:value-type="string" calcext:value-type="string">
            <text:p><text:a xlink:href="https://tinyurl.com/4vww3uce" xlink:type="simple">https://tinyurl.com/4vww3uce</text:a></text:p>
          </table:table-cell>
        </table:table-row>
        <table:table-row table:style-name="ro3">
          <table:table-cell office:value-type="string" calcext:value-type="string">
            <text:p><text:a xlink:href="https://tinyurl.com/4a7uxwk2" xlink:type="simple">https://tinyurl.com/4a7uxwk2</text:a></text:p>
          </table:table-cell>
        </table:table-row>
        <table:table-row table:style-name="ro3">
          <table:table-cell office:value-type="string" calcext:value-type="string">
            <text:p><text:a xlink:href="https://encurtador.com.br/deCKX" xlink:type="simple">https://encurtador.com.br/deCKX</text:a></text:p>
          </table:table-cell>
        </table:table-row>
        <table:table-row table:style-name="ro3">
          <table:table-cell office:value-type="string" calcext:value-type="string">
            <text:p><text:a xlink:href="https://encurtador.com.br/abmIZ" xlink:type="simple">https://encurtador.com.br/abmIZ</text:a></text:p>
          </table:table-cell>
        </table:table-row>
        <table:table-row table:style-name="ro3">
          <table:table-cell office:value-type="string" calcext:value-type="string">
            <text:p><text:a xlink:href="https://encurtador.com.br/uAHL4" xlink:type="simple">https://encurtador.com.br/uAHL4</text:a></text:p>
          </table:table-cell>
        </table:table-row>
        <table:table-row table:style-name="ro3">
          <table:table-cell office:value-type="string" calcext:value-type="string">
            <text:p><text:a xlink:href="https://encurtador.com.br/iPRV4" xlink:type="simple">https://encurtador.com.br/iPRV4</text:a></text:p>
          </table:table-cell>
        </table:table-row>
        <table:table-row table:style-name="ro3">
          <table:table-cell office:value-type="string" calcext:value-type="string">
            <text:p><text:a xlink:href="https://encurtador.com.br/sEYZ7" xlink:type="simple">https://encurtador.com.br/sEYZ7</text:a></text:p>
          </table:table-cell>
        </table:table-row>
        <table:table-row table:style-name="ro3">
          <table:table-cell office:value-type="string" calcext:value-type="string">
            <text:p><text:a xlink:href="https://encurtador.com.br/uwxS7" xlink:type="simple">https://encurtador.com.br/uwxS7</text:a></text:p>
          </table:table-cell>
        </table:table-row>
        <table:table-row table:style-name="ro3">
          <table:table-cell office:value-type="string" calcext:value-type="string">
            <text:p><text:a xlink:href="https://encurtador.com.br/iuwyP" xlink:type="simple">https://encurtador.com.br/iuwyP</text:a></text:p>
          </table:table-cell>
        </table:table-row>
        <table:table-row table:style-name="ro3">
          <table:table-cell office:value-type="string" calcext:value-type="string">
            <text:p><text:a xlink:href="https://encurtador.com.br/egjEG" xlink:type="simple">https://encurtador.com.br/egjEG</text:a></text:p>
          </table:table-cell>
        </table:table-row>
        <table:table-row table:style-name="ro3">
          <table:table-cell office:value-type="string" calcext:value-type="string">
            <text:p><text:a xlink:href="https://encurtador.com.br/rBFV4" xlink:type="simple">https://encurtador.com.br/rBFV4</text:a></text:p>
          </table:table-cell>
        </table:table-row>
        <table:table-row table:style-name="ro3">
          <table:table-cell office:value-type="string" calcext:value-type="string">
            <text:p><text:a xlink:href="https://tinyurl.com/48j4fs63" xlink:type="simple">https://tinyurl.com/48j4fs63</text:a></text:p>
          </table:table-cell>
        </table:table-row>
        <table:table-row table:style-name="ro3">
          <table:table-cell office:value-type="string" calcext:value-type="string">
            <text:p><text:a xlink:href="https://encurtador.com.br/dBLMR" xlink:type="simple">https://encurtador.com.br/dBLMR</text:a></text:p>
          </table:table-cell>
        </table:table-row>
        <table:table-row table:style-name="ro3">
          <table:table-cell office:value-type="string" calcext:value-type="string">
            <text:p><text:a xlink:href="https://encurtador.com.br/jowLW" xlink:type="simple">https://encurtador.com.br/jowLW</text:a></text:p>
          </table:table-cell>
        </table:table-row>
        <table:table-row table:style-name="ro3">
          <table:table-cell office:value-type="string" calcext:value-type="string">
            <text:p><text:a xlink:href="https://encurtador.com.br/lrzQ1" xlink:type="simple">https://encurtador.com.br/lrzQ1</text:a></text:p>
          </table:table-cell>
        </table:table-row>
        <table:table-row table:style-name="ro3">
          <table:table-cell office:value-type="string" calcext:value-type="string">
            <text:p><text:a xlink:href="https://encurtador.com.br/aiFLS" xlink:type="simple">https://encurtador.com.br/aiFLS</text:a></text:p>
          </table:table-cell>
        </table:table-row>
        <table:table-row table:style-name="ro3">
          <table:table-cell office:value-type="string" calcext:value-type="string">
            <text:p><text:a xlink:href="https://encurtador.com.br/gvORY" xlink:type="simple">https://encurtador.com.br/gvORY</text:a></text:p>
          </table:table-cell>
        </table:table-row>
        <table:table-row table:style-name="ro3">
          <table:table-cell office:value-type="string" calcext:value-type="string">
            <text:p><text:a xlink:href="https://encurtador.com.br/xyLQ1" xlink:type="simple">https://encurtador.com.br/xyLQ1</text:a></text:p>
          </table:table-cell>
        </table:table-row>
        <table:table-row table:style-name="ro3">
          <table:table-cell office:value-type="string" calcext:value-type="string">
            <text:p><text:a xlink:href="https://tinyurl.com/455vm8kk" xlink:type="simple">https://tinyurl.com/455vm8kk</text:a></text:p>
          </table:table-cell>
        </table:table-row>
        <table:table-row table:style-name="ro3">
          <table:table-cell office:value-type="string" calcext:value-type="string">
            <text:p><text:a xlink:href="https://encurtador.com.br/vS234" xlink:type="simple">https://encurtador.com.br/vS234</text:a></text:p>
          </table:table-cell>
        </table:table-row>
        <table:table-row table:style-name="ro3">
          <table:table-cell office:value-type="string" calcext:value-type="string">
            <text:p><text:a xlink:href="https://tinyurl.com/4z92aw8t" xlink:type="simple">https://tinyurl.com/4z92aw8t</text:a></text:p>
          </table:table-cell>
        </table:table-row>
        <table:table-row table:style-name="ro3">
          <table:table-cell office:value-type="string" calcext:value-type="string">
            <text:p><text:a xlink:href="https://encurtador.com.br/grsyS" xlink:type="simple">https://encurtador.com.br/grsyS</text:a></text:p>
          </table:table-cell>
        </table:table-row>
        <table:table-row table:style-name="ro3">
          <table:table-cell office:value-type="string" calcext:value-type="string">
            <text:p><text:a xlink:href="https://tinyurl.com/27vxr98a" xlink:type="simple">https://tinyurl.com/27vxr98a</text:a></text:p>
          </table:table-cell>
        </table:table-row>
        <table:table-row table:style-name="ro3">
          <table:table-cell office:value-type="string" calcext:value-type="string">
            <text:p><text:a xlink:href="https://encurtador.com.br/ltwA3" xlink:type="simple">https://encurtador.com.br/ltwA3</text:a></text:p>
          </table:table-cell>
        </table:table-row>
        <table:table-row table:style-name="ro3">
          <table:table-cell office:value-type="string" calcext:value-type="string">
            <text:p><text:a xlink:href="https://encurtador.com.br/ktKMN" xlink:type="simple">https://encurtador.com.br/ktKMN</text:a></text:p>
          </table:table-cell>
        </table:table-row>
        <table:table-row table:style-name="ro3">
          <table:table-cell office:value-type="string" calcext:value-type="string">
            <text:p><text:a xlink:href="https://encurtador.com.br/czAF0" xlink:type="simple">https://encurtador.com.br/czAF0</text:a></text:p>
          </table:table-cell>
        </table:table-row>
        <table:table-row table:style-name="ro3">
          <table:table-cell office:value-type="string" calcext:value-type="string">
            <text:p><text:a xlink:href="https://tinyurl.com/4wj25hyd" xlink:type="simple">https://tinyurl.com/4wj25hyd</text:a></text:p>
          </table:table-cell>
        </table:table-row>
        <table:table-row table:style-name="ro3">
          <table:table-cell office:value-type="string" calcext:value-type="string">
            <text:p><text:a xlink:href="https://tinyurl.com/2p8cm5vs" xlink:type="simple">https://tinyurl.com/2p8cm5vs</text:a></text:p>
          </table:table-cell>
        </table:table-row>
        <table:table-row table:style-name="ro3">
          <table:table-cell office:value-type="string" calcext:value-type="string">
            <text:p><text:a xlink:href="https://tinyurl.com/38ab9b4t" xlink:type="simple">https://tinyurl.com/38ab9b4t</text:a></text:p>
          </table:table-cell>
        </table:table-row>
        <table:table-row table:style-name="ro3">
          <table:table-cell office:value-type="string" calcext:value-type="string">
            <text:p><text:a xlink:href="https://tinyurl.com/mrjmad8f" xlink:type="simple">https://tinyurl.com/mrjmad8f</text:a></text:p>
          </table:table-cell>
        </table:table-row>
        <table:table-row table:style-name="ro3">
          <table:table-cell office:value-type="string" calcext:value-type="string">
            <text:p><text:a xlink:href="https://tinyurl.com/4yftz9wy" xlink:type="simple">https://tinyurl.com/4yftz9wy</text:a></text:p>
          </table:table-cell>
        </table:table-row>
        <table:table-row table:style-name="ro3">
          <table:table-cell office:value-type="string" calcext:value-type="string">
            <text:p><text:a xlink:href="https://tinyurl.com/5fpzcd5y" xlink:type="simple">https://tinyurl.com/5fpzcd5y</text:a></text:p>
          </table:table-cell>
        </table:table-row>
        <table:table-row table:style-name="ro3">
          <table:table-cell office:value-type="string" calcext:value-type="string">
            <text:p><text:a xlink:href="https://tinyurl.com/46knv37a" xlink:type="simple">https://tinyurl.com/46knv37a</text:a></text:p>
          </table:table-cell>
        </table:table-row>
        <table:table-row table:style-name="ro3">
          <table:table-cell office:value-type="string" calcext:value-type="string">
            <text:p><text:a xlink:href="https://tinyurl.com/yev5v4c4" xlink:type="simple">https://tinyurl.com/yev5v4c4</text:a></text:p>
          </table:table-cell>
        </table:table-row>
        <table:table-row table:style-name="ro3">
          <table:table-cell office:value-type="string" calcext:value-type="string">
            <text:p><text:a xlink:href="https://tinyurl.com/4reay99d" xlink:type="simple">https://tinyurl.com/4reay99d</text:a></text:p>
          </table:table-cell>
        </table:table-row>
        <table:table-row table:style-name="ro3">
          <table:table-cell office:value-type="string" calcext:value-type="string">
            <text:p><text:a xlink:href="https://tinyurl.com/24xf4ubv" xlink:type="simple">https://tinyurl.com/24xf4ubv</text:a></text:p>
          </table:table-cell>
        </table:table-row>
        <table:table-row table:style-name="ro3">
          <table:table-cell office:value-type="string" calcext:value-type="string">
            <text:p><text:a xlink:href="https://tinyurl.com/5n7ph7wa" xlink:type="simple">https://tinyurl.com/5n7ph7wa</text:a></text:p>
          </table:table-cell>
        </table:table-row>
        <table:table-row table:style-name="ro3">
          <table:table-cell office:value-type="string" calcext:value-type="string">
            <text:p><text:a xlink:href="https://tinyurl.com/4fps6j5s" xlink:type="simple">https://tinyurl.com/4fps6j5s</text:a></text:p>
          </table:table-cell>
        </table:table-row>
        <table:table-row table:style-name="ro3">
          <table:table-cell office:value-type="string" calcext:value-type="string">
            <text:p><text:a xlink:href="https://tinyurl.com/mvvtth79" xlink:type="simple">https://tinyurl.com/mvvtth79</text:a></text:p>
          </table:table-cell>
        </table:table-row>
        <table:table-row table:style-name="ro3">
          <table:table-cell office:value-type="string" calcext:value-type="string">
            <text:p><text:a xlink:href="https://tinyurl.com/4w526fyp" xlink:type="simple">https://tinyurl.com/4w526fyp</text:a></text:p>
          </table:table-cell>
        </table:table-row>
        <table:table-row table:style-name="ro3">
          <table:table-cell office:value-type="string" calcext:value-type="string">
            <text:p><text:a xlink:href="https://tinyurl.com/5ceryeex" xlink:type="simple">https://tinyurl.com/5ceryeex</text:a></text:p>
          </table:table-cell>
        </table:table-row>
        <table:table-row table:style-name="ro3">
          <table:table-cell office:value-type="string" calcext:value-type="string">
            <text:p><text:a xlink:href="https://tinyurl.com/2z5urfpw" xlink:type="simple">https://tinyurl.com/2z5urfpw</text:a></text:p>
          </table:table-cell>
        </table:table-row>
        <table:table-row table:style-name="ro3">
          <table:table-cell office:value-type="string" calcext:value-type="string">
            <text:p><text:a xlink:href="https://tinyurl.com/3nnm4cja" xlink:type="simple">https://tinyurl.com/3nnm4cja</text:a></text:p>
          </table:table-cell>
        </table:table-row>
        <table:table-row table:style-name="ro3">
          <table:table-cell office:value-type="string" calcext:value-type="string">
            <text:p><text:a xlink:href="https://tinyurl.com/43j239v5" xlink:type="simple">https://tinyurl.com/43j239v5</text:a></text:p>
          </table:table-cell>
        </table:table-row>
        <table:table-row table:style-name="ro3">
          <table:table-cell office:value-type="string" calcext:value-type="string">
            <text:p><text:a xlink:href="https://tinyurl.com/49j66du4" xlink:type="simple">https://tinyurl.com/49j66du4</text:a></text:p>
          </table:table-cell>
        </table:table-row>
        <table:table-row table:style-name="ro3">
          <table:table-cell office:value-type="string" calcext:value-type="string">
            <text:p><text:a xlink:href="https://tinyurl.com/ye9bavnp" xlink:type="simple">https://tinyurl.com/ye9bavnp</text:a></text:p>
          </table:table-cell>
        </table:table-row>
        <table:table-row table:style-name="ro3">
          <table:table-cell office:value-type="string" calcext:value-type="string">
            <text:p><text:a xlink:href="https://tinyurl.com/mr3kzpdf" xlink:type="simple">https://tinyurl.com/mr3kzpdf</text:a></text:p>
          </table:table-cell>
        </table:table-row>
        <table:table-row table:style-name="ro3">
          <table:table-cell office:value-type="string" calcext:value-type="string">
            <text:p><text:a xlink:href="https://tinyurl.com/3hf42fvd" xlink:type="simple">https://tinyurl.com/3hf42fvd</text:a></text:p>
          </table:table-cell>
        </table:table-row>
        <table:table-row table:style-name="ro3">
          <table:table-cell office:value-type="string" calcext:value-type="string">
            <text:p><text:a xlink:href="https://tinyurl.com/33dt53rz" xlink:type="simple">https://tinyurl.com/33dt53rz</text:a></text:p>
          </table:table-cell>
        </table:table-row>
        <table:table-row table:style-name="ro3">
          <table:table-cell office:value-type="string" calcext:value-type="string">
            <text:p><text:a xlink:href="https://tinyurl.com/4t5pp2dw" xlink:type="simple">https://tinyurl.com/4t5pp2dw</text:a></text:p>
          </table:table-cell>
        </table:table-row>
        <table:table-row table:style-name="ro3">
          <table:table-cell office:value-type="string" calcext:value-type="string">
            <text:p><text:a xlink:href="https://tinyurl.com/yw6ncy9k" xlink:type="simple">https://tinyurl.com/yw6ncy9k</text:a></text:p>
          </table:table-cell>
        </table:table-row>
        <table:table-row table:style-name="ro3">
          <table:table-cell office:value-type="string" calcext:value-type="string">
            <text:p><text:a xlink:href="https://tinyurl.com/32sd7suj" xlink:type="simple">https://tinyurl.com/32sd7suj</text:a></text:p>
          </table:table-cell>
        </table:table-row>
        <table:table-row table:style-name="ro3">
          <table:table-cell office:value-type="string" calcext:value-type="string">
            <text:p><text:a xlink:href="https://tinyurl.com/26krbs9a" xlink:type="simple">https://tinyurl.com/26krbs9a</text:a></text:p>
          </table:table-cell>
        </table:table-row>
        <table:table-row table:style-name="ro3">
          <table:table-cell office:value-type="string" calcext:value-type="string">
            <text:p><text:a xlink:href="https://tinyurl.com/4cf5u3bc" xlink:type="simple">https://tinyurl.com/4cf5u3bc</text:a></text:p>
          </table:table-cell>
        </table:table-row>
        <table:table-row table:style-name="ro3">
          <table:table-cell office:value-type="string" calcext:value-type="string">
            <text:p><text:a xlink:href="https://tinyurl.com/4xv2nbzy" xlink:type="simple">https://tinyurl.com/4xv2nbzy</text:a></text:p>
          </table:table-cell>
        </table:table-row>
        <table:table-row table:style-name="ro3">
          <table:table-cell office:value-type="string" calcext:value-type="string">
            <text:p><text:a xlink:href="https://tinyurl.com/2thdw9ew" xlink:type="simple">https://tinyurl.com/2thdw9ew</text:a></text:p>
          </table:table-cell>
        </table:table-row>
        <table:table-row table:style-name="ro3">
          <table:table-cell office:value-type="string" calcext:value-type="string">
            <text:p><text:a xlink:href="https://tinyurl.com/4574djm2" xlink:type="simple">https://tinyurl.com/4574djm2</text:a></text:p>
          </table:table-cell>
        </table:table-row>
        <table:table-row table:style-name="ro3">
          <table:table-cell office:value-type="string" calcext:value-type="string">
            <text:p><text:a xlink:href="https://tinyurl.com/ymv9atc8" xlink:type="simple">https://tinyurl.com/ymv9atc8</text:a></text:p>
          </table:table-cell>
        </table:table-row>
        <table:table-row table:style-name="ro3">
          <table:table-cell office:value-type="string" calcext:value-type="string">
            <text:p><text:a xlink:href="https://tinyurl.com/4nvdf6j9" xlink:type="simple">https://tinyurl.com/4nvdf6j9</text:a></text:p>
          </table:table-cell>
        </table:table-row>
        <table:table-row table:style-name="ro3">
          <table:table-cell office:value-type="string" calcext:value-type="string">
            <text:p><text:a xlink:href="https://tinyurl.com/48dvknt9" xlink:type="simple">https://tinyurl.com/48dvknt9</text:a></text:p>
          </table:table-cell>
        </table:table-row>
        <table:table-row table:style-name="ro3">
          <table:table-cell office:value-type="string" calcext:value-type="string">
            <text:p><text:a xlink:href="https://tinyurl.com/y9nmhekv" xlink:type="simple">https://tinyurl.com/y9nmhekv</text:a></text:p>
          </table:table-cell>
        </table:table-row>
        <table:table-row table:style-name="ro3">
          <table:table-cell office:value-type="string" calcext:value-type="string">
            <text:p><text:a xlink:href="https://tinyurl.com/yck5dm6f" xlink:type="simple">https://tinyurl.com/yck5dm6f</text:a></text:p>
          </table:table-cell>
        </table:table-row>
        <table:table-row table:style-name="ro3">
          <table:table-cell office:value-type="string" calcext:value-type="string">
            <text:p><text:a xlink:href="https://tinyurl.com/4ejyaeja" xlink:type="simple">https://tinyurl.com/4ejyaeja</text:a></text:p>
          </table:table-cell>
        </table:table-row>
        <table:table-row table:style-name="ro3">
          <table:table-cell office:value-type="string" calcext:value-type="string">
            <text:p><text:a xlink:href="https://tinyurl.com/mwayef63" xlink:type="simple">https://tinyurl.com/mwayef63</text:a></text:p>
          </table:table-cell>
        </table:table-row>
        <table:table-row table:style-name="ro3">
          <table:table-cell office:value-type="string" calcext:value-type="string">
            <text:p><text:a xlink:href="https://tinyurl.com/3cjt4hwh" xlink:type="simple">https://tinyurl.com/3cjt4hwh</text:a></text:p>
          </table:table-cell>
        </table:table-row>
        <table:table-row table:style-name="ro3">
          <table:table-cell office:value-type="string" calcext:value-type="string">
            <text:p><text:a xlink:href="https://tinyurl.com/ytbw63bd" xlink:type="simple">https://tinyurl.com/ytbw63bd</text:a></text:p>
          </table:table-cell>
        </table:table-row>
        <table:table-row table:style-name="ro3">
          <table:table-cell office:value-type="string" calcext:value-type="string">
            <text:p><text:a xlink:href="https://tinyurl.com/38awp9w4" xlink:type="simple">https://tinyurl.com/38awp9w4</text:a></text:p>
          </table:table-cell>
        </table:table-row>
        <table:table-row table:style-name="ro3">
          <table:table-cell office:value-type="string" calcext:value-type="string">
            <text:p><text:a xlink:href="https://tinyurl.com/3vf4ztt6" xlink:type="simple">https://tinyurl.com/3vf4ztt6</text:a></text:p>
          </table:table-cell>
        </table:table-row>
        <table:table-row table:style-name="ro3">
          <table:table-cell office:value-type="string" calcext:value-type="string">
            <text:p><text:a xlink:href="https://tinyurl.com/3emr4f2u" xlink:type="simple">https://tinyurl.com/3emr4f2u</text:a></text:p>
          </table:table-cell>
        </table:table-row>
        <table:table-row table:style-name="ro3">
          <table:table-cell office:value-type="string" calcext:value-type="string">
            <text:p><text:a xlink:href="https://tinyurl.com/399cv49p" xlink:type="simple">https://tinyurl.com/399cv49p</text:a></text:p>
          </table:table-cell>
        </table:table-row>
        <table:table-row table:style-name="ro3">
          <table:table-cell office:value-type="string" calcext:value-type="string">
            <text:p><text:a xlink:href="https://tinyurl.com/4658vuj2" xlink:type="simple">https://tinyurl.com/4658vuj2</text:a></text:p>
          </table:table-cell>
        </table:table-row>
        <table:table-row table:style-name="ro3">
          <table:table-cell office:value-type="string" calcext:value-type="string">
            <text:p><text:a xlink:href="https://tinyurl.com/3nyyunrs" xlink:type="simple">https://tinyurl.com/3nyyunrs</text:a></text:p>
          </table:table-cell>
        </table:table-row>
        <table:table-row table:style-name="ro3">
          <table:table-cell office:value-type="string" calcext:value-type="string">
            <text:p><text:a xlink:href="https://tinyurl.com/76km2z68" xlink:type="simple">https://tinyurl.com/76km2z68</text:a></text:p>
          </table:table-cell>
        </table:table-row>
        <table:table-row table:style-name="ro3">
          <table:table-cell office:value-type="string" calcext:value-type="string">
            <text:p><text:a xlink:href="https://tinyurl.com/548hbu82" xlink:type="simple">https://tinyurl.com/548hbu82</text:a></text:p>
          </table:table-cell>
        </table:table-row>
        <table:table-row table:style-name="ro3">
          <table:table-cell office:value-type="string" calcext:value-type="string">
            <text:p><text:a xlink:href="https://tinyurl.com/33ysfnxw" xlink:type="simple">https://tinyurl.com/33ysfnxw</text:a></text:p>
          </table:table-cell>
        </table:table-row>
        <table:table-row table:style-name="ro3">
          <table:table-cell office:value-type="string" calcext:value-type="string">
            <text:p><text:a xlink:href="https://tinyurl.com/5n7wus2e" xlink:type="simple">https://tinyurl.com/5n7wus2e</text:a></text:p>
          </table:table-cell>
        </table:table-row>
        <table:table-row table:style-name="ro3">
          <table:table-cell office:value-type="string" calcext:value-type="string">
            <text:p><text:a xlink:href="https://tinyurl.com/yvz5s8xb" xlink:type="simple">https://tinyurl.com/yvz5s8xb</text:a></text:p>
          </table:table-cell>
        </table:table-row>
        <table:table-row table:style-name="ro3">
          <table:table-cell office:value-type="string" calcext:value-type="string">
            <text:p><text:a xlink:href="https://tinyurl.com/bdhpub63" xlink:type="simple">https://tinyurl.com/bdhpub63</text:a></text:p>
          </table:table-cell>
        </table:table-row>
        <table:table-row table:style-name="ro3">
          <table:table-cell office:value-type="string" calcext:value-type="string">
            <text:p><text:a xlink:href="https://tinyurl.com/2p8ck6hh" xlink:type="simple">https://tinyurl.com/2p8ck6hh</text:a></text:p>
          </table:table-cell>
        </table:table-row>
        <table:table-row table:style-name="ro3">
          <table:table-cell office:value-type="string" calcext:value-type="string">
            <text:p><text:a xlink:href="https://tinyurl.com/yc5pukfj" xlink:type="simple">https://tinyurl.com/yc5pukfj</text:a></text:p>
          </table:table-cell>
        </table:table-row>
        <table:table-row table:style-name="ro3">
          <table:table-cell office:value-type="string" calcext:value-type="string">
            <text:p><text:a xlink:href="https://tinyurl.com/yc6hw78v" xlink:type="simple">https://tinyurl.com/yc6hw78v</text:a></text:p>
          </table:table-cell>
        </table:table-row>
        <table:table-row table:style-name="ro3">
          <table:table-cell office:value-type="string" calcext:value-type="string">
            <text:p><text:a xlink:href="https://tinyurl.com/ynn6a3r2" xlink:type="simple">https://tinyurl.com/ynn6a3r2</text:a></text:p>
          </table:table-cell>
        </table:table-row>
        <table:table-row table:style-name="ro3">
          <table:table-cell office:value-type="string" calcext:value-type="string">
            <text:p><text:a xlink:href="https://tinyurl.com/2vkvkj45" xlink:type="simple">https://tinyurl.com/2vkvkj45</text:a></text:p>
          </table:table-cell>
        </table:table-row>
        <table:table-row table:style-name="ro3">
          <table:table-cell office:value-type="string" calcext:value-type="string">
            <text:p><text:a xlink:href="https://tinyurl.com/3ax84xxr" xlink:type="simple">https://tinyurl.com/3ax84xxr</text:a></text:p>
          </table:table-cell>
        </table:table-row>
        <table:table-row table:style-name="ro3">
          <table:table-cell office:value-type="string" calcext:value-type="string">
            <text:p><text:a xlink:href="https://tinyurl.com/25xnvnkr" xlink:type="simple">https://tinyurl.com/25xnvnkr</text:a></text:p>
          </table:table-cell>
        </table:table-row>
        <table:table-row table:style-name="ro3">
          <table:table-cell office:value-type="string" calcext:value-type="string">
            <text:p><text:a xlink:href="https://tinyurl.com/ytms292w" xlink:type="simple">https://tinyurl.com/ytms292w</text:a></text:p>
          </table:table-cell>
        </table:table-row>
        <table:table-row table:style-name="ro3">
          <table:table-cell office:value-type="string" calcext:value-type="string">
            <text:p><text:a xlink:href="https://tinyurl.com/2p994fu3" xlink:type="simple">https://tinyurl.com/2p994fu3</text:a></text:p>
          </table:table-cell>
        </table:table-row>
        <table:table-row table:style-name="ro3">
          <table:table-cell office:value-type="string" calcext:value-type="string">
            <text:p><text:a xlink:href="https://tinyurl.com/3jbtw5ya" xlink:type="simple">https://tinyurl.com/3jbtw5ya</text:a></text:p>
          </table:table-cell>
        </table:table-row>
        <table:table-row table:style-name="ro3">
          <table:table-cell office:value-type="string" calcext:value-type="string">
            <text:p><text:a xlink:href="https://tinyurl.com/c6hk6h7s" xlink:type="simple">https://tinyurl.com/c6hk6h7s</text:a></text:p>
          </table:table-cell>
        </table:table-row>
        <table:table-row table:style-name="ro3">
          <table:table-cell office:value-type="string" calcext:value-type="string">
            <text:p><text:a xlink:href="https://tinyurl.com/2yahrbya" xlink:type="simple">https://tinyurl.com/2yahrbya</text:a></text:p>
          </table:table-cell>
        </table:table-row>
        <table:table-row table:style-name="ro3">
          <table:table-cell office:value-type="string" calcext:value-type="string">
            <text:p><text:a xlink:href="https://tinyurl.com/mv9xx24z" xlink:type="simple">https://tinyurl.com/mv9xx24z</text:a></text:p>
          </table:table-cell>
        </table:table-row>
        <table:table-row table:style-name="ro3">
          <table:table-cell office:value-type="string" calcext:value-type="string">
            <text:p><text:a xlink:href="https://tinyurl.com/yc8m4f5w" xlink:type="simple">https://tinyurl.com/yc8m4f5w</text:a></text:p>
          </table:table-cell>
        </table:table-row>
        <table:table-row table:style-name="ro3">
          <table:table-cell office:value-type="string" calcext:value-type="string">
            <text:p><text:a xlink:href="https://tinyurl.com/42wefnk6" xlink:type="simple">https://tinyurl.com/42wefnk6</text:a></text:p>
          </table:table-cell>
        </table:table-row>
        <table:table-row table:style-name="ro3">
          <table:table-cell office:value-type="string" calcext:value-type="string">
            <text:p><text:a xlink:href="https://tinyurl.com/537y4f99" xlink:type="simple">https://tinyurl.com/537y4f99</text:a></text:p>
          </table:table-cell>
        </table:table-row>
        <table:table-row table:style-name="ro3">
          <table:table-cell office:value-type="string" calcext:value-type="string">
            <text:p><text:a xlink:href="https://tinyurl.com/mt6ah7tj" xlink:type="simple">https://tinyurl.com/mt6ah7tj</text:a></text:p>
          </table:table-cell>
        </table:table-row>
        <table:table-row table:style-name="ro3">
          <table:table-cell office:value-type="string" calcext:value-type="string">
            <text:p><text:a xlink:href="https://tinyurl.com/4z6tvj7e" xlink:type="simple">https://tinyurl.com/4z6tvj7e</text:a></text:p>
          </table:table-cell>
        </table:table-row>
        <table:table-row table:style-name="ro3">
          <table:table-cell office:value-type="string" calcext:value-type="string">
            <text:p><text:a xlink:href="https://tinyurl.com/4ph9jcvt" xlink:type="simple">https://tinyurl.com/4ph9jcvt</text:a></text:p>
          </table:table-cell>
        </table:table-row>
        <table:table-row table:style-name="ro3">
          <table:table-cell office:value-type="string" calcext:value-type="string">
            <text:p><text:a xlink:href="https://tinyurl.com/mre95v4a" xlink:type="simple">https://tinyurl.com/mre95v4a</text:a></text:p>
          </table:table-cell>
        </table:table-row>
        <table:table-row table:style-name="ro3">
          <table:table-cell office:value-type="string" calcext:value-type="string">
            <text:p><text:a xlink:href="https://tinyurl.com/k9setsbx" xlink:type="simple">https://tinyurl.com/k9setsbx</text:a></text:p>
          </table:table-cell>
        </table:table-row>
        <table:table-row table:style-name="ro3">
          <table:table-cell office:value-type="string" calcext:value-type="string">
            <text:p><text:a xlink:href="https://tinyurl.com/5h2h4eck" xlink:type="simple">https://tinyurl.com/5h2h4eck</text:a></text:p>
          </table:table-cell>
        </table:table-row>
        <table:table-row table:style-name="ro3">
          <table:table-cell office:value-type="string" calcext:value-type="string">
            <text:p><text:a xlink:href="https://tinyurl.com/heyy47bb" xlink:type="simple">https://tinyurl.com/heyy47bb</text:a></text:p>
          </table:table-cell>
        </table:table-row>
        <table:table-row table:style-name="ro3">
          <table:table-cell office:value-type="string" calcext:value-type="string">
            <text:p><text:a xlink:href="https://tinyurl.com/5n6d5vy7" xlink:type="simple">https://tinyurl.com/5n6d5vy7</text:a></text:p>
          </table:table-cell>
        </table:table-row>
        <table:table-row table:style-name="ro3">
          <table:table-cell office:value-type="string" calcext:value-type="string">
            <text:p><text:a xlink:href="https://tinyurl.com/3wc6j3zp" xlink:type="simple">https://tinyurl.com/3wc6j3zp</text:a></text:p>
          </table:table-cell>
        </table:table-row>
        <table:table-row table:style-name="ro3">
          <table:table-cell office:value-type="string" calcext:value-type="string">
            <text:p><text:a xlink:href="https://tinyurl.com/3b72uzhz" xlink:type="simple">https://tinyurl.com/3b72uzhz</text:a></text:p>
          </table:table-cell>
        </table:table-row>
        <table:table-row table:style-name="ro3">
          <table:table-cell office:value-type="string" calcext:value-type="string">
            <text:p><text:a xlink:href="https://tinyurl.com/333b6wfa" xlink:type="simple">https://tinyurl.com/333b6wfa</text:a></text:p>
          </table:table-cell>
        </table:table-row>
        <table:table-row table:style-name="ro3">
          <table:table-cell office:value-type="string" calcext:value-type="string">
            <text:p><text:a xlink:href="https://tinyurl.com/mwrkm4jm" xlink:type="simple">https://tinyurl.com/mwrkm4jm</text:a></text:p>
          </table:table-cell>
        </table:table-row>
        <table:table-row table:style-name="ro3">
          <table:table-cell office:value-type="string" calcext:value-type="string">
            <text:p><text:a xlink:href="https://tinyurl.com/mr79t398" xlink:type="simple">https://tinyurl.com/mr79t398</text:a></text:p>
          </table:table-cell>
        </table:table-row>
        <table:table-row table:style-name="ro3">
          <table:table-cell office:value-type="string" calcext:value-type="string">
            <text:p><text:a xlink:href="https://tinyurl.com/mvhky9r8" xlink:type="simple">https://tinyurl.com/mvhky9r8</text:a></text:p>
          </table:table-cell>
        </table:table-row>
        <table:table-row table:style-name="ro3">
          <table:table-cell office:value-type="string" calcext:value-type="string">
            <text:p><text:a xlink:href="https://tinyurl.com/mr266yjh" xlink:type="simple">https://tinyurl.com/mr266yjh</text:a></text:p>
          </table:table-cell>
        </table:table-row>
        <table:table-row table:style-name="ro3">
          <table:table-cell office:value-type="string" calcext:value-type="string">
            <text:p><text:a xlink:href="https://tinyurl.com/59fnthks" xlink:type="simple">https://tinyurl.com/59fnthks</text:a></text:p>
          </table:table-cell>
        </table:table-row>
        <table:table-row table:style-name="ro3">
          <table:table-cell office:value-type="string" calcext:value-type="string">
            <text:p><text:a xlink:href="https://tinyurl.com/ykcn5ppe" xlink:type="simple">https://tinyurl.com/ykcn5ppe</text:a></text:p>
          </table:table-cell>
        </table:table-row>
        <table:table-row table:style-name="ro3">
          <table:table-cell office:value-type="string" calcext:value-type="string">
            <text:p><text:a xlink:href="https://tinyurl.com/xre6u6wu" xlink:type="simple">https://tinyurl.com/xre6u6wu</text:a></text:p>
          </table:table-cell>
        </table:table-row>
        <table:table-row table:style-name="ro3">
          <table:table-cell office:value-type="string" calcext:value-type="string">
            <text:p><text:a xlink:href="https://tinyurl.com/bdcydthp" xlink:type="simple">https://tinyurl.com/bdcydthp</text:a></text:p>
          </table:table-cell>
        </table:table-row>
        <table:table-row table:style-name="ro3">
          <table:table-cell office:value-type="string" calcext:value-type="string">
            <text:p><text:a xlink:href="https://tinyurl.com/2wr5xb5d" xlink:type="simple">https://tinyurl.com/2wr5xb5d</text:a></text:p>
          </table:table-cell>
        </table:table-row>
        <table:table-row table:style-name="ro3">
          <table:table-cell office:value-type="string" calcext:value-type="string">
            <text:p><text:a xlink:href="https://tinyurl.com/5766wphb" xlink:type="simple">https://tinyurl.com/5766wphb</text:a></text:p>
          </table:table-cell>
        </table:table-row>
        <table:table-row table:style-name="ro3">
          <table:table-cell office:value-type="string" calcext:value-type="string">
            <text:p><text:a xlink:href="https://tinyurl.com/3zfu33xn" xlink:type="simple">https://tinyurl.com/3zfu33xn</text:a></text:p>
          </table:table-cell>
        </table:table-row>
        <table:table-row table:style-name="ro3">
          <table:table-cell office:value-type="string" calcext:value-type="string">
            <text:p><text:a xlink:href="https://tinyurl.com/9s5v6uvn" xlink:type="simple">https://tinyurl.com/9s5v6uvn</text:a></text:p>
          </table:table-cell>
        </table:table-row>
        <table:table-row table:style-name="ro3">
          <table:table-cell office:value-type="string" calcext:value-type="string">
            <text:p><text:a xlink:href="https://tinyurl.com/2v7k7esw" xlink:type="simple">https://tinyurl.com/2v7k7esw</text:a></text:p>
          </table:table-cell>
        </table:table-row>
        <table:table-row table:style-name="ro3">
          <table:table-cell office:value-type="string" calcext:value-type="string">
            <text:p><text:a xlink:href="https://tinyurl.com/4ef5ff4x" xlink:type="simple">https://tinyurl.com/4ef5ff4x</text:a></text:p>
          </table:table-cell>
        </table:table-row>
        <table:table-row table:style-name="ro3">
          <table:table-cell office:value-type="string" calcext:value-type="string">
            <text:p><text:a xlink:href="https://tinyurl.com/nn7wedv5" xlink:type="simple">https://tinyurl.com/nn7wedv5</text:a></text:p>
          </table:table-cell>
        </table:table-row>
        <table:table-row table:style-name="ro3">
          <table:table-cell office:value-type="string" calcext:value-type="string">
            <text:p><text:a xlink:href="https://tinyurl.com/3s9cx8pd" xlink:type="simple">https://tinyurl.com/3s9cx8pd</text:a></text:p>
          </table:table-cell>
        </table:table-row>
        <table:table-row table:style-name="ro3">
          <table:table-cell office:value-type="string" calcext:value-type="string">
            <text:p><text:a xlink:href="https://tinyurl.com/bdf7f785" xlink:type="simple">https://tinyurl.com/bdf7f785</text:a></text:p>
          </table:table-cell>
        </table:table-row>
        <table:table-row table:style-name="ro3">
          <table:table-cell office:value-type="string" calcext:value-type="string">
            <text:p><text:a xlink:href="https://tinyurl.com/2s3cs5ce" xlink:type="simple">https://tinyurl.com/2s3cs5ce</text:a></text:p>
          </table:table-cell>
        </table:table-row>
        <table:table-row table:style-name="ro3">
          <table:table-cell office:value-type="string" calcext:value-type="string">
            <text:p><text:a xlink:href="https://tinyurl.com/4r74rtjb" xlink:type="simple">https://tinyurl.com/4r74rtjb</text:a></text:p>
          </table:table-cell>
        </table:table-row>
        <table:table-row table:style-name="ro3">
          <table:table-cell office:value-type="string" calcext:value-type="string">
            <text:p><text:a xlink:href="https://tinyurl.com/4rf27zvk" xlink:type="simple">https://tinyurl.com/4rf27zvk</text:a></text:p>
          </table:table-cell>
        </table:table-row>
        <table:table-row table:style-name="ro3">
          <table:table-cell office:value-type="string" calcext:value-type="string">
            <text:p><text:a xlink:href="https://tinyurl.com/3p52whme" xlink:type="simple">https://tinyurl.com/3p52whme</text:a></text:p>
          </table:table-cell>
        </table:table-row>
        <table:table-row table:style-name="ro3">
          <table:table-cell office:value-type="string" calcext:value-type="string">
            <text:p><text:a xlink:href="https://tinyurl.com/4zspx2hf" xlink:type="simple">https://tinyurl.com/4zspx2hf</text:a></text:p>
          </table:table-cell>
        </table:table-row>
        <table:table-row table:style-name="ro3">
          <table:table-cell office:value-type="string" calcext:value-type="string">
            <text:p><text:a xlink:href="https://tinyurl.com/yc4b77bt" xlink:type="simple">https://tinyurl.com/yc4b77bt</text:a></text:p>
          </table:table-cell>
        </table:table-row>
        <table:table-row table:style-name="ro3">
          <table:table-cell office:value-type="string" calcext:value-type="string">
            <text:p><text:a xlink:href="https://tinyurl.com/bdeu4tnw" xlink:type="simple">https://tinyurl.com/bdeu4tnw</text:a></text:p>
          </table:table-cell>
        </table:table-row>
        <table:table-row table:style-name="ro3">
          <table:table-cell office:value-type="string" calcext:value-type="string">
            <text:p><text:a xlink:href="https://tinyurl.com/yjynzmfn" xlink:type="simple">https://tinyurl.com/yjynzmfn</text:a></text:p>
          </table:table-cell>
        </table:table-row>
        <table:table-row table:style-name="ro3">
          <table:table-cell office:value-type="string" calcext:value-type="string">
            <text:p><text:a xlink:href="https://tinyurl.com/bdcv7xy5" xlink:type="simple">https://tinyurl.com/bdcv7xy5</text:a></text:p>
          </table:table-cell>
        </table:table-row>
        <table:table-row table:style-name="ro3">
          <table:table-cell office:value-type="string" calcext:value-type="string">
            <text:p><text:a xlink:href="https://tinyurl.com/y2mfprat" xlink:type="simple">https://tinyurl.com/y2mfprat</text:a></text:p>
          </table:table-cell>
        </table:table-row>
        <table:table-row table:style-name="ro3">
          <table:table-cell office:value-type="string" calcext:value-type="string">
            <text:p><text:a xlink:href="https://tinyurl.com/2ecwdy49" xlink:type="simple">https://tinyurl.com/2ecwdy49</text:a></text:p>
          </table:table-cell>
        </table:table-row>
        <table:table-row table:style-name="ro3">
          <table:table-cell office:value-type="string" calcext:value-type="string">
            <text:p><text:a xlink:href="https://tinyurl.com/bdd35b7k" xlink:type="simple">https://tinyurl.com/bdd35b7k</text:a></text:p>
          </table:table-cell>
        </table:table-row>
        <table:table-row table:style-name="ro3">
          <table:table-cell office:value-type="string" calcext:value-type="string">
            <text:p><text:a xlink:href="https://tinyurl.com/2xws77pe" xlink:type="simple">https://tinyurl.com/2xws77pe</text:a></text:p>
          </table:table-cell>
        </table:table-row>
        <table:table-row table:style-name="ro3">
          <table:table-cell office:value-type="string" calcext:value-type="string">
            <text:p><text:a xlink:href="https://tinyurl.com/mu2rhj55" xlink:type="simple">https://tinyurl.com/mu2rhj55</text:a></text:p>
          </table:table-cell>
        </table:table-row>
        <table:table-row table:style-name="ro3">
          <table:table-cell office:value-type="string" calcext:value-type="string">
            <text:p><text:a xlink:href="https://tinyurl.com/3ztmc94x" xlink:type="simple">https://tinyurl.com/3ztmc94x</text:a></text:p>
          </table:table-cell>
        </table:table-row>
        <table:table-row table:style-name="ro3">
          <table:table-cell office:value-type="string" calcext:value-type="string">
            <text:p><text:a xlink:href="https://tinyurl.com/544942cn" xlink:type="simple">https://tinyurl.com/544942cn</text:a></text:p>
          </table:table-cell>
        </table:table-row>
        <table:table-row table:style-name="ro3">
          <table:table-cell office:value-type="string" calcext:value-type="string">
            <text:p><text:a xlink:href="https://tinyurl.com/mv4bkmtr" xlink:type="simple">https://tinyurl.com/mv4bkmtr</text:a></text:p>
          </table:table-cell>
        </table:table-row>
        <table:table-row table:style-name="ro3">
          <table:table-cell office:value-type="string" calcext:value-type="string">
            <text:p><text:a xlink:href="https://tinyurl.com/5bbfra9p" xlink:type="simple">https://tinyurl.com/5bbfra9p</text:a></text:p>
          </table:table-cell>
        </table:table-row>
        <table:table-row table:style-name="ro3">
          <table:table-cell office:value-type="string" calcext:value-type="string">
            <text:p><text:a xlink:href="https://tinyurl.com/3tr3ypjj" xlink:type="simple">https://tinyurl.com/3tr3ypjj</text:a></text:p>
          </table:table-cell>
        </table:table-row>
        <table:table-row table:style-name="ro3">
          <table:table-cell office:value-type="string" calcext:value-type="string">
            <text:p><text:a xlink:href="https://tinyurl.com/3pnkh2wa" xlink:type="simple">https://tinyurl.com/3pnkh2wa</text:a></text:p>
          </table:table-cell>
        </table:table-row>
        <table:table-row table:style-name="ro3">
          <table:table-cell office:value-type="string" calcext:value-type="string">
            <text:p><text:a xlink:href="https://tinyurl.com/45ahzpfb" xlink:type="simple">https://tinyurl.com/45ahzpfb</text:a></text:p>
          </table:table-cell>
        </table:table-row>
        <table:table-row table:style-name="ro3">
          <table:table-cell office:value-type="string" calcext:value-type="string">
            <text:p><text:a xlink:href="https://tinyurl.com/ytft3xr6" xlink:type="simple">https://tinyurl.com/ytft3xr6</text:a></text:p>
          </table:table-cell>
        </table:table-row>
        <table:table-row table:style-name="ro3">
          <table:table-cell office:value-type="string" calcext:value-type="string">
            <text:p><text:a xlink:href="https://tinyurl.com/2nhs8673" xlink:type="simple">https://tinyurl.com/2nhs8673</text:a></text:p>
          </table:table-cell>
        </table:table-row>
        <table:table-row table:style-name="ro3">
          <table:table-cell office:value-type="string" calcext:value-type="string">
            <text:p><text:a xlink:href="https://tinyurl.com/kcxuauyj" xlink:type="simple">https://tinyurl.com/kcxuauyj</text:a></text:p>
          </table:table-cell>
        </table:table-row>
        <table:table-row table:style-name="ro3">
          <table:table-cell office:value-type="string" calcext:value-type="string">
            <text:p><text:a xlink:href="https://tinyurl.com/yc4jy725" xlink:type="simple">https://tinyurl.com/yc4jy725</text:a></text:p>
          </table:table-cell>
        </table:table-row>
        <table:table-row table:style-name="ro3">
          <table:table-cell office:value-type="string" calcext:value-type="string">
            <text:p><text:a xlink:href="https://tinyurl.com/bdfuy4bk" xlink:type="simple">https://tinyurl.com/bdfuy4bk</text:a></text:p>
          </table:table-cell>
        </table:table-row>
        <table:table-row table:style-name="ro3">
          <table:table-cell office:value-type="string" calcext:value-type="string">
            <text:p><text:a xlink:href="https://tinyurl.com/3mub4mre" xlink:type="simple">https://tinyurl.com/3mub4mre</text:a></text:p>
          </table:table-cell>
        </table:table-row>
        <table:table-row table:style-name="ro3">
          <table:table-cell office:value-type="string" calcext:value-type="string">
            <text:p><text:a xlink:href="https://tinyurl.com/dw7swc83" xlink:type="simple">https://tinyurl.com/dw7swc83</text:a></text:p>
          </table:table-cell>
        </table:table-row>
        <table:table-row table:style-name="ro3">
          <table:table-cell office:value-type="string" calcext:value-type="string">
            <text:p><text:a xlink:href="https://tinyurl.com/pekpanxx" xlink:type="simple">https://tinyurl.com/pekpanxx</text:a></text:p>
          </table:table-cell>
        </table:table-row>
        <table:table-row table:style-name="ro3">
          <table:table-cell office:value-type="string" calcext:value-type="string">
            <text:p><text:a xlink:href="https://tinyurl.com/bdh9ftvu" xlink:type="simple">https://tinyurl.com/bdh9ftvu</text:a></text:p>
          </table:table-cell>
        </table:table-row>
        <table:table-row table:style-name="ro3">
          <table:table-cell office:value-type="string" calcext:value-type="string">
            <text:p><text:a xlink:href="https://tinyurl.com/58j5a2cy" xlink:type="simple">https://tinyurl.com/58j5a2cy</text:a></text:p>
          </table:table-cell>
        </table:table-row>
        <table:table-row table:style-name="ro3">
          <table:table-cell office:value-type="string" calcext:value-type="string">
            <text:p><text:a xlink:href="https://tinyurl.com/s4ujy5y5" xlink:type="simple">https://tinyurl.com/s4ujy5y5</text:a></text:p>
          </table:table-cell>
        </table:table-row>
        <table:table-row table:style-name="ro3">
          <table:table-cell office:value-type="string" calcext:value-type="string">
            <text:p><text:a xlink:href="https://tinyurl.com/ykn7jf7r" xlink:type="simple">https://tinyurl.com/ykn7jf7r</text:a></text:p>
          </table:table-cell>
        </table:table-row>
        <table:table-row table:style-name="ro3">
          <table:table-cell office:value-type="string" calcext:value-type="string">
            <text:p><text:a xlink:href="https://tinyurl.com/bdextp6v" xlink:type="simple">https://tinyurl.com/bdextp6v</text:a></text:p>
          </table:table-cell>
        </table:table-row>
        <table:table-row table:style-name="ro3">
          <table:table-cell office:value-type="string" calcext:value-type="string">
            <text:p><text:a xlink:href="https://tinyurl.com/2p8u4jy3" xlink:type="simple">https://tinyurl.com/2p8u4jy3</text:a></text:p>
          </table:table-cell>
        </table:table-row>
        <table:table-row table:style-name="ro3">
          <table:table-cell office:value-type="string" calcext:value-type="string">
            <text:p><text:a xlink:href="https://tinyurl.com/2p9xs7bf" xlink:type="simple">https://tinyurl.com/2p9xs7bf</text:a></text:p>
          </table:table-cell>
        </table:table-row>
        <table:table-row table:style-name="ro3">
          <table:table-cell office:value-type="string" calcext:value-type="string">
            <text:p><text:a xlink:href="https://tinyurl.com/33vphv9p" xlink:type="simple">https://tinyurl.com/33vphv9p</text:a></text:p>
          </table:table-cell>
        </table:table-row>
        <table:table-row table:style-name="ro3">
          <table:table-cell office:value-type="string" calcext:value-type="string">
            <text:p><text:a xlink:href="https://tinyurl.com/2p8ddsdy" xlink:type="simple">https://tinyurl.com/2p8ddsdy</text:a></text:p>
          </table:table-cell>
        </table:table-row>
        <table:table-row table:style-name="ro3">
          <table:table-cell office:value-type="string" calcext:value-type="string">
            <text:p><text:a xlink:href="https://tinyurl.com/4fmkkzpf" xlink:type="simple">https://tinyurl.com/4fmkkzpf</text:a></text:p>
          </table:table-cell>
        </table:table-row>
        <table:table-row table:style-name="ro3">
          <table:table-cell office:value-type="string" calcext:value-type="string">
            <text:p><text:a xlink:href="https://tinyurl.com/mr4y99m7" xlink:type="simple">https://tinyurl.com/mr4y99m7</text:a></text:p>
          </table:table-cell>
        </table:table-row>
        <table:table-row table:style-name="ro3">
          <table:table-cell office:value-type="string" calcext:value-type="string">
            <text:p><text:a xlink:href="https://tinyurl.com/23rbdn6s" xlink:type="simple">https://tinyurl.com/23rbdn6s</text:a></text:p>
          </table:table-cell>
        </table:table-row>
        <table:table-row table:style-name="ro3">
          <table:table-cell office:value-type="string" calcext:value-type="string">
            <text:p><text:a xlink:href="https://tinyurl.com/4sazf39r" xlink:type="simple">https://tinyurl.com/4sazf39r</text:a></text:p>
          </table:table-cell>
        </table:table-row>
        <table:table-row table:style-name="ro3">
          <table:table-cell office:value-type="string" calcext:value-type="string">
            <text:p><text:a xlink:href="http://tinyurl.com/5h7656nx" xlink:type="simple">http://tinyurl.com/5h7656nx</text:a></text:p>
          </table:table-cell>
        </table:table-row>
        <table:table-row table:style-name="ro3">
          <table:table-cell office:value-type="string" calcext:value-type="string">
            <text:p><text:a xlink:href="http://tinyurl.com/3rcdzzhy" xlink:type="simple">http://tinyurl.com/3rcdzzhy</text:a></text:p>
          </table:table-cell>
        </table:table-row>
        <table:table-row table:style-name="ro3">
          <table:table-cell office:value-type="string" calcext:value-type="string">
            <text:p><text:a xlink:href="http://tinyurl.com/38bmpsd5" xlink:type="simple">http://tinyurl.com/38bmpsd5</text:a></text:p>
          </table:table-cell>
        </table:table-row>
        <table:table-row table:style-name="ro3">
          <table:table-cell office:value-type="string" calcext:value-type="string">
            <text:p><text:a xlink:href="http://tinyurl.com/83rwxncp" xlink:type="simple">http://tinyurl.com/83rwxncp</text:a></text:p>
          </table:table-cell>
        </table:table-row>
        <table:table-row table:style-name="ro3">
          <table:table-cell office:value-type="string" calcext:value-type="string">
            <text:p><text:a xlink:href="http://tinyurl.com/bdcv3pra" xlink:type="simple">http://tinyurl.com/bdcv3pra</text:a></text:p>
          </table:table-cell>
        </table:table-row>
        <table:table-row table:style-name="ro3">
          <table:table-cell office:value-type="string" calcext:value-type="string">
            <text:p><text:a xlink:href="http://tinyurl.com/32fdmypt" xlink:type="simple">http://tinyurl.com/32fdmypt</text:a></text:p>
          </table:table-cell>
        </table:table-row>
        <table:table-row table:style-name="ro3">
          <table:table-cell office:value-type="string" calcext:value-type="string">
            <text:p><text:a xlink:href="http://tinyurl.com/mt2hbb6c" xlink:type="simple">http://tinyurl.com/mt2hbb6c</text:a></text:p>
          </table:table-cell>
        </table:table-row>
        <table:table-row table:style-name="ro3">
          <table:table-cell office:value-type="string" calcext:value-type="string">
            <text:p><text:a xlink:href="http://tinyurl.com/yc8nhc3t" xlink:type="simple">http://tinyurl.com/yc8nhc3t</text:a></text:p>
          </table:table-cell>
        </table:table-row>
        <table:table-row table:style-name="ro3">
          <table:table-cell office:value-type="string" calcext:value-type="string">
            <text:p><text:a xlink:href="http://tinyurl.com/44w3bzc8" xlink:type="simple">http://tinyurl.com/44w3bzc8</text:a></text:p>
          </table:table-cell>
        </table:table-row>
        <table:table-row table:style-name="ro3">
          <table:table-cell office:value-type="string" calcext:value-type="string">
            <text:p><text:a xlink:href="http://tinyurl.com/4pb4uk53" xlink:type="simple">http://tinyurl.com/4pb4uk53</text:a></text:p>
          </table:table-cell>
        </table:table-row>
        <table:table-row table:style-name="ro3">
          <table:table-cell office:value-type="string" calcext:value-type="string">
            <text:p><text:a xlink:href="http://tinyurl.com/3mbx6wzy" xlink:type="simple">http://tinyurl.com/3mbx6wzy</text:a></text:p>
          </table:table-cell>
        </table:table-row>
        <table:table-row table:style-name="ro3">
          <table:table-cell office:value-type="string" calcext:value-type="string">
            <text:p><text:a xlink:href="http://tinyurl.com/5fh6w4n8" xlink:type="simple">http://tinyurl.com/5fh6w4n8</text:a></text:p>
          </table:table-cell>
        </table:table-row>
        <table:table-row table:style-name="ro3">
          <table:table-cell office:value-type="string" calcext:value-type="string">
            <text:p><text:a xlink:href="http://tinyurl.com/mr359767" xlink:type="simple">http://tinyurl.com/mr359767</text:a></text:p>
          </table:table-cell>
        </table:table-row>
        <table:table-row table:style-name="ro3">
          <table:table-cell office:value-type="string" calcext:value-type="string">
            <text:p><text:a xlink:href="http://tinyurl.com/mrxp7xe8" xlink:type="simple">http://tinyurl.com/mrxp7xe8</text:a></text:p>
          </table:table-cell>
        </table:table-row>
        <table:table-row table:style-name="ro3">
          <table:table-cell office:value-type="string" calcext:value-type="string">
            <text:p><text:a xlink:href="http://tinyurl.com/y8fdnvut" xlink:type="simple">http://tinyurl.com/y8fdnvut</text:a></text:p>
          </table:table-cell>
        </table:table-row>
        <table:table-row table:style-name="ro3">
          <table:table-cell office:value-type="string" calcext:value-type="string">
            <text:p><text:a xlink:href="http://tinyurl.com/3kyujmdr" xlink:type="simple">http://tinyurl.com/3kyujmdr</text:a></text:p>
          </table:table-cell>
        </table:table-row>
        <table:table-row table:style-name="ro3">
          <table:table-cell office:value-type="string" calcext:value-type="string">
            <text:p><text:a xlink:href="https://tinyurl.com/3mh42tcp" xlink:type="simple">https://tinyurl.com/3mh42tcp</text:a></text:p>
          </table:table-cell>
        </table:table-row>
        <table:table-row table:style-name="ro3">
          <table:table-cell office:value-type="string" calcext:value-type="string">
            <text:p><text:a xlink:href="https://tinyurl.com/5mta2kw8" xlink:type="simple">https://tinyurl.com/5mta2kw8</text:a></text:p>
          </table:table-cell>
        </table:table-row>
        <table:table-row table:style-name="ro3">
          <table:table-cell office:value-type="string" calcext:value-type="string">
            <text:p><text:a xlink:href="https://tinyurl.com/3t7pfu2h" xlink:type="simple">https://tinyurl.com/3t7pfu2h</text:a></text:p>
          </table:table-cell>
        </table:table-row>
        <table:table-row table:style-name="ro3">
          <table:table-cell office:value-type="string" calcext:value-type="string">
            <text:p><text:a xlink:href="https://tinyurl.com/n77kb6n2" xlink:type="simple">https://tinyurl.com/n77kb6n2</text:a></text:p>
          </table:table-cell>
        </table:table-row>
        <table:table-row table:style-name="ro3">
          <table:table-cell office:value-type="string" calcext:value-type="string">
            <text:p><text:a xlink:href="https://tinyurl.com/yn2xckr9" xlink:type="simple">https://tinyurl.com/yn2xckr9</text:a></text:p>
          </table:table-cell>
        </table:table-row>
        <table:table-row table:style-name="ro3">
          <table:table-cell office:value-type="string" calcext:value-type="string">
            <text:p><text:a xlink:href="https://tinyurl.com/2hthhvzx" xlink:type="simple">https://tinyurl.com/2hthhvzx</text:a></text:p>
          </table:table-cell>
        </table:table-row>
        <table:table-row table:style-name="ro3">
          <table:table-cell office:value-type="string" calcext:value-type="string">
            <text:p><text:a xlink:href="https://tinyurl.com/yhf6vddw" xlink:type="simple">https://tinyurl.com/yhf6vddw</text:a></text:p>
          </table:table-cell>
        </table:table-row>
        <table:table-row table:style-name="ro3">
          <table:table-cell office:value-type="string" calcext:value-type="string">
            <text:p><text:a xlink:href="https://tinyurl.com/2b9trtdm" xlink:type="simple">https://tinyurl.com/2b9trtdm</text:a></text:p>
          </table:table-cell>
        </table:table-row>
        <table:table-row table:style-name="ro3">
          <table:table-cell office:value-type="string" calcext:value-type="string">
            <text:p><text:a xlink:href="https://tinyurl.com/27twz3ab" xlink:type="simple">https://tinyurl.com/27twz3ab</text:a></text:p>
          </table:table-cell>
        </table:table-row>
        <table:table-row table:style-name="ro3">
          <table:table-cell office:value-type="string" calcext:value-type="string">
            <text:p><text:a xlink:href="https://tinyurl.com/36yth2k3" xlink:type="simple">https://tinyurl.com/36yth2k3</text:a></text:p>
          </table:table-cell>
        </table:table-row>
        <table:table-row table:style-name="ro3">
          <table:table-cell office:value-type="string" calcext:value-type="string">
            <text:p><text:a xlink:href="https://tinyurl.com/2xvrkaj3" xlink:type="simple">https://tinyurl.com/2xvrkaj3</text:a></text:p>
          </table:table-cell>
        </table:table-row>
        <table:table-row table:style-name="ro3">
          <table:table-cell office:value-type="string" calcext:value-type="string">
            <text:p><text:a xlink:href="https://tinyurl.com/muws78rt" xlink:type="simple">https://tinyurl.com/muws78rt</text:a></text:p>
          </table:table-cell>
        </table:table-row>
        <table:table-row table:style-name="ro3">
          <table:table-cell office:value-type="string" calcext:value-type="string">
            <text:p><text:a xlink:href="https://tinyurl.com/mvteazwb" xlink:type="simple">https://tinyurl.com/mvteazwb</text:a></text:p>
          </table:table-cell>
        </table:table-row>
        <table:table-row table:style-name="ro3">
          <table:table-cell office:value-type="string" calcext:value-type="string">
            <text:p><text:a xlink:href="https://tinyurl.com/ytc6umuk" xlink:type="simple">https://tinyurl.com/ytc6umuk</text:a></text:p>
          </table:table-cell>
        </table:table-row>
        <table:table-row table:style-name="ro3">
          <table:table-cell office:value-type="string" calcext:value-type="string">
            <text:p><text:a xlink:href="https://tinyurl.com/m7y2cbyn" xlink:type="simple">https://tinyurl.com/m7y2cbyn</text:a></text:p>
          </table:table-cell>
        </table:table-row>
        <table:table-row table:style-name="ro3">
          <table:table-cell office:value-type="string" calcext:value-type="string">
            <text:p><text:a xlink:href="https://tinyurl.com/ytweh8u4" xlink:type="simple">https://tinyurl.com/ytweh8u4</text:a></text:p>
          </table:table-cell>
        </table:table-row>
        <table:table-row table:style-name="ro3">
          <table:table-cell office:value-type="string" calcext:value-type="string">
            <text:p><text:a xlink:href="https://tinyurl.com/mukb9kyk" xlink:type="simple">https://tinyurl.com/mukb9kyk</text:a></text:p>
          </table:table-cell>
        </table:table-row>
        <table:table-row table:style-name="ro3">
          <table:table-cell office:value-type="string" calcext:value-type="string">
            <text:p><text:a xlink:href="https://tinyurl.com/bdzf4v59" xlink:type="simple">https://tinyurl.com/bdzf4v59</text:a></text:p>
          </table:table-cell>
        </table:table-row>
        <table:table-row table:style-name="ro3">
          <table:table-cell office:value-type="string" calcext:value-type="string">
            <text:p><text:a xlink:href="https://tinyurl.com/pdzr6cpa" xlink:type="simple">https://tinyurl.com/pdzr6cpa</text:a></text:p>
          </table:table-cell>
        </table:table-row>
        <table:table-row table:style-name="ro3">
          <table:table-cell office:value-type="string" calcext:value-type="string">
            <text:p><text:a xlink:href="https://tinyurl.com/mdzk2vhb" xlink:type="simple">https://tinyurl.com/mdzk2vhb</text:a></text:p>
          </table:table-cell>
        </table:table-row>
        <table:table-row table:style-name="ro3">
          <table:table-cell office:value-type="string" calcext:value-type="string">
            <text:p><text:a xlink:href="https://tinyurl.com/yzzj4k78" xlink:type="simple">https://tinyurl.com/yzzj4k78</text:a></text:p>
          </table:table-cell>
        </table:table-row>
        <table:table-row table:style-name="ro3">
          <table:table-cell office:value-type="string" calcext:value-type="string">
            <text:p><text:a xlink:href="https://tinyurl.com/mtuwvbpf" xlink:type="simple">https://tinyurl.com/mtuwvbpf</text:a></text:p>
          </table:table-cell>
        </table:table-row>
        <table:table-row table:style-name="ro3">
          <table:table-cell office:value-type="string" calcext:value-type="string">
            <text:p><text:a xlink:href="https://tinyurl.com/kdjczzsn" xlink:type="simple">https://tinyurl.com/kdjczzsn</text:a></text:p>
          </table:table-cell>
        </table:table-row>
        <table:table-row table:style-name="ro3">
          <table:table-cell office:value-type="string" calcext:value-type="string">
            <text:p><text:a xlink:href="https://tinyurl.com/2p96mvuv" xlink:type="simple">https://tinyurl.com/2p96mvuv</text:a></text:p>
          </table:table-cell>
        </table:table-row>
        <table:table-row table:style-name="ro3">
          <table:table-cell office:value-type="string" calcext:value-type="string">
            <text:p><text:a xlink:href="https://tinyurl.com/3m3j8xcv" xlink:type="simple">https://tinyurl.com/3m3j8xcv</text:a></text:p>
          </table:table-cell>
        </table:table-row>
        <table:table-row table:style-name="ro3">
          <table:table-cell office:value-type="string" calcext:value-type="string">
            <text:p><text:a xlink:href="https://tinyurl.com/43ta6ddy" xlink:type="simple">https://tinyurl.com/43ta6ddy</text:a></text:p>
          </table:table-cell>
        </table:table-row>
        <table:table-row table:style-name="ro3">
          <table:table-cell office:value-type="string" calcext:value-type="string">
            <text:p><text:a xlink:href="https://tinyurl.com/2p8eya85" xlink:type="simple">https://tinyurl.com/2p8eya85</text:a></text:p>
          </table:table-cell>
        </table:table-row>
        <table:table-row table:style-name="ro3">
          <table:table-cell office:value-type="string" calcext:value-type="string">
            <text:p><text:a xlink:href="https://tinyurl.com/3x9br39x" xlink:type="simple">https://tinyurl.com/3x9br39x</text:a></text:p>
          </table:table-cell>
        </table:table-row>
        <table:table-row table:style-name="ro3">
          <table:table-cell office:value-type="string" calcext:value-type="string">
            <text:p><text:a xlink:href="https://tinyurl.com/yxt8jk65" xlink:type="simple">https://tinyurl.com/yxt8jk65</text:a></text:p>
          </table:table-cell>
        </table:table-row>
        <table:table-row table:style-name="ro3">
          <table:table-cell office:value-type="string" calcext:value-type="string">
            <text:p><text:a xlink:href="https://tinyurl.com/2v24wznk" xlink:type="simple">https://tinyurl.com/2v24wznk</text:a></text:p>
          </table:table-cell>
        </table:table-row>
        <table:table-row table:style-name="ro3">
          <table:table-cell office:value-type="string" calcext:value-type="string">
            <text:p><text:a xlink:href="https://tinyurl.com/47fwruvs" xlink:type="simple">https://tinyurl.com/47fwruvs</text:a></text:p>
          </table:table-cell>
        </table:table-row>
        <table:table-row table:style-name="ro3">
          <table:table-cell office:value-type="string" calcext:value-type="string">
            <text:p><text:a xlink:href="https://tinyurl.com/mr23k94n" xlink:type="simple">https://tinyurl.com/mr23k94n</text:a></text:p>
          </table:table-cell>
        </table:table-row>
        <table:table-row table:style-name="ro3">
          <table:table-cell office:value-type="string" calcext:value-type="string">
            <text:p><text:a xlink:href="https://tinyurl.com/3n9wjaw7" xlink:type="simple">https://tinyurl.com/3n9wjaw7</text:a></text:p>
          </table:table-cell>
        </table:table-row>
        <table:table-row table:style-name="ro3">
          <table:table-cell office:value-type="string" calcext:value-type="string">
            <text:p><text:a xlink:href="https://tinyurl.com/2bj3ndfp" xlink:type="simple">https://tinyurl.com/2bj3ndfp</text:a></text:p>
          </table:table-cell>
        </table:table-row>
        <table:table-row table:style-name="ro3">
          <table:table-cell office:value-type="string" calcext:value-type="string">
            <text:p><text:a xlink:href="https://tinyurl.com/542sf48m" xlink:type="simple">https://tinyurl.com/542sf48m</text:a></text:p>
          </table:table-cell>
        </table:table-row>
        <table:table-row table:style-name="ro3">
          <table:table-cell office:value-type="string" calcext:value-type="string">
            <text:p><text:a xlink:href="https://tinyurl.com/5n6mu5kz" xlink:type="simple">https://tinyurl.com/5n6mu5kz</text:a></text:p>
          </table:table-cell>
        </table:table-row>
        <table:table-row table:style-name="ro3">
          <table:table-cell office:value-type="string" calcext:value-type="string">
            <text:p><text:a xlink:href="https://tinyurl.com/33n39y8c" xlink:type="simple">https://tinyurl.com/33n39y8c</text:a></text:p>
          </table:table-cell>
        </table:table-row>
        <table:table-row table:style-name="ro3">
          <table:table-cell office:value-type="string" calcext:value-type="string">
            <text:p><text:a xlink:href="https://tinyurl.com/2s4x9prk" xlink:type="simple">https://tinyurl.com/2s4x9prk</text:a></text:p>
          </table:table-cell>
        </table:table-row>
        <table:table-row table:style-name="ro3">
          <table:table-cell office:value-type="string" calcext:value-type="string">
            <text:p><text:a xlink:href="https://tinyurl.com/2p8f9s4p" xlink:type="simple">https://tinyurl.com/2p8f9s4p</text:a></text:p>
          </table:table-cell>
        </table:table-row>
        <table:table-row table:style-name="ro3">
          <table:table-cell office:value-type="string" calcext:value-type="string">
            <text:p><text:a xlink:href="https://tinyurl.com/5y5yjuve" xlink:type="simple">https://tinyurl.com/5y5yjuve</text:a></text:p>
          </table:table-cell>
        </table:table-row>
        <table:table-row table:style-name="ro3">
          <table:table-cell office:value-type="string" calcext:value-type="string">
            <text:p><text:a xlink:href="https://tinyurl.com/4n9v43r6" xlink:type="simple">https://tinyurl.com/4n9v43r6</text:a></text:p>
          </table:table-cell>
        </table:table-row>
        <table:table-row table:style-name="ro3">
          <table:table-cell office:value-type="string" calcext:value-type="string">
            <text:p><text:a xlink:href="https://tinyurl.com/4f9cc5e8" xlink:type="simple">https://tinyurl.com/4f9cc5e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tjrsneu" xlink:type="simple">https://tinyurl.com/4tjrsneu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m38jx75" xlink:type="simple">https://tinyurl.com/4m38jx7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mndu3e4" xlink:type="simple">https://tinyurl.com/2mndu3e4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e5j2p25" xlink:type="simple">https://tinyurl.com/2e5j2p2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rrk2fuf" xlink:type="simple">https://tinyurl.com/3rrk2fuf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p894ne6" xlink:type="simple">https://tinyurl.com/2p894ne6</text:a></text:p>
          </table:table-cell>
        </table:table-row>
        <table:table-row table:style-name="ro3">
          <table:table-cell office:value-type="string" calcext:value-type="string">
            <text:p><text:a xlink:href="https://tinyurl.com/23rtn52n" xlink:type="simple">https://tinyurl.com/23rtn52n</text:a></text:p>
          </table:table-cell>
        </table:table-row>
        <table:table-row table:style-name="ro3">
          <table:table-cell office:value-type="string" calcext:value-type="string">
            <text:p><text:a xlink:href="https://tinyurl.com/ecjsa5x9" xlink:type="simple">https://tinyurl.com/ecjsa5x9</text:a></text:p>
          </table:table-cell>
        </table:table-row>
        <table:table-row table:style-name="ro3">
          <table:table-cell office:value-type="string" calcext:value-type="string">
            <text:p><text:a xlink:href="https://tinyurl.com/447m22nc" xlink:type="simple">https://tinyurl.com/447m22nc</text:a></text:p>
          </table:table-cell>
        </table:table-row>
        <table:table-row table:style-name="ro3">
          <table:table-cell office:value-type="string" calcext:value-type="string">
            <text:p><text:a xlink:href="https://tinyurl.com/mv4hu4m4" xlink:type="simple">https://tinyurl.com/mv4hu4m4</text:a></text:p>
          </table:table-cell>
        </table:table-row>
        <table:table-row table:style-name="ro3">
          <table:table-cell office:value-type="string" calcext:value-type="string">
            <text:p><text:a xlink:href="https://tinyurl.com/2wdha47s" xlink:type="simple">https://tinyurl.com/2wdha47s</text:a></text:p>
          </table:table-cell>
        </table:table-row>
        <table:table-row table:style-name="ro3">
          <table:table-cell office:value-type="string" calcext:value-type="string">
            <text:p><text:a xlink:href="https://tinyurl.com/5n9a54cx" xlink:type="simple">https://tinyurl.com/5n9a54cx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bddac6rs" xlink:type="simple">https://tinyurl.com/bddac6rs</text:a></text:p>
          </table:table-cell>
        </table:table-row>
        <table:table-row table:style-name="ro3">
          <table:table-cell office:value-type="string" calcext:value-type="string">
            <text:p><text:a xlink:href="https://tinyurl.com/ck5b8f7k" xlink:type="simple">https://tinyurl.com/ck5b8f7k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yxpxdjb" xlink:type="simple">https://tinyurl.com/3yxpxdjb</text:a></text:p>
          </table:table-cell>
        </table:table-row>
        <table:table-row table:style-name="ro3">
          <table:table-cell office:value-type="string" calcext:value-type="string">
            <text:p><text:a xlink:href="https://tinyurl.com/2hhkzz6n" xlink:type="simple">https://tinyurl.com/2hhkzz6n</text:a></text:p>
          </table:table-cell>
        </table:table-row>
        <table:table-row table:style-name="ro3">
          <table:table-cell office:value-type="string" calcext:value-type="string">
            <text:p><text:a xlink:href="https://tinyurl.com/5n768jvc" xlink:type="simple">https://tinyurl.com/5n768jvc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u7kna77" xlink:type="simple">https://tinyurl.com/yu7kna77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p9kyd2f" xlink:type="simple">https://tinyurl.com/2p9kyd2f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9c536s8" xlink:type="simple">https://tinyurl.com/49c536s8</text:a></text:p>
          </table:table-cell>
        </table:table-row>
        <table:table-row table:style-name="ro3">
          <table:table-cell office:value-type="string" calcext:value-type="string">
            <text:p><text:a xlink:href="https://tinyurl.com/mry9vc7a" xlink:type="simple">https://tinyurl.com/mry9vc7a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p8hyfb6" xlink:type="simple">https://tinyurl.com/2p8hyfb6</text:a></text:p>
          </table:table-cell>
        </table:table-row>
        <table:table-row table:style-name="ro3">
          <table:table-cell office:value-type="string" calcext:value-type="string">
            <text:p><text:a xlink:href="https://tinyurl.com/mr3x9cmf" xlink:type="simple">https://tinyurl.com/mr3x9cmf</text:a></text:p>
          </table:table-cell>
        </table:table-row>
        <table:table-row table:style-name="ro3">
          <table:table-cell office:value-type="string" calcext:value-type="string">
            <text:p><text:a xlink:href="https://tinyurl.com/mryvnr92" xlink:type="simple">https://tinyurl.com/mryvnr92</text:a></text:p>
          </table:table-cell>
        </table:table-row>
        <table:table-row table:style-name="ro3">
          <table:table-cell office:value-type="string" calcext:value-type="string">
            <text:p><text:a xlink:href="https://tinyurl.com/3jz93jrm" xlink:type="simple">https://tinyurl.com/3jz93jrm</text:a></text:p>
          </table:table-cell>
        </table:table-row>
        <table:table-row table:style-name="ro3">
          <table:table-cell office:value-type="string" calcext:value-type="string">
            <text:p><text:a xlink:href="https://tinyurl.com/2p95343a" xlink:type="simple">https://tinyurl.com/2p95343a</text:a></text:p>
          </table:table-cell>
        </table:table-row>
        <table:table-row table:style-name="ro3">
          <table:table-cell office:value-type="string" calcext:value-type="string">
            <text:p><text:a xlink:href="https://tinyurl.com/ye5vbr2y" xlink:type="simple">https://tinyurl.com/ye5vbr2y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69euhhh" xlink:type="simple">https://tinyurl.com/469euhhh</text:a></text:p>
          </table:table-cell>
        </table:table-row>
        <table:table-row table:style-name="ro3">
          <table:table-cell office:value-type="string" calcext:value-type="string">
            <text:p><text:a xlink:href="https://tinyurl.com/ucwv9ts5" xlink:type="simple">https://tinyurl.com/ucwv9ts5</text:a></text:p>
          </table:table-cell>
        </table:table-row>
        <table:table-row table:style-name="ro3">
          <table:table-cell office:value-type="string" calcext:value-type="string">
            <text:p><text:a xlink:href="https://tinyurl.com/2s3fsrm6" xlink:type="simple">https://tinyurl.com/2s3fsrm6</text:a></text:p>
          </table:table-cell>
        </table:table-row>
        <table:table-row table:style-name="ro3">
          <table:table-cell office:value-type="string" calcext:value-type="string">
            <text:p><text:a xlink:href="https://tinyurl.com/ywezvnvk" xlink:type="simple">https://tinyurl.com/ywezvnvk</text:a></text:p>
          </table:table-cell>
        </table:table-row>
        <table:table-row table:style-name="ro3">
          <table:table-cell office:value-type="string" calcext:value-type="string">
            <text:p><text:a xlink:href="https://tinyurl.com/mvhakzt2" xlink:type="simple">https://tinyurl.com/mvhakzt2</text:a></text:p>
          </table:table-cell>
        </table:table-row>
        <table:table-row table:style-name="ro3">
          <table:table-cell office:value-type="string" calcext:value-type="string">
            <text:p><text:a xlink:href="https://tinyurl.com/k5h3z7w4" xlink:type="simple">https://tinyurl.com/k5h3z7w4</text:a></text:p>
          </table:table-cell>
        </table:table-row>
        <table:table-row table:style-name="ro3">
          <table:table-cell office:value-type="string" calcext:value-type="string">
            <text:p><text:a xlink:href="https://tinyurl.com/ms4yda9f" xlink:type="simple">https://tinyurl.com/ms4yda9f</text:a></text:p>
          </table:table-cell>
        </table:table-row>
        <table:table-row table:style-name="ro3">
          <table:table-cell office:value-type="string" calcext:value-type="string">
            <text:p><text:a xlink:href="https://tinyurl.com/mvjwxf6s" xlink:type="simple">https://tinyurl.com/mvjwxf6s</text:a></text:p>
          </table:table-cell>
        </table:table-row>
        <table:table-row table:style-name="ro3">
          <table:table-cell office:value-type="string" calcext:value-type="string">
            <text:p><text:a xlink:href="https://tinyurl.com/mwnnb39k" xlink:type="simple">https://tinyurl.com/mwnnb39k</text:a></text:p>
          </table:table-cell>
        </table:table-row>
        <table:table-row table:style-name="ro3">
          <table:table-cell office:value-type="string" calcext:value-type="string">
            <text:p><text:a xlink:href="https://tinyurl.com/yc6ue5k2" xlink:type="simple">https://tinyurl.com/yc6ue5k2</text:a></text:p>
          </table:table-cell>
        </table:table-row>
        <table:table-row table:style-name="ro3">
          <table:table-cell office:value-type="string" calcext:value-type="string">
            <text:p><text:a xlink:href="https://tinyurl.com/5rxzu3nf" xlink:type="simple">https://tinyurl.com/5rxzu3nf</text:a></text:p>
          </table:table-cell>
        </table:table-row>
        <table:table-row table:style-name="ro3">
          <table:table-cell office:value-type="string" calcext:value-type="string">
            <text:p><text:a xlink:href="https://tinyurl.com/ycktba7s" xlink:type="simple">https://tinyurl.com/ycktba7s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fp3ey2v" xlink:type="simple">https://tinyurl.com/4fp3ey2v</text:a></text:p>
          </table:table-cell>
        </table:table-row>
        <table:table-row table:style-name="ro3">
          <table:table-cell office:value-type="string" calcext:value-type="string">
            <text:p><text:a xlink:href="https://tinyurl.com/2nwd4c5p" xlink:type="simple">https://tinyurl.com/2nwd4c5p</text:a></text:p>
          </table:table-cell>
        </table:table-row>
        <table:table-row table:style-name="ro3">
          <table:table-cell office:value-type="string" calcext:value-type="string">
            <text:p><text:a xlink:href="https://tinyurl.com/36334fny" xlink:type="simple">https://tinyurl.com/36334fny</text:a></text:p>
          </table:table-cell>
        </table:table-row>
        <table:table-row table:style-name="ro3">
          <table:table-cell office:value-type="string" calcext:value-type="string">
            <text:p><text:a xlink:href="https://tinyurl.com/4eb4x9c4" xlink:type="simple">https://tinyurl.com/4eb4x9c4</text:a></text:p>
          </table:table-cell>
        </table:table-row>
        <table:table-row table:style-name="ro3">
          <table:table-cell office:value-type="string" calcext:value-type="string">
            <text:p><text:a xlink:href="https://tinyurl.com/bdhswy3v" xlink:type="simple">https://tinyurl.com/bdhswy3v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pxpcbhp" xlink:type="simple">https://tinyurl.com/ypxpcbhp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t84j7upc" xlink:type="simple">https://tinyurl.com/t84j7upc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h3dzm87" xlink:type="simple">https://tinyurl.com/3h3dzm87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2jwvwc3" xlink:type="simple">https://tinyurl.com/42jwvwc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kckmueb" xlink:type="simple">https://tinyurl.com/ykckmueb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eynntfd" xlink:type="simple">https://tinyurl.com/yeynntfd</text:a></text:p>
          </table:table-cell>
        </table:table-row>
        <table:table-row table:style-name="ro1">
          <table:table-cell table:style-name="ce10" office:value-type="string" calcext:value-type="string">
            <text:p><text:a xlink:href="https://tinyurl.com/2p8dfhws" xlink:type="simple">https://tinyurl.com/2p8dfhws</text:a></text:p>
          </table:table-cell>
        </table:table-row>
        <table:table-row table:style-name="ro3">
          <table:table-cell office:value-type="string" calcext:value-type="string">
            <text:p><text:a xlink:href="https://tinyurl.com/yck3vv2r" xlink:type="simple">https://tinyurl.com/yck3vv2r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c68a8pp" xlink:type="simple">https://tinyurl.com/yc68a8pp</text:a></text:p>
          </table:table-cell>
        </table:table-row>
        <table:table-row table:style-name="ro3">
          <table:table-cell office:value-type="string" calcext:value-type="string">
            <text:p><text:a xlink:href="https://tinyurl.com/5a3a65sf" xlink:type="simple">https://tinyurl.com/5a3a65sf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a64t8xw" xlink:type="simple">https://tinyurl.com/5a64t8xw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fc82rdx" xlink:type="simple">https://tinyurl.com/2fc82rdx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r2rkn86" xlink:type="simple">https://tinyurl.com/mr2rkn86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rn8z76v" xlink:type="simple">https://tinyurl.com/yrn8z76v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y26jutc" xlink:type="simple">https://tinyurl.com/5y26jutc</text:a></text:p>
          </table:table-cell>
        </table:table-row>
        <table:table-row table:style-name="ro3">
          <table:table-cell office:value-type="string" calcext:value-type="string">
            <text:p><text:a xlink:href="https://tinyurl.com/yk629j2s" xlink:type="simple">https://tinyurl.com/yk629j2s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przez3u" xlink:type="simple">https://tinyurl.com/mprzez3u</text:a></text:p>
          </table:table-cell>
        </table:table-row>
        <table:table-row table:style-name="ro3">
          <table:table-cell office:value-type="string" calcext:value-type="string">
            <text:p><text:a xlink:href="https://tinyurl.com/3awdr9kb" xlink:type="simple">https://tinyurl.com/3awdr9kb</text:a></text:p>
          </table:table-cell>
        </table:table-row>
        <table:table-row table:style-name="ro3">
          <table:table-cell office:value-type="string" calcext:value-type="string">
            <text:p><text:a xlink:href="https://tinyurl.com/5dvbjdhd" xlink:type="simple">https://tinyurl.com/5dvbjdhd</text:a></text:p>
          </table:table-cell>
        </table:table-row>
        <table:table-row table:style-name="ro3">
          <table:table-cell office:value-type="string" calcext:value-type="string">
            <text:p><text:a xlink:href="https://tinyurl.com/2ch8h787" xlink:type="simple">https://tinyurl.com/2ch8h787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x47fv38" xlink:type="simple">https://tinyurl.com/4x47fv3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pb224pp" xlink:type="simple">https://tinyurl.com/4pb224pp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5ut8hm3" xlink:type="simple">https://tinyurl.com/55ut8hm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pjexkrm" xlink:type="simple">https://tinyurl.com/3pjexkrm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kedx6x2" xlink:type="simple">https://tinyurl.com/4kedx6x2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674a639" xlink:type="simple">https://tinyurl.com/5674a639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xf6z34j" xlink:type="simple">https://tinyurl.com/3xf6z34j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69wp974" xlink:type="simple">https://tinyurl.com/m69wp974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75ttza5" xlink:type="simple">https://tinyurl.com/375ttza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ckwydm8" xlink:type="simple">https://tinyurl.com/yckwydm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s42wwbr" xlink:type="simple">https://tinyurl.com/2s42wwbr</text:a></text:p>
          </table:table-cell>
        </table:table-row>
        <table:table-row table:style-name="ro3">
          <table:table-cell office:value-type="string" calcext:value-type="string">
            <text:p><text:a xlink:href="https://tinyurl.com/2s4fbvvv" xlink:type="simple">https://tinyurl.com/2s4fbvvv</text:a></text:p>
          </table:table-cell>
        </table:table-row>
        <table:table-row table:style-name="ro3">
          <table:table-cell office:value-type="string" calcext:value-type="string">
            <text:p><text:a xlink:href="https://tinyurl.com/ysz7ef8u" xlink:type="simple">https://tinyurl.com/ysz7ef8u</text:a></text:p>
          </table:table-cell>
        </table:table-row>
        <table:table-row table:style-name="ro3">
          <table:table-cell office:value-type="string" calcext:value-type="string">
            <text:p><text:a xlink:href="https://tinyurl.com/2s3t3pwn" xlink:type="simple">https://tinyurl.com/2s3t3pwn</text:a></text:p>
          </table:table-cell>
        </table:table-row>
        <table:table-row table:style-name="ro3">
          <table:table-cell office:value-type="string" calcext:value-type="string">
            <text:p><text:a xlink:href="https://tinyurl.com/yuvy3edj" xlink:type="simple">https://tinyurl.com/yuvy3edj</text:a></text:p>
          </table:table-cell>
        </table:table-row>
        <table:table-row table:style-name="ro3">
          <table:table-cell office:value-type="string" calcext:value-type="string">
            <text:p><text:a xlink:href="https://tinyurl.com/3eapmmm7" xlink:type="simple">https://tinyurl.com/3eapmmm7</text:a></text:p>
          </table:table-cell>
        </table:table-row>
        <table:table-row table:style-name="ro3">
          <table:table-cell office:value-type="string" calcext:value-type="string">
            <text:p><text:a xlink:href="https://tinyurl.com/mwky8h5u" xlink:type="simple">https://tinyurl.com/mwky8h5u</text:a></text:p>
          </table:table-cell>
        </table:table-row>
        <table:table-row table:style-name="ro3">
          <table:table-cell office:value-type="string" calcext:value-type="string">
            <text:p><text:a xlink:href="https://tinyurl.com/4vne64b2" xlink:type="simple">https://tinyurl.com/4vne64b2</text:a></text:p>
          </table:table-cell>
        </table:table-row>
        <table:table-row table:style-name="ro3">
          <table:table-cell office:value-type="string" calcext:value-type="string">
            <text:p><text:a xlink:href="https://tinyurl.com/2ncnjc89" xlink:type="simple">https://tinyurl.com/2ncnjc89</text:a></text:p>
          </table:table-cell>
        </table:table-row>
        <table:table-row table:style-name="ro3">
          <table:table-cell office:value-type="string" calcext:value-type="string">
            <text:p><text:a xlink:href="https://tinyurl.com/23thsatk" xlink:type="simple">https://tinyurl.com/23thsatk</text:a></text:p>
          </table:table-cell>
        </table:table-row>
        <table:table-row table:style-name="ro3">
          <table:table-cell office:value-type="string" calcext:value-type="string">
            <text:p><text:a xlink:href="https://tinyurl.com/2dndwzfs" xlink:type="simple">https://tinyurl.com/2dndwzfs</text:a></text:p>
          </table:table-cell>
        </table:table-row>
        <table:table-row table:style-name="ro3">
          <table:table-cell office:value-type="string" calcext:value-type="string">
            <text:p><text:a xlink:href="https://tinyurl.com/38txjpuc" xlink:type="simple">https://tinyurl.com/38txjpuc</text:a></text:p>
          </table:table-cell>
        </table:table-row>
        <table:table-row table:style-name="ro3">
          <table:table-cell office:value-type="string" calcext:value-type="string">
            <text:p><text:a xlink:href="https://tinyurl.com/3t653563" xlink:type="simple">https://tinyurl.com/3t653563</text:a></text:p>
          </table:table-cell>
        </table:table-row>
        <table:table-row table:style-name="ro3">
          <table:table-cell office:value-type="string" calcext:value-type="string">
            <text:p><text:a xlink:href="https://tinyurl.com/bdnx42z5" xlink:type="simple">https://tinyurl.com/bdnx42z5</text:a></text:p>
          </table:table-cell>
        </table:table-row>
        <table:table-row table:style-name="ro3">
          <table:table-cell office:value-type="string" calcext:value-type="string">
            <text:p><text:a xlink:href="https://tinyurl.com/ypf7nj7p" xlink:type="simple">https://tinyurl.com/ypf7nj7p</text:a></text:p>
          </table:table-cell>
        </table:table-row>
        <table:table-row table:style-name="ro3">
          <table:table-cell office:value-type="string" calcext:value-type="string">
            <text:p><text:a xlink:href="https://tinyurl.com/252he3rd" xlink:type="simple">https://tinyurl.com/252he3rd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pv5pxxy" xlink:type="simple">https://tinyurl.com/ypv5pxxy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4usd5kt" xlink:type="simple">https://tinyurl.com/24usd5kt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7tzzjxp" xlink:type="simple">https://tinyurl.com/27tzzjxp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jc65c23" xlink:type="simple">https://tinyurl.com/yjc65c2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rxx9sw3" xlink:type="simple">https://tinyurl.com/mrxx9sw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w67c5n4" xlink:type="simple">https://tinyurl.com/4w67c5n4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a3w9kruc" xlink:type="simple">https://tinyurl.com/a3w9kruc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vyjv63a" xlink:type="simple">https://tinyurl.com/2vyjv63a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c3csn3p" xlink:type="simple">https://tinyurl.com/yc3csn3p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f8r7j3e" xlink:type="simple">https://tinyurl.com/4f8r7j3e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ckufb8c" xlink:type="simple">https://tinyurl.com/yckufb8c</text:a></text:p>
          </table:table-cell>
        </table:table-row>
        <table:table-row table:style-name="ro3">
          <table:table-cell office:value-type="string" calcext:value-type="string">
            <text:p><text:a xlink:href="https://tinyurl.com/bdd85t7r" xlink:type="simple">https://tinyurl.com/bdd85t7r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bdhruvjm" xlink:type="simple">https://tinyurl.com/bdhruvjm</text:a></text:p>
          </table:table-cell>
        </table:table-row>
        <table:table-row table:style-name="ro3">
          <table:table-cell office:value-type="string" calcext:value-type="string">
            <text:p><text:a xlink:href="https://tinyurl.com/39cmy7sb" xlink:type="simple">https://tinyurl.com/39cmy7sb</text:a></text:p>
          </table:table-cell>
        </table:table-row>
        <table:table-row table:style-name="ro3">
          <table:table-cell office:value-type="string" calcext:value-type="string">
            <text:p><text:a xlink:href="https://tinyurl.com/beua3baf" xlink:type="simple">https://tinyurl.com/beua3baf</text:a></text:p>
          </table:table-cell>
        </table:table-row>
        <table:table-row table:style-name="ro3">
          <table:table-cell office:value-type="string" calcext:value-type="string">
            <text:p><text:a xlink:href="https://tinyurl.com/mwtad3vx" xlink:type="simple">https://tinyurl.com/mwtad3vx</text:a></text:p>
          </table:table-cell>
        </table:table-row>
        <table:table-row table:style-name="ro3">
          <table:table-cell office:value-type="string" calcext:value-type="string">
            <text:p><text:a xlink:href="https://tinyurl.com/2yhb2325" xlink:type="simple">https://tinyurl.com/2yhb232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95nfxt2" xlink:type="simple">https://tinyurl.com/295nfxt2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t6scnw2t" xlink:type="simple">https://tinyurl.com/t6scnw2t</text:a></text:p>
          </table:table-cell>
        </table:table-row>
        <table:table-row table:style-name="ro3">
          <table:table-cell office:value-type="string" calcext:value-type="string">
            <text:p><text:a xlink:href="https://tinyurl.com/bdhxwham" xlink:type="simple">https://tinyurl.com/bdhxwham</text:a></text:p>
          </table:table-cell>
        </table:table-row>
        <table:table-row table:style-name="ro3">
          <table:table-cell office:value-type="string" calcext:value-type="string">
            <text:p><text:a xlink:href="https://tinyurl.com/mrrj942u" xlink:type="simple">https://tinyurl.com/mrrj942u</text:a></text:p>
          </table:table-cell>
        </table:table-row>
        <table:table-row table:style-name="ro3">
          <table:table-cell office:value-type="string" calcext:value-type="string">
            <text:p><text:a xlink:href="https://tinyurl.com/3y4ccaj3" xlink:type="simple">https://tinyurl.com/3y4ccaj3</text:a></text:p>
          </table:table-cell>
        </table:table-row>
        <table:table-row table:style-name="ro3">
          <table:table-cell office:value-type="string" calcext:value-type="string">
            <text:p><text:a xlink:href="https://tinyurl.com/4z5cffen" xlink:type="simple">https://tinyurl.com/4z5cffen</text:a></text:p>
          </table:table-cell>
        </table:table-row>
        <table:table-row table:style-name="ro3">
          <table:table-cell office:value-type="string" calcext:value-type="string">
            <text:p><text:a xlink:href="https://tinyurl.com/bdf2hnk3" xlink:type="simple">https://tinyurl.com/bdf2hnk3</text:a></text:p>
          </table:table-cell>
        </table:table-row>
        <table:table-row table:style-name="ro3">
          <table:table-cell office:value-type="string" calcext:value-type="string">
            <text:p><text:a xlink:href="https://tinyurl.com/2x9vjmah" xlink:type="simple">https://tinyurl.com/2x9vjmah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hjvjpex" xlink:type="simple">https://tinyurl.com/yhjvjpex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rky4w52" xlink:type="simple">https://tinyurl.com/2rky4w52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8r7k8zf" xlink:type="simple">https://tinyurl.com/28r7k8zf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dhdfhxz" xlink:type="simple">https://tinyurl.com/2dhdfhxz</text:a></text:p>
          </table:table-cell>
        </table:table-row>
        <table:table-row table:style-name="ro3">
          <table:table-cell office:value-type="string" calcext:value-type="string">
            <text:p><text:a xlink:href="https://tinyurl.com/p4nt2hf5" xlink:type="simple">https://tinyurl.com/p4nt2hf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evnmta9n" xlink:type="simple">https://tinyurl.com/evnmta9n</text:a></text:p>
          </table:table-cell>
        </table:table-row>
        <table:table-row table:style-name="ro3">
          <table:table-cell office:value-type="string" calcext:value-type="string">
            <text:p><text:a xlink:href="https://tinyurl.com/y5xw9adt" xlink:type="simple">https://tinyurl.com/y5xw9adt</text:a></text:p>
          </table:table-cell>
        </table:table-row>
        <table:table-row table:style-name="ro3">
          <table:table-cell office:value-type="string" calcext:value-type="string">
            <text:p><text:a xlink:href="https://tinyurl.com/2wpr9pud" xlink:type="simple">https://tinyurl.com/2wpr9pud</text:a></text:p>
          </table:table-cell>
        </table:table-row>
        <table:table-row table:style-name="ro3">
          <table:table-cell office:value-type="string" calcext:value-type="string">
            <text:p><text:a xlink:href="https://tinyurl.com/25euvwpb" xlink:type="simple">https://tinyurl.com/25euvwpb</text:a></text:p>
          </table:table-cell>
        </table:table-row>
        <table:table-row table:style-name="ro3">
          <table:table-cell office:value-type="string" calcext:value-type="string">
            <text:p><text:a xlink:href="https://tinyurl.com/5zwc4v72" xlink:type="simple">https://tinyurl.com/5zwc4v72</text:a></text:p>
          </table:table-cell>
        </table:table-row>
        <table:table-row table:style-name="ro3">
          <table:table-cell office:value-type="string" calcext:value-type="string">
            <text:p><text:a xlink:href="https://tinyurl.com/9b8snv3d" xlink:type="simple">https://tinyurl.com/9b8snv3d</text:a></text:p>
          </table:table-cell>
        </table:table-row>
        <table:table-row table:style-name="ro3">
          <table:table-cell office:value-type="string" calcext:value-type="string">
            <text:p><text:a xlink:href="https://tinyurl.com/4p88zv5b" xlink:type="simple">https://tinyurl.com/4p88zv5b</text:a></text:p>
          </table:table-cell>
        </table:table-row>
        <table:table-row table:style-name="ro3">
          <table:table-cell office:value-type="string" calcext:value-type="string">
            <text:p><text:a xlink:href="https://tinyurl.com/axfznd6d" xlink:type="simple">https://tinyurl.com/axfznd6d</text:a></text:p>
          </table:table-cell>
        </table:table-row>
        <table:table-row table:style-name="ro3">
          <table:table-cell office:value-type="string" calcext:value-type="string">
            <text:p><text:a xlink:href="https://tinyurl.com/ypj9a4fk" xlink:type="simple">https://tinyurl.com/ypj9a4fk</text:a></text:p>
          </table:table-cell>
        </table:table-row>
        <table:table-row table:style-name="ro3">
          <table:table-cell office:value-type="string" calcext:value-type="string">
            <text:p><text:a xlink:href="https://tinyurl.com/v4af3sfd" xlink:type="simple">https://tinyurl.com/v4af3sfd</text:a></text:p>
          </table:table-cell>
        </table:table-row>
        <table:table-row table:style-name="ro3">
          <table:table-cell office:value-type="string" calcext:value-type="string">
            <text:p><text:a xlink:href="https://tinyurl.com/3apr43dd" xlink:type="simple">https://tinyurl.com/3apr43dd</text:a></text:p>
          </table:table-cell>
        </table:table-row>
        <table:table-row table:style-name="ro3">
          <table:table-cell office:value-type="string" calcext:value-type="string">
            <text:p><text:a xlink:href="https://tinyurl.com/4xh9t46t" xlink:type="simple">https://tinyurl.com/4xh9t46t</text:a></text:p>
          </table:table-cell>
        </table:table-row>
        <table:table-row table:style-name="ro3">
          <table:table-cell office:value-type="string" calcext:value-type="string">
            <text:p><text:a xlink:href="https://tinyurl.com/2vht4cf5" xlink:type="simple">https://tinyurl.com/2vht4cf5</text:a></text:p>
          </table:table-cell>
        </table:table-row>
        <table:table-row table:style-name="ro3">
          <table:table-cell office:value-type="string" calcext:value-type="string">
            <text:p><text:a xlink:href="https://tinyurl.com/3we4cnhd" xlink:type="simple">https://tinyurl.com/3we4cnhd</text:a></text:p>
          </table:table-cell>
        </table:table-row>
        <table:table-row table:style-name="ro3">
          <table:table-cell office:value-type="string" calcext:value-type="string">
            <text:p><text:a xlink:href="https://tinyurl.com/yhtubkx9" xlink:type="simple">https://tinyurl.com/yhtubkx9</text:a></text:p>
          </table:table-cell>
        </table:table-row>
        <table:table-row table:style-name="ro3">
          <table:table-cell office:value-type="string" calcext:value-type="string">
            <text:p><text:a xlink:href="https://tinyurl.com/bdepvyaa" xlink:type="simple">https://tinyurl.com/bdepvyaa</text:a></text:p>
          </table:table-cell>
        </table:table-row>
        <table:table-row table:style-name="ro3">
          <table:table-cell office:value-type="string" calcext:value-type="string">
            <text:p><text:a xlink:href="https://tinyurl.com/2s3uw88p" xlink:type="simple">https://tinyurl.com/2s3uw88p</text:a></text:p>
          </table:table-cell>
        </table:table-row>
        <table:table-row table:style-name="ro3">
          <table:table-cell office:value-type="string" calcext:value-type="string">
            <text:p><text:a xlink:href="https://tinyurl.com/hykhfhsk" xlink:type="simple">https://tinyurl.com/hykhfhsk</text:a></text:p>
          </table:table-cell>
        </table:table-row>
        <table:table-row table:style-name="ro3">
          <table:table-cell office:value-type="string" calcext:value-type="string">
            <text:p><text:a xlink:href="https://tinyurl.com/y2yjbhf2" xlink:type="simple">https://tinyurl.com/y2yjbhf2</text:a></text:p>
          </table:table-cell>
        </table:table-row>
        <table:table-row table:style-name="ro3">
          <table:table-cell office:value-type="string" calcext:value-type="string">
            <text:p><text:a xlink:href="https://tinyurl.com/bdzmdmvt" xlink:type="simple">https://tinyurl.com/bdzmdmvt</text:a></text:p>
          </table:table-cell>
        </table:table-row>
        <table:table-row table:style-name="ro3">
          <table:table-cell office:value-type="string" calcext:value-type="string">
            <text:p><text:a xlink:href="https://tinyurl.com/2p8w6jpy" xlink:type="simple">https://tinyurl.com/2p8w6jpy</text:a></text:p>
          </table:table-cell>
        </table:table-row>
        <table:table-row table:style-name="ro3">
          <table:table-cell office:value-type="string" calcext:value-type="string">
            <text:p><text:a xlink:href="https://tinyurl.com/y5ev9csz" xlink:type="simple">https://tinyurl.com/y5ev9csz</text:a></text:p>
          </table:table-cell>
        </table:table-row>
        <table:table-row table:style-name="ro3">
          <table:table-cell office:value-type="string" calcext:value-type="string">
            <text:p><text:a xlink:href="https://tinyurl.com/bdd3uz3r" xlink:type="simple">https://tinyurl.com/bdd3uz3r</text:a></text:p>
          </table:table-cell>
        </table:table-row>
        <table:table-row table:style-name="ro3">
          <table:table-cell office:value-type="string" calcext:value-type="string">
            <text:p><text:a xlink:href="https://tinyurl.com/38yumuyc" xlink:type="simple">https://tinyurl.com/38yumuyc</text:a></text:p>
          </table:table-cell>
        </table:table-row>
        <table:table-row table:style-name="ro3">
          <table:table-cell office:value-type="string" calcext:value-type="string">
            <text:p><text:a xlink:href="https://tinyurl.com/yc8de8kf" xlink:type="simple">https://tinyurl.com/yc8de8kf</text:a></text:p>
          </table:table-cell>
        </table:table-row>
        <table:table-row table:style-name="ro3">
          <table:table-cell office:value-type="string" calcext:value-type="string">
            <text:p><text:a xlink:href="https://tinyurl.com/56pkdb6" xlink:type="simple">https://tinyurl.com/56pkdb6</text:a></text:p>
          </table:table-cell>
        </table:table-row>
        <table:table-row table:style-name="ro3">
          <table:table-cell office:value-type="string" calcext:value-type="string">
            <text:p><text:a xlink:href="https://tinyurl.com/44r9bcjd" xlink:type="simple">https://tinyurl.com/44r9bcjd</text:a></text:p>
          </table:table-cell>
        </table:table-row>
        <table:table-row table:style-name="ro3">
          <table:table-cell office:value-type="string" calcext:value-type="string">
            <text:p><text:a xlink:href="https://tinyurl.com/3a9rm9y7" xlink:type="simple">https://tinyurl.com/3a9rm9y7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bdzst65e" xlink:type="simple">https://tinyurl.com/bdzst65e</text:a></text:p>
          </table:table-cell>
        </table:table-row>
        <table:table-row table:style-name="ro3">
          <table:table-cell office:value-type="string" calcext:value-type="string">
            <text:p><text:a xlink:href="https://tinyurl.com/mwm9vm2p" xlink:type="simple">https://tinyurl.com/mwm9vm2p</text:a></text:p>
          </table:table-cell>
        </table:table-row>
        <table:table-row table:style-name="ro3">
          <table:table-cell office:value-type="string" calcext:value-type="string">
            <text:p><text:a xlink:href="https://tinyurl.com/2kd963v2" xlink:type="simple">https://tinyurl.com/2kd963v2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xfjtkkr" xlink:type="simple">https://tinyurl.com/4xfjtkkr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5rrcaxd" xlink:type="simple">https://tinyurl.com/35rrcaxd</text:a></text:p>
          </table:table-cell>
        </table:table-row>
        <table:table-row table:style-name="ro3">
          <table:table-cell office:value-type="string" calcext:value-type="string">
            <text:p><text:a xlink:href="https://tinyurl.com/725jn9n7" xlink:type="simple">https://tinyurl.com/725jn9n7</text:a></text:p>
          </table:table-cell>
        </table:table-row>
        <table:table-row table:style-name="ro3">
          <table:table-cell office:value-type="string" calcext:value-type="string">
            <text:p><text:a xlink:href="https://tinyurl.com/yc8h5v7c" xlink:type="simple">https://tinyurl.com/yc8h5v7c</text:a></text:p>
          </table:table-cell>
        </table:table-row>
        <table:table-row table:style-name="ro3">
          <table:table-cell office:value-type="string" calcext:value-type="string">
            <text:p><text:a xlink:href="https://tinyurl.com/mpaamf7r" xlink:type="simple">https://tinyurl.com/mpaamf7r</text:a></text:p>
          </table:table-cell>
        </table:table-row>
        <table:table-row table:style-name="ro3">
          <table:table-cell office:value-type="string" calcext:value-type="string">
            <text:p><text:a xlink:href="https://tinyurl.com/mt8ey39r" xlink:type="simple">https://tinyurl.com/mt8ey39r</text:a></text:p>
          </table:table-cell>
        </table:table-row>
        <table:table-row table:style-name="ro3">
          <table:table-cell office:value-type="string" calcext:value-type="string">
            <text:p><text:a xlink:href="https://tinyurl.com/tusa4ys8" xlink:type="simple">https://tinyurl.com/tusa4ys8</text:a></text:p>
          </table:table-cell>
        </table:table-row>
        <table:table-row table:style-name="ro3">
          <table:table-cell office:value-type="string" calcext:value-type="string">
            <text:p><text:a xlink:href="https://tinyurl.com/53yjs6xd" xlink:type="simple">https://tinyurl.com/53yjs6xd</text:a></text:p>
          </table:table-cell>
        </table:table-row>
        <table:table-row table:style-name="ro3">
          <table:table-cell office:value-type="string" calcext:value-type="string">
            <text:p><text:a xlink:href="https://tinyurl.com/4rvcy3f5" xlink:type="simple">https://tinyurl.com/4rvcy3f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mccpr3s" xlink:type="simple">https://tinyurl.com/ymccpr3s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w7ba73kf" xlink:type="simple">https://tinyurl.com/w7ba73kf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bddct59e" xlink:type="simple">https://tinyurl.com/bddct59e</text:a></text:p>
          </table:table-cell>
        </table:table-row>
        <table:table-row table:style-name="ro3">
          <table:table-cell office:value-type="string" calcext:value-type="string">
            <text:p><text:a xlink:href="https://tinyurl.com/3b2zycjt" xlink:type="simple">https://tinyurl.com/3b2zycjt</text:a></text:p>
          </table:table-cell>
        </table:table-row>
        <table:table-row table:style-name="ro3">
          <table:table-cell office:value-type="string" calcext:value-type="string">
            <text:p><text:a xlink:href="https://tinyurl.com/2p8s73bm" xlink:type="simple">https://tinyurl.com/2p8s73bm</text:a></text:p>
          </table:table-cell>
        </table:table-row>
        <table:table-row table:style-name="ro3">
          <table:table-cell office:value-type="string" calcext:value-type="string">
            <text:p><text:a xlink:href="https://tinyurl.com/4e397v2w" xlink:type="simple">https://tinyurl.com/4e397v2w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mznfk4d" xlink:type="simple">https://tinyurl.com/ymznfk4d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wc37umx" xlink:type="simple">https://tinyurl.com/2wc37umx</text:a></text:p>
          </table:table-cell>
        </table:table-row>
        <table:table-row table:style-name="ro3">
          <table:table-cell office:value-type="string" calcext:value-type="string">
            <text:p><text:a xlink:href="https://tinyurl.com/mrxx8e3t" xlink:type="simple">https://tinyurl.com/mrxx8e3t</text:a></text:p>
          </table:table-cell>
        </table:table-row>
        <table:table-row table:style-name="ro3">
          <table:table-cell office:value-type="string" calcext:value-type="string">
            <text:p><text:a xlink:href="https://tinyurl.com/uraejrde" xlink:type="simple">https://tinyurl.com/uraejrde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vufjy28" xlink:type="simple">https://tinyurl.com/3vufjy2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792v9ew" xlink:type="simple">https://tinyurl.com/y792v9ew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yy4yuw2" xlink:type="simple">https://tinyurl.com/yyy4yuw2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tm5cmah" xlink:type="simple">https://tinyurl.com/ytm5cmah</text:a></text:p>
          </table:table-cell>
        </table:table-row>
        <table:table-row table:style-name="ro3">
          <table:table-cell office:value-type="string" calcext:value-type="string">
            <text:p><text:a xlink:href="https://tinyurl.com/yc6dxthw" xlink:type="simple">https://tinyurl.com/yc6dxthw</text:a></text:p>
          </table:table-cell>
        </table:table-row>
        <table:table-row table:style-name="ro3">
          <table:table-cell office:value-type="string" calcext:value-type="string">
            <text:p><text:a xlink:href="https://tinyurl.com/mr27febu" xlink:type="simple">https://tinyurl.com/mr27febu</text:a></text:p>
          </table:table-cell>
        </table:table-row>
        <table:table-row table:style-name="ro3">
          <table:table-cell office:value-type="string" calcext:value-type="string">
            <text:p><text:a xlink:href="https://tinyurl.com/2p986hwe" xlink:type="simple">https://tinyurl.com/2p986hwe</text:a></text:p>
          </table:table-cell>
        </table:table-row>
        <table:table-row table:style-name="ro3">
          <table:table-cell office:value-type="string" calcext:value-type="string">
            <text:p><text:a xlink:href="https://tinyurl.com/5n954426" xlink:type="simple">https://tinyurl.com/5n954426</text:a></text:p>
          </table:table-cell>
        </table:table-row>
        <table:table-row table:style-name="ro3">
          <table:table-cell office:value-type="string" calcext:value-type="string">
            <text:p><text:a xlink:href="https://tinyurl.com/2w9z7b5n" xlink:type="simple">https://tinyurl.com/2w9z7b5n</text:a></text:p>
          </table:table-cell>
        </table:table-row>
        <table:table-row table:style-name="ro3">
          <table:table-cell office:value-type="string" calcext:value-type="string">
            <text:p><text:a xlink:href="https://tinyurl.com/4rp945s6" xlink:type="simple">https://tinyurl.com/4rp945s6</text:a></text:p>
          </table:table-cell>
        </table:table-row>
        <table:table-row table:style-name="ro3">
          <table:table-cell office:value-type="string" calcext:value-type="string">
            <text:p><text:a xlink:href="https://tinyurl.com/2esu9ran" xlink:type="simple">https://tinyurl.com/2esu9ran</text:a></text:p>
          </table:table-cell>
        </table:table-row>
        <table:table-row table:style-name="ro3">
          <table:table-cell office:value-type="string" calcext:value-type="string">
            <text:p><text:a xlink:href="https://tinyurl.com/3nbwzxe2" xlink:type="simple">https://tinyurl.com/3nbwzxe2</text:a></text:p>
          </table:table-cell>
        </table:table-row>
        <table:table-row table:style-name="ro3">
          <table:table-cell office:value-type="string" calcext:value-type="string">
            <text:p><text:a xlink:href="https://tinyurl.com/y66abn8v" xlink:type="simple">https://tinyurl.com/y66abn8v</text:a></text:p>
          </table:table-cell>
        </table:table-row>
        <table:table-row table:style-name="ro3">
          <table:table-cell office:value-type="string" calcext:value-type="string">
            <text:p><text:a xlink:href="https://tinyurl.com/522y3udz" xlink:type="simple">https://tinyurl.com/522y3udz</text:a></text:p>
          </table:table-cell>
        </table:table-row>
        <table:table-row table:style-name="ro3">
          <table:table-cell office:value-type="string" calcext:value-type="string">
            <text:p><text:a xlink:href="https://tinyurl.com/yy2w3vcs" xlink:type="simple">https://tinyurl.com/yy2w3vcs</text:a></text:p>
          </table:table-cell>
        </table:table-row>
        <table:table-row table:style-name="ro3">
          <table:table-cell office:value-type="string" calcext:value-type="string">
            <text:p><text:a xlink:href="https://tinyurl.com/mwdt96pp" xlink:type="simple">https://tinyurl.com/mwdt96pp</text:a></text:p>
          </table:table-cell>
        </table:table-row>
        <table:table-row table:style-name="ro3">
          <table:table-cell office:value-type="string" calcext:value-type="string">
            <text:p><text:a xlink:href="https://tinyurl.com/bddpanm8" xlink:type="simple">https://tinyurl.com/bddpanm8</text:a></text:p>
          </table:table-cell>
        </table:table-row>
        <table:table-row table:style-name="ro3">
          <table:table-cell office:value-type="string" calcext:value-type="string">
            <text:p><text:a xlink:href="https://tinyurl.com/yfarajbh" xlink:type="simple">https://tinyurl.com/yfarajbh</text:a></text:p>
          </table:table-cell>
        </table:table-row>
        <table:table-row table:style-name="ro3">
          <table:table-cell office:value-type="string" calcext:value-type="string">
            <text:p><text:a xlink:href="https://tinyurl.com/2ckfpd9z" xlink:type="simple">https://tinyurl.com/2ckfpd9z</text:a></text:p>
          </table:table-cell>
        </table:table-row>
        <table:table-row table:style-name="ro3">
          <table:table-cell office:value-type="string" calcext:value-type="string">
            <text:p><text:a xlink:href="https://tinyurl.com/43mskfzn" xlink:type="simple">https://tinyurl.com/43mskfzn</text:a></text:p>
          </table:table-cell>
        </table:table-row>
        <table:table-row table:style-name="ro3">
          <table:table-cell office:value-type="string" calcext:value-type="string">
            <text:p><text:a xlink:href="https://tinyurl.com/37a57658" xlink:type="simple">https://tinyurl.com/37a57658</text:a></text:p>
          </table:table-cell>
        </table:table-row>
        <table:table-row table:style-name="ro3">
          <table:table-cell office:value-type="string" calcext:value-type="string">
            <text:p><text:a xlink:href="https://tinyurl.com/bdz3pfh8" xlink:type="simple">https://tinyurl.com/bdz3pfh8</text:a></text:p>
          </table:table-cell>
        </table:table-row>
        <table:table-row table:style-name="ro3">
          <table:table-cell office:value-type="string" calcext:value-type="string">
            <text:p><text:a xlink:href="https://tinyurl.com/5tzy9rch" xlink:type="simple">https://tinyurl.com/5tzy9rch</text:a></text:p>
          </table:table-cell>
        </table:table-row>
        <table:table-row table:style-name="ro3">
          <table:table-cell office:value-type="string" calcext:value-type="string">
            <text:p><text:a xlink:href="https://tinyurl.com/ae3wwcaa" xlink:type="simple">https://tinyurl.com/ae3wwcaa</text:a></text:p>
          </table:table-cell>
        </table:table-row>
        <table:table-row table:style-name="ro3">
          <table:table-cell office:value-type="string" calcext:value-type="string">
            <text:p><text:a xlink:href="https://tinyurl.com/mxhnb6bc" xlink:type="simple">https://tinyurl.com/mxhnb6bc</text:a></text:p>
          </table:table-cell>
        </table:table-row>
        <table:table-row table:style-name="ro3">
          <table:table-cell office:value-type="string" calcext:value-type="string">
            <text:p><text:a xlink:href="https://tinyurl.com/5n7ww77d" xlink:type="simple">https://tinyurl.com/5n7ww77d</text:a></text:p>
          </table:table-cell>
        </table:table-row>
        <table:table-row table:style-name="ro3">
          <table:table-cell office:value-type="string" calcext:value-type="string">
            <text:p><text:a xlink:href="https://tinyurl.com/yc6mfhuz" xlink:type="simple">https://tinyurl.com/yc6mfhuz</text:a></text:p>
          </table:table-cell>
        </table:table-row>
        <table:table-row table:style-name="ro3">
          <table:table-cell office:value-type="string" calcext:value-type="string">
            <text:p><text:a xlink:href="https://tinyurl.com/mr2pjk5n" xlink:type="simple">https://tinyurl.com/mr2pjk5n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c22eek5" xlink:type="simple">https://tinyurl.com/yc22eek5</text:a></text:p>
          </table:table-cell>
        </table:table-row>
        <table:table-row table:style-name="ro3">
          <table:table-cell office:value-type="string" calcext:value-type="string">
            <text:p><text:a xlink:href="https://tinyurl.com/5ysta8e6" xlink:type="simple">https://tinyurl.com/5ysta8e6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f5skzby" xlink:type="simple">https://tinyurl.com/4f5skzby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2u8uty5" xlink:type="simple">https://tinyurl.com/22u8uty5</text:a></text:p>
          </table:table-cell>
        </table:table-row>
        <table:table-row table:style-name="ro3">
          <table:table-cell office:value-type="string" calcext:value-type="string">
            <text:p><text:a xlink:href="https://tinyurl.com/35sfhu92" xlink:type="simple">https://tinyurl.com/35sfhu92</text:a></text:p>
          </table:table-cell>
        </table:table-row>
        <table:table-row table:style-name="ro3">
          <table:table-cell office:value-type="string" calcext:value-type="string">
            <text:p><text:a xlink:href="https://tinyurl.com/ypxnwjtr" xlink:type="simple">https://tinyurl.com/ypxnwjtr</text:a></text:p>
          </table:table-cell>
        </table:table-row>
        <table:table-row table:style-name="ro3">
          <table:table-cell office:value-type="string" calcext:value-type="string">
            <text:p><text:a xlink:href="https://tinyurl.com/4drkkudp" xlink:type="simple">https://tinyurl.com/4drkkudp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bddwmuww" xlink:type="simple">https://tinyurl.com/bddwmuww</text:a></text:p>
          </table:table-cell>
        </table:table-row>
        <table:table-row table:style-name="ro3">
          <table:table-cell office:value-type="string" calcext:value-type="string">
            <text:p><text:a xlink:href="https://tinyurl.com/y2f535yw" xlink:type="simple">https://tinyurl.com/y2f535yw</text:a></text:p>
          </table:table-cell>
        </table:table-row>
        <table:table-row table:style-name="ro3">
          <table:table-cell office:value-type="string" calcext:value-type="string">
            <text:p><text:a xlink:href="https://tinyurl.com/29yk48as" xlink:type="simple">https://tinyurl.com/29yk48as</text:a></text:p>
          </table:table-cell>
        </table:table-row>
        <table:table-row table:style-name="ro3">
          <table:table-cell office:value-type="string" calcext:value-type="string">
            <text:p><text:a xlink:href="https://tinyurl.com/5xhmfmn2" xlink:type="simple">https://tinyurl.com/5xhmfmn2</text:a></text:p>
          </table:table-cell>
        </table:table-row>
        <table:table-row table:style-name="ro3">
          <table:table-cell office:value-type="string" calcext:value-type="string">
            <text:p><text:a xlink:href="https://tinyurl.com/3pbrtms7" xlink:type="simple">https://tinyurl.com/3pbrtms7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dwden2z" xlink:type="simple">https://tinyurl.com/2dwden2z</text:a></text:p>
          </table:table-cell>
        </table:table-row>
        <table:table-row table:style-name="ro3">
          <table:table-cell office:value-type="string" calcext:value-type="string">
            <text:p><text:a xlink:href="https://tinyurl.com/4w4at5y5" xlink:type="simple">https://tinyurl.com/4w4at5y5</text:a></text:p>
          </table:table-cell>
        </table:table-row>
        <table:table-row table:style-name="ro3">
          <table:table-cell office:value-type="string" calcext:value-type="string">
            <text:p><text:a xlink:href="https://tinyurl.com/2u33trd9" xlink:type="simple">https://tinyurl.com/2u33trd9</text:a></text:p>
          </table:table-cell>
        </table:table-row>
        <table:table-row table:style-name="ro3">
          <table:table-cell office:value-type="string" calcext:value-type="string">
            <text:p><text:a xlink:href="https://tinyurl.com/yjju9nhp" xlink:type="simple">https://tinyurl.com/yjju9nhp</text:a></text:p>
          </table:table-cell>
        </table:table-row>
        <table:table-row table:style-name="ro3">
          <table:table-cell office:value-type="string" calcext:value-type="string">
            <text:p><text:a xlink:href="https://tinyurl.com/yeyje7wm" xlink:type="simple">https://tinyurl.com/yeyje7wm</text:a></text:p>
          </table:table-cell>
        </table:table-row>
        <table:table-row table:style-name="ro3">
          <table:table-cell office:value-type="string" calcext:value-type="string">
            <text:p><text:a xlink:href="https://tinyurl.com/2k34993k" xlink:type="simple">https://tinyurl.com/2k34993k</text:a></text:p>
          </table:table-cell>
        </table:table-row>
        <table:table-row table:style-name="ro3">
          <table:table-cell office:value-type="string" calcext:value-type="string">
            <text:p><text:a xlink:href="https://tinyurl.com/25p7yrnb" xlink:type="simple">https://tinyurl.com/25p7yrnb</text:a></text:p>
          </table:table-cell>
        </table:table-row>
        <table:table-row table:style-name="ro3">
          <table:table-cell office:value-type="string" calcext:value-type="string">
            <text:p><text:a xlink:href="https://tinyurl.com/2r9bj2b3" xlink:type="simple">https://tinyurl.com/2r9bj2b3</text:a></text:p>
          </table:table-cell>
        </table:table-row>
        <table:table-row table:style-name="ro3">
          <table:table-cell office:value-type="string" calcext:value-type="string">
            <text:p><text:a xlink:href="https://tinyurl.com/mr2w7vr8" xlink:type="simple">https://tinyurl.com/mr2w7vr8</text:a></text:p>
          </table:table-cell>
        </table:table-row>
        <table:table-row table:style-name="ro3">
          <table:table-cell office:value-type="string" calcext:value-type="string">
            <text:p><text:a xlink:href="https://tinyurl.com/bdet4zrt" xlink:type="simple">https://tinyurl.com/bdet4zrt</text:a></text:p>
          </table:table-cell>
        </table:table-row>
        <table:table-row table:style-name="ro3">
          <table:table-cell office:value-type="string" calcext:value-type="string">
            <text:p><text:a xlink:href="https://tinyurl.com/4376p8ef" xlink:type="simple">https://tinyurl.com/4376p8ef</text:a></text:p>
          </table:table-cell>
        </table:table-row>
        <table:table-row table:style-name="ro3">
          <table:table-cell office:value-type="string" calcext:value-type="string">
            <text:p><text:a xlink:href="https://tinyurl.com/4p6u3b3n" xlink:type="simple">https://tinyurl.com/4p6u3b3n</text:a></text:p>
          </table:table-cell>
        </table:table-row>
        <table:table-row table:style-name="ro3">
          <table:table-cell office:value-type="string" calcext:value-type="string">
            <text:p><text:a xlink:href="https://tinyurl.com/yh2z9aee" xlink:type="simple">https://tinyurl.com/yh2z9aee</text:a></text:p>
          </table:table-cell>
        </table:table-row>
        <table:table-row table:style-name="ro3">
          <table:table-cell office:value-type="string" calcext:value-type="string">
            <text:p><text:a xlink:href="https://tinyurl.com/4pv7hht2" xlink:type="simple">https://tinyurl.com/4pv7hht2</text:a></text:p>
          </table:table-cell>
        </table:table-row>
        <table:table-row table:style-name="ro3">
          <table:table-cell office:value-type="string" calcext:value-type="string">
            <text:p><text:a xlink:href="https://tinyurl.com/ztfer865" xlink:type="simple">https://tinyurl.com/ztfer865</text:a></text:p>
          </table:table-cell>
        </table:table-row>
        <table:table-row table:style-name="ro3">
          <table:table-cell office:value-type="string" calcext:value-type="string">
            <text:p><text:a xlink:href="https://tinyurl.com/2s4y4c4n" xlink:type="simple">https://tinyurl.com/2s4y4c4n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tx3pcnp" xlink:type="simple">https://tinyurl.com/mtx3pcnp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xf4bxfr" xlink:type="simple">https://tinyurl.com/3xf4bxfr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tuvwrxt" xlink:type="simple">https://tinyurl.com/2tuvwrxt</text:a></text:p>
          </table:table-cell>
        </table:table-row>
        <table:table-row table:style-name="ro3">
          <table:table-cell office:value-type="string" calcext:value-type="string">
            <text:p><text:a xlink:href="https://tinyurl.com/yc879bbe" xlink:type="simple">https://tinyurl.com/yc879bbe</text:a></text:p>
          </table:table-cell>
        </table:table-row>
        <table:table-row table:style-name="ro3">
          <table:table-cell office:value-type="string" calcext:value-type="string">
            <text:p><text:a xlink:href="https://tinyurl.com/3zafudn7" xlink:type="simple">https://tinyurl.com/3zafudn7</text:a></text:p>
          </table:table-cell>
        </table:table-row>
        <table:table-row table:style-name="ro3">
          <table:table-cell office:value-type="string" calcext:value-type="string">
            <text:p><text:a xlink:href="https://tinyurl.com/ek6s8e9h" xlink:type="simple">https://tinyurl.com/ek6s8e9h</text:a></text:p>
          </table:table-cell>
        </table:table-row>
        <table:table-row table:style-name="ro3">
          <table:table-cell office:value-type="string" calcext:value-type="string">
            <text:p><text:a xlink:href="https://tinyurl.com/mryfbrbf" xlink:type="simple">https://tinyurl.com/mryfbrbf</text:a></text:p>
          </table:table-cell>
        </table:table-row>
        <table:table-row table:style-name="ro3">
          <table:table-cell office:value-type="string" calcext:value-type="string">
            <text:p><text:a xlink:href="https://tinyurl.com/mwkzumt9" xlink:type="simple">https://tinyurl.com/mwkzumt9</text:a></text:p>
          </table:table-cell>
        </table:table-row>
        <table:table-row table:style-name="ro3">
          <table:table-cell office:value-type="string" calcext:value-type="string">
            <text:p><text:a xlink:href="https://tinyurl.com/2kryksss" xlink:type="simple">https://tinyurl.com/2kryksss</text:a></text:p>
          </table:table-cell>
        </table:table-row>
        <table:table-row table:style-name="ro3">
          <table:table-cell office:value-type="string" calcext:value-type="string">
            <text:p><text:a xlink:href="https://tinyurl.com/mtcytrsp" xlink:type="simple">https://tinyurl.com/mtcytrsp</text:a></text:p>
          </table:table-cell>
        </table:table-row>
        <table:table-row table:style-name="ro3">
          <table:table-cell office:value-type="string" calcext:value-type="string">
            <text:p><text:a xlink:href="https://tinyurl.com/msmez35t" xlink:type="simple">https://tinyurl.com/msmez35t</text:a></text:p>
          </table:table-cell>
        </table:table-row>
        <table:table-row table:style-name="ro3">
          <table:table-cell office:value-type="string" calcext:value-type="string">
            <text:p><text:a xlink:href="https://tinyurl.com/3e2n6thj" xlink:type="simple">https://tinyurl.com/3e2n6thj</text:a></text:p>
          </table:table-cell>
        </table:table-row>
        <table:table-row table:style-name="ro3">
          <table:table-cell office:value-type="string" calcext:value-type="string">
            <text:p><text:a xlink:href="https://tinyurl.com/5dd8m4m3" xlink:type="simple">https://tinyurl.com/5dd8m4m3</text:a></text:p>
          </table:table-cell>
        </table:table-row>
        <table:table-row table:style-name="ro3">
          <table:table-cell office:value-type="string" calcext:value-type="string">
            <text:p><text:a xlink:href="https://tinyurl.com/3bjewybr" xlink:type="simple">https://tinyurl.com/3bjewybr</text:a></text:p>
          </table:table-cell>
        </table:table-row>
        <table:table-row table:style-name="ro3">
          <table:table-cell office:value-type="string" calcext:value-type="string">
            <text:p><text:a xlink:href="https://tinyurl.com/nate5kmx" xlink:type="simple">https://tinyurl.com/nate5kmx</text:a></text:p>
          </table:table-cell>
        </table:table-row>
        <table:table-row table:style-name="ro3">
          <table:table-cell office:value-type="string" calcext:value-type="string">
            <text:p><text:a xlink:href="https://tinyurl.com/4hrp7zdm" xlink:type="simple">https://tinyurl.com/4hrp7zdm</text:a></text:p>
          </table:table-cell>
        </table:table-row>
        <table:table-row table:style-name="ro3">
          <table:table-cell office:value-type="string" calcext:value-type="string">
            <text:p><text:a xlink:href="https://tinyurl.com/2z8y8kss" xlink:type="simple">https://tinyurl.com/2z8y8kss</text:a></text:p>
          </table:table-cell>
        </table:table-row>
        <table:table-row table:style-name="ro3">
          <table:table-cell office:value-type="string" calcext:value-type="string">
            <text:p><text:a xlink:href="https://tinyurl.com/4ua5h4n7" xlink:type="simple">https://tinyurl.com/4ua5h4n7</text:a></text:p>
          </table:table-cell>
        </table:table-row>
        <table:table-row table:style-name="ro3">
          <table:table-cell office:value-type="string" calcext:value-type="string">
            <text:p><text:a xlink:href="https://tinyurl.com/5fv4aeah" xlink:type="simple">https://tinyurl.com/5fv4aeah</text:a></text:p>
          </table:table-cell>
        </table:table-row>
        <table:table-row table:style-name="ro3">
          <table:table-cell office:value-type="string" calcext:value-type="string">
            <text:p><text:a xlink:href="https://tinyurl.com/mwumcybn" xlink:type="simple">https://tinyurl.com/mwumcybn</text:a></text:p>
          </table:table-cell>
        </table:table-row>
        <table:table-row table:style-name="ro3">
          <table:table-cell office:value-type="string" calcext:value-type="string">
            <text:p><text:a xlink:href="https://tinyurl.com/bd2wru5p" xlink:type="simple">https://tinyurl.com/bd2wru5p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z63f3yny" xlink:type="simple">https://tinyurl.com/z63f3yny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sd5jnv5" xlink:type="simple">https://tinyurl.com/msd5jnv5</text:a></text:p>
          </table:table-cell>
        </table:table-row>
        <table:table-row table:style-name="ro3">
          <table:table-cell office:value-type="string" calcext:value-type="string">
            <text:p><text:a xlink:href="https://tinyurl.com/ycydwat4" xlink:type="simple">https://tinyurl.com/ycydwat4</text:a></text:p>
          </table:table-cell>
        </table:table-row>
        <table:table-row table:style-name="ro3">
          <table:table-cell office:value-type="string" calcext:value-type="string">
            <text:p><text:a xlink:href="https://tinyurl.com/yue6n8eu" xlink:type="simple">https://tinyurl.com/yue6n8eu</text:a></text:p>
          </table:table-cell>
        </table:table-row>
        <table:table-row table:style-name="ro3">
          <table:table-cell office:value-type="string" calcext:value-type="string">
            <text:p><text:a xlink:href="https://tinyurl.com/3bpwv9xs" xlink:type="simple">https://tinyurl.com/3bpwv9xs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bdzcz82e" xlink:type="simple">https://tinyurl.com/bdzcz82e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vzvn5k5" xlink:type="simple">https://tinyurl.com/3vzvn5k5</text:a></text:p>
          </table:table-cell>
        </table:table-row>
        <table:table-row table:style-name="ro3">
          <table:table-cell office:value-type="string" calcext:value-type="string">
            <text:p><text:a xlink:href="https://tinyurl.com/yc3pkh4r" xlink:type="simple">https://tinyurl.com/yc3pkh4r</text:a></text:p>
          </table:table-cell>
        </table:table-row>
        <table:table-row table:style-name="ro3">
          <table:table-cell office:value-type="string" calcext:value-type="string">
            <text:p><text:a xlink:href="https://tinyurl.com/4vunyuzw" xlink:type="simple">https://tinyurl.com/4vunyuzw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ck7uf8w" xlink:type="simple">https://tinyurl.com/yck7uf8w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n9yw6re" xlink:type="simple">https://tinyurl.com/5n9yw6re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zz2h9hr" xlink:type="simple">https://tinyurl.com/2zz2h9hr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r9yn7da" xlink:type="simple">https://tinyurl.com/4r9yn7da</text:a></text:p>
          </table:table-cell>
        </table:table-row>
        <table:table-row table:style-name="ro3">
          <table:table-cell office:value-type="string" calcext:value-type="string">
            <text:p><text:a xlink:href="https://tinyurl.com/448bc5au" xlink:type="simple">https://tinyurl.com/448bc5au</text:a></text:p>
          </table:table-cell>
        </table:table-row>
        <table:table-row table:style-name="ro3">
          <table:table-cell office:value-type="string" calcext:value-type="string">
            <text:p><text:a xlink:href="https://tinyurl.com/bdfy7f75" xlink:type="simple">https://tinyurl.com/bdfy7f7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rbwn9w2" xlink:type="simple">https://tinyurl.com/4rbwn9w2</text:a></text:p>
          </table:table-cell>
        </table:table-row>
        <table:table-row table:style-name="ro3">
          <table:table-cell office:value-type="string" calcext:value-type="string">
            <text:p><text:a xlink:href="https://tinyurl.com/2txkzr5x" xlink:type="simple">https://tinyurl.com/2txkzr5x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acjtabaz" xlink:type="simple">https://tinyurl.com/acjtabaz</text:a></text:p>
          </table:table-cell>
        </table:table-row>
        <table:table-row table:style-name="ro3">
          <table:table-cell office:value-type="string" calcext:value-type="string">
            <text:p><text:a xlink:href="https://tinyurl.com/nhd6a6hk" xlink:type="simple">https://tinyurl.com/nhd6a6hk</text:a></text:p>
          </table:table-cell>
        </table:table-row>
        <table:table-row table:style-name="ro3">
          <table:table-cell office:value-type="string" calcext:value-type="string">
            <text:p><text:a xlink:href="https://tinyurl.com/y33p3ur8" xlink:type="simple">https://tinyurl.com/y33p3ur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c3vthw6" xlink:type="simple">https://tinyurl.com/2c3vthw6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crcwmhx" xlink:type="simple">https://tinyurl.com/mcrcwmhx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sturd6t" xlink:type="simple">https://tinyurl.com/3sturd6t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du5z9xv" xlink:type="simple">https://tinyurl.com/4du5z9xv</text:a></text:p>
          </table:table-cell>
        </table:table-row>
        <table:table-row table:style-name="ro3">
          <table:table-cell office:value-type="string" calcext:value-type="string">
            <text:p><text:a xlink:href="https://tinyurl.com/yc63xwbh" xlink:type="simple">https://tinyurl.com/yc63xwbh</text:a></text:p>
          </table:table-cell>
        </table:table-row>
        <table:table-row table:style-name="ro3">
          <table:table-cell office:value-type="string" calcext:value-type="string">
            <text:p><text:a xlink:href="https://tinyurl.com/mrwdvjbr" xlink:type="simple">https://tinyurl.com/mrwdvjbr</text:a></text:p>
          </table:table-cell>
        </table:table-row>
        <table:table-row table:style-name="ro3">
          <table:table-cell office:value-type="string" calcext:value-type="string">
            <text:p><text:a xlink:href="https://tinyurl.com/32pt5keu" xlink:type="simple">https://tinyurl.com/32pt5keu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w333xke" xlink:type="simple">https://tinyurl.com/2w333xke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f8h7b8c" xlink:type="simple">https://tinyurl.com/yf8h7b8c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edsuz8d" xlink:type="simple">https://tinyurl.com/2edsuz8d</text:a></text:p>
          </table:table-cell>
        </table:table-row>
        <table:table-row table:style-name="ro3">
          <table:table-cell office:value-type="string" calcext:value-type="string">
            <text:p><text:a xlink:href="https://tinyurl.com/3zfr9s8x" xlink:type="simple">https://tinyurl.com/3zfr9s8x</text:a></text:p>
          </table:table-cell>
        </table:table-row>
        <table:table-row table:style-name="ro3">
          <table:table-cell office:value-type="string" calcext:value-type="string">
            <text:p><text:a xlink:href="https://tinyurl.com/y4pddfca" xlink:type="simple">https://tinyurl.com/y4pddfca</text:a></text:p>
          </table:table-cell>
        </table:table-row>
        <table:table-row table:style-name="ro3">
          <table:table-cell office:value-type="string" calcext:value-type="string">
            <text:p><text:a xlink:href="https://tinyurl.com/3fkffys9" xlink:type="simple">https://tinyurl.com/3fkffys9</text:a></text:p>
          </table:table-cell>
        </table:table-row>
        <table:table-row table:style-name="ro3">
          <table:table-cell office:value-type="string" calcext:value-type="string">
            <text:p><text:a xlink:href="https://tinyurl.com/2tp4w4r7" xlink:type="simple">https://tinyurl.com/2tp4w4r7</text:a></text:p>
          </table:table-cell>
        </table:table-row>
        <table:table-row table:style-name="ro3">
          <table:table-cell office:value-type="string" calcext:value-type="string">
            <text:p><text:a xlink:href="https://tinyurl.com/mrxh4nj5" xlink:type="simple">https://tinyurl.com/mrxh4nj5</text:a></text:p>
          </table:table-cell>
        </table:table-row>
        <table:table-row table:style-name="ro3">
          <table:table-cell office:value-type="string" calcext:value-type="string">
            <text:p><text:a xlink:href="https://tinyurl.com/yvywv78x" xlink:type="simple">https://tinyurl.com/yvywv78x</text:a></text:p>
          </table:table-cell>
        </table:table-row>
        <table:table-row table:style-name="ro3">
          <table:table-cell office:value-type="string" calcext:value-type="string">
            <text:p><text:a xlink:href="https://tinyurl.com/mr33cfud" xlink:type="simple">https://tinyurl.com/mr33cfud</text:a></text:p>
          </table:table-cell>
        </table:table-row>
        <table:table-row table:style-name="ro3">
          <table:table-cell office:value-type="string" calcext:value-type="string">
            <text:p><text:a xlink:href="https://tinyurl.com/2wamxsrm" xlink:type="simple">https://tinyurl.com/2wamxsrm</text:a></text:p>
          </table:table-cell>
        </table:table-row>
        <table:table-row table:style-name="ro3">
          <table:table-cell office:value-type="string" calcext:value-type="string">
            <text:p><text:a xlink:href="https://tinyurl.com/4uhpen95" xlink:type="simple">https://tinyurl.com/4uhpen95</text:a></text:p>
          </table:table-cell>
        </table:table-row>
        <table:table-row table:style-name="ro3">
          <table:table-cell office:value-type="string" calcext:value-type="string">
            <text:p><text:a xlink:href="https://tinyurl.com/2s3uekac" xlink:type="simple">https://tinyurl.com/2s3uekac</text:a></text:p>
          </table:table-cell>
        </table:table-row>
        <table:table-row table:style-name="ro3">
          <table:table-cell office:value-type="string" calcext:value-type="string">
            <text:p><text:a xlink:href="https://tinyurl.com/3pswdty3" xlink:type="simple">https://tinyurl.com/3pswdty3</text:a></text:p>
          </table:table-cell>
        </table:table-row>
        <table:table-row table:style-name="ro3">
          <table:table-cell office:value-type="string" calcext:value-type="string">
            <text:p><text:a xlink:href="https://tinyurl.com/4pvr2crn" xlink:type="simple">https://tinyurl.com/4pvr2crn</text:a></text:p>
          </table:table-cell>
        </table:table-row>
        <table:table-row table:style-name="ro3">
          <table:table-cell office:value-type="string" calcext:value-type="string">
            <text:p><text:a xlink:href="https://selesnafes.com/2023/10/alta-de-215-nos-casos-de-malaria-deixa-santana-em-alerta/" xlink:type="simple">https://selesnafes.com/2023/10/alta-de-215-nos-casos-de-malaria-deixa-santana-em-alerta/</text:a></text:p>
          </table:table-cell>
        </table:table-row>
        <table:table-row table:style-name="ro3">
          <table:table-cell office:value-type="string" calcext:value-type="string">
            <text:p><text:a xlink:href="https://tinyurl.com/4nsth2z5" xlink:type="simple">https://tinyurl.com/4nsth2z5</text:a></text:p>
          </table:table-cell>
        </table:table-row>
        <table:table-row table:style-name="ro3">
          <table:table-cell office:value-type="string" calcext:value-type="string">
            <text:p><text:a xlink:href="https://tinyurl.com/5n74wwdk" xlink:type="simple">https://tinyurl.com/5n74wwdk</text:a></text:p>
          </table:table-cell>
        </table:table-row>
        <table:table-row table:style-name="ro3">
          <table:table-cell office:value-type="string" calcext:value-type="string">
            <text:p><text:a xlink:href="https://tinyurl.com/526t4zv8" xlink:type="simple">https://tinyurl.com/526t4zv8</text:a></text:p>
          </table:table-cell>
        </table:table-row>
        <table:table-row table:style-name="ro3">
          <table:table-cell office:value-type="string" calcext:value-type="string">
            <text:p><text:a xlink:href="https://tinyurl.com/4wz4tfjm" xlink:type="simple">https://tinyurl.com/4wz4tfjm</text:a></text:p>
          </table:table-cell>
        </table:table-row>
        <table:table-row table:style-name="ro3">
          <table:table-cell office:value-type="string" calcext:value-type="string">
            <text:p><text:a xlink:href="https://tinyurl.com/mrxmthth" xlink:type="simple">https://tinyurl.com/mrxmthth</text:a></text:p>
          </table:table-cell>
        </table:table-row>
        <table:table-row table:style-name="ro3">
          <table:table-cell office:value-type="string" calcext:value-type="string">
            <text:p><text:a xlink:href="https://tinyurl.com/2tywd5e3" xlink:type="simple">https://tinyurl.com/2tywd5e3</text:a></text:p>
          </table:table-cell>
        </table:table-row>
        <table:table-row table:style-name="ro3">
          <table:table-cell office:value-type="string" calcext:value-type="string">
            <text:p><text:a xlink:href="https://tinyurl.com/yhmhry8c" xlink:type="simple">https://tinyurl.com/yhmhry8c</text:a></text:p>
          </table:table-cell>
        </table:table-row>
        <table:table-row table:style-name="ro1">
          <table:table-cell table:style-name="ce10" office:value-type="string" calcext:value-type="string">
            <text:p><text:a xlink:href="https://tinyurl.com/2ekvr3m8" xlink:type="simple">https://tinyurl.com/2ekvr3m8</text:a></text:p>
          </table:table-cell>
        </table:table-row>
        <table:table-row table:style-name="ro3">
          <table:table-cell office:value-type="string" calcext:value-type="string">
            <text:p><text:a xlink:href="https://tinyurl.com/p376ruru" xlink:type="simple">https://tinyurl.com/p376ruru</text:a></text:p>
          </table:table-cell>
        </table:table-row>
        <table:table-row table:style-name="ro1">
          <table:table-cell table:style-name="ce10" office:value-type="string" calcext:value-type="string">
            <text:p><text:a xlink:href="https://tinyurl.com/3exhy3ta" xlink:type="simple">https://tinyurl.com/3exhy3ta</text:a></text:p>
          </table:table-cell>
        </table:table-row>
        <table:table-row table:style-name="ro3">
          <table:table-cell office:value-type="string" calcext:value-type="string">
            <text:p><text:a xlink:href="https://tinyurl.com/bdxd8hjk" xlink:type="simple">https://tinyurl.com/bdxd8hjk</text:a></text:p>
          </table:table-cell>
        </table:table-row>
        <table:table-row table:style-name="ro3">
          <table:table-cell office:value-type="string" calcext:value-type="string">
            <text:p><text:a xlink:href="https://tinyurl.com/35dhs352" xlink:type="simple">https://tinyurl.com/35dhs352</text:a></text:p>
          </table:table-cell>
        </table:table-row>
        <table:table-row table:style-name="ro3">
          <table:table-cell office:value-type="string" calcext:value-type="string">
            <text:p><text:a xlink:href="https://tinyurl.com/vyukd7rp" xlink:type="simple">https://tinyurl.com/vyukd7rp</text:a></text:p>
          </table:table-cell>
        </table:table-row>
        <table:table-row table:style-name="ro3">
          <table:table-cell office:value-type="string" calcext:value-type="string">
            <text:p><text:a xlink:href="https://tinyurl.com/yc4pchkb" xlink:type="simple">https://tinyurl.com/yc4pchkb</text:a></text:p>
          </table:table-cell>
        </table:table-row>
        <table:table-row table:style-name="ro3">
          <table:table-cell office:value-type="string" calcext:value-type="string">
            <text:p><text:a xlink:href="https://tinyurl.com/y39hfdxm" xlink:type="simple">https://tinyurl.com/y39hfdxm</text:a></text:p>
          </table:table-cell>
        </table:table-row>
        <table:table-row table:style-name="ro1">
          <table:table-cell table:style-name="ce10" office:value-type="string" calcext:value-type="string">
            <text:p><text:a xlink:href="https://tinyurl.com/bdntpexh" xlink:type="simple">https://tinyurl.com/bdntpexh</text:a></text:p>
          </table:table-cell>
        </table:table-row>
        <table:table-row table:style-name="ro3">
          <table:table-cell office:value-type="string" calcext:value-type="string">
            <text:p><text:a xlink:href="https://tinyurl.com/3h5s64pw" xlink:type="simple">https://tinyurl.com/3h5s64pw</text:a></text:p>
          </table:table-cell>
        </table:table-row>
        <table:table-row table:style-name="ro3">
          <table:table-cell office:value-type="string" calcext:value-type="string">
            <text:p><text:a xlink:href="https://tinyurl.com/mv6nsnw5" xlink:type="simple">https://tinyurl.com/mv6nsnw5</text:a></text:p>
          </table:table-cell>
        </table:table-row>
        <table:table-row table:style-name="ro3">
          <table:table-cell office:value-type="string" calcext:value-type="string">
            <text:p><text:a xlink:href="https://tinyurl.com/4p245au3" xlink:type="simple">https://tinyurl.com/4p245au3</text:a></text:p>
          </table:table-cell>
        </table:table-row>
        <table:table-row table:style-name="ro3">
          <table:table-cell office:value-type="string" calcext:value-type="string">
            <text:p><text:a xlink:href="https://tinyurl.com/3dmf75a8" xlink:type="simple">https://tinyurl.com/3dmf75a8</text:a></text:p>
          </table:table-cell>
        </table:table-row>
        <table:table-row table:style-name="ro3">
          <table:table-cell office:value-type="string" calcext:value-type="string">
            <text:p><text:a xlink:href="https://tinyurl.com/3uw57edm" xlink:type="simple">https://tinyurl.com/3uw57edm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f4m6sktf" xlink:type="simple">https://tinyurl.com/f4m6sktf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pzva2be" xlink:type="simple">https://tinyurl.com/4pzva2be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9brcf5j" xlink:type="simple">https://tinyurl.com/39brcf5j</text:a></text:p>
          </table:table-cell>
        </table:table-row>
        <table:table-row table:style-name="ro3">
          <table:table-cell office:value-type="string" calcext:value-type="string">
            <text:p><text:a xlink:href="https://tinyurl.com/2354ef7t" xlink:type="simple">https://tinyurl.com/2354ef7t</text:a></text:p>
          </table:table-cell>
        </table:table-row>
        <table:table-row table:style-name="ro3">
          <table:table-cell office:value-type="string" calcext:value-type="string">
            <text:p><text:a xlink:href="https://tinyurl.com/4deb9jjt" xlink:type="simple">https://tinyurl.com/4deb9jjt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t7ffu72" xlink:type="simple">https://tinyurl.com/3t7ffu72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bdzx3vcy" xlink:type="simple">https://tinyurl.com/bdzx3vcy</text:a></text:p>
          </table:table-cell>
        </table:table-row>
        <table:table-row table:style-name="ro3">
          <table:table-cell office:value-type="string" calcext:value-type="string">
            <text:p><text:a xlink:href="https://tinyurl.com/52he3p92" xlink:type="simple">https://tinyurl.com/52he3p92</text:a></text:p>
          </table:table-cell>
        </table:table-row>
        <table:table-row table:style-name="ro3">
          <table:table-cell office:value-type="string" calcext:value-type="string">
            <text:p><text:a xlink:href="https://tinyurl.com/y6bsfes8" xlink:type="simple">https://tinyurl.com/y6bsfes8</text:a></text:p>
          </table:table-cell>
        </table:table-row>
        <table:table-row table:style-name="ro3">
          <table:table-cell office:value-type="string" calcext:value-type="string">
            <text:p><text:a xlink:href="https://tinyurl.com/4ps7j6av" xlink:type="simple">https://tinyurl.com/4ps7j6av</text:a></text:p>
          </table:table-cell>
        </table:table-row>
        <table:table-row table:style-name="ro3">
          <table:table-cell office:value-type="string" calcext:value-type="string">
            <text:p><text:a xlink:href="https://tinyurl.com/2s3ubw99" xlink:type="simple">https://tinyurl.com/2s3ubw99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xbhyvne" xlink:type="simple">https://tinyurl.com/4xbhyvne</text:a></text:p>
          </table:table-cell>
        </table:table-row>
        <table:table-row table:style-name="ro3">
          <table:table-cell office:value-type="string" calcext:value-type="string">
            <text:p><text:a xlink:href="https://tinyurl.com/bdfkdpas" xlink:type="simple">https://tinyurl.com/bdfkdpas</text:a></text:p>
          </table:table-cell>
        </table:table-row>
        <table:table-row table:style-name="ro3">
          <table:table-cell office:value-type="string" calcext:value-type="string">
            <text:p><text:a xlink:href="https://tinyurl.com/3bf7sctb" xlink:type="simple">https://tinyurl.com/3bf7sctb</text:a></text:p>
          </table:table-cell>
        </table:table-row>
        <table:table-row table:style-name="ro3">
          <table:table-cell office:value-type="string" calcext:value-type="string">
            <text:p><text:a xlink:href="https://tinyurl.com/3xdzr5x2" xlink:type="simple">https://tinyurl.com/3xdzr5x2</text:a></text:p>
          </table:table-cell>
        </table:table-row>
        <table:table-row table:style-name="ro3">
          <table:table-cell office:value-type="string" calcext:value-type="string">
            <text:p><text:a xlink:href="https://tinyurl.com/5n6t3shy" xlink:type="simple">https://tinyurl.com/5n6t3shy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kh9m4em" xlink:type="simple">https://tinyurl.com/3kh9m4em</text:a></text:p>
          </table:table-cell>
        </table:table-row>
        <table:table-row table:style-name="ro3">
          <table:table-cell office:value-type="string" calcext:value-type="string">
            <text:p><text:a xlink:href="https://tinyurl.com/3a78hset" xlink:type="simple">https://tinyurl.com/3a78hset</text:a></text:p>
          </table:table-cell>
        </table:table-row>
        <table:table-row table:style-name="ro3">
          <table:table-cell office:value-type="string" calcext:value-type="string">
            <text:p><text:a xlink:href="https://tinyurl.com/49zy6p2u" xlink:type="simple">https://tinyurl.com/49zy6p2u</text:a></text:p>
          </table:table-cell>
        </table:table-row>
        <table:table-row table:style-name="ro3">
          <table:table-cell office:value-type="string" calcext:value-type="string">
            <text:p><text:a xlink:href="https://tinyurl.com/27nca82n" xlink:type="simple">https://tinyurl.com/27nca82n</text:a></text:p>
          </table:table-cell>
        </table:table-row>
        <table:table-row table:style-name="ro3">
          <table:table-cell office:value-type="string" calcext:value-type="string">
            <text:p><text:a xlink:href="https://tinyurl.com/3rzzh349" xlink:type="simple">https://tinyurl.com/3rzzh349</text:a></text:p>
          </table:table-cell>
        </table:table-row>
        <table:table-row table:style-name="ro3">
          <table:table-cell office:value-type="string" calcext:value-type="string">
            <text:p><text:a xlink:href="https://tinyurl.com/2645ae9z" xlink:type="simple">https://tinyurl.com/2645ae9z</text:a></text:p>
          </table:table-cell>
        </table:table-row>
        <table:table-row table:style-name="ro3">
          <table:table-cell office:value-type="string" calcext:value-type="string">
            <text:p><text:a xlink:href="https://tinyurl.com/ydmej2a6" xlink:type="simple">https://tinyurl.com/ydmej2a6</text:a></text:p>
          </table:table-cell>
        </table:table-row>
        <table:table-row table:style-name="ro3">
          <table:table-cell office:value-type="string" calcext:value-type="string">
            <text:p><text:a xlink:href="https://tinyurl.com/4hwwyjd5" xlink:type="simple">https://tinyurl.com/4hwwyjd5</text:a></text:p>
          </table:table-cell>
        </table:table-row>
        <table:table-row table:style-name="ro3">
          <table:table-cell office:value-type="string" calcext:value-type="string">
            <text:p><text:a xlink:href="https://tinyurl.com/33vzcah5" xlink:type="simple">https://tinyurl.com/33vzcah5</text:a></text:p>
          </table:table-cell>
        </table:table-row>
        <table:table-row table:style-name="ro3">
          <table:table-cell office:value-type="string" calcext:value-type="string">
            <text:p><text:a xlink:href="https://tinyurl.com/53zvp32n" xlink:type="simple">https://tinyurl.com/53zvp32n</text:a></text:p>
          </table:table-cell>
        </table:table-row>
        <table:table-row table:style-name="ro3">
          <table:table-cell office:value-type="string" calcext:value-type="string">
            <text:p><text:a xlink:href="https://tinyurl.com/4vazdpea" xlink:type="simple">https://tinyurl.com/4vazdpea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z5tntmd" xlink:type="simple">https://tinyurl.com/yz5tntmd</text:a></text:p>
          </table:table-cell>
        </table:table-row>
        <table:table-row table:style-name="ro3">
          <table:table-cell office:value-type="string" calcext:value-type="string">
            <text:p><text:a xlink:href="https://tinyurl.com/4nj9r2e6" xlink:type="simple">https://tinyurl.com/4nj9r2e6</text:a></text:p>
          </table:table-cell>
        </table:table-row>
        <table:table-row table:style-name="ro3">
          <table:table-cell office:value-type="string" calcext:value-type="string">
            <text:p><text:a xlink:href="https://tinyurl.com/2p8jmmd4" xlink:type="simple">https://tinyurl.com/2p8jmmd4</text:a></text:p>
          </table:table-cell>
        </table:table-row>
        <table:table-row table:style-name="ro3">
          <table:table-cell office:value-type="string" calcext:value-type="string">
            <text:p><text:a xlink:href="https://tinyurl.com/txe3zmwv" xlink:type="simple">https://tinyurl.com/txe3zmwv</text:a></text:p>
          </table:table-cell>
        </table:table-row>
        <table:table-row table:style-name="ro3">
          <table:table-cell office:value-type="string" calcext:value-type="string">
            <text:p><text:a xlink:href="https://tinyurl.com/mphzurw3" xlink:type="simple">https://tinyurl.com/mphzurw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4e5y77w" xlink:type="simple">https://tinyurl.com/y4e5y77w</text:a></text:p>
          </table:table-cell>
        </table:table-row>
        <table:table-row table:style-name="ro3">
          <table:table-cell office:value-type="string" calcext:value-type="string">
            <text:p><text:a xlink:href="https://tinyurl.com/mtt6zrsh" xlink:type="simple">https://tinyurl.com/mtt6zrsh</text:a></text:p>
          </table:table-cell>
        </table:table-row>
        <table:table-row table:style-name="ro3">
          <table:table-cell office:value-type="string" calcext:value-type="string">
            <text:p><text:a xlink:href="https://tinyurl.com/ys7pz5uc" xlink:type="simple">https://tinyurl.com/ys7pz5uc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n6w7thv" xlink:type="simple">https://tinyurl.com/5n6w7thv</text:a></text:p>
          </table:table-cell>
        </table:table-row>
        <table:table-row table:style-name="ro2">
          <table:table-cell table:style-name="ce6" office:value-type="string" calcext:value-type="string">
            <text:p><text:a xlink:href="https://tinyurl.com/5b4r5dx6" xlink:type="simple">https://tinyurl.com/5b4r5dx6</text:a></text:p>
          </table:table-cell>
        </table:table-row>
        <table:table-row table:style-name="ro3">
          <table:table-cell office:value-type="string" calcext:value-type="string">
            <text:p><text:a xlink:href="https://tinyurl.com/2mntvcyj" xlink:type="simple">https://tinyurl.com/2mntvcyj</text:a></text:p>
          </table:table-cell>
        </table:table-row>
        <table:table-row table:style-name="ro3">
          <table:table-cell office:value-type="string" calcext:value-type="string">
            <text:p><text:a xlink:href="https://tinyurl.com/yc7khd2y" xlink:type="simple">https://tinyurl.com/yc7khd2y</text:a></text:p>
          </table:table-cell>
        </table:table-row>
        <table:table-row table:style-name="ro3">
          <table:table-cell office:value-type="string" calcext:value-type="string">
            <text:p><text:a xlink:href="https://tinyurl.com/39zy8a4a" xlink:type="simple">https://tinyurl.com/39zy8a4a</text:a></text:p>
          </table:table-cell>
        </table:table-row>
        <table:table-row table:style-name="ro3">
          <table:table-cell office:value-type="string" calcext:value-type="string">
            <text:p><text:a xlink:href="https://tinyurl.com/mrx8cepv" xlink:type="simple">https://tinyurl.com/mrx8cepv</text:a></text:p>
          </table:table-cell>
        </table:table-row>
        <table:table-row table:style-name="ro3">
          <table:table-cell office:value-type="string" calcext:value-type="string">
            <text:p><text:a xlink:href="https://tinyurl.com/36tamc3e" xlink:type="simple">https://tinyurl.com/36tamc3e</text:a></text:p>
          </table:table-cell>
        </table:table-row>
        <table:table-row table:style-name="ro3">
          <table:table-cell office:value-type="string" calcext:value-type="string">
            <text:p><text:a xlink:href="https://tinyurl.com/3v9yks82" xlink:type="simple">https://tinyurl.com/3v9yks82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bdeb6pme" xlink:type="simple">https://tinyurl.com/bdeb6pme</text:a></text:p>
          </table:table-cell>
        </table:table-row>
        <table:table-row table:style-name="ro3">
          <table:table-cell office:value-type="string" calcext:value-type="string">
            <text:p><text:a xlink:href="https://tinyurl.com/4w8mdjru" xlink:type="simple">https://tinyurl.com/4w8mdjru</text:a></text:p>
          </table:table-cell>
        </table:table-row>
        <table:table-row table:style-name="ro3">
          <table:table-cell office:value-type="string" calcext:value-type="string">
            <text:p><text:a xlink:href="https://tinyurl.com/52u2y95w" xlink:type="simple">https://tinyurl.com/52u2y95w</text:a></text:p>
          </table:table-cell>
        </table:table-row>
        <table:table-row table:style-name="ro3">
          <table:table-cell office:value-type="string" calcext:value-type="string">
            <text:p><text:a xlink:href="https://tinyurl.com/bdh26cpu" xlink:type="simple">https://tinyurl.com/bdh26cpu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7ffdd2d" xlink:type="simple">https://tinyurl.com/57ffdd2d</text:a></text:p>
          </table:table-cell>
        </table:table-row>
        <table:table-row table:style-name="ro3">
          <table:table-cell office:value-type="string" calcext:value-type="string">
            <text:p><text:a xlink:href="https://tinyurl.com/347bser2" xlink:type="simple">https://tinyurl.com/347bser2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6pm6e56" xlink:type="simple">https://tinyurl.com/26pm6e56</text:a></text:p>
          </table:table-cell>
        </table:table-row>
        <table:table-row table:style-name="ro3">
          <table:table-cell office:value-type="string" calcext:value-type="string">
            <text:p><text:a xlink:href="https://tinyurl.com/246esf65" xlink:type="simple">https://tinyurl.com/246esf65</text:a></text:p>
          </table:table-cell>
        </table:table-row>
        <table:table-row table:style-name="ro3">
          <table:table-cell office:value-type="string" calcext:value-type="string">
            <text:p><text:a xlink:href="https://tinyurl.com/2z7raj7x" xlink:type="simple">https://tinyurl.com/2z7raj7x</text:a></text:p>
          </table:table-cell>
        </table:table-row>
        <table:table-row table:style-name="ro3">
          <table:table-cell office:value-type="string" calcext:value-type="string">
            <text:p><text:a xlink:href="https://tinyurl.com/yc6kw99h" xlink:type="simple">https://tinyurl.com/yc6kw99h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zmd5d63" xlink:type="simple">https://tinyurl.com/2zmd5d6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kpdm72t" xlink:type="simple">https://tinyurl.com/ykpdm72t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pjxcrmye" xlink:type="simple">https://tinyurl.com/pjxcrmye</text:a></text:p>
          </table:table-cell>
        </table:table-row>
        <table:table-row table:style-name="ro3">
          <table:table-cell office:value-type="string" calcext:value-type="string">
            <text:p><text:a xlink:href="https://tinyurl.com/23max3c3" xlink:type="simple">https://tinyurl.com/23max3c3</text:a></text:p>
          </table:table-cell>
        </table:table-row>
        <table:table-row table:style-name="ro3">
          <table:table-cell office:value-type="string" calcext:value-type="string">
            <text:p><text:a xlink:href="https://tinyurl.com/2t9hja8e" xlink:type="simple">https://tinyurl.com/2t9hja8e</text:a></text:p>
          </table:table-cell>
        </table:table-row>
        <table:table-row table:style-name="ro3">
          <table:table-cell office:value-type="string" calcext:value-type="string">
            <text:p><text:a xlink:href="https://tinyurl.com/mr32nnke" xlink:type="simple">https://tinyurl.com/mr32nnke</text:a></text:p>
          </table:table-cell>
        </table:table-row>
        <table:table-row table:style-name="ro3">
          <table:table-cell office:value-type="string" calcext:value-type="string">
            <text:p><text:a xlink:href="https://tinyurl.com/3avwbwhm" xlink:type="simple">https://tinyurl.com/3avwbwhm</text:a></text:p>
          </table:table-cell>
        </table:table-row>
        <table:table-row table:style-name="ro3">
          <table:table-cell office:value-type="string" calcext:value-type="string">
            <text:p><text:a xlink:href="https://tinyurl.com/bdhuarwj" xlink:type="simple">https://tinyurl.com/bdhuarwj</text:a></text:p>
          </table:table-cell>
        </table:table-row>
        <table:table-row table:style-name="ro3">
          <table:table-cell office:value-type="string" calcext:value-type="string">
            <text:p><text:a xlink:href="https://tinyurl.com/22twbjkr" xlink:type="simple">https://tinyurl.com/22twbjkr</text:a></text:p>
          </table:table-cell>
        </table:table-row>
        <table:table-row table:style-name="ro3">
          <table:table-cell office:value-type="string" calcext:value-type="string">
            <text:p><text:a xlink:href="https://tinyurl.com/2p8x8uku" xlink:type="simple">https://tinyurl.com/2p8x8uku</text:a></text:p>
          </table:table-cell>
        </table:table-row>
        <table:table-row table:style-name="ro3">
          <table:table-cell office:value-type="string" calcext:value-type="string">
            <text:p><text:a xlink:href="https://tinyurl.com/49ep2c3h" xlink:type="simple">https://tinyurl.com/49ep2c3h</text:a></text:p>
          </table:table-cell>
        </table:table-row>
        <table:table-row table:style-name="ro3">
          <table:table-cell office:value-type="string" calcext:value-type="string">
            <text:p><text:a xlink:href="https://tinyurl.com/snwu3u4w" xlink:type="simple">https://tinyurl.com/snwu3u4w</text:a></text:p>
          </table:table-cell>
        </table:table-row>
        <table:table-row table:style-name="ro3">
          <table:table-cell office:value-type="string" calcext:value-type="string">
            <text:p><text:a xlink:href="https://tinyurl.com/eezdkae6" xlink:type="simple">https://tinyurl.com/eezdkae6</text:a></text:p>
          </table:table-cell>
        </table:table-row>
        <table:table-row table:style-name="ro3">
          <table:table-cell office:value-type="string" calcext:value-type="string">
            <text:p><text:a xlink:href="https://tinyurl.com/4pm5h7uz" xlink:type="simple">https://tinyurl.com/4pm5h7uz</text:a></text:p>
          </table:table-cell>
        </table:table-row>
        <table:table-row table:style-name="ro3">
          <table:table-cell office:value-type="string" calcext:value-type="string">
            <text:p><text:a xlink:href="https://tinyurl.com/2p86aa49" xlink:type="simple">https://tinyurl.com/2p86aa49</text:a></text:p>
          </table:table-cell>
        </table:table-row>
        <table:table-row table:style-name="ro3">
          <table:table-cell office:value-type="string" calcext:value-type="string">
            <text:p><text:a xlink:href="https://tinyurl.com/j298chvt" xlink:type="simple">https://tinyurl.com/j298chvt</text:a></text:p>
          </table:table-cell>
        </table:table-row>
        <table:table-row table:style-name="ro3">
          <table:table-cell office:value-type="string" calcext:value-type="string">
            <text:p><text:a xlink:href="https://tinyurl.com/779wne6v" xlink:type="simple">https://tinyurl.com/779wne6v</text:a></text:p>
          </table:table-cell>
        </table:table-row>
        <table:table-row table:style-name="ro3">
          <table:table-cell office:value-type="string" calcext:value-type="string">
            <text:p><text:a xlink:href="https://tinyurl.com/2s3ek2hj" xlink:type="simple">https://tinyurl.com/2s3ek2hj</text:a></text:p>
          </table:table-cell>
        </table:table-row>
        <table:table-row table:style-name="ro3">
          <table:table-cell office:value-type="string" calcext:value-type="string">
            <text:p><text:a xlink:href="https://tinyurl.com/msk2pt3t" xlink:type="simple">https://tinyurl.com/msk2pt3t</text:a></text:p>
          </table:table-cell>
        </table:table-row>
        <table:table-row table:style-name="ro3">
          <table:table-cell office:value-type="string" calcext:value-type="string">
            <text:p><text:a xlink:href="https://tinyurl.com/4rzkn7yd" xlink:type="simple">https://tinyurl.com/4rzkn7yd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3utku6e" xlink:type="simple">https://tinyurl.com/43utku6e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x6223me" xlink:type="simple">https://tinyurl.com/2x6223me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57kaucz" xlink:type="simple">https://tinyurl.com/457kaucz</text:a></text:p>
          </table:table-cell>
        </table:table-row>
        <table:table-row table:style-name="ro3">
          <table:table-cell office:value-type="string" calcext:value-type="string">
            <text:p><text:a xlink:href="https://tinyurl.com/yckeb58k" xlink:type="simple">https://tinyurl.com/yckeb58k</text:a></text:p>
          </table:table-cell>
        </table:table-row>
        <table:table-row table:style-name="ro3">
          <table:table-cell office:value-type="string" calcext:value-type="string">
            <text:p><text:a xlink:href="https://tinyurl.com/52c52mzr" xlink:type="simple">https://tinyurl.com/52c52mzr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ry98p75" xlink:type="simple">https://tinyurl.com/mry98p7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n3adj4j" xlink:type="simple">https://tinyurl.com/2n3adj4j</text:a></text:p>
          </table:table-cell>
        </table:table-row>
        <table:table-row table:style-name="ro3">
          <table:table-cell office:value-type="string" calcext:value-type="string">
            <text:p><text:a xlink:href="https://tinyurl.com/4ahf3amb" xlink:type="simple">https://tinyurl.com/4ahf3amb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j5jdt8p" xlink:type="simple">https://tinyurl.com/3j5jdt8p</text:a></text:p>
          </table:table-cell>
        </table:table-row>
        <table:table-row table:style-name="ro3">
          <table:table-cell office:value-type="string" calcext:value-type="string">
            <text:p><text:a xlink:href="https://tinyurl.com/2yekvryd" xlink:type="simple">https://tinyurl.com/2yekvryd</text:a></text:p>
          </table:table-cell>
        </table:table-row>
        <table:table-row table:style-name="ro3">
          <table:table-cell office:value-type="string" calcext:value-type="string">
            <text:p><text:a xlink:href="https://tinyurl.com/mvzpys3w" xlink:type="simple">https://tinyurl.com/mvzpys3w</text:a></text:p>
          </table:table-cell>
        </table:table-row>
        <table:table-row table:style-name="ro3">
          <table:table-cell office:value-type="string" calcext:value-type="string">
            <text:p><text:a xlink:href="https://tinyurl.com/2h3zhmvt" xlink:type="simple">https://tinyurl.com/2h3zhmvt</text:a></text:p>
          </table:table-cell>
        </table:table-row>
        <table:table-row table:style-name="ro3">
          <table:table-cell office:value-type="string" calcext:value-type="string">
            <text:p><text:a xlink:href="https://tinyurl.com/37rcv58u" xlink:type="simple">https://tinyurl.com/37rcv58u</text:a></text:p>
          </table:table-cell>
        </table:table-row>
        <table:table-row table:style-name="ro3">
          <table:table-cell office:value-type="string" calcext:value-type="string">
            <text:p><text:a xlink:href="https://tinyurl.com/3h62853e" xlink:type="simple">https://tinyurl.com/3h62853e</text:a></text:p>
          </table:table-cell>
        </table:table-row>
        <table:table-row table:style-name="ro3">
          <table:table-cell office:value-type="string" calcext:value-type="string">
            <text:p><text:a xlink:href="https://tinyurl.com/y5sbb664" xlink:type="simple">https://tinyurl.com/y5sbb664</text:a></text:p>
          </table:table-cell>
        </table:table-row>
        <table:table-row table:style-name="ro3">
          <table:table-cell office:value-type="string" calcext:value-type="string">
            <text:p><text:a xlink:href="https://tinyurl.com/yck5c7c4" xlink:type="simple">https://tinyurl.com/yck5c7c4</text:a></text:p>
          </table:table-cell>
        </table:table-row>
        <table:table-row table:style-name="ro3">
          <table:table-cell office:value-type="string" calcext:value-type="string">
            <text:p><text:a xlink:href="https://tinyurl.com/2vd64cyn" xlink:type="simple">https://tinyurl.com/2vd64cyn</text:a></text:p>
          </table:table-cell>
        </table:table-row>
        <table:table-row table:style-name="ro3">
          <table:table-cell office:value-type="string" calcext:value-type="string">
            <text:p><text:a xlink:href="https://tinyurl.com/3x76ced6" xlink:type="simple">https://tinyurl.com/3x76ced6</text:a></text:p>
          </table:table-cell>
        </table:table-row>
        <table:table-row table:style-name="ro3">
          <table:table-cell office:value-type="string" calcext:value-type="string">
            <text:p><text:a xlink:href="https://tinyurl.com/4ntcvt3z" xlink:type="simple">https://tinyurl.com/4ntcvt3z</text:a></text:p>
          </table:table-cell>
        </table:table-row>
        <table:table-row table:style-name="ro3">
          <table:table-cell office:value-type="string" calcext:value-type="string">
            <text:p><text:a xlink:href="https://tinyurl.com/4b6tz7y2" xlink:type="simple">https://tinyurl.com/4b6tz7y2</text:a></text:p>
          </table:table-cell>
        </table:table-row>
        <table:table-row table:style-name="ro3">
          <table:table-cell office:value-type="string" calcext:value-type="string">
            <text:p><text:a xlink:href="https://tinyurl.com/mpwthe3y" xlink:type="simple">https://tinyurl.com/mpwthe3y</text:a></text:p>
          </table:table-cell>
        </table:table-row>
        <table:table-row table:style-name="ro3">
          <table:table-cell office:value-type="string" calcext:value-type="string">
            <text:p><text:a xlink:href="https://tinyurl.com/2encrf2j" xlink:type="simple">https://tinyurl.com/2encrf2j</text:a></text:p>
          </table:table-cell>
        </table:table-row>
        <table:table-row table:style-name="ro3">
          <table:table-cell office:value-type="string" calcext:value-type="string">
            <text:p><text:a xlink:href="https://tinyurl.com/bdav7mbe" xlink:type="simple">https://tinyurl.com/bdav7mbe</text:a></text:p>
          </table:table-cell>
        </table:table-row>
        <table:table-row table:style-name="ro3">
          <table:table-cell office:value-type="string" calcext:value-type="string">
            <text:p><text:a xlink:href="https://tinyurl.com/5c627eat" xlink:type="simple">https://tinyurl.com/5c627eat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cjjykyb" xlink:type="simple">https://tinyurl.com/5cjjykyb</text:a></text:p>
          </table:table-cell>
        </table:table-row>
        <table:table-row table:style-name="ro3">
          <table:table-cell office:value-type="string" calcext:value-type="string">
            <text:p><text:a xlink:href="https://tinyurl.com/4kmyhn8w" xlink:type="simple">https://tinyurl.com/4kmyhn8w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kkbt4p7" xlink:type="simple">https://tinyurl.com/ykkbt4p7</text:a></text:p>
          </table:table-cell>
        </table:table-row>
        <table:table-row table:style-name="ro3">
          <table:table-cell office:value-type="string" calcext:value-type="string">
            <text:p><text:a xlink:href="https://tinyurl.com/yh5xxkca" xlink:type="simple">https://tinyurl.com/yh5xxkca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x9apbze" xlink:type="simple">https://tinyurl.com/5x9apbze</text:a></text:p>
          </table:table-cell>
        </table:table-row>
        <table:table-row table:style-name="ro3">
          <table:table-cell office:value-type="string" calcext:value-type="string">
            <text:p><text:a xlink:href="https://tinyurl.com/s7d6ttv8" xlink:type="simple">https://tinyurl.com/s7d6ttv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rvb8jh9" xlink:type="simple">https://tinyurl.com/3rvb8jh9</text:a></text:p>
          </table:table-cell>
        </table:table-row>
        <table:table-row table:style-name="ro3">
          <table:table-cell office:value-type="string" calcext:value-type="string">
            <text:p><text:a xlink:href="https://tinyurl.com/5xxan2r9" xlink:type="simple">https://tinyurl.com/5xxan2r9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spc4e7b" xlink:type="simple">https://tinyurl.com/4spc4e7b</text:a></text:p>
          </table:table-cell>
        </table:table-row>
        <table:table-row table:style-name="ro3">
          <table:table-cell office:value-type="string" calcext:value-type="string">
            <text:p><text:a xlink:href="https://tinyurl.com/bdd8wdmk" xlink:type="simple">https://tinyurl.com/bdd8wdmk</text:a></text:p>
          </table:table-cell>
        </table:table-row>
        <table:table-row table:style-name="ro3">
          <table:table-cell office:value-type="string" calcext:value-type="string">
            <text:p><text:a xlink:href="https://tinyurl.com/ms8sxjhv" xlink:type="simple">https://tinyurl.com/ms8sxjhv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56vazfs" xlink:type="simple">https://tinyurl.com/556vazfs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esrp3d49" xlink:type="simple">https://tinyurl.com/esrp3d49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cxfu94f" xlink:type="simple">https://tinyurl.com/ycxfu94f</text:a></text:p>
          </table:table-cell>
        </table:table-row>
        <table:table-row table:style-name="ro3">
          <table:table-cell office:value-type="string" calcext:value-type="string">
            <text:p><text:a xlink:href="https://tinyurl.com/37f623jx" xlink:type="simple">https://tinyurl.com/37f623jx</text:a></text:p>
          </table:table-cell>
        </table:table-row>
        <table:table-row table:style-name="ro3">
          <table:table-cell office:value-type="string" calcext:value-type="string">
            <text:p><text:a xlink:href="https://tinyurl.com/2p82s7t6" xlink:type="simple">https://tinyurl.com/2p82s7t6</text:a></text:p>
          </table:table-cell>
        </table:table-row>
        <table:table-row table:style-name="ro3">
          <table:table-cell office:value-type="string" calcext:value-type="string">
            <text:p><text:a xlink:href="https://tinyurl.com/2k5fjja2" xlink:type="simple">https://tinyurl.com/2k5fjja2</text:a></text:p>
          </table:table-cell>
        </table:table-row>
        <table:table-row table:style-name="ro3">
          <table:table-cell office:value-type="string" calcext:value-type="string">
            <text:p><text:a xlink:href="https://tinyurl.com/2jczzcfs" xlink:type="simple">https://tinyurl.com/2jczzcfs</text:a></text:p>
          </table:table-cell>
        </table:table-row>
        <table:table-row table:style-name="ro3">
          <table:table-cell office:value-type="string" calcext:value-type="string">
            <text:p><text:a xlink:href="https://tinyurl.com/bdfcuue3" xlink:type="simple">https://tinyurl.com/bdfcuue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cm6cruu" xlink:type="simple">https://tinyurl.com/4cm6cruu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4h4snuf" xlink:type="simple">https://tinyurl.com/34h4snuf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3dmkdrv" xlink:type="simple">https://tinyurl.com/53dmkdrv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evujky9" xlink:type="simple">https://tinyurl.com/5evujky9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bddpwnhm" xlink:type="simple">https://tinyurl.com/bddpwnhm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4wmx83y" xlink:type="simple">https://tinyurl.com/34wmx83y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zemrsev" xlink:type="simple">https://tinyurl.com/yzemrsev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a8pfhcp" xlink:type="simple">https://tinyurl.com/2a8pfhcp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bdfwbbmb" xlink:type="simple">https://tinyurl.com/bdfwbbmb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a77tptv" xlink:type="simple">https://tinyurl.com/5a77tptv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hyrhtbf" xlink:type="simple">https://tinyurl.com/3hyrhtbf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4278h8f" xlink:type="simple">https://tinyurl.com/y4278h8f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uwf784z" xlink:type="simple">https://tinyurl.com/muwf784z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8efes85a" xlink:type="simple">https://tinyurl.com/8efes85a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3y2yku8" xlink:type="simple">https://tinyurl.com/33y2yku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dsb4xhn" xlink:type="simple">https://tinyurl.com/4dsb4xhn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xv4b2jb" xlink:type="simple">https://tinyurl.com/4xv4b2jb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tc8n3tu" xlink:type="simple">https://tinyurl.com/3tc8n3tu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77drwyd" xlink:type="simple">https://tinyurl.com/y77drwyd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ub3ju5r2" xlink:type="simple">https://tinyurl.com/ub3ju5r2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afu3ptr" xlink:type="simple">https://tinyurl.com/2afu3ptr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bdhzdaep" xlink:type="simple">https://tinyurl.com/bdhzdaep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u7bmt54u" xlink:type="simple">https://tinyurl.com/u7bmt54u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p9pws52" xlink:type="simple">https://tinyurl.com/2p9pws52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y7t97rp" xlink:type="simple">https://tinyurl.com/2y7t97rp</text:a></text:p>
          </table:table-cell>
        </table:table-row>
        <table:table-row table:style-name="ro3">
          <table:table-cell office:value-type="string" calcext:value-type="string">
            <text:p><text:a xlink:href="https://tinyurl.com/3j7yp3fc" xlink:type="simple">https://tinyurl.com/3j7yp3fc</text:a></text:p>
          </table:table-cell>
        </table:table-row>
        <table:table-row table:style-name="ro3">
          <table:table-cell office:value-type="string" calcext:value-type="string">
            <text:p><text:a xlink:href="https://tinyurl.com/45c7mxs5" xlink:type="simple">https://tinyurl.com/45c7mxs5</text:a></text:p>
          </table:table-cell>
        </table:table-row>
        <table:table-row table:style-name="ro3">
          <table:table-cell office:value-type="string" calcext:value-type="string">
            <text:p><text:a xlink:href="https://tinyurl.com/2zybb89y" xlink:type="simple">https://tinyurl.com/2zybb89y</text:a></text:p>
          </table:table-cell>
        </table:table-row>
        <table:table-row table:style-name="ro3">
          <table:table-cell office:value-type="string" calcext:value-type="string">
            <text:p><text:a xlink:href="https://tinyurl.com/4x2zpkhr" xlink:type="simple">https://tinyurl.com/4x2zpkhr</text:a></text:p>
          </table:table-cell>
        </table:table-row>
        <table:table-row table:style-name="ro3">
          <table:table-cell office:value-type="string" calcext:value-type="string">
            <text:p><text:a xlink:href="https://tinyurl.com/2cr3kx22" xlink:type="simple">https://tinyurl.com/2cr3kx22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jha8582" xlink:type="simple">https://tinyurl.com/4jha8582</text:a></text:p>
          </table:table-cell>
        </table:table-row>
        <table:table-row table:style-name="ro3">
          <table:table-cell office:value-type="string" calcext:value-type="string">
            <text:p><text:a xlink:href="https://tinyurl.com/m2tc93x3" xlink:type="simple">https://tinyurl.com/m2tc93x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wf6ukec" xlink:type="simple">https://tinyurl.com/2wf6ukec</text:a></text:p>
          </table:table-cell>
        </table:table-row>
        <table:table-row table:style-name="ro3">
          <table:table-cell office:value-type="string" calcext:value-type="string">
            <text:p><text:a xlink:href="https://tinyurl.com/3443vd8u" xlink:type="simple">https://tinyurl.com/3443vd8u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rpsnw7k" xlink:type="simple">https://tinyurl.com/yrpsnw7k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n8bfc2b" xlink:type="simple">https://tinyurl.com/3n8bfc2b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bdmt2p7z" xlink:type="simple">https://tinyurl.com/bdmt2p7z</text:a></text:p>
          </table:table-cell>
        </table:table-row>
        <table:table-row table:style-name="ro3">
          <table:table-cell office:value-type="string" calcext:value-type="string">
            <text:p><text:a xlink:href="https://tinyurl.com/3u2kzt7h" xlink:type="simple">https://tinyurl.com/3u2kzt7h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298wbad" xlink:type="simple">https://tinyurl.com/5298wbad</text:a></text:p>
          </table:table-cell>
        </table:table-row>
        <table:table-row table:style-name="ro1">
          <table:table-cell table:style-name="ce10" office:value-type="string" calcext:value-type="string">
            <text:p><text:a xlink:href="https://tinyurl.com/436p38rc" xlink:type="simple">https://tinyurl.com/436p38rc</text:a></text:p>
          </table:table-cell>
        </table:table-row>
        <table:table-row table:style-name="ro1">
          <table:table-cell table:style-name="ce10" office:value-type="string" calcext:value-type="string">
            <text:p><text:a xlink:href="https://tinyurl.com/2p2hw5u9" xlink:type="simple">https://tinyurl.com/2p2hw5u9</text:a></text:p>
          </table:table-cell>
        </table:table-row>
        <table:table-row table:style-name="ro1">
          <table:table-cell table:style-name="ce10" office:value-type="string" calcext:value-type="string">
            <text:p><text:a xlink:href="https://tinyurl.com/4ukskpnr" xlink:type="simple">https://tinyurl.com/4ukskpnr</text:a></text:p>
          </table:table-cell>
        </table:table-row>
        <table:table-row table:style-name="ro1">
          <table:table-cell table:style-name="ce10" office:value-type="string" calcext:value-type="string">
            <text:p><text:a xlink:href="https://tinyurl.com/3ya92753" xlink:type="simple">https://tinyurl.com/3ya92753</text:a></text:p>
          </table:table-cell>
        </table:table-row>
        <table:table-row table:style-name="ro1">
          <table:table-cell table:style-name="ce10" office:value-type="string" calcext:value-type="string">
            <text:p><text:a xlink:href="https://tinyurl.com/y5n8hyz2" xlink:type="simple">https://tinyurl.com/y5n8hyz2</text:a></text:p>
          </table:table-cell>
        </table:table-row>
        <table:table-row table:style-name="ro1">
          <table:table-cell table:style-name="ce10" office:value-type="string" calcext:value-type="string">
            <text:p><text:a xlink:href="https://tinyurl.com/4nyadrx9" xlink:type="simple">https://tinyurl.com/4nyadrx9</text:a></text:p>
          </table:table-cell>
        </table:table-row>
        <table:table-row table:style-name="ro1">
          <table:table-cell table:style-name="ce10" office:value-type="string" calcext:value-type="string">
            <text:p><text:a xlink:href="https://tinyurl.com/3arymz6y" xlink:type="simple">https://tinyurl.com/3arymz6y</text:a></text:p>
          </table:table-cell>
        </table:table-row>
        <table:table-row table:style-name="ro3">
          <table:table-cell office:value-type="string" calcext:value-type="string">
            <text:p><text:a xlink:href="https://tinyurl.com/yckm4jbt" xlink:type="simple">https://tinyurl.com/yckm4jbt</text:a></text:p>
          </table:table-cell>
        </table:table-row>
        <table:table-row table:style-name="ro3">
          <table:table-cell office:value-type="string" calcext:value-type="string">
            <text:p><text:a xlink:href="https://tinyurl.com/3pxnupnn" xlink:type="simple">https://tinyurl.com/3pxnupnn</text:a></text:p>
          </table:table-cell>
        </table:table-row>
        <table:table-row table:style-name="ro3">
          <table:table-cell office:value-type="string" calcext:value-type="string">
            <text:p><text:a xlink:href="https://tinyurl.com/2wpv9c2w" xlink:type="simple">https://tinyurl.com/2wpv9c2w</text:a></text:p>
          </table:table-cell>
        </table:table-row>
        <table:table-row table:style-name="ro3">
          <table:table-cell office:value-type="string" calcext:value-type="string">
            <text:p><text:a xlink:href="https://tinyurl.com/54favnjp" xlink:type="simple">https://tinyurl.com/54favnjp</text:a></text:p>
          </table:table-cell>
        </table:table-row>
        <table:table-row table:style-name="ro3">
          <table:table-cell office:value-type="string" calcext:value-type="string">
            <text:p><text:a xlink:href="https://tinyurl.com/2s3f64re" xlink:type="simple">https://tinyurl.com/2s3f64re</text:a></text:p>
          </table:table-cell>
        </table:table-row>
        <table:table-row table:style-name="ro3">
          <table:table-cell office:value-type="string" calcext:value-type="string">
            <text:p><text:a xlink:href="https://tinyurl.com/4x7bnww6" xlink:type="simple">https://tinyurl.com/4x7bnww6</text:a></text:p>
          </table:table-cell>
        </table:table-row>
        <table:table-row table:style-name="ro3">
          <table:table-cell office:value-type="string" calcext:value-type="string">
            <text:p><text:a xlink:href="https://tinyurl.com/mr3t8ryx" xlink:type="simple">https://tinyurl.com/mr3t8ryx</text:a></text:p>
          </table:table-cell>
        </table:table-row>
        <table:table-row table:style-name="ro3">
          <table:table-cell office:value-type="string" calcext:value-type="string">
            <text:p><text:a xlink:href="https://tinyurl.com/yzcc5krn" xlink:type="simple">https://tinyurl.com/yzcc5krn</text:a></text:p>
          </table:table-cell>
        </table:table-row>
        <table:table-row table:style-name="ro3">
          <table:table-cell office:value-type="string" calcext:value-type="string">
            <text:p><text:a xlink:href="https://tinyurl.com/mskrtv98" xlink:type="simple">https://tinyurl.com/mskrtv98</text:a></text:p>
          </table:table-cell>
        </table:table-row>
        <table:table-row table:style-name="ro3">
          <table:table-cell office:value-type="string" calcext:value-type="string">
            <text:p><text:a xlink:href="https://tinyurl.com/3xafrvtw" xlink:type="simple">https://tinyurl.com/3xafrvtw</text:a></text:p>
          </table:table-cell>
        </table:table-row>
        <table:table-row table:style-name="ro3">
          <table:table-cell office:value-type="string" calcext:value-type="string">
            <text:p><text:a xlink:href="https://tinyurl.com/5anx9n7v" xlink:type="simple">https://tinyurl.com/5anx9n7v</text:a></text:p>
          </table:table-cell>
        </table:table-row>
        <table:table-row table:style-name="ro3">
          <table:table-cell office:value-type="string" calcext:value-type="string">
            <text:p><text:a xlink:href="https://tinyurl.com/43at2nsp" xlink:type="simple">https://tinyurl.com/43at2nsp</text:a></text:p>
          </table:table-cell>
        </table:table-row>
        <table:table-row table:style-name="ro3">
          <table:table-cell office:value-type="string" calcext:value-type="string">
            <text:p><text:a xlink:href="https://tinyurl.com/jbw6h6t9" xlink:type="simple">https://tinyurl.com/jbw6h6t9</text:a></text:p>
          </table:table-cell>
        </table:table-row>
        <table:table-row table:style-name="ro3">
          <table:table-cell office:value-type="string" calcext:value-type="string">
            <text:p><text:a xlink:href="https://tinyurl.com/99wpvykf" xlink:type="simple">https://tinyurl.com/99wpvykf</text:a></text:p>
          </table:table-cell>
        </table:table-row>
        <table:table-row table:style-name="ro3">
          <table:table-cell office:value-type="string" calcext:value-type="string">
            <text:p><text:a xlink:href="https://tinyurl.com/4vrs964h" xlink:type="simple">https://tinyurl.com/4vrs964h</text:a></text:p>
          </table:table-cell>
        </table:table-row>
        <table:table-row table:style-name="ro3">
          <table:table-cell office:value-type="string" calcext:value-type="string">
            <text:p><text:a xlink:href="https://tinyurl.com/5cyspbvf" xlink:type="simple">https://tinyurl.com/5cyspbvf</text:a></text:p>
          </table:table-cell>
        </table:table-row>
        <table:table-row table:style-name="ro3">
          <table:table-cell office:value-type="string" calcext:value-type="string">
            <text:p><text:a xlink:href="https://tinyurl.com/mu6anst5" xlink:type="simple">https://tinyurl.com/mu6anst5</text:a></text:p>
          </table:table-cell>
        </table:table-row>
        <table:table-row table:style-name="ro3">
          <table:table-cell office:value-type="string" calcext:value-type="string">
            <text:p><text:a xlink:href="https://tinyurl.com/ydunpcvn" xlink:type="simple">https://tinyurl.com/ydunpcvn</text:a></text:p>
          </table:table-cell>
        </table:table-row>
        <table:table-row table:style-name="ro3">
          <table:table-cell office:value-type="string" calcext:value-type="string">
            <text:p><text:a xlink:href="https://tinyurl.com/yckr4k4r" xlink:type="simple">https://tinyurl.com/yckr4k4r</text:a></text:p>
          </table:table-cell>
        </table:table-row>
        <table:table-row table:style-name="ro3">
          <table:table-cell office:value-type="string" calcext:value-type="string">
            <text:p><text:a xlink:href="https://tinyurl.com/33ee9525" xlink:type="simple">https://tinyurl.com/33ee9525</text:a></text:p>
          </table:table-cell>
        </table:table-row>
        <table:table-row table:style-name="ro3">
          <table:table-cell office:value-type="string" calcext:value-type="string">
            <text:p><text:a xlink:href="https://tinyurl.com/2b9pu7jw" xlink:type="simple">https://tinyurl.com/2b9pu7jw</text:a></text:p>
          </table:table-cell>
        </table:table-row>
        <table:table-row table:style-name="ro3">
          <table:table-cell office:value-type="string" calcext:value-type="string">
            <text:p><text:a xlink:href="https://tinyurl.com/3t4msppv" xlink:type="simple">https://tinyurl.com/3t4msppv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96d5f84" xlink:type="simple">https://tinyurl.com/496d5f84</text:a></text:p>
          </table:table-cell>
        </table:table-row>
        <table:table-row table:style-name="ro3">
          <table:table-cell office:value-type="string" calcext:value-type="string">
            <text:p><text:a xlink:href="https://tinyurl.com/2b6dfzns" xlink:type="simple">https://tinyurl.com/2b6dfzns</text:a></text:p>
          </table:table-cell>
        </table:table-row>
        <table:table-row table:style-name="ro3">
          <table:table-cell office:value-type="string" calcext:value-type="string">
            <text:p><text:a xlink:href="https://tinyurl.com/y44xcb68" xlink:type="simple">https://tinyurl.com/y44xcb68</text:a></text:p>
          </table:table-cell>
        </table:table-row>
        <table:table-row table:style-name="ro3">
          <table:table-cell office:value-type="string" calcext:value-type="string">
            <text:p><text:a xlink:href="https://tinyurl.com/2nmkwpyk" xlink:type="simple">https://tinyurl.com/2nmkwpyk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wcn49nt" xlink:type="simple">https://tinyurl.com/mwcn49nt</text:a></text:p>
          </table:table-cell>
        </table:table-row>
        <table:table-row table:style-name="ro3">
          <table:table-cell office:value-type="string" calcext:value-type="string">
            <text:p><text:a xlink:href="https://tinyurl.com/3up8hjy2" xlink:type="simple">https://tinyurl.com/3up8hjy2</text:a></text:p>
          </table:table-cell>
        </table:table-row>
        <table:table-row table:style-name="ro3">
          <table:table-cell office:value-type="string" calcext:value-type="string">
            <text:p><text:a xlink:href="https://tinyurl.com/5n82avh9" xlink:type="simple">https://tinyurl.com/5n82avh9</text:a></text:p>
          </table:table-cell>
        </table:table-row>
        <table:table-row table:style-name="ro3">
          <table:table-cell office:value-type="string" calcext:value-type="string">
            <text:p><text:a xlink:href="https://tinyurl.com/38p9mhhe" xlink:type="simple">https://tinyurl.com/38p9mhhe</text:a></text:p>
          </table:table-cell>
        </table:table-row>
        <table:table-row table:style-name="ro3">
          <table:table-cell office:value-type="string" calcext:value-type="string">
            <text:p><text:a xlink:href="https://tinyurl.com/mmkv72yk" xlink:type="simple">https://tinyurl.com/mmkv72yk</text:a></text:p>
          </table:table-cell>
        </table:table-row>
        <table:table-row table:style-name="ro3">
          <table:table-cell office:value-type="string" calcext:value-type="string">
            <text:p><text:a xlink:href="https://tinyurl.com/yfvwbzjn" xlink:type="simple">https://tinyurl.com/yfvwbzjn</text:a></text:p>
          </table:table-cell>
        </table:table-row>
        <table:table-row table:style-name="ro3">
          <table:table-cell office:value-type="string" calcext:value-type="string">
            <text:p><text:a xlink:href="https://tinyurl.com/hycceknm" xlink:type="simple">https://tinyurl.com/hycceknm</text:a></text:p>
          </table:table-cell>
        </table:table-row>
        <table:table-row table:style-name="ro3">
          <table:table-cell office:value-type="string" calcext:value-type="string">
            <text:p><text:a xlink:href="https://tinyurl.com/4r8bt759" xlink:type="simple">https://tinyurl.com/4r8bt759</text:a></text:p>
          </table:table-cell>
        </table:table-row>
        <table:table-row table:style-name="ro3">
          <table:table-cell office:value-type="string" calcext:value-type="string">
            <text:p><text:a xlink:href="https://tinyurl.com/mry35ft4" xlink:type="simple">https://tinyurl.com/mry35ft4</text:a></text:p>
          </table:table-cell>
        </table:table-row>
        <table:table-row table:style-name="ro3">
          <table:table-cell office:value-type="string" calcext:value-type="string">
            <text:p><text:a xlink:href="https://tinyurl.com/2buk8c54" xlink:type="simple">https://tinyurl.com/2buk8c54</text:a></text:p>
          </table:table-cell>
        </table:table-row>
        <table:table-row table:style-name="ro3">
          <table:table-cell office:value-type="string" calcext:value-type="string">
            <text:p><text:a xlink:href="https://tinyurl.com/mw2mbjh4" xlink:type="simple">https://tinyurl.com/mw2mbjh4</text:a></text:p>
          </table:table-cell>
        </table:table-row>
        <table:table-row table:style-name="ro3">
          <table:table-cell office:value-type="string" calcext:value-type="string">
            <text:p><text:a xlink:href="https://tinyurl.com/4m3s29t6" xlink:type="simple">https://tinyurl.com/4m3s29t6</text:a></text:p>
          </table:table-cell>
        </table:table-row>
        <table:table-row table:style-name="ro3">
          <table:table-cell office:value-type="string" calcext:value-type="string">
            <text:p><text:a xlink:href="https://tinyurl.com/2btvfemv" xlink:type="simple">https://tinyurl.com/2btvfemv</text:a></text:p>
          </table:table-cell>
        </table:table-row>
        <table:table-row table:style-name="ro3">
          <table:table-cell office:value-type="string" calcext:value-type="string">
            <text:p><text:a xlink:href="https://tinyurl.com/mtkrmhrt" xlink:type="simple">https://tinyurl.com/mtkrmhrt</text:a></text:p>
          </table:table-cell>
        </table:table-row>
        <table:table-row table:style-name="ro3">
          <table:table-cell office:value-type="string" calcext:value-type="string">
            <text:p><text:a xlink:href="https://tinyurl.com/7mn9bub5" xlink:type="simple">https://tinyurl.com/7mn9bub5</text:a></text:p>
          </table:table-cell>
        </table:table-row>
        <table:table-row table:style-name="ro3">
          <table:table-cell office:value-type="string" calcext:value-type="string">
            <text:p><text:a xlink:href="https://tinyurl.com/mvwum3uz" xlink:type="simple">https://tinyurl.com/mvwum3uz</text:a></text:p>
          </table:table-cell>
        </table:table-row>
        <table:table-row table:style-name="ro3">
          <table:table-cell office:value-type="string" calcext:value-type="string">
            <text:p><text:a xlink:href="https://tinyurl.com/483xpea3" xlink:type="simple">https://tinyurl.com/483xpea3</text:a></text:p>
          </table:table-cell>
        </table:table-row>
        <table:table-row table:style-name="ro3">
          <table:table-cell office:value-type="string" calcext:value-type="string">
            <text:p><text:a xlink:href="https://tinyurl.com/ykme5yww" xlink:type="simple">https://tinyurl.com/ykme5yww</text:a></text:p>
          </table:table-cell>
        </table:table-row>
        <table:table-row table:style-name="ro3">
          <table:table-cell office:value-type="string" calcext:value-type="string">
            <text:p><text:a xlink:href="https://tinyurl.com/mtrmh4fr" xlink:type="simple">https://tinyurl.com/mtrmh4fr</text:a></text:p>
          </table:table-cell>
        </table:table-row>
        <table:table-row table:style-name="ro3">
          <table:table-cell office:value-type="string" calcext:value-type="string">
            <text:p><text:a xlink:href="https://tinyurl.com/5yk2fxe2" xlink:type="simple">https://tinyurl.com/5yk2fxe2</text:a></text:p>
          </table:table-cell>
        </table:table-row>
        <table:table-row table:style-name="ro3">
          <table:table-cell office:value-type="string" calcext:value-type="string">
            <text:p><text:a xlink:href="https://tinyurl.com/32dehxfj" xlink:type="simple">https://tinyurl.com/32dehxfj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r2c5kyt" xlink:type="simple">https://tinyurl.com/mr2c5kyt</text:a></text:p>
          </table:table-cell>
        </table:table-row>
        <table:table-row table:style-name="ro3">
          <table:table-cell office:value-type="string" calcext:value-type="string">
            <text:p><text:a xlink:href="https://tinyurl.com/32wtnm3v" xlink:type="simple">https://tinyurl.com/32wtnm3v</text:a></text:p>
          </table:table-cell>
        </table:table-row>
        <table:table-row table:style-name="ro3">
          <table:table-cell office:value-type="string" calcext:value-type="string">
            <text:p><text:a xlink:href="https://tinyurl.com/53huj985" xlink:type="simple">https://tinyurl.com/53huj985</text:a></text:p>
          </table:table-cell>
        </table:table-row>
        <table:table-row table:style-name="ro3">
          <table:table-cell office:value-type="string" calcext:value-type="string">
            <text:p><text:a xlink:href="https://tinyurl.com/mp7cmhm5" xlink:type="simple">https://tinyurl.com/mp7cmhm5</text:a></text:p>
          </table:table-cell>
        </table:table-row>
        <table:table-row table:style-name="ro3">
          <table:table-cell office:value-type="string" calcext:value-type="string">
            <text:p><text:a xlink:href="https://tinyurl.com/357ryeut" xlink:type="simple">https://tinyurl.com/357ryeut</text:a></text:p>
          </table:table-cell>
        </table:table-row>
        <table:table-row table:style-name="ro3">
          <table:table-cell office:value-type="string" calcext:value-type="string">
            <text:p><text:a xlink:href="https://tinyurl.com/mr2ecax5" xlink:type="simple">https://tinyurl.com/mr2ecax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38sja3z" xlink:type="simple">https://tinyurl.com/438sja3z</text:a></text:p>
          </table:table-cell>
        </table:table-row>
        <table:table-row table:style-name="ro3">
          <table:table-cell office:value-type="string" calcext:value-type="string">
            <text:p><text:a xlink:href="https://tinyurl.com/5n89dd5a" xlink:type="simple">https://tinyurl.com/5n89dd5a</text:a></text:p>
          </table:table-cell>
        </table:table-row>
        <table:table-row table:style-name="ro3">
          <table:table-cell office:value-type="string" calcext:value-type="string">
            <text:p><text:a xlink:href="https://tinyurl.com/2krfu829" xlink:type="simple">https://tinyurl.com/2krfu829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vvxfxt5" xlink:type="simple">https://tinyurl.com/yvvxfxt5</text:a></text:p>
          </table:table-cell>
        </table:table-row>
        <table:table-row table:style-name="ro3">
          <table:table-cell office:value-type="string" calcext:value-type="string">
            <text:p><text:a xlink:href="https://tinyurl.com/2rvafpje" xlink:type="simple">https://tinyurl.com/2rvafpje</text:a></text:p>
          </table:table-cell>
        </table:table-row>
        <table:table-row table:style-name="ro3">
          <table:table-cell office:value-type="string" calcext:value-type="string">
            <text:p><text:a xlink:href="https://tinyurl.com/cddbsd7z" xlink:type="simple">https://tinyurl.com/cddbsd7z</text:a></text:p>
          </table:table-cell>
        </table:table-row>
        <table:table-row table:style-name="ro3">
          <table:table-cell office:value-type="string" calcext:value-type="string">
            <text:p><text:a xlink:href="https://tinyurl.com/b4c2kr7x" xlink:type="simple">https://tinyurl.com/b4c2kr7x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hdae63t" xlink:type="simple">https://tinyurl.com/2hdae63t</text:a></text:p>
          </table:table-cell>
        </table:table-row>
        <table:table-row table:style-name="ro3">
          <table:table-cell office:value-type="string" calcext:value-type="string">
            <text:p><text:a xlink:href="https://tinyurl.com/bde3c9s9" xlink:type="simple">https://tinyurl.com/bde3c9s9</text:a></text:p>
          </table:table-cell>
        </table:table-row>
        <table:table-row table:style-name="ro3">
          <table:table-cell office:value-type="string" calcext:value-type="string">
            <text:p><text:a xlink:href="https://tinyurl.com/39d2urrw" xlink:type="simple">https://tinyurl.com/39d2urrw</text:a></text:p>
          </table:table-cell>
        </table:table-row>
        <table:table-row table:style-name="ro3">
          <table:table-cell office:value-type="string" calcext:value-type="string">
            <text:p><text:a xlink:href="https://tinyurl.com/yadfpnyb" xlink:type="simple">https://tinyurl.com/yadfpnyb</text:a></text:p>
          </table:table-cell>
        </table:table-row>
        <table:table-row table:style-name="ro3">
          <table:table-cell office:value-type="string" calcext:value-type="string">
            <text:p><text:a xlink:href="https://tinyurl.com/7xzj7tvs" xlink:type="simple">https://tinyurl.com/7xzj7tvs</text:a></text:p>
          </table:table-cell>
        </table:table-row>
        <table:table-row table:style-name="ro3">
          <table:table-cell office:value-type="string" calcext:value-type="string">
            <text:p><text:a xlink:href="https://tinyurl.com/yc3nkre7" xlink:type="simple">https://tinyurl.com/yc3nkre7</text:a></text:p>
          </table:table-cell>
        </table:table-row>
        <table:table-row table:style-name="ro3">
          <table:table-cell office:value-type="string" calcext:value-type="string">
            <text:p><text:a xlink:href="https://tinyurl.com/3arrp6xp" xlink:type="simple">https://tinyurl.com/3arrp6xp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bdup5npb" xlink:type="simple">https://tinyurl.com/bdup5npb</text:a></text:p>
          </table:table-cell>
        </table:table-row>
        <table:table-row table:style-name="ro3">
          <table:table-cell office:value-type="string" calcext:value-type="string">
            <text:p><text:a xlink:href="https://tinyurl.com/ydnawef3" xlink:type="simple">https://tinyurl.com/ydnawef3</text:a></text:p>
          </table:table-cell>
        </table:table-row>
        <table:table-row table:style-name="ro3">
          <table:table-cell office:value-type="string" calcext:value-type="string">
            <text:p><text:a xlink:href="https://tinyurl.com/56zrc4xj" xlink:type="simple">https://tinyurl.com/56zrc4xj</text:a></text:p>
          </table:table-cell>
        </table:table-row>
        <table:table-row table:style-name="ro3">
          <table:table-cell office:value-type="string" calcext:value-type="string">
            <text:p><text:a xlink:href="https://tinyurl.com/yc7hm4fw" xlink:type="simple">https://tinyurl.com/yc7hm4fw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b259brk" xlink:type="simple">https://tinyurl.com/2b259brk</text:a></text:p>
          </table:table-cell>
        </table:table-row>
        <table:table-row table:style-name="ro3">
          <table:table-cell office:value-type="string" calcext:value-type="string">
            <text:p><text:a xlink:href="https://tinyurl.com/5n6ura9s" xlink:type="simple">https://tinyurl.com/5n6ura9s</text:a></text:p>
          </table:table-cell>
        </table:table-row>
        <table:table-row table:style-name="ro3">
          <table:table-cell office:value-type="string" calcext:value-type="string">
            <text:p><text:a xlink:href="https://tinyurl.com/5n6ura9s" xlink:type="simple">https://tinyurl.com/5n6ura9s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wabmswx" xlink:type="simple">https://tinyurl.com/3wabmswx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ad4c9df" xlink:type="simple">https://tinyurl.com/2ad4c9df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v6rdejy" xlink:type="simple">https://tinyurl.com/3v6rdejy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c3s7p8p" xlink:type="simple">https://tinyurl.com/yc3s7p8p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xzvf2h8" xlink:type="simple">https://tinyurl.com/2xzvf2h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vfc639x" xlink:type="simple">https://tinyurl.com/3vfc639x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6t2t93y" xlink:type="simple">https://tinyurl.com/56t2t93y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rxpfdub" xlink:type="simple">https://tinyurl.com/mrxpfdub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c6n9e3m" xlink:type="simple">https://tinyurl.com/yc6n9e3m</text:a></text:p>
          </table:table-cell>
        </table:table-row>
        <table:table-row table:style-name="ro3">
          <table:table-cell office:value-type="string" calcext:value-type="string">
            <text:p><text:a xlink:href="https://tinyurl.com/mvrnmxcd" xlink:type="simple">https://tinyurl.com/mvrnmxcd</text:a></text:p>
          </table:table-cell>
        </table:table-row>
        <table:table-row table:style-name="ro3">
          <table:table-cell office:value-type="string" calcext:value-type="string">
            <text:p><text:a xlink:href="https://tinyurl.com/43km4mva" xlink:type="simple">https://tinyurl.com/43km4mva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884u6jj7" xlink:type="simple">https://tinyurl.com/884u6jj7</text:a></text:p>
          </table:table-cell>
        </table:table-row>
        <table:table-row table:style-name="ro3">
          <table:table-cell office:value-type="string" calcext:value-type="string">
            <text:p><text:a xlink:href="https://tinyurl.com/3efxv3n4" xlink:type="simple">https://tinyurl.com/3efxv3n4</text:a></text:p>
          </table:table-cell>
        </table:table-row>
        <table:table-row table:style-name="ro3">
          <table:table-cell office:value-type="string" calcext:value-type="string">
            <text:p><text:a xlink:href="https://tinyurl.com/5tdv7ujx" xlink:type="simple">https://tinyurl.com/5tdv7ujx</text:a></text:p>
          </table:table-cell>
        </table:table-row>
        <table:table-row table:style-name="ro3">
          <table:table-cell office:value-type="string" calcext:value-type="string">
            <text:p><text:a xlink:href="https://tinyurl.com/ynbdkt7u" xlink:type="simple">https://tinyurl.com/ynbdkt7u</text:a></text:p>
          </table:table-cell>
        </table:table-row>
        <table:table-row table:style-name="ro3">
          <table:table-cell office:value-type="string" calcext:value-type="string">
            <text:p><text:a xlink:href="https://tinyurl.com/4r56zmxt" xlink:type="simple">https://tinyurl.com/4r56zmxt</text:a></text:p>
          </table:table-cell>
        </table:table-row>
        <table:table-row table:style-name="ro3">
          <table:table-cell office:value-type="string" calcext:value-type="string">
            <text:p><text:a xlink:href="https://tinyurl.com/294ktjxk" xlink:type="simple">https://tinyurl.com/294ktjxk</text:a></text:p>
          </table:table-cell>
        </table:table-row>
        <table:table-row table:style-name="ro3">
          <table:table-cell office:value-type="string" calcext:value-type="string">
            <text:p><text:a xlink:href="https://tinyurl.com/4ukjbsar" xlink:type="simple">https://tinyurl.com/4ukjbsar</text:a></text:p>
          </table:table-cell>
        </table:table-row>
        <table:table-row table:style-name="ro3">
          <table:table-cell office:value-type="string" calcext:value-type="string">
            <text:p><text:a xlink:href="https://tinyurl.com/23yzp25u" xlink:type="simple">https://tinyurl.com/23yzp25u</text:a></text:p>
          </table:table-cell>
        </table:table-row>
        <table:table-row table:style-name="ro3">
          <table:table-cell office:value-type="string" calcext:value-type="string">
            <text:p><text:a xlink:href="https://tinyurl.com/4et8a3zu" xlink:type="simple">https://tinyurl.com/4et8a3zu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e6nvah2" xlink:type="simple">https://tinyurl.com/ye6nvah2</text:a></text:p>
          </table:table-cell>
        </table:table-row>
        <table:table-row table:style-name="ro3">
          <table:table-cell office:value-type="string" calcext:value-type="string">
            <text:p><text:a xlink:href="https://tinyurl.com/4mrxb9ak" xlink:type="simple">https://tinyurl.com/4mrxb9ak</text:a></text:p>
          </table:table-cell>
        </table:table-row>
        <table:table-row table:style-name="ro3">
          <table:table-cell office:value-type="string" calcext:value-type="string">
            <text:p><text:a xlink:href="https://tinyurl.com/ybjcd4nz" xlink:type="simple">https://tinyurl.com/ybjcd4nz</text:a></text:p>
          </table:table-cell>
        </table:table-row>
        <table:table-row table:style-name="ro3">
          <table:table-cell office:value-type="string" calcext:value-type="string">
            <text:p><text:a xlink:href="https://tinyurl.com/ywm9xbe7" xlink:type="simple">https://tinyurl.com/ywm9xbe7</text:a></text:p>
          </table:table-cell>
        </table:table-row>
        <table:table-row table:style-name="ro3">
          <table:table-cell office:value-type="string" calcext:value-type="string">
            <text:p><text:a xlink:href="https://tinyurl.com/4hz498s7" xlink:type="simple">https://tinyurl.com/4hz498s7</text:a></text:p>
          </table:table-cell>
        </table:table-row>
        <table:table-row table:style-name="ro3">
          <table:table-cell office:value-type="string" calcext:value-type="string">
            <text:p><text:a xlink:href="https://tinyurl.com/34h4az3b" xlink:type="simple">https://tinyurl.com/34h4az3b</text:a></text:p>
          </table:table-cell>
        </table:table-row>
        <table:table-row table:style-name="ro3">
          <table:table-cell office:value-type="string" calcext:value-type="string">
            <text:p><text:a xlink:href="https://tinyurl.com/46wrfdr2" xlink:type="simple">https://tinyurl.com/46wrfdr2</text:a></text:p>
          </table:table-cell>
        </table:table-row>
        <table:table-row table:style-name="ro3">
          <table:table-cell office:value-type="string" calcext:value-type="string">
            <text:p><text:a xlink:href="https://tinyurl.com/2yd56bpe" xlink:type="simple">https://tinyurl.com/2yd56bpe</text:a></text:p>
          </table:table-cell>
        </table:table-row>
        <table:table-row table:style-name="ro3">
          <table:table-cell office:value-type="string" calcext:value-type="string">
            <text:p><text:a xlink:href="https://tinyurl.com/3wza5y4p" xlink:type="simple">https://tinyurl.com/3wza5y4p</text:a></text:p>
          </table:table-cell>
        </table:table-row>
        <table:table-row table:style-name="ro3">
          <table:table-cell office:value-type="string" calcext:value-type="string">
            <text:p><text:a xlink:href="https://tinyurl.com/4v7k8ywr" xlink:type="simple">https://tinyurl.com/4v7k8ywr</text:a></text:p>
          </table:table-cell>
        </table:table-row>
        <table:table-row table:style-name="ro3">
          <table:table-cell office:value-type="string" calcext:value-type="string">
            <text:p><text:a xlink:href="https://tinyurl.com/nzsxzvwn" xlink:type="simple">https://tinyurl.com/nzsxzvwn</text:a></text:p>
          </table:table-cell>
        </table:table-row>
        <table:table-row table:style-name="ro3">
          <table:table-cell office:value-type="string" calcext:value-type="string">
            <text:p><text:a xlink:href="https://tinyurl.com/m3z7vd5p" xlink:type="simple">https://tinyurl.com/m3z7vd5p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r7afdyc" xlink:type="simple">https://tinyurl.com/2r7afdyc</text:a></text:p>
          </table:table-cell>
        </table:table-row>
        <table:table-row table:style-name="ro3">
          <table:table-cell office:value-type="string" calcext:value-type="string">
            <text:p><text:a xlink:href="https://tinyurl.com/muj54kbx" xlink:type="simple">https://tinyurl.com/muj54kbx</text:a></text:p>
          </table:table-cell>
        </table:table-row>
        <table:table-row table:style-name="ro3">
          <table:table-cell office:value-type="string" calcext:value-type="string">
            <text:p><text:a xlink:href="https://tinyurl.com/2s45u573" xlink:type="simple">https://tinyurl.com/2s45u573</text:a></text:p>
          </table:table-cell>
        </table:table-row>
        <table:table-row table:style-name="ro3">
          <table:table-cell office:value-type="string" calcext:value-type="string">
            <text:p><text:a xlink:href="https://tinyurl.com/4ryunh3p" xlink:type="simple">https://tinyurl.com/4ryunh3p</text:a></text:p>
          </table:table-cell>
        </table:table-row>
        <table:table-row table:style-name="ro1">
          <table:table-cell table:style-name="ce10" office:value-type="string" calcext:value-type="string">
            <text:p><text:a xlink:href="https://tinyurl.com/mryaz8xt" xlink:type="simple">https://tinyurl.com/mryaz8xt</text:a></text:p>
          </table:table-cell>
        </table:table-row>
        <table:table-row table:style-name="ro3">
          <table:table-cell office:value-type="string" calcext:value-type="string">
            <text:p><text:a xlink:href="https://tinyurl.com/yp4s3sk2" xlink:type="simple">https://tinyurl.com/yp4s3sk2</text:a></text:p>
          </table:table-cell>
        </table:table-row>
        <table:table-row table:style-name="ro3">
          <table:table-cell office:value-type="string" calcext:value-type="string">
            <text:p><text:a xlink:href="https://tinyurl.com/3t6efxjz" xlink:type="simple">https://tinyurl.com/3t6efxjz</text:a></text:p>
          </table:table-cell>
        </table:table-row>
        <table:table-row table:style-name="ro3">
          <table:table-cell office:value-type="string" calcext:value-type="string">
            <text:p><text:a xlink:href="https://tinyurl.com/mu28zxpm" xlink:type="simple">https://tinyurl.com/mu28zxpm</text:a></text:p>
          </table:table-cell>
        </table:table-row>
        <table:table-row table:style-name="ro3">
          <table:table-cell office:value-type="string" calcext:value-type="string">
            <text:p><text:a xlink:href="https://tinyurl.com/4pk7cjbb" xlink:type="simple">https://tinyurl.com/4pk7cjbb</text:a></text:p>
          </table:table-cell>
        </table:table-row>
        <table:table-row table:style-name="ro3">
          <table:table-cell office:value-type="string" calcext:value-type="string">
            <text:p><text:a xlink:href="https://tinyurl.com/yvf46v9n" xlink:type="simple">https://tinyurl.com/yvf46v9n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nfwr2ds" xlink:type="simple">https://tinyurl.com/ynfwr2ds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cxjhtr4" xlink:type="simple">https://tinyurl.com/2cxjhtr4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edcbfb3" xlink:type="simple">https://tinyurl.com/2edcbfb3</text:a></text:p>
          </table:table-cell>
        </table:table-row>
        <table:table-row table:style-name="ro3">
          <table:table-cell office:value-type="string" calcext:value-type="string">
            <text:p><text:a xlink:href="https://tinyurl.com/2kt8z7fv" xlink:type="simple">https://tinyurl.com/2kt8z7fv</text:a></text:p>
          </table:table-cell>
        </table:table-row>
        <table:table-row table:style-name="ro3">
          <table:table-cell office:value-type="string" calcext:value-type="string">
            <text:p><text:a xlink:href="https://tinyurl.com/3u4rbndc" xlink:type="simple">https://tinyurl.com/3u4rbndc</text:a></text:p>
          </table:table-cell>
        </table:table-row>
        <table:table-row table:style-name="ro3">
          <table:table-cell office:value-type="string" calcext:value-type="string">
            <text:p><text:a xlink:href="https://tinyurl.com/37ankj6j" xlink:type="simple">https://tinyurl.com/37ankj6j</text:a></text:p>
          </table:table-cell>
        </table:table-row>
        <table:table-row table:style-name="ro3">
          <table:table-cell office:value-type="string" calcext:value-type="string">
            <text:p><text:a xlink:href="https://tinyurl.com/mj4kdr62" xlink:type="simple">https://tinyurl.com/mj4kdr62</text:a></text:p>
          </table:table-cell>
        </table:table-row>
        <table:table-row table:style-name="ro3">
          <table:table-cell office:value-type="string" calcext:value-type="string">
            <text:p><text:a xlink:href="https://tinyurl.com/29xvjdkk" xlink:type="simple">https://tinyurl.com/29xvjdkk</text:a></text:p>
          </table:table-cell>
        </table:table-row>
        <table:table-row table:style-name="ro3">
          <table:table-cell office:value-type="string" calcext:value-type="string">
            <text:p><text:a xlink:href="https://tinyurl.com/nnuvawzn" xlink:type="simple">https://tinyurl.com/nnuvawzn</text:a></text:p>
          </table:table-cell>
        </table:table-row>
        <table:table-row table:style-name="ro3">
          <table:table-cell office:value-type="string" calcext:value-type="string">
            <text:p><text:a xlink:href="https://tinyurl.com/3a55baxc" xlink:type="simple">https://tinyurl.com/3a55baxc</text:a></text:p>
          </table:table-cell>
        </table:table-row>
        <table:table-row table:style-name="ro3">
          <table:table-cell office:value-type="string" calcext:value-type="string">
            <text:p><text:a xlink:href="https://tinyurl.com/3nzymt5v" xlink:type="simple">https://tinyurl.com/3nzymt5v</text:a></text:p>
          </table:table-cell>
        </table:table-row>
        <table:table-row table:style-name="ro3">
          <table:table-cell office:value-type="string" calcext:value-type="string">
            <text:p><text:a xlink:href="https://tinyurl.com/5cy2fy28" xlink:type="simple">https://tinyurl.com/5cy2fy28</text:a></text:p>
          </table:table-cell>
        </table:table-row>
        <table:table-row table:style-name="ro3">
          <table:table-cell office:value-type="string" calcext:value-type="string">
            <text:p><text:a xlink:href="https://tinyurl.com/2s43ht6e" xlink:type="simple">https://tinyurl.com/2s43ht6e</text:a></text:p>
          </table:table-cell>
        </table:table-row>
        <table:table-row table:style-name="ro3">
          <table:table-cell office:value-type="string" calcext:value-type="string">
            <text:p><text:a xlink:href="https://tinyurl.com/58m77fbx" xlink:type="simple">https://tinyurl.com/58m77fbx</text:a></text:p>
          </table:table-cell>
        </table:table-row>
        <table:table-row table:style-name="ro3">
          <table:table-cell office:value-type="string" calcext:value-type="string">
            <text:p><text:a xlink:href="https://tinyurl.com/yst4xx3m" xlink:type="simple">https://tinyurl.com/yst4xx3m</text:a></text:p>
          </table:table-cell>
        </table:table-row>
        <table:table-row table:style-name="ro3">
          <table:table-cell office:value-type="string" calcext:value-type="string">
            <text:p><text:a xlink:href="https://tinyurl.com/4dszdrhf" xlink:type="simple">https://tinyurl.com/4dszdrhf</text:a></text:p>
          </table:table-cell>
        </table:table-row>
        <table:table-row table:style-name="ro3">
          <table:table-cell office:value-type="string" calcext:value-type="string">
            <text:p><text:a xlink:href="https://tinyurl.com/a95wtkfz" xlink:type="simple">https://tinyurl.com/a95wtkfz</text:a></text:p>
          </table:table-cell>
        </table:table-row>
        <table:table-row table:style-name="ro3">
          <table:table-cell office:value-type="string" calcext:value-type="string">
            <text:p><text:a xlink:href="https://tinyurl.com/ycy4fjb6" xlink:type="simple">https://tinyurl.com/ycy4fjb6</text:a></text:p>
          </table:table-cell>
        </table:table-row>
        <table:table-row table:style-name="ro3">
          <table:table-cell office:value-type="string" calcext:value-type="string">
            <text:p><text:a xlink:href="https://tinyurl.com/3ur545h4" xlink:type="simple">https://tinyurl.com/3ur545h4</text:a></text:p>
          </table:table-cell>
        </table:table-row>
        <table:table-row table:style-name="ro3">
          <table:table-cell office:value-type="string" calcext:value-type="string">
            <text:p><text:a xlink:href="https://tinyurl.com/2t8zt6xu" xlink:type="simple">https://tinyurl.com/2t8zt6xu</text:a></text:p>
          </table:table-cell>
        </table:table-row>
        <table:table-row table:style-name="ro3">
          <table:table-cell office:value-type="string" calcext:value-type="string">
            <text:p><text:a xlink:href="https://tinyurl.com/3twmedf8" xlink:type="simple">https://tinyurl.com/3twmedf8</text:a></text:p>
          </table:table-cell>
        </table:table-row>
        <table:table-row table:style-name="ro3">
          <table:table-cell office:value-type="string" calcext:value-type="string">
            <text:p><text:a xlink:href="https://tinyurl.com/mwj826kv" xlink:type="simple">https://tinyurl.com/mwj826kv</text:a></text:p>
          </table:table-cell>
        </table:table-row>
        <table:table-row table:style-name="ro3">
          <table:table-cell office:value-type="string" calcext:value-type="string">
            <text:p><text:a xlink:href="https://tinyurl.com/mw682pdp" xlink:type="simple">https://tinyurl.com/mw682pdp</text:a></text:p>
          </table:table-cell>
        </table:table-row>
        <table:table-row table:style-name="ro3">
          <table:table-cell office:value-type="string" calcext:value-type="string">
            <text:p><text:a xlink:href="https://tinyurl.com/ycy3rya7" xlink:type="simple">https://tinyurl.com/ycy3rya7</text:a></text:p>
          </table:table-cell>
        </table:table-row>
        <table:table-row table:style-name="ro3">
          <table:table-cell office:value-type="string" calcext:value-type="string">
            <text:p><text:a xlink:href="https://tinyurl.com/d276p367" xlink:type="simple">https://tinyurl.com/d276p367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9tsfx42" xlink:type="simple">https://tinyurl.com/9tsfx42</text:a></text:p>
          </table:table-cell>
        </table:table-row>
        <table:table-row table:style-name="ro3">
          <table:table-cell office:value-type="string" calcext:value-type="string">
            <text:p><text:a xlink:href="https://tinyurl.com/5n8tm6vu" xlink:type="simple">https://tinyurl.com/5n8tm6vu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hfxptvdu" xlink:type="simple">https://tinyurl.com/hfxptvdu</text:a></text:p>
          </table:table-cell>
        </table:table-row>
        <table:table-row table:style-name="ro3">
          <table:table-cell office:value-type="string" calcext:value-type="string">
            <text:p><text:a xlink:href="https://tinyurl.com/4hwwfe55" xlink:type="simple">https://tinyurl.com/4hwwfe55</text:a></text:p>
          </table:table-cell>
        </table:table-row>
        <table:table-row table:style-name="ro3">
          <table:table-cell office:value-type="string" calcext:value-type="string">
            <text:p><text:a xlink:href="https://tinyurl.com/33bscpp3" xlink:type="simple">https://tinyurl.com/33bscpp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9wrf76h" xlink:type="simple">https://tinyurl.com/59wrf76h</text:a></text:p>
          </table:table-cell>
        </table:table-row>
        <table:table-row table:style-name="ro3">
          <table:table-cell office:value-type="string" calcext:value-type="string">
            <text:p><text:a xlink:href="https://tinyurl.com/msrpj6wb" xlink:type="simple">https://tinyurl.com/msrpj6wb</text:a></text:p>
          </table:table-cell>
        </table:table-row>
        <table:table-row table:style-name="ro3">
          <table:table-cell office:value-type="string" calcext:value-type="string">
            <text:p><text:a xlink:href="https://tinyurl.com/56xuufj2" xlink:type="simple">https://tinyurl.com/56xuufj2</text:a></text:p>
          </table:table-cell>
        </table:table-row>
        <table:table-row table:style-name="ro3">
          <table:table-cell office:value-type="string" calcext:value-type="string">
            <text:p><text:a xlink:href="https://tinyurl.com/4zcn5b47" xlink:type="simple">https://tinyurl.com/4zcn5b47</text:a></text:p>
          </table:table-cell>
        </table:table-row>
        <table:table-row table:style-name="ro3">
          <table:table-cell office:value-type="string" calcext:value-type="string">
            <text:p><text:a xlink:href="https://tinyurl.com/2f7eacp2" xlink:type="simple">https://tinyurl.com/2f7eacp2</text:a></text:p>
          </table:table-cell>
        </table:table-row>
        <table:table-row table:style-name="ro3">
          <table:table-cell office:value-type="string" calcext:value-type="string">
            <text:p><text:a xlink:href="https://tinyurl.com/332f89mt" xlink:type="simple">https://tinyurl.com/332f89mt</text:a></text:p>
          </table:table-cell>
        </table:table-row>
        <table:table-row table:style-name="ro3">
          <table:table-cell office:value-type="string" calcext:value-type="string">
            <text:p><text:a xlink:href="https://www.fvs.am.gov.br/noticias_view/8192" xlink:type="simple">https://www.fvs.am.gov.br/noticias_view/8192</text:a></text:p>
          </table:table-cell>
        </table:table-row>
        <table:table-row table:style-name="ro3">
          <table:table-cell office:value-type="string" calcext:value-type="string">
            <text:p><text:a xlink:href="https://tinyurl.com/muzxuvex" xlink:type="simple">https://tinyurl.com/muzxuvex</text:a></text:p>
          </table:table-cell>
        </table:table-row>
        <table:table-row table:style-name="ro3">
          <table:table-cell office:value-type="string" calcext:value-type="string">
            <text:p><text:a xlink:href="https://tinyurl.com/25v6z3mz" xlink:type="simple">https://tinyurl.com/25v6z3mz</text:a></text:p>
          </table:table-cell>
        </table:table-row>
        <table:table-row table:style-name="ro3">
          <table:table-cell office:value-type="string" calcext:value-type="string">
            <text:p><text:a xlink:href="https://tinyurl.com/5xh25939" xlink:type="simple">https://tinyurl.com/5xh25939</text:a></text:p>
          </table:table-cell>
        </table:table-row>
        <table:table-row table:style-name="ro3">
          <table:table-cell office:value-type="string" calcext:value-type="string">
            <text:p><text:a xlink:href="https://tinyurl.com/279naxmr" xlink:type="simple">https://tinyurl.com/279naxmr</text:a></text:p>
          </table:table-cell>
        </table:table-row>
        <table:table-row table:style-name="ro3">
          <table:table-cell office:value-type="string" calcext:value-type="string">
            <text:p><text:a xlink:href="https://tinyurl.com/3yj2vjd9" xlink:type="simple">https://tinyurl.com/3yj2vjd9</text:a></text:p>
          </table:table-cell>
        </table:table-row>
        <table:table-row table:style-name="ro3">
          <table:table-cell office:value-type="string" calcext:value-type="string">
            <text:p><text:a xlink:href="https://tinyurl.com/3jkmbhxx" xlink:type="simple">https://tinyurl.com/3jkmbhxx</text:a></text:p>
          </table:table-cell>
        </table:table-row>
        <table:table-row table:style-name="ro3">
          <table:table-cell office:value-type="string" calcext:value-type="string">
            <text:p><text:a xlink:href="https://tinyurl.com/3un3rv8r" xlink:type="simple">https://tinyurl.com/3un3rv8r</text:a></text:p>
          </table:table-cell>
        </table:table-row>
        <table:table-row table:style-name="ro3">
          <table:table-cell office:value-type="string" calcext:value-type="string">
            <text:p><text:a xlink:href="https://tinyurl.com/zhchu5wk" xlink:type="simple">https://tinyurl.com/zhchu5wk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e9e2zv6" xlink:type="simple">https://tinyurl.com/4e9e2zv6</text:a></text:p>
          </table:table-cell>
        </table:table-row>
        <table:table-row table:style-name="ro3">
          <table:table-cell office:value-type="string" calcext:value-type="string">
            <text:p><text:a xlink:href="https://tinyurl.com/4dyevuet" xlink:type="simple">https://tinyurl.com/4dyevuet</text:a></text:p>
          </table:table-cell>
        </table:table-row>
        <table:table-row table:style-name="ro3">
          <table:table-cell office:value-type="string" calcext:value-type="string">
            <text:p><text:a xlink:href="https://tinyurl.com/ax68yhpj" xlink:type="simple">https://tinyurl.com/ax68yhpj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htwbsdm" xlink:type="simple">https://tinyurl.com/2htwbsdm</text:a></text:p>
          </table:table-cell>
        </table:table-row>
        <table:table-row table:style-name="ro3">
          <table:table-cell office:value-type="string" calcext:value-type="string">
            <text:p><text:a xlink:href="https://tinyurl.com/mr299pbz" xlink:type="simple">https://tinyurl.com/mr299pbz</text:a></text:p>
          </table:table-cell>
        </table:table-row>
        <table:table-row table:style-name="ro3">
          <table:table-cell office:value-type="string" calcext:value-type="string">
            <text:p><text:a xlink:href="https://tinyurl.com/yj3xd7ts" xlink:type="simple">https://tinyurl.com/yj3xd7ts</text:a></text:p>
          </table:table-cell>
        </table:table-row>
        <table:table-row table:style-name="ro3">
          <table:table-cell office:value-type="string" calcext:value-type="string">
            <text:p><text:a xlink:href="https://tinyurl.com/ycseyjhh" xlink:type="simple">https://tinyurl.com/ycseyjhh</text:a></text:p>
          </table:table-cell>
        </table:table-row>
        <table:table-row table:style-name="ro3">
          <table:table-cell office:value-type="string" calcext:value-type="string">
            <text:p><text:a xlink:href="https://tinyurl.com/4xsw9vrh" xlink:type="simple">https://tinyurl.com/4xsw9vrh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v7s7sea" xlink:type="simple">https://tinyurl.com/yv7s7sea</text:a></text:p>
          </table:table-cell>
        </table:table-row>
        <table:table-row table:style-name="ro3">
          <table:table-cell office:value-type="string" calcext:value-type="string">
            <text:p><text:a xlink:href="https://tinyurl.com/yz6vz4rh" xlink:type="simple">https://tinyurl.com/yz6vz4rh</text:a></text:p>
          </table:table-cell>
        </table:table-row>
        <table:table-row table:style-name="ro3">
          <table:table-cell office:value-type="string" calcext:value-type="string">
            <text:p><text:a xlink:href="https://tinyurl.com/52jyuyxe" xlink:type="simple">https://tinyurl.com/52jyuyxe</text:a></text:p>
          </table:table-cell>
        </table:table-row>
        <table:table-row table:style-name="ro3">
          <table:table-cell office:value-type="string" calcext:value-type="string">
            <text:p><text:a xlink:href="https://tinyurl.com/3439c7va" xlink:type="simple">https://tinyurl.com/3439c7va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c8s5y84" xlink:type="simple">https://tinyurl.com/yc8s5y84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v22u2z9" xlink:type="simple">https://tinyurl.com/3v22u2z9</text:a></text:p>
          </table:table-cell>
        </table:table-row>
        <table:table-row table:style-name="ro3">
          <table:table-cell office:value-type="string" calcext:value-type="string">
            <text:p><text:a xlink:href="https://tinyurl.com/k5sx8n84" xlink:type="simple">https://tinyurl.com/k5sx8n84</text:a></text:p>
          </table:table-cell>
        </table:table-row>
        <table:table-row table:style-name="ro3">
          <table:table-cell office:value-type="string" calcext:value-type="string">
            <text:p><text:a xlink:href="https://tinyurl.com/23hefwhb" xlink:type="simple">https://tinyurl.com/23hefwhb</text:a></text:p>
          </table:table-cell>
        </table:table-row>
        <table:table-row table:style-name="ro3">
          <table:table-cell office:value-type="string" calcext:value-type="string">
            <text:p><text:a xlink:href="https://tinyurl.com/2wh596t9" xlink:type="simple">https://tinyurl.com/2wh596t9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jua6kzyp" xlink:type="simple">https://tinyurl.com/jua6kzyp</text:a></text:p>
          </table:table-cell>
        </table:table-row>
        <table:table-row table:style-name="ro3">
          <table:table-cell office:value-type="string" calcext:value-type="string">
            <text:p><text:a xlink:href="https://tinyurl.com/yc82x35s" xlink:type="simple">https://tinyurl.com/yc82x35s</text:a></text:p>
          </table:table-cell>
        </table:table-row>
        <table:table-row table:style-name="ro3">
          <table:table-cell office:value-type="string" calcext:value-type="string">
            <text:p><text:a xlink:href="https://tinyurl.com/dhuy2cta" xlink:type="simple">https://tinyurl.com/dhuy2cta</text:a></text:p>
          </table:table-cell>
        </table:table-row>
        <table:table-row table:style-name="ro3">
          <table:table-cell office:value-type="string" calcext:value-type="string">
            <text:p><text:a xlink:href="https://tinyurl.com/ycx3dmfh" xlink:type="simple">https://tinyurl.com/ycx3dmfh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h55sn9n" xlink:type="simple">https://tinyurl.com/yh55sn9n</text:a></text:p>
          </table:table-cell>
        </table:table-row>
        <table:table-row table:style-name="ro3">
          <table:table-cell office:value-type="string" calcext:value-type="string">
            <text:p><text:a xlink:href="https://tinyurl.com/mr2ppkwe" xlink:type="simple">https://tinyurl.com/mr2ppkwe</text:a></text:p>
          </table:table-cell>
        </table:table-row>
        <table:table-row table:style-name="ro3">
          <table:table-cell office:value-type="string" calcext:value-type="string">
            <text:p><text:a xlink:href="https://tinyurl.com/amj75p9x" xlink:type="simple">https://tinyurl.com/amj75p9x</text:a></text:p>
          </table:table-cell>
        </table:table-row>
        <table:table-row table:style-name="ro3">
          <table:table-cell office:value-type="string" calcext:value-type="string">
            <text:p><text:a xlink:href="https://tinyurl.com/259x595c" xlink:type="simple">https://tinyurl.com/259x595c</text:a></text:p>
          </table:table-cell>
        </table:table-row>
        <table:table-row table:style-name="ro3">
          <table:table-cell office:value-type="string" calcext:value-type="string">
            <text:p><text:a xlink:href="https://tinyurl.com/2p4rkkfr" xlink:type="simple">https://tinyurl.com/2p4rkkfr</text:a></text:p>
          </table:table-cell>
        </table:table-row>
        <table:table-row table:style-name="ro3">
          <table:table-cell office:value-type="string" calcext:value-type="string">
            <text:p><text:a xlink:href="https://tinyurl.com/3mk7nyhb" xlink:type="simple">https://tinyurl.com/3mk7nyhb</text:a></text:p>
          </table:table-cell>
        </table:table-row>
        <table:table-row table:style-name="ro3">
          <table:table-cell office:value-type="string" calcext:value-type="string">
            <text:p><text:a xlink:href="https://tinyurl.com/3xzw829m" xlink:type="simple">https://tinyurl.com/3xzw829m</text:a></text:p>
          </table:table-cell>
        </table:table-row>
        <table:table-row table:style-name="ro3">
          <table:table-cell office:value-type="string" calcext:value-type="string">
            <text:p><text:a xlink:href="https://tinyurl.com/576b87mw" xlink:type="simple">https://tinyurl.com/576b87mw</text:a></text:p>
          </table:table-cell>
        </table:table-row>
        <table:table-row table:style-name="ro3">
          <table:table-cell office:value-type="string" calcext:value-type="string">
            <text:p><text:a xlink:href="https://tinyurl.com/2x76jh5f" xlink:type="simple">https://tinyurl.com/2x76jh5f</text:a></text:p>
          </table:table-cell>
        </table:table-row>
        <table:table-row table:style-name="ro3">
          <table:table-cell office:value-type="string" calcext:value-type="string">
            <text:p><text:a xlink:href="https://tinyurl.com/383tzn6w" xlink:type="simple">https://tinyurl.com/383tzn6w</text:a></text:p>
          </table:table-cell>
        </table:table-row>
        <table:table-row table:style-name="ro3">
          <table:table-cell office:value-type="string" calcext:value-type="string">
            <text:p><text:a xlink:href="https://tinyurl.com/3b3hxsf2" xlink:type="simple">https://tinyurl.com/3b3hxsf2</text:a></text:p>
          </table:table-cell>
        </table:table-row>
        <table:table-row table:style-name="ro3">
          <table:table-cell office:value-type="string" calcext:value-type="string">
            <text:p><text:a xlink:href="https://tinyurl.com/bdfmnbd4" xlink:type="simple">https://tinyurl.com/bdfmnbd4</text:a></text:p>
          </table:table-cell>
        </table:table-row>
        <table:table-row table:style-name="ro3">
          <table:table-cell office:value-type="string" calcext:value-type="string">
            <text:p><text:a xlink:href="https://tinyurl.com/vdveyvtc" xlink:type="simple">https://tinyurl.com/vdveyvtc</text:a></text:p>
          </table:table-cell>
        </table:table-row>
        <table:table-row table:style-name="ro3">
          <table:table-cell office:value-type="string" calcext:value-type="string">
            <text:p><text:a xlink:href="https://tinyurl.com/mrjbssev" xlink:type="simple">https://tinyurl.com/mrjbssev</text:a></text:p>
          </table:table-cell>
        </table:table-row>
        <table:table-row table:style-name="ro3">
          <table:table-cell office:value-type="string" calcext:value-type="string">
            <text:p><text:a xlink:href="https://tinyurl.com/52mx78sa" xlink:type="simple">https://tinyurl.com/52mx78sa</text:a></text:p>
          </table:table-cell>
        </table:table-row>
        <table:table-row table:style-name="ro3">
          <table:table-cell office:value-type="string" calcext:value-type="string">
            <text:p><text:a xlink:href="https://tinyurl.com/yby9565c" xlink:type="simple">https://tinyurl.com/yby9565c</text:a></text:p>
          </table:table-cell>
        </table:table-row>
        <table:table-row table:style-name="ro3">
          <table:table-cell office:value-type="string" calcext:value-type="string">
            <text:p><text:a xlink:href="https://tinyurl.com/eneafssw" xlink:type="simple">https://tinyurl.com/eneafssw</text:a></text:p>
          </table:table-cell>
        </table:table-row>
        <table:table-row table:style-name="ro3">
          <table:table-cell office:value-type="string" calcext:value-type="string">
            <text:p><text:a xlink:href="https://tinyurl.com/msz3jccv" xlink:type="simple">https://tinyurl.com/msz3jccv</text:a></text:p>
          </table:table-cell>
        </table:table-row>
        <table:table-row table:style-name="ro3">
          <table:table-cell office:value-type="string" calcext:value-type="string">
            <text:p><text:a xlink:href="https://tinyurl.com/3b9nkejr" xlink:type="simple">https://tinyurl.com/3b9nkejr</text:a></text:p>
          </table:table-cell>
        </table:table-row>
        <table:table-row table:style-name="ro3">
          <table:table-cell office:value-type="string" calcext:value-type="string">
            <text:p><text:a xlink:href="https://tinyurl.com/yj5w2kmz" xlink:type="simple">https://tinyurl.com/yj5w2kmz</text:a></text:p>
          </table:table-cell>
        </table:table-row>
        <table:table-row table:style-name="ro3">
          <table:table-cell office:value-type="string" calcext:value-type="string">
            <text:p><text:a xlink:href="https://tinyurl.com/4nu4sfjn" xlink:type="simple">https://tinyurl.com/4nu4sfjn</text:a></text:p>
          </table:table-cell>
        </table:table-row>
        <table:table-row table:style-name="ro3">
          <table:table-cell office:value-type="string" calcext:value-type="string">
            <text:p><text:a xlink:href="https://tinyurl.com/yfddrpa2" xlink:type="simple">https://tinyurl.com/yfddrpa2</text:a></text:p>
          </table:table-cell>
        </table:table-row>
        <table:table-row table:style-name="ro3">
          <table:table-cell office:value-type="string" calcext:value-type="string">
            <text:p><text:a xlink:href="https://tinyurl.com/wsf4hpzt" xlink:type="simple">https://tinyurl.com/wsf4hpzt</text:a></text:p>
          </table:table-cell>
        </table:table-row>
        <table:table-row table:style-name="ro3">
          <table:table-cell office:value-type="string" calcext:value-type="string">
            <text:p><text:a xlink:href="https://tinyurl.com/zajawjdn" xlink:type="simple">https://tinyurl.com/zajawjdn</text:a></text:p>
          </table:table-cell>
        </table:table-row>
        <table:table-row table:style-name="ro3">
          <table:table-cell office:value-type="string" calcext:value-type="string">
            <text:p><text:a xlink:href="https://tinyurl.com/s265c8d2" xlink:type="simple">https://tinyurl.com/s265c8d2</text:a></text:p>
          </table:table-cell>
        </table:table-row>
        <table:table-row table:style-name="ro3">
          <table:table-cell office:value-type="string" calcext:value-type="string">
            <text:p><text:a xlink:href="https://tinyurl.com/yz4v46re" xlink:type="simple">https://tinyurl.com/yz4v46re</text:a></text:p>
          </table:table-cell>
        </table:table-row>
        <table:table-row table:style-name="ro3">
          <table:table-cell office:value-type="string" calcext:value-type="string">
            <text:p><text:a xlink:href="https://tinyurl.com/ms6f23xc" xlink:type="simple">https://tinyurl.com/ms6f23xc</text:a></text:p>
          </table:table-cell>
        </table:table-row>
        <table:table-row table:style-name="ro3">
          <table:table-cell office:value-type="string" calcext:value-type="string">
            <text:p><text:a xlink:href="https://tinyurl.com/5frnax6b" xlink:type="simple">https://tinyurl.com/5frnax6b</text:a></text:p>
          </table:table-cell>
        </table:table-row>
        <table:table-row table:style-name="ro3">
          <table:table-cell office:value-type="string" calcext:value-type="string">
            <text:p><text:a xlink:href="https://tinyurl.com/3wx86zfr" xlink:type="simple">https://tinyurl.com/3wx86zfr</text:a></text:p>
          </table:table-cell>
        </table:table-row>
        <table:table-row table:style-name="ro3">
          <table:table-cell office:value-type="string" calcext:value-type="string">
            <text:p><text:a xlink:href="https://tinyurl.com/5ezje387" xlink:type="simple">https://tinyurl.com/5ezje387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p8c4pht" xlink:type="simple">https://tinyurl.com/2p8c4pht</text:a></text:p>
          </table:table-cell>
        </table:table-row>
        <table:table-row table:style-name="ro3">
          <table:table-cell office:value-type="string" calcext:value-type="string">
            <text:p><text:a xlink:href="https://tinyurl.com/525dzcvv" xlink:type="simple">https://tinyurl.com/525dzcvv</text:a></text:p>
          </table:table-cell>
        </table:table-row>
        <table:table-row table:style-name="ro3">
          <table:table-cell office:value-type="string" calcext:value-type="string">
            <text:p><text:a xlink:href="https://tinyurl.com/2p9fnmbk" xlink:type="simple">https://tinyurl.com/2p9fnmbk</text:a></text:p>
          </table:table-cell>
        </table:table-row>
        <table:table-row table:style-name="ro3">
          <table:table-cell office:value-type="string" calcext:value-type="string">
            <text:p><text:a xlink:href="https://tinyurl.com/yxrc45pe" xlink:type="simple">https://tinyurl.com/yxrc45pe</text:a></text:p>
          </table:table-cell>
        </table:table-row>
        <table:table-row table:style-name="ro3">
          <table:table-cell office:value-type="string" calcext:value-type="string">
            <text:p><text:a xlink:href="http://tinyurl.com/2dr6tcwu" xlink:type="simple">http://tinyurl.com/2dr6tcwu</text:a></text:p>
          </table:table-cell>
        </table:table-row>
        <table:table-row table:style-name="ro3">
          <table:table-cell office:value-type="string" calcext:value-type="string">
            <text:p><text:a xlink:href="http://tinyurl.com/346bfbfm" xlink:type="simple">http://tinyurl.com/346bfbfm</text:a></text:p>
          </table:table-cell>
        </table:table-row>
        <table:table-row table:style-name="ro3">
          <table:table-cell office:value-type="string" calcext:value-type="string">
            <text:p><text:a xlink:href="http://tinyurl.com/ysc7bcv3" xlink:type="simple">http://tinyurl.com/ysc7bcv3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4wpucvza" xlink:type="simple">http://tinyurl.com/4wpucvza</text:a></text:p>
          </table:table-cell>
        </table:table-row>
        <table:table-row table:style-name="ro3">
          <table:table-cell office:value-type="string" calcext:value-type="string">
            <text:p><text:a xlink:href="http://tinyurl.com/2cybkcjz" xlink:type="simple">http://tinyurl.com/2cybkcjz</text:a></text:p>
          </table:table-cell>
        </table:table-row>
        <table:table-row table:style-name="ro3">
          <table:table-cell office:value-type="string" calcext:value-type="string">
            <text:p><text:a xlink:href="http://tinyurl.com/ez8z3wj8" xlink:type="simple">http://tinyurl.com/ez8z3wj8</text:a></text:p>
          </table:table-cell>
        </table:table-row>
        <table:table-row table:style-name="ro3">
          <table:table-cell office:value-type="string" calcext:value-type="string">
            <text:p><text:a xlink:href="http://tinyurl.com/ypthxysr" xlink:type="simple">http://tinyurl.com/ypthxysr</text:a></text:p>
          </table:table-cell>
        </table:table-row>
        <table:table-row table:style-name="ro3">
          <table:table-cell office:value-type="string" calcext:value-type="string">
            <text:p><text:a xlink:href="http://tinyurl.com/fpxwsxuv" xlink:type="simple">http://tinyurl.com/fpxwsxuv</text:a></text:p>
          </table:table-cell>
        </table:table-row>
        <table:table-row table:style-name="ro3">
          <table:table-cell office:value-type="string" calcext:value-type="string">
            <text:p><text:a xlink:href="http://tinyurl.com/22w2d97e" xlink:type="simple">http://tinyurl.com/22w2d97e</text:a></text:p>
          </table:table-cell>
        </table:table-row>
        <table:table-row table:style-name="ro3">
          <table:table-cell office:value-type="string" calcext:value-type="string">
            <text:p><text:a xlink:href="http://tinyurl.com/2sn72mpb" xlink:type="simple">http://tinyurl.com/2sn72mpb</text:a></text:p>
          </table:table-cell>
        </table:table-row>
        <table:table-row table:style-name="ro3">
          <table:table-cell office:value-type="string" calcext:value-type="string">
            <text:p><text:a xlink:href="http://tinyurl.com/99ykb9hu" xlink:type="simple">http://tinyurl.com/99ykb9hu</text:a></text:p>
          </table:table-cell>
        </table:table-row>
        <table:table-row table:style-name="ro3">
          <table:table-cell office:value-type="string" calcext:value-type="string">
            <text:p><text:a xlink:href="http://tinyurl.com/v4w6rj62" xlink:type="simple">http://tinyurl.com/v4w6rj62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2xjtdjys" xlink:type="simple">http://tinyurl.com/2xjtdjys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yckxxypr" xlink:type="simple">http://tinyurl.com/yckxxypr</text:a></text:p>
          </table:table-cell>
        </table:table-row>
        <table:table-row table:style-name="ro3">
          <table:table-cell office:value-type="string" calcext:value-type="string">
            <text:p><text:a xlink:href="http://tinyurl.com/s3rx7wer" xlink:type="simple">http://tinyurl.com/s3rx7wer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3envu496" xlink:type="simple">http://tinyurl.com/3envu496</text:a></text:p>
          </table:table-cell>
        </table:table-row>
        <table:table-row table:style-name="ro3">
          <table:table-cell office:value-type="string" calcext:value-type="string">
            <text:p><text:a xlink:href="http://tinyurl.com/45t2wz2b" xlink:type="simple">http://tinyurl.com/45t2wz2b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mr3s4dc2" xlink:type="simple">http://tinyurl.com/mr3s4dc2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tkzsxe4t" xlink:type="simple">http://tinyurl.com/tkzsxe4t</text:a></text:p>
          </table:table-cell>
        </table:table-row>
        <table:table-row table:style-name="ro3">
          <table:table-cell office:value-type="string" calcext:value-type="string">
            <text:p><text:a xlink:href="http://tinyurl.com/4fsa99bt" xlink:type="simple">http://tinyurl.com/4fsa99bt</text:a></text:p>
          </table:table-cell>
        </table:table-row>
        <table:table-row table:style-name="ro3">
          <table:table-cell office:value-type="string" calcext:value-type="string">
            <text:p><text:a xlink:href="http://tinyurl.com/3bzcpt2m" xlink:type="simple">http://tinyurl.com/3bzcpt2m</text:a></text:p>
          </table:table-cell>
        </table:table-row>
        <table:table-row table:style-name="ro3">
          <table:table-cell office:value-type="string" calcext:value-type="string">
            <text:p><text:a xlink:href="http://tinyurl.com/yrmn2mdu" xlink:type="simple">http://tinyurl.com/yrmn2mdu</text:a></text:p>
          </table:table-cell>
        </table:table-row>
        <table:table-row table:style-name="ro3">
          <table:table-cell office:value-type="string" calcext:value-type="string">
            <text:p><text:a xlink:href="http://tinyurl.com/4a8y8v8m" xlink:type="simple">http://tinyurl.com/4a8y8v8m</text:a></text:p>
          </table:table-cell>
        </table:table-row>
        <table:table-row table:style-name="ro3">
          <table:table-cell office:value-type="string" calcext:value-type="string">
            <text:p><text:a xlink:href="http://tinyurl.com/mrxynfpf" xlink:type="simple">http://tinyurl.com/mrxynfpf</text:a></text:p>
          </table:table-cell>
        </table:table-row>
        <table:table-row table:style-name="ro3">
          <table:table-cell office:value-type="string" calcext:value-type="string">
            <text:p><text:a xlink:href="http://tinyurl.com/599y5h45" xlink:type="simple">http://tinyurl.com/599y5h45</text:a></text:p>
          </table:table-cell>
        </table:table-row>
        <table:table-row table:style-name="ro3">
          <table:table-cell office:value-type="string" calcext:value-type="string">
            <text:p><text:a xlink:href="http://tinyurl.com/fxphv3x5" xlink:type="simple">http://tinyurl.com/fxphv3x5</text:a></text:p>
          </table:table-cell>
        </table:table-row>
        <table:table-row table:style-name="ro3">
          <table:table-cell office:value-type="string" calcext:value-type="string">
            <text:p><text:a xlink:href="https://tinyurl.com/mr3zrsdr" xlink:type="simple">https://tinyurl.com/mr3zrsdr</text:a></text:p>
          </table:table-cell>
        </table:table-row>
        <table:table-row table:style-name="ro3">
          <table:table-cell office:value-type="string" calcext:value-type="string">
            <text:p><text:a xlink:href="https://tinyurl.com/y4rd9bjs" xlink:type="simple">https://tinyurl.com/y4rd9bjs</text:a></text:p>
          </table:table-cell>
        </table:table-row>
        <table:table-row table:style-name="ro3">
          <table:table-cell office:value-type="string" calcext:value-type="string">
            <text:p><text:a xlink:href="https://tinyurl.com/yc3v5njx" xlink:type="simple">https://tinyurl.com/yc3v5njx</text:a></text:p>
          </table:table-cell>
        </table:table-row>
        <table:table-row table:style-name="ro3">
          <table:table-cell office:value-type="string" calcext:value-type="string">
            <text:p><text:a xlink:href="https://tinyurl.com/2n5kfk5j" xlink:type="simple">https://tinyurl.com/2n5kfk5j</text:a></text:p>
          </table:table-cell>
        </table:table-row>
        <table:table-row table:style-name="ro3">
          <table:table-cell office:value-type="string" calcext:value-type="string">
            <text:p><text:a xlink:href="https://tinyurl.com/5n8x635k" xlink:type="simple">https://tinyurl.com/5n8x635k</text:a></text:p>
          </table:table-cell>
        </table:table-row>
        <table:table-row table:style-name="ro3">
          <table:table-cell office:value-type="string" calcext:value-type="string">
            <text:p><text:a xlink:href="https://tinyurl.com/3d2tvfx8" xlink:type="simple">https://tinyurl.com/3d2tvfx8</text:a></text:p>
          </table:table-cell>
        </table:table-row>
        <table:table-row table:style-name="ro3">
          <table:table-cell office:value-type="string" calcext:value-type="string">
            <text:p><text:a xlink:href="https://tinyurl.com/3pk3yynr" xlink:type="simple">https://tinyurl.com/3pk3yynr</text:a></text:p>
          </table:table-cell>
        </table:table-row>
        <table:table-row table:style-name="ro3">
          <table:table-cell office:value-type="string" calcext:value-type="string">
            <text:p><text:a xlink:href="https://tinyurl.com/3sbpy89z" xlink:type="simple">https://tinyurl.com/3sbpy89z</text:a></text:p>
          </table:table-cell>
        </table:table-row>
        <table:table-row table:style-name="ro3">
          <table:table-cell office:value-type="string" calcext:value-type="string">
            <text:p><text:a xlink:href="https://tinyurl.com/2nzrsabu" xlink:type="simple">https://tinyurl.com/2nzrsabu</text:a></text:p>
          </table:table-cell>
        </table:table-row>
        <table:table-row table:style-name="ro3">
          <table:table-cell office:value-type="string" calcext:value-type="string">
            <text:p><text:a xlink:href="https://tinyurl.com/mr2crffh" xlink:type="simple">https://tinyurl.com/mr2crffh</text:a></text:p>
          </table:table-cell>
        </table:table-row>
        <table:table-row table:style-name="ro3">
          <table:table-cell office:value-type="string" calcext:value-type="string">
            <text:p><text:a xlink:href="https://tinyurl.com/3tfpw3ax" xlink:type="simple">https://tinyurl.com/3tfpw3ax</text:a></text:p>
          </table:table-cell>
        </table:table-row>
        <table:table-row table:style-name="ro3">
          <table:table-cell office:value-type="string" calcext:value-type="string">
            <text:p><text:a xlink:href="https://tinyurl.com/4k94w76p" xlink:type="simple">https://tinyurl.com/4k94w76p</text:a></text:p>
          </table:table-cell>
        </table:table-row>
        <table:table-row table:style-name="ro3">
          <table:table-cell office:value-type="string" calcext:value-type="string">
            <text:p><text:a xlink:href="https://tinyurl.com/3a8wwtw7" xlink:type="simple">https://tinyurl.com/3a8wwtw7</text:a></text:p>
          </table:table-cell>
        </table:table-row>
        <table:table-row table:style-name="ro3">
          <table:table-cell office:value-type="string" calcext:value-type="string">
            <text:p><text:a xlink:href="https://tinyurl.com/der7sy73" xlink:type="simple">https://tinyurl.com/der7sy73</text:a></text:p>
          </table:table-cell>
        </table:table-row>
        <table:table-row table:style-name="ro3">
          <table:table-cell office:value-type="string" calcext:value-type="string">
            <text:p><text:a xlink:href="https://tinyurl.com/2p99mywe" xlink:type="simple">https://tinyurl.com/2p99mywe</text:a></text:p>
          </table:table-cell>
        </table:table-row>
        <table:table-row table:style-name="ro3">
          <table:table-cell office:value-type="string" calcext:value-type="string">
            <text:p><text:a xlink:href="https://tinyurl.com/mpnjp3mx" xlink:type="simple">https://tinyurl.com/mpnjp3mx</text:a></text:p>
          </table:table-cell>
        </table:table-row>
        <table:table-row table:style-name="ro3">
          <table:table-cell office:value-type="string" calcext:value-type="string">
            <text:p><text:a xlink:href="https://tinyurl.com/2xshr7pt" xlink:type="simple">https://tinyurl.com/2xshr7pt</text:a></text:p>
          </table:table-cell>
        </table:table-row>
        <table:table-row table:style-name="ro3">
          <table:table-cell office:value-type="string" calcext:value-type="string">
            <text:p><text:a xlink:href="https://tinyurl.com/2s3ykw8k" xlink:type="simple">https://tinyurl.com/2s3ykw8k</text:a></text:p>
          </table:table-cell>
        </table:table-row>
        <table:table-row table:style-name="ro3">
          <table:table-cell office:value-type="string" calcext:value-type="string">
            <text:p><text:a xlink:href="https://tinyurl.com/5n8k6myt" xlink:type="simple">https://tinyurl.com/5n8k6myt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nzne4ubh" xlink:type="simple">https://tinyurl.com/nzne4ubh</text:a></text:p>
          </table:table-cell>
        </table:table-row>
        <table:table-row table:style-name="ro3">
          <table:table-cell office:value-type="string" calcext:value-type="string">
            <text:p><text:a xlink:href="https://tinyurl.com/msw2fsb7" xlink:type="simple">https://tinyurl.com/msw2fsb7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n76d4k5" xlink:type="simple">https://tinyurl.com/5n76d4k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77n4djj" xlink:type="simple">https://tinyurl.com/y77n4djj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4cnry8r" xlink:type="simple">https://tinyurl.com/54cnry8r</text:a></text:p>
          </table:table-cell>
        </table:table-row>
        <table:table-row table:style-name="ro3">
          <table:table-cell office:value-type="string" calcext:value-type="string">
            <text:p><text:a xlink:href="https://tinyurl.com/4wd4drka" xlink:type="simple">https://tinyurl.com/4wd4drka</text:a></text:p>
          </table:table-cell>
        </table:table-row>
        <table:table-row table:style-name="ro3">
          <table:table-cell office:value-type="string" calcext:value-type="string">
            <text:p><text:a xlink:href="https://tinyurl.com/33m7tafs" xlink:type="simple">https://tinyurl.com/33m7tafs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cy4x2zc" xlink:type="simple">https://tinyurl.com/ycy4x2zc</text:a></text:p>
          </table:table-cell>
        </table:table-row>
        <table:table-row table:style-name="ro3">
          <table:table-cell office:value-type="string" calcext:value-type="string">
            <text:p><text:a xlink:href="https://tinyurl.com/mrxehe78" xlink:type="simple">https://tinyurl.com/mrxehe7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4m9wv9f" xlink:type="simple">https://tinyurl.com/34m9wv9f</text:a></text:p>
          </table:table-cell>
        </table:table-row>
        <table:table-row table:style-name="ro3">
          <table:table-cell office:value-type="string" calcext:value-type="string">
            <text:p><text:a xlink:href="https://tinyurl.com/4wsntvz5" xlink:type="simple">https://tinyurl.com/4wsntvz5</text:a></text:p>
          </table:table-cell>
        </table:table-row>
        <table:table-row table:style-name="ro3">
          <table:table-cell office:value-type="string" calcext:value-type="string">
            <text:p><text:a xlink:href="https://tinyurl.com/4vb2apfn" xlink:type="simple">https://tinyurl.com/4vb2apfn</text:a></text:p>
          </table:table-cell>
        </table:table-row>
        <table:table-row table:style-name="ro3">
          <table:table-cell office:value-type="string" calcext:value-type="string">
            <text:p><text:a xlink:href="https://tinyurl.com/5n7t9bfc" xlink:type="simple">https://tinyurl.com/5n7t9bfc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sw26s2v" xlink:type="simple">https://tinyurl.com/3sw26s2v</text:a></text:p>
          </table:table-cell>
        </table:table-row>
        <table:table-row table:style-name="ro3">
          <table:table-cell office:value-type="string" calcext:value-type="string">
            <text:p><text:a xlink:href="https://tinyurl.com/4hucrjua" xlink:type="simple">https://tinyurl.com/4hucrjua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95uukz2" xlink:type="simple">https://tinyurl.com/495uukz2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rxj2ucw" xlink:type="simple">https://tinyurl.com/mrxj2ucw</text:a></text:p>
          </table:table-cell>
        </table:table-row>
        <table:table-row table:style-name="ro3">
          <table:table-cell office:value-type="string" calcext:value-type="string">
            <text:p><text:a xlink:href="https://tinyurl.com/yw5nx6jv" xlink:type="simple">https://tinyurl.com/yw5nx6jv</text:a></text:p>
          </table:table-cell>
        </table:table-row>
        <table:table-row table:style-name="ro3">
          <table:table-cell office:value-type="string" calcext:value-type="string">
            <text:p><text:a xlink:href="http://tinyurl.com/mwekttt7" xlink:type="simple">http://tinyurl.com/mwekttt7</text:a></text:p>
          </table:table-cell>
        </table:table-row>
        <table:table-row table:style-name="ro3">
          <table:table-cell office:value-type="string" calcext:value-type="string">
            <text:p><text:a xlink:href="http://tinyurl.com/4pthb2kb" xlink:type="simple">http://tinyurl.com/4pthb2kb</text:a></text:p>
          </table:table-cell>
        </table:table-row>
        <table:table-row table:style-name="ro3">
          <table:table-cell office:value-type="string" calcext:value-type="string">
            <text:p><text:a xlink:href="http://tinyurl.com/mrmatvxd" xlink:type="simple">http://tinyurl.com/mrmatvxd</text:a></text:p>
          </table:table-cell>
        </table:table-row>
        <table:table-row table:style-name="ro3">
          <table:table-cell office:value-type="string" calcext:value-type="string">
            <text:p><text:a xlink:href="http://tinyurl.com/2786c58c" xlink:type="simple">http://tinyurl.com/2786c58c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2b3tmnpe" xlink:type="simple">http://tinyurl.com/2b3tmnpe</text:a></text:p>
          </table:table-cell>
        </table:table-row>
        <table:table-row table:style-name="ro3">
          <table:table-cell office:value-type="string" calcext:value-type="string">
            <text:p><text:a xlink:href="http://tinyurl.com/2h9wr4ke" xlink:type="simple">http://tinyurl.com/2h9wr4ke</text:a></text:p>
          </table:table-cell>
        </table:table-row>
        <table:table-row table:style-name="ro3">
          <table:table-cell office:value-type="string" calcext:value-type="string">
            <text:p><text:a xlink:href="http://tinyurl.com/khpeb33t" xlink:type="simple">http://tinyurl.com/khpeb33t</text:a></text:p>
          </table:table-cell>
        </table:table-row>
        <table:table-row table:style-name="ro3">
          <table:table-cell office:value-type="string" calcext:value-type="string">
            <text:p><text:a xlink:href="http://tinyurl.com/yp26p8wu" xlink:type="simple">http://tinyurl.com/yp26p8wu</text:a></text:p>
          </table:table-cell>
        </table:table-row>
        <table:table-row table:style-name="ro3">
          <table:table-cell office:value-type="string" calcext:value-type="string">
            <text:p><text:a xlink:href="http://tinyurl.com/mjz77ev8" xlink:type="simple">http://tinyurl.com/mjz77ev8</text:a></text:p>
          </table:table-cell>
        </table:table-row>
        <table:table-row table:style-name="ro3">
          <table:table-cell office:value-type="string" calcext:value-type="string">
            <text:p><text:a xlink:href="http://tinyurl.com/388cskud" xlink:type="simple">http://tinyurl.com/388cskud</text:a></text:p>
          </table:table-cell>
        </table:table-row>
        <table:table-row table:style-name="ro3">
          <table:table-cell office:value-type="string" calcext:value-type="string">
            <text:p><text:a xlink:href="http://tinyurl.com/msp2ketf" xlink:type="simple">http://tinyurl.com/msp2ketf</text:a></text:p>
          </table:table-cell>
        </table:table-row>
        <table:table-row table:style-name="ro3">
          <table:table-cell office:value-type="string" calcext:value-type="string">
            <text:p><text:a xlink:href="http://tinyurl.com/4643akma" xlink:type="simple">http://tinyurl.com/4643akma</text:a></text:p>
          </table:table-cell>
        </table:table-row>
        <table:table-row table:style-name="ro3">
          <table:table-cell office:value-type="string" calcext:value-type="string">
            <text:p><text:a xlink:href="http://tinyurl.com/mpasfd2d" xlink:type="simple">http://tinyurl.com/mpasfd2d</text:a></text:p>
          </table:table-cell>
        </table:table-row>
        <table:table-row table:style-name="ro3">
          <table:table-cell office:value-type="string" calcext:value-type="string">
            <text:p><text:a xlink:href="http://tinyurl.com/23zney3f" xlink:type="simple">http://tinyurl.com/23zney3f</text:a></text:p>
          </table:table-cell>
        </table:table-row>
        <table:table-row table:style-name="ro3">
          <table:table-cell office:value-type="string" calcext:value-type="string">
            <text:p><text:a xlink:href="http://tinyurl.com/zyzt75ab" xlink:type="simple">http://tinyurl.com/zyzt75ab</text:a></text:p>
          </table:table-cell>
        </table:table-row>
        <table:table-row table:style-name="ro3">
          <table:table-cell office:value-type="string" calcext:value-type="string">
            <text:p><text:a xlink:href="http://tinyurl.com/sdp2uys4" xlink:type="simple">http://tinyurl.com/sdp2uys4</text:a></text:p>
          </table:table-cell>
        </table:table-row>
        <table:table-row table:style-name="ro3">
          <table:table-cell office:value-type="string" calcext:value-type="string">
            <text:p><text:a xlink:href="http://tinyurl.com/fm6hbmdv" xlink:type="simple">http://tinyurl.com/fm6hbmdv</text:a></text:p>
          </table:table-cell>
        </table:table-row>
        <table:table-row table:style-name="ro3">
          <table:table-cell office:value-type="string" calcext:value-type="string">
            <text:p><text:a xlink:href="http://tinyurl.com/bdfyawue" xlink:type="simple">http://tinyurl.com/bdfyawue</text:a></text:p>
          </table:table-cell>
        </table:table-row>
        <table:table-row table:style-name="ro3">
          <table:table-cell office:value-type="string" calcext:value-type="string">
            <text:p><text:a xlink:href="http://tinyurl.com/mr26dx7p" xlink:type="simple">http://tinyurl.com/mr26dx7p</text:a></text:p>
          </table:table-cell>
        </table:table-row>
        <table:table-row table:style-name="ro3">
          <table:table-cell office:value-type="string" calcext:value-type="string">
            <text:p><text:a xlink:href="http://tinyurl.com/ye2ys2f8" xlink:type="simple">http://tinyurl.com/ye2ys2f8</text:a></text:p>
          </table:table-cell>
        </table:table-row>
        <table:table-row table:style-name="ro3">
          <table:table-cell office:value-type="string" calcext:value-type="string">
            <text:p><text:a xlink:href="http://tinyurl.com/bdhbxujp" xlink:type="simple">http://tinyurl.com/bdhbxujp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yc7sxyue" xlink:type="simple">http://tinyurl.com/yc7sxyue</text:a></text:p>
          </table:table-cell>
        </table:table-row>
        <table:table-row table:style-name="ro3">
          <table:table-cell office:value-type="string" calcext:value-type="string">
            <text:p><text:a xlink:href="http://tinyurl.com/4ndzwyxc" xlink:type="simple">http://tinyurl.com/4ndzwyxc</text:a></text:p>
          </table:table-cell>
        </table:table-row>
        <table:table-row table:style-name="ro3">
          <table:table-cell office:value-type="string" calcext:value-type="string">
            <text:p><text:a xlink:href="http://tinyurl.com/3vjsu5vk" xlink:type="simple">http://tinyurl.com/3vjsu5vk</text:a></text:p>
          </table:table-cell>
        </table:table-row>
        <table:table-row table:style-name="ro3">
          <table:table-cell office:value-type="string" calcext:value-type="string">
            <text:p><text:a xlink:href="http://tinyurl.com/396n663n" xlink:type="simple">http://tinyurl.com/396n663n</text:a></text:p>
          </table:table-cell>
        </table:table-row>
        <table:table-row table:style-name="ro3">
          <table:table-cell office:value-type="string" calcext:value-type="string">
            <text:p><text:a xlink:href="http://tinyurl.com/27dvbd8x" xlink:type="simple">http://tinyurl.com/27dvbd8x</text:a></text:p>
          </table:table-cell>
        </table:table-row>
        <table:table-row table:style-name="ro3">
          <table:table-cell office:value-type="string" calcext:value-type="string">
            <text:p><text:a xlink:href="http://tinyurl.com/5n945bt2" xlink:type="simple">http://tinyurl.com/5n945bt2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mt88759r" xlink:type="simple">http://tinyurl.com/mt88759r</text:a></text:p>
          </table:table-cell>
        </table:table-row>
        <table:table-row table:style-name="ro3">
          <table:table-cell office:value-type="string" calcext:value-type="string">
            <text:p><text:a xlink:href="http://tinyurl.com/46sdswzy" xlink:type="simple">http://tinyurl.com/46sdswzy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yunehjjf" xlink:type="simple">http://tinyurl.com/yunehjjf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ye35r4nj" xlink:type="simple">http://tinyurl.com/ye35r4nj</text:a></text:p>
          </table:table-cell>
        </table:table-row>
        <table:table-row table:style-name="ro3">
          <table:table-cell office:value-type="string" calcext:value-type="string">
            <text:p><text:a xlink:href="http://tinyurl.com/296vz6dz" xlink:type="simple">http://tinyurl.com/296vz6dz</text:a></text:p>
          </table:table-cell>
        </table:table-row>
        <table:table-row table:style-name="ro3">
          <table:table-cell office:value-type="string" calcext:value-type="string">
            <text:p><text:a xlink:href="http://tinyurl.com/3x99v6vw" xlink:type="simple">http://tinyurl.com/3x99v6vw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4mfjwc7x" xlink:type="simple">http://tinyurl.com/4mfjwc7x</text:a></text:p>
          </table:table-cell>
        </table:table-row>
        <table:table-row table:style-name="ro3">
          <table:table-cell office:value-type="string" calcext:value-type="string">
            <text:p><text:a xlink:href="http://tinyurl.com/4h4ntcxj" xlink:type="simple">http://tinyurl.com/4h4ntcxj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3byjafhc" xlink:type="simple">http://tinyurl.com/3byjafhc</text:a></text:p>
          </table:table-cell>
        </table:table-row>
        <table:table-row table:style-name="ro3">
          <table:table-cell office:value-type="string" calcext:value-type="string">
            <text:p><text:a xlink:href="http://tinyurl.com/32ksuh3f" xlink:type="simple">http://tinyurl.com/32ksuh3f</text:a></text:p>
          </table:table-cell>
        </table:table-row>
        <table:table-row table:style-name="ro3">
          <table:table-cell office:value-type="string" calcext:value-type="string">
            <text:p><text:a xlink:href="http://tinyurl.com/4kxtjdnf" xlink:type="simple">http://tinyurl.com/4kxtjdnf</text:a></text:p>
          </table:table-cell>
        </table:table-row>
        <table:table-row table:style-name="ro3">
          <table:table-cell office:value-type="string" calcext:value-type="string">
            <text:p><text:a xlink:href="http://tinyurl.com/4kb4pxkt" xlink:type="simple">http://tinyurl.com/4kb4pxkt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mrnyve83" xlink:type="simple">http://tinyurl.com/mrnyve83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bddzt87b" xlink:type="simple">http://tinyurl.com/bddzt87b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mr36bvx4" xlink:type="simple">http://tinyurl.com/mr36bvx4</text:a></text:p>
          </table:table-cell>
        </table:table-row>
        <table:table-row table:style-name="ro3">
          <table:table-cell office:value-type="string" calcext:value-type="string">
            <text:p><text:a xlink:href="http://tinyurl.com/4c63ak87" xlink:type="simple">http://tinyurl.com/4c63ak87</text:a></text:p>
          </table:table-cell>
        </table:table-row>
        <table:table-row table:style-name="ro3">
          <table:table-cell office:value-type="string" calcext:value-type="string">
            <text:p><text:a xlink:href="http://tinyurl.com/y4v598yz" xlink:type="simple">http://tinyurl.com/y4v598yz</text:a></text:p>
          </table:table-cell>
        </table:table-row>
        <table:table-row table:style-name="ro3">
          <table:table-cell office:value-type="string" calcext:value-type="string">
            <text:p><text:a xlink:href="http://tinyurl.com/59sb97ed" xlink:type="simple">http://tinyurl.com/59sb97ed</text:a></text:p>
          </table:table-cell>
        </table:table-row>
        <table:table-row table:style-name="ro3">
          <table:table-cell office:value-type="string" calcext:value-type="string">
            <text:p><text:a xlink:href="http://tinyurl.com/5frmucva" xlink:type="simple">http://tinyurl.com/5frmucva</text:a></text:p>
          </table:table-cell>
        </table:table-row>
        <table:table-row table:style-name="ro3">
          <table:table-cell office:value-type="string" calcext:value-type="string">
            <text:p><text:a xlink:href="http://tinyurl.com/3ycrt59b" xlink:type="simple">http://tinyurl.com/3ycrt59b</text:a></text:p>
          </table:table-cell>
        </table:table-row>
        <table:table-row table:style-name="ro3">
          <table:table-cell office:value-type="string" calcext:value-type="string">
            <text:p><text:a xlink:href="http://tinyurl.com/ya5ceee4" xlink:type="simple">http://tinyurl.com/ya5ceee4</text:a></text:p>
          </table:table-cell>
        </table:table-row>
        <table:table-row table:style-name="ro3">
          <table:table-cell office:value-type="string" calcext:value-type="string">
            <text:p><text:a xlink:href="http://tinyurl.com/p96cnw2n" xlink:type="simple">http://tinyurl.com/p96cnw2n</text:a></text:p>
          </table:table-cell>
        </table:table-row>
        <table:table-row table:style-name="ro3">
          <table:table-cell office:value-type="string" calcext:value-type="string">
            <text:p><text:a xlink:href="http://tinyurl.com/mv6925zs" xlink:type="simple">http://tinyurl.com/mv6925zs</text:a></text:p>
          </table:table-cell>
        </table:table-row>
        <table:table-row table:style-name="ro3">
          <table:table-cell office:value-type="string" calcext:value-type="string">
            <text:p><text:a xlink:href="http://tinyurl.com/245fvvvm" xlink:type="simple">http://tinyurl.com/245fvvvm</text:a></text:p>
          </table:table-cell>
        </table:table-row>
        <table:table-row table:style-name="ro3">
          <table:table-cell office:value-type="string" calcext:value-type="string">
            <text:p><text:a xlink:href="http://tinyurl.com/2p85vsth" xlink:type="simple">http://tinyurl.com/2p85vsth</text:a></text:p>
          </table:table-cell>
        </table:table-row>
        <table:table-row table:style-name="ro1">
          <table:table-cell table:style-name="ce10" office:value-type="string" calcext:value-type="string">
            <text:p><text:a xlink:href="http://tinyurl.com/2xjbfudp" xlink:type="simple">http://tinyurl.com/2xjbfudp</text:a></text:p>
          </table:table-cell>
        </table:table-row>
        <table:table-row table:style-name="ro1">
          <table:table-cell table:style-name="ce10" office:value-type="string" calcext:value-type="string">
            <text:p><text:a xlink:href="http://tinyurl.com/y3bp6erx" xlink:type="simple">http://tinyurl.com/y3bp6erx</text:a></text:p>
          </table:table-cell>
        </table:table-row>
        <table:table-row table:style-name="ro1">
          <table:table-cell table:style-name="ce10" office:value-type="string" calcext:value-type="string">
            <text:p><text:a xlink:href="http://tinyurl.com/3pvs6fmp" xlink:type="simple">http://tinyurl.com/3pvs6fmp</text:a></text:p>
          </table:table-cell>
        </table:table-row>
        <table:table-row table:style-name="ro1">
          <table:table-cell table:style-name="ce10" office:value-type="string" calcext:value-type="string">
            <text:p><text:a xlink:href="http://tinyurl.com/58bj3bjz" xlink:type="simple">http://tinyurl.com/58bj3bjz</text:a></text:p>
          </table:table-cell>
        </table:table-row>
        <table:table-row table:style-name="ro1">
          <table:table-cell table:style-name="ce10" office:value-type="string" calcext:value-type="string">
            <text:p><text:a xlink:href="http://tinyurl.com/4c998apy" xlink:type="simple">http://tinyurl.com/4c998apy</text:a></text:p>
          </table:table-cell>
        </table:table-row>
        <table:table-row table:style-name="ro1">
          <table:table-cell table:style-name="ce10" office:value-type="string" calcext:value-type="string">
            <text:p><text:a xlink:href="http://tinyurl.com/ywdwf4rr" xlink:type="simple">http://tinyurl.com/ywdwf4rr</text:a></text:p>
          </table:table-cell>
        </table:table-row>
        <table:table-row table:style-name="ro1">
          <table:table-cell table:style-name="ce10" office:value-type="string" calcext:value-type="string">
            <text:p><text:a xlink:href="http://tinyurl.com/6h6nxrbn" xlink:type="simple">http://tinyurl.com/6h6nxrbn</text:a></text:p>
          </table:table-cell>
        </table:table-row>
        <table:table-row table:style-name="ro1">
          <table:table-cell table:style-name="ce10" office:value-type="string" calcext:value-type="string">
            <text:p><text:a xlink:href="http://tinyurl.com/yu7cxukp" xlink:type="simple">http://tinyurl.com/yu7cxukp</text:a></text:p>
          </table:table-cell>
        </table:table-row>
        <table:table-row table:style-name="ro3">
          <table:table-cell office:value-type="string" calcext:value-type="string">
            <text:p><text:a xlink:href="http://tinyurl.com/53dvxtvc" xlink:type="simple">http://tinyurl.com/53dvxtvc</text:a></text:p>
          </table:table-cell>
        </table:table-row>
        <table:table-row table:style-name="ro3">
          <table:table-cell office:value-type="string" calcext:value-type="string">
            <text:p><text:a xlink:href="http://tinyurl.com/22n4jbvy" xlink:type="simple">http://tinyurl.com/22n4jbvy</text:a></text:p>
          </table:table-cell>
        </table:table-row>
        <table:table-row table:style-name="ro3">
          <table:table-cell office:value-type="string" calcext:value-type="string">
            <text:p><text:a xlink:href="http://tinyurl.com/k6rw4ybm" xlink:type="simple">http://tinyurl.com/k6rw4ybm</text:a></text:p>
          </table:table-cell>
        </table:table-row>
        <table:table-row table:style-name="ro3">
          <table:table-cell office:value-type="string" calcext:value-type="string">
            <text:p><text:a xlink:href="http://tinyurl.com/8a57bhfu" xlink:type="simple">http://tinyurl.com/8a57bhfu</text:a></text:p>
          </table:table-cell>
        </table:table-row>
        <table:table-row table:style-name="ro3">
          <table:table-cell office:value-type="string" calcext:value-type="string">
            <text:p><text:a xlink:href="http://tinyurl.com/5duwc629" xlink:type="simple">http://tinyurl.com/5duwc629</text:a></text:p>
          </table:table-cell>
        </table:table-row>
        <table:table-row table:style-name="ro3">
          <table:table-cell office:value-type="string" calcext:value-type="string">
            <text:p><text:a xlink:href="http://tinyurl.com/2s43b3fj" xlink:type="simple">http://tinyurl.com/2s43b3fj</text:a></text:p>
          </table:table-cell>
        </table:table-row>
        <table:table-row table:style-name="ro3">
          <table:table-cell office:value-type="string" calcext:value-type="string">
            <text:p><text:a xlink:href="http://tinyurl.com/yfy2s7sw" xlink:type="simple">http://tinyurl.com/yfy2s7sw</text:a></text:p>
          </table:table-cell>
        </table:table-row>
        <table:table-row table:style-name="ro3">
          <table:table-cell office:value-type="string" calcext:value-type="string">
            <text:p><text:a xlink:href="http://tinyurl.com/4vfecjhz" xlink:type="simple">http://tinyurl.com/4vfecjhz</text:a></text:p>
          </table:table-cell>
        </table:table-row>
        <table:table-row table:style-name="ro3">
          <table:table-cell office:value-type="string" calcext:value-type="string">
            <text:p><text:a xlink:href="http://tinyurl.com/2pm42w5w" xlink:type="simple">http://tinyurl.com/2pm42w5w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4u27zdm2" xlink:type="simple">http://tinyurl.com/4u27zdm2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94y3czay" xlink:type="simple">http://tinyurl.com/94y3czay</text:a></text:p>
          </table:table-cell>
        </table:table-row>
        <table:table-row table:style-name="ro3">
          <table:table-cell office:value-type="string" calcext:value-type="string">
            <text:p><text:a xlink:href="http://tinyurl.com/4m2u7a33" xlink:type="simple">http://tinyurl.com/4m2u7a33</text:a></text:p>
          </table:table-cell>
        </table:table-row>
        <table:table-row table:style-name="ro3">
          <table:table-cell office:value-type="string" calcext:value-type="string">
            <text:p><text:a xlink:href="http://tinyurl.com/srpeavub" xlink:type="simple">http://tinyurl.com/srpeavub</text:a></text:p>
          </table:table-cell>
        </table:table-row>
        <table:table-row table:style-name="ro3">
          <table:table-cell office:value-type="string" calcext:value-type="string">
            <text:p><text:a xlink:href="http://tinyurl.com/2xwyvvfv" xlink:type="simple">http://tinyurl.com/2xwyvvfv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486kxnus" xlink:type="simple">http://tinyurl.com/486kxnus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3b8n7tn3" xlink:type="simple">http://tinyurl.com/3b8n7tn3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3hc43asm" xlink:type="simple">http://tinyurl.com/3hc43asm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2xpeb9uc" xlink:type="simple">http://tinyurl.com/2xpeb9uc</text:a></text:p>
          </table:table-cell>
        </table:table-row>
        <table:table-row table:style-name="ro3">
          <table:table-cell office:value-type="string" calcext:value-type="string">
            <text:p><text:a xlink:href="http://tinyurl.com/463pc2am" xlink:type="simple">http://tinyurl.com/463pc2am</text:a></text:p>
          </table:table-cell>
        </table:table-row>
        <table:table-row table:style-name="ro3">
          <table:table-cell office:value-type="string" calcext:value-type="string">
            <text:p><text:a xlink:href="http://tinyurl.com/2s4ffpkh" xlink:type="simple">http://tinyurl.com/2s4ffpkh</text:a></text:p>
          </table:table-cell>
        </table:table-row>
        <table:table-row table:style-name="ro3">
          <table:table-cell office:value-type="string" calcext:value-type="string">
            <text:p><text:a xlink:href="http://tinyurl.com/mtepf2fj" xlink:type="simple">http://tinyurl.com/mtepf2fj</text:a></text:p>
          </table:table-cell>
        </table:table-row>
        <table:table-row table:style-name="ro3">
          <table:table-cell office:value-type="string" calcext:value-type="string">
            <text:p><text:a xlink:href="http://tinyurl.com/23judh5n" xlink:type="simple">http://tinyurl.com/23judh5n</text:a></text:p>
          </table:table-cell>
        </table:table-row>
        <table:table-row table:style-name="ro3">
          <table:table-cell office:value-type="string" calcext:value-type="string">
            <text:p><text:a xlink:href="http://tinyurl.com/5d8dvppf" xlink:type="simple">http://tinyurl.com/5d8dvppf</text:a></text:p>
          </table:table-cell>
        </table:table-row>
        <table:table-row table:style-name="ro3">
          <table:table-cell office:value-type="string" calcext:value-type="string">
            <text:p><text:a xlink:href="http://tinyurl.com/3t7kh53x" xlink:type="simple">http://tinyurl.com/3t7kh53x</text:a></text:p>
          </table:table-cell>
        </table:table-row>
        <table:table-row table:style-name="ro3">
          <table:table-cell office:value-type="string" calcext:value-type="string">
            <text:p><text:a xlink:href="http://tinyurl.com/4bxvx7ue" xlink:type="simple">http://tinyurl.com/4bxvx7ue</text:a></text:p>
          </table:table-cell>
        </table:table-row>
        <table:table-row table:style-name="ro3">
          <table:table-cell office:value-type="string" calcext:value-type="string">
            <text:p><text:a xlink:href="http://tinyurl.com/3z5akmss" xlink:type="simple">http://tinyurl.com/3z5akmss</text:a></text:p>
          </table:table-cell>
        </table:table-row>
        <table:table-row table:style-name="ro3">
          <table:table-cell office:value-type="string" calcext:value-type="string">
            <text:p><text:a xlink:href="http://tinyurl.com/ye9433dx" xlink:type="simple">http://tinyurl.com/ye9433dx</text:a></text:p>
          </table:table-cell>
        </table:table-row>
        <table:table-row table:style-name="ro3">
          <table:table-cell office:value-type="string" calcext:value-type="string">
            <text:p><text:a xlink:href="http://tinyurl.com/ykekva9m" xlink:type="simple">http://tinyurl.com/ykekva9m</text:a></text:p>
          </table:table-cell>
        </table:table-row>
        <table:table-row table:style-name="ro3">
          <table:table-cell office:value-type="string" calcext:value-type="string">
            <text:p><text:a xlink:href="http://tinyurl.com/3tcpysa6" xlink:type="simple">http://tinyurl.com/3tcpysa6</text:a></text:p>
          </table:table-cell>
        </table:table-row>
        <table:table-row table:style-name="ro3">
          <table:table-cell office:value-type="string" calcext:value-type="string">
            <text:p><text:a xlink:href="http://tinyurl.com/ybrkeysd" xlink:type="simple">http://tinyurl.com/ybrkeysd</text:a></text:p>
          </table:table-cell>
        </table:table-row>
        <table:table-row table:style-name="ro3">
          <table:table-cell office:value-type="string" calcext:value-type="string">
            <text:p><text:a xlink:href="http://tinyurl.com/y79p9nha" xlink:type="simple">http://tinyurl.com/y79p9nha</text:a></text:p>
          </table:table-cell>
        </table:table-row>
        <table:table-row table:style-name="ro3">
          <table:table-cell office:value-type="string" calcext:value-type="string">
            <text:p><text:a xlink:href="http://tinyurl.com/46csp6df" xlink:type="simple">http://tinyurl.com/46csp6df</text:a></text:p>
          </table:table-cell>
        </table:table-row>
        <table:table-row table:style-name="ro3">
          <table:table-cell office:value-type="string" calcext:value-type="string">
            <text:p><text:a xlink:href="http://tinyurl.com/5py2c65d" xlink:type="simple">http://tinyurl.com/5py2c65d</text:a></text:p>
          </table:table-cell>
        </table:table-row>
        <table:table-row table:style-name="ro3">
          <table:table-cell office:value-type="string" calcext:value-type="string">
            <text:p><text:a xlink:href="http://tinyurl.com/7hcx4zap" xlink:type="simple">http://tinyurl.com/7hcx4zap</text:a></text:p>
          </table:table-cell>
        </table:table-row>
        <table:table-row table:style-name="ro3">
          <table:table-cell office:value-type="string" calcext:value-type="string">
            <text:p><text:a xlink:href="http://tinyurl.com/nf3ynfj3" xlink:type="simple">http://tinyurl.com/nf3ynfj3</text:a></text:p>
          </table:table-cell>
        </table:table-row>
        <table:table-row table:style-name="ro3">
          <table:table-cell office:value-type="string" calcext:value-type="string">
            <text:p><text:a xlink:href="http://tinyurl.com/yscjebkw" xlink:type="simple">http://tinyurl.com/yscjebkw</text:a></text:p>
          </table:table-cell>
        </table:table-row>
        <table:table-row table:style-name="ro3">
          <table:table-cell office:value-type="string" calcext:value-type="string">
            <text:p><text:a xlink:href="http://tinyurl.com/48srb8j6" xlink:type="simple">http://tinyurl.com/48srb8j6</text:a></text:p>
          </table:table-cell>
        </table:table-row>
        <table:table-row table:style-name="ro3">
          <table:table-cell office:value-type="string" calcext:value-type="string">
            <text:p><text:a xlink:href="http://tinyurl.com/8kmtduuc" xlink:type="simple">http://tinyurl.com/8kmtduuc</text:a></text:p>
          </table:table-cell>
        </table:table-row>
        <table:table-row table:style-name="ro3">
          <table:table-cell office:value-type="string" calcext:value-type="string">
            <text:p><text:a xlink:href="http://tinyurl.com/3r23y4kw" xlink:type="simple">http://tinyurl.com/3r23y4kw</text:a></text:p>
          </table:table-cell>
        </table:table-row>
        <table:table-row table:style-name="ro3">
          <table:table-cell office:value-type="string" calcext:value-type="string">
            <text:p><text:a xlink:href="http://tinyurl.com/3xzvt7ba" xlink:type="simple">http://tinyurl.com/3xzvt7ba</text:a></text:p>
          </table:table-cell>
        </table:table-row>
        <table:table-row table:style-name="ro3">
          <table:table-cell office:value-type="string" calcext:value-type="string">
            <text:p><text:a xlink:href="http://tinyurl.com/432nfeww" xlink:type="simple">http://tinyurl.com/432nfeww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5n8z6hnp" xlink:type="simple">http://tinyurl.com/5n8z6hnp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5n82nvx3" xlink:type="simple">http://tinyurl.com/5n82nvx3</text:a></text:p>
          </table:table-cell>
        </table:table-row>
        <table:table-row table:style-name="ro3">
          <table:table-cell office:value-type="string" calcext:value-type="string">
            <text:p><text:a xlink:href="http://tinyurl.com/4ccb6xsv" xlink:type="simple">http://tinyurl.com/4ccb6xsv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4ddmtcxa" xlink:type="simple">http://tinyurl.com/4ddmtcxa</text:a></text:p>
          </table:table-cell>
        </table:table-row>
        <table:table-row table:style-name="ro3">
          <table:table-cell office:value-type="string" calcext:value-type="string">
            <text:p><text:a xlink:href="http://tinyurl.com/yty2c4yv" xlink:type="simple">http://tinyurl.com/yty2c4yv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mvd86vdj" xlink:type="simple">http://tinyurl.com/mvd86vdj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5dtjhhk3" xlink:type="simple">http://tinyurl.com/5dtjhhk3</text:a></text:p>
          </table:table-cell>
        </table:table-row>
        <table:table-row table:style-name="ro3">
          <table:table-cell office:value-type="string" calcext:value-type="string">
            <text:p><text:a xlink:href="http://tinyurl.com/2p9t4tcp" xlink:type="simple">http://tinyurl.com/2p9t4tcp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yrat52mu" xlink:type="simple">http://tinyurl.com/yrat52mu</text:a></text:p>
          </table:table-cell>
        </table:table-row>
        <table:table-row table:style-name="ro3">
          <table:table-cell office:value-type="string" calcext:value-type="string">
            <text:p><text:a xlink:href="http://tinyurl.com/2yhx59r8" xlink:type="simple">http://tinyurl.com/2yhx59r8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49fcucr7" xlink:type="simple">http://tinyurl.com/49fcucr7</text:a></text:p>
          </table:table-cell>
        </table:table-row>
        <table:table-row table:style-name="ro3">
          <table:table-cell office:value-type="string" calcext:value-type="string">
            <text:p><text:a xlink:href="http://tinyurl.com/2s4w932x" xlink:type="simple">http://tinyurl.com/2s4w932x</text:a></text:p>
          </table:table-cell>
        </table:table-row>
        <table:table-row table:style-name="ro3">
          <table:table-cell office:value-type="string" calcext:value-type="string">
            <text:p><text:a xlink:href="http://tinyurl.com/2jmyrene" xlink:type="simple">http://tinyurl.com/2jmyrene</text:a></text:p>
          </table:table-cell>
        </table:table-row>
        <table:table-row table:style-name="ro3">
          <table:table-cell office:value-type="string" calcext:value-type="string">
            <text:p><text:a xlink:href="http://tinyurl.com/yumzp4d8" xlink:type="simple">http://tinyurl.com/yumzp4d8</text:a></text:p>
          </table:table-cell>
        </table:table-row>
        <table:table-row table:style-name="ro3">
          <table:table-cell office:value-type="string" calcext:value-type="string">
            <text:p><text:a xlink:href="http://tinyurl.com/yf3zhcj3" xlink:type="simple">http://tinyurl.com/yf3zhcj3</text:a></text:p>
          </table:table-cell>
        </table:table-row>
        <table:table-row table:style-name="ro3">
          <table:table-cell office:value-type="string" calcext:value-type="string">
            <text:p><text:a xlink:href="http://tinyurl.com/mryft5de" xlink:type="simple">http://tinyurl.com/mryft5de</text:a></text:p>
          </table:table-cell>
        </table:table-row>
        <table:table-row table:style-name="ro3">
          <table:table-cell office:value-type="string" calcext:value-type="string">
            <text:p><text:a xlink:href="http://tinyurl.com/yfr7smzb" xlink:type="simple">http://tinyurl.com/yfr7smzb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46u44k5b" xlink:type="simple">http://tinyurl.com/46u44k5b</text:a></text:p>
          </table:table-cell>
        </table:table-row>
        <table:table-row table:style-name="ro3">
          <table:table-cell office:value-type="string" calcext:value-type="string">
            <text:p><text:a xlink:href="http://tinyurl.com/3czdd8rr" xlink:type="simple">http://tinyurl.com/3czdd8rr</text:a></text:p>
          </table:table-cell>
        </table:table-row>
        <table:table-row table:style-name="ro3">
          <table:table-cell office:value-type="string" calcext:value-type="string">
            <text:p><text:a xlink:href="http://tinyurl.com/d6a8jm53" xlink:type="simple">http://tinyurl.com/d6a8jm53</text:a></text:p>
          </table:table-cell>
        </table:table-row>
        <table:table-row table:style-name="ro3">
          <table:table-cell office:value-type="string" calcext:value-type="string">
            <text:p><text:a xlink:href="https://encurtador.com.br/dhkv4" xlink:type="simple">https://encurtador.com.br/dhkv4</text:a></text:p>
          </table:table-cell>
        </table:table-row>
        <table:table-row table:style-name="ro3">
          <table:table-cell office:value-type="string" calcext:value-type="string">
            <text:p><text:a xlink:href="http://tinyurl.com/2zxj9272" xlink:type="simple">http://tinyurl.com/2zxj9272</text:a></text:p>
          </table:table-cell>
        </table:table-row>
        <table:table-row table:style-name="ro3">
          <table:table-cell office:value-type="string" calcext:value-type="string">
            <text:p><text:a xlink:href="http://tinyurl.com/2wk7uzkz" xlink:type="simple">http://tinyurl.com/2wk7uzkz</text:a></text:p>
          </table:table-cell>
        </table:table-row>
        <table:table-row table:style-name="ro3">
          <table:table-cell office:value-type="string" calcext:value-type="string">
            <text:p><text:a xlink:href="http://tinyurl.com/tpzc8pyt" xlink:type="simple">http://tinyurl.com/tpzc8pyt</text:a></text:p>
          </table:table-cell>
        </table:table-row>
        <table:table-row table:style-name="ro3">
          <table:table-cell office:value-type="string" calcext:value-type="string">
            <text:p><text:a xlink:href="http://tinyurl.com/ybscv3r8" xlink:type="simple">http://tinyurl.com/ybscv3r8</text:a></text:p>
          </table:table-cell>
        </table:table-row>
        <table:table-row table:style-name="ro3">
          <table:table-cell office:value-type="string" calcext:value-type="string">
            <text:p><text:a xlink:href="http://tinyurl.com/wft9wjhr" xlink:type="simple">http://tinyurl.com/wft9wjhr</text:a></text:p>
          </table:table-cell>
        </table:table-row>
        <table:table-row table:style-name="ro3">
          <table:table-cell office:value-type="string" calcext:value-type="string">
            <text:p><text:a xlink:href="http://tinyurl.com/3phn5v4u" xlink:type="simple">http://tinyurl.com/3phn5v4u</text:a></text:p>
          </table:table-cell>
        </table:table-row>
        <table:table-row table:style-name="ro3">
          <table:table-cell office:value-type="string" calcext:value-type="string">
            <text:p><text:a xlink:href="http://tinyurl.com/5n79c64s" xlink:type="simple">http://tinyurl.com/5n79c64s</text:a></text:p>
          </table:table-cell>
        </table:table-row>
        <table:table-row table:style-name="ro3">
          <table:table-cell office:value-type="string" calcext:value-type="string">
            <text:p><text:a xlink:href="http://tinyurl.com/mr44wk76" xlink:type="simple">http://tinyurl.com/mr44wk76</text:a></text:p>
          </table:table-cell>
        </table:table-row>
        <table:table-row table:style-name="ro3">
          <table:table-cell office:value-type="string" calcext:value-type="string">
            <text:p><text:a xlink:href="http://tinyurl.com/muz2rszk" xlink:type="simple">http://tinyurl.com/muz2rszk</text:a></text:p>
          </table:table-cell>
        </table:table-row>
        <table:table-row table:style-name="ro3">
          <table:table-cell office:value-type="string" calcext:value-type="string">
            <text:p><text:a xlink:href="http://tinyurl.com/2s3nc9ak" xlink:type="simple">http://tinyurl.com/2s3nc9ak</text:a></text:p>
          </table:table-cell>
        </table:table-row>
        <table:table-row table:style-name="ro3">
          <table:table-cell office:value-type="string" calcext:value-type="string">
            <text:p><text:a xlink:href="http://tinyurl.com/49wy9dc2" xlink:type="simple">http://tinyurl.com/49wy9dc2</text:a></text:p>
          </table:table-cell>
        </table:table-row>
        <table:table-row table:style-name="ro3">
          <table:table-cell office:value-type="string" calcext:value-type="string">
            <text:p><text:a xlink:href="http://tinyurl.com/46a3nytu" xlink:type="simple">http://tinyurl.com/46a3nytu</text:a></text:p>
          </table:table-cell>
        </table:table-row>
        <table:table-row table:style-name="ro3">
          <table:table-cell office:value-type="string" calcext:value-type="string">
            <text:p><text:a xlink:href="http://tinyurl.com/4md2xjdx" xlink:type="simple">http://tinyurl.com/4md2xjdx</text:a></text:p>
          </table:table-cell>
        </table:table-row>
        <table:table-row table:style-name="ro3">
          <table:table-cell office:value-type="string" calcext:value-type="string">
            <text:p><text:a xlink:href="http://tinyurl.com/yw4tyxs6" xlink:type="simple">http://tinyurl.com/yw4tyxs6</text:a></text:p>
          </table:table-cell>
        </table:table-row>
        <table:table-row table:style-name="ro3">
          <table:table-cell office:value-type="string" calcext:value-type="string">
            <text:p><text:a xlink:href="http://tinyurl.com/3ybhkn8c" xlink:type="simple">http://tinyurl.com/3ybhkn8c</text:a></text:p>
          </table:table-cell>
        </table:table-row>
        <table:table-row table:style-name="ro3">
          <table:table-cell office:value-type="string" calcext:value-type="string">
            <text:p><text:a xlink:href="http://tinyurl.com/2wxz8urs" xlink:type="simple">http://tinyurl.com/2wxz8urs</text:a></text:p>
          </table:table-cell>
        </table:table-row>
        <table:table-row table:style-name="ro3">
          <table:table-cell office:value-type="string" calcext:value-type="string">
            <text:p><text:a xlink:href="http://tinyurl.com/4xt8d43h" xlink:type="simple">http://tinyurl.com/4xt8d43h</text:a></text:p>
          </table:table-cell>
        </table:table-row>
        <table:table-row table:style-name="ro3">
          <table:table-cell office:value-type="string" calcext:value-type="string">
            <text:p><text:a xlink:href="http://tinyurl.com/249d8pj6" xlink:type="simple">http://tinyurl.com/249d8pj6</text:a></text:p>
          </table:table-cell>
        </table:table-row>
        <table:table-row table:style-name="ro3">
          <table:table-cell office:value-type="string" calcext:value-type="string">
            <text:p><text:a xlink:href="http://tinyurl.com/3za7wyt6" xlink:type="simple">http://tinyurl.com/3za7wyt6</text:a></text:p>
          </table:table-cell>
        </table:table-row>
        <table:table-row table:style-name="ro3">
          <table:table-cell office:value-type="string" calcext:value-type="string">
            <text:p><text:a xlink:href="http://tinyurl.com/5d47cwsw" xlink:type="simple">http://tinyurl.com/5d47cwsw</text:a></text:p>
          </table:table-cell>
        </table:table-row>
        <table:table-row table:style-name="ro3">
          <table:table-cell office:value-type="string" calcext:value-type="string">
            <text:p><text:a xlink:href="http://tinyurl.com/25n3aznr" xlink:type="simple">http://tinyurl.com/25n3aznr</text:a></text:p>
          </table:table-cell>
        </table:table-row>
        <table:table-row table:style-name="ro3">
          <table:table-cell office:value-type="string" calcext:value-type="string">
            <text:p><text:a xlink:href="http://tinyurl.com/46enussb" xlink:type="simple">http://tinyurl.com/46enussb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jwzzu7nd" xlink:type="simple">http://tinyurl.com/jwzzu7nd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bdemauy6" xlink:type="simple">http://tinyurl.com/bdemauy6</text:a></text:p>
          </table:table-cell>
        </table:table-row>
        <table:table-row table:style-name="ro3">
          <table:table-cell office:value-type="string" calcext:value-type="string">
            <text:p><text:a xlink:href="http://tinyurl.com/3beh34f5" xlink:type="simple">http://tinyurl.com/3beh34f5</text:a></text:p>
          </table:table-cell>
        </table:table-row>
        <table:table-row table:style-name="ro3">
          <table:table-cell office:value-type="string" calcext:value-type="string">
            <text:p><text:a xlink:href="http://tinyurl.com/34586a89" xlink:type="simple">http://tinyurl.com/34586a89</text:a></text:p>
          </table:table-cell>
        </table:table-row>
        <table:table-row table:style-name="ro3">
          <table:table-cell office:value-type="string" calcext:value-type="string">
            <text:p><text:a xlink:href="http://tinyurl.com/5n85dwf6" xlink:type="simple">http://tinyurl.com/5n85dwf6</text:a></text:p>
          </table:table-cell>
        </table:table-row>
        <table:table-row table:style-name="ro3">
          <table:table-cell office:value-type="string" calcext:value-type="string">
            <text:p><text:a xlink:href="http://tinyurl.com/mvs4e2fw" xlink:type="simple">http://tinyurl.com/mvs4e2fw</text:a></text:p>
          </table:table-cell>
        </table:table-row>
        <table:table-row table:style-name="ro3">
          <table:table-cell office:value-type="string" calcext:value-type="string">
            <text:p><text:a xlink:href="http://tinyurl.com/bdcu3sy8" xlink:type="simple">http://tinyurl.com/bdcu3sy8</text:a></text:p>
          </table:table-cell>
        </table:table-row>
        <table:table-row table:style-name="ro3">
          <table:table-cell office:value-type="string" calcext:value-type="string">
            <text:p><text:a xlink:href="http://tinyurl.com/exubpd4z" xlink:type="simple">http://tinyurl.com/exubpd4z</text:a></text:p>
          </table:table-cell>
        </table:table-row>
        <table:table-row table:style-name="ro3">
          <table:table-cell office:value-type="string" calcext:value-type="string">
            <text:p><text:a xlink:href="http://tinyurl.com/ys7y6z6t" xlink:type="simple">http://tinyurl.com/ys7y6z6t</text:a></text:p>
          </table:table-cell>
        </table:table-row>
        <table:table-row table:style-name="ro3">
          <table:table-cell office:value-type="string" calcext:value-type="string">
            <text:p><text:a xlink:href="http://tinyurl.com/5n8bj6vs" xlink:type="simple">http://tinyurl.com/5n8bj6vs</text:a></text:p>
          </table:table-cell>
        </table:table-row>
        <table:table-row table:style-name="ro3">
          <table:table-cell office:value-type="string" calcext:value-type="string">
            <text:p><text:a xlink:href="http://tinyurl.com/ft9uwtzj" xlink:type="simple">http://tinyurl.com/ft9uwtzj</text:a></text:p>
          </table:table-cell>
        </table:table-row>
        <table:table-row table:style-name="ro3">
          <table:table-cell office:value-type="string" calcext:value-type="string">
            <text:p><text:a xlink:href="http://tinyurl.com/zst3p6y2" xlink:type="simple">http://tinyurl.com/zst3p6y2</text:a></text:p>
          </table:table-cell>
        </table:table-row>
        <table:table-row table:style-name="ro3">
          <table:table-cell office:value-type="string" calcext:value-type="string">
            <text:p><text:a xlink:href="http://tinyurl.com/486wm9vj" xlink:type="simple">http://tinyurl.com/486wm9vj</text:a></text:p>
          </table:table-cell>
        </table:table-row>
        <table:table-row table:style-name="ro3">
          <table:table-cell office:value-type="string" calcext:value-type="string">
            <text:p><text:a xlink:href="http://tinyurl.com/yc7eavpu" xlink:type="simple">http://tinyurl.com/yc7eavpu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bddc9art" xlink:type="simple">http://tinyurl.com/bddc9art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2ytv6vtk" xlink:type="simple">http://tinyurl.com/2ytv6vtk</text:a></text:p>
          </table:table-cell>
        </table:table-row>
        <table:table-row table:style-name="ro3">
          <table:table-cell office:value-type="string" calcext:value-type="string">
            <text:p><text:a xlink:href="http://tinyurl.com/4tx5bsy8" xlink:type="simple">http://tinyurl.com/4tx5bsy8</text:a></text:p>
          </table:table-cell>
        </table:table-row>
        <table:table-row table:style-name="ro3">
          <table:table-cell office:value-type="string" calcext:value-type="string">
            <text:p><text:a xlink:href="http://tinyurl.com/53d9p3wc" xlink:type="simple">http://tinyurl.com/53d9p3wc</text:a></text:p>
          </table:table-cell>
        </table:table-row>
        <table:table-row table:style-name="ro3">
          <table:table-cell office:value-type="string" calcext:value-type="string">
            <text:p><text:a xlink:href="http://tinyurl.com/bdff6thd" xlink:type="simple">http://tinyurl.com/bdff6thd</text:a></text:p>
          </table:table-cell>
        </table:table-row>
        <table:table-row table:style-name="ro3">
          <table:table-cell office:value-type="string" calcext:value-type="string">
            <text:p><text:a xlink:href="http://tinyurl.com/yuettf3d" xlink:type="simple">http://tinyurl.com/yuettf3d</text:a></text:p>
          </table:table-cell>
        </table:table-row>
        <table:table-row table:style-name="ro3">
          <table:table-cell office:value-type="string" calcext:value-type="string">
            <text:p><text:a xlink:href="http://tinyurl.com/3zebhheb" xlink:type="simple">http://tinyurl.com/3zebhheb</text:a></text:p>
          </table:table-cell>
        </table:table-row>
        <table:table-row table:style-name="ro3">
          <table:table-cell office:value-type="string" calcext:value-type="string">
            <text:p><text:a xlink:href="http://tinyurl.com/ab4carw5" xlink:type="simple">http://tinyurl.com/ab4carw5</text:a></text:p>
          </table:table-cell>
        </table:table-row>
        <table:table-row table:style-name="ro3">
          <table:table-cell office:value-type="string" calcext:value-type="string">
            <text:p><text:a xlink:href="http://tinyurl.com/bdex2k84" xlink:type="simple">http://tinyurl.com/bdex2k84</text:a></text:p>
          </table:table-cell>
        </table:table-row>
        <table:table-row table:style-name="ro3">
          <table:table-cell office:value-type="string" calcext:value-type="string">
            <text:p><text:a xlink:href="http://tinyurl.com/4vfthkx4" xlink:type="simple">http://tinyurl.com/4vfthkx4</text:a></text:p>
          </table:table-cell>
        </table:table-row>
        <table:table-row table:style-name="ro3">
          <table:table-cell office:value-type="string" calcext:value-type="string">
            <text:p><text:a xlink:href="http://tinyurl.com/2vkeb3nd" xlink:type="simple">http://tinyurl.com/2vkeb3nd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5xkawjna" xlink:type="simple">http://tinyurl.com/5xkawjna</text:a></text:p>
          </table:table-cell>
        </table:table-row>
        <table:table-row table:style-name="ro3">
          <table:table-cell office:value-type="string" calcext:value-type="string">
            <text:p><text:a xlink:href="http://tinyurl.com/yhahsf68" xlink:type="simple">http://tinyurl.com/yhahsf68</text:a></text:p>
          </table:table-cell>
        </table:table-row>
        <table:table-row table:style-name="ro3">
          <table:table-cell office:value-type="string" calcext:value-type="string">
            <text:p><text:a xlink:href="http://tinyurl.com/36kn6yz4" xlink:type="simple">http://tinyurl.com/36kn6yz4</text:a></text:p>
          </table:table-cell>
        </table:table-row>
        <table:table-row table:style-name="ro3">
          <table:table-cell office:value-type="string" calcext:value-type="string">
            <text:p><text:a xlink:href="http://tinyurl.com/4v5zen7u" xlink:type="simple">http://tinyurl.com/4v5zen7u</text:a></text:p>
          </table:table-cell>
        </table:table-row>
        <table:table-row table:style-name="ro3">
          <table:table-cell office:value-type="string" calcext:value-type="string">
            <text:p><text:a xlink:href="http://tinyurl.com/bdf37ju4" xlink:type="simple">http://tinyurl.com/bdf37ju4</text:a></text:p>
          </table:table-cell>
        </table:table-row>
        <table:table-row table:style-name="ro3">
          <table:table-cell office:value-type="string" calcext:value-type="string">
            <text:p><text:a xlink:href="http://tinyurl.com/ycxndh6a" xlink:type="simple">http://tinyurl.com/ycxndh6a</text:a></text:p>
          </table:table-cell>
        </table:table-row>
        <table:table-row table:style-name="ro1">
          <table:table-cell table:style-name="ce11" office:value-type="string" calcext:value-type="string">
            <text:p><text:a xlink:href="http://tinyurl.com/27ydy75p" xlink:type="simple">http://tinyurl.com/27ydy75p </text:a></text:p>
          </table:table-cell>
        </table:table-row>
        <table:table-row table:style-name="ro3">
          <table:table-cell office:value-type="string" calcext:value-type="string">
            <text:p><text:a xlink:href="http://tinyurl.com/44uacfme" xlink:type="simple">http://tinyurl.com/44uacfme</text:a></text:p>
          </table:table-cell>
        </table:table-row>
        <table:table-row table:style-name="ro3">
          <table:table-cell office:value-type="string" calcext:value-type="string">
            <text:p><text:a xlink:href="http://tinyurl.com/3rhh2hdv" xlink:type="simple">http://tinyurl.com/3rhh2hdv</text:a></text:p>
          </table:table-cell>
        </table:table-row>
        <table:table-row table:style-name="ro3">
          <table:table-cell office:value-type="string" calcext:value-type="string">
            <text:p><text:a xlink:href="http://tinyurl.com/368s652y" xlink:type="simple">http://tinyurl.com/368s652y</text:a></text:p>
          </table:table-cell>
        </table:table-row>
        <table:table-row table:style-name="ro3">
          <table:table-cell office:value-type="string" calcext:value-type="string">
            <text:p><text:a xlink:href="http://tinyurl.com/ak8wjfbr" xlink:type="simple">http://tinyurl.com/ak8wjfbr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3c9njzph" xlink:type="simple">http://tinyurl.com/3c9njzph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2vyur342" xlink:type="simple">http://tinyurl.com/2vyur342</text:a></text:p>
          </table:table-cell>
        </table:table-row>
        <table:table-row table:style-name="ro3">
          <table:table-cell office:value-type="string" calcext:value-type="string">
            <text:p><text:a xlink:href="http://tinyurl.com/4kd3ekt3" xlink:type="simple">http://tinyurl.com/4kd3ekt3</text:a></text:p>
          </table:table-cell>
        </table:table-row>
        <table:table-row table:style-name="ro3">
          <table:table-cell office:value-type="string" calcext:value-type="string">
            <text:p><text:a xlink:href="http://tinyurl.com/yw46ukbm" xlink:type="simple">http://tinyurl.com/yw46ukbm</text:a></text:p>
          </table:table-cell>
        </table:table-row>
        <table:table-row table:style-name="ro3">
          <table:table-cell office:value-type="string" calcext:value-type="string">
            <text:p><text:a xlink:href="http://tinyurl.com/2p8kzbp4" xlink:type="simple">http://tinyurl.com/2p8kzbp4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45rxranc" xlink:type="simple">http://tinyurl.com/45rxranc</text:a></text:p>
          </table:table-cell>
        </table:table-row>
        <table:table-row table:style-name="ro3">
          <table:table-cell office:value-type="string" calcext:value-type="string">
            <text:p><text:a xlink:href="http://tinyurl.com/58adp77z" xlink:type="simple">http://tinyurl.com/58adp77z</text:a></text:p>
          </table:table-cell>
        </table:table-row>
        <table:table-row table:style-name="ro3">
          <table:table-cell office:value-type="string" calcext:value-type="string">
            <text:p><text:a xlink:href="http://tinyurl.com/3a3cmufn" xlink:type="simple">http://tinyurl.com/3a3cmufn</text:a></text:p>
          </table:table-cell>
        </table:table-row>
        <table:table-row table:style-name="ro3">
          <table:table-cell office:value-type="string" calcext:value-type="string">
            <text:p><text:a xlink:href="http://tinyurl.com/3u6v2c7v" xlink:type="simple">http://tinyurl.com/3u6v2c7v</text:a></text:p>
          </table:table-cell>
        </table:table-row>
        <table:table-row table:style-name="ro3">
          <table:table-cell office:value-type="string" calcext:value-type="string">
            <text:p><text:a xlink:href="http://tinyurl.com/mr3v29y5" xlink:type="simple">http://tinyurl.com/mr3v29y5</text:a></text:p>
          </table:table-cell>
        </table:table-row>
        <table:table-row table:style-name="ro3">
          <table:table-cell office:value-type="string" calcext:value-type="string">
            <text:p><text:a xlink:href="http://tinyurl.com/mpa9f9h3" xlink:type="simple">http://tinyurl.com/mpa9f9h3</text:a></text:p>
          </table:table-cell>
        </table:table-row>
        <table:table-row table:style-name="ro3">
          <table:table-cell office:value-type="string" calcext:value-type="string">
            <text:p><text:a xlink:href="http://tinyurl.com/277juecv" xlink:type="simple">http://tinyurl.com/277juecv</text:a></text:p>
          </table:table-cell>
        </table:table-row>
        <table:table-row table:style-name="ro3">
          <table:table-cell office:value-type="string" calcext:value-type="string">
            <text:p><text:a xlink:href="http://tinyurl.com/mry9kbx8" xlink:type="simple">http://tinyurl.com/mry9kbx8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ynrkk7st" xlink:type="simple">http://tinyurl.com/ynrkk7st</text:a></text:p>
          </table:table-cell>
        </table:table-row>
        <table:table-row table:style-name="ro3">
          <table:table-cell office:value-type="string" calcext:value-type="string">
            <text:p><text:a xlink:href="http://tinyurl.com/536uv6nn" xlink:type="simple">http://tinyurl.com/536uv6nn</text:a></text:p>
          </table:table-cell>
        </table:table-row>
        <table:table-row table:style-name="ro3">
          <table:table-cell office:value-type="string" calcext:value-type="string">
            <text:p><text:a xlink:href="http://tinyurl.com/5n8f3r74" xlink:type="simple">http://tinyurl.com/5n8f3r74</text:a></text:p>
          </table:table-cell>
        </table:table-row>
        <table:table-row table:style-name="ro3">
          <table:table-cell office:value-type="string" calcext:value-type="string">
            <text:p><text:a xlink:href="http://tinyurl.com/5f8fyjhb" xlink:type="simple">http://tinyurl.com/5f8fyjhb</text:a></text:p>
          </table:table-cell>
        </table:table-row>
        <table:table-row table:style-name="ro3">
          <table:table-cell office:value-type="string" calcext:value-type="string">
            <text:p><text:a xlink:href="http://tinyurl.com/yc63enh7" xlink:type="simple">http://tinyurl.com/yc63enh7</text:a></text:p>
          </table:table-cell>
        </table:table-row>
        <table:table-row table:style-name="ro3">
          <table:table-cell office:value-type="string" calcext:value-type="string">
            <text:p><text:a xlink:href="http://tinyurl.com/bmw2ctky" xlink:type="simple">http://tinyurl.com/bmw2ctky</text:a></text:p>
          </table:table-cell>
        </table:table-row>
        <table:table-row table:style-name="ro3">
          <table:table-cell office:value-type="string" calcext:value-type="string">
            <text:p><text:a xlink:href="http://tinyurl.com/55mw6rt6" xlink:type="simple">http://tinyurl.com/55mw6rt6</text:a></text:p>
          </table:table-cell>
        </table:table-row>
        <table:table-row table:style-name="ro3">
          <table:table-cell office:value-type="string" calcext:value-type="string">
            <text:p><text:a xlink:href="http://tinyurl.com/mryh4a6b" xlink:type="simple">http://tinyurl.com/mryh4a6b</text:a></text:p>
          </table:table-cell>
        </table:table-row>
        <table:table-row table:style-name="ro3">
          <table:table-cell office:value-type="string" calcext:value-type="string">
            <text:p><text:a xlink:href="http://tinyurl.com/5eej5rap" xlink:type="simple">http://tinyurl.com/5eej5rap</text:a></text:p>
          </table:table-cell>
        </table:table-row>
        <table:table-row table:style-name="ro3">
          <table:table-cell office:value-type="string" calcext:value-type="string">
            <text:p><text:a xlink:href="http://tinyurl.com/mr2jvxdm" xlink:type="simple">http://tinyurl.com/mr2jvxdm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5x6232e5" xlink:type="simple">http://tinyurl.com/5x6232e5</text:a></text:p>
          </table:table-cell>
        </table:table-row>
        <table:table-row table:style-name="ro3">
          <table:table-cell office:value-type="string" calcext:value-type="string">
            <text:p><text:a xlink:href="http://tinyurl.com/mr3craxk" xlink:type="simple">http://tinyurl.com/mr3craxk</text:a></text:p>
          </table:table-cell>
        </table:table-row>
        <table:table-row table:style-name="ro3">
          <table:table-cell office:value-type="string" calcext:value-type="string">
            <text:p><text:a xlink:href="http://tinyurl.com/4p7c69hs" xlink:type="simple">http://tinyurl.com/4p7c69hs</text:a></text:p>
          </table:table-cell>
        </table:table-row>
        <table:table-row table:style-name="ro1">
          <table:table-cell table:style-name="ce10" office:value-type="string" calcext:value-type="string">
            <text:p>http://tinyurl.com/22zvwjrn</text:p>
          </table:table-cell>
        </table:table-row>
        <table:table-row table:style-name="ro3">
          <table:table-cell office:value-type="string" calcext:value-type="string">
            <text:p><text:a xlink:href="http://tinyurl.com/mr3996x7" xlink:type="simple">http://tinyurl.com/mr3996x7</text:a></text:p>
          </table:table-cell>
        </table:table-row>
        <table:table-row table:style-name="ro3">
          <table:table-cell office:value-type="string" calcext:value-type="string">
            <text:p><text:a xlink:href="http://tinyurl.com/5t4catd7" xlink:type="simple">http://tinyurl.com/5t4catd7</text:a></text:p>
          </table:table-cell>
        </table:table-row>
        <table:table-row table:style-name="ro3">
          <table:table-cell office:value-type="string" calcext:value-type="string">
            <text:p><text:a xlink:href="http://tinyurl.com/5n89hfux" xlink:type="simple">http://tinyurl.com/5n89hfux</text:a></text:p>
          </table:table-cell>
        </table:table-row>
        <table:table-row table:style-name="ro3">
          <table:table-cell office:value-type="string" calcext:value-type="string">
            <text:p><text:a xlink:href="http://tinyurl.com/bdzktj7e" xlink:type="simple">http://tinyurl.com/bdzktj7e</text:a></text:p>
          </table:table-cell>
        </table:table-row>
        <table:table-row table:style-name="ro3">
          <table:table-cell office:value-type="string" calcext:value-type="string">
            <text:p><text:a xlink:href="http://tinyurl.com/43ay9v6b" xlink:type="simple">http://tinyurl.com/43ay9v6b</text:a></text:p>
          </table:table-cell>
        </table:table-row>
        <table:table-row table:style-name="ro3">
          <table:table-cell office:value-type="string" calcext:value-type="string">
            <text:p><text:a xlink:href="http://tinyurl.com/37ruewak" xlink:type="simple">http://tinyurl.com/37ruewak</text:a></text:p>
          </table:table-cell>
        </table:table-row>
        <table:table-row table:style-name="ro3">
          <table:table-cell office:value-type="string" calcext:value-type="string">
            <text:p><text:a xlink:href="http://tinyurl.com/yys6b42m" xlink:type="simple">http://tinyurl.com/yys6b42m</text:a></text:p>
          </table:table-cell>
        </table:table-row>
        <table:table-row table:style-name="ro3">
          <table:table-cell office:value-type="string" calcext:value-type="string">
            <text:p><text:a xlink:href="http://tinyurl.com/jt5rar8p" xlink:type="simple">http://tinyurl.com/jt5rar8p</text:a></text:p>
          </table:table-cell>
        </table:table-row>
        <table:table-row table:style-name="ro3">
          <table:table-cell office:value-type="string" calcext:value-type="string">
            <text:p><text:a xlink:href="http://tinyurl.com/yc29x855" xlink:type="simple">http://tinyurl.com/yc29x855</text:a></text:p>
          </table:table-cell>
        </table:table-row>
        <table:table-row table:style-name="ro3">
          <table:table-cell office:value-type="string" calcext:value-type="string">
            <text:p><text:a xlink:href="http://tinyurl.com/546vu9ve" xlink:type="simple">http://tinyurl.com/546vu9ve</text:a></text:p>
          </table:table-cell>
        </table:table-row>
        <table:table-row table:style-name="ro3">
          <table:table-cell office:value-type="string" calcext:value-type="string">
            <text:p><text:a xlink:href="http://tinyurl.com/y4k7jktb" xlink:type="simple">http://tinyurl.com/y4k7jktb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2m2axk8n" xlink:type="simple">http://tinyurl.com/2m2axk8n</text:a></text:p>
          </table:table-cell>
        </table:table-row>
        <table:table-row table:style-name="ro3">
          <table:table-cell office:value-type="string" calcext:value-type="string">
            <text:p><text:a xlink:href="http://tinyurl.com/yckh57b4" xlink:type="simple">http://tinyurl.com/yckh57b4</text:a></text:p>
          </table:table-cell>
        </table:table-row>
        <table:table-row table:style-name="ro3">
          <table:table-cell office:value-type="string" calcext:value-type="string">
            <text:p><text:a xlink:href="http://tinyurl.com/4jwh45up" xlink:type="simple">http://tinyurl.com/4jwh45up</text:a></text:p>
          </table:table-cell>
        </table:table-row>
        <table:table-row table:style-name="ro3">
          <table:table-cell office:value-type="string" calcext:value-type="string">
            <text:p><text:a xlink:href="http://tinyurl.com/mrxxu89b" xlink:type="simple">http://tinyurl.com/mrxxu89b</text:a></text:p>
          </table:table-cell>
        </table:table-row>
        <table:table-row table:style-name="ro3">
          <table:table-cell office:value-type="string" calcext:value-type="string">
            <text:p><text:a xlink:href="http://tinyurl.com/38jhmak2" xlink:type="simple">http://tinyurl.com/38jhmak2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ywfaxmry" xlink:type="simple">http://tinyurl.com/ywfaxmry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pc3ccd8z" xlink:type="simple">http://tinyurl.com/pc3ccd8z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2taj3se3" xlink:type="simple">http://tinyurl.com/2taj3se3</text:a></text:p>
          </table:table-cell>
        </table:table-row>
        <table:table-row table:style-name="ro3">
          <table:table-cell office:value-type="string" calcext:value-type="string">
            <text:p><text:a xlink:href="http://tinyurl.com/3wyr4452" xlink:type="simple">http://tinyurl.com/3wyr4452</text:a></text:p>
          </table:table-cell>
        </table:table-row>
        <table:table-row table:style-name="ro3">
          <table:table-cell office:value-type="string" calcext:value-type="string">
            <text:p><text:a xlink:href="http://tinyurl.com/zkf25sex" xlink:type="simple">http://tinyurl.com/zkf25sex</text:a></text:p>
          </table:table-cell>
        </table:table-row>
        <table:table-row table:style-name="ro3">
          <table:table-cell office:value-type="string" calcext:value-type="string">
            <text:p><text:a xlink:href="http://tinyurl.com/3r62zmn6" xlink:type="simple">http://tinyurl.com/3r62zmn6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4zcm36hk" xlink:type="simple">http://tinyurl.com/4zcm36hk</text:a></text:p>
          </table:table-cell>
        </table:table-row>
        <table:table-row table:style-name="ro3">
          <table:table-cell office:value-type="string" calcext:value-type="string">
            <text:p><text:a xlink:href="http://tinyurl.com/2r2cns5x" xlink:type="simple">http://tinyurl.com/2r2cns5x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2ws3z5e9" xlink:type="simple">http://tinyurl.com/2ws3z5e9</text:a></text:p>
          </table:table-cell>
        </table:table-row>
        <table:table-row table:style-name="ro3">
          <table:table-cell office:value-type="string" calcext:value-type="string">
            <text:p><text:a xlink:href="http://tinyurl.com/4h7ezazv" xlink:type="simple">http://tinyurl.com/4h7ezazv</text:a></text:p>
          </table:table-cell>
        </table:table-row>
        <table:table-row table:style-name="ro3">
          <table:table-cell office:value-type="string" calcext:value-type="string">
            <text:p><text:a xlink:href="http://tinyurl.com/mrhy2e2n" xlink:type="simple">http://tinyurl.com/mrhy2e2n</text:a></text:p>
          </table:table-cell>
        </table:table-row>
        <table:table-row table:style-name="ro3">
          <table:table-cell office:value-type="string" calcext:value-type="string">
            <text:p><text:a xlink:href="http://tinyurl.com/2h2r2hdu" xlink:type="simple">http://tinyurl.com/2h2r2hdu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ysntzj95" xlink:type="simple">http://tinyurl.com/ysntzj95</text:a></text:p>
          </table:table-cell>
        </table:table-row>
        <table:table-row table:style-name="ro3">
          <table:table-cell office:value-type="string" calcext:value-type="string">
            <text:p><text:a xlink:href="http://tinyurl.com/yc7jadrk" xlink:type="simple">http://tinyurl.com/yc7jadrk</text:a></text:p>
          </table:table-cell>
        </table:table-row>
        <table:table-row table:style-name="ro3">
          <table:table-cell office:value-type="string" calcext:value-type="string">
            <text:p><text:a xlink:href="http://tinyurl.com/2aw75m9w" xlink:type="simple">http://tinyurl.com/2aw75m9w</text:a></text:p>
          </table:table-cell>
        </table:table-row>
        <table:table-row table:style-name="ro3">
          <table:table-cell office:value-type="string" calcext:value-type="string">
            <text:p><text:a xlink:href="http://tinyurl.com/ypbkedd7" xlink:type="simple">http://tinyurl.com/ypbkedd7</text:a></text:p>
          </table:table-cell>
        </table:table-row>
        <table:table-row table:style-name="ro3">
          <table:table-cell office:value-type="string" calcext:value-type="string">
            <text:p><text:a xlink:href="https://www.em.com.br/gerais/2024/01/6795528-dengue-em-bh-nas-proximas-semanas-entraremos-num-caso-de-epidemia-diz-secretario.html" xlink:type="simple">https://www.em.com.br/gerais/2024/01/6795528-dengue-em-bh-nas-proximas-semanas-entraremos-num-caso-de-epidemia-diz-secretario.html</text:a></text:p>
          </table:table-cell>
        </table:table-row>
        <table:table-row table:style-name="ro3">
          <table:table-cell office:value-type="string" calcext:value-type="string">
            <text:p><text:a xlink:href="https://www.info.gov.hk/gia/general/202401/31/P2024013100657.htm" xlink:type="simple">https://www.info.gov.hk/gia/general/202401/31/P2024013100657.htm</text:a></text:p>
          </table:table-cell>
        </table:table-row>
        <table:table-row table:style-name="ro3">
          <table:table-cell office:value-type="string" calcext:value-type="string">
            <text:p><text:a xlink:href="http://tinyurl.com/yjptnb9a" xlink:type="simple">http://tinyurl.com/yjptnb9a</text:a></text:p>
          </table:table-cell>
        </table:table-row>
        <table:table-row table:style-name="ro3">
          <table:table-cell office:value-type="string" calcext:value-type="string">
            <text:p><text:a xlink:href="http://tinyurl.com/mrkzb24w" xlink:type="simple">http://tinyurl.com/mrkzb24w</text:a></text:p>
          </table:table-cell>
        </table:table-row>
        <table:table-row table:style-name="ro3">
          <table:table-cell office:value-type="string" calcext:value-type="string">
            <text:p><text:a xlink:href="http://tinyurl.com/568ksbrk" xlink:type="simple">http://tinyurl.com/568ksbrk</text:a></text:p>
          </table:table-cell>
        </table:table-row>
        <table:table-row table:style-name="ro3">
          <table:table-cell office:value-type="string" calcext:value-type="string">
            <text:p><text:a xlink:href="http://tinyurl.com/2p8w84ea" xlink:type="simple">http://tinyurl.com/2p8w84ea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3s772x34" xlink:type="simple">http://tinyurl.com/3s772x34</text:a></text:p>
          </table:table-cell>
        </table:table-row>
        <table:table-row table:style-name="ro3">
          <table:table-cell office:value-type="string" calcext:value-type="string">
            <text:p><text:a xlink:href="http://tinyurl.com/2eedsbd6" xlink:type="simple">http://tinyurl.com/2eedsbd6</text:a></text:p>
          </table:table-cell>
        </table:table-row>
        <table:table-row table:style-name="ro3">
          <table:table-cell office:value-type="string" calcext:value-type="string">
            <text:p><text:a xlink:href="http://tinyurl.com/2sxs4b7x" xlink:type="simple">http://tinyurl.com/2sxs4b7x</text:a></text:p>
          </table:table-cell>
        </table:table-row>
        <table:table-row table:style-name="ro3">
          <table:table-cell office:value-type="string" calcext:value-type="string">
            <text:p><text:a xlink:href="http://tinyurl.com/5h4zk6ej" xlink:type="simple">http://tinyurl.com/5h4zk6ej</text:a></text:p>
          </table:table-cell>
        </table:table-row>
        <table:table-row table:style-name="ro3">
          <table:table-cell office:value-type="string" calcext:value-type="string">
            <text:p><text:a xlink:href="http://tinyurl.com/28fff7n3" xlink:type="simple">http://tinyurl.com/28fff7n3</text:a></text:p>
          </table:table-cell>
        </table:table-row>
        <table:table-row table:style-name="ro3">
          <table:table-cell office:value-type="string" calcext:value-type="string">
            <text:p><text:a xlink:href="http://tinyurl.com/22c2a8y5" xlink:type="simple">http://tinyurl.com/22c2a8y5</text:a></text:p>
          </table:table-cell>
        </table:table-row>
        <table:table-row table:style-name="ro3">
          <table:table-cell office:value-type="string" calcext:value-type="string">
            <text:p><text:a xlink:href="http://tinyurl.com/53hv64fn" xlink:type="simple">http://tinyurl.com/53hv64fn</text:a></text:p>
          </table:table-cell>
        </table:table-row>
        <table:table-row table:style-name="ro3">
          <table:table-cell office:value-type="string" calcext:value-type="string">
            <text:p><text:a xlink:href="http://tinyurl.com/yc3hd5cv" xlink:type="simple">http://tinyurl.com/yc3hd5cv</text:a></text:p>
          </table:table-cell>
        </table:table-row>
        <table:table-row table:style-name="ro3">
          <table:table-cell office:value-type="string" calcext:value-type="string">
            <text:p><text:a xlink:href="http://tinyurl.com/5dct9yrh" xlink:type="simple">http://tinyurl.com/5dct9yrh</text:a></text:p>
          </table:table-cell>
        </table:table-row>
        <table:table-row table:style-name="ro3">
          <table:table-cell office:value-type="string" calcext:value-type="string">
            <text:p><text:a xlink:href="http://tinyurl.com/yvtvv9na" xlink:type="simple">http://tinyurl.com/yvtvv9na</text:a></text:p>
          </table:table-cell>
        </table:table-row>
        <table:table-row table:style-name="ro3">
          <table:table-cell office:value-type="string" calcext:value-type="string">
            <text:p><text:a xlink:href="http://tinyurl.com/pav3pktv" xlink:type="simple">http://tinyurl.com/pav3pktv</text:a></text:p>
          </table:table-cell>
        </table:table-row>
        <table:table-row table:style-name="ro3">
          <table:table-cell office:value-type="string" calcext:value-type="string">
            <text:p><text:a xlink:href="http://tinyurl.com/3675te6a" xlink:type="simple">http://tinyurl.com/3675te6a</text:a></text:p>
          </table:table-cell>
        </table:table-row>
        <table:table-row table:style-name="ro3">
          <table:table-cell office:value-type="string" calcext:value-type="string">
            <text:p><text:a xlink:href="http://tinyurl.com/52cvuj97" xlink:type="simple">http://tinyurl.com/52cvuj97</text:a></text:p>
          </table:table-cell>
        </table:table-row>
        <table:table-row table:style-name="ro3">
          <table:table-cell office:value-type="string" calcext:value-type="string">
            <text:p><text:a xlink:href="http://tinyurl.com/5b33ndws" xlink:type="simple">http://tinyurl.com/5b33ndws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2rm3w6ms" xlink:type="simple">http://tinyurl.com/2rm3w6ms</text:a></text:p>
          </table:table-cell>
        </table:table-row>
        <table:table-row table:style-name="ro3">
          <table:table-cell office:value-type="string" calcext:value-type="string">
            <text:p><text:a xlink:href="http://tinyurl.com/2z4ex48s" xlink:type="simple">http://tinyurl.com/2z4ex48s</text:a></text:p>
          </table:table-cell>
        </table:table-row>
        <table:table-row table:style-name="ro3">
          <table:table-cell office:value-type="string" calcext:value-type="string">
            <text:p><text:a xlink:href="http://tinyurl.com/yc2cfr4m" xlink:type="simple">http://tinyurl.com/yc2cfr4m</text:a></text:p>
          </table:table-cell>
        </table:table-row>
        <table:table-row table:style-name="ro3">
          <table:table-cell office:value-type="string" calcext:value-type="string">
            <text:p><text:a xlink:href="http://tinyurl.com/2bys9mek" xlink:type="simple">http://tinyurl.com/2bys9mek</text:a></text:p>
          </table:table-cell>
        </table:table-row>
        <table:table-row table:style-name="ro3">
          <table:table-cell office:value-type="string" calcext:value-type="string">
            <text:p><text:a xlink:href="http://tinyurl.com/3bzxbyfh" xlink:type="simple">http://tinyurl.com/3bzxbyfh</text:a></text:p>
          </table:table-cell>
        </table:table-row>
        <table:table-row table:style-name="ro3">
          <table:table-cell office:value-type="string" calcext:value-type="string">
            <text:p><text:a xlink:href="http://tinyurl.com/2yy969fa" xlink:type="simple">http://tinyurl.com/2yy969fa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2uh8ttfr" xlink:type="simple">http://tinyurl.com/2uh8ttfr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yckmsdhp" xlink:type="simple">http://tinyurl.com/yckmsdhp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evwnd4ws" xlink:type="simple">http://tinyurl.com/evwnd4ws</text:a></text:p>
          </table:table-cell>
        </table:table-row>
        <table:table-row table:style-name="ro3">
          <table:table-cell office:value-type="string" calcext:value-type="string">
            <text:p><text:a xlink:href="http://tinyurl.com/y7pjcrt2" xlink:type="simple">http://tinyurl.com/y7pjcrt2</text:a></text:p>
          </table:table-cell>
        </table:table-row>
        <table:table-row table:style-name="ro3">
          <table:table-cell office:value-type="string" calcext:value-type="string">
            <text:p><text:a xlink:href="http://tinyurl.com/2m29jpx7" xlink:type="simple">http://tinyurl.com/2m29jpx7</text:a></text:p>
          </table:table-cell>
        </table:table-row>
        <table:table-row table:style-name="ro3">
          <table:table-cell office:value-type="string" calcext:value-type="string">
            <text:p><text:a xlink:href="http://tinyurl.com/yfmw99ww" xlink:type="simple">http://tinyurl.com/yfmw99ww</text:a></text:p>
          </table:table-cell>
        </table:table-row>
        <table:table-row table:style-name="ro3">
          <table:table-cell office:value-type="string" calcext:value-type="string">
            <text:p><text:a xlink:href="http://tinyurl.com/5ddftnev" xlink:type="simple">http://tinyurl.com/5ddftnev</text:a></text:p>
          </table:table-cell>
        </table:table-row>
        <table:table-row table:style-name="ro3">
          <table:table-cell office:value-type="string" calcext:value-type="string">
            <text:p><text:a xlink:href="http://tinyurl.com/sydpuyck" xlink:type="simple">http://tinyurl.com/sydpuyck</text:a></text:p>
          </table:table-cell>
        </table:table-row>
        <table:table-row table:style-name="ro3">
          <table:table-cell office:value-type="string" calcext:value-type="string">
            <text:p><text:a xlink:href="http://tinyurl.com/3rkjxx9h" xlink:type="simple">http://tinyurl.com/3rkjxx9h</text:a></text:p>
          </table:table-cell>
        </table:table-row>
        <table:table-row table:style-name="ro3">
          <table:table-cell office:value-type="string" calcext:value-type="string">
            <text:p><text:a xlink:href="http://tinyurl.com/2x3k5pcy" xlink:type="simple">http://tinyurl.com/2x3k5pcy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k6uxvdcn" xlink:type="simple">http://tinyurl.com/k6uxvdcn</text:a></text:p>
          </table:table-cell>
        </table:table-row>
        <table:table-row table:style-name="ro3">
          <table:table-cell office:value-type="string" calcext:value-type="string">
            <text:p><text:a xlink:href="http://tinyurl.com/2pv3cfps" xlink:type="simple">http://tinyurl.com/2pv3cfps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5h3pdd3m" xlink:type="simple">http://tinyurl.com/5h3pdd3m</text:a></text:p>
          </table:table-cell>
        </table:table-row>
        <table:table-row table:style-name="ro3">
          <table:table-cell office:value-type="string" calcext:value-type="string">
            <text:p><text:a xlink:href="http://tinyurl.com/55xxe5a4" xlink:type="simple">http://tinyurl.com/55xxe5a4</text:a></text:p>
          </table:table-cell>
        </table:table-row>
        <table:table-row table:style-name="ro3">
          <table:table-cell office:value-type="string" calcext:value-type="string">
            <text:p><text:a xlink:href="http://tinyurl.com/4efby6fa" xlink:type="simple">http://tinyurl.com/4efby6fa</text:a></text:p>
          </table:table-cell>
        </table:table-row>
        <table:table-row table:style-name="ro3">
          <table:table-cell office:value-type="string" calcext:value-type="string">
            <text:p><text:a xlink:href="http://tinyurl.com/yvttut33" xlink:type="simple">http://tinyurl.com/yvttut33</text:a></text:p>
          </table:table-cell>
        </table:table-row>
        <table:table-row table:style-name="ro3">
          <table:table-cell office:value-type="string" calcext:value-type="string">
            <text:p><text:a xlink:href="http://tinyurl.com/4cj9nh6j" xlink:type="simple">http://tinyurl.com/4cj9nh6j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ydmtef4t" xlink:type="simple">http://tinyurl.com/ydmtef4t</text:a></text:p>
          </table:table-cell>
        </table:table-row>
        <table:table-row table:style-name="ro3">
          <table:table-cell office:value-type="string" calcext:value-type="string">
            <text:p><text:a xlink:href="http://tinyurl.com/4cz2a2e6" xlink:type="simple">http://tinyurl.com/4cz2a2e6</text:a></text:p>
          </table:table-cell>
        </table:table-row>
        <table:table-row table:style-name="ro3">
          <table:table-cell office:value-type="string" calcext:value-type="string">
            <text:p><text:a xlink:href="http://tinyurl.com/57h7mth7" xlink:type="simple">http://tinyurl.com/57h7mth7</text:a></text:p>
          </table:table-cell>
        </table:table-row>
        <table:table-row table:style-name="ro3">
          <table:table-cell office:value-type="string" calcext:value-type="string">
            <text:p><text:a xlink:href="http://tinyurl.com/mtamuh6u" xlink:type="simple">http://tinyurl.com/mtamuh6u</text:a></text:p>
          </table:table-cell>
        </table:table-row>
        <table:table-row table:style-name="ro3">
          <table:table-cell office:value-type="string" calcext:value-type="string">
            <text:p><text:a xlink:href="http://tinyurl.com/yck24d4m" xlink:type="simple">http://tinyurl.com/yck24d4m</text:a></text:p>
          </table:table-cell>
        </table:table-row>
        <table:table-row table:style-name="ro3">
          <table:table-cell office:value-type="string" calcext:value-type="string">
            <text:p><text:a xlink:href="http://tinyurl.com/4f4akeaw" xlink:type="simple">http://tinyurl.com/4f4akeaw</text:a></text:p>
          </table:table-cell>
        </table:table-row>
        <table:table-row table:style-name="ro3">
          <table:table-cell office:value-type="string" calcext:value-type="string">
            <text:p><text:a xlink:href="http://tinyurl.com/4f4dayuw" xlink:type="simple">http://tinyurl.com/4f4dayuw</text:a></text:p>
          </table:table-cell>
        </table:table-row>
        <table:table-row table:style-name="ro3">
          <table:table-cell office:value-type="string" calcext:value-type="string">
            <text:p><text:a xlink:href="http://tinyurl.com/2p9nx47t" xlink:type="simple">http://tinyurl.com/2p9nx47t</text:a></text:p>
          </table:table-cell>
        </table:table-row>
        <table:table-row table:style-name="ro3">
          <table:table-cell office:value-type="string" calcext:value-type="string">
            <text:p><text:a xlink:href="http://tinyurl.com/43e4z98u" xlink:type="simple">http://tinyurl.com/43e4z98u</text:a></text:p>
          </table:table-cell>
        </table:table-row>
        <table:table-row table:style-name="ro3">
          <table:table-cell office:value-type="string" calcext:value-type="string">
            <text:p><text:a xlink:href="http://tinyurl.com/38uh32j2" xlink:type="simple">http://tinyurl.com/38uh32j2</text:a></text:p>
          </table:table-cell>
        </table:table-row>
        <table:table-row table:style-name="ro3">
          <table:table-cell office:value-type="string" calcext:value-type="string">
            <text:p><text:a xlink:href="http://tinyurl.com/39tsmctd" xlink:type="simple">http://tinyurl.com/39tsmctd</text:a></text:p>
          </table:table-cell>
        </table:table-row>
        <table:table-row table:style-name="ro3">
          <table:table-cell office:value-type="string" calcext:value-type="string">
            <text:p><text:a xlink:href="http://tinyurl.com/4hx35e36" xlink:type="simple">http://tinyurl.com/4hx35e36</text:a></text:p>
          </table:table-cell>
        </table:table-row>
        <table:table-row table:style-name="ro3">
          <table:table-cell office:value-type="string" calcext:value-type="string">
            <text:p><text:a xlink:href="http://tinyurl.com/yc53c36k" xlink:type="simple">http://tinyurl.com/yc53c36k</text:a></text:p>
          </table:table-cell>
        </table:table-row>
        <table:table-row table:style-name="ro3">
          <table:table-cell office:value-type="string" calcext:value-type="string">
            <text:p><text:a xlink:href="http://tinyurl.com/mre28nyf" xlink:type="simple">http://tinyurl.com/mre28nyf</text:a></text:p>
          </table:table-cell>
        </table:table-row>
        <table:table-row table:style-name="ro3">
          <table:table-cell office:value-type="string" calcext:value-type="string">
            <text:p><text:a xlink:href="http://tinyurl.com/mxmbcbae" xlink:type="simple">http://tinyurl.com/mxmbcbae</text:a></text:p>
          </table:table-cell>
        </table:table-row>
        <table:table-row table:style-name="ro3">
          <table:table-cell office:value-type="string" calcext:value-type="string">
            <text:p><text:a xlink:href="http://tinyurl.com/54uefshy" xlink:type="simple">http://tinyurl.com/54uefshy</text:a></text:p>
          </table:table-cell>
        </table:table-row>
        <table:table-row table:style-name="ro3">
          <table:table-cell office:value-type="string" calcext:value-type="string">
            <text:p><text:a xlink:href="http://tinyurl.com/dhubm3pm" xlink:type="simple">http://tinyurl.com/dhubm3pm</text:a></text:p>
          </table:table-cell>
        </table:table-row>
        <table:table-row table:style-name="ro3">
          <table:table-cell office:value-type="string" calcext:value-type="string">
            <text:p><text:a xlink:href="http://tinyurl.com/2a8f5cet" xlink:type="simple">http://tinyurl.com/2a8f5cet</text:a></text:p>
          </table:table-cell>
        </table:table-row>
        <table:table-row table:style-name="ro3">
          <table:table-cell office:value-type="string" calcext:value-type="string">
            <text:p><text:a xlink:href="http://tinyurl.com/2p9v5ddf" xlink:type="simple">http://tinyurl.com/2p9v5ddf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mp5uxtzh" xlink:type="simple">http://tinyurl.com/mp5uxtzh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23xfnmvh" xlink:type="simple">http://tinyurl.com/23xfnmvh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hjp55bb8" xlink:type="simple">http://tinyurl.com/hjp55bb8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2p9z94a6" xlink:type="simple">http://tinyurl.com/2p9z94a6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vj52rdu9" xlink:type="simple">http://tinyurl.com/vj52rdu9</text:a></text:p>
          </table:table-cell>
        </table:table-row>
        <table:table-row table:style-name="ro3">
          <table:table-cell office:value-type="string" calcext:value-type="string">
            <text:p><text:a xlink:href="http://tinyurl.com/74jw2naw" xlink:type="simple">http://tinyurl.com/74jw2naw</text:a></text:p>
          </table:table-cell>
        </table:table-row>
        <table:table-row table:style-name="ro3">
          <table:table-cell office:value-type="string" calcext:value-type="string">
            <text:p><text:a xlink:href="http://tinyurl.com/cf6asy24" xlink:type="simple">http://tinyurl.com/cf6asy24</text:a></text:p>
          </table:table-cell>
        </table:table-row>
        <table:table-row table:style-name="ro3">
          <table:table-cell office:value-type="string" calcext:value-type="string">
            <text:p><text:a xlink:href="http://tinyurl.com/yxtfddkd" xlink:type="simple">http://tinyurl.com/yxtfddkd</text:a></text:p>
          </table:table-cell>
        </table:table-row>
        <table:table-row table:style-name="ro3">
          <table:table-cell office:value-type="string" calcext:value-type="string">
            <text:p><text:a xlink:href="http://tinyurl.com/mpkwwwaj" xlink:type="simple">http://tinyurl.com/mpkwwwaj</text:a></text:p>
          </table:table-cell>
        </table:table-row>
        <table:table-row table:style-name="ro3">
          <table:table-cell office:value-type="string" calcext:value-type="string">
            <text:p><text:a xlink:href="http://tinyurl.com/53yev8sp" xlink:type="simple">http://tinyurl.com/53yev8sp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522aav8n" xlink:type="simple">http://tinyurl.com/522aav8n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36f9pw8e" xlink:type="simple">http://tinyurl.com/36f9pw8e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mpnpxv9b" xlink:type="simple">http://tinyurl.com/mpnpxv9b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3j43cyfm" xlink:type="simple">http://tinyurl.com/3j43cyfm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4v3s55a2" xlink:type="simple">http://tinyurl.com/4v3s55a2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yc8kfbn5" xlink:type="simple">http://tinyurl.com/yc8kfbn5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b6n4rjym" xlink:type="simple">http://tinyurl.com/b6n4rjym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4n7vz762" xlink:type="simple">http://tinyurl.com/4n7vz762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bdh9entv" xlink:type="simple">http://tinyurl.com/bdh9entv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373zmey8" xlink:type="simple">http://tinyurl.com/373zmey8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yrewn4hj" xlink:type="simple">http://tinyurl.com/yrewn4hj</text:a></text:p>
          </table:table-cell>
        </table:table-row>
        <table:table-row table:style-name="ro3">
          <table:table-cell office:value-type="string" calcext:value-type="string">
            <text:p><text:a xlink:href="http://tinyurl.com/wt8ktk6h" xlink:type="simple">http://tinyurl.com/wt8ktk6h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yrfratv2" xlink:type="simple">http://tinyurl.com/yrfratv2</text:a></text:p>
          </table:table-cell>
        </table:table-row>
        <table:table-row table:style-name="ro3">
          <table:table-cell office:value-type="string" calcext:value-type="string">
            <text:p><text:a xlink:href="http://tinyurl.com/2suded23" xlink:type="simple">http://tinyurl.com/2suded23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2cr8hzsa" xlink:type="simple">http://tinyurl.com/2cr8hzsa</text:a></text:p>
          </table:table-cell>
        </table:table-row>
        <table:table-row table:style-name="ro3">
          <table:table-cell office:value-type="string" calcext:value-type="string">
            <text:p><text:a xlink:href="http://tinyurl.com/2jw5438u" xlink:type="simple">http://tinyurl.com/2jw5438u</text:a></text:p>
          </table:table-cell>
        </table:table-row>
        <table:table-row table:style-name="ro3">
          <table:table-cell office:value-type="string" calcext:value-type="string">
            <text:p><text:a xlink:href="http://tinyurl.com/y5k29xfv" xlink:type="simple">http://tinyurl.com/y5k29xfv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4re73z8r" xlink:type="simple">http://tinyurl.com/4re73z8r</text:a></text:p>
          </table:table-cell>
        </table:table-row>
        <table:table-row table:style-name="ro3">
          <table:table-cell office:value-type="string" calcext:value-type="string">
            <text:p><text:a xlink:href="http://tinyurl.com/mrx9tuhb" xlink:type="simple">http://tinyurl.com/mrx9tuhb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ybhvdnmf" xlink:type="simple">http://tinyurl.com/ybhvdnmf</text:a></text:p>
          </table:table-cell>
        </table:table-row>
        <table:table-row table:style-name="ro3">
          <table:table-cell office:value-type="string" calcext:value-type="string">
            <text:p><text:a xlink:href="http://tinyurl.com/mr4bh2xe" xlink:type="simple">http://tinyurl.com/mr4bh2xe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4fwzsty2" xlink:type="simple">http://tinyurl.com/4fwzsty2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yv8prwph" xlink:type="simple">http://tinyurl.com/yv8prwph</text:a></text:p>
          </table:table-cell>
        </table:table-row>
        <table:table-row table:style-name="ro3">
          <table:table-cell office:value-type="string" calcext:value-type="string">
            <text:p><text:a xlink:href="http://tinyurl.com/743nfn9s" xlink:type="simple">http://tinyurl.com/743nfn9s</text:a></text:p>
          </table:table-cell>
        </table:table-row>
        <table:table-row table:style-name="ro3">
          <table:table-cell office:value-type="string" calcext:value-type="string">
            <text:p><text:a xlink:href="http://tinyurl.com/3rbemp4r" xlink:type="simple">http://tinyurl.com/3rbemp4r</text:a></text:p>
          </table:table-cell>
        </table:table-row>
        <table:table-row table:style-name="ro3">
          <table:table-cell office:value-type="string" calcext:value-type="string">
            <text:p><text:a xlink:href="http://tinyurl.com/5xjc2n46" xlink:type="simple">http://tinyurl.com/5xjc2n46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2yhhzdzb" xlink:type="simple">http://tinyurl.com/2yhhzdzb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3xvpf9kh" xlink:type="simple">http://tinyurl.com/3xvpf9kh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25jwu9y2" xlink:type="simple">http://tinyurl.com/25jwu9y2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yxack28p" xlink:type="simple">http://tinyurl.com/yxack28p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3uk9p24f" xlink:type="simple">http://tinyurl.com/3uk9p24f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bdf33h3f" xlink:type="simple">http://tinyurl.com/bdf33h3f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2c43w8fy" xlink:type="simple">http://tinyurl.com/2c43w8fy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yv5k3bxk" xlink:type="simple">http://tinyurl.com/yv5k3bxk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2vezzfx4" xlink:type="simple">http://tinyurl.com/2vezzfx4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3bn689ds" xlink:type="simple">http://tinyurl.com/3bn689ds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56436cxj" xlink:type="simple">http://tinyurl.com/56436cxj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mr2n78zb" xlink:type="simple">http://tinyurl.com/mr2n78zb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3say22f4" xlink:type="simple">http://tinyurl.com/3say22f4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3r853f5n" xlink:type="simple">http://tinyurl.com/3r853f5n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4uze46r3" xlink:type="simple">http://tinyurl.com/4uze46r3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mrf2tb26" xlink:type="simple">http://tinyurl.com/mrf2tb26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4p22b8pm" xlink:type="simple">http://tinyurl.com/4p22b8pm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4eeeu6d7" xlink:type="simple">http://tinyurl.com/4eeeu6d7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ype665bj" xlink:type="simple">http://tinyurl.com/ype665bj</text:a></text:p>
          </table:table-cell>
        </table:table-row>
        <table:table-row table:style-name="ro3">
          <table:table-cell office:value-type="string" calcext:value-type="string">
            <text:p><text:a xlink:href="http://tinyurl.com/2udfbb9u" xlink:type="simple">http://tinyurl.com/2udfbb9u</text:a></text:p>
          </table:table-cell>
        </table:table-row>
        <table:table-row table:style-name="ro3">
          <table:table-cell office:value-type="string" calcext:value-type="string">
            <text:p><text:a xlink:href="http://tinyurl.com/558jt5xf" xlink:type="simple">http://tinyurl.com/558jt5xf</text:a></text:p>
          </table:table-cell>
        </table:table-row>
        <table:table-row table:style-name="ro3">
          <table:table-cell office:value-type="string" calcext:value-type="string">
            <text:p><text:a xlink:href="http://tinyurl.com/7tzxnzej" xlink:type="simple">http://tinyurl.com/7tzxnzej</text:a></text:p>
          </table:table-cell>
        </table:table-row>
        <table:table-row table:style-name="ro3">
          <table:table-cell office:value-type="string" calcext:value-type="string">
            <text:p><text:a xlink:href="http://tinyurl.com/hrczas9u" xlink:type="simple">http://tinyurl.com/hrczas9u</text:a></text:p>
          </table:table-cell>
        </table:table-row>
        <table:table-row table:style-name="ro3">
          <table:table-cell office:value-type="string" calcext:value-type="string">
            <text:p><text:a xlink:href="http://tinyurl.com/32nxx49z" xlink:type="simple">http://tinyurl.com/32nxx49z</text:a></text:p>
          </table:table-cell>
        </table:table-row>
        <table:table-row table:style-name="ro3">
          <table:table-cell office:value-type="string" calcext:value-type="string">
            <text:p><text:a xlink:href="http://tinyurl.com/3wy88ew4" xlink:type="simple">http://tinyurl.com/3wy88ew4</text:a></text:p>
          </table:table-cell>
        </table:table-row>
        <table:table-row table:style-name="ro3">
          <table:table-cell office:value-type="string" calcext:value-type="string">
            <text:p><text:a xlink:href="http://tinyurl.com/mrrpcfba" xlink:type="simple">http://tinyurl.com/mrrpcfba</text:a></text:p>
          </table:table-cell>
        </table:table-row>
        <table:table-row table:style-name="ro3">
          <table:table-cell office:value-type="string" calcext:value-type="string">
            <text:p><text:a xlink:href="http://tinyurl.com/yufhp6nx" xlink:type="simple">http://tinyurl.com/yufhp6nx</text:a></text:p>
          </table:table-cell>
        </table:table-row>
        <table:table-row table:style-name="ro3">
          <table:table-cell office:value-type="string" calcext:value-type="string">
            <text:p><text:a xlink:href="http://tinyurl.com/2ekkdzc4" xlink:type="simple">http://tinyurl.com/2ekkdzc4</text:a></text:p>
          </table:table-cell>
        </table:table-row>
        <table:table-row table:style-name="ro3">
          <table:table-cell office:value-type="string" calcext:value-type="string">
            <text:p><text:a xlink:href="http://tinyurl.com/4d826xc7" xlink:type="simple">http://tinyurl.com/4d826xc7</text:a></text:p>
          </table:table-cell>
        </table:table-row>
        <table:table-row table:style-name="ro3">
          <table:table-cell office:value-type="string" calcext:value-type="string">
            <text:p><text:a xlink:href="http://tinyurl.com/rmec8h9f" xlink:type="simple">http://tinyurl.com/rmec8h9f</text:a></text:p>
          </table:table-cell>
        </table:table-row>
        <table:table-row table:style-name="ro3">
          <table:table-cell office:value-type="string" calcext:value-type="string">
            <text:p><text:a xlink:href="http://tinyurl.com/ya7awrp3" xlink:type="simple">http://tinyurl.com/ya7awrp3</text:a></text:p>
          </table:table-cell>
        </table:table-row>
        <table:table-row table:style-name="ro3">
          <table:table-cell office:value-type="string" calcext:value-type="string">
            <text:p><text:a xlink:href="http://tinyurl.com/bd8psa89" xlink:type="simple">http://tinyurl.com/bd8psa89</text:a></text:p>
          </table:table-cell>
        </table:table-row>
        <table:table-row table:style-name="ro3">
          <table:table-cell office:value-type="string" calcext:value-type="string">
            <text:p><text:a xlink:href="http://tinyurl.com/2f4am4sp" xlink:type="simple">http://tinyurl.com/2f4am4sp</text:a></text:p>
          </table:table-cell>
        </table:table-row>
        <table:table-row table:style-name="ro3">
          <table:table-cell office:value-type="string" calcext:value-type="string">
            <text:p><text:a xlink:href="http://tinyurl.com/3dr38kwk" xlink:type="simple">http://tinyurl.com/3dr38kwk</text:a></text:p>
          </table:table-cell>
        </table:table-row>
        <table:table-row table:style-name="ro3">
          <table:table-cell office:value-type="string" calcext:value-type="string">
            <text:p><text:a xlink:href="http://tinyurl.com/36e6u44d" xlink:type="simple">http://tinyurl.com/36e6u44d</text:a></text:p>
          </table:table-cell>
        </table:table-row>
        <table:table-row table:style-name="ro3">
          <table:table-cell office:value-type="string" calcext:value-type="string">
            <text:p><text:a xlink:href="http://tinyurl.com/y2e9tkrf" xlink:type="simple">http://tinyurl.com/y2e9tkrf</text:a></text:p>
          </table:table-cell>
        </table:table-row>
        <table:table-row table:style-name="ro3">
          <table:table-cell office:value-type="string" calcext:value-type="string">
            <text:p><text:a xlink:href="http://tinyurl.com/3uz97khz" xlink:type="simple">http://tinyurl.com/3uz97khz</text:a></text:p>
          </table:table-cell>
        </table:table-row>
        <table:table-row table:style-name="ro3">
          <table:table-cell office:value-type="string" calcext:value-type="string">
            <text:p><text:a xlink:href="http://tinyurl.com/3mukftmt" xlink:type="simple">http://tinyurl.com/3mukftmt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345vzspn" xlink:type="simple">http://tinyurl.com/345vzspn</text:a></text:p>
          </table:table-cell>
        </table:table-row>
        <table:table-row table:style-name="ro3">
          <table:table-cell office:value-type="string" calcext:value-type="string">
            <text:p><text:a xlink:href="http://tinyurl.com/ymbys3vj" xlink:type="simple">http://tinyurl.com/ymbys3vj</text:a></text:p>
          </table:table-cell>
        </table:table-row>
        <table:table-row table:style-name="ro3">
          <table:table-cell office:value-type="string" calcext:value-type="string">
            <text:p><text:a xlink:href="http://tinyurl.com/226mdf9w" xlink:type="simple">http://tinyurl.com/226mdf9w</text:a></text:p>
          </table:table-cell>
        </table:table-row>
        <table:table-row table:style-name="ro3">
          <table:table-cell office:value-type="string" calcext:value-type="string">
            <text:p><text:a xlink:href="http://tinyurl.com/2pj2yszt" xlink:type="simple">http://tinyurl.com/2pj2yszt</text:a></text:p>
          </table:table-cell>
        </table:table-row>
        <table:table-row table:style-name="ro3">
          <table:table-cell office:value-type="string" calcext:value-type="string">
            <text:p><text:a xlink:href="http://tinyurl.com/3c3nyku6" xlink:type="simple">http://tinyurl.com/3c3nyku6</text:a></text:p>
          </table:table-cell>
        </table:table-row>
        <table:table-row table:style-name="ro3">
          <table:table-cell office:value-type="string" calcext:value-type="string">
            <text:p><text:a xlink:href="http://tinyurl.com/mwnm9yzn" xlink:type="simple">http://tinyurl.com/mwnm9yzn</text:a></text:p>
          </table:table-cell>
        </table:table-row>
        <table:table-row table:style-name="ro3">
          <table:table-cell office:value-type="string" calcext:value-type="string">
            <text:p><text:a xlink:href="http://tinyurl.com/328f89ws" xlink:type="simple">http://tinyurl.com/328f89ws</text:a></text:p>
          </table:table-cell>
        </table:table-row>
        <table:table-row table:style-name="ro3">
          <table:table-cell office:value-type="string" calcext:value-type="string">
            <text:p><text:a xlink:href="http://tinyurl.com/9r5nyt7b" xlink:type="simple">http://tinyurl.com/9r5nyt7b</text:a></text:p>
          </table:table-cell>
        </table:table-row>
        <table:table-row table:style-name="ro3">
          <table:table-cell office:value-type="string" calcext:value-type="string">
            <text:p><text:a xlink:href="http://tinyurl.com/yc5dvc66" xlink:type="simple">http://tinyurl.com/yc5dvc66</text:a></text:p>
          </table:table-cell>
        </table:table-row>
        <table:table-row table:style-name="ro3">
          <table:table-cell office:value-type="string" calcext:value-type="string">
            <text:p><text:a xlink:href="http://tinyurl.com/nfne56md" xlink:type="simple">http://tinyurl.com/nfne56md</text:a></text:p>
          </table:table-cell>
        </table:table-row>
        <table:table-row table:style-name="ro3">
          <table:table-cell office:value-type="string" calcext:value-type="string">
            <text:p><text:a xlink:href="http://tinyurl.com/5eh293de" xlink:type="simple">http://tinyurl.com/5eh293de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5n86u4wx" xlink:type="simple">http://tinyurl.com/5n86u4wx</text:a></text:p>
          </table:table-cell>
        </table:table-row>
        <table:table-row table:style-name="ro3">
          <table:table-cell office:value-type="string" calcext:value-type="string">
            <text:p><text:a xlink:href="http://tinyurl.com/bp65bfd6" xlink:type="simple">http://tinyurl.com/bp65bfd6</text:a></text:p>
          </table:table-cell>
        </table:table-row>
        <table:table-row table:style-name="ro3">
          <table:table-cell office:value-type="string" calcext:value-type="string">
            <text:p><text:a xlink:href="http://tinyurl.com/bdzmun5a" xlink:type="simple">http://tinyurl.com/bdzmun5a</text:a></text:p>
          </table:table-cell>
        </table:table-row>
        <table:table-row table:style-name="ro3">
          <table:table-cell office:value-type="string" calcext:value-type="string">
            <text:p><text:a xlink:href="http://tinyurl.com/ks446t4k" xlink:type="simple">http://tinyurl.com/ks446t4k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ypy2tyde" xlink:type="simple">http://tinyurl.com/ypy2tyde</text:a></text:p>
          </table:table-cell>
        </table:table-row>
        <table:table-row table:style-name="ro3">
          <table:table-cell office:value-type="string" calcext:value-type="string">
            <text:p><text:a xlink:href="http://tinyurl.com/4kypzu7e" xlink:type="simple">http://tinyurl.com/4kypzu7e</text:a></text:p>
          </table:table-cell>
        </table:table-row>
        <table:table-row table:style-name="ro3">
          <table:table-cell office:value-type="string" calcext:value-type="string">
            <text:p><text:a xlink:href="http://tinyurl.com/yp74uv7n" xlink:type="simple">http://tinyurl.com/yp74uv7n</text:a></text:p>
          </table:table-cell>
        </table:table-row>
        <table:table-row table:style-name="ro3">
          <table:table-cell office:value-type="string" calcext:value-type="string">
            <text:p><text:a xlink:href="http://tinyurl.com/3zt9dxj2" xlink:type="simple">http://tinyurl.com/3zt9dxj2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mtfddkxk" xlink:type="simple">http://tinyurl.com/mtfddkxk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bdehm2x8" xlink:type="simple">http://tinyurl.com/bdehm2x8</text:a></text:p>
          </table:table-cell>
        </table:table-row>
        <table:table-row table:style-name="ro3">
          <table:table-cell office:value-type="string" calcext:value-type="string">
            <text:p><text:a xlink:href="http://tinyurl.com/mt59nr6p" xlink:type="simple">http://tinyurl.com/mt59nr6p</text:a></text:p>
          </table:table-cell>
        </table:table-row>
        <table:table-row table:style-name="ro3">
          <table:table-cell office:value-type="string" calcext:value-type="string">
            <text:p><text:a xlink:href="http://tinyurl.com/yvvpuk9e" xlink:type="simple">http://tinyurl.com/yvvpuk9e</text:a></text:p>
          </table:table-cell>
        </table:table-row>
        <table:table-row table:style-name="ro3">
          <table:table-cell office:value-type="string" calcext:value-type="string">
            <text:p><text:a xlink:href="http://tinyurl.com/mvjfa483" xlink:type="simple">http://tinyurl.com/mvjfa483</text:a></text:p>
          </table:table-cell>
        </table:table-row>
        <table:table-row table:style-name="ro3">
          <table:table-cell office:value-type="string" calcext:value-type="string">
            <text:p><text:a xlink:href="http://tinyurl.com/mrx3pt95" xlink:type="simple">http://tinyurl.com/mrx3pt95</text:a></text:p>
          </table:table-cell>
        </table:table-row>
        <table:table-row table:style-name="ro3">
          <table:table-cell office:value-type="string" calcext:value-type="string">
            <text:p><text:a xlink:href="http://tinyurl.com/32wswdm9" xlink:type="simple">http://tinyurl.com/32wswdm9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222me6w9" xlink:type="simple">http://tinyurl.com/222me6w9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ypvc2kvb" xlink:type="simple">http://tinyurl.com/ypvc2kvb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293we9c6" xlink:type="simple">http://tinyurl.com/293we9c6</text:a></text:p>
          </table:table-cell>
        </table:table-row>
        <table:table-row table:style-name="ro3">
          <table:table-cell office:value-type="string" calcext:value-type="string">
            <text:p><text:a xlink:href="http://tinyurl.com/mvpap4xv" xlink:type="simple">http://tinyurl.com/mvpap4xv</text:a></text:p>
          </table:table-cell>
        </table:table-row>
        <table:table-row table:style-name="ro3">
          <table:table-cell office:value-type="string" calcext:value-type="string">
            <text:p><text:a xlink:href="http://tinyurl.com/bdh36h6p" xlink:type="simple">http://tinyurl.com/bdh36h6p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48d2h63z" xlink:type="simple">http://tinyurl.com/48d2h63z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bdcwysb9" xlink:type="simple">http://tinyurl.com/bdcwysb9</text:a></text:p>
          </table:table-cell>
        </table:table-row>
        <table:table-row table:style-name="ro3">
          <table:table-cell office:value-type="string" calcext:value-type="string">
            <text:p><text:a xlink:href="http://tinyurl.com/ms8pavps" xlink:type="simple">http://tinyurl.com/ms8pavps</text:a></text:p>
          </table:table-cell>
        </table:table-row>
        <table:table-row table:style-name="ro3">
          <table:table-cell office:value-type="string" calcext:value-type="string">
            <text:p><text:a xlink:href="http://tinyurl.com/aryczmtj" xlink:type="simple">http://tinyurl.com/aryczmtj</text:a></text:p>
          </table:table-cell>
        </table:table-row>
        <table:table-row table:style-name="ro3">
          <table:table-cell office:value-type="string" calcext:value-type="string">
            <text:p><text:a xlink:href="http://tinyurl.com/ynr5ytxu" xlink:type="simple">http://tinyurl.com/ynr5ytxu</text:a></text:p>
          </table:table-cell>
        </table:table-row>
        <table:table-row table:style-name="ro3">
          <table:table-cell office:value-type="string" calcext:value-type="string">
            <text:p><text:a xlink:href="http://tinyurl.com/bdh9bmvt" xlink:type="simple">http://tinyurl.com/bdh9bmvt</text:a></text:p>
          </table:table-cell>
        </table:table-row>
        <table:table-row table:style-name="ro3">
          <table:table-cell office:value-type="string" calcext:value-type="string">
            <text:p><text:a xlink:href="http://tinyurl.com/4v2kymtt" xlink:type="simple">http://tinyurl.com/4v2kymtt</text:a></text:p>
          </table:table-cell>
        </table:table-row>
        <table:table-row table:style-name="ro3">
          <table:table-cell office:value-type="string" calcext:value-type="string">
            <text:p><text:a xlink:href="http://tinyurl.com/u8eprjy2" xlink:type="simple">http://tinyurl.com/u8eprjy2</text:a></text:p>
          </table:table-cell>
        </table:table-row>
        <table:table-row table:style-name="ro3">
          <table:table-cell office:value-type="string" calcext:value-type="string">
            <text:p><text:a xlink:href="http://tinyurl.com/5u2t6uac" xlink:type="simple">http://tinyurl.com/5u2t6uac</text:a></text:p>
          </table:table-cell>
        </table:table-row>
        <table:table-row table:style-name="ro3">
          <table:table-cell office:value-type="string" calcext:value-type="string">
            <text:p><text:a xlink:href="http://tinyurl.com/ycycddbe" xlink:type="simple">http://tinyurl.com/ycycddbe</text:a></text:p>
          </table:table-cell>
        </table:table-row>
        <table:table-row table:style-name="ro3">
          <table:table-cell office:value-type="string" calcext:value-type="string">
            <text:p><text:a xlink:href="http://tinyurl.com/yckk564v" xlink:type="simple">http://tinyurl.com/yckk564v</text:a></text:p>
          </table:table-cell>
        </table:table-row>
        <table:table-row table:style-name="ro3">
          <table:table-cell office:value-type="string" calcext:value-type="string">
            <text:p><text:a xlink:href="http://tinyurl.com/ejmjax5p" xlink:type="simple">http://tinyurl.com/ejmjax5p</text:a></text:p>
          </table:table-cell>
        </table:table-row>
        <table:table-row table:style-name="ro3">
          <table:table-cell office:value-type="string" calcext:value-type="string">
            <text:p><text:a xlink:href="http://tinyurl.com/2m8nzsse" xlink:type="simple">http://tinyurl.com/2m8nzsse</text:a></text:p>
          </table:table-cell>
        </table:table-row>
        <table:table-row table:style-name="ro3">
          <table:table-cell office:value-type="string" calcext:value-type="string">
            <text:p><text:a xlink:href="http://tinyurl.com/yup2bsn7" xlink:type="simple">http://tinyurl.com/yup2bsn7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8ppdkpza" xlink:type="simple">http://tinyurl.com/8ppdkpza</text:a></text:p>
          </table:table-cell>
        </table:table-row>
        <table:table-row table:style-name="ro3">
          <table:table-cell office:value-type="string" calcext:value-type="string">
            <text:p><text:a xlink:href="http://tinyurl.com/mwv89ppj" xlink:type="simple">http://tinyurl.com/mwv89ppj</text:a></text:p>
          </table:table-cell>
        </table:table-row>
        <table:table-row table:style-name="ro3">
          <table:table-cell office:value-type="string" calcext:value-type="string">
            <text:p><text:a xlink:href="http://tinyurl.com/4f5p4x2y" xlink:type="simple">http://tinyurl.com/4f5p4x2y</text:a></text:p>
          </table:table-cell>
        </table:table-row>
        <table:table-row table:style-name="ro3">
          <table:table-cell office:value-type="string" calcext:value-type="string">
            <text:p><text:a xlink:href="http://tinyurl.com/ymwenfhr" xlink:type="simple">http://tinyurl.com/ymwenfhr</text:a></text:p>
          </table:table-cell>
        </table:table-row>
        <table:table-row table:style-name="ro3">
          <table:table-cell office:value-type="string" calcext:value-type="string">
            <text:p><text:a xlink:href="http://tinyurl.com/yrut7t47" xlink:type="simple">http://tinyurl.com/yrut7t47</text:a></text:p>
          </table:table-cell>
        </table:table-row>
        <table:table-row table:style-name="ro3">
          <table:table-cell office:value-type="string" calcext:value-type="string">
            <text:p><text:a xlink:href="http://tinyurl.com/tbpbkcna" xlink:type="simple">http://tinyurl.com/tbpbkcna</text:a></text:p>
          </table:table-cell>
        </table:table-row>
        <table:table-row table:style-name="ro3">
          <table:table-cell office:value-type="string" calcext:value-type="string">
            <text:p><text:a xlink:href="http://tinyurl.com/4mhatkpr" xlink:type="simple">http://tinyurl.com/4mhatkpr</text:a></text:p>
          </table:table-cell>
        </table:table-row>
        <table:table-row table:style-name="ro3">
          <table:table-cell office:value-type="string" calcext:value-type="string">
            <text:p><text:a xlink:href="http://tinyurl.com/4p8t2vvf" xlink:type="simple">http://tinyurl.com/4p8t2vvf</text:a></text:p>
          </table:table-cell>
        </table:table-row>
        <table:table-row table:style-name="ro3">
          <table:table-cell office:value-type="string" calcext:value-type="string">
            <text:p><text:a xlink:href="http://tinyurl.com/mr4cdt2u" xlink:type="simple">http://tinyurl.com/mr4cdt2u</text:a></text:p>
          </table:table-cell>
        </table:table-row>
        <table:table-row table:style-name="ro3">
          <table:table-cell office:value-type="string" calcext:value-type="string">
            <text:p><text:a xlink:href="http://tinyurl.com/2k6a6s4k" xlink:type="simple">http://tinyurl.com/2k6a6s4k</text:a></text:p>
          </table:table-cell>
        </table:table-row>
        <table:table-row table:style-name="ro3">
          <table:table-cell office:value-type="string" calcext:value-type="string">
            <text:p><text:a xlink:href="http://tinyurl.com/m272us5t" xlink:type="simple">http://tinyurl.com/m272us5t</text:a></text:p>
          </table:table-cell>
        </table:table-row>
        <table:table-row table:style-name="ro3">
          <table:table-cell office:value-type="string" calcext:value-type="string">
            <text:p><text:a xlink:href="http://tinyurl.com/3vn62w8w" xlink:type="simple">http://tinyurl.com/3vn62w8w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bdebd5be" xlink:type="simple">http://tinyurl.com/bdebd5be</text:a></text:p>
          </table:table-cell>
        </table:table-row>
        <table:table-row table:style-name="ro3">
          <table:table-cell office:value-type="string" calcext:value-type="string">
            <text:p><text:a xlink:href="http://tinyurl.com/3n85pk6b" xlink:type="simple">http://tinyurl.com/3n85pk6b</text:a></text:p>
          </table:table-cell>
        </table:table-row>
        <table:table-row table:style-name="ro3">
          <table:table-cell table:style-name="ce8" office:value-type="string" calcext:value-type="string">
            <text:p><text:a xlink:href="http://tinyurl.com/pyknk59n" xlink:type="simple">http://tinyurl.com/pyknk59n</text:a></text:p>
          </table:table-cell>
        </table:table-row>
        <table:table-row table:style-name="ro3">
          <table:table-cell office:value-type="string" calcext:value-type="string">
            <text:p><text:a xlink:href="https://tinyurl.com/2rv94mx9" xlink:type="simple">https://tinyurl.com/2rv94mx9</text:a></text:p>
          </table:table-cell>
        </table:table-row>
        <table:table-row table:style-name="ro3">
          <table:table-cell office:value-type="string" calcext:value-type="string">
            <text:p><text:a xlink:href="https://tinyurl.com/3c9rxdcb" xlink:type="simple">https://tinyurl.com/3c9rxdcb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fb57rnx" xlink:type="simple">https://tinyurl.com/2fb57rnx</text:a></text:p>
          </table:table-cell>
        </table:table-row>
        <table:table-row table:style-name="ro3">
          <table:table-cell office:value-type="string" calcext:value-type="string">
            <text:p><text:a xlink:href="https://tinyurl.com/y9szd6x8" xlink:type="simple">https://tinyurl.com/y9szd6x8</text:a></text:p>
          </table:table-cell>
        </table:table-row>
        <table:table-row table:style-name="ro3">
          <table:table-cell office:value-type="string" calcext:value-type="string">
            <text:p><text:a xlink:href="https://tinyurl.com/yckedm2h" xlink:type="simple">https://tinyurl.com/yckedm2h</text:a></text:p>
          </table:table-cell>
        </table:table-row>
        <table:table-row table:style-name="ro3">
          <table:table-cell office:value-type="string" calcext:value-type="string">
            <text:p><text:a xlink:href="https://tinyurl.com/36abr5f4" xlink:type="simple">https://tinyurl.com/36abr5f4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wch6khw" xlink:type="simple">https://tinyurl.com/2wch6khw</text:a></text:p>
          </table:table-cell>
        </table:table-row>
        <table:table-row table:style-name="ro3">
          <table:table-cell office:value-type="string" calcext:value-type="string">
            <text:p><text:a xlink:href="https://tinyurl.com/5y7mkyd3" xlink:type="simple">https://tinyurl.com/5y7mkyd3</text:a></text:p>
          </table:table-cell>
        </table:table-row>
        <table:table-row table:style-name="ro3">
          <table:table-cell office:value-type="string" calcext:value-type="string">
            <text:p><text:a xlink:href="https://tinyurl.com/nzwr4xma" xlink:type="simple">https://tinyurl.com/nzwr4xma</text:a></text:p>
          </table:table-cell>
        </table:table-row>
        <table:table-row table:style-name="ro3">
          <table:table-cell office:value-type="string" calcext:value-type="string">
            <text:p><text:a xlink:href="https://tinyurl.com/53h52drd" xlink:type="simple">https://tinyurl.com/53h52drd</text:a></text:p>
          </table:table-cell>
        </table:table-row>
        <table:table-row table:style-name="ro3">
          <table:table-cell office:value-type="string" calcext:value-type="string">
            <text:p><text:a xlink:href="https://tinyurl.com/mpwnbenu" xlink:type="simple">https://tinyurl.com/mpwnbenu</text:a></text:p>
          </table:table-cell>
        </table:table-row>
        <table:table-row table:style-name="ro3">
          <table:table-cell office:value-type="string" calcext:value-type="string">
            <text:p><text:a xlink:href="https://tinyurl.com/322uc2rk" xlink:type="simple">https://tinyurl.com/322uc2rk</text:a></text:p>
          </table:table-cell>
        </table:table-row>
        <table:table-row table:style-name="ro3">
          <table:table-cell office:value-type="string" calcext:value-type="string">
            <text:p><text:a xlink:href="https://tinyurl.com/pvv2kb9w" xlink:type="simple">https://tinyurl.com/pvv2kb9w</text:a></text:p>
          </table:table-cell>
        </table:table-row>
        <table:table-row table:style-name="ro3">
          <table:table-cell office:value-type="string" calcext:value-type="string">
            <text:p><text:a xlink:href="https://midiamax.uol.com.br/policia/2024/policia-apreende-mais-de-uma-tonelada-de-carnes-clandestinas-e-com-moscas-em-supermercado/" xlink:type="simple">https://midiamax.uol.com.br/policia/2024/policia-apreende-mais-de-uma-tonelada-de-carnes-clandestinas-e-com-moscas-em-supermercado/</text:a></text:p>
          </table:table-cell>
        </table:table-row>
        <table:table-row table:style-name="ro3">
          <table:table-cell office:value-type="string" calcext:value-type="string">
            <text:p><text:a xlink:href="https://tinyurl.com/2kwjjw4y" xlink:type="simple">https://tinyurl.com/2kwjjw4y</text:a></text:p>
          </table:table-cell>
        </table:table-row>
        <table:table-row table:style-name="ro3">
          <table:table-cell office:value-type="string" calcext:value-type="string">
            <text:p><text:a xlink:href="https://tinyurl.com/ymrfutcd" xlink:type="simple">https://tinyurl.com/ymrfutcd</text:a></text:p>
          </table:table-cell>
        </table:table-row>
        <table:table-row table:style-name="ro3">
          <table:table-cell office:value-type="string" calcext:value-type="string">
            <text:p><text:a xlink:href="https://tinyurl.com/bddnhuzv" xlink:type="simple">https://tinyurl.com/bddnhuzv</text:a></text:p>
          </table:table-cell>
        </table:table-row>
        <table:table-row table:style-name="ro3">
          <table:table-cell office:value-type="string" calcext:value-type="string">
            <text:p><text:a xlink:href="https://tinyurl.com/5fmfnm69" xlink:type="simple">https://tinyurl.com/5fmfnm69</text:a></text:p>
          </table:table-cell>
        </table:table-row>
        <table:table-row table:style-name="ro3">
          <table:table-cell office:value-type="string" calcext:value-type="string">
            <text:p><text:a xlink:href="https://tinyurl.com/2s3tksra" xlink:type="simple">https://tinyurl.com/2s3tksra</text:a></text:p>
          </table:table-cell>
        </table:table-row>
        <table:table-row table:style-name="ro3">
          <table:table-cell office:value-type="string" calcext:value-type="string">
            <text:p><text:a xlink:href="https://tinyurl.com/y78bsp5p" xlink:type="simple">https://tinyurl.com/y78bsp5p</text:a></text:p>
          </table:table-cell>
        </table:table-row>
        <table:table-row table:style-name="ro3">
          <table:table-cell office:value-type="string" calcext:value-type="string">
            <text:p><text:a xlink:href="https://tinyurl.com/4zy9fsw8" xlink:type="simple">https://tinyurl.com/4zy9fsw8</text:a></text:p>
          </table:table-cell>
        </table:table-row>
        <table:table-row table:style-name="ro3">
          <table:table-cell office:value-type="string" calcext:value-type="string">
            <text:p><text:a xlink:href="https://tinyurl.com/2yfwynvf" xlink:type="simple">https://tinyurl.com/2yfwynvf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8tsp4sv" xlink:type="simple">https://tinyurl.com/58tsp4sv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d2uyjcx" xlink:type="simple">https://tinyurl.com/2d2uyjcx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s4a66a6" xlink:type="simple">https://tinyurl.com/2s4a66a6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rpkjbmve" xlink:type="simple">https://tinyurl.com/rpkjbmve</text:a></text:p>
          </table:table-cell>
        </table:table-row>
        <table:table-row table:style-name="ro3">
          <table:table-cell office:value-type="string" calcext:value-type="string">
            <text:p><text:a xlink:href="https://tinyurl.com/2tvunjav" xlink:type="simple">https://tinyurl.com/2tvunjav</text:a></text:p>
          </table:table-cell>
        </table:table-row>
        <table:table-row table:style-name="ro3">
          <table:table-cell office:value-type="string" calcext:value-type="string">
            <text:p><text:a xlink:href="https://tinyurl.com/bdctd6jy" xlink:type="simple">https://tinyurl.com/bdctd6jy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95mmrh2" xlink:type="simple">https://tinyurl.com/395mmrh2</text:a></text:p>
          </table:table-cell>
        </table:table-row>
        <table:table-row table:style-name="ro3">
          <table:table-cell office:value-type="string" calcext:value-type="string">
            <text:p><text:a xlink:href="https://tinyurl.com/4u6pkjzb" xlink:type="simple">https://tinyurl.com/4u6pkjzb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ztzk3bu" xlink:type="simple">https://tinyurl.com/4ztzk3bu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w6meta3" xlink:type="simple">https://tinyurl.com/2w6meta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jmjx7ds" xlink:type="simple">https://tinyurl.com/3jmjx7ds</text:a></text:p>
          </table:table-cell>
        </table:table-row>
        <table:table-row table:style-name="ro3">
          <table:table-cell office:value-type="string" calcext:value-type="string">
            <text:p><text:a xlink:href="https://tinyurl.com/5cm24zdm" xlink:type="simple">https://tinyurl.com/5cm24zdm</text:a></text:p>
          </table:table-cell>
        </table:table-row>
        <table:table-row table:style-name="ro3">
          <table:table-cell office:value-type="string" calcext:value-type="string">
            <text:p><text:a xlink:href="https://tinyurl.com/3j8fssxk" xlink:type="simple">https://tinyurl.com/3j8fssxk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e3s8x24" xlink:type="simple">https://tinyurl.com/ye3s8x24</text:a></text:p>
          </table:table-cell>
        </table:table-row>
        <table:table-row table:style-name="ro3">
          <table:table-cell office:value-type="string" calcext:value-type="string">
            <text:p><text:a xlink:href="https://tinyurl.com/4bczrrh5" xlink:type="simple">https://tinyurl.com/4bczrrh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kcvuhwt" xlink:type="simple">https://tinyurl.com/4kcvuhwt</text:a></text:p>
          </table:table-cell>
        </table:table-row>
        <table:table-row table:style-name="ro3">
          <table:table-cell office:value-type="string" calcext:value-type="string">
            <text:p><text:a xlink:href="https://tinyurl.com/upsfcs42" xlink:type="simple">https://tinyurl.com/upsfcs42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bzz3auu" xlink:type="simple">https://tinyurl.com/3bzz3auu</text:a></text:p>
          </table:table-cell>
        </table:table-row>
        <table:table-row table:style-name="ro3">
          <table:table-cell office:value-type="string" calcext:value-type="string">
            <text:p><text:a xlink:href="https://tinyurl.com/5n7pca2w" xlink:type="simple">https://tinyurl.com/5n7pca2w</text:a></text:p>
          </table:table-cell>
        </table:table-row>
        <table:table-row table:style-name="ro3">
          <table:table-cell office:value-type="string" calcext:value-type="string">
            <text:p><text:a xlink:href="https://tinyurl.com/ycy8wfck" xlink:type="simple">https://tinyurl.com/ycy8wfck</text:a></text:p>
          </table:table-cell>
        </table:table-row>
        <table:table-row table:style-name="ro3">
          <table:table-cell office:value-type="string" calcext:value-type="string">
            <text:p><text:a xlink:href="https://tinyurl.com/2nyhkwr2" xlink:type="simple">https://tinyurl.com/2nyhkwr2</text:a></text:p>
          </table:table-cell>
        </table:table-row>
        <table:table-row table:style-name="ro3">
          <table:table-cell office:value-type="string" calcext:value-type="string">
            <text:p><text:a xlink:href="https://tinyurl.com/2zjx5csz" xlink:type="simple">https://tinyurl.com/2zjx5csz</text:a></text:p>
          </table:table-cell>
        </table:table-row>
        <table:table-row table:style-name="ro3">
          <table:table-cell office:value-type="string" calcext:value-type="string">
            <text:p><text:a xlink:href="https://tinyurl.com/3j8cben8" xlink:type="simple">https://tinyurl.com/3j8cben8</text:a></text:p>
          </table:table-cell>
        </table:table-row>
        <table:table-row table:style-name="ro3">
          <table:table-cell office:value-type="string" calcext:value-type="string">
            <text:p><text:a xlink:href="https://tinyurl.com/4vdfm8a2" xlink:type="simple">https://tinyurl.com/4vdfm8a2</text:a></text:p>
          </table:table-cell>
        </table:table-row>
        <table:table-row table:style-name="ro3">
          <table:table-cell office:value-type="string" calcext:value-type="string">
            <text:p><text:a xlink:href="https://tinyurl.com/y5b7vs92" xlink:type="simple">https://tinyurl.com/y5b7vs92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yevd4f3" xlink:type="simple">https://tinyurl.com/3yevd4f3</text:a></text:p>
          </table:table-cell>
        </table:table-row>
        <table:table-row table:style-name="ro3">
          <table:table-cell office:value-type="string" calcext:value-type="string">
            <text:p><text:a xlink:href="https://tinyurl.com/53fwf2bt" xlink:type="simple">https://tinyurl.com/53fwf2bt</text:a></text:p>
          </table:table-cell>
        </table:table-row>
        <table:table-row table:style-name="ro3">
          <table:table-cell office:value-type="string" calcext:value-type="string">
            <text:p><text:a xlink:href="https://tinyurl.com/48kmv466" xlink:type="simple">https://tinyurl.com/48kmv466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vmt2u83a" xlink:type="simple">https://tinyurl.com/vmt2u83a</text:a></text:p>
          </table:table-cell>
        </table:table-row>
        <table:table-row table:style-name="ro3">
          <table:table-cell office:value-type="string" calcext:value-type="string">
            <text:p><text:a xlink:href="https://tinyurl.com/5n8s6ujm" xlink:type="simple">https://tinyurl.com/5n8s6ujm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29w452c" xlink:type="simple">https://tinyurl.com/y29w452c</text:a></text:p>
          </table:table-cell>
        </table:table-row>
        <table:table-row table:style-name="ro3">
          <table:table-cell office:value-type="string" calcext:value-type="string">
            <text:p><text:a xlink:href="https://tinyurl.com/245zwwpr" xlink:type="simple">https://tinyurl.com/245zwwpr</text:a></text:p>
          </table:table-cell>
        </table:table-row>
        <table:table-row table:style-name="ro3">
          <table:table-cell office:value-type="string" calcext:value-type="string">
            <text:p><text:a xlink:href="https://tinyurl.com/yxc5e9cv" xlink:type="simple">https://tinyurl.com/yxc5e9cv</text:a></text:p>
          </table:table-cell>
        </table:table-row>
        <table:table-row table:style-name="ro3">
          <table:table-cell office:value-type="string" calcext:value-type="string">
            <text:p><text:a xlink:href="https://tinyurl.com/5n7exkue" xlink:type="simple">https://tinyurl.com/5n7exkue</text:a></text:p>
          </table:table-cell>
        </table:table-row>
        <table:table-row table:style-name="ro3">
          <table:table-cell office:value-type="string" calcext:value-type="string">
            <text:p><text:a xlink:href="https://tinyurl.com/yej92vye" xlink:type="simple">https://tinyurl.com/yej92vye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b9fexf2" xlink:type="simple">https://tinyurl.com/4b9fexf2</text:a></text:p>
          </table:table-cell>
        </table:table-row>
        <table:table-row table:style-name="ro3">
          <table:table-cell office:value-type="string" calcext:value-type="string">
            <text:p><text:a xlink:href="https://tinyurl.com/mr2yztyc" xlink:type="simple">https://tinyurl.com/mr2yztyc</text:a></text:p>
          </table:table-cell>
        </table:table-row>
        <table:table-row table:style-name="ro3">
          <table:table-cell office:value-type="string" calcext:value-type="string">
            <text:p><text:a xlink:href="https://tinyurl.com/bdkhctj9" xlink:type="simple">https://tinyurl.com/bdkhctj9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nhk6ucx7" xlink:type="simple">https://tinyurl.com/nhk6ucx7</text:a></text:p>
          </table:table-cell>
        </table:table-row>
        <table:table-row table:style-name="ro3">
          <table:table-cell office:value-type="string" calcext:value-type="string">
            <text:p><text:a xlink:href="https://tinyurl.com/bdex75bf" xlink:type="simple">https://tinyurl.com/bdex75bf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t2kundd" xlink:type="simple">https://tinyurl.com/yt2kundd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prxrv58" xlink:type="simple">https://tinyurl.com/3prxrv5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re7hsav" xlink:type="simple">https://tinyurl.com/3re7hsav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c5eza2k" xlink:type="simple">https://tinyurl.com/yc5eza2k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jj2upve" xlink:type="simple">https://tinyurl.com/4jj2upve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pche9wn" xlink:type="simple">https://tinyurl.com/mpche9wn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36twcx8" xlink:type="simple">https://tinyurl.com/536twcx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vvadphk" xlink:type="simple">https://tinyurl.com/2vvadphk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8cke959" xlink:type="simple">https://tinyurl.com/38cke959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5u5zku3" xlink:type="simple">https://tinyurl.com/y5u5zku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agencia.fiocruz.br/node/16883" xlink:type="simple">https://agencia.fiocruz.br/node/16883</text:a></text:p>
          </table:table-cell>
        </table:table-row>
        <table:table-row table:style-name="ro3">
          <table:table-cell office:value-type="string" calcext:value-type="string">
            <text:p><text:a xlink:href="https://tinyurl.com/nhzrtt7p" xlink:type="simple">https://tinyurl.com/nhzrtt7p</text:a></text:p>
          </table:table-cell>
        </table:table-row>
        <table:table-row table:style-name="ro3">
          <table:table-cell office:value-type="string" calcext:value-type="string">
            <text:p><text:a xlink:href="https://tinyurl.com/3hyaymwe" xlink:type="simple">https://tinyurl.com/3hyaymwe</text:a></text:p>
          </table:table-cell>
        </table:table-row>
        <table:table-row table:style-name="ro3">
          <table:table-cell office:value-type="string" calcext:value-type="string">
            <text:p><text:a xlink:href="https://tinyurl.com/mts2vp6b" xlink:type="simple">https://tinyurl.com/mts2vp6b</text:a></text:p>
          </table:table-cell>
        </table:table-row>
        <table:table-row table:style-name="ro3">
          <table:table-cell office:value-type="string" calcext:value-type="string">
            <text:p><text:a xlink:href="https://tinyurl.com/2c2jsx2u" xlink:type="simple">https://tinyurl.com/2c2jsx2u</text:a></text:p>
          </table:table-cell>
        </table:table-row>
        <table:table-row table:style-name="ro3">
          <table:table-cell office:value-type="string" calcext:value-type="string">
            <text:p><text:a xlink:href="https://tinyurl.com/3r463h39" xlink:type="simple">https://tinyurl.com/3r463h39</text:a></text:p>
          </table:table-cell>
        </table:table-row>
        <table:table-row table:style-name="ro3">
          <table:table-cell office:value-type="string" calcext:value-type="string">
            <text:p><text:a xlink:href="https://tinyurl.com/3d9hcaww" xlink:type="simple">https://tinyurl.com/3d9hcaww</text:a></text:p>
          </table:table-cell>
        </table:table-row>
        <table:table-row table:style-name="ro3">
          <table:table-cell office:value-type="string" calcext:value-type="string">
            <text:p><text:a xlink:href="https://tinyurl.com/zf92ky6z" xlink:type="simple">https://tinyurl.com/zf92ky6z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xd8tjnh" xlink:type="simple">https://tinyurl.com/5xd8tjnh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zjp3ywc8" xlink:type="simple">https://tinyurl.com/zjp3ywc8</text:a></text:p>
          </table:table-cell>
        </table:table-row>
        <table:table-row table:style-name="ro3">
          <table:table-cell office:value-type="string" calcext:value-type="string">
            <text:p><text:a xlink:href="https://tinyurl.com/mrx54v5y" xlink:type="simple">https://tinyurl.com/mrx54v5y</text:a></text:p>
          </table:table-cell>
        </table:table-row>
        <table:table-row table:style-name="ro3">
          <table:table-cell office:value-type="string" calcext:value-type="string">
            <text:p><text:a xlink:href="https://tinyurl.com/mthk3yvm" xlink:type="simple">https://tinyurl.com/mthk3yvm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9vczds5j" xlink:type="simple">https://tinyurl.com/9vczds5j</text:a></text:p>
          </table:table-cell>
        </table:table-row>
        <table:table-row table:style-name="ro3">
          <table:table-cell office:value-type="string" calcext:value-type="string">
            <text:p><text:a xlink:href="https://tinyurl.com/6dswk7y4" xlink:type="simple">https://tinyurl.com/6dswk7y4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c84tehc" xlink:type="simple">https://tinyurl.com/5c84tehc</text:a></text:p>
          </table:table-cell>
        </table:table-row>
        <table:table-row table:style-name="ro3">
          <table:table-cell office:value-type="string" calcext:value-type="string">
            <text:p><text:a xlink:href="https://tinyurl.com/574mz92w" xlink:type="simple">https://tinyurl.com/574mz92w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dr57hsc" xlink:type="simple">https://tinyurl.com/4dr57hsc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y333tuj" xlink:type="simple">https://tinyurl.com/yy333tuj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cr3zkte" xlink:type="simple">https://tinyurl.com/2cr3zkte</text:a></text:p>
          </table:table-cell>
        </table:table-row>
        <table:table-row table:style-name="ro3">
          <table:table-cell office:value-type="string" calcext:value-type="string">
            <text:p><text:a xlink:href="https://tinyurl.com/4hrrtyen" xlink:type="simple">https://tinyurl.com/4hrrtyen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kvbenxd" xlink:type="simple">https://tinyurl.com/2kvbenxd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sb47spz" xlink:type="simple">https://tinyurl.com/4sb47spz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d8ym6za" xlink:type="simple">https://tinyurl.com/3d8ym6za</text:a></text:p>
          </table:table-cell>
        </table:table-row>
        <table:table-row table:style-name="ro3">
          <table:table-cell office:value-type="string" calcext:value-type="string">
            <text:p><text:a xlink:href="https://tinyurl.com/4xa553dr" xlink:type="simple">https://tinyurl.com/4xa553dr</text:a></text:p>
          </table:table-cell>
        </table:table-row>
        <table:table-row table:style-name="ro3">
          <table:table-cell office:value-type="string" calcext:value-type="string">
            <text:p><text:a xlink:href="https://tinyurl.com/4dpy2thd" xlink:type="simple">https://tinyurl.com/4dpy2thd</text:a></text:p>
          </table:table-cell>
        </table:table-row>
        <table:table-row table:style-name="ro3">
          <table:table-cell office:value-type="string" calcext:value-type="string">
            <text:p><text:a xlink:href="https://tinyurl.com/2myyhty6" xlink:type="simple">https://tinyurl.com/2myyhty6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nn3vaab4" xlink:type="simple">https://tinyurl.com/nn3vaab4</text:a></text:p>
          </table:table-cell>
        </table:table-row>
        <table:table-row table:style-name="ro3">
          <table:table-cell office:value-type="string" calcext:value-type="string">
            <text:p><text:a xlink:href="https://tinyurl.com/38mn4h8e" xlink:type="simple">https://tinyurl.com/38mn4h8e</text:a></text:p>
          </table:table-cell>
        </table:table-row>
        <table:table-row table:style-name="ro3">
          <table:table-cell office:value-type="string" calcext:value-type="string">
            <text:p><text:a xlink:href="https://tinyurl.com/5e29n26r" xlink:type="simple">https://tinyurl.com/5e29n26r</text:a></text:p>
          </table:table-cell>
        </table:table-row>
        <table:table-row table:style-name="ro3">
          <table:table-cell office:value-type="string" calcext:value-type="string">
            <text:p><text:a xlink:href="https://tinyurl.com/d4zcwejd" xlink:type="simple">https://tinyurl.com/d4zcwejd</text:a></text:p>
          </table:table-cell>
        </table:table-row>
        <table:table-row table:style-name="ro3">
          <table:table-cell office:value-type="string" calcext:value-type="string">
            <text:p><text:a xlink:href="https://tinyurl.com/ukct9uby" xlink:type="simple">https://tinyurl.com/ukct9uby</text:a></text:p>
          </table:table-cell>
        </table:table-row>
        <table:table-row table:style-name="ro3">
          <table:table-cell office:value-type="string" calcext:value-type="string">
            <text:p><text:a xlink:href="https://tinyurl.com/zbkyj7wu" xlink:type="simple">https://tinyurl.com/zbkyj7wu</text:a></text:p>
          </table:table-cell>
        </table:table-row>
        <table:table-row table:style-name="ro3">
          <table:table-cell office:value-type="string" calcext:value-type="string">
            <text:p><text:a xlink:href="https://tinyurl.com/mrxscybc" xlink:type="simple">https://tinyurl.com/mrxscybc</text:a></text:p>
          </table:table-cell>
        </table:table-row>
        <table:table-row table:style-name="ro3">
          <table:table-cell office:value-type="string" calcext:value-type="string">
            <text:p><text:a xlink:href="https://tinyurl.com/45kaxfxe" xlink:type="simple">https://tinyurl.com/45kaxfxe</text:a></text:p>
          </table:table-cell>
        </table:table-row>
        <table:table-row table:style-name="ro3">
          <table:table-cell office:value-type="string" calcext:value-type="string">
            <text:p><text:a xlink:href="https://tinyurl.com/hpjrmbt6" xlink:type="simple">https://tinyurl.com/hpjrmbt6</text:a></text:p>
          </table:table-cell>
        </table:table-row>
        <table:table-row table:style-name="ro3">
          <table:table-cell office:value-type="string" calcext:value-type="string">
            <text:p><text:a xlink:href="https://tinyurl.com/yr6a5f3w" xlink:type="simple">https://tinyurl.com/yr6a5f3w</text:a></text:p>
          </table:table-cell>
        </table:table-row>
        <table:table-row table:style-name="ro3">
          <table:table-cell office:value-type="string" calcext:value-type="string">
            <text:p><text:a xlink:href="https://tinyurl.com/5hcf699z" xlink:type="simple">https://tinyurl.com/5hcf699z</text:a></text:p>
          </table:table-cell>
        </table:table-row>
        <table:table-row table:style-name="ro3">
          <table:table-cell office:value-type="string" calcext:value-type="string">
            <text:p><text:a xlink:href="https://tinyurl.com/2b7kvfzu" xlink:type="simple">https://tinyurl.com/2b7kvfzu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zhsa8bn" xlink:type="simple">https://tinyurl.com/2zhsa8bn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ryd2m3m" xlink:type="simple">https://tinyurl.com/mryd2m3m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96hxyb5" xlink:type="simple">https://tinyurl.com/496hxyb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cjp973j" xlink:type="simple">https://tinyurl.com/5cjp973j</text:a></text:p>
          </table:table-cell>
        </table:table-row>
        <table:table-row table:style-name="ro3">
          <table:table-cell office:value-type="string" calcext:value-type="string">
            <text:p><text:a xlink:href="https://tinyurl.com/3ddbx8up" xlink:type="simple">https://tinyurl.com/3ddbx8up</text:a></text:p>
          </table:table-cell>
        </table:table-row>
        <table:table-row table:style-name="ro3">
          <table:table-cell office:value-type="string" calcext:value-type="string">
            <text:p><text:a xlink:href="https://tinyurl.com/ykp4c8cy" xlink:type="simple">https://tinyurl.com/ykp4c8cy</text:a></text:p>
          </table:table-cell>
        </table:table-row>
        <table:table-row table:style-name="ro3">
          <table:table-cell office:value-type="string" calcext:value-type="string">
            <text:p><text:a xlink:href="https://tinyurl.com/4cxy8vjt" xlink:type="simple">https://tinyurl.com/4cxy8vjt</text:a></text:p>
          </table:table-cell>
        </table:table-row>
        <table:table-row table:style-name="ro3">
          <table:table-cell office:value-type="string" calcext:value-type="string">
            <text:p><text:a xlink:href="https://tinyurl.com/4n6896x4" xlink:type="simple">https://tinyurl.com/4n6896x4</text:a></text:p>
          </table:table-cell>
        </table:table-row>
        <table:table-row table:style-name="ro3">
          <table:table-cell office:value-type="string" calcext:value-type="string">
            <text:p><text:a xlink:href="https://tinyurl.com/4mu5z4eh" xlink:type="simple">https://tinyurl.com/4mu5z4eh</text:a></text:p>
          </table:table-cell>
        </table:table-row>
        <table:table-row table:style-name="ro3">
          <table:table-cell office:value-type="string" calcext:value-type="string">
            <text:p><text:a xlink:href="https://tinyurl.com/5n6kjj5z" xlink:type="simple">https://tinyurl.com/5n6kjj5z</text:a></text:p>
          </table:table-cell>
        </table:table-row>
        <table:table-row table:style-name="ro3">
          <table:table-cell office:value-type="string" calcext:value-type="string">
            <text:p><text:a xlink:href="https://tinyurl.com/3ydnzsk7" xlink:type="simple">https://tinyurl.com/3ydnzsk7</text:a></text:p>
          </table:table-cell>
        </table:table-row>
        <table:table-row table:style-name="ro3">
          <table:table-cell office:value-type="string" calcext:value-type="string">
            <text:p><text:a xlink:href="https://tinyurl.com/yc7pt9bk" xlink:type="simple">https://tinyurl.com/yc7pt9bk</text:a></text:p>
          </table:table-cell>
        </table:table-row>
        <table:table-row table:style-name="ro3">
          <table:table-cell office:value-type="string" calcext:value-type="string">
            <text:p><text:a xlink:href="https://tinyurl.com/yc4tenau" xlink:type="simple">https://tinyurl.com/yc4tenau</text:a></text:p>
          </table:table-cell>
        </table:table-row>
        <table:table-row table:style-name="ro3">
          <table:table-cell office:value-type="string" calcext:value-type="string">
            <text:p><text:a xlink:href="https://tinyurl.com/msuayac4" xlink:type="simple">https://tinyurl.com/msuayac4</text:a></text:p>
          </table:table-cell>
        </table:table-row>
        <table:table-row table:style-name="ro3">
          <table:table-cell office:value-type="string" calcext:value-type="string">
            <text:p><text:a xlink:href="https://tinyurl.com/eby3ncbt" xlink:type="simple">https://tinyurl.com/eby3ncbt</text:a></text:p>
          </table:table-cell>
        </table:table-row>
        <table:table-row table:style-name="ro3">
          <table:table-cell office:value-type="string" calcext:value-type="string">
            <text:p><text:a xlink:href="https://tinyurl.com/5dkyuum8" xlink:type="simple">https://tinyurl.com/5dkyuum8</text:a></text:p>
          </table:table-cell>
        </table:table-row>
        <table:table-row table:style-name="ro3">
          <table:table-cell office:value-type="string" calcext:value-type="string">
            <text:p><text:a xlink:href="https://tinyurl.com/bds33prs" xlink:type="simple">https://tinyurl.com/bds33prs</text:a></text:p>
          </table:table-cell>
        </table:table-row>
        <table:table-row table:style-name="ro3">
          <table:table-cell office:value-type="string" calcext:value-type="string">
            <text:p><text:a xlink:href="https://tinyurl.com/ycxt9x8j" xlink:type="simple">https://tinyurl.com/ycxt9x8j</text:a></text:p>
          </table:table-cell>
        </table:table-row>
        <table:table-row table:style-name="ro3">
          <table:table-cell office:value-type="string" calcext:value-type="string">
            <text:p><text:a xlink:href="https://tinyurl.com/fz4rrn3d" xlink:type="simple">https://tinyurl.com/fz4rrn3d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tdsfv89" xlink:type="simple">https://tinyurl.com/ytdsfv89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d5nr2h3" xlink:type="simple">https://tinyurl.com/md5nr2h3</text:a></text:p>
          </table:table-cell>
        </table:table-row>
        <table:table-row table:style-name="ro3">
          <table:table-cell office:value-type="string" calcext:value-type="string">
            <text:p><text:a xlink:href="https://tinyurl.com/4baafzhz" xlink:type="simple">https://tinyurl.com/4baafzhz</text:a></text:p>
          </table:table-cell>
        </table:table-row>
        <table:table-row table:style-name="ro3">
          <table:table-cell office:value-type="string" calcext:value-type="string">
            <text:p><text:a xlink:href="https://tinyurl.com/3nxsppbv" xlink:type="simple">https://tinyurl.com/3nxsppbv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hyawru36" xlink:type="simple">https://tinyurl.com/hyawru36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p9t4m5h" xlink:type="simple">https://tinyurl.com/2p9t4m5h</text:a></text:p>
          </table:table-cell>
        </table:table-row>
        <table:table-row table:style-name="ro3">
          <table:table-cell office:value-type="string" calcext:value-type="string">
            <text:p><text:a xlink:href="https://tinyurl.com/4b8vkpe6" xlink:type="simple">https://tinyurl.com/4b8vkpe6</text:a></text:p>
          </table:table-cell>
        </table:table-row>
        <table:table-row table:style-name="ro3">
          <table:table-cell office:value-type="string" calcext:value-type="string">
            <text:p><text:a xlink:href="https://tinyurl.com/296unvbd" xlink:type="simple">https://tinyurl.com/296unvbd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5s8692j" xlink:type="simple">https://tinyurl.com/35s8692j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dvwfwr5" xlink:type="simple">https://tinyurl.com/ydvwfwr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z7dszwn" xlink:type="simple">https://tinyurl.com/yz7dszwn</text:a></text:p>
          </table:table-cell>
        </table:table-row>
        <table:table-row table:style-name="ro3">
          <table:table-cell office:value-type="string" calcext:value-type="string">
            <text:p><text:a xlink:href="https://tinyurl.com/4t23aut8" xlink:type="simple">https://tinyurl.com/4t23aut8</text:a></text:p>
          </table:table-cell>
        </table:table-row>
        <table:table-row table:style-name="ro3">
          <table:table-cell office:value-type="string" calcext:value-type="string">
            <text:p><text:a xlink:href="https://tinyurl.com/2vw2s9er" xlink:type="simple">https://tinyurl.com/2vw2s9er</text:a></text:p>
          </table:table-cell>
        </table:table-row>
        <table:table-row table:style-name="ro3">
          <table:table-cell office:value-type="string" calcext:value-type="string">
            <text:p><text:a xlink:href="https://tinyurl.com/3hznayjc" xlink:type="simple">https://tinyurl.com/3hznayjc</text:a></text:p>
          </table:table-cell>
        </table:table-row>
        <table:table-row table:style-name="ro3">
          <table:table-cell office:value-type="string" calcext:value-type="string">
            <text:p><text:a xlink:href="https://tinyurl.com/4s8vmsxb" xlink:type="simple">https://tinyurl.com/4s8vmsxb</text:a></text:p>
          </table:table-cell>
        </table:table-row>
        <table:table-row table:style-name="ro3">
          <table:table-cell office:value-type="string" calcext:value-type="string">
            <text:p><text:a xlink:href="https://tinyurl.com/2mjf8hmn" xlink:type="simple">https://tinyurl.com/2mjf8hmn</text:a></text:p>
          </table:table-cell>
        </table:table-row>
        <table:table-row table:style-name="ro3">
          <table:table-cell office:value-type="string" calcext:value-type="string">
            <text:p><text:a xlink:href="https://tinyurl.com/52xf7ar9" xlink:type="simple">https://tinyurl.com/52xf7ar9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ry9cd6a" xlink:type="simple">https://tinyurl.com/mry9cd6a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n8cskxa" xlink:type="simple">https://tinyurl.com/5n8cskxa</text:a></text:p>
          </table:table-cell>
        </table:table-row>
        <table:table-row table:style-name="ro3">
          <table:table-cell office:value-type="string" calcext:value-type="string">
            <text:p><text:a xlink:href="https://tinyurl.com/33s7pz7e" xlink:type="simple">https://tinyurl.com/33s7pz7e</text:a></text:p>
          </table:table-cell>
        </table:table-row>
        <table:table-row table:style-name="ro3">
          <table:table-cell office:value-type="string" calcext:value-type="string">
            <text:p><text:a xlink:href="https://tinyurl.com/46z2jm8b" xlink:type="simple">https://tinyurl.com/46z2jm8b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n4b4j83" xlink:type="simple">https://tinyurl.com/2n4b4j8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88974u6w" xlink:type="simple">https://tinyurl.com/88974u6w</text:a></text:p>
          </table:table-cell>
        </table:table-row>
        <table:table-row table:style-name="ro3">
          <table:table-cell office:value-type="string" calcext:value-type="string">
            <text:p><text:a xlink:href="https://tinyurl.com/3v9can7j" xlink:type="simple">https://tinyurl.com/3v9can7j</text:a></text:p>
          </table:table-cell>
        </table:table-row>
        <table:table-row table:style-name="ro3">
          <table:table-cell office:value-type="string" calcext:value-type="string">
            <text:p><text:a xlink:href="https://tinyurl.com/2hus7u67" xlink:type="simple">https://tinyurl.com/2hus7u67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kmzy7b3v" xlink:type="simple">https://tinyurl.com/kmzy7b3v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rnwcswf" xlink:type="simple">https://tinyurl.com/mrnwcswf</text:a></text:p>
          </table:table-cell>
        </table:table-row>
        <table:table-row table:style-name="ro3">
          <table:table-cell office:value-type="string" calcext:value-type="string">
            <text:p><text:a xlink:href="https://tinyurl.com/ycxavh57" xlink:type="simple">https://tinyurl.com/ycxavh57</text:a></text:p>
          </table:table-cell>
        </table:table-row>
        <table:table-row table:style-name="ro3">
          <table:table-cell office:value-type="string" calcext:value-type="string">
            <text:p><text:a xlink:href="https://tinyurl.com/3v2uuexn" xlink:type="simple">https://tinyurl.com/3v2uuexn</text:a></text:p>
          </table:table-cell>
        </table:table-row>
        <table:table-row table:style-name="ro3">
          <table:table-cell office:value-type="string" calcext:value-type="string">
            <text:p><text:a xlink:href="https://tinyurl.com/2zx3n2n8" xlink:type="simple">https://tinyurl.com/2zx3n2n8</text:a></text:p>
          </table:table-cell>
        </table:table-row>
        <table:table-row table:style-name="ro3">
          <table:table-cell office:value-type="string" calcext:value-type="string">
            <text:p><text:a xlink:href="https://tinyurl.com/52r8h3ha" xlink:type="simple">https://tinyurl.com/52r8h3ha</text:a></text:p>
          </table:table-cell>
        </table:table-row>
        <table:table-row table:style-name="ro3">
          <table:table-cell office:value-type="string" calcext:value-type="string">
            <text:p><text:a xlink:href="https://tinyurl.com/422aexmc" xlink:type="simple">https://tinyurl.com/422aexmc</text:a></text:p>
          </table:table-cell>
        </table:table-row>
        <table:table-row table:style-name="ro3">
          <table:table-cell office:value-type="string" calcext:value-type="string">
            <text:p><text:a xlink:href="https://tinyurl.com/3x438tu5" xlink:type="simple">https://tinyurl.com/3x438tu5</text:a></text:p>
          </table:table-cell>
        </table:table-row>
        <table:table-row table:style-name="ro3">
          <table:table-cell office:value-type="string" calcext:value-type="string">
            <text:p><text:a xlink:href="https://tinyurl.com/yck2j7wh" xlink:type="simple">https://tinyurl.com/yck2j7wh</text:a></text:p>
          </table:table-cell>
        </table:table-row>
        <table:table-row table:style-name="ro3">
          <table:table-cell office:value-type="string" calcext:value-type="string">
            <text:p><text:a xlink:href="https://tinyurl.com/msk85wfb" xlink:type="simple">https://tinyurl.com/msk85wfb</text:a></text:p>
          </table:table-cell>
        </table:table-row>
        <table:table-row table:style-name="ro3">
          <table:table-cell office:value-type="string" calcext:value-type="string">
            <text:p><text:a xlink:href="https://tinyurl.com/2yypz699" xlink:type="simple">https://tinyurl.com/2yypz699</text:a></text:p>
          </table:table-cell>
        </table:table-row>
        <table:table-row table:style-name="ro3">
          <table:table-cell office:value-type="string" calcext:value-type="string">
            <text:p><text:a xlink:href="https://tinyurl.com/yk6p4fy4" xlink:type="simple">https://tinyurl.com/yk6p4fy4</text:a></text:p>
          </table:table-cell>
        </table:table-row>
        <table:table-row table:style-name="ro3">
          <table:table-cell office:value-type="string" calcext:value-type="string">
            <text:p><text:a xlink:href="https://tinyurl.com/mpx7wak5" xlink:type="simple">https://tinyurl.com/mpx7wak5</text:a></text:p>
          </table:table-cell>
        </table:table-row>
        <table:table-row table:style-name="ro3">
          <table:table-cell office:value-type="string" calcext:value-type="string">
            <text:p><text:a xlink:href="https://tinyurl.com/4vykkzvc" xlink:type="simple">https://tinyurl.com/4vykkzvc</text:a></text:p>
          </table:table-cell>
        </table:table-row>
        <table:table-row table:style-name="ro3">
          <table:table-cell office:value-type="string" calcext:value-type="string">
            <text:p><text:a xlink:href="https://tinyurl.com/bdzmv4n5" xlink:type="simple">https://tinyurl.com/bdzmv4n5</text:a></text:p>
          </table:table-cell>
        </table:table-row>
        <table:table-row table:style-name="ro3">
          <table:table-cell office:value-type="string" calcext:value-type="string">
            <text:p><text:a xlink:href="https://tinyurl.com/2yrnjcsc" xlink:type="simple">https://tinyurl.com/2yrnjcsc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2hc3tkb" xlink:type="simple">https://tinyurl.com/32hc3tkb</text:a></text:p>
          </table:table-cell>
        </table:table-row>
        <table:table-row table:style-name="ro3">
          <table:table-cell office:value-type="string" calcext:value-type="string">
            <text:p><text:a xlink:href="https://tinyurl.com/fvx7p46w" xlink:type="simple">https://tinyurl.com/fvx7p46w</text:a></text:p>
          </table:table-cell>
        </table:table-row>
        <table:table-row table:style-name="ro3">
          <table:table-cell office:value-type="string" calcext:value-type="string">
            <text:p><text:a xlink:href="https://tinyurl.com/3ehjadrj" xlink:type="simple">https://tinyurl.com/3ehjadrj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hr8b58h" xlink:type="simple">https://tinyurl.com/yhr8b58h</text:a></text:p>
          </table:table-cell>
        </table:table-row>
        <table:table-row table:style-name="ro3">
          <table:table-cell office:value-type="string" calcext:value-type="string">
            <text:p><text:a xlink:href="https://tinyurl.com/yc48rhue" xlink:type="simple">https://tinyurl.com/yc48rhue</text:a></text:p>
          </table:table-cell>
        </table:table-row>
        <table:table-row table:style-name="ro3">
          <table:table-cell office:value-type="string" calcext:value-type="string">
            <text:p><text:a xlink:href="https://tinyurl.com/2kwmchh9" xlink:type="simple">https://tinyurl.com/2kwmchh9</text:a></text:p>
          </table:table-cell>
        </table:table-row>
        <table:table-row table:style-name="ro3">
          <table:table-cell office:value-type="string" calcext:value-type="string">
            <text:p><text:a xlink:href="https://tinyurl.com/zc679897" xlink:type="simple">https://tinyurl.com/zc679897</text:a></text:p>
          </table:table-cell>
        </table:table-row>
        <table:table-row table:style-name="ro3">
          <table:table-cell office:value-type="string" calcext:value-type="string">
            <text:p><text:a xlink:href="https://tinyurl.com/592ry44p" xlink:type="simple">https://tinyurl.com/592ry44p</text:a></text:p>
          </table:table-cell>
        </table:table-row>
        <table:table-row table:style-name="ro3">
          <table:table-cell office:value-type="string" calcext:value-type="string">
            <text:p><text:a xlink:href="https://tinyurl.com/3utr6mpm" xlink:type="simple">https://tinyurl.com/3utr6mpm</text:a></text:p>
          </table:table-cell>
        </table:table-row>
        <table:table-row table:style-name="ro3">
          <table:table-cell office:value-type="string" calcext:value-type="string">
            <text:p><text:a xlink:href="https://tinyurl.com/2atnxtak" xlink:type="simple">https://tinyurl.com/2atnxtak</text:a></text:p>
          </table:table-cell>
        </table:table-row>
        <table:table-row table:style-name="ro3">
          <table:table-cell office:value-type="string" calcext:value-type="string">
            <text:p><text:a xlink:href="https://tinyurl.com/2px5fr2k" xlink:type="simple">https://tinyurl.com/2px5fr2k</text:a></text:p>
          </table:table-cell>
        </table:table-row>
        <table:table-row table:style-name="ro3">
          <table:table-cell office:value-type="string" calcext:value-type="string">
            <text:p><text:a xlink:href="https://tinyurl.com/3aabpa53" xlink:type="simple">https://tinyurl.com/3aabpa53</text:a></text:p>
          </table:table-cell>
        </table:table-row>
        <table:table-row table:style-name="ro3">
          <table:table-cell office:value-type="string" calcext:value-type="string">
            <text:p><text:a xlink:href="https://tinyurl.com/mpj5ax87" xlink:type="simple">https://tinyurl.com/mpj5ax87</text:a></text:p>
          </table:table-cell>
        </table:table-row>
        <table:table-row table:style-name="ro3">
          <table:table-cell office:value-type="string" calcext:value-type="string">
            <text:p><text:a xlink:href="https://tinyurl.com/mr3tk2f3" xlink:type="simple">https://tinyurl.com/mr3tk2f3</text:a></text:p>
          </table:table-cell>
        </table:table-row>
        <table:table-row table:style-name="ro3">
          <table:table-cell office:value-type="string" calcext:value-type="string">
            <text:p><text:a xlink:href="https://tinyurl.com/yhusb7um" xlink:type="simple">https://tinyurl.com/yhusb7um</text:a></text:p>
          </table:table-cell>
        </table:table-row>
        <table:table-row table:style-name="ro3">
          <table:table-cell office:value-type="string" calcext:value-type="string">
            <text:p><text:a xlink:href="https://tinyurl.com/27r7z6mr" xlink:type="simple">https://tinyurl.com/27r7z6mr</text:a></text:p>
          </table:table-cell>
        </table:table-row>
        <table:table-row table:style-name="ro3">
          <table:table-cell office:value-type="string" calcext:value-type="string">
            <text:p><text:a xlink:href="https://tinyurl.com/38jkedsh" xlink:type="simple">https://tinyurl.com/38jkedsh</text:a></text:p>
          </table:table-cell>
        </table:table-row>
        <table:table-row table:style-name="ro3">
          <table:table-cell office:value-type="string" calcext:value-type="string">
            <text:p><text:a xlink:href="https://tinyurl.com/52awjdb2" xlink:type="simple">https://tinyurl.com/52awjdb2</text:a></text:p>
          </table:table-cell>
        </table:table-row>
        <table:table-row table:style-name="ro3">
          <table:table-cell office:value-type="string" calcext:value-type="string">
            <text:p><text:a xlink:href="https://tinyurl.com/5n7j4mvu" xlink:type="simple">https://tinyurl.com/5n7j4mvu</text:a></text:p>
          </table:table-cell>
        </table:table-row>
        <table:table-row table:style-name="ro3">
          <table:table-cell office:value-type="string" calcext:value-type="string">
            <text:p><text:a xlink:href="https://tinyurl.com/mwjf2cfz" xlink:type="simple">https://tinyurl.com/mwjf2cfz</text:a></text:p>
          </table:table-cell>
        </table:table-row>
        <table:table-row table:style-name="ro3">
          <table:table-cell office:value-type="string" calcext:value-type="string">
            <text:p><text:a xlink:href="https://tinyurl.com/2vr8hdey" xlink:type="simple">https://tinyurl.com/2vr8hdey</text:a></text:p>
          </table:table-cell>
        </table:table-row>
        <table:table-row table:style-name="ro3">
          <table:table-cell office:value-type="string" calcext:value-type="string">
            <text:p><text:a xlink:href="https://tinyurl.com/49tjarru" xlink:type="simple">https://tinyurl.com/49tjarru</text:a></text:p>
          </table:table-cell>
        </table:table-row>
        <table:table-row table:style-name="ro3">
          <table:table-cell office:value-type="string" calcext:value-type="string">
            <text:p><text:a xlink:href="https://tinyurl.com/4dps87x8" xlink:type="simple">https://tinyurl.com/4dps87x8</text:a></text:p>
          </table:table-cell>
        </table:table-row>
        <table:table-row table:style-name="ro3">
          <table:table-cell office:value-type="string" calcext:value-type="string">
            <text:p><text:a xlink:href="https://tinyurl.com/bxyamwre" xlink:type="simple">https://tinyurl.com/bxyamwre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aam8b45p" xlink:type="simple">https://tinyurl.com/aam8b45p</text:a></text:p>
          </table:table-cell>
        </table:table-row>
        <table:table-row table:style-name="ro3">
          <table:table-cell office:value-type="string" calcext:value-type="string">
            <text:p><text:a xlink:href="https://tinyurl.com/4an96n9f" xlink:type="simple">https://tinyurl.com/4an96n9f</text:a></text:p>
          </table:table-cell>
        </table:table-row>
        <table:table-row table:style-name="ro3">
          <table:table-cell office:value-type="string" calcext:value-type="string">
            <text:p><text:a xlink:href="https://tinyurl.com/buhbehy3" xlink:type="simple">https://tinyurl.com/buhbehy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j9yemv9" xlink:type="simple">https://tinyurl.com/3j9yemv9</text:a></text:p>
          </table:table-cell>
        </table:table-row>
        <table:table-row table:style-name="ro3">
          <table:table-cell office:value-type="string" calcext:value-type="string">
            <text:p><text:a xlink:href="https://tinyurl.com/yck97wva" xlink:type="simple">https://tinyurl.com/yck97wva</text:a></text:p>
          </table:table-cell>
        </table:table-row>
        <table:table-row table:style-name="ro3">
          <table:table-cell office:value-type="string" calcext:value-type="string">
            <text:p><text:a xlink:href="https://tinyurl.com/3ze6rwb2" xlink:type="simple">https://tinyurl.com/3ze6rwb2</text:a></text:p>
          </table:table-cell>
        </table:table-row>
        <table:table-row table:style-name="ro3">
          <table:table-cell office:value-type="string" calcext:value-type="string">
            <text:p><text:a xlink:href="https://tinyurl.com/x53my3fk" xlink:type="simple">https://tinyurl.com/x53my3fk</text:a></text:p>
          </table:table-cell>
        </table:table-row>
        <table:table-row table:style-name="ro3">
          <table:table-cell office:value-type="string" calcext:value-type="string">
            <text:p><text:a xlink:href="https://tinyurl.com/4uze9u27" xlink:type="simple">https://tinyurl.com/4uze9u27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bdex4rty" xlink:type="simple">https://tinyurl.com/bdex4rty</text:a></text:p>
          </table:table-cell>
        </table:table-row>
        <table:table-row table:style-name="ro3">
          <table:table-cell office:value-type="string" calcext:value-type="string">
            <text:p><text:a xlink:href="https://tinyurl.com/448fecy6" xlink:type="simple">https://tinyurl.com/448fecy6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tbp3yp5" xlink:type="simple">https://tinyurl.com/mtbp3yp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bdf92zur" xlink:type="simple">https://tinyurl.com/bdf92zur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7tsyu22" xlink:type="simple">https://tinyurl.com/47tsyu22</text:a></text:p>
          </table:table-cell>
        </table:table-row>
        <table:table-row table:style-name="ro3">
          <table:table-cell office:value-type="string" calcext:value-type="string">
            <text:p><text:a xlink:href="https://tinyurl.com/mtruxt5h" xlink:type="simple">https://tinyurl.com/mtruxt5h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mn94xad" xlink:type="simple">https://tinyurl.com/2mn94xad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uevj4uy" xlink:type="simple">https://tinyurl.com/3uevj4uy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b98dmam" xlink:type="simple">https://tinyurl.com/3b98dmam</text:a></text:p>
          </table:table-cell>
        </table:table-row>
        <table:table-row table:style-name="ro3">
          <table:table-cell office:value-type="string" calcext:value-type="string">
            <text:p><text:a xlink:href="https://tinyurl.com/m97wtadr" xlink:type="simple">https://tinyurl.com/m97wtadr</text:a></text:p>
          </table:table-cell>
        </table:table-row>
        <table:table-row table:style-name="ro3">
          <table:table-cell office:value-type="string" calcext:value-type="string">
            <text:p><text:a xlink:href="https://tinyurl.com/yy8h9bth" xlink:type="simple">https://tinyurl.com/yy8h9bth</text:a></text:p>
          </table:table-cell>
        </table:table-row>
        <table:table-row table:style-name="ro3">
          <table:table-cell office:value-type="string" calcext:value-type="string">
            <text:p><text:a xlink:href="https://tinyurl.com/2j927zpb" xlink:type="simple">https://tinyurl.com/2j927zpb</text:a></text:p>
          </table:table-cell>
        </table:table-row>
        <table:table-row table:style-name="ro3">
          <table:table-cell office:value-type="string" calcext:value-type="string">
            <text:p><text:a xlink:href="https://tinyurl.com/4n322rcd" xlink:type="simple">https://tinyurl.com/4n322rcd</text:a></text:p>
          </table:table-cell>
        </table:table-row>
        <table:table-row table:style-name="ro3">
          <table:table-cell office:value-type="string" calcext:value-type="string">
            <text:p><text:a xlink:href="https://tinyurl.com/mpjcehbp" xlink:type="simple">https://tinyurl.com/mpjcehbp</text:a></text:p>
          </table:table-cell>
        </table:table-row>
        <table:table-row table:style-name="ro3">
          <table:table-cell office:value-type="string" calcext:value-type="string">
            <text:p><text:a xlink:href="https://tinyurl.com/6h4ectrj" xlink:type="simple">https://tinyurl.com/6h4ectrj</text:a></text:p>
          </table:table-cell>
        </table:table-row>
        <table:table-row table:style-name="ro3">
          <table:table-cell office:value-type="string" calcext:value-type="string">
            <text:p><text:a xlink:href="https://tinyurl.com/2s4ydy6y" xlink:type="simple">https://tinyurl.com/2s4ydy6y</text:a></text:p>
          </table:table-cell>
        </table:table-row>
        <table:table-row table:style-name="ro3">
          <table:table-cell office:value-type="string" calcext:value-type="string">
            <text:p><text:a xlink:href="https://tinyurl.com/5yw8y45d" xlink:type="simple">https://tinyurl.com/5yw8y45d</text:a></text:p>
          </table:table-cell>
        </table:table-row>
        <table:table-row table:style-name="ro3">
          <table:table-cell office:value-type="string" calcext:value-type="string">
            <text:p><text:a xlink:href="https://tinyurl.com/uzp6tkjr" xlink:type="simple">https://tinyurl.com/uzp6tkjr</text:a></text:p>
          </table:table-cell>
        </table:table-row>
        <table:table-row table:style-name="ro3">
          <table:table-cell office:value-type="string" calcext:value-type="string">
            <text:p><text:a xlink:href="https://tinyurl.com/45ae7r7p" xlink:type="simple">https://tinyurl.com/45ae7r7p</text:a></text:p>
          </table:table-cell>
        </table:table-row>
        <table:table-row table:style-name="ro3">
          <table:table-cell office:value-type="string" calcext:value-type="string">
            <text:p><text:a xlink:href="https://tinyurl.com/5t3uhmk6" xlink:type="simple">https://tinyurl.com/5t3uhmk6</text:a></text:p>
          </table:table-cell>
        </table:table-row>
        <table:table-row table:style-name="ro3">
          <table:table-cell office:value-type="string" calcext:value-type="string">
            <text:p><text:a xlink:href="https://tinyurl.com/mvb3y6sy" xlink:type="simple">https://tinyurl.com/mvb3y6sy</text:a></text:p>
          </table:table-cell>
        </table:table-row>
        <table:table-row table:style-name="ro3">
          <table:table-cell office:value-type="string" calcext:value-type="string">
            <text:p><text:a xlink:href="https://tinyurl.com/3djyxz72" xlink:type="simple">https://tinyurl.com/3djyxz72</text:a></text:p>
          </table:table-cell>
        </table:table-row>
        <table:table-row table:style-name="ro3">
          <table:table-cell office:value-type="string" calcext:value-type="string">
            <text:p><text:a xlink:href="https://tinyurl.com/ynvd678x" xlink:type="simple">https://tinyurl.com/ynvd678x</text:a></text:p>
          </table:table-cell>
        </table:table-row>
        <table:table-row table:style-name="ro3">
          <table:table-cell office:value-type="string" calcext:value-type="string">
            <text:p><text:a xlink:href="https://tinyurl.com/5x6u7mmc" xlink:type="simple">https://tinyurl.com/5x6u7mmc</text:a></text:p>
          </table:table-cell>
        </table:table-row>
        <table:table-row table:style-name="ro3">
          <table:table-cell office:value-type="string" calcext:value-type="string">
            <text:p><text:a xlink:href="https://tinyurl.com/byt742xz" xlink:type="simple">https://tinyurl.com/byt742xz</text:a></text:p>
          </table:table-cell>
        </table:table-row>
        <table:table-row table:style-name="ro3">
          <table:table-cell office:value-type="string" calcext:value-type="string">
            <text:p><text:a xlink:href="https://tinyurl.com/3m9m9ra8" xlink:type="simple">https://tinyurl.com/3m9m9ra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68ut3tj" xlink:type="simple">https://tinyurl.com/268ut3tj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t2cv7pn" xlink:type="simple">https://tinyurl.com/mt2cv7pn</text:a></text:p>
          </table:table-cell>
        </table:table-row>
        <table:table-row table:style-name="ro2">
          <table:table-cell table:style-name="ce12" office:value-type="string" calcext:value-type="string">
            <text:p><text:a xlink:href="https://abre.ai/jCBm" xlink:type="simple">https://abre.ai/jCBm</text:a></text:p>
          </table:table-cell>
        </table:table-row>
        <table:table-row table:style-name="ro3">
          <table:table-cell office:value-type="string" calcext:value-type="string">
            <text:p><text:a xlink:href="https://tinyurl.com/6ncuws53" xlink:type="simple">https://tinyurl.com/6ncuws53</text:a></text:p>
          </table:table-cell>
        </table:table-row>
        <table:table-row table:style-name="ro3">
          <table:table-cell office:value-type="string" calcext:value-type="string">
            <text:p><text:a xlink:href="https://tinyurl.com/2b284bnm" xlink:type="simple">https://tinyurl.com/2b284bnm</text:a></text:p>
          </table:table-cell>
        </table:table-row>
        <table:table-row table:style-name="ro3">
          <table:table-cell office:value-type="string" calcext:value-type="string">
            <text:p><text:a xlink:href="https://tinyurl.com/23a5uzj4" xlink:type="simple">https://tinyurl.com/23a5uzj4</text:a></text:p>
          </table:table-cell>
        </table:table-row>
        <table:table-row table:style-name="ro3">
          <table:table-cell office:value-type="string" calcext:value-type="string">
            <text:p><text:a xlink:href="https://tinyurl.com/4tpun62v" xlink:type="simple">https://tinyurl.com/4tpun62v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bdf6h5md" xlink:type="simple">https://tinyurl.com/bdf6h5md</text:a></text:p>
          </table:table-cell>
        </table:table-row>
        <table:table-row table:style-name="ro3">
          <table:table-cell office:value-type="string" calcext:value-type="string">
            <text:p><text:a xlink:href="https://tinyurl.com/223658uh" xlink:type="simple">https://tinyurl.com/223658uh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mvrf2vd" xlink:type="simple">https://tinyurl.com/ymvrf2vd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y8ju47u" xlink:type="simple">https://tinyurl.com/5y8ju47u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42eeyb8" xlink:type="simple">https://tinyurl.com/542eeyb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xjn4e3v" xlink:type="simple">https://tinyurl.com/mxjn4e3v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z8npzwu" xlink:type="simple">https://tinyurl.com/3z8npzwu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p42fyvm" xlink:type="simple">https://tinyurl.com/2p42fyvm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bh4nswx" xlink:type="simple">https://tinyurl.com/2bh4nswx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cvebwdm" xlink:type="simple">https://tinyurl.com/5cvebwdm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4nrzy52" xlink:type="simple">https://tinyurl.com/34nrzy52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cnmydhf2" xlink:type="simple">https://tinyurl.com/cnmydhf2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ssppcye" xlink:type="simple">https://tinyurl.com/4ssppcye</text:a></text:p>
          </table:table-cell>
        </table:table-row>
        <table:table-row table:style-name="ro3">
          <table:table-cell office:value-type="string" calcext:value-type="string">
            <text:p><text:a xlink:href="https://tinyurl.com/2n7xnhkh" xlink:type="simple">https://tinyurl.com/2n7xnhkh</text:a></text:p>
          </table:table-cell>
        </table:table-row>
        <table:table-row table:style-name="ro3">
          <table:table-cell office:value-type="string" calcext:value-type="string">
            <text:p><text:a xlink:href="https://tinyurl.com/3d4sfjs9" xlink:type="simple">https://tinyurl.com/3d4sfjs9</text:a></text:p>
          </table:table-cell>
        </table:table-row>
        <table:table-row table:style-name="ro3">
          <table:table-cell office:value-type="string" calcext:value-type="string">
            <text:p><text:a xlink:href="https://tinyurl.com/2dzcpt3a" xlink:type="simple">https://tinyurl.com/2dzcpt3a</text:a></text:p>
          </table:table-cell>
        </table:table-row>
        <table:table-row table:style-name="ro3">
          <table:table-cell office:value-type="string" calcext:value-type="string">
            <text:p><text:a xlink:href="https://tinyurl.com/ycyv2drr" xlink:type="simple">https://tinyurl.com/ycyv2drr</text:a></text:p>
          </table:table-cell>
        </table:table-row>
        <table:table-row table:style-name="ro3">
          <table:table-cell office:value-type="string" calcext:value-type="string">
            <text:p><text:a xlink:href="https://tinyurl.com/434ne8c3" xlink:type="simple">https://tinyurl.com/434ne8c3</text:a></text:p>
          </table:table-cell>
        </table:table-row>
        <table:table-row table:style-name="ro3">
          <table:table-cell office:value-type="string" calcext:value-type="string">
            <text:p><text:a xlink:href="https://tinyurl.com/bdunys9j" xlink:type="simple">https://tinyurl.com/bdunys9j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9kjdhb6" xlink:type="simple">https://tinyurl.com/29kjdhb6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n8sznjr" xlink:type="simple">https://tinyurl.com/5n8sznjr</text:a></text:p>
          </table:table-cell>
        </table:table-row>
        <table:table-row table:style-name="ro3">
          <table:table-cell office:value-type="string" calcext:value-type="string">
            <text:p><text:a xlink:href="https://tinyurl.com/27j2hnxu" xlink:type="simple">https://tinyurl.com/27j2hnxu</text:a></text:p>
          </table:table-cell>
        </table:table-row>
        <table:table-row table:style-name="ro3">
          <table:table-cell office:value-type="string" calcext:value-type="string">
            <text:p><text:a xlink:href="https://tinyurl.com/3rtn5bpf" xlink:type="simple">https://tinyurl.com/3rtn5bpf</text:a></text:p>
          </table:table-cell>
        </table:table-row>
        <table:table-row table:style-name="ro3">
          <table:table-cell office:value-type="string" calcext:value-type="string">
            <text:p><text:a xlink:href="https://tinyurl.com/963dedfu" xlink:type="simple">https://tinyurl.com/963dedfu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963dedfu" xlink:type="simple">https://tinyurl.com/963dedfu</text:a></text:p>
          </table:table-cell>
        </table:table-row>
        <table:table-row table:style-name="ro3">
          <table:table-cell office:value-type="string" calcext:value-type="string">
            <text:p><text:a xlink:href="https://tinyurl.com/33ud9shu" xlink:type="simple">https://tinyurl.com/33ud9shu</text:a></text:p>
          </table:table-cell>
        </table:table-row>
        <table:table-row table:style-name="ro3">
          <table:table-cell office:value-type="string" calcext:value-type="string">
            <text:p><text:a xlink:href="https://tinyurl.com/36z6t9x2" xlink:type="simple">https://tinyurl.com/36z6t9x2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hj5vtc6" xlink:type="simple">https://tinyurl.com/yhj5vtc6</text:a></text:p>
          </table:table-cell>
        </table:table-row>
        <table:table-row table:style-name="ro3">
          <table:table-cell office:value-type="string" calcext:value-type="string">
            <text:p><text:a xlink:href="https://tinyurl.com/yck7ck4r" xlink:type="simple">https://tinyurl.com/yck7ck4r</text:a></text:p>
          </table:table-cell>
        </table:table-row>
        <table:table-row table:style-name="ro3">
          <table:table-cell office:value-type="string" calcext:value-type="string">
            <text:p><text:a xlink:href="https://tinyurl.com/zkcrk2mf" xlink:type="simple">https://tinyurl.com/zkcrk2mf</text:a></text:p>
          </table:table-cell>
        </table:table-row>
        <table:table-row table:style-name="ro3">
          <table:table-cell office:value-type="string" calcext:value-type="string">
            <text:p><text:a xlink:href="https://tinyurl.com/5anjk2m6" xlink:type="simple">https://tinyurl.com/5anjk2m6</text:a></text:p>
          </table:table-cell>
        </table:table-row>
        <table:table-row table:style-name="ro3">
          <table:table-cell office:value-type="string" calcext:value-type="string">
            <text:p><text:a xlink:href="https://tinyurl.com/yca5nu3j" xlink:type="simple">https://tinyurl.com/yca5nu3j</text:a></text:p>
          </table:table-cell>
        </table:table-row>
        <table:table-row table:style-name="ro3">
          <table:table-cell office:value-type="string" calcext:value-type="string">
            <text:p><text:a xlink:href="https://tinyurl.com/47epvy3w" xlink:type="simple">https://tinyurl.com/47epvy3w</text:a></text:p>
          </table:table-cell>
        </table:table-row>
        <table:table-row table:style-name="ro3">
          <table:table-cell office:value-type="string" calcext:value-type="string">
            <text:p><text:a xlink:href="https://tinyurl.com/3wudcesu" xlink:type="simple">https://tinyurl.com/3wudcesu</text:a></text:p>
          </table:table-cell>
        </table:table-row>
        <table:table-row table:style-name="ro3">
          <table:table-cell office:value-type="string" calcext:value-type="string">
            <text:p><text:a xlink:href="https://tinyurl.com/48dmh66f" xlink:type="simple">https://tinyurl.com/48dmh66f</text:a></text:p>
          </table:table-cell>
        </table:table-row>
        <table:table-row table:style-name="ro3">
          <table:table-cell office:value-type="string" calcext:value-type="string">
            <text:p><text:a xlink:href="https://tinyurl.com/232ez8y9" xlink:type="simple">https://tinyurl.com/232ez8y9</text:a></text:p>
          </table:table-cell>
        </table:table-row>
        <table:table-row table:style-name="ro3">
          <table:table-cell office:value-type="string" calcext:value-type="string">
            <text:p><text:a xlink:href="https://tinyurl.com/6bkznfpm" xlink:type="simple">https://tinyurl.com/6bkznfpm</text:a></text:p>
          </table:table-cell>
        </table:table-row>
        <table:table-row table:style-name="ro3">
          <table:table-cell office:value-type="string" calcext:value-type="string">
            <text:p><text:a xlink:href="https://tinyurl.com/2htsskz4" xlink:type="simple">https://tinyurl.com/2htsskz4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k5cwff2" xlink:type="simple">https://tinyurl.com/4k5cwff2</text:a></text:p>
          </table:table-cell>
        </table:table-row>
        <table:table-row table:style-name="ro3">
          <table:table-cell office:value-type="string" calcext:value-type="string">
            <text:p><text:a xlink:href="https://tinyurl.com/3wtyejrc" xlink:type="simple">https://tinyurl.com/3wtyejrc</text:a></text:p>
          </table:table-cell>
        </table:table-row>
        <table:table-row table:style-name="ro3">
          <table:table-cell office:value-type="string" calcext:value-type="string">
            <text:p><text:a xlink:href="https://tinyurl.com/2ha6ntwr" xlink:type="simple">https://tinyurl.com/2ha6ntwr</text:a></text:p>
          </table:table-cell>
        </table:table-row>
        <table:table-row table:style-name="ro3">
          <table:table-cell office:value-type="string" calcext:value-type="string">
            <text:p><text:a xlink:href="https://tinyurl.com/tmfjen7d" xlink:type="simple">https://tinyurl.com/tmfjen7d</text:a></text:p>
          </table:table-cell>
        </table:table-row>
        <table:table-row table:style-name="ro3">
          <table:table-cell office:value-type="string" calcext:value-type="string">
            <text:p><text:a xlink:href="https://tinyurl.com/4b5s6czp" xlink:type="simple">https://tinyurl.com/4b5s6czp</text:a></text:p>
          </table:table-cell>
        </table:table-row>
        <table:table-row table:style-name="ro3">
          <table:table-cell office:value-type="string" calcext:value-type="string">
            <text:p><text:a xlink:href="https://tinyurl.com/2uz2fcvf" xlink:type="simple">https://tinyurl.com/2uz2fcvf</text:a></text:p>
          </table:table-cell>
        </table:table-row>
        <table:table-row table:style-name="ro3">
          <table:table-cell office:value-type="string" calcext:value-type="string">
            <text:p><text:a xlink:href="https://tinyurl.com/mv225adt" xlink:type="simple">https://tinyurl.com/mv225adt</text:a></text:p>
          </table:table-cell>
        </table:table-row>
        <table:table-row table:style-name="ro3">
          <table:table-cell office:value-type="string" calcext:value-type="string">
            <text:p><text:a xlink:href="https://tinyurl.com/2w2kt9c5" xlink:type="simple">https://tinyurl.com/2w2kt9c5</text:a></text:p>
          </table:table-cell>
        </table:table-row>
        <table:table-row table:style-name="ro3">
          <table:table-cell office:value-type="string" calcext:value-type="string">
            <text:p><text:a xlink:href="https://tinyurl.com/4sv9kjsc" xlink:type="simple">https://tinyurl.com/4sv9kjsc</text:a></text:p>
          </table:table-cell>
        </table:table-row>
        <table:table-row table:style-name="ro3">
          <table:table-cell office:value-type="string" calcext:value-type="string">
            <text:p><text:a xlink:href="https://tinyurl.com/3fedde8w" xlink:type="simple">https://tinyurl.com/3fedde8w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9ajwtw8" xlink:type="simple">https://tinyurl.com/39ajwtw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barnz4h" xlink:type="simple">https://tinyurl.com/2barnz4h</text:a></text:p>
          </table:table-cell>
        </table:table-row>
        <table:table-row table:style-name="ro3">
          <table:table-cell office:value-type="string" calcext:value-type="string">
            <text:p><text:a xlink:href="https://tinyurl.com/3f2t4xse" xlink:type="simple">https://tinyurl.com/3f2t4xse</text:a></text:p>
          </table:table-cell>
        </table:table-row>
        <table:table-row table:style-name="ro3">
          <table:table-cell office:value-type="string" calcext:value-type="string">
            <text:p><text:a xlink:href="https://tinyurl.com/24c4ewd5" xlink:type="simple">https://tinyurl.com/24c4ewd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rn8t6ab" xlink:type="simple">https://tinyurl.com/4rn8t6ab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s3p4b52" xlink:type="simple">https://tinyurl.com/2s3p4b52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93m6fyxx" xlink:type="simple">https://tinyurl.com/93m6fyxx</text:a></text:p>
          </table:table-cell>
        </table:table-row>
        <table:table-row table:style-name="ro3">
          <table:table-cell office:value-type="string" calcext:value-type="string">
            <text:p><text:a xlink:href="https://tinyurl.com/52h2bywt" xlink:type="simple">https://tinyurl.com/52h2bywt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kzx43zk" xlink:type="simple">https://tinyurl.com/2kzx43zk</text:a></text:p>
          </table:table-cell>
        </table:table-row>
        <table:table-row table:style-name="ro3">
          <table:table-cell office:value-type="string" calcext:value-type="string">
            <text:p><text:a xlink:href="https://tinyurl.com/48fvv7rs" xlink:type="simple">https://tinyurl.com/48fvv7rs</text:a></text:p>
          </table:table-cell>
        </table:table-row>
        <table:table-row table:style-name="ro3">
          <table:table-cell office:value-type="string" calcext:value-type="string">
            <text:p><text:a xlink:href="https://tinyurl.com/yeb2aurw" xlink:type="simple">https://tinyurl.com/yeb2aurw</text:a></text:p>
          </table:table-cell>
        </table:table-row>
        <table:table-row table:style-name="ro3">
          <table:table-cell office:value-type="string" calcext:value-type="string">
            <text:p><text:a xlink:href="https://tinyurl.com/mujdf9ra" xlink:type="simple">https://tinyurl.com/mujdf9ra</text:a></text:p>
          </table:table-cell>
        </table:table-row>
        <table:table-row table:style-name="ro3">
          <table:table-cell office:value-type="string" calcext:value-type="string">
            <text:p><text:a xlink:href="https://tinyurl.com/4sewfafa" xlink:type="simple">https://tinyurl.com/4sewfafa</text:a></text:p>
          </table:table-cell>
        </table:table-row>
        <table:table-row table:style-name="ro3">
          <table:table-cell office:value-type="string" calcext:value-type="string">
            <text:p><text:a xlink:href="https://tinyurl.com/ywbeextx" xlink:type="simple">https://tinyurl.com/ywbeextx</text:a></text:p>
          </table:table-cell>
        </table:table-row>
        <table:table-row table:style-name="ro3">
          <table:table-cell office:value-type="string" calcext:value-type="string">
            <text:p><text:a xlink:href="https://tinyurl.com/2drx3y8t" xlink:type="simple">https://tinyurl.com/2drx3y8t</text:a></text:p>
          </table:table-cell>
        </table:table-row>
        <table:table-row table:style-name="ro3">
          <table:table-cell office:value-type="string" calcext:value-type="string">
            <text:p><text:a xlink:href="https://tinyurl.com/ybj8zsj3" xlink:type="simple">https://tinyurl.com/ybj8zsj3</text:a></text:p>
          </table:table-cell>
        </table:table-row>
        <table:table-row table:style-name="ro3">
          <table:table-cell office:value-type="string" calcext:value-type="string">
            <text:p><text:a xlink:href="https://tinyurl.com/yc22r24v" xlink:type="simple">https://tinyurl.com/yc22r24v</text:a></text:p>
          </table:table-cell>
        </table:table-row>
        <table:table-row table:style-name="ro3">
          <table:table-cell office:value-type="string" calcext:value-type="string">
            <text:p><text:a xlink:href="https://tinyurl.com/m9jdr4v8" xlink:type="simple">https://tinyurl.com/m9jdr4v8</text:a></text:p>
          </table:table-cell>
        </table:table-row>
        <table:table-row table:style-name="ro3">
          <table:table-cell office:value-type="string" calcext:value-type="string">
            <text:p><text:a xlink:href="https://tinyurl.com/ydua9rzb" xlink:type="simple">https://tinyurl.com/ydua9rzb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8fmet9w" xlink:type="simple">https://tinyurl.com/y8fmet9w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bdfwfdbp" xlink:type="simple">https://tinyurl.com/bdfwfdbp</text:a></text:p>
          </table:table-cell>
        </table:table-row>
        <table:table-row table:style-name="ro3">
          <table:table-cell office:value-type="string" calcext:value-type="string">
            <text:p><text:a xlink:href="https://tinyurl.com/2acczc33" xlink:type="simple">https://tinyurl.com/2acczc33</text:a></text:p>
          </table:table-cell>
        </table:table-row>
        <table:table-row table:style-name="ro3">
          <table:table-cell office:value-type="string" calcext:value-type="string">
            <text:p><text:a xlink:href="https://tinyurl.com/38tk2yk3" xlink:type="simple">https://tinyurl.com/38tk2yk3</text:a></text:p>
          </table:table-cell>
        </table:table-row>
        <table:table-row table:style-name="ro3">
          <table:table-cell office:value-type="string" calcext:value-type="string">
            <text:p><text:a xlink:href="https://tinyurl.com/yc58u57v" xlink:type="simple">https://tinyurl.com/yc58u57v</text:a></text:p>
          </table:table-cell>
        </table:table-row>
        <table:table-row table:style-name="ro3">
          <table:table-cell office:value-type="string" calcext:value-type="string">
            <text:p><text:a xlink:href="https://tinyurl.com/4pft6w8e" xlink:type="simple">https://tinyurl.com/4pft6w8e</text:a></text:p>
          </table:table-cell>
        </table:table-row>
        <table:table-row table:style-name="ro3">
          <table:table-cell office:value-type="string" calcext:value-type="string">
            <text:p><text:a xlink:href="https://tinyurl.com/yjt6v6kp" xlink:type="simple">https://tinyurl.com/yjt6v6kp</text:a></text:p>
          </table:table-cell>
        </table:table-row>
        <table:table-row table:style-name="ro3">
          <table:table-cell office:value-type="string" calcext:value-type="string">
            <text:p><text:a xlink:href="https://tinyurl.com/ymemh7r8" xlink:type="simple">https://tinyurl.com/ymemh7r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j464v2z" xlink:type="simple">https://tinyurl.com/3j464v2z</text:a></text:p>
          </table:table-cell>
        </table:table-row>
        <table:table-row table:style-name="ro3">
          <table:table-cell office:value-type="string" calcext:value-type="string">
            <text:p><text:a xlink:href="https://tinyurl.com/2c9m9ap9" xlink:type="simple">https://tinyurl.com/2c9m9ap9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k7mysd2" xlink:type="simple">https://tinyurl.com/4k7mysd2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k7mysd2" xlink:type="simple">https://tinyurl.com/4k7mysd2</text:a></text:p>
          </table:table-cell>
        </table:table-row>
        <table:table-row table:style-name="ro3">
          <table:table-cell office:value-type="string" calcext:value-type="string">
            <text:p><text:a xlink:href="https://tinyurl.com/mrfdapvf" xlink:type="simple">https://tinyurl.com/mrfdapvf</text:a></text:p>
          </table:table-cell>
        </table:table-row>
        <table:table-row table:style-name="ro3">
          <table:table-cell office:value-type="string" calcext:value-type="string">
            <text:p><text:a xlink:href="https://tinyurl.com/3u429kps" xlink:type="simple">https://tinyurl.com/3u429kps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bdzkps3y" xlink:type="simple">https://tinyurl.com/bdzkps3y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pj6sdv8" xlink:type="simple">https://tinyurl.com/mpj6sdv8</text:a></text:p>
          </table:table-cell>
        </table:table-row>
        <table:table-row table:style-name="ro3">
          <table:table-cell office:value-type="string" calcext:value-type="string">
            <text:p><text:a xlink:href="https://tinyurl.com/4papphsf" xlink:type="simple">https://tinyurl.com/4papphsf</text:a></text:p>
          </table:table-cell>
        </table:table-row>
        <table:table-row table:style-name="ro3">
          <table:table-cell office:value-type="string" calcext:value-type="string">
            <text:p><text:a xlink:href="https://tinyurl.com/3h3a3p5u" xlink:type="simple">https://tinyurl.com/3h3a3p5u</text:a></text:p>
          </table:table-cell>
        </table:table-row>
        <table:table-row table:style-name="ro3">
          <table:table-cell office:value-type="string" calcext:value-type="string">
            <text:p><text:a xlink:href="https://tinyurl.com/3x9p8hf2" xlink:type="simple">https://tinyurl.com/3x9p8hf2</text:a></text:p>
          </table:table-cell>
        </table:table-row>
        <table:table-row table:style-name="ro3">
          <table:table-cell office:value-type="string" calcext:value-type="string">
            <text:p><text:a xlink:href="https://tinyurl.com/4kjv47vr" xlink:type="simple">https://tinyurl.com/4kjv47vr</text:a></text:p>
          </table:table-cell>
        </table:table-row>
        <table:table-row table:style-name="ro3">
          <table:table-cell office:value-type="string" calcext:value-type="string">
            <text:p><text:a xlink:href="https://tinyurl.com/2thr6tv7" xlink:type="simple">https://tinyurl.com/2thr6tv7</text:a></text:p>
          </table:table-cell>
        </table:table-row>
        <table:table-row table:style-name="ro3">
          <table:table-cell office:value-type="string" calcext:value-type="string">
            <text:p><text:a xlink:href="https://tinyurl.com/b8w5wmme" xlink:type="simple">https://tinyurl.com/b8w5wmme</text:a></text:p>
          </table:table-cell>
        </table:table-row>
        <table:table-row table:style-name="ro3">
          <table:table-cell office:value-type="string" calcext:value-type="string">
            <text:p><text:a xlink:href="https://tinyurl.com/yawb3f72" xlink:type="simple">https://tinyurl.com/yawb3f72</text:a></text:p>
          </table:table-cell>
        </table:table-row>
        <table:table-row table:style-name="ro3">
          <table:table-cell office:value-type="string" calcext:value-type="string">
            <text:p><text:a xlink:href="https://tinyurl.com/2bkv38aa" xlink:type="simple">https://tinyurl.com/2bkv38aa</text:a></text:p>
          </table:table-cell>
        </table:table-row>
        <table:table-row table:style-name="ro3">
          <table:table-cell office:value-type="string" calcext:value-type="string">
            <text:p><text:a xlink:href="https://tinyurl.com/2r7ra22m" xlink:type="simple">https://tinyurl.com/2r7ra22m</text:a></text:p>
          </table:table-cell>
        </table:table-row>
        <table:table-row table:style-name="ro3">
          <table:table-cell office:value-type="string" calcext:value-type="string">
            <text:p><text:a xlink:href="https://tinyurl.com/33nt4dby" xlink:type="simple">https://tinyurl.com/33nt4dby</text:a></text:p>
          </table:table-cell>
        </table:table-row>
        <table:table-row table:style-name="ro3">
          <table:table-cell office:value-type="string" calcext:value-type="string">
            <text:p><text:a xlink:href="https://tinyurl.com/4ntjuujt" xlink:type="simple">https://tinyurl.com/4ntjuujt</text:a></text:p>
          </table:table-cell>
        </table:table-row>
        <table:table-row table:style-name="ro3">
          <table:table-cell office:value-type="string" calcext:value-type="string">
            <text:p><text:a xlink:href="https://tinyurl.com/mr2pbzc6" xlink:type="simple">https://tinyurl.com/mr2pbzc6</text:a></text:p>
          </table:table-cell>
        </table:table-row>
        <table:table-row table:style-name="ro3">
          <table:table-cell office:value-type="string" calcext:value-type="string">
            <text:p><text:a xlink:href="https://tinyurl.com/2nxmvwv2" xlink:type="simple">https://tinyurl.com/2nxmvwv2</text:a></text:p>
          </table:table-cell>
        </table:table-row>
        <table:table-row table:style-name="ro3">
          <table:table-cell office:value-type="string" calcext:value-type="string">
            <text:p><text:a xlink:href="https://tinyurl.com/mr26m9c2" xlink:type="simple">https://tinyurl.com/mr26m9c2</text:a></text:p>
          </table:table-cell>
        </table:table-row>
        <table:table-row table:style-name="ro3">
          <table:table-cell office:value-type="string" calcext:value-type="string">
            <text:p><text:a xlink:href="https://tinyurl.com/yf6fbsv7" xlink:type="simple">https://tinyurl.com/yf6fbsv7</text:a></text:p>
          </table:table-cell>
        </table:table-row>
        <table:table-row table:style-name="ro3">
          <table:table-cell office:value-type="string" calcext:value-type="string">
            <text:p><text:a xlink:href="https://tinyurl.com/3stduepj" xlink:type="simple">https://tinyurl.com/3stduepj</text:a></text:p>
          </table:table-cell>
        </table:table-row>
        <table:table-row table:style-name="ro3">
          <table:table-cell office:value-type="string" calcext:value-type="string">
            <text:p><text:a xlink:href="https://tinyurl.com/mtu6y9dj" xlink:type="simple">https://tinyurl.com/mtu6y9dj</text:a></text:p>
          </table:table-cell>
        </table:table-row>
        <table:table-row table:style-name="ro3">
          <table:table-cell office:value-type="string" calcext:value-type="string">
            <text:p><text:a xlink:href="https://tinyurl.com/9n78jh4k" xlink:type="simple">https://tinyurl.com/9n78jh4k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62kcfncs" xlink:type="simple">https://tinyurl.com/62kcfncs</text:a></text:p>
          </table:table-cell>
        </table:table-row>
        <table:table-row table:style-name="ro3">
          <table:table-cell office:value-type="string" calcext:value-type="string">
            <text:p><text:a xlink:href="https://tinyurl.com/3xkbpas5" xlink:type="simple">https://tinyurl.com/3xkbpas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n6utpw3" xlink:type="simple">https://tinyurl.com/5n6utpw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cazh9nmp" xlink:type="simple">https://tinyurl.com/cazh9nmp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kbrrh9b" xlink:type="simple">https://tinyurl.com/3kbrrh9b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kv3tjau" xlink:type="simple">https://tinyurl.com/ykv3tjau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wcbn57x" xlink:type="simple">https://tinyurl.com/3wcbn57x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j9xhpxx" xlink:type="simple">https://tinyurl.com/yj9xhpxx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c3b65dn" xlink:type="simple">https://tinyurl.com/yc3b65dn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f2pcrkh" xlink:type="simple">https://tinyurl.com/2f2pcrkh</text:a></text:p>
          </table:table-cell>
        </table:table-row>
        <table:table-row table:style-name="ro3">
          <table:table-cell office:value-type="string" calcext:value-type="string">
            <text:p><text:a xlink:href="https://tinyurl.com/ysrwymcr" xlink:type="simple">https://tinyurl.com/ysrwymcr</text:a></text:p>
          </table:table-cell>
        </table:table-row>
        <table:table-row table:style-name="ro3">
          <table:table-cell office:value-type="string" calcext:value-type="string">
            <text:p><text:a xlink:href="https://tinyurl.com/mujjuads" xlink:type="simple">https://tinyurl.com/mujjuads</text:a></text:p>
          </table:table-cell>
        </table:table-row>
        <table:table-row table:style-name="ro3">
          <table:table-cell office:value-type="string" calcext:value-type="string">
            <text:p><text:a xlink:href="https://tinyurl.com/4hyuxw7z" xlink:type="simple">https://tinyurl.com/4hyuxw7z</text:a></text:p>
          </table:table-cell>
        </table:table-row>
        <table:table-row table:style-name="ro3">
          <table:table-cell office:value-type="string" calcext:value-type="string">
            <text:p><text:a xlink:href="https://tinyurl.com/huab9fkv" xlink:type="simple">https://tinyurl.com/huab9fkv</text:a></text:p>
          </table:table-cell>
        </table:table-row>
        <table:table-row table:style-name="ro3">
          <table:table-cell office:value-type="string" calcext:value-type="string">
            <text:p><text:a xlink:href="https://tinyurl.com/2bnvw7x6" xlink:type="simple">https://tinyurl.com/2bnvw7x6</text:a></text:p>
          </table:table-cell>
        </table:table-row>
        <table:table-row table:style-name="ro3">
          <table:table-cell office:value-type="string" calcext:value-type="string">
            <text:p><text:a xlink:href="https://tinyurl.com/2c9868da" xlink:type="simple">https://tinyurl.com/2c9868da</text:a></text:p>
          </table:table-cell>
        </table:table-row>
        <table:table-row table:style-name="ro3">
          <table:table-cell office:value-type="string" calcext:value-type="string">
            <text:p><text:a xlink:href="https://tinyurl.com/ycx2j294" xlink:type="simple">https://tinyurl.com/ycx2j294</text:a></text:p>
          </table:table-cell>
        </table:table-row>
        <table:table-row table:style-name="ro3">
          <table:table-cell office:value-type="string" calcext:value-type="string">
            <text:p><text:a xlink:href="https://tinyurl.com/ys4hdm82" xlink:type="simple">https://tinyurl.com/ys4hdm82</text:a></text:p>
          </table:table-cell>
        </table:table-row>
        <table:table-row table:style-name="ro3">
          <table:table-cell office:value-type="string" calcext:value-type="string">
            <text:p><text:a xlink:href="https://tinyurl.com/m4fejtmy" xlink:type="simple">https://tinyurl.com/m4fejtmy</text:a></text:p>
          </table:table-cell>
        </table:table-row>
        <table:table-row table:style-name="ro3">
          <table:table-cell office:value-type="string" calcext:value-type="string">
            <text:p><text:a xlink:href="https://tinyurl.com/5n783hkn" xlink:type="simple">https://tinyurl.com/5n783hkn</text:a></text:p>
          </table:table-cell>
        </table:table-row>
        <table:table-row table:style-name="ro3">
          <table:table-cell office:value-type="string" calcext:value-type="string">
            <text:p><text:a xlink:href="https://tinyurl.com/yc8f4284" xlink:type="simple">https://tinyurl.com/yc8f4284</text:a></text:p>
          </table:table-cell>
        </table:table-row>
        <table:table-row table:style-name="ro3">
          <table:table-cell office:value-type="string" calcext:value-type="string">
            <text:p><text:a xlink:href="https://tinyurl.com/327jxyhd" xlink:type="simple">https://tinyurl.com/327jxyhd</text:a></text:p>
          </table:table-cell>
        </table:table-row>
        <table:table-row table:style-name="ro3">
          <table:table-cell office:value-type="string" calcext:value-type="string">
            <text:p><text:a xlink:href="https://tinyurl.com/yr5jfx7h" xlink:type="simple">https://tinyurl.com/yr5jfx7h</text:a></text:p>
          </table:table-cell>
        </table:table-row>
        <table:table-row table:style-name="ro3">
          <table:table-cell office:value-type="string" calcext:value-type="string">
            <text:p><text:a xlink:href="https://tinyurl.com/3erb9ada" xlink:type="simple">https://tinyurl.com/3erb9ada</text:a></text:p>
          </table:table-cell>
        </table:table-row>
        <table:table-row table:style-name="ro3">
          <table:table-cell office:value-type="string" calcext:value-type="string">
            <text:p><text:a xlink:href="https://tinyurl.com/5fdvmbtx" xlink:type="simple">https://tinyurl.com/5fdvmbtx</text:a></text:p>
          </table:table-cell>
        </table:table-row>
        <table:table-row table:style-name="ro3">
          <table:table-cell office:value-type="string" calcext:value-type="string">
            <text:p><text:a xlink:href="https://tinyurl.com/y33d28cc" xlink:type="simple">https://tinyurl.com/y33d28cc</text:a></text:p>
          </table:table-cell>
        </table:table-row>
        <table:table-row table:style-name="ro3">
          <table:table-cell office:value-type="string" calcext:value-type="string">
            <text:p><text:a xlink:href="https://tinyurl.com/4nyjtvan" xlink:type="simple">https://tinyurl.com/4nyjtvan</text:a></text:p>
          </table:table-cell>
        </table:table-row>
        <table:table-row table:style-name="ro3">
          <table:table-cell office:value-type="string" calcext:value-type="string">
            <text:p><text:a xlink:href="https://tinyurl.com/yf7vbh7c" xlink:type="simple">https://tinyurl.com/yf7vbh7c</text:a></text:p>
          </table:table-cell>
        </table:table-row>
        <table:table-row table:style-name="ro3">
          <table:table-cell office:value-type="string" calcext:value-type="string">
            <text:p><text:a xlink:href="https://tinyurl.com/mvkcvcbx" xlink:type="simple">https://tinyurl.com/mvkcvcbx</text:a></text:p>
          </table:table-cell>
        </table:table-row>
        <table:table-row table:style-name="ro3">
          <table:table-cell office:value-type="string" calcext:value-type="string">
            <text:p><text:a xlink:href="https://tinyurl.com/bdcsa3fe" xlink:type="simple">https://tinyurl.com/bdcsa3fe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p94c9ba" xlink:type="simple">https://tinyurl.com/2p94c9ba</text:a></text:p>
          </table:table-cell>
        </table:table-row>
        <table:table-row table:style-name="ro3">
          <table:table-cell office:value-type="string" calcext:value-type="string">
            <text:p><text:a xlink:href="https://tinyurl.com/ywk8vtar" xlink:type="simple">https://tinyurl.com/ywk8vtar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bb2nnhu" xlink:type="simple">https://tinyurl.com/2bb2nnhu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rx28nhk" xlink:type="simple">https://tinyurl.com/mrx28nhk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h4rs8zp" xlink:type="simple">https://tinyurl.com/2h4rs8zp</text:a></text:p>
          </table:table-cell>
        </table:table-row>
        <table:table-row table:style-name="ro3">
          <table:table-cell office:value-type="string" calcext:value-type="string">
            <text:p><text:a xlink:href="https://tinyurl.com/msea7u65" xlink:type="simple">https://tinyurl.com/msea7u65</text:a></text:p>
          </table:table-cell>
        </table:table-row>
        <table:table-row table:style-name="ro3">
          <table:table-cell office:value-type="string" calcext:value-type="string">
            <text:p><text:a xlink:href="https://tinyurl.com/bddyha7t" xlink:type="simple">https://tinyurl.com/bddyha7t</text:a></text:p>
          </table:table-cell>
        </table:table-row>
        <table:table-row table:style-name="ro3">
          <table:table-cell office:value-type="string" calcext:value-type="string">
            <text:p><text:a xlink:href="https://tinyurl.com/2p9mfpre" xlink:type="simple">https://tinyurl.com/2p9mfpre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avuueafm" xlink:type="simple">https://tinyurl.com/avuueafm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mxzx5t9" xlink:type="simple">https://tinyurl.com/2mxzx5t9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zku3rma" xlink:type="simple">https://tinyurl.com/3zku3rma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y8hyucw" xlink:type="simple">https://tinyurl.com/3y8hyucw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h3svr99" xlink:type="simple">https://tinyurl.com/2h3svr99</text:a></text:p>
          </table:table-cell>
        </table:table-row>
        <table:table-row table:style-name="ro3">
          <table:table-cell office:value-type="string" calcext:value-type="string">
            <text:p><text:a xlink:href="https://tinyurl.com/mtex6pnh" xlink:type="simple">https://tinyurl.com/mtex6pnh</text:a></text:p>
          </table:table-cell>
        </table:table-row>
        <table:table-row table:style-name="ro3">
          <table:table-cell office:value-type="string" calcext:value-type="string">
            <text:p><text:a xlink:href="https://tinyurl.com/2cntjh43" xlink:type="simple">https://tinyurl.com/2cntjh4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ub6hx9x" xlink:type="simple">https://tinyurl.com/4ub6hx9x</text:a></text:p>
          </table:table-cell>
        </table:table-row>
        <table:table-row table:style-name="ro3">
          <table:table-cell office:value-type="string" calcext:value-type="string">
            <text:p><text:a xlink:href="https://tinyurl.com/3fhjazkr" xlink:type="simple">https://tinyurl.com/3fhjazkr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9rspb2e" xlink:type="simple">https://tinyurl.com/29rspb2e</text:a></text:p>
          </table:table-cell>
        </table:table-row>
        <table:table-row table:style-name="ro3">
          <table:table-cell office:value-type="string" calcext:value-type="string">
            <text:p><text:a xlink:href="https://tinyurl.com/262acyww" xlink:type="simple">https://tinyurl.com/262acyww</text:a></text:p>
          </table:table-cell>
        </table:table-row>
        <table:table-row table:style-name="ro3">
          <table:table-cell office:value-type="string" calcext:value-type="string">
            <text:p><text:a xlink:href="https://tinyurl.com/5ect296m" xlink:type="simple">https://tinyurl.com/5ect296m</text:a></text:p>
          </table:table-cell>
        </table:table-row>
        <table:table-row table:style-name="ro3">
          <table:table-cell office:value-type="string" calcext:value-type="string">
            <text:p><text:a xlink:href="https://tinyurl.com/23ru893k" xlink:type="simple">https://tinyurl.com/23ru893k</text:a></text:p>
          </table:table-cell>
        </table:table-row>
        <table:table-row table:style-name="ro3">
          <table:table-cell office:value-type="string" calcext:value-type="string">
            <text:p><text:a xlink:href="https://tinyurl.com/4zmwjpu9" xlink:type="simple">https://tinyurl.com/4zmwjpu9</text:a></text:p>
          </table:table-cell>
        </table:table-row>
        <table:table-row table:style-name="ro3">
          <table:table-cell office:value-type="string" calcext:value-type="string">
            <text:p><text:a xlink:href="https://tinyurl.com/4dkv8cp8" xlink:type="simple">https://tinyurl.com/4dkv8cp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bvdw8st" xlink:type="simple">https://tinyurl.com/2bvdw8st</text:a></text:p>
          </table:table-cell>
        </table:table-row>
        <table:table-row table:style-name="ro3">
          <table:table-cell office:value-type="string" calcext:value-type="string">
            <text:p><text:a xlink:href="https://tinyurl.com/2mv8s3u4" xlink:type="simple">https://tinyurl.com/2mv8s3u4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3c6afz5" xlink:type="simple">https://tinyurl.com/43c6afz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6hbydn6" xlink:type="simple">https://tinyurl.com/46hbydn6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epyeun87" xlink:type="simple">https://tinyurl.com/epyeun87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r46exts" xlink:type="simple">https://tinyurl.com/4r46exts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ra7vbz5" xlink:type="simple">https://tinyurl.com/4ra7vbz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mwum7by" xlink:type="simple">https://tinyurl.com/ymwum7by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czw552n" xlink:type="simple">https://tinyurl.com/yczw552n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r857cyf" xlink:type="simple">https://tinyurl.com/4r857cyf</text:a></text:p>
          </table:table-cell>
        </table:table-row>
        <table:table-row table:style-name="ro3">
          <table:table-cell office:value-type="string" calcext:value-type="string">
            <text:p><text:a xlink:href="https://tinyurl.com/3ftrmr32" xlink:type="simple">https://tinyurl.com/3ftrmr32</text:a></text:p>
          </table:table-cell>
        </table:table-row>
        <table:table-row table:style-name="ro3">
          <table:table-cell office:value-type="string" calcext:value-type="string">
            <text:p><text:a xlink:href="https://tinyurl.com/3zpr5ntv" xlink:type="simple">https://tinyurl.com/3zpr5ntv</text:a></text:p>
          </table:table-cell>
        </table:table-row>
        <table:table-row table:style-name="ro3">
          <table:table-cell office:value-type="string" calcext:value-type="string">
            <text:p><text:a xlink:href="https://tinyurl.com/yv943zm8" xlink:type="simple">https://tinyurl.com/yv943zm8</text:a></text:p>
          </table:table-cell>
        </table:table-row>
        <table:table-row table:style-name="ro3">
          <table:table-cell office:value-type="string" calcext:value-type="string">
            <text:p><text:a xlink:href="https://tinyurl.com/5anwecuh" xlink:type="simple">https://tinyurl.com/5anwecuh</text:a></text:p>
          </table:table-cell>
        </table:table-row>
        <table:table-row table:style-name="ro3">
          <table:table-cell office:value-type="string" calcext:value-type="string">
            <text:p><text:a xlink:href="https://tinyurl.com/3ddjz26b" xlink:type="simple">https://tinyurl.com/3ddjz26b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fxwer52" xlink:type="simple">https://tinyurl.com/yfxwer52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yry62an" xlink:type="simple">https://tinyurl.com/3yry62an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2rujs2v" xlink:type="simple">https://tinyurl.com/42rujs2v</text:a></text:p>
          </table:table-cell>
        </table:table-row>
        <table:table-row table:style-name="ro3">
          <table:table-cell office:value-type="string" calcext:value-type="string">
            <text:p><text:a xlink:href="https://tinyurl.com/2fuu7ud7" xlink:type="simple">https://tinyurl.com/2fuu7ud7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mx3pcvd" xlink:type="simple">https://tinyurl.com/ymx3pcvd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a56u7yf" xlink:type="simple">https://tinyurl.com/ya56u7yf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95k9ym2" xlink:type="simple">https://tinyurl.com/295k9ym2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hwaahu5" xlink:type="simple">https://tinyurl.com/4hwaahu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d35w9d6" xlink:type="simple">https://tinyurl.com/yd35w9d6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88yhrkb" xlink:type="simple">https://tinyurl.com/288yhrkb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y8kcf55" xlink:type="simple">https://tinyurl.com/4y8kcf55</text:a></text:p>
          </table:table-cell>
        </table:table-row>
        <table:table-row table:style-name="ro3">
          <table:table-cell office:value-type="string" calcext:value-type="string">
            <text:p><text:a xlink:href="https://tinyurl.com/2s3wu5c5" xlink:type="simple">https://tinyurl.com/2s3wu5c5</text:a></text:p>
          </table:table-cell>
        </table:table-row>
        <table:table-row table:style-name="ro3">
          <table:table-cell office:value-type="string" calcext:value-type="string">
            <text:p><text:a xlink:href="https://tinyurl.com/5n7ptjr7" xlink:type="simple">https://tinyurl.com/5n7ptjr7</text:a></text:p>
          </table:table-cell>
        </table:table-row>
        <table:table-row table:style-name="ro3">
          <table:table-cell office:value-type="string" calcext:value-type="string">
            <text:p><text:a xlink:href="https://tinyurl.com/5dwhck49" xlink:type="simple">https://tinyurl.com/5dwhck49</text:a></text:p>
          </table:table-cell>
        </table:table-row>
        <table:table-row table:style-name="ro3">
          <table:table-cell office:value-type="string" calcext:value-type="string">
            <text:p><text:a xlink:href="https://tinyurl.com/5cfh9hm2" xlink:type="simple">https://tinyurl.com/5cfh9hm2</text:a></text:p>
          </table:table-cell>
        </table:table-row>
        <table:table-row table:style-name="ro3">
          <table:table-cell office:value-type="string" calcext:value-type="string">
            <text:p><text:a xlink:href="https://tinyurl.com/4xc3zkk7" xlink:type="simple">https://tinyurl.com/4xc3zkk7</text:a></text:p>
          </table:table-cell>
        </table:table-row>
        <table:table-row table:style-name="ro3">
          <table:table-cell office:value-type="string" calcext:value-type="string">
            <text:p><text:a xlink:href="https://tinyurl.com/y7r6mf8j" xlink:type="simple">https://tinyurl.com/y7r6mf8j</text:a></text:p>
          </table:table-cell>
        </table:table-row>
        <table:table-row table:style-name="ro3">
          <table:table-cell office:value-type="string" calcext:value-type="string">
            <text:p><text:a xlink:href="https://tinyurl.com/4yw3tenc" xlink:type="simple">https://tinyurl.com/4yw3tenc</text:a></text:p>
          </table:table-cell>
        </table:table-row>
        <table:table-row table:style-name="ro3">
          <table:table-cell office:value-type="string" calcext:value-type="string">
            <text:p><text:a xlink:href="https://tinyurl.com/mtzprysh" xlink:type="simple">https://tinyurl.com/mtzprysh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m6dzz5b" xlink:type="simple">https://tinyurl.com/ym6dzz5b</text:a></text:p>
          </table:table-cell>
        </table:table-row>
        <table:table-row table:style-name="ro3">
          <table:table-cell office:value-type="string" calcext:value-type="string">
            <text:p><text:a xlink:href="https://tinyurl.com/4667fbc7" xlink:type="simple">https://tinyurl.com/4667fbc7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cywm5yt" xlink:type="simple">https://tinyurl.com/ycywm5yt</text:a></text:p>
          </table:table-cell>
        </table:table-row>
        <table:table-row table:style-name="ro3">
          <table:table-cell office:value-type="string" calcext:value-type="string">
            <text:p><text:a xlink:href="https://tinyurl.com/33wv66vb" xlink:type="simple">https://tinyurl.com/33wv66vb</text:a></text:p>
          </table:table-cell>
        </table:table-row>
        <table:table-row table:style-name="ro3">
          <table:table-cell office:value-type="string" calcext:value-type="string">
            <text:p><text:a xlink:href="https://tinyurl.com/yskwtmwn" xlink:type="simple">https://tinyurl.com/yskwtmwn</text:a></text:p>
          </table:table-cell>
        </table:table-row>
        <table:table-row table:style-name="ro3">
          <table:table-cell office:value-type="string" calcext:value-type="string">
            <text:p><text:a xlink:href="https://tinyurl.com/3bzjwuen" xlink:type="simple">https://tinyurl.com/3bzjwuen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whc4wsdb" xlink:type="simple">https://tinyurl.com/whc4wsdb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hcjermb" xlink:type="simple">https://tinyurl.com/5hcjermb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38strjf" xlink:type="simple">https://tinyurl.com/438strjf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7mjth44" xlink:type="simple">https://tinyurl.com/47mjth44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dyjupc9" xlink:type="simple">https://tinyurl.com/mdyjupc9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wbfk5u7" xlink:type="simple">https://tinyurl.com/4wbfk5u7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zn7x4ky" xlink:type="simple">https://tinyurl.com/2zn7x4ky</text:a></text:p>
          </table:table-cell>
        </table:table-row>
        <table:table-row table:style-name="ro3">
          <table:table-cell office:value-type="string" calcext:value-type="string">
            <text:p><text:a xlink:href="https://tinyurl.com/3vnhfse5" xlink:type="simple">https://tinyurl.com/3vnhfse5</text:a></text:p>
          </table:table-cell>
        </table:table-row>
        <table:table-row table:style-name="ro3">
          <table:table-cell office:value-type="string" calcext:value-type="string">
            <text:p><text:a xlink:href="https://tinyurl.com/2p8ss64k" xlink:type="simple">https://tinyurl.com/2p8ss64k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w2arpf6" xlink:type="simple">https://tinyurl.com/mw2arpf6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pe7uw4n" xlink:type="simple">https://tinyurl.com/ype7uw4n</text:a></text:p>
          </table:table-cell>
        </table:table-row>
        <table:table-row table:style-name="ro3">
          <table:table-cell office:value-type="string" calcext:value-type="string">
            <text:p><text:a xlink:href="https://tinyurl.com/5f96h3fc" xlink:type="simple">https://tinyurl.com/5f96h3fc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bwnjszc7" xlink:type="simple">https://tinyurl.com/bwnjszc7</text:a></text:p>
          </table:table-cell>
        </table:table-row>
        <table:table-row table:style-name="ro3">
          <table:table-cell office:value-type="string" calcext:value-type="string">
            <text:p><text:a xlink:href="https://tinyurl.com/yatu8c7u" xlink:type="simple">https://tinyurl.com/yatu8c7u</text:a></text:p>
          </table:table-cell>
        </table:table-row>
        <table:table-row table:style-name="ro3">
          <table:table-cell office:value-type="string" calcext:value-type="string">
            <text:p><text:a xlink:href="https://tinyurl.com/439mwprm" xlink:type="simple">https://tinyurl.com/439mwprm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hx3nttc" xlink:type="simple">https://tinyurl.com/2hx3nttc</text:a></text:p>
          </table:table-cell>
        </table:table-row>
        <table:table-row table:style-name="ro3">
          <table:table-cell office:value-type="string" calcext:value-type="string">
            <text:p><text:a xlink:href="https://tinyurl.com/4hphcfhr" xlink:type="simple">https://tinyurl.com/4hphcfhr</text:a></text:p>
          </table:table-cell>
        </table:table-row>
        <table:table-row table:style-name="ro3">
          <table:table-cell office:value-type="string" calcext:value-type="string">
            <text:p><text:a xlink:href="https://tinyurl.com/57wacway" xlink:type="simple">https://tinyurl.com/57wacway</text:a></text:p>
          </table:table-cell>
        </table:table-row>
        <table:table-row table:style-name="ro3">
          <table:table-cell office:value-type="string" calcext:value-type="string">
            <text:p><text:a xlink:href="https://tinyurl.com/3x7ntp7x" xlink:type="simple">https://tinyurl.com/3x7ntp7x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dfkb4vf" xlink:type="simple">https://tinyurl.com/ydfkb4vf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dab9hnn" xlink:type="simple">https://tinyurl.com/3dab9hnn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eapmm6fz" xlink:type="simple">https://tinyurl.com/eapmm6fz</text:a></text:p>
          </table:table-cell>
        </table:table-row>
        <table:table-row table:style-name="ro3">
          <table:table-cell office:value-type="string" calcext:value-type="string">
            <text:p><text:a xlink:href="https://tinyurl.com/58vcrwb3" xlink:type="simple">https://tinyurl.com/58vcrwb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y4bk6hv" xlink:type="simple">https://tinyurl.com/4y4bk6hv</text:a></text:p>
          </table:table-cell>
        </table:table-row>
        <table:table-row table:style-name="ro3">
          <table:table-cell office:value-type="string" calcext:value-type="string">
            <text:p><text:a xlink:href="https://tinyurl.com/bp6rvye7" xlink:type="simple">https://tinyurl.com/bp6rvye7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5rdpt6p" xlink:type="simple">https://tinyurl.com/45rdpt6p</text:a></text:p>
          </table:table-cell>
        </table:table-row>
        <table:table-row table:style-name="ro3">
          <table:table-cell office:value-type="string" calcext:value-type="string">
            <text:p><text:a xlink:href="https://tinyurl.com/3rfrbsfu" xlink:type="simple">https://tinyurl.com/3rfrbsfu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p9hpt6s" xlink:type="simple">https://tinyurl.com/2p9hpt6s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arjvm3s" xlink:type="simple">https://tinyurl.com/yarjvm3s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kpvx9nh" xlink:type="simple">https://tinyurl.com/3kpvx9nh</text:a></text:p>
          </table:table-cell>
        </table:table-row>
        <table:table-row table:style-name="ro3">
          <table:table-cell office:value-type="string" calcext:value-type="string">
            <text:p><text:a xlink:href="https://tinyurl.com/5n8aa5kp" xlink:type="simple">https://tinyurl.com/5n8aa5kp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vm5m2c5" xlink:type="simple">https://tinyurl.com/2vm5m2c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m3wdbcj" xlink:type="simple">https://tinyurl.com/3m3wdbcj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c5sth58" xlink:type="simple">https://tinyurl.com/3c5sth58</text:a></text:p>
          </table:table-cell>
        </table:table-row>
        <table:table-row table:style-name="ro3">
          <table:table-cell office:value-type="string" calcext:value-type="string">
            <text:p><text:a xlink:href="https://tinyurl.com/3e8dyr5r" xlink:type="simple">https://tinyurl.com/3e8dyr5r</text:a></text:p>
          </table:table-cell>
        </table:table-row>
        <table:table-row table:style-name="ro3">
          <table:table-cell office:value-type="string" calcext:value-type="string">
            <text:p><text:a xlink:href="https://tinyurl.com/5bbddyvy" xlink:type="simple">https://tinyurl.com/5bbddyvy</text:a></text:p>
          </table:table-cell>
        </table:table-row>
        <table:table-row table:style-name="ro3">
          <table:table-cell office:value-type="string" calcext:value-type="string">
            <text:p><text:a xlink:href="https://tinyurl.com/bd4h7w62" xlink:type="simple">https://tinyurl.com/bd4h7w62</text:a></text:p>
          </table:table-cell>
        </table:table-row>
        <table:table-row table:style-name="ro3">
          <table:table-cell office:value-type="string" calcext:value-type="string">
            <text:p><text:a xlink:href="https://tinyurl.com/5n7esbyc" xlink:type="simple">https://tinyurl.com/5n7esbyc</text:a></text:p>
          </table:table-cell>
        </table:table-row>
        <table:table-row table:style-name="ro3">
          <table:table-cell office:value-type="string" calcext:value-type="string">
            <text:p><text:a xlink:href="https://tinyurl.com/3cs9n8bx" xlink:type="simple">https://tinyurl.com/3cs9n8bx</text:a></text:p>
          </table:table-cell>
        </table:table-row>
        <table:table-row table:style-name="ro3">
          <table:table-cell office:value-type="string" calcext:value-type="string">
            <text:p><text:a xlink:href="https://tinyurl.com/yck8e53r" xlink:type="simple">https://tinyurl.com/yck8e53r</text:a></text:p>
          </table:table-cell>
        </table:table-row>
        <table:table-row table:style-name="ro3">
          <table:table-cell office:value-type="string" calcext:value-type="string">
            <text:p><text:a xlink:href="https://tinyurl.com/3dzfrmhe" xlink:type="simple">https://tinyurl.com/3dzfrmhe</text:a></text:p>
          </table:table-cell>
        </table:table-row>
        <table:table-row table:style-name="ro3">
          <table:table-cell office:value-type="string" calcext:value-type="string">
            <text:p><text:a xlink:href="https://tinyurl.com/yc27zcr7" xlink:type="simple">https://tinyurl.com/yc27zcr7</text:a></text:p>
          </table:table-cell>
        </table:table-row>
        <table:table-row table:style-name="ro3">
          <table:table-cell office:value-type="string" calcext:value-type="string">
            <text:p><text:a xlink:href="https://tinyurl.com/yxp9f8m8" xlink:type="simple">https://tinyurl.com/yxp9f8m8</text:a></text:p>
          </table:table-cell>
        </table:table-row>
        <table:table-row table:style-name="ro3">
          <table:table-cell office:value-type="string" calcext:value-type="string">
            <text:p><text:a xlink:href="https://tinyurl.com/muckbnhr" xlink:type="simple">https://tinyurl.com/muckbnhr</text:a></text:p>
          </table:table-cell>
        </table:table-row>
        <table:table-row table:style-name="ro3">
          <table:table-cell office:value-type="string" calcext:value-type="string">
            <text:p><text:a xlink:href="https://tinyurl.com/yemjjxxf" xlink:type="simple">https://tinyurl.com/yemjjxxf</text:a></text:p>
          </table:table-cell>
        </table:table-row>
        <table:table-row table:style-name="ro3">
          <table:table-cell office:value-type="string" calcext:value-type="string">
            <text:p><text:a xlink:href="https://tinyurl.com/mtrxfv3w" xlink:type="simple">https://tinyurl.com/mtrxfv3w</text:a></text:p>
          </table:table-cell>
        </table:table-row>
        <table:table-row table:style-name="ro3">
          <table:table-cell office:value-type="string" calcext:value-type="string">
            <text:p><text:a xlink:href="https://tinyurl.com/369umdex" xlink:type="simple">https://tinyurl.com/369umdex</text:a></text:p>
          </table:table-cell>
        </table:table-row>
        <table:table-row table:style-name="ro3">
          <table:table-cell office:value-type="string" calcext:value-type="string">
            <text:p><text:a xlink:href="https://tinyurl.com/yckehe39" xlink:type="simple">https://tinyurl.com/yckehe39</text:a></text:p>
          </table:table-cell>
        </table:table-row>
        <table:table-row table:style-name="ro3">
          <table:table-cell office:value-type="string" calcext:value-type="string">
            <text:p><text:a xlink:href="https://tinyurl.com/43tubxyx" xlink:type="simple">https://tinyurl.com/43tubxyx</text:a></text:p>
          </table:table-cell>
        </table:table-row>
        <table:table-row table:style-name="ro3">
          <table:table-cell office:value-type="string" calcext:value-type="string">
            <text:p><text:a xlink:href="https://tinyurl.com/57s3pkz3" xlink:type="simple">https://tinyurl.com/57s3pkz3</text:a></text:p>
          </table:table-cell>
        </table:table-row>
        <table:table-row table:style-name="ro3">
          <table:table-cell office:value-type="string" calcext:value-type="string">
            <text:p><text:a xlink:href="https://tinyurl.com/3wwnh856" xlink:type="simple">https://tinyurl.com/3wwnh856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6ksu2ay" xlink:type="simple">https://tinyurl.com/26ksu2ay</text:a></text:p>
          </table:table-cell>
        </table:table-row>
        <table:table-row table:style-name="ro3">
          <table:table-cell office:value-type="string" calcext:value-type="string">
            <text:p><text:a xlink:href="https://tinyurl.com/yjens8r4" xlink:type="simple">https://tinyurl.com/yjens8r4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nhafy8ue" xlink:type="simple">https://tinyurl.com/nhafy8ue</text:a></text:p>
          </table:table-cell>
        </table:table-row>
        <table:table-row table:style-name="ro3">
          <table:table-cell office:value-type="string" calcext:value-type="string">
            <text:p><text:a xlink:href="https://tinyurl.com/4kbmk5z6" xlink:type="simple">https://tinyurl.com/4kbmk5z6</text:a></text:p>
          </table:table-cell>
        </table:table-row>
        <table:table-row table:style-name="ro3">
          <table:table-cell office:value-type="string" calcext:value-type="string">
            <text:p><text:a xlink:href="https://tinyurl.com/d4r69tht" xlink:type="simple">https://tinyurl.com/d4r69tht</text:a></text:p>
          </table:table-cell>
        </table:table-row>
        <table:table-row table:style-name="ro3">
          <table:table-cell office:value-type="string" calcext:value-type="string">
            <text:p><text:a xlink:href="https://tinyurl.com/mwkdakan" xlink:type="simple">https://tinyurl.com/mwkdakan</text:a></text:p>
          </table:table-cell>
        </table:table-row>
        <table:table-row table:style-name="ro3">
          <table:table-cell office:value-type="string" calcext:value-type="string">
            <text:p><text:a xlink:href="https://tinyurl.com/23yke2vv" xlink:type="simple">https://tinyurl.com/23yke2vv</text:a></text:p>
          </table:table-cell>
        </table:table-row>
        <table:table-row table:style-name="ro3">
          <table:table-cell office:value-type="string" calcext:value-type="string">
            <text:p><text:a xlink:href="https://tinyurl.com/mryhmxc5" xlink:type="simple">https://tinyurl.com/mryhmxc5</text:a></text:p>
          </table:table-cell>
        </table:table-row>
        <table:table-row table:style-name="ro3">
          <table:table-cell office:value-type="string" calcext:value-type="string">
            <text:p><text:a xlink:href="https://tinyurl.com/37w83wfn" xlink:type="simple">https://tinyurl.com/37w83wfn</text:a></text:p>
          </table:table-cell>
        </table:table-row>
        <table:table-row table:style-name="ro3">
          <table:table-cell office:value-type="string" calcext:value-type="string">
            <text:p><text:a xlink:href="https://tinyurl.com/mrym39j7" xlink:type="simple">https://tinyurl.com/mrym39j7</text:a></text:p>
          </table:table-cell>
        </table:table-row>
        <table:table-row table:style-name="ro3">
          <table:table-cell office:value-type="string" calcext:value-type="string">
            <text:p><text:a xlink:href="https://tinyurl.com/4hwm897d" xlink:type="simple">https://tinyurl.com/4hwm897d</text:a></text:p>
          </table:table-cell>
        </table:table-row>
        <table:table-row table:style-name="ro3">
          <table:table-cell office:value-type="string" calcext:value-type="string">
            <text:p><text:a xlink:href="https://tinyurl.com/2wjxmnvf" xlink:type="simple">https://tinyurl.com/2wjxmnvf</text:a></text:p>
          </table:table-cell>
        </table:table-row>
        <table:table-row table:style-name="ro3">
          <table:table-cell office:value-type="string" calcext:value-type="string">
            <text:p><text:a xlink:href="https://tinyurl.com/yze78bjh" xlink:type="simple">https://tinyurl.com/yze78bjh</text:a></text:p>
          </table:table-cell>
        </table:table-row>
        <table:table-row table:style-name="ro3">
          <table:table-cell office:value-type="string" calcext:value-type="string">
            <text:p><text:a xlink:href="https://tinyurl.com/3jubwnj9" xlink:type="simple">https://tinyurl.com/3jubwnj9</text:a></text:p>
          </table:table-cell>
        </table:table-row>
        <table:table-row table:style-name="ro3">
          <table:table-cell office:value-type="string" calcext:value-type="string">
            <text:p><text:a xlink:href="https://tinyurl.com/53e6mxa2" xlink:type="simple">https://tinyurl.com/53e6mxa2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cz6j94p" xlink:type="simple">https://tinyurl.com/4cz6j94p</text:a></text:p>
          </table:table-cell>
        </table:table-row>
        <table:table-row table:style-name="ro3">
          <table:table-cell office:value-type="string" calcext:value-type="string">
            <text:p><text:a xlink:href="https://tinyurl.com/y56sdb6a" xlink:type="simple">https://tinyurl.com/y56sdb6a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a67uvvz" xlink:type="simple">https://tinyurl.com/3a67uvvz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c6k7vz4" xlink:type="simple">https://tinyurl.com/yc6k7vz4</text:a></text:p>
          </table:table-cell>
        </table:table-row>
        <table:table-row table:style-name="ro3">
          <table:table-cell office:value-type="string" calcext:value-type="string">
            <text:p><text:a xlink:href="https://tinyurl.com/5752k3dw" xlink:type="simple">https://tinyurl.com/5752k3dw</text:a></text:p>
          </table:table-cell>
        </table:table-row>
        <table:table-row table:style-name="ro3">
          <table:table-cell office:value-type="string" calcext:value-type="string">
            <text:p><text:a xlink:href="https://tinyurl.com/y8tm645e" xlink:type="simple">https://tinyurl.com/y8tm645e</text:a></text:p>
          </table:table-cell>
        </table:table-row>
        <table:table-row table:style-name="ro3">
          <table:table-cell office:value-type="string" calcext:value-type="string">
            <text:p><text:a xlink:href="https://tinyurl.com/325azedh" xlink:type="simple">https://tinyurl.com/325azedh</text:a></text:p>
          </table:table-cell>
        </table:table-row>
        <table:table-row table:style-name="ro3">
          <table:table-cell office:value-type="string" calcext:value-type="string">
            <text:p><text:a xlink:href="https://tinyurl.com/55ze4r2m" xlink:type="simple">https://tinyurl.com/55ze4r2m</text:a></text:p>
          </table:table-cell>
        </table:table-row>
        <table:table-row table:style-name="ro3">
          <table:table-cell office:value-type="string" calcext:value-type="string">
            <text:p><text:a xlink:href="https://tinyurl.com/ydb5msu3" xlink:type="simple">https://tinyurl.com/ydb5msu3</text:a></text:p>
          </table:table-cell>
        </table:table-row>
        <table:table-row table:style-name="ro3">
          <table:table-cell office:value-type="string" calcext:value-type="string">
            <text:p><text:a xlink:href="https://tinyurl.com/mvbvk9dy" xlink:type="simple">https://tinyurl.com/mvbvk9dy</text:a></text:p>
          </table:table-cell>
        </table:table-row>
        <table:table-row table:style-name="ro3">
          <table:table-cell office:value-type="string" calcext:value-type="string">
            <text:p><text:a xlink:href="https://tinyurl.com/2wuch74h" xlink:type="simple">https://tinyurl.com/2wuch74h</text:a></text:p>
          </table:table-cell>
        </table:table-row>
        <table:table-row table:style-name="ro3">
          <table:table-cell office:value-type="string" calcext:value-type="string">
            <text:p><text:a xlink:href="https://tinyurl.com/3n8ayj6z" xlink:type="simple">https://tinyurl.com/3n8ayj6z</text:a></text:p>
          </table:table-cell>
        </table:table-row>
        <table:table-row table:style-name="ro3">
          <table:table-cell office:value-type="string" calcext:value-type="string">
            <text:p><text:a xlink:href="https://tinyurl.com/srj9rt2j" xlink:type="simple">https://tinyurl.com/srj9rt2j</text:a></text:p>
          </table:table-cell>
        </table:table-row>
        <table:table-row table:style-name="ro3">
          <table:table-cell office:value-type="string" calcext:value-type="string">
            <text:p><text:a xlink:href="https://tinyurl.com/53kxvy5f" xlink:type="simple">https://tinyurl.com/53kxvy5f</text:a></text:p>
          </table:table-cell>
        </table:table-row>
        <table:table-row table:style-name="ro3">
          <table:table-cell office:value-type="string" calcext:value-type="string">
            <text:p><text:a xlink:href="https://tinyurl.com/28a8zynh" xlink:type="simple">https://tinyurl.com/28a8zynh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cbxsp2y3" xlink:type="simple">https://tinyurl.com/cbxsp2y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4xpevbr" xlink:type="simple">https://tinyurl.com/m4xpevbr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vd3vkns" xlink:type="simple">https://tinyurl.com/2vd3vkns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jt63zb2v" xlink:type="simple">https://tinyurl.com/jt63zb2v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csbt2c5" xlink:type="simple">https://tinyurl.com/2csbt2c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wr7mwbk" xlink:type="simple">https://tinyurl.com/ywr7mwbk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48vhc93" xlink:type="simple">https://tinyurl.com/248vhc9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bsrkt56" xlink:type="simple">https://tinyurl.com/3bsrkt56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4v62c2t" xlink:type="simple">https://tinyurl.com/y4v62c2t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vk6kpcv" xlink:type="simple">https://tinyurl.com/mvk6kpcv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wyrjh8n" xlink:type="simple">https://tinyurl.com/mwyrjh8n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zkktpc5" xlink:type="simple">https://tinyurl.com/yzkktpc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rucm9se" xlink:type="simple">https://tinyurl.com/4rucm9se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rpnp8sp" xlink:type="simple">https://tinyurl.com/2rpnp8sp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zazcjs8" xlink:type="simple">https://tinyurl.com/mzazcjs8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s3vyfur" xlink:type="simple">https://tinyurl.com/2s3vyfur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k84rp97" xlink:type="simple">https://tinyurl.com/4k84rp97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6b92x5e" xlink:type="simple">https://tinyurl.com/26b92x5e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sajdz84" xlink:type="simple">https://tinyurl.com/ysajdz84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5fvjvyx" xlink:type="simple">https://tinyurl.com/y5fvjvyx</text:a></text:p>
          </table:table-cell>
        </table:table-row>
        <table:table-row table:style-name="ro3">
          <table:table-cell office:value-type="string" calcext:value-type="string">
            <text:p><text:a xlink:href="https://tinyurl.com/44wxm2my" xlink:type="simple">https://tinyurl.com/44wxm2my</text:a></text:p>
          </table:table-cell>
        </table:table-row>
        <table:table-row table:style-name="ro3">
          <table:table-cell office:value-type="string" calcext:value-type="string">
            <text:p><text:a xlink:href="https://tinyurl.com/yc8827nw" xlink:type="simple">https://tinyurl.com/yc8827nw</text:a></text:p>
          </table:table-cell>
        </table:table-row>
        <table:table-row table:style-name="ro3">
          <table:table-cell office:value-type="string" calcext:value-type="string">
            <text:p><text:a xlink:href="https://tinyurl.com/yuun4h2z" xlink:type="simple">https://tinyurl.com/yuun4h2z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cxps4a2" xlink:type="simple">https://tinyurl.com/ycxps4a2</text:a></text:p>
          </table:table-cell>
        </table:table-row>
        <table:table-row table:style-name="ro3">
          <table:table-cell office:value-type="string" calcext:value-type="string">
            <text:p><text:a xlink:href="https://tinyurl.com/mpmjhd2f" xlink:type="simple">https://tinyurl.com/mpmjhd2f</text:a></text:p>
          </table:table-cell>
        </table:table-row>
        <table:table-row table:style-name="ro3">
          <table:table-cell office:value-type="string" calcext:value-type="string">
            <text:p><text:a xlink:href="https://tinyurl.com/368yh4cd" xlink:type="simple">https://tinyurl.com/368yh4cd</text:a></text:p>
          </table:table-cell>
        </table:table-row>
        <table:table-row table:style-name="ro3">
          <table:table-cell office:value-type="string" calcext:value-type="string">
            <text:p><text:a xlink:href="https://tinyurl.com/3thshfs5" xlink:type="simple">https://tinyurl.com/3thshfs5</text:a></text:p>
          </table:table-cell>
        </table:table-row>
        <table:table-row table:style-name="ro3">
          <table:table-cell office:value-type="string" calcext:value-type="string">
            <text:p><text:a xlink:href="https://tinyurl.com/2s38yeym" xlink:type="simple">https://tinyurl.com/2s38yeym</text:a></text:p>
          </table:table-cell>
        </table:table-row>
        <table:table-row table:style-name="ro3">
          <table:table-cell office:value-type="string" calcext:value-type="string">
            <text:p><text:a xlink:href="https://tinyurl.com/4szj6ryh" xlink:type="simple">https://tinyurl.com/4szj6ryh</text:a></text:p>
          </table:table-cell>
        </table:table-row>
        <table:table-row table:style-name="ro3">
          <table:table-cell office:value-type="string" calcext:value-type="string">
            <text:p><text:a xlink:href="https://tinyurl.com/ye2abnun" xlink:type="simple">https://tinyurl.com/ye2abnun</text:a></text:p>
          </table:table-cell>
        </table:table-row>
        <table:table-row table:style-name="ro3">
          <table:table-cell office:value-type="string" calcext:value-type="string">
            <text:p><text:a xlink:href="https://tinyurl.com/mrbuuhw5" xlink:type="simple">https://tinyurl.com/mrbuuhw5</text:a></text:p>
          </table:table-cell>
        </table:table-row>
        <table:table-row table:style-name="ro3">
          <table:table-cell office:value-type="string" calcext:value-type="string">
            <text:p><text:a xlink:href="https://tinyurl.com/292ntzbs" xlink:type="simple">https://tinyurl.com/292ntzbs</text:a></text:p>
          </table:table-cell>
        </table:table-row>
        <table:table-row table:style-name="ro3">
          <table:table-cell office:value-type="string" calcext:value-type="string">
            <text:p><text:a xlink:href="https://tinyurl.com/5n6b3kwp" xlink:type="simple">https://tinyurl.com/5n6b3kwp</text:a></text:p>
          </table:table-cell>
        </table:table-row>
        <table:table-row table:style-name="ro3">
          <table:table-cell office:value-type="string" calcext:value-type="string">
            <text:p><text:a xlink:href="https://tinyurl.com/yy87a547" xlink:type="simple">https://tinyurl.com/yy87a547</text:a></text:p>
          </table:table-cell>
        </table:table-row>
        <table:table-row table:style-name="ro3">
          <table:table-cell office:value-type="string" calcext:value-type="string">
            <text:p><text:a xlink:href="https://tinyurl.com/bde5vbaj" xlink:type="simple">https://tinyurl.com/bde5vbaj</text:a></text:p>
          </table:table-cell>
        </table:table-row>
        <table:table-row table:style-name="ro3">
          <table:table-cell office:value-type="string" calcext:value-type="string">
            <text:p><text:a xlink:href="https://tinyurl.com/yc6v46t4" xlink:type="simple">https://tinyurl.com/yc6v46t4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rxrbz5v" xlink:type="simple">https://tinyurl.com/mrxrbz5v</text:a></text:p>
          </table:table-cell>
        </table:table-row>
        <table:table-row table:style-name="ro3">
          <table:table-cell office:value-type="string" calcext:value-type="string">
            <text:p><text:a xlink:href="https://tinyurl.com/35am7fk4" xlink:type="simple">https://tinyurl.com/35am7fk4</text:a></text:p>
          </table:table-cell>
        </table:table-row>
        <table:table-row table:style-name="ro3">
          <table:table-cell office:value-type="string" calcext:value-type="string">
            <text:p><text:a xlink:href="https://tinyurl.com/vm64pvjc" xlink:type="simple">https://tinyurl.com/vm64pvjc</text:a></text:p>
          </table:table-cell>
        </table:table-row>
        <table:table-row table:style-name="ro3">
          <table:table-cell office:value-type="string" calcext:value-type="string">
            <text:p><text:a xlink:href="https://tinyurl.com/5y2huda5" xlink:type="simple">https://tinyurl.com/5y2huda5</text:a></text:p>
          </table:table-cell>
        </table:table-row>
        <table:table-row table:style-name="ro3">
          <table:table-cell office:value-type="string" calcext:value-type="string">
            <text:p><text:a xlink:href="https://tinyurl.com/3knb4y5r" xlink:type="simple">https://tinyurl.com/3knb4y5r</text:a></text:p>
          </table:table-cell>
        </table:table-row>
        <table:table-row table:style-name="ro3">
          <table:table-cell office:value-type="string" calcext:value-type="string">
            <text:p><text:a xlink:href="https://tinyurl.com/uafhzzh2" xlink:type="simple">https://tinyurl.com/uafhzzh2</text:a></text:p>
          </table:table-cell>
        </table:table-row>
        <table:table-row table:style-name="ro3">
          <table:table-cell office:value-type="string" calcext:value-type="string">
            <text:p><text:a xlink:href="https://tinyurl.com/35bu4few" xlink:type="simple">https://tinyurl.com/35bu4few</text:a></text:p>
          </table:table-cell>
        </table:table-row>
        <table:table-row table:style-name="ro3">
          <table:table-cell office:value-type="string" calcext:value-type="string">
            <text:p><text:a xlink:href="https://tinyurl.com/2hukfnyp" xlink:type="simple">https://tinyurl.com/2hukfnyp</text:a></text:p>
          </table:table-cell>
        </table:table-row>
        <table:table-row table:style-name="ro3">
          <table:table-cell office:value-type="string" calcext:value-type="string">
            <text:p><text:a xlink:href="https://tinyurl.com/4yyev6xm" xlink:type="simple">https://tinyurl.com/4yyev6xm</text:a></text:p>
          </table:table-cell>
        </table:table-row>
        <table:table-row table:style-name="ro3">
          <table:table-cell office:value-type="string" calcext:value-type="string">
            <text:p><text:a xlink:href="https://tinyurl.com/bdz9vjmj" xlink:type="simple">https://tinyurl.com/bdz9vjmj</text:a></text:p>
          </table:table-cell>
        </table:table-row>
        <table:table-row table:style-name="ro3">
          <table:table-cell office:value-type="string" calcext:value-type="string">
            <text:p><text:a xlink:href="https://tinyurl.com/k4nd4mc3" xlink:type="simple">https://tinyurl.com/k4nd4mc3</text:a></text:p>
          </table:table-cell>
        </table:table-row>
        <table:table-row table:style-name="ro3">
          <table:table-cell office:value-type="string" calcext:value-type="string">
            <text:p><text:a xlink:href="https://tinyurl.com/53erzp7f" xlink:type="simple">https://tinyurl.com/53erzp7f</text:a></text:p>
          </table:table-cell>
        </table:table-row>
        <table:table-row table:style-name="ro3">
          <table:table-cell office:value-type="string" calcext:value-type="string">
            <text:p><text:a xlink:href="https://tinyurl.com/3hxdkrby" xlink:type="simple">https://tinyurl.com/3hxdkrby</text:a></text:p>
          </table:table-cell>
        </table:table-row>
        <table:table-row table:style-name="ro3">
          <table:table-cell office:value-type="string" calcext:value-type="string">
            <text:p><text:a xlink:href="https://tinyurl.com/4cmx43a4" xlink:type="simple">https://tinyurl.com/4cmx43a4</text:a></text:p>
          </table:table-cell>
        </table:table-row>
        <table:table-row table:style-name="ro3">
          <table:table-cell office:value-type="string" calcext:value-type="string">
            <text:p><text:a xlink:href="https://tinyurl.com/53yv2kyw" xlink:type="simple">https://tinyurl.com/53yv2kyw</text:a></text:p>
          </table:table-cell>
        </table:table-row>
        <table:table-row table:style-name="ro3">
          <table:table-cell office:value-type="string" calcext:value-type="string">
            <text:p><text:a xlink:href="https://tinyurl.com/mry9bscb" xlink:type="simple">https://tinyurl.com/mry9bscb</text:a></text:p>
          </table:table-cell>
        </table:table-row>
        <table:table-row table:style-name="ro3">
          <table:table-cell office:value-type="string" calcext:value-type="string">
            <text:p><text:a xlink:href="https://tinyurl.com/4v7ypxn3" xlink:type="simple">https://tinyurl.com/4v7ypxn3</text:a></text:p>
          </table:table-cell>
        </table:table-row>
        <table:table-row table:style-name="ro3">
          <table:table-cell office:value-type="string" calcext:value-type="string">
            <text:p><text:a xlink:href="https://tinyurl.com/yc2khbrv" xlink:type="simple">https://tinyurl.com/yc2khbrv</text:a></text:p>
          </table:table-cell>
        </table:table-row>
        <table:table-row table:style-name="ro3">
          <table:table-cell office:value-type="string" calcext:value-type="string">
            <text:p><text:a xlink:href="https://tinyurl.com/yjtazzcf" xlink:type="simple">https://tinyurl.com/yjtazzcf</text:a></text:p>
          </table:table-cell>
        </table:table-row>
        <table:table-row table:style-name="ro3">
          <table:table-cell office:value-type="string" calcext:value-type="string">
            <text:p><text:a xlink:href="https://tinyurl.com/mzxu5xwj" xlink:type="simple">https://tinyurl.com/mzxu5xwj</text:a></text:p>
          </table:table-cell>
        </table:table-row>
        <table:table-row table:style-name="ro3">
          <table:table-cell office:value-type="string" calcext:value-type="string">
            <text:p><text:a xlink:href="https://tinyurl.com/2p8zvedu" xlink:type="simple">https://tinyurl.com/2p8zvedu</text:a></text:p>
          </table:table-cell>
        </table:table-row>
        <table:table-row table:style-name="ro3">
          <table:table-cell office:value-type="string" calcext:value-type="string">
            <text:p><text:a xlink:href="https://tinyurl.com/55ats4w4" xlink:type="simple">https://tinyurl.com/55ats4w4</text:a></text:p>
          </table:table-cell>
        </table:table-row>
        <table:table-row table:style-name="ro3">
          <table:table-cell office:value-type="string" calcext:value-type="string">
            <text:p><text:a xlink:href="https://tinyurl.com/4d9k63pp" xlink:type="simple">https://tinyurl.com/4d9k63pp</text:a></text:p>
          </table:table-cell>
        </table:table-row>
        <table:table-row table:style-name="ro3">
          <table:table-cell office:value-type="string" calcext:value-type="string">
            <text:p><text:a xlink:href="https://tinyurl.com/2ykwz2pf" xlink:type="simple">https://tinyurl.com/2ykwz2pf</text:a></text:p>
          </table:table-cell>
        </table:table-row>
        <table:table-row table:style-name="ro3">
          <table:table-cell office:value-type="string" calcext:value-type="string">
            <text:p><text:a xlink:href="https://tinyurl.com/3yb6essu" xlink:type="simple">https://tinyurl.com/3yb6essu</text:a></text:p>
          </table:table-cell>
        </table:table-row>
        <table:table-row table:style-name="ro3">
          <table:table-cell office:value-type="string" calcext:value-type="string">
            <text:p><text:a xlink:href="https://tinyurl.com/yc3hxe3c" xlink:type="simple">https://tinyurl.com/yc3hxe3c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kwjty56" xlink:type="simple">https://tinyurl.com/3kwjty56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d4jewny" xlink:type="simple">https://tinyurl.com/4d4jewny</text:a></text:p>
          </table:table-cell>
        </table:table-row>
        <table:table-row table:style-name="ro3">
          <table:table-cell office:value-type="string" calcext:value-type="string">
            <text:p><text:a xlink:href="https://tinyurl.com/bpejbmmp" xlink:type="simple">https://tinyurl.com/bpejbmmp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eex3cs5" xlink:type="simple">https://tinyurl.com/4eex3cs5</text:a></text:p>
          </table:table-cell>
        </table:table-row>
        <table:table-row table:style-name="ro3">
          <table:table-cell office:value-type="string" calcext:value-type="string">
            <text:p><text:a xlink:href="https://tinyurl.com/5xsn7t3c" xlink:type="simple">https://tinyurl.com/5xsn7t3c</text:a></text:p>
          </table:table-cell>
        </table:table-row>
        <table:table-row table:style-name="ro3">
          <table:table-cell office:value-type="string" calcext:value-type="string">
            <text:p><text:a xlink:href="https://tinyurl.com/drd37a45" xlink:type="simple">https://tinyurl.com/drd37a4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bdcbcj4w" xlink:type="simple">https://tinyurl.com/bdcbcj4w</text:a></text:p>
          </table:table-cell>
        </table:table-row>
        <table:table-row table:style-name="ro3">
          <table:table-cell office:value-type="string" calcext:value-type="string">
            <text:p><text:a xlink:href="https://tinyurl.com/mr3evwuk" xlink:type="simple">https://tinyurl.com/mr3evwuk</text:a></text:p>
          </table:table-cell>
        </table:table-row>
        <table:table-row table:style-name="ro3">
          <table:table-cell office:value-type="string" calcext:value-type="string">
            <text:p><text:a xlink:href="https://tinyurl.com/35ypp9wb" xlink:type="simple">https://tinyurl.com/35ypp9wb</text:a></text:p>
          </table:table-cell>
        </table:table-row>
        <table:table-row table:style-name="ro3">
          <table:table-cell office:value-type="string" calcext:value-type="string">
            <text:p><text:a xlink:href="https://tinyurl.com/mrxr78zp" xlink:type="simple">https://tinyurl.com/mrxr78zp</text:a></text:p>
          </table:table-cell>
        </table:table-row>
        <table:table-row table:style-name="ro3">
          <table:table-cell office:value-type="string" calcext:value-type="string">
            <text:p><text:a xlink:href="https://tinyurl.com/yc7vue4n" xlink:type="simple">https://tinyurl.com/yc7vue4n</text:a></text:p>
          </table:table-cell>
        </table:table-row>
        <table:table-row table:style-name="ro3">
          <table:table-cell office:value-type="string" calcext:value-type="string">
            <text:p><text:a xlink:href="https://tinyurl.com/33fuddes" xlink:type="simple">https://tinyurl.com/33fuddes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swbkzz8" xlink:type="simple">https://tinyurl.com/4swbkzz8</text:a></text:p>
          </table:table-cell>
        </table:table-row>
        <table:table-row table:style-name="ro3">
          <table:table-cell office:value-type="string" calcext:value-type="string">
            <text:p><text:a xlink:href="https://tinyurl.com/3v3uddne" xlink:type="simple">https://tinyurl.com/3v3uddne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bk63f73" xlink:type="simple">https://tinyurl.com/3bk63f73</text:a></text:p>
          </table:table-cell>
        </table:table-row>
        <table:table-row table:style-name="ro3">
          <table:table-cell office:value-type="string" calcext:value-type="string">
            <text:p><text:a xlink:href="https://tinyurl.com/bdfbt97p" xlink:type="simple">https://tinyurl.com/bdfbt97p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ed58r43" xlink:type="simple">https://tinyurl.com/2ed58r4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tp4sv9z" xlink:type="simple">https://tinyurl.com/4tp4sv9z</text:a></text:p>
          </table:table-cell>
        </table:table-row>
        <table:table-row table:style-name="ro3">
          <table:table-cell office:value-type="string" calcext:value-type="string">
            <text:p><text:a xlink:href="https://tinyurl.com/5ah67btu" xlink:type="simple">https://tinyurl.com/5ah67btu</text:a></text:p>
          </table:table-cell>
        </table:table-row>
        <table:table-row table:style-name="ro3">
          <table:table-cell office:value-type="string" calcext:value-type="string">
            <text:p><text:a xlink:href="https://tinyurl.com/55525mm3" xlink:type="simple">https://tinyurl.com/55525mm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5kk9zha" xlink:type="simple">https://tinyurl.com/55kk9zha</text:a></text:p>
          </table:table-cell>
        </table:table-row>
        <table:table-row table:style-name="ro3">
          <table:table-cell office:value-type="string" calcext:value-type="string">
            <text:p><text:a xlink:href="https://tinyurl.com/3pj3wn6r" xlink:type="simple">https://tinyurl.com/3pj3wn6r</text:a></text:p>
          </table:table-cell>
        </table:table-row>
        <table:table-row table:style-name="ro3">
          <table:table-cell office:value-type="string" calcext:value-type="string">
            <text:p><text:a xlink:href="https://tinyurl.com/2czd4syc" xlink:type="simple">https://tinyurl.com/2czd4syc</text:a></text:p>
          </table:table-cell>
        </table:table-row>
        <table:table-row table:style-name="ro3">
          <table:table-cell office:value-type="string" calcext:value-type="string">
            <text:p><text:a xlink:href="https://tinyurl.com/2w6dapr2" xlink:type="simple">https://tinyurl.com/2w6dapr2</text:a></text:p>
          </table:table-cell>
        </table:table-row>
        <table:table-row table:style-name="ro3">
          <table:table-cell office:value-type="string" calcext:value-type="string">
            <text:p><text:a xlink:href="https://tinyurl.com/2t7bx8jc" xlink:type="simple">https://tinyurl.com/2t7bx8jc</text:a></text:p>
          </table:table-cell>
        </table:table-row>
        <table:table-row table:style-name="ro3">
          <table:table-cell office:value-type="string" calcext:value-type="string">
            <text:p><text:a xlink:href="https://tinyurl.com/42ne87ck" xlink:type="simple">https://tinyurl.com/42ne87ck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bddxkcbj" xlink:type="simple">https://tinyurl.com/bddxkcbj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zje726h" xlink:type="simple">https://tinyurl.com/yzje726h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pr255x5" xlink:type="simple">https://tinyurl.com/ypr255x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bdhxabr7" xlink:type="simple">https://tinyurl.com/bdhxabr7</text:a></text:p>
          </table:table-cell>
        </table:table-row>
        <table:table-row table:style-name="ro3">
          <table:table-cell office:value-type="string" calcext:value-type="string">
            <text:p><text:a xlink:href="https://tinyurl.com/mwwwm98" xlink:type="simple">https://tinyurl.com/mwwwm98</text:a></text:p>
          </table:table-cell>
        </table:table-row>
        <table:table-row table:style-name="ro3">
          <table:table-cell office:value-type="string" calcext:value-type="string">
            <text:p><text:a xlink:href="https://tinyurl.com/mr2yykw2" xlink:type="simple">https://tinyurl.com/mr2yykw2</text:a></text:p>
          </table:table-cell>
        </table:table-row>
        <table:table-row table:style-name="ro3">
          <table:table-cell office:value-type="string" calcext:value-type="string">
            <text:p><text:a xlink:href="https://tinyurl.com/5xc48n5e" xlink:type="simple">https://tinyurl.com/5xc48n5e</text:a></text:p>
          </table:table-cell>
        </table:table-row>
        <table:table-row table:style-name="ro3">
          <table:table-cell office:value-type="string" calcext:value-type="string">
            <text:p><text:a xlink:href="https://tinyurl.com/w96p9jzf" xlink:type="simple">https://tinyurl.com/w96p9jzf</text:a></text:p>
          </table:table-cell>
        </table:table-row>
        <table:table-row table:style-name="ro3">
          <table:table-cell office:value-type="string" calcext:value-type="string">
            <text:p><text:a xlink:href="https://tinyurl.com/2p9hwr4p" xlink:type="simple">https://tinyurl.com/2p9hwr4p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78nv2nd" xlink:type="simple">https://tinyurl.com/578nv2nd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wrfkprfe" xlink:type="simple">https://tinyurl.com/wrfkprfe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hsjxr5w" xlink:type="simple">https://tinyurl.com/4hsjxr5w</text:a></text:p>
          </table:table-cell>
        </table:table-row>
        <table:table-row table:style-name="ro3">
          <table:table-cell office:value-type="string" calcext:value-type="string">
            <text:p><text:a xlink:href="https://tinyurl.com/yc7utt7b" xlink:type="simple">https://tinyurl.com/yc7utt7b</text:a></text:p>
          </table:table-cell>
        </table:table-row>
        <table:table-row table:style-name="ro3">
          <table:table-cell office:value-type="string" calcext:value-type="string">
            <text:p><text:a xlink:href="https://tinyurl.com/bde5up2v" xlink:type="simple">https://tinyurl.com/bde5up2v</text:a></text:p>
          </table:table-cell>
        </table:table-row>
        <table:table-row table:style-name="ro3">
          <table:table-cell office:value-type="string" calcext:value-type="string">
            <text:p><text:a xlink:href="https://tinyurl.com/y7s7f84w" xlink:type="simple">https://tinyurl.com/y7s7f84w</text:a></text:p>
          </table:table-cell>
        </table:table-row>
        <table:table-row table:style-name="ro3">
          <table:table-cell office:value-type="string" calcext:value-type="string">
            <text:p><text:a xlink:href="https://tinyurl.com/3z9hx45y" xlink:type="simple">https://tinyurl.com/3z9hx45y</text:a></text:p>
          </table:table-cell>
        </table:table-row>
        <table:table-row table:style-name="ro3">
          <table:table-cell office:value-type="string" calcext:value-type="string">
            <text:p><text:a xlink:href="https://tinyurl.com/y9d8kj5a" xlink:type="simple">https://tinyurl.com/y9d8kj5a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ckujwds" xlink:type="simple">https://tinyurl.com/yckujwds</text:a></text:p>
          </table:table-cell>
        </table:table-row>
        <table:table-row table:style-name="ro3">
          <table:table-cell office:value-type="string" calcext:value-type="string">
            <text:p><text:a xlink:href="https://tinyurl.com/2u4h8dpf" xlink:type="simple">https://tinyurl.com/2u4h8dpf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rzfz2nf" xlink:type="simple">https://tinyurl.com/mrzfz2nf</text:a></text:p>
          </table:table-cell>
        </table:table-row>
        <table:table-row table:style-name="ro3">
          <table:table-cell office:value-type="string" calcext:value-type="string">
            <text:p><text:a xlink:href="https://tinyurl.com/yckazvsa" xlink:type="simple">https://tinyurl.com/yckazvsa</text:a></text:p>
          </table:table-cell>
        </table:table-row>
        <table:table-row table:style-name="ro3">
          <table:table-cell office:value-type="string" calcext:value-type="string">
            <text:p><text:a xlink:href="https://tinyurl.com/4j4bkw4f" xlink:type="simple">https://tinyurl.com/4j4bkw4f</text:a></text:p>
          </table:table-cell>
        </table:table-row>
        <table:table-row table:style-name="ro3">
          <table:table-cell office:value-type="string" calcext:value-type="string">
            <text:p><text:a xlink:href="https://tinyurl.com/mur63fxr" xlink:type="simple">https://tinyurl.com/mur63fxr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n6dpnbp" xlink:type="simple">https://tinyurl.com/5n6dpnbp</text:a></text:p>
          </table:table-cell>
        </table:table-row>
        <table:table-row table:style-name="ro3">
          <table:table-cell office:value-type="string" calcext:value-type="string">
            <text:p><text:a xlink:href="https://tinyurl.com/yfcy37f3" xlink:type="simple">https://tinyurl.com/yfcy37f3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fe5j3r9" xlink:type="simple">https://tinyurl.com/4fe5j3r9</text:a></text:p>
          </table:table-cell>
        </table:table-row>
        <table:table-row table:style-name="ro3">
          <table:table-cell office:value-type="string" calcext:value-type="string">
            <text:p><text:a xlink:href="https://tinyurl.com/22uk5x3j" xlink:type="simple">https://tinyurl.com/22uk5x3j</text:a></text:p>
          </table:table-cell>
        </table:table-row>
        <table:table-row table:style-name="ro3">
          <table:table-cell office:value-type="string" calcext:value-type="string">
            <text:p><text:a xlink:href="https://tinyurl.com/2w24ycf9" xlink:type="simple">https://tinyurl.com/2w24ycf9</text:a></text:p>
          </table:table-cell>
        </table:table-row>
        <table:table-row table:style-name="ro3">
          <table:table-cell office:value-type="string" calcext:value-type="string">
            <text:p><text:a xlink:href="https://tinyurl.com/3dpfs5e7" xlink:type="simple">https://tinyurl.com/3dpfs5e7</text:a></text:p>
          </table:table-cell>
        </table:table-row>
        <table:table-row table:style-name="ro1">
          <table:table-cell table:style-name="Default" office:value-type="string" calcext:value-type="string">
            <text:p>https://www.riachaonet.com.br/portal/surto-de-diarreia-atinge-picos-e-autoridades-investigam-causa/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a9kpatd" xlink:type="simple">https://tinyurl.com/2a9kpatd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saa7x74" xlink:type="simple">https://tinyurl.com/ysaa7x74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mpn4yh6" xlink:type="simple">https://tinyurl.com/4mpn4yh6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r3pnnwn" xlink:type="simple">https://tinyurl.com/mr3pnnwn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57cbptf" xlink:type="simple">https://tinyurl.com/257cbptf</text:a></text:p>
          </table:table-cell>
        </table:table-row>
        <table:table-row table:style-name="ro3">
          <table:table-cell office:value-type="string" calcext:value-type="string">
            <text:p><text:a xlink:href="https://tinyurl.com/mwtbrzbh" xlink:type="simple">https://tinyurl.com/mwtbrzbh</text:a></text:p>
          </table:table-cell>
        </table:table-row>
        <table:table-row table:style-name="ro3">
          <table:table-cell office:value-type="string" calcext:value-type="string">
            <text:p><text:a xlink:href="https://tinyurl.com/2a8p5mjm" xlink:type="simple">https://tinyurl.com/2a8p5mjm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z9dsurcx" xlink:type="simple">https://tinyurl.com/z9dsurcx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c57t58s" xlink:type="simple">https://tinyurl.com/yc57t58s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fhky8ra" xlink:type="simple">https://tinyurl.com/4fhky8ra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dawz6n4" xlink:type="simple">https://tinyurl.com/ydawz6n4</text:a></text:p>
          </table:table-cell>
        </table:table-row>
        <table:table-row table:style-name="ro3">
          <table:table-cell office:value-type="string" calcext:value-type="string">
            <text:p><text:a xlink:href="https://tinyurl.com/yf62uyjz" xlink:type="simple">https://tinyurl.com/yf62uyjz</text:a></text:p>
          </table:table-cell>
        </table:table-row>
        <table:table-row table:style-name="ro3">
          <table:table-cell office:value-type="string" calcext:value-type="string">
            <text:p><text:a xlink:href="https://tinyurl.com/y8ekmtcv" xlink:type="simple">https://tinyurl.com/y8ekmtcv</text:a></text:p>
          </table:table-cell>
        </table:table-row>
        <table:table-row table:style-name="ro3">
          <table:table-cell office:value-type="string" calcext:value-type="string">
            <text:p><text:a xlink:href="https://tinyurl.com/5n9yu4f4" xlink:type="simple">https://tinyurl.com/5n9yu4f4</text:a></text:p>
          </table:table-cell>
        </table:table-row>
        <table:table-row table:style-name="ro3">
          <table:table-cell office:value-type="string" calcext:value-type="string">
            <text:p><text:a xlink:href="https://tinyurl.com/msktahtp" xlink:type="simple">https://tinyurl.com/msktahtp</text:a></text:p>
          </table:table-cell>
        </table:table-row>
        <table:table-row table:style-name="ro3">
          <table:table-cell office:value-type="string" calcext:value-type="string">
            <text:p><text:a xlink:href="https://tinyurl.com/xujuefj2" xlink:type="simple">https://tinyurl.com/xujuefj2</text:a></text:p>
          </table:table-cell>
        </table:table-row>
        <table:table-row table:style-name="ro3">
          <table:table-cell office:value-type="string" calcext:value-type="string">
            <text:p><text:a xlink:href="https://tinyurl.com/4n63cbrj" xlink:type="simple">https://tinyurl.com/4n63cbrj</text:a></text:p>
          </table:table-cell>
        </table:table-row>
        <table:table-row table:style-name="ro3">
          <table:table-cell office:value-type="string" calcext:value-type="string">
            <text:p><text:a xlink:href="https://tinyurl.com/8zd5b64k" xlink:type="simple">https://tinyurl.com/8zd5b64k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p9mj8r2" xlink:type="simple">https://tinyurl.com/2p9mj8r2</text:a></text:p>
          </table:table-cell>
        </table:table-row>
        <table:table-row table:style-name="ro3">
          <table:table-cell office:value-type="string" calcext:value-type="string">
            <text:p><text:a xlink:href="https://tinyurl.com/497y593v" xlink:type="simple">https://tinyurl.com/497y593v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bddnvnww" xlink:type="simple">https://tinyurl.com/bddnvnww</text:a></text:p>
          </table:table-cell>
        </table:table-row>
        <table:table-row table:style-name="ro3">
          <table:table-cell office:value-type="string" calcext:value-type="string">
            <text:p><text:a xlink:href="https://tinyurl.com/39c2kbjb" xlink:type="simple">https://tinyurl.com/39c2kbjb</text:a></text:p>
          </table:table-cell>
        </table:table-row>
        <table:table-row table:style-name="ro3">
          <table:table-cell office:value-type="string" calcext:value-type="string">
            <text:p><text:a xlink:href="https://tinyurl.com/2jujujwn" xlink:type="simple">https://tinyurl.com/2jujujwn</text:a></text:p>
          </table:table-cell>
        </table:table-row>
        <table:table-row table:style-name="ro3">
          <table:table-cell office:value-type="string" calcext:value-type="string">
            <text:p><text:a xlink:href="https://tinyurl.com/4tse7thh" xlink:type="simple">https://tinyurl.com/4tse7thh</text:a></text:p>
          </table:table-cell>
        </table:table-row>
        <table:table-row table:style-name="ro3">
          <table:table-cell office:value-type="string" calcext:value-type="string">
            <text:p><text:a xlink:href="https://tinyurl.com/3ab2tcex" xlink:type="simple">https://tinyurl.com/3ab2tcex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bt2ktb5" xlink:type="simple">https://tinyurl.com/2bt2ktb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9expthrx" xlink:type="simple">https://tinyurl.com/9expthrx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b8fwczz" xlink:type="simple">https://tinyurl.com/4b8fwczz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ry3n95n" xlink:type="simple">https://tinyurl.com/mry3n95n</text:a></text:p>
          </table:table-cell>
        </table:table-row>
        <table:table-row table:style-name="ro3">
          <table:table-cell office:value-type="string" calcext:value-type="string">
            <text:p><text:a xlink:href="https://tinyurl.com/uj9xfr4s" xlink:type="simple">https://tinyurl.com/uj9xfr4s</text:a></text:p>
          </table:table-cell>
        </table:table-row>
        <table:table-row table:style-name="ro3">
          <table:table-cell office:value-type="string" calcext:value-type="string">
            <text:p><text:a xlink:href="https://tinyurl.com/ycjrwrnx" xlink:type="simple">https://tinyurl.com/ycjrwrnx</text:a></text:p>
          </table:table-cell>
        </table:table-row>
        <table:table-row table:style-name="ro3">
          <table:table-cell office:value-type="string" calcext:value-type="string">
            <text:p><text:a xlink:href="https://tinyurl.com/46yccax6" xlink:type="simple">https://tinyurl.com/46yccax6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e42x3ek" xlink:type="simple">https://tinyurl.com/4e42x3ek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rb8tune" xlink:type="simple">https://tinyurl.com/2rb8tune</text:a></text:p>
          </table:table-cell>
        </table:table-row>
        <table:table-row table:style-name="ro3">
          <table:table-cell office:value-type="string" calcext:value-type="string">
            <text:p><text:a xlink:href="https://tinyurl.com/2u5k6929" xlink:type="simple">https://tinyurl.com/2u5k6929</text:a></text:p>
          </table:table-cell>
        </table:table-row>
        <table:table-row table:style-name="ro3">
          <table:table-cell office:value-type="string" calcext:value-type="string">
            <text:p><text:a xlink:href="https://tinyurl.com/5n92npzw" xlink:type="simple">https://tinyurl.com/5n92npzw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772sy8aa" xlink:type="simple">https://tinyurl.com/772sy8aa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x466f6v" xlink:type="simple">https://tinyurl.com/2x466f6v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5ddwjpb2" xlink:type="simple">https://tinyurl.com/5ddwjpb2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zfycab4" xlink:type="simple">https://tinyurl.com/4zfycab4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ujxfdsd" xlink:type="simple">https://tinyurl.com/2ujxfdsd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t9zbv57a" xlink:type="simple">https://tinyurl.com/t9zbv57a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kdjj5hd" xlink:type="simple">https://tinyurl.com/3kdjj5hd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p8f2brn" xlink:type="simple">https://tinyurl.com/2p8f2brn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ckx3ja5" xlink:type="simple">https://tinyurl.com/yckx3ja5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4wu3cava" xlink:type="simple">https://tinyurl.com/4wu3cava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bk8jsmx" xlink:type="simple">https://tinyurl.com/3bk8jsmx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3tfbjfzy" xlink:type="simple">https://tinyurl.com/3tfbjfzy</text:a></text:p>
          </table:table-cell>
        </table:table-row>
        <table:table-row table:style-name="ro3">
          <table:table-cell office:value-type="string" calcext:value-type="string">
            <text:p><text:a xlink:href="https://tinyurl.com/2y64hvv7" xlink:type="simple">https://tinyurl.com/2y64hvv7</text:a></text:p>
          </table:table-cell>
        </table:table-row>
        <table:table-row table:style-name="ro3">
          <table:table-cell office:value-type="string" calcext:value-type="string">
            <text:p><text:a xlink:href="https://tinyurl.com/2jc5ctyv" xlink:type="simple">https://tinyurl.com/2jc5ctyv</text:a></text:p>
          </table:table-cell>
        </table:table-row>
        <table:table-row table:style-name="ro3">
          <table:table-cell office:value-type="string" calcext:value-type="string">
            <text:p><text:a xlink:href="https://tinyurl.com/48ttrszp" xlink:type="simple">https://tinyurl.com/48ttrszp</text:a></text:p>
          </table:table-cell>
        </table:table-row>
        <table:table-row table:style-name="ro3">
          <table:table-cell office:value-type="string" calcext:value-type="string">
            <text:p><text:a xlink:href="https://tinyurl.com/74rw5cuf" xlink:type="simple">https://tinyurl.com/74rw5cuf</text:a></text:p>
          </table:table-cell>
        </table:table-row>
        <table:table-row table:style-name="ro3">
          <table:table-cell office:value-type="string" calcext:value-type="string">
            <text:p><text:a xlink:href="https://tinyurl.com/3suktytk" xlink:type="simple">https://tinyurl.com/3suktytk</text:a></text:p>
          </table:table-cell>
        </table:table-row>
        <table:table-row table:style-name="ro3">
          <table:table-cell office:value-type="string" calcext:value-type="string">
            <text:p><text:a xlink:href="https://tinyurl.com/2rtvtjac" xlink:type="simple">https://tinyurl.com/2rtvtjac</text:a></text:p>
          </table:table-cell>
        </table:table-row>
        <table:table-row table:style-name="ro3">
          <table:table-cell office:value-type="string" calcext:value-type="string">
            <text:p><text:a xlink:href="https://tinyurl.com/34jmn46x" xlink:type="simple">https://tinyurl.com/34jmn46x</text:a></text:p>
          </table:table-cell>
        </table:table-row>
        <table:table-row table:style-name="ro3">
          <table:table-cell office:value-type="string" calcext:value-type="string">
            <text:p><text:a xlink:href="https://tinyurl.com/y6mypj4v" xlink:type="simple">https://tinyurl.com/y6mypj4v</text:a></text:p>
          </table:table-cell>
        </table:table-row>
        <table:table-row table:style-name="ro3">
          <table:table-cell office:value-type="string" calcext:value-type="string">
            <text:p><text:a xlink:href="https://tinyurl.com/23753s57" xlink:type="simple">https://tinyurl.com/23753s57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2xe73zkd" xlink:type="simple">https://tinyurl.com/2xe73zkd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cdtepvn3" xlink:type="simple">https://tinyurl.com/cdtepvn3</text:a></text:p>
          </table:table-cell>
        </table:table-row>
        <table:table-row table:style-name="ro3">
          <table:table-cell office:value-type="string" calcext:value-type="string">
            <text:p><text:a xlink:href="https://tinyurl.com/ynvnffsy" xlink:type="simple">https://tinyurl.com/ynvnffsy</text:a></text:p>
          </table:table-cell>
        </table:table-row>
        <table:table-row table:style-name="ro3">
          <table:table-cell office:value-type="string" calcext:value-type="string">
            <text:p><text:a xlink:href="https://tinyurl.com/3yxu6pdn" xlink:type="simple">https://tinyurl.com/3yxu6pdn</text:a></text:p>
          </table:table-cell>
        </table:table-row>
        <table:table-row table:style-name="ro3">
          <table:table-cell office:value-type="string" calcext:value-type="string">
            <text:p><text:a xlink:href="https://tinyurl.com/384mt2jf" xlink:type="simple">https://tinyurl.com/384mt2jf</text:a></text:p>
          </table:table-cell>
        </table:table-row>
        <table:table-row table:style-name="ro3">
          <table:table-cell office:value-type="string" calcext:value-type="string">
            <text:p><text:a xlink:href="https://tinyurl.com/43fv2pfn" xlink:type="simple">https://tinyurl.com/43fv2pfn</text:a></text:p>
          </table:table-cell>
        </table:table-row>
        <table:table-row table:style-name="ro3">
          <table:table-cell office:value-type="string" calcext:value-type="string">
            <text:p><text:a xlink:href="https://tinyurl.com/4unsppy4" xlink:type="simple">https://tinyurl.com/4unsppy4</text:a></text:p>
          </table:table-cell>
        </table:table-row>
        <table:table-row table:style-name="ro3">
          <table:table-cell office:value-type="string" calcext:value-type="string">
            <text:p><text:a xlink:href="https://tinyurl.com/bd2ahejs" xlink:type="simple">https://tinyurl.com/bd2ahejs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ywx5zwaj" xlink:type="simple">https://tinyurl.com/ywx5zwaj</text:a></text:p>
          </table:table-cell>
        </table:table-row>
        <table:table-row table:style-name="ro3">
          <table:table-cell office:value-type="string" calcext:value-type="string">
            <text:p><text:a xlink:href="https://tinyurl.com/yf52urbu" xlink:type="simple">https://tinyurl.com/yf52urbu</text:a></text:p>
          </table:table-cell>
        </table:table-row>
        <table:table-row table:style-name="ro3">
          <table:table-cell office:value-type="string" calcext:value-type="string">
            <text:p><text:a xlink:href="https://tinyurl.com/3k452nze" xlink:type="simple">https://tinyurl.com/3k452nze</text:a></text:p>
          </table:table-cell>
        </table:table-row>
        <table:table-row table:style-name="ro3">
          <table:table-cell table:style-name="ce8" office:value-type="string" calcext:value-type="string">
            <text:p><text:a xlink:href="https://tinyurl.com/mvu5ft27" xlink:type="simple">https://tinyurl.com/mvu5ft27</text:a></text:p>
          </table:table-cell>
        </table:table-row>
        <table:table-row table:style-name="ro3">
          <table:table-cell office:value-type="string" calcext:value-type="string">
            <text:p><text:a xlink:href="https://tinyurl.com/589hx32z" xlink:type="simple">https://tinyurl.com/589hx32z</text:a></text:p>
          </table:table-cell>
        </table:table-row>
        <table:table-row table:style-name="ro3">
          <table:table-cell office:value-type="string" calcext:value-type="string">
            <text:p><text:a xlink:href="https://tinyurl.com/bdeppsk8" xlink:type="simple">https://tinyurl.com/bdeppsk8</text:a></text:p>
          </table:table-cell>
        </table:table-row>
        <table:table-row table:style-name="ro3">
          <table:table-cell office:value-type="string" calcext:value-type="string">
            <text:p><text:a xlink:href="https://tinyurl.com/3626tuaf" xlink:type="simple">https://tinyurl.com/3626tuaf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0" number:min-decimal-places="0"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22:28:26.968460775</meta:creation-date>
    <dc:date>2025-02-06T22:59:18.292698349</dc:date>
    <meta:editing-duration>PT20M16S</meta:editing-duration>
    <meta:editing-cycles>1</meta:editing-cycles>
    <meta:document-statistic meta:table-count="1" meta:cell-count="6639" meta:object-count="0"/>
    <meta:generator>LibreOffice/7.3.7.2$Linux_X86_64 LibreOffice_project/30$Build-2</meta:generator>
  </office:meta>
</office:document-meta>
</file>